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8.453cm"/>
    </style:style>
    <style:style style:name="co3" style:family="table-column">
      <style:table-column-properties fo:break-before="auto" style:column-width="4.339cm"/>
    </style:style>
    <style:style style:name="co4" style:family="table-column">
      <style:table-column-properties fo:break-before="auto" style:column-width="4.149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4.23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6.05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3.771cm"/>
    </style:style>
    <style:style style:name="co12" style:family="table-column">
      <style:table-column-properties fo:break-before="auto" style:column-width="4.505cm"/>
    </style:style>
    <style:style style:name="co13" style:family="table-column">
      <style:table-column-properties fo:break-before="auto" style:column-width="5.964cm"/>
    </style:style>
    <style:style style:name="co14" style:family="table-column">
      <style:table-column-properties fo:break-before="auto" style:column-width="3.309cm"/>
    </style:style>
    <style:style style:name="co15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4" style:family="table-cell" style:parent-style-name="Pivot_20_Table_20_Corner" style:data-style-name="N1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 style:data-style-name="N1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1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1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1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Default" style:data-style-name="N1"/>
    <style:style style:name="ce30" style:family="table-cell" style:parent-style-name="Pivot_20_Table_20_Field" style:data-style-name="N1">
      <style:table-cell-properties fo:border-bottom="0.99pt solid #000000" fo:border-left="0.99pt solid #000000" fo:border-right="0.99pt solid #000000" fo:border-top="2.01pt solid #000000"/>
    </style:style>
    <style:style style:name="ce31" style:family="table-cell" style:parent-style-name="Pivot_20_Table_20_Category" style:data-style-name="N1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3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4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Result" style:data-style-name="N1">
      <style:table-cell-properties fo:border-bottom="2.01pt solid #000000" fo:border-left="0.99pt solid #000000" fo:border-right="none" fo:border-top="0.99pt solid #000000"/>
    </style:style>
    <style:style style:name="ce36" style:family="table-cell" style:parent-style-name="Pivot_20_Table_20_Corner" style:data-style-name="N1">
      <style:table-cell-properties fo:border-bottom="0.99pt solid #000000" fo:border-left="none" fo:border-right="none" fo:border-top="2.01pt solid #000000"/>
    </style:style>
    <style:style style:name="ce37" style:family="table-cell" style:parent-style-name="Pivot_20_Table_20_Category" style:data-style-name="N1">
      <style:table-cell-properties fo:border-bottom="0.99pt solid #000000" fo:border-left="none" fo:border-right="none" fo:border-top="none"/>
    </style:style>
    <style:style style:name="ce38" style:family="table-cell" style:parent-style-name="Pivot_20_Table_20_Value" style:data-style-name="N1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1">
      <style:table-cell-properties fo:border-bottom="none" fo:border-left="none" fo:border-right="0.99pt solid #000000" fo:border-top="none"/>
    </style:style>
    <style:style style:name="ce40" style:family="table-cell" style:parent-style-name="Pivot_20_Table_20_Value" style:data-style-name="N1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Result" style:data-style-name="N1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Pivot_20_Table_20_Corner" style:data-style-name="N1">
      <style:table-cell-properties fo:border-bottom="0.99pt solid #000000" fo:border-left="none" fo:border-right="2.01pt solid #000000" fo:border-top="2.01pt solid #000000"/>
    </style:style>
    <style:style style:name="ce43" style:family="table-cell" style:parent-style-name="Pivot_20_Table_20_Title" style:data-style-name="N1">
      <style:table-cell-properties fo:border-bottom="0.99pt solid #000000" fo:border-left="0.99pt solid #000000" fo:border-right="2.01pt solid #000000" fo:border-top="0.99pt solid #000000"/>
    </style:style>
    <style:style style:name="ce44" style:family="table-cell" style:parent-style-name="Pivot_20_Table_20_Result" style:data-style-name="N1">
      <style:table-cell-properties fo:border-bottom="none" fo:border-left="0.99pt solid #000000" fo:border-right="2.01pt solid #000000" fo:border-top="0.99pt solid #000000"/>
    </style:style>
    <style:style style:name="ce45" style:family="table-cell" style:parent-style-name="Pivot_20_Table_20_Result" style:data-style-name="N1">
      <style:table-cell-properties fo:border-bottom="none" fo:border-left="0.99pt solid #000000" fo:border-right="2.01pt solid #000000" fo:border-top="none"/>
    </style:style>
    <style:style style:name="ce46" style:family="table-cell" style:parent-style-name="Pivot_20_Table_20_Result" style:data-style-name="N1">
      <style:table-cell-properties fo:border-bottom="0.99pt solid #000000" fo:border-left="0.99pt solid #000000" fo:border-right="2.01pt solid #000000" fo:border-top="none"/>
    </style:style>
    <style:style style:name="ce47" style:family="table-cell" style:parent-style-name="Pivot_20_Table_20_Result" style:data-style-name="N1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Pivot_20_Table_20_Corner" style:data-style-name="N3">
      <style:table-cell-properties fo:border-bottom="none" fo:border-left="2.01pt solid #000000" fo:border-right="0.99pt solid #000000" fo:border-top="2.01pt solid #000000"/>
    </style:style>
    <style:style style:name="ce49" style:family="table-cell" style:parent-style-name="Pivot_20_Table_20_Field" style:data-style-name="N3">
      <style:table-cell-properties fo:border-bottom="0.99pt solid #000000" fo:border-left="2.01pt solid #000000" fo:border-right="0.99pt solid #000000" fo:border-top="0.99pt solid #000000"/>
    </style:style>
    <style:style style:name="ce50" style:family="table-cell" style:parent-style-name="Pivot_20_Table_20_Category" style:data-style-name="N3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Pivot_20_Table_20_Category" style:data-style-name="N3">
      <style:table-cell-properties fo:border-bottom="none" fo:border-left="2.01pt solid #000000" fo:border-right="0.99pt solid #000000" fo:border-top="none"/>
    </style:style>
    <style:style style:name="ce52" style:family="table-cell" style:parent-style-name="Pivot_20_Table_20_Title" style:data-style-name="N3">
      <style:table-cell-properties fo:border-bottom="2.01pt solid #000000" fo:border-left="2.01pt solid #000000" fo:border-right="0.99pt solid #000000" fo:border-top="0.99pt solid #000000"/>
    </style:style>
    <style:style style:name="ce53" style:family="table-cell" style:parent-style-name="Default" style:data-style-name="N3"/>
    <style:style style:name="ce54" style:family="table-cell" style:parent-style-name="Pivot_20_Table_20_Field" style:data-style-name="N3">
      <style:table-cell-properties fo:border-bottom="0.99pt solid #000000" fo:border-left="0.99pt solid #000000" fo:border-right="0.99pt solid #000000" fo:border-top="2.01pt solid #000000"/>
    </style:style>
    <style:style style:name="ce55" style:family="table-cell" style:parent-style-name="Pivot_20_Table_20_Category" style:data-style-name="N3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7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58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59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60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61" style:family="table-cell" style:parent-style-name="Pivot_20_Table_20_Corner" style:data-style-name="N3">
      <style:table-cell-properties fo:border-bottom="0.99pt solid #000000" fo:border-left="none" fo:border-right="none" fo:border-top="2.01pt solid #000000"/>
    </style:style>
    <style:style style:name="ce62" style:family="table-cell" style:parent-style-name="Pivot_20_Table_20_Category" style:data-style-name="N3">
      <style:table-cell-properties fo:border-bottom="0.99pt solid #000000" fo:border-left="none" fo:border-right="none" fo:border-top="none"/>
    </style:style>
    <style:style style:name="ce63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64" style:family="table-cell" style:parent-style-name="Pivot_20_Table_20_Value" style:data-style-name="N3"/>
    <style:style style:name="ce65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66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67" style:family="table-cell" style:parent-style-name="Pivot_20_Table_20_Value" style:data-style-name="N3">
      <style:table-cell-properties fo:border-bottom="none" fo:border-left="none" fo:border-right="0.99pt solid #000000" fo:border-top="0.99pt solid #000000"/>
    </style:style>
    <style:style style:name="ce68" style:family="table-cell" style:parent-style-name="Pivot_20_Table_20_Value" style:data-style-name="N3">
      <style:table-cell-properties fo:border-bottom="none" fo:border-left="none" fo:border-right="0.99pt solid #000000" fo:border-top="none"/>
    </style:style>
    <style:style style:name="ce69" style:family="table-cell" style:parent-style-name="Pivot_20_Table_20_Value" style:data-style-name="N3">
      <style:table-cell-properties fo:border-bottom="0.99pt solid #000000" fo:border-left="none" fo:border-right="0.99pt solid #000000" fo:border-top="none"/>
    </style:style>
    <style:style style:name="ce70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71" style:family="table-cell" style:parent-style-name="Pivot_20_Table_20_Corner" style:data-style-name="N3">
      <style:table-cell-properties fo:border-bottom="0.99pt solid #000000" fo:border-left="none" fo:border-right="2.01pt solid #000000" fo:border-top="2.01pt solid #000000"/>
    </style:style>
    <style:style style:name="ce72" style:family="table-cell" style:parent-style-name="Pivot_20_Table_20_Title" style:data-style-name="N3">
      <style:table-cell-properties fo:border-bottom="0.99pt solid #000000" fo:border-left="0.99pt solid #000000" fo:border-right="2.01pt solid #000000" fo:border-top="0.99pt solid #000000"/>
    </style:style>
    <style:style style:name="ce73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74" style:family="table-cell" style:parent-style-name="Pivot_20_Table_20_Result" style:data-style-name="N3">
      <style:table-cell-properties fo:border-bottom="none" fo:border-left="0.99pt solid #000000" fo:border-right="2.01pt solid #000000" fo:border-top="none"/>
    </style:style>
    <style:style style:name="ce75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76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77" style:family="table-cell" style:parent-style-name="Pivot_20_Table_20_Category" style:data-style-name="N3">
      <style:table-cell-properties fo:border-bottom="2.01pt solid #000000" fo:border-left="2.01pt solid #000000" fo:border-right="0.99pt solid #000000" fo:border-top="none"/>
    </style:style>
    <style:style style:name="ce78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79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80" style:family="table-cell" style:parent-style-name="Pivot_20_Table_20_Value" style:data-style-name="N3">
      <style:table-cell-properties fo:border-bottom="2.01pt solid #000000" fo:border-left="0.99pt solid #000000" fo:border-right="none" fo:border-top="none"/>
    </style:style>
    <style:style style:name="ce81" style:family="table-cell" style:parent-style-name="Pivot_20_Table_20_Category" style:data-style-name="N3">
      <style:table-cell-properties fo:border-bottom="0.99pt solid #000000" fo:border-left="none" fo:border-right="2.01pt solid #000000" fo:border-top="none"/>
    </style:style>
    <style:style style:name="ce82" style:family="table-cell" style:parent-style-name="Pivot_20_Table_20_Value" style:data-style-name="N3">
      <style:table-cell-properties fo:border-bottom="none" fo:border-left="none" fo:border-right="2.01pt solid #000000" fo:border-top="0.99pt solid #000000"/>
    </style:style>
    <style:style style:name="ce83" style:family="table-cell" style:parent-style-name="Pivot_20_Table_20_Value" style:data-style-name="N3">
      <style:table-cell-properties fo:border-bottom="none" fo:border-left="none" fo:border-right="2.01pt solid #000000" fo:border-top="none"/>
    </style:style>
    <style:style style:name="ce84" style:family="table-cell" style:parent-style-name="Pivot_20_Table_20_Value" style:data-style-name="N3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ofgl-base-commu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 2024 Commune</text:p>
          </table:table-cell>
          <table:table-cell office:value-type="string" calcext:value-type="string">
            <text:p>Agrégat</text:p>
          </table:table-cell>
          <table:table-cell office:value-type="string" calcext:value-type="string">
            <text:p>Montant en € par habita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1.557987458314" calcext:value-type="float">
            <text:p>151.5579874583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8023226462634" calcext:value-type="float">
            <text:p>50.8023226462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89.921314663358" calcext:value-type="float">
            <text:p>189.9213146633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57.780982259059" calcext:value-type="float">
            <text:p>157.780982259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61.912828178507" calcext:value-type="float">
            <text:p>361.912828178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603083460531" calcext:value-type="float">
            <text:p>75.603083460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81.712549428379" calcext:value-type="float">
            <text:p>381.7125494283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3916463128229" calcext:value-type="float">
            <text:p>66.39164631282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8601194439005" calcext:value-type="float">
            <text:p>93.8601194439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2.561324409482" calcext:value-type="float">
            <text:p>102.561324409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0343267847917" calcext:value-type="float">
            <text:p>82.03432678479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3.1849489795918" calcext:value-type="float">
            <text:p>93.18494897959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9.6954680537689" calcext:value-type="float">
            <text:p>99.6954680537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1.7964153556941" calcext:value-type="float">
            <text:p>61.7964153556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13.192170218894" calcext:value-type="float">
            <text:p>213.192170218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294.372998963492" calcext:value-type="float">
            <text:p>294.372998963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2648302174743" calcext:value-type="float">
            <text:p>86.2648302174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2.4651389069194" calcext:value-type="float">
            <text:p>72.46513890691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2.8223177935943" calcext:value-type="float">
            <text:p>62.8223177935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7.6914658966142" calcext:value-type="float">
            <text:p>57.6914658966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1681864611385" calcext:value-type="float">
            <text:p>86.1681864611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4.3546797205027" calcext:value-type="float">
            <text:p>64.3546797205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8661579110973" calcext:value-type="float">
            <text:p>82.86615791109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993448268403" calcext:value-type="float">
            <text:p>122.9934482684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5.7814445775029" calcext:value-type="float">
            <text:p>95.7814445775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6.7374365419482" calcext:value-type="float">
            <text:p>86.73743654194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7.477749336952" calcext:value-type="float">
            <text:p>127.4777493369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91.5690439307042" calcext:value-type="float">
            <text:p>91.5690439307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.65120669056153" calcext:value-type="float">
            <text:p>7.65120669056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75.9716195303362" calcext:value-type="float">
            <text:p>75.97161953033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42.459559500185" calcext:value-type="float">
            <text:p>142.459559500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82.139948946699" calcext:value-type="float">
            <text:p>82.1399489466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22.176328207052" calcext:value-type="float">
            <text:p>122.176328207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0.7425137494712" calcext:value-type="float">
            <text:p>50.7425137494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34.1373881759513" calcext:value-type="float">
            <text:p>34.1373881759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106.291496636771" calcext:value-type="float">
            <text:p>106.2914966367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5.8141184262816" calcext:value-type="float">
            <text:p>55.8141184262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66.4908579668349" calcext:value-type="float">
            <text:p>66.49085796683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41.1644169802567" calcext:value-type="float">
            <text:p>41.1644169802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et subventions</text:p>
          </table:table-cell>
          <table:table-cell office:value-type="float" office:value="567.493284974906" calcext:value-type="float">
            <text:p>567.4932849749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impôts et taxes</text:p>
          </table:table-cell>
          <table:table-cell office:value-type="float" office:value="74.6397152528873" calcext:value-type="float">
            <text:p>74.63971525288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impôts et taxes</text:p>
          </table:table-cell>
          <table:table-cell office:value-type="float" office:value="33.6646652411394" calcext:value-type="float">
            <text:p>33.6646652411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5841757009778" calcext:value-type="float">
            <text:p>35.5841757009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impôts et taxes</text:p>
          </table:table-cell>
          <table:table-cell office:value-type="float" office:value="93.2284331400501" calcext:value-type="float">
            <text:p>93.22843314005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impôts et taxes</text:p>
          </table:table-cell>
          <table:table-cell office:value-type="float" office:value="42.771730255497" calcext:value-type="float">
            <text:p>42.7717302554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103734304506" calcext:value-type="float">
            <text:p>46.11037343045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impôts et taxes</text:p>
          </table:table-cell>
          <table:table-cell office:value-type="float" office:value="40.7075870126444" calcext:value-type="float">
            <text:p>40.70758701264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impôts et taxes</text:p>
          </table:table-cell>
          <table:table-cell office:value-type="float" office:value="74.0914949562878" calcext:value-type="float">
            <text:p>74.0914949562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20.4767952761189" calcext:value-type="float">
            <text:p>20.4767952761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impôts et taxes</text:p>
          </table:table-cell>
          <table:table-cell office:value-type="float" office:value="59.5205639318582" calcext:value-type="float">
            <text:p>59.5205639318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impôts et taxes</text:p>
          </table:table-cell>
          <table:table-cell office:value-type="float" office:value="29.5277967391994" calcext:value-type="float">
            <text:p>29.5277967391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impôts et taxes</text:p>
          </table:table-cell>
          <table:table-cell office:value-type="float" office:value="42.7432862787808" calcext:value-type="float">
            <text:p>42.74328627878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impôts et taxes</text:p>
          </table:table-cell>
          <table:table-cell office:value-type="float" office:value="40.677193877551" calcext:value-type="float">
            <text:p>40.6771938775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35.3931511829521" calcext:value-type="float">
            <text:p>35.39315118295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impôts et taxes</text:p>
          </table:table-cell>
          <table:table-cell office:value-type="float" office:value="46.1647348372415" calcext:value-type="float">
            <text:p>46.16473483724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66.2124035138249" calcext:value-type="float">
            <text:p>66.21240351382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32.4018207992629" calcext:value-type="float">
            <text:p>32.4018207992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impôts et taxes</text:p>
          </table:table-cell>
          <table:table-cell office:value-type="float" office:value="70.8833384204502" calcext:value-type="float">
            <text:p>70.8833384204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impôts et taxes</text:p>
          </table:table-cell>
          <table:table-cell office:value-type="float" office:value="51.4024157254749" calcext:value-type="float">
            <text:p>51.40241572547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impôts et taxes</text:p>
          </table:table-cell>
          <table:table-cell office:value-type="float" office:value="38.6175441281139" calcext:value-type="float">
            <text:p>38.6175441281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impôts et taxes</text:p>
          </table:table-cell>
          <table:table-cell office:value-type="float" office:value="72.6377225133227" calcext:value-type="float">
            <text:p>72.6377225133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impôts et taxes</text:p>
          </table:table-cell>
          <table:table-cell office:value-type="float" office:value="55.348403751509" calcext:value-type="float">
            <text:p>55.3484037515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impôts et taxes</text:p>
          </table:table-cell>
          <table:table-cell office:value-type="float" office:value="34.2859568532639" calcext:value-type="float">
            <text:p>34.2859568532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impôts et taxes</text:p>
          </table:table-cell>
          <table:table-cell office:value-type="float" office:value="58.7480898352502" calcext:value-type="float">
            <text:p>58.7480898352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impôts et taxes</text:p>
          </table:table-cell>
          <table:table-cell office:value-type="float" office:value="35.775722598369" calcext:value-type="float">
            <text:p>35.7757225983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impôts et taxes</text:p>
          </table:table-cell>
          <table:table-cell office:value-type="float" office:value="71.3555401171279" calcext:value-type="float">
            <text:p>71.35554011712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50.8703531399374" calcext:value-type="float">
            <text:p>50.8703531399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24.9305036082156" calcext:value-type="float">
            <text:p>24.9305036082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impôts et taxes</text:p>
          </table:table-cell>
          <table:table-cell office:value-type="float" office:value="72.1847673387335" calcext:value-type="float">
            <text:p>72.18476733873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impôts et taxes</text:p>
          </table:table-cell>
          <table:table-cell office:value-type="float" office:value="49.1769492847074" calcext:value-type="float">
            <text:p>49.17694928470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impôts et taxes</text:p>
          </table:table-cell>
          <table:table-cell office:value-type="float" office:value="35.0749268377783" calcext:value-type="float">
            <text:p>35.0749268377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impôts et taxes</text:p>
          </table:table-cell>
          <table:table-cell office:value-type="float" office:value="46.3934845184785" calcext:value-type="float">
            <text:p>46.39348451847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impôts et taxes</text:p>
          </table:table-cell>
          <table:table-cell office:value-type="float" office:value="65.5770063765941" calcext:value-type="float">
            <text:p>65.5770063765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impôts et taxes</text:p>
          </table:table-cell>
          <table:table-cell office:value-type="float" office:value="32.5403009499635" calcext:value-type="float">
            <text:p>32.54030094996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impôts et taxes</text:p>
          </table:table-cell>
          <table:table-cell office:value-type="float" office:value="28.5790337017531" calcext:value-type="float">
            <text:p>28.5790337017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impôts et taxes</text:p>
          </table:table-cell>
          <table:table-cell office:value-type="float" office:value="216.771572976724" calcext:value-type="float">
            <text:p>216.7715729767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impôts et taxes</text:p>
          </table:table-cell>
          <table:table-cell office:value-type="float" office:value="61.2854007153265" calcext:value-type="float">
            <text:p>61.2854007153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impôts et taxes</text:p>
          </table:table-cell>
          <table:table-cell office:value-type="float" office:value="55.7123635052763" calcext:value-type="float">
            <text:p>55.71236350527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impôts et taxes</text:p>
          </table:table-cell>
          <table:table-cell office:value-type="float" office:value="62.3152327439559" calcext:value-type="float">
            <text:p>62.31523274395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impôts et taxes</text:p>
          </table:table-cell>
          <table:table-cell office:value-type="float" office:value="50.443485727729" calcext:value-type="float">
            <text:p>50.443485727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harges financières</text:p>
          </table:table-cell>
          <table:table-cell office:value-type="float" office:value="45.0797622397766" calcext:value-type="float">
            <text:p>45.0797622397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55.6492705901389" calcext:value-type="float">
            <text:p>55.64927059013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harges financières</text:p>
          </table:table-cell>
          <table:table-cell office:value-type="float" office:value="113.267846200593" calcext:value-type="float">
            <text:p>113.267846200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harges financières</text:p>
          </table:table-cell>
          <table:table-cell office:value-type="float" office:value="31.7925481197342" calcext:value-type="float">
            <text:p>31.7925481197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harges financières</text:p>
          </table:table-cell>
          <table:table-cell office:value-type="float" office:value="79.4235235817434" calcext:value-type="float">
            <text:p>79.42352358174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harges financières</text:p>
          </table:table-cell>
          <table:table-cell office:value-type="float" office:value="63.3438428778714" calcext:value-type="float">
            <text:p>63.3438428778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harges financières</text:p>
          </table:table-cell>
          <table:table-cell office:value-type="float" office:value="38.1653019502354" calcext:value-type="float">
            <text:p>38.1653019502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25.6846748976716" calcext:value-type="float">
            <text:p>25.68467489767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harges financières</text:p>
          </table:table-cell>
          <table:table-cell office:value-type="float" office:value="17.3226238496182" calcext:value-type="float">
            <text:p>17.3226238496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harges financières</text:p>
          </table:table-cell>
          <table:table-cell office:value-type="float" office:value="49.6683222313857" calcext:value-type="float">
            <text:p>49.66832223138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harges financières</text:p>
          </table:table-cell>
          <table:table-cell office:value-type="float" office:value="43.9946314525475" calcext:value-type="float">
            <text:p>43.99463145254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harges financières</text:p>
          </table:table-cell>
          <table:table-cell office:value-type="float" office:value="14.5692813159747" calcext:value-type="float">
            <text:p>14.56928131597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13.192299345601" calcext:value-type="float">
            <text:p>13.192299345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harges financières</text:p>
          </table:table-cell>
          <table:table-cell office:value-type="float" office:value="5.49476427228653" calcext:value-type="float">
            <text:p>5.494764272286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33.6851008064516" calcext:value-type="float">
            <text:p>33.68510080645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25.5235540711736" calcext:value-type="float">
            <text:p>25.52355407117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harges financières</text:p>
          </table:table-cell>
          <table:table-cell office:value-type="float" office:value="28.8486048581966" calcext:value-type="float">
            <text:p>28.84860485819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harges financières</text:p>
          </table:table-cell>
          <table:table-cell office:value-type="float" office:value="18.4108529144489" calcext:value-type="float">
            <text:p>18.4108529144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harges financières</text:p>
          </table:table-cell>
          <table:table-cell office:value-type="float" office:value="19.872375088968" calcext:value-type="float">
            <text:p>19.872375088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harges financières</text:p>
          </table:table-cell>
          <table:table-cell office:value-type="float" office:value="48.273618324154" calcext:value-type="float">
            <text:p>48.2736183241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harges financières</text:p>
          </table:table-cell>
          <table:table-cell office:value-type="float" office:value="20.3823019778995" calcext:value-type="float">
            <text:p>20.3823019778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harges financières</text:p>
          </table:table-cell>
          <table:table-cell office:value-type="float" office:value="9.57652169292489" calcext:value-type="float">
            <text:p>9.57652169292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harges financières</text:p>
          </table:table-cell>
          <table:table-cell office:value-type="float" office:value="21.4566467911945" calcext:value-type="float">
            <text:p>21.4566467911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harges financières</text:p>
          </table:table-cell>
          <table:table-cell office:value-type="float" office:value="47.1917988708386" calcext:value-type="float">
            <text:p>47.19179887083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harges financières</text:p>
          </table:table-cell>
          <table:table-cell office:value-type="float" office:value="35.3583439688971" calcext:value-type="float">
            <text:p>35.3583439688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.2293303939344" calcext:value-type="float">
            <text:p>4.2293303939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38.6644615432061" calcext:value-type="float">
            <text:p>38.6644615432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harges financières</text:p>
          </table:table-cell>
          <table:table-cell office:value-type="float" office:value="13.9328871282445" calcext:value-type="float">
            <text:p>13.9328871282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harges financières</text:p>
          </table:table-cell>
          <table:table-cell office:value-type="float" office:value="1.34234103278906" calcext:value-type="float">
            <text:p>1.342341032789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harges financières</text:p>
          </table:table-cell>
          <table:table-cell office:value-type="float" office:value="32.8933878175329" calcext:value-type="float">
            <text:p>32.89338781753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harges financières</text:p>
          </table:table-cell>
          <table:table-cell office:value-type="float" office:value="48.7849405761389" calcext:value-type="float">
            <text:p>48.78494057613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harges financières</text:p>
          </table:table-cell>
          <table:table-cell office:value-type="float" office:value="37.1990250213448" calcext:value-type="float">
            <text:p>37.1990250213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harges financières</text:p>
          </table:table-cell>
          <table:table-cell office:value-type="float" office:value="76.8218801575394" calcext:value-type="float">
            <text:p>76.8218801575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harges financières</text:p>
          </table:table-cell>
          <table:table-cell office:value-type="float" office:value="44.2024802892196" calcext:value-type="float">
            <text:p>44.2024802892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harges financières</text:p>
          </table:table-cell>
          <table:table-cell office:value-type="float" office:value="47.1918742427614" calcext:value-type="float">
            <text:p>47.1918742427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harges financières</text:p>
          </table:table-cell>
          <table:table-cell office:value-type="float" office:value="1.32555573350416" calcext:value-type="float">
            <text:p>1.32555573350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harges financières</text:p>
          </table:table-cell>
          <table:table-cell office:value-type="float" office:value="19.5486607497682" calcext:value-type="float">
            <text:p>19.5486607497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harges financièr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harges financières</text:p>
          </table:table-cell>
          <table:table-cell office:value-type="float" office:value="19.6597200886644" calcext:value-type="float">
            <text:p>19.65972008866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harges financières</text:p>
          </table:table-cell>
          <table:table-cell office:value-type="float" office:value="24.2839829046424" calcext:value-type="float">
            <text:p>24.2839829046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oncours de l'Etat</text:p>
          </table:table-cell>
          <table:table-cell office:value-type="float" office:value="127.978649276517" calcext:value-type="float">
            <text:p>127.9786492765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798642683832" calcext:value-type="float">
            <text:p>325.798642683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887345761772" calcext:value-type="float">
            <text:p>526.887345761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5.113690021016" calcext:value-type="float">
            <text:p>325.1136900210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2.286056065484" calcext:value-type="float">
            <text:p>422.286056065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17.268983711112" calcext:value-type="float">
            <text:p>417.2689837111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8.685492679066" calcext:value-type="float">
            <text:p>368.685492679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3.794905850706" calcext:value-type="float">
            <text:p>583.7949058507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645.096890894451" calcext:value-type="float">
            <text:p>645.0968908944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5.337650283924" calcext:value-type="float">
            <text:p>345.337650283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74.100586605765" calcext:value-type="float">
            <text:p>374.1005866057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427.937735237856" calcext:value-type="float">
            <text:p>427.937735237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4.207023223082" calcext:value-type="float">
            <text:p>504.2070232230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57.348726625277" calcext:value-type="float">
            <text:p>257.348726625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665344315821" calcext:value-type="float">
            <text:p>315.665344315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95.14722062212" calcext:value-type="float">
            <text:p>395.147220622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6.67329609582" calcext:value-type="float">
            <text:p>526.67329609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64.4177091017" calcext:value-type="float">
            <text:p>364.4177091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1.741225063828" calcext:value-type="float">
            <text:p>341.741225063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7.163550177936" calcext:value-type="float">
            <text:p>407.163550177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5.007622983745" calcext:value-type="float">
            <text:p>445.007622983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6.107048008172" calcext:value-type="float">
            <text:p>336.1070480081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95.167270915805" calcext:value-type="float">
            <text:p>295.167270915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chats et charges externes</text:p>
          </table:table-cell>
          <table:table-cell office:value-type="float" office:value="462.604014327295" calcext:value-type="float">
            <text:p>462.604014327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chats et charges externes</text:p>
          </table:table-cell>
          <table:table-cell office:value-type="float" office:value="354.690298946549" calcext:value-type="float">
            <text:p>354.6902989465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40.491908659919" calcext:value-type="float">
            <text:p>440.491908659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32.821545244767" calcext:value-type="float">
            <text:p>332.821545244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234.148779374576" calcext:value-type="float">
            <text:p>234.148779374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500.189203571217" calcext:value-type="float">
            <text:p>500.1892035712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chats et charges externes</text:p>
          </table:table-cell>
          <table:table-cell office:value-type="float" office:value="766.46313221824" calcext:value-type="float">
            <text:p>766.463132218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30.110981615332" calcext:value-type="float">
            <text:p>430.110981615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93.925241511656" calcext:value-type="float">
            <text:p>493.9252415116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43.665144709101" calcext:value-type="float">
            <text:p>343.665144709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15.912093023256" calcext:value-type="float">
            <text:p>515.9120930232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chats et charges externes</text:p>
          </table:table-cell>
          <table:table-cell office:value-type="float" office:value="473.692126841275" calcext:value-type="float">
            <text:p>473.692126841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chats et charges externes</text:p>
          </table:table-cell>
          <table:table-cell office:value-type="float" office:value="315.950588482556" calcext:value-type="float">
            <text:p>315.950588482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80.413228699552" calcext:value-type="float">
            <text:p>580.413228699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chats et charges externes</text:p>
          </table:table-cell>
          <table:table-cell office:value-type="float" office:value="486.141442575176" calcext:value-type="float">
            <text:p>486.141442575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chats et charges externes</text:p>
          </table:table-cell>
          <table:table-cell office:value-type="float" office:value="327.520089794848" calcext:value-type="float">
            <text:p>327.520089794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chats et charges externes</text:p>
          </table:table-cell>
          <table:table-cell office:value-type="float" office:value="409.867554513119" calcext:value-type="float">
            <text:p>409.867554513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chats et charges externes</text:p>
          </table:table-cell>
          <table:table-cell office:value-type="float" office:value="528.797794855709" calcext:value-type="float">
            <text:p>528.7977948557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6.6883266958715" calcext:value-type="float">
            <text:p>16.6883266958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96693094317464" calcext:value-type="float">
            <text:p>3.966930943174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14846316543769" calcext:value-type="float">
            <text:p>8.14846316543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4858329324184" calcext:value-type="float">
            <text:p>6.4858329324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31072813206384" calcext:value-type="float">
            <text:p>8.31072813206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8.54578717544527" calcext:value-type="float">
            <text:p>8.54578717544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97297831043775" calcext:value-type="float">
            <text:p>6.972978310437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09395494283793" calcext:value-type="float">
            <text:p>2.093954942837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6203918674092" calcext:value-type="float">
            <text:p>5.66203918674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06461719208929" calcext:value-type="float">
            <text:p>4.06461719208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00888155807904587" calcext:value-type="float">
            <text:p>0.0008881558079045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9.15836077018668" calcext:value-type="float">
            <text:p>9.15836077018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32353800140746" calcext:value-type="float">
            <text:p>3.32353800140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3.18730726923579" calcext:value-type="float">
            <text:p>3.18730726923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5598755812803" calcext:value-type="float">
            <text:p>2.5598755812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12145449308756" calcext:value-type="float">
            <text:p>6.12145449308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187723137164574" calcext:value-type="float">
            <text:p>0.01877231371645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1817245326211" calcext:value-type="float">
            <text:p>1.71817245326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674453676057" calcext:value-type="float">
            <text:p>5.8674453676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45327544483986" calcext:value-type="float">
            <text:p>5.453275444839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83301177394735" calcext:value-type="float">
            <text:p>5.83301177394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4.43626845575262" calcext:value-type="float">
            <text:p>4.43626845575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69167618693377" calcext:value-type="float">
            <text:p>2.69167618693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622999971741" calcext:value-type="float">
            <text:p>2.86229999717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06600445607735" calcext:value-type="float">
            <text:p>5.06600445607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69633852261356" calcext:value-type="float">
            <text:p>5.696338522613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742133673974" calcext:value-type="float">
            <text:p>2.7742133673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660870906063" calcext:value-type="float">
            <text:p>1.7660870906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9634251759002" calcext:value-type="float">
            <text:p>1.9634251759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1.9784047626188" calcext:value-type="float">
            <text:p>11.9784047626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74293826460519" calcext:value-type="float">
            <text:p>2.74293826460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16938248157377" calcext:value-type="float">
            <text:p>7.16938248157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6.7877612528132" calcext:value-type="float">
            <text:p>6.7877612528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2.8710470751125" calcext:value-type="float">
            <text:p>2.8710470751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736011176223327" calcext:value-type="float">
            <text:p>0.736011176223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2.9271850309631" calcext:value-type="float">
            <text:p>12.92718503096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0.0271559146906875" calcext:value-type="float">
            <text:p>0.0271559146906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1.78942845906797" calcext:value-type="float">
            <text:p>1.789428459067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7.5329333986288" calcext:value-type="float">
            <text:p>7.53293339862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otations de fonctionnement</text:p>
          </table:table-cell>
          <table:table-cell office:value-type="float" office:value="5.94015762233375" calcext:value-type="float">
            <text:p>5.940157622333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CTVA</text:p>
          </table:table-cell>
          <table:table-cell office:value-type="float" office:value="99.0663286763647" calcext:value-type="float">
            <text:p>99.0663286763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CTVA</text:p>
          </table:table-cell>
          <table:table-cell office:value-type="float" office:value="23.5139537920991" calcext:value-type="float">
            <text:p>23.5139537920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CTVA</text:p>
          </table:table-cell>
          <table:table-cell office:value-type="float" office:value="22.4040414757046" calcext:value-type="float">
            <text:p>22.40404147570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CTVA</text:p>
          </table:table-cell>
          <table:table-cell office:value-type="float" office:value="37.4239848619769" calcext:value-type="float">
            <text:p>37.4239848619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CTVA</text:p>
          </table:table-cell>
          <table:table-cell office:value-type="float" office:value="71.8834032722727" calcext:value-type="float">
            <text:p>71.88340327227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CTVA</text:p>
          </table:table-cell>
          <table:table-cell office:value-type="float" office:value="39.4296924642433" calcext:value-type="float">
            <text:p>39.4296924642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CTVA</text:p>
          </table:table-cell>
          <table:table-cell office:value-type="float" office:value="73.0846563550773" calcext:value-type="float">
            <text:p>73.08465635507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CTVA</text:p>
          </table:table-cell>
          <table:table-cell office:value-type="float" office:value="52.7149198148024" calcext:value-type="float">
            <text:p>52.7149198148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CTVA</text:p>
          </table:table-cell>
          <table:table-cell office:value-type="float" office:value="33.2810867436851" calcext:value-type="float">
            <text:p>33.2810867436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CTVA</text:p>
          </table:table-cell>
          <table:table-cell office:value-type="float" office:value="72.1338245680814" calcext:value-type="float">
            <text:p>72.1338245680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CTVA</text:p>
          </table:table-cell>
          <table:table-cell office:value-type="float" office:value="61.0180079308563" calcext:value-type="float">
            <text:p>61.0180079308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CTVA</text:p>
          </table:table-cell>
          <table:table-cell office:value-type="float" office:value="41.6289760731879" calcext:value-type="float">
            <text:p>41.6289760731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CTVA</text:p>
          </table:table-cell>
          <table:table-cell office:value-type="float" office:value="31.7923336502787" calcext:value-type="float">
            <text:p>31.79233365027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CTVA</text:p>
          </table:table-cell>
          <table:table-cell office:value-type="float" office:value="29.3445851884832" calcext:value-type="float">
            <text:p>29.3445851884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CTVA</text:p>
          </table:table-cell>
          <table:table-cell office:value-type="float" office:value="62.5527980990783" calcext:value-type="float">
            <text:p>62.5527980990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CTVA</text:p>
          </table:table-cell>
          <table:table-cell office:value-type="float" office:value="15.8733617413336" calcext:value-type="float">
            <text:p>15.8733617413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CTVA</text:p>
          </table:table-cell>
          <table:table-cell office:value-type="float" office:value="36.959947857052" calcext:value-type="float">
            <text:p>36.959947857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CTVA</text:p>
          </table:table-cell>
          <table:table-cell office:value-type="float" office:value="33.3093801116448" calcext:value-type="float">
            <text:p>33.30938011164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CTVA</text:p>
          </table:table-cell>
          <table:table-cell office:value-type="float" office:value="40.7285679715302" calcext:value-type="float">
            <text:p>40.7285679715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CTVA</text:p>
          </table:table-cell>
          <table:table-cell office:value-type="float" office:value="31.5528961768145" calcext:value-type="float">
            <text:p>31.55289617681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CTVA</text:p>
          </table:table-cell>
          <table:table-cell office:value-type="float" office:value="36.2502381836754" calcext:value-type="float">
            <text:p>36.2502381836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CTVA</text:p>
          </table:table-cell>
          <table:table-cell office:value-type="float" office:value="36.781588246234" calcext:value-type="float">
            <text:p>36.7815882462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CTVA</text:p>
          </table:table-cell>
          <table:table-cell office:value-type="float" office:value="54.4136521886569" calcext:value-type="float">
            <text:p>54.41365218865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CTVA</text:p>
          </table:table-cell>
          <table:table-cell office:value-type="float" office:value="27.5267377620109" calcext:value-type="float">
            <text:p>27.5267377620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CTVA</text:p>
          </table:table-cell>
          <table:table-cell office:value-type="float" office:value="81.5213486113617" calcext:value-type="float">
            <text:p>81.52134861136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CTVA</text:p>
          </table:table-cell>
          <table:table-cell office:value-type="float" office:value="30.1486982858085" calcext:value-type="float">
            <text:p>30.14869828580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CTVA</text:p>
          </table:table-cell>
          <table:table-cell office:value-type="float" office:value="63.9215342626288" calcext:value-type="float">
            <text:p>63.92153426262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CTVA</text:p>
          </table:table-cell>
          <table:table-cell office:value-type="float" office:value="30.1001519541181" calcext:value-type="float">
            <text:p>30.10015195411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CTVA</text:p>
          </table:table-cell>
          <table:table-cell office:value-type="float" office:value="64.4857447232178" calcext:value-type="float">
            <text:p>64.4857447232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CTVA</text:p>
          </table:table-cell>
          <table:table-cell office:value-type="float" office:value="37.3584647452239" calcext:value-type="float">
            <text:p>37.35846474522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CTVA</text:p>
          </table:table-cell>
          <table:table-cell office:value-type="float" office:value="91.734732974246" calcext:value-type="float">
            <text:p>91.7347329742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CTVA</text:p>
          </table:table-cell>
          <table:table-cell office:value-type="float" office:value="36.9788569636354" calcext:value-type="float">
            <text:p>36.9788569636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CTVA</text:p>
          </table:table-cell>
          <table:table-cell office:value-type="float" office:value="115.736601275319" calcext:value-type="float">
            <text:p>115.736601275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CTVA</text:p>
          </table:table-cell>
          <table:table-cell office:value-type="float" office:value="59.1317312795662" calcext:value-type="float">
            <text:p>59.1317312795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CTVA</text:p>
          </table:table-cell>
          <table:table-cell office:value-type="float" office:value="18.0839806641446" calcext:value-type="float">
            <text:p>18.0839806641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CTVA</text:p>
          </table:table-cell>
          <table:table-cell office:value-type="float" office:value="56.4795651825753" calcext:value-type="float">
            <text:p>56.47956518257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CTVA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CTVA</text:p>
          </table:table-cell>
          <table:table-cell office:value-type="float" office:value="50.1871527823294" calcext:value-type="float">
            <text:p>50.1871527823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CTVA</text:p>
          </table:table-cell>
          <table:table-cell office:value-type="float" office:value="59.451407804526" calcext:value-type="float">
            <text:p>59.4514078045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CTVA</text:p>
          </table:table-cell>
          <table:table-cell office:value-type="float" office:value="65.1259731806776" calcext:value-type="float">
            <text:p>65.1259731806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iscalité reversée</text:p>
          </table:table-cell>
          <table:table-cell office:value-type="float" office:value="140.3162086818" calcext:value-type="float">
            <text:p>140.3162086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iscalité reversée</text:p>
          </table:table-cell>
          <table:table-cell office:value-type="float" office:value="88.4868988134147" calcext:value-type="float">
            <text:p>88.4868988134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17.791555904857" calcext:value-type="float">
            <text:p>417.7915559048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iscalité reversée</text:p>
          </table:table-cell>
          <table:table-cell office:value-type="float" office:value="219.290582634897" calcext:value-type="float">
            <text:p>219.290582634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iscalité reversée</text:p>
          </table:table-cell>
          <table:table-cell office:value-type="float" office:value="332.390266456607" calcext:value-type="float">
            <text:p>332.390266456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iscalité reversée</text:p>
          </table:table-cell>
          <table:table-cell office:value-type="float" office:value="427.332441158885" calcext:value-type="float">
            <text:p>427.3324411588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iscalité reversée</text:p>
          </table:table-cell>
          <table:table-cell office:value-type="float" office:value="-7.22994912092263" calcext:value-type="float">
            <text:p>-7.22994912092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iscalité reversée</text:p>
          </table:table-cell>
          <table:table-cell office:value-type="float" office:value="360.478076664425" calcext:value-type="float">
            <text:p>360.4780766644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48.1470173790512" calcext:value-type="float">
            <text:p>48.1470173790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iscalité reversée</text:p>
          </table:table-cell>
          <table:table-cell office:value-type="float" office:value="96.8780105737223" calcext:value-type="float">
            <text:p>96.8780105737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iscalité reversée</text:p>
          </table:table-cell>
          <table:table-cell office:value-type="float" office:value="216.189978219036" calcext:value-type="float">
            <text:p>216.189978219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iscalité reversée</text:p>
          </table:table-cell>
          <table:table-cell office:value-type="float" office:value="170.071656962538" calcext:value-type="float">
            <text:p>170.0716569625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iscalité reversée</text:p>
          </table:table-cell>
          <table:table-cell office:value-type="float" office:value="364.361233286418" calcext:value-type="float">
            <text:p>364.361233286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123.916680649552" calcext:value-type="float">
            <text:p>-123.916680649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iscalité reversée</text:p>
          </table:table-cell>
          <table:table-cell office:value-type="float" office:value="57.98857227664" calcext:value-type="float">
            <text:p>57.988572276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80.8868087557604" calcext:value-type="float">
            <text:p>80.88680875576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1.65184959115513" calcext:value-type="float">
            <text:p>1.65184959115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iscalité reversée</text:p>
          </table:table-cell>
          <table:table-cell office:value-type="float" office:value="51.0973758955445" calcext:value-type="float">
            <text:p>51.0973758955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iscalité reversée</text:p>
          </table:table-cell>
          <table:table-cell office:value-type="float" office:value="137.058450820027" calcext:value-type="float">
            <text:p>137.058450820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iscalité reversée</text:p>
          </table:table-cell>
          <table:table-cell office:value-type="float" office:value="8.03921708185053" calcext:value-type="float">
            <text:p>8.03921708185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iscalité reversée</text:p>
          </table:table-cell>
          <table:table-cell office:value-type="float" office:value="212.941299865211" calcext:value-type="float">
            <text:p>212.941299865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iscalité reversée</text:p>
          </table:table-cell>
          <table:table-cell office:value-type="float" office:value="218.703732937134" calcext:value-type="float">
            <text:p>218.703732937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iscalité reversée</text:p>
          </table:table-cell>
          <table:table-cell office:value-type="float" office:value="145.520470788278" calcext:value-type="float">
            <text:p>145.520470788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iscalité reversée</text:p>
          </table:table-cell>
          <table:table-cell office:value-type="float" office:value="396.246361658236" calcext:value-type="float">
            <text:p>396.2463616582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iscalité reversée</text:p>
          </table:table-cell>
          <table:table-cell office:value-type="float" office:value="45.2536503060849" calcext:value-type="float">
            <text:p>45.25365030608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iscalité reversée</text:p>
          </table:table-cell>
          <table:table-cell office:value-type="float" office:value="538.749930281009" calcext:value-type="float">
            <text:p>538.749930281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182.112741058184" calcext:value-type="float">
            <text:p>182.112741058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-83.1850058594955" calcext:value-type="float">
            <text:p>-83.1850058594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iscalité reversée</text:p>
          </table:table-cell>
          <table:table-cell office:value-type="float" office:value="-46.3659315319577" calcext:value-type="float">
            <text:p>-46.3659315319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iscalité reversée</text:p>
          </table:table-cell>
          <table:table-cell office:value-type="float" office:value="523.379509942117" calcext:value-type="float">
            <text:p>523.379509942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iscalité reversée</text:p>
          </table:table-cell>
          <table:table-cell office:value-type="float" office:value="322.232348169309" calcext:value-type="float">
            <text:p>322.2323481693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iscalité reversée</text:p>
          </table:table-cell>
          <table:table-cell office:value-type="float" office:value="223.367061037445" calcext:value-type="float">
            <text:p>223.367061037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iscalité reversée</text:p>
          </table:table-cell>
          <table:table-cell office:value-type="float" office:value="532.024831207802" calcext:value-type="float">
            <text:p>532.024831207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iscalité reversée</text:p>
          </table:table-cell>
          <table:table-cell office:value-type="float" office:value="94.4855590169609" calcext:value-type="float">
            <text:p>94.4855590169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iscalité reversée</text:p>
          </table:table-cell>
          <table:table-cell office:value-type="float" office:value="-33.9910985831912" calcext:value-type="float">
            <text:p>-33.9910985831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iscalité reversée</text:p>
          </table:table-cell>
          <table:table-cell office:value-type="float" office:value="1325.99220585095" calcext:value-type="float">
            <text:p>1325.99220585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iscalité reversée</text:p>
          </table:table-cell>
          <table:table-cell office:value-type="float" office:value="546.147171810836" calcext:value-type="float">
            <text:p>546.1471718108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iscalité reversée</text:p>
          </table:table-cell>
          <table:table-cell office:value-type="float" office:value="119.105230386052" calcext:value-type="float">
            <text:p>119.105230386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iscalité reversée</text:p>
          </table:table-cell>
          <table:table-cell office:value-type="float" office:value="421.974612093407" calcext:value-type="float">
            <text:p>421.974612093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iscalité reversée</text:p>
          </table:table-cell>
          <table:table-cell office:value-type="float" office:value="175.743334378921" calcext:value-type="float">
            <text:p>175.743334378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onds de roulement</text:p>
          </table:table-cell>
          <table:table-cell office:value-type="float" office:value="175.92353909465" calcext:value-type="float">
            <text:p>175.923539094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onds de roulement</text:p>
          </table:table-cell>
          <table:table-cell office:value-type="float" office:value="227.942187815066" calcext:value-type="float">
            <text:p>227.942187815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-0.641327523635622" calcext:value-type="float">
            <text:p>-0.641327523635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onds de roulement</text:p>
          </table:table-cell>
          <table:table-cell office:value-type="float" office:value="59.2840323601651" calcext:value-type="float">
            <text:p>59.2840323601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onds de roulement</text:p>
          </table:table-cell>
          <table:table-cell office:value-type="float" office:value="136.195750736352" calcext:value-type="float">
            <text:p>136.1957507363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onds de roulement</text:p>
          </table:table-cell>
          <table:table-cell office:value-type="float" office:value="364.28748817742" calcext:value-type="float">
            <text:p>364.28748817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onds de roulement</text:p>
          </table:table-cell>
          <table:table-cell office:value-type="float" office:value="346.209842463301" calcext:value-type="float">
            <text:p>346.2098424633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onds de roulement</text:p>
          </table:table-cell>
          <table:table-cell office:value-type="float" office:value="-136.336019502354" calcext:value-type="float">
            <text:p>-136.336019502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72.5041179628263" calcext:value-type="float">
            <text:p>72.5041179628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onds de roulement</text:p>
          </table:table-cell>
          <table:table-cell office:value-type="float" office:value="749.006207166634" calcext:value-type="float">
            <text:p>749.006207166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onds de roulement</text:p>
          </table:table-cell>
          <table:table-cell office:value-type="float" office:value="88.4876214341602" calcext:value-type="float">
            <text:p>88.4876214341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roulement</text:p>
          </table:table-cell>
          <table:table-cell office:value-type="float" office:value="-216.635195827923" calcext:value-type="float">
            <text:p>-216.6351958279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onds de roulement</text:p>
          </table:table-cell>
          <table:table-cell office:value-type="float" office:value="270.377653061225" calcext:value-type="float">
            <text:p>270.3776530612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101.677440199862" calcext:value-type="float">
            <text:p>101.6774401998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onds de roulement</text:p>
          </table:table-cell>
          <table:table-cell office:value-type="float" office:value="339.893999703176" calcext:value-type="float">
            <text:p>339.893999703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375.929248271889" calcext:value-type="float">
            <text:p>375.929248271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985.819236439019" calcext:value-type="float">
            <text:p>985.819236439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roulement</text:p>
          </table:table-cell>
          <table:table-cell office:value-type="float" office:value="368.797341557506" calcext:value-type="float">
            <text:p>368.7973415575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onds de roulement</text:p>
          </table:table-cell>
          <table:table-cell office:value-type="float" office:value="232.256331948591" calcext:value-type="float">
            <text:p>232.2563319485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onds de roulement</text:p>
          </table:table-cell>
          <table:table-cell office:value-type="float" office:value="944.468679359431" calcext:value-type="float">
            <text:p>944.4686793594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onds de roulement</text:p>
          </table:table-cell>
          <table:table-cell office:value-type="float" office:value="71.5807673150223" calcext:value-type="float">
            <text:p>71.5807673150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onds de roulement</text:p>
          </table:table-cell>
          <table:table-cell office:value-type="float" office:value="538.772148760331" calcext:value-type="float">
            <text:p>538.772148760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onds de roulement</text:p>
          </table:table-cell>
          <table:table-cell office:value-type="float" office:value="401.251936820851" calcext:value-type="float">
            <text:p>401.2519368208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onds de roulement</text:p>
          </table:table-cell>
          <table:table-cell office:value-type="float" office:value="150.017782801594" calcext:value-type="float">
            <text:p>150.017782801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onds de roulement</text:p>
          </table:table-cell>
          <table:table-cell office:value-type="float" office:value="181.930920417919" calcext:value-type="float">
            <text:p>181.9309204179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onds de roulement</text:p>
          </table:table-cell>
          <table:table-cell office:value-type="float" office:value="72.20953017602" calcext:value-type="float">
            <text:p>72.20953017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50.248494725565" calcext:value-type="float">
            <text:p>250.2484947255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9.58842348732499" calcext:value-type="float">
            <text:p>9.58842348732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onds de roulement</text:p>
          </table:table-cell>
          <table:table-cell office:value-type="float" office:value="312.564559214805" calcext:value-type="float">
            <text:p>312.564559214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onds de roulement</text:p>
          </table:table-cell>
          <table:table-cell office:value-type="float" office:value="66.3898536424437" calcext:value-type="float">
            <text:p>66.38985364244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onds de roulement</text:p>
          </table:table-cell>
          <table:table-cell office:value-type="float" office:value="211.991208975729" calcext:value-type="float">
            <text:p>211.9912089757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onds de roulement</text:p>
          </table:table-cell>
          <table:table-cell office:value-type="float" office:value="-37.087319527452" calcext:value-type="float">
            <text:p>-37.087319527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onds de roulement</text:p>
          </table:table-cell>
          <table:table-cell office:value-type="float" office:value="244.764586271568" calcext:value-type="float">
            <text:p>244.764586271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onds de roulement</text:p>
          </table:table-cell>
          <table:table-cell office:value-type="float" office:value="-24.5872745279028" calcext:value-type="float">
            <text:p>-24.58727452790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onds de roulement</text:p>
          </table:table-cell>
          <table:table-cell office:value-type="float" office:value="80.1732109388522" calcext:value-type="float">
            <text:p>80.1732109388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onds de roulement</text:p>
          </table:table-cell>
          <table:table-cell office:value-type="float" office:value="470.859224588939" calcext:value-type="float">
            <text:p>470.859224588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onds de roulement</text:p>
          </table:table-cell>
          <table:table-cell office:value-type="float" office:value="169.192451980395" calcext:value-type="float">
            <text:p>169.1924519803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onds de roulement</text:p>
          </table:table-cell>
          <table:table-cell office:value-type="float" office:value="133.376378055974" calcext:value-type="float">
            <text:p>133.376378055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onds de roulement</text:p>
          </table:table-cell>
          <table:table-cell office:value-type="float" office:value="324.273081086654" calcext:value-type="float">
            <text:p>324.2730810866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onds de roulement</text:p>
          </table:table-cell>
          <table:table-cell office:value-type="float" office:value="86.26686402133" calcext:value-type="float">
            <text:p>86.266864021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28.918817245326" calcext:value-type="float">
            <text:p>128.918817245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1.90313966390051" calcext:value-type="float">
            <text:p>1.90313966390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onds de soutien aux emprunts à risque</text:p>
          </table:table-cell>
          <table:table-cell office:value-type="float" office:value="23.200144375096" calcext:value-type="float">
            <text:p>23.200144375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Impôts locaux</text:p>
          </table:table-cell>
          <table:table-cell office:value-type="float" office:value="1001.92036373291" calcext:value-type="float">
            <text:p>1001.92036373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locaux</text:p>
          </table:table-cell>
          <table:table-cell office:value-type="float" office:value="1032.01225362568" calcext:value-type="float">
            <text:p>1032.01225362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locaux</text:p>
          </table:table-cell>
          <table:table-cell office:value-type="float" office:value="1295.00228843531" calcext:value-type="float">
            <text:p>1295.002288435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locaux</text:p>
          </table:table-cell>
          <table:table-cell office:value-type="float" office:value="1515.85349251766" calcext:value-type="float">
            <text:p>1515.85349251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locaux</text:p>
          </table:table-cell>
          <table:table-cell office:value-type="float" office:value="1288.98059798616" calcext:value-type="float">
            <text:p>1288.980597986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locaux</text:p>
          </table:table-cell>
          <table:table-cell office:value-type="float" office:value="1508.12327662119" calcext:value-type="float">
            <text:p>1508.12327662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locaux</text:p>
          </table:table-cell>
          <table:table-cell office:value-type="float" office:value="1013.0950174308" calcext:value-type="float">
            <text:p>1013.09501743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locaux</text:p>
          </table:table-cell>
          <table:table-cell office:value-type="float" office:value="1312.99361129792" calcext:value-type="float">
            <text:p>1312.99361129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locaux</text:p>
          </table:table-cell>
          <table:table-cell office:value-type="float" office:value="776.67419311548" calcext:value-type="float">
            <text:p>776.67419311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locaux</text:p>
          </table:table-cell>
          <table:table-cell office:value-type="float" office:value="953.186414724887" calcext:value-type="float">
            <text:p>953.1864147248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locaux</text:p>
          </table:table-cell>
          <table:table-cell office:value-type="float" office:value="926.957514009601" calcext:value-type="float">
            <text:p>926.957514009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locaux</text:p>
          </table:table-cell>
          <table:table-cell office:value-type="float" office:value="1060.87088621734" calcext:value-type="float">
            <text:p>1060.87088621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locaux</text:p>
          </table:table-cell>
          <table:table-cell office:value-type="float" office:value="1353.87346059113" calcext:value-type="float">
            <text:p>1353.873460591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Impôts locaux</text:p>
          </table:table-cell>
          <table:table-cell office:value-type="float" office:value="761.647910956989" calcext:value-type="float">
            <text:p>761.6479109569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locaux</text:p>
          </table:table-cell>
          <table:table-cell office:value-type="float" office:value="852.440585732661" calcext:value-type="float">
            <text:p>852.440585732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locaux</text:p>
          </table:table-cell>
          <table:table-cell office:value-type="float" office:value="1229.58269585253" calcext:value-type="float">
            <text:p>1229.58269585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Impôts locaux</text:p>
          </table:table-cell>
          <table:table-cell office:value-type="float" office:value="916.980422664978" calcext:value-type="float">
            <text:p>916.980422664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locaux</text:p>
          </table:table-cell>
          <table:table-cell office:value-type="float" office:value="1239.53597015558" calcext:value-type="float">
            <text:p>1239.53597015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locaux</text:p>
          </table:table-cell>
          <table:table-cell office:value-type="float" office:value="1079.78245445497" calcext:value-type="float">
            <text:p>1079.782454454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locaux</text:p>
          </table:table-cell>
          <table:table-cell office:value-type="float" office:value="1068.96822064057" calcext:value-type="float">
            <text:p>1068.96822064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locaux</text:p>
          </table:table-cell>
          <table:table-cell office:value-type="float" office:value="1368.87069188678" calcext:value-type="float">
            <text:p>1368.870691886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locaux</text:p>
          </table:table-cell>
          <table:table-cell office:value-type="float" office:value="1083.41039093695" calcext:value-type="float">
            <text:p>1083.41039093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locaux</text:p>
          </table:table-cell>
          <table:table-cell office:value-type="float" office:value="887.333085363586" calcext:value-type="float">
            <text:p>887.3330853635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locaux</text:p>
          </table:table-cell>
          <table:table-cell office:value-type="float" office:value="1387.05308446605" calcext:value-type="float">
            <text:p>1387.05308446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locaux</text:p>
          </table:table-cell>
          <table:table-cell office:value-type="float" office:value="1080.3135261416" calcext:value-type="float">
            <text:p>1080.3135261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locaux</text:p>
          </table:table-cell>
          <table:table-cell office:value-type="float" office:value="1650.85101461638" calcext:value-type="float">
            <text:p>1650.851014616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locaux</text:p>
          </table:table-cell>
          <table:table-cell office:value-type="float" office:value="1067.4750700511" calcext:value-type="float">
            <text:p>1067.4750700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locaux</text:p>
          </table:table-cell>
          <table:table-cell office:value-type="float" office:value="847.30870289274" calcext:value-type="float">
            <text:p>847.30870289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Impôts locaux</text:p>
          </table:table-cell>
          <table:table-cell office:value-type="float" office:value="1054.78010997458" calcext:value-type="float">
            <text:p>1054.7801099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locaux</text:p>
          </table:table-cell>
          <table:table-cell office:value-type="float" office:value="1491.61746093633" calcext:value-type="float">
            <text:p>1491.617460936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locaux</text:p>
          </table:table-cell>
          <table:table-cell office:value-type="float" office:value="1341.48594085963" calcext:value-type="float">
            <text:p>1341.485940859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locaux</text:p>
          </table:table-cell>
          <table:table-cell office:value-type="float" office:value="1204.55887682738" calcext:value-type="float">
            <text:p>1204.55887682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locaux</text:p>
          </table:table-cell>
          <table:table-cell office:value-type="float" office:value="1599.65148162041" calcext:value-type="float">
            <text:p>1599.65148162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locaux</text:p>
          </table:table-cell>
          <table:table-cell office:value-type="float" office:value="1032.60995154033" calcext:value-type="float">
            <text:p>1032.609951540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locaux</text:p>
          </table:table-cell>
          <table:table-cell office:value-type="float" office:value="805.247014316445" calcext:value-type="float">
            <text:p>805.247014316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locaux</text:p>
          </table:table-cell>
          <table:table-cell office:value-type="float" office:value="2331.03857036088" calcext:value-type="float">
            <text:p>2331.03857036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locaux</text:p>
          </table:table-cell>
          <table:table-cell office:value-type="float" office:value="1178.30441118029" calcext:value-type="float">
            <text:p>1178.30441118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locaux</text:p>
          </table:table-cell>
          <table:table-cell office:value-type="float" office:value="828.002392344498" calcext:value-type="float">
            <text:p>828.0023923444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locaux</text:p>
          </table:table-cell>
          <table:table-cell office:value-type="float" office:value="1398.76086396206" calcext:value-type="float">
            <text:p>1398.76086396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locaux</text:p>
          </table:table-cell>
          <table:table-cell office:value-type="float" office:value="978.585577948557" calcext:value-type="float">
            <text:p>978.585577948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4.506911000565" calcext:value-type="float">
            <text:p>84.5069110005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0.003629134787" calcext:value-type="float">
            <text:p>170.0036291347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1077406122604" calcext:value-type="float">
            <text:p>17.10774061226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5460516131242" calcext:value-type="float">
            <text:p>19.5460516131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6.1608488702868" calcext:value-type="float">
            <text:p>66.1608488702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6.8174006444683" calcext:value-type="float">
            <text:p>16.8174006444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0145258910558" calcext:value-type="float">
            <text:p>11.0145258910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1.8575421056163" calcext:value-type="float">
            <text:p>41.8575421056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80184061092618" calcext:value-type="float">
            <text:p>5.80184061092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32.170631436486" calcext:value-type="float">
            <text:p>132.1706314364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5.4733660062274" calcext:value-type="float">
            <text:p>15.4733660062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4.456368754398" calcext:value-type="float">
            <text:p>114.4563687543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1488338273953" calcext:value-type="float">
            <text:p>14.14883382739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39920352231127" calcext:value-type="float">
            <text:p>6.39920352231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.65956221198157" calcext:value-type="float">
            <text:p>2.659562211981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2.3370954739145" calcext:value-type="float">
            <text:p>32.33709547391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0.7661198016024" calcext:value-type="float">
            <text:p>10.7661198016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73250681552642" calcext:value-type="float">
            <text:p>4.732506815526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9.9163274021352" calcext:value-type="float">
            <text:p>19.91632740213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.0169869763539" calcext:value-type="float">
            <text:p>14.01698697635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6.11560962020615" calcext:value-type="float">
            <text:p>6.115609620206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4438481362417" calcext:value-type="float">
            <text:p>11.4438481362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8.1909316980812" calcext:value-type="float">
            <text:p>38.19093169808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5080793441346" calcext:value-type="float">
            <text:p>25.5080793441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8.7452386029955" calcext:value-type="float">
            <text:p>48.7452386029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.9546316136476" calcext:value-type="float">
            <text:p>5.9546316136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9.3681533337445" calcext:value-type="float">
            <text:p>39.36815333374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4586412818542" calcext:value-type="float">
            <text:p>4.4586412818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.522832868711" calcext:value-type="float">
            <text:p>1.5228328687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5.8002879165042" calcext:value-type="float">
            <text:p>25.80028791650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7.8751771812373" calcext:value-type="float">
            <text:p>17.87517718123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50.5815371748184" calcext:value-type="float">
            <text:p>50.5815371748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48.232689422356" calcext:value-type="float">
            <text:p>148.2326894223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4774833660244" calcext:value-type="float">
            <text:p>31.47748336602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1.2734218529783" calcext:value-type="float">
            <text:p>31.2734218529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358.131646380525" calcext:value-type="float">
            <text:p>358.131646380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288.136176977083" calcext:value-type="float">
            <text:p>288.136176977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4.93091695615127" calcext:value-type="float">
            <text:p>4.93091695615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11.5607505541523" calcext:value-type="float">
            <text:p>11.56075055415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éréquations et compensations fiscales</text:p>
          </table:table-cell>
          <table:table-cell office:value-type="float" office:value="81.7172882685069" calcext:value-type="float">
            <text:p>81.71728826850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4.7960868168271" calcext:value-type="float">
            <text:p>44.79608681682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8920736922401" calcext:value-type="float">
            <text:p>98.89207369224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5.9587976916227" calcext:value-type="float">
            <text:p>25.9587976916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5.5050098747984" calcext:value-type="float">
            <text:p>85.50500987479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6.0174873273409" calcext:value-type="float">
            <text:p>16.0174873273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8.2078009414929" calcext:value-type="float">
            <text:p>98.2078009414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01301751325237" calcext:value-type="float">
            <text:p>0.0201301751325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98746818092814" calcext:value-type="float">
            <text:p>1.98746818092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9.3379646429402" calcext:value-type="float">
            <text:p>89.3379646429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6.0877378907832" calcext:value-type="float">
            <text:p>76.0877378907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2692700934057" calcext:value-type="float">
            <text:p>21.26927009340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.68490783410138" calcext:value-type="float">
            <text:p>1.684907834101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3.2857307382241" calcext:value-type="float">
            <text:p>93.2857307382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01.815931154352" calcext:value-type="float">
            <text:p>101.8159311543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256569951101303" calcext:value-type="float">
            <text:p>0.2565699511013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274021352313167" calcext:value-type="float">
            <text:p>0.0274021352313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21.6900166924045" calcext:value-type="float">
            <text:p>21.6900166924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.41130396663036" calcext:value-type="float">
            <text:p>6.41130396663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2.940411167943" calcext:value-type="float">
            <text:p>42.9404111679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7.21796617398579" calcext:value-type="float">
            <text:p>7.21796617398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0344168260038241" calcext:value-type="float">
            <text:p>0.0344168260038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486800227933899" calcext:value-type="float">
            <text:p>0.486800227933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1.005994722725" calcext:value-type="float">
            <text:p>31.005994722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1.3648003171229" calcext:value-type="float">
            <text:p>11.36480031712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46.3990997749437" calcext:value-type="float">
            <text:p>46.39909977494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18.165455174801" calcext:value-type="float">
            <text:p>18.165455174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9.81381648245679" calcext:value-type="float">
            <text:p>9.81381648245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0.930056961186912" calcext:value-type="float">
            <text:p>0.930056961186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8.17021760503375" calcext:value-type="float">
            <text:p>8.170217605033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64.8285677096758" calcext:value-type="float">
            <text:p>64.8285677096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Produit des cessions d'immobilisations</text:p>
          </table:table-cell>
          <table:table-cell office:value-type="float" office:value="36.413895859473" calcext:value-type="float">
            <text:p>36.4138958594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1.0374691358" calcext:value-type="float">
            <text:p>1371.03746913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39691365958" calcext:value-type="float">
            <text:p>1773.396913659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83.45265192668" calcext:value-type="float">
            <text:p>1983.45265192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7.78135441724" calcext:value-type="float">
            <text:p>2047.781354417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1.05360110282" calcext:value-type="float">
            <text:p>1861.053601102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73.33856570818" calcext:value-type="float">
            <text:p>2373.33856570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27.97163340683" calcext:value-type="float">
            <text:p>1827.97163340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3.69690450572" calcext:value-type="float">
            <text:p>1773.69690450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41.16256760384" calcext:value-type="float">
            <text:p>2041.16256760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72.82192480909" calcext:value-type="float">
            <text:p>1372.82192480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87.31579373639" calcext:value-type="float">
            <text:p>1787.31579373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22.00540177886" calcext:value-type="float">
            <text:p>1722.005401778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2304.00531491907" calcext:value-type="float">
            <text:p>2304.00531491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14.29381788691" calcext:value-type="float">
            <text:p>1614.293817886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58.348114673" calcext:value-type="float">
            <text:p>1358.3481146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09.85745391705" calcext:value-type="float">
            <text:p>1709.857453917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63.30236899689" calcext:value-type="float">
            <text:p>1763.30236899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75.17101403196" calcext:value-type="float">
            <text:p>1775.17101403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04.05943528495" calcext:value-type="float">
            <text:p>1604.05943528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34.52000213523" calcext:value-type="float">
            <text:p>1734.520002135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e fonctionnement</text:p>
          </table:table-cell>
          <table:table-cell office:value-type="float" office:value="1905.42783757487" calcext:value-type="float">
            <text:p>1905.427837574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40.5286405423" calcext:value-type="float">
            <text:p>1540.52864054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88.24965806743" calcext:value-type="float">
            <text:p>1588.24965806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50.35474637579" calcext:value-type="float">
            <text:p>1850.35474637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51.8188355794" calcext:value-type="float">
            <text:p>1651.8188355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04.27454092095" calcext:value-type="float">
            <text:p>2204.27454092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63.0412790506" calcext:value-type="float">
            <text:p>1563.04127905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516.77036267193" calcext:value-type="float">
            <text:p>1516.77036267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2.33592502808" calcext:value-type="float">
            <text:p>1682.335925028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050.22209579222" calcext:value-type="float">
            <text:p>2050.22209579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69.67961619818" calcext:value-type="float">
            <text:p>1869.67961619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799.60605878971" calcext:value-type="float">
            <text:p>1799.60605878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e fonctionnement</text:p>
          </table:table-cell>
          <table:table-cell office:value-type="float" office:value="2269.33965978995" calcext:value-type="float">
            <text:p>2269.33965978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80.8595471328" calcext:value-type="float">
            <text:p>1880.8595471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688.31417872067" calcext:value-type="float">
            <text:p>1688.31417872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e fonctionnement</text:p>
          </table:table-cell>
          <table:table-cell office:value-type="float" office:value="3083.35384155456" calcext:value-type="float">
            <text:p>3083.353841554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19.432956683" calcext:value-type="float">
            <text:p>1819.432956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399.88383397785" calcext:value-type="float">
            <text:p>1399.883833977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5.96291819166" calcext:value-type="float">
            <text:p>1805.962918191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e fonctionnement</text:p>
          </table:table-cell>
          <table:table-cell office:value-type="float" office:value="1801.26448400251" calcext:value-type="float">
            <text:p>1801.264484002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72.1369514137794" calcext:value-type="float">
            <text:p>72.1369514137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5.559984489081" calcext:value-type="float">
            <text:p>305.5599844890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1.270715771711" calcext:value-type="float">
            <text:p>231.2707157717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12.325356139063" calcext:value-type="float">
            <text:p>212.325356139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3.931499931502" calcext:value-type="float">
            <text:p>223.931499931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20.141772752804" calcext:value-type="float">
            <text:p>520.141772752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1.504154182449" calcext:value-type="float">
            <text:p>141.5041541824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53.00500672495" calcext:value-type="float">
            <text:p>553.00500672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126696302758" calcext:value-type="float">
            <text:p>119.126696302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9.128674368514" calcext:value-type="float">
            <text:p>129.128674368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20.85356488824" calcext:value-type="float">
            <text:p>320.853564888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37.379376980969" calcext:value-type="float">
            <text:p>237.379376980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34.81392505278" calcext:value-type="float">
            <text:p>134.81392505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3.342963812294" calcext:value-type="float">
            <text:p>153.342963812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98.5907994459286" calcext:value-type="float">
            <text:p>98.5907994459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77.429876152074" calcext:value-type="float">
            <text:p>277.4298761520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405.835442819302" calcext:value-type="float">
            <text:p>405.835442819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25.040709228878" calcext:value-type="float">
            <text:p>225.040709228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650969535679" calcext:value-type="float">
            <text:p>107.650969535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3.896616725979" calcext:value-type="float">
            <text:p>103.896616725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1.339037464183" calcext:value-type="float">
            <text:p>111.3390374641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4.06289395487" calcext:value-type="float">
            <text:p>124.062893954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07.990383910306" calcext:value-type="float">
            <text:p>107.990383910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0.102981320824" calcext:value-type="float">
            <text:p>190.1029813208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0.834274589543" calcext:value-type="float">
            <text:p>150.8342745895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2.569810528388" calcext:value-type="float">
            <text:p>192.569810528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9.701140184605" calcext:value-type="float">
            <text:p>119.701140184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91.433700425584" calcext:value-type="float">
            <text:p>191.433700425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52.019680127712" calcext:value-type="float">
            <text:p>152.019680127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16.252328224815" calcext:value-type="float">
            <text:p>116.2523282248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65.248888065072" calcext:value-type="float">
            <text:p>265.24888806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47.919935791326" calcext:value-type="float">
            <text:p>147.919935791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309.607547261815" calcext:value-type="float">
            <text:p>309.6075472618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8.125050767278" calcext:value-type="float">
            <text:p>128.125050767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2.0351853225527" calcext:value-type="float">
            <text:p>62.0351853225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208.347935618193" calcext:value-type="float">
            <text:p>208.3479356181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56.7441753874685" calcext:value-type="float">
            <text:p>56.7441753874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25.20924297044" calcext:value-type="float">
            <text:p>125.209242970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169.721655239961" calcext:value-type="float">
            <text:p>169.7216552399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 hors emprunts</text:p>
          </table:table-cell>
          <table:table-cell office:value-type="float" office:value="669.033154015056" calcext:value-type="float">
            <text:p>669.033154015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7.1489380560387" calcext:value-type="float">
            <text:p>57.14893805603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86.5505624003144" calcext:value-type="float">
            <text:p>86.5505624003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6911857797584" calcext:value-type="float">
            <text:p>33.6911857797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2265223645455" calcext:value-type="float">
            <text:p>24.22652236454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2.4153938142088" calcext:value-type="float">
            <text:p>52.41539381420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4932820773739" calcext:value-type="float">
            <text:p>19.49328207737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0722017484869" calcext:value-type="float">
            <text:p>42.0722017484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8.6625172784003" calcext:value-type="float">
            <text:p>68.6625172784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.62678676326611" calcext:value-type="float">
            <text:p>7.626786763266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0.8163632134323" calcext:value-type="float">
            <text:p>20.81636321343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3.8936821234589" calcext:value-type="float">
            <text:p>23.89368212345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6204257565095" calcext:value-type="float">
            <text:p>19.6204257565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0.9342493055167" calcext:value-type="float">
            <text:p>40.9342493055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8.098779064015" calcext:value-type="float">
            <text:p>28.098779064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8.2896860599078" calcext:value-type="float">
            <text:p>18.28968605990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9.7620845329955" calcext:value-type="float">
            <text:p>49.7620845329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0414171859765" calcext:value-type="float">
            <text:p>32.04141718597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4.1150049764161" calcext:value-type="float">
            <text:p>24.11500497641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2.7027444839858" calcext:value-type="float">
            <text:p>12.7027444839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3.8515363260643" calcext:value-type="float">
            <text:p>43.8515363260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9.2803417216083" calcext:value-type="float">
            <text:p>19.2803417216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480431467361" calcext:value-type="float">
            <text:p>25.4804314673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5385031226157" calcext:value-type="float">
            <text:p>26.53850312261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2.0811395444418" calcext:value-type="float">
            <text:p>22.0811395444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5562755294542" calcext:value-type="float">
            <text:p>33.5562755294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60.2372086698533" calcext:value-type="float">
            <text:p>60.23720866985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2.7098994633936" calcext:value-type="float">
            <text:p>32.7098994633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5.2610358895524" calcext:value-type="float">
            <text:p>25.2610358895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.02416036107792" calcext:value-type="float">
            <text:p>3.024160361077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1.562246948385" calcext:value-type="float">
            <text:p>11.562246948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42.9469001461064" calcext:value-type="float">
            <text:p>42.94690014610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1.5794504364796" calcext:value-type="float">
            <text:p>51.57945043647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72.7048730307577" calcext:value-type="float">
            <text:p>72.7048730307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8.9252549901927" calcext:value-type="float">
            <text:p>38.9252549901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6.3802855871226" calcext:value-type="float">
            <text:p>26.3802855871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275.110835201794" calcext:value-type="float">
            <text:p>275.110835201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4.5827963968738" calcext:value-type="float">
            <text:p>14.58279639687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53.2774133184768" calcext:value-type="float">
            <text:p>53.2774133184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33.7792875921439" calcext:value-type="float">
            <text:p>33.77928759214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aux personnes de droit privé</text:p>
          </table:table-cell>
          <table:table-cell office:value-type="float" office:value="16.3590025094103" calcext:value-type="float">
            <text:p>16.3590025094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1.2959055606643" calcext:value-type="float">
            <text:p>61.2959055606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3.8706169529137" calcext:value-type="float">
            <text:p>13.8706169529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506418859038311" calcext:value-type="float">
            <text:p>0.506418859038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5.8061139461607" calcext:value-type="float">
            <text:p>15.8061139461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5089645050824" calcext:value-type="float">
            <text:p>21.50896450508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95640529896169" calcext:value-type="float">
            <text:p>3.956405298961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1.1647654834597" calcext:value-type="float">
            <text:p>21.1647654834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4.34794561103" calcext:value-type="float">
            <text:p>14.34794561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70343428419833" calcext:value-type="float">
            <text:p>4.703434284198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7.5017593244194" calcext:value-type="float">
            <text:p>47.50175932441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8163502805899" calcext:value-type="float">
            <text:p>26.8163502805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03588131987731" calcext:value-type="float">
            <text:p>3.03588131987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.0273638143498791" calcext:value-type="float">
            <text:p>0.0273638143498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8155496205859" calcext:value-type="float">
            <text:p>3.68155496205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4.47258384179324" calcext:value-type="float">
            <text:p>4.472583841793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5.50496755246503" calcext:value-type="float">
            <text:p>5.50496755246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9.17327792738416" calcext:value-type="float">
            <text:p>9.17327792738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2.0833699088711" calcext:value-type="float">
            <text:p>22.08336990887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9.2239146423241" calcext:value-type="float">
            <text:p>19.2239146423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.8998835282731" calcext:value-type="float">
            <text:p>1.8998835282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9.6839117838349" calcext:value-type="float">
            <text:p>39.68391178383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26.648358875926" calcext:value-type="float">
            <text:p>26.6483588759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88870815796934" calcext:value-type="float">
            <text:p>6.888708157969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4848669652036" calcext:value-type="float">
            <text:p>3.4848669652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50818417104276" calcext:value-type="float">
            <text:p>3.508184171042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3.65716549363486" calcext:value-type="float">
            <text:p>3.657165493634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7.6169122357463" calcext:value-type="float">
            <text:p>17.6169122357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16.2159392410041" calcext:value-type="float">
            <text:p>16.2159392410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6.91599309242745" calcext:value-type="float">
            <text:p>6.91599309242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d'équipement versées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de gestion</text:p>
          </table:table-cell>
          <table:table-cell office:value-type="float" office:value="303.264357238613" calcext:value-type="float">
            <text:p>303.264357238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90.889377614942" calcext:value-type="float">
            <text:p>190.8893776149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de gestion</text:p>
          </table:table-cell>
          <table:table-cell office:value-type="float" office:value="437.871827665662" calcext:value-type="float">
            <text:p>437.8718276656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de gestion</text:p>
          </table:table-cell>
          <table:table-cell office:value-type="float" office:value="398.976763305706" calcext:value-type="float">
            <text:p>398.9767633057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de gestion</text:p>
          </table:table-cell>
          <table:table-cell office:value-type="float" office:value="486.081005055172" calcext:value-type="float">
            <text:p>486.0810050551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de gestion</text:p>
          </table:table-cell>
          <table:table-cell office:value-type="float" office:value="351.976663840051" calcext:value-type="float">
            <text:p>351.976663840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de gestion</text:p>
          </table:table-cell>
          <table:table-cell office:value-type="float" office:value="56.0086186953598" calcext:value-type="float">
            <text:p>56.0086186953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156.749857746762" calcext:value-type="float">
            <text:p>156.7498577467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de gestion</text:p>
          </table:table-cell>
          <table:table-cell office:value-type="float" office:value="217.285083219111" calcext:value-type="float">
            <text:p>217.2850832191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de gestion</text:p>
          </table:table-cell>
          <table:table-cell office:value-type="float" office:value="217.907163822453" calcext:value-type="float">
            <text:p>217.9071638224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de gestion</text:p>
          </table:table-cell>
          <table:table-cell office:value-type="float" office:value="233.908140856477" calcext:value-type="float">
            <text:p>233.9081408564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de gestion</text:p>
          </table:table-cell>
          <table:table-cell office:value-type="float" office:value="378.399556650246" calcext:value-type="float">
            <text:p>378.3995566502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245.734981635811" calcext:value-type="float">
            <text:p>245.734981635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de gestion</text:p>
          </table:table-cell>
          <table:table-cell office:value-type="float" office:value="199.233309587415" calcext:value-type="float">
            <text:p>199.2333095874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279.041589861751" calcext:value-type="float">
            <text:p>279.0415898617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130.087474375216" calcext:value-type="float">
            <text:p>130.087474375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de gestion</text:p>
          </table:table-cell>
          <table:table-cell office:value-type="float" office:value="210.496751028022" calcext:value-type="float">
            <text:p>210.4967510280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de gestion</text:p>
          </table:table-cell>
          <table:table-cell office:value-type="float" office:value="218.674649270847" calcext:value-type="float">
            <text:p>218.674649270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de gestion</text:p>
          </table:table-cell>
          <table:table-cell office:value-type="float" office:value="381.519249822064" calcext:value-type="float">
            <text:p>381.5192498220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de gestion</text:p>
          </table:table-cell>
          <table:table-cell office:value-type="float" office:value="260.848238817428" calcext:value-type="float">
            <text:p>260.848238817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de gestion</text:p>
          </table:table-cell>
          <table:table-cell office:value-type="float" office:value="242.355037143653" calcext:value-type="float">
            <text:p>242.3550371436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de gestion</text:p>
          </table:table-cell>
          <table:table-cell office:value-type="float" office:value="199.769915513165" calcext:value-type="float">
            <text:p>199.769915513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de gestion</text:p>
          </table:table-cell>
          <table:table-cell office:value-type="float" office:value="238.632172549241" calcext:value-type="float">
            <text:p>238.632172549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de gestion</text:p>
          </table:table-cell>
          <table:table-cell office:value-type="float" office:value="282.002775097882" calcext:value-type="float">
            <text:p>282.0027750978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de gestion</text:p>
          </table:table-cell>
          <table:table-cell office:value-type="float" office:value="453.264246624781" calcext:value-type="float">
            <text:p>453.264246624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01.101293472886" calcext:value-type="float">
            <text:p>201.1012934728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187.272897057916" calcext:value-type="float">
            <text:p>187.2728970579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pargne de gestion</text:p>
          </table:table-cell>
          <table:table-cell office:value-type="float" office:value="237.271954118134" calcext:value-type="float">
            <text:p>237.271954118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pargne de gestion</text:p>
          </table:table-cell>
          <table:table-cell office:value-type="float" office:value="71.4572992167795" calcext:value-type="float">
            <text:p>71.4572992167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de gestion</text:p>
          </table:table-cell>
          <table:table-cell office:value-type="float" office:value="362.498367573404" calcext:value-type="float">
            <text:p>362.498367573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de gestion</text:p>
          </table:table-cell>
          <table:table-cell office:value-type="float" office:value="249.771032775803" calcext:value-type="float">
            <text:p>249.771032775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de gestion</text:p>
          </table:table-cell>
          <table:table-cell office:value-type="float" office:value="225.900608632015" calcext:value-type="float">
            <text:p>225.900608632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de gestion</text:p>
          </table:table-cell>
          <table:table-cell office:value-type="float" office:value="321.579425356339" calcext:value-type="float">
            <text:p>321.579425356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de gestion</text:p>
          </table:table-cell>
          <table:table-cell office:value-type="float" office:value="268.857435483251" calcext:value-type="float">
            <text:p>268.8574354832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de gestion</text:p>
          </table:table-cell>
          <table:table-cell office:value-type="float" office:value="142.587765249858" calcext:value-type="float">
            <text:p>142.587765249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de gestion</text:p>
          </table:table-cell>
          <table:table-cell office:value-type="float" office:value="299.661754217382" calcext:value-type="float">
            <text:p>299.661754217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de gestion</text:p>
          </table:table-cell>
          <table:table-cell office:value-type="float" office:value="121.042482448006" calcext:value-type="float">
            <text:p>121.042482448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de gestion</text:p>
          </table:table-cell>
          <table:table-cell office:value-type="float" office:value="83.0648784164646" calcext:value-type="float">
            <text:p>83.06487841646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de gestion</text:p>
          </table:table-cell>
          <table:table-cell office:value-type="float" office:value="269.744454095572" calcext:value-type="float">
            <text:p>269.744454095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de gestion</text:p>
          </table:table-cell>
          <table:table-cell office:value-type="float" office:value="130.409307559599" calcext:value-type="float">
            <text:p>130.409307559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axe d'enlévement des ordures ménagères</text:p>
          </table:table-cell>
          <table:table-cell office:value-type="float" office:value="0.0425875471602563" calcext:value-type="float">
            <text:p>0.0425875471602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TVA</text:p>
          </table:table-cell>
          <table:table-cell office:value-type="float" office:value="1.94107816575089" calcext:value-type="float">
            <text:p>1.94107816575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oncours de l'Etat</text:p>
          </table:table-cell>
          <table:table-cell office:value-type="float" office:value="462.66842641731" calcext:value-type="float">
            <text:p>462.66842641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336.073326206052" calcext:value-type="float">
            <text:p>336.073326206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oncours de l'Etat</text:p>
          </table:table-cell>
          <table:table-cell office:value-type="float" office:value="177.560808244499" calcext:value-type="float">
            <text:p>177.560808244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oncours de l'Etat</text:p>
          </table:table-cell>
          <table:table-cell office:value-type="float" office:value="348.782819199945" calcext:value-type="float">
            <text:p>348.782819199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oncours de l'Etat</text:p>
          </table:table-cell>
          <table:table-cell office:value-type="float" office:value="465.641951586309" calcext:value-type="float">
            <text:p>465.6419515863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oncours de l'Etat</text:p>
          </table:table-cell>
          <table:table-cell office:value-type="float" office:value="499.020804643187" calcext:value-type="float">
            <text:p>499.0208046431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oncours de l'Etat</text:p>
          </table:table-cell>
          <table:table-cell office:value-type="float" office:value="122.119845998655" calcext:value-type="float">
            <text:p>122.119845998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972.362398174864" calcext:value-type="float">
            <text:p>972.362398174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oncours de l'Etat</text:p>
          </table:table-cell>
          <table:table-cell office:value-type="float" office:value="98.2549441942432" calcext:value-type="float">
            <text:p>98.25494419424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oncours de l'Etat</text:p>
          </table:table-cell>
          <table:table-cell office:value-type="float" office:value="555.898327095096" calcext:value-type="float">
            <text:p>555.898327095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oncours de l'Etat</text:p>
          </table:table-cell>
          <table:table-cell office:value-type="float" office:value="331.345769139474" calcext:value-type="float">
            <text:p>331.345769139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oncours de l'Etat</text:p>
          </table:table-cell>
          <table:table-cell office:value-type="float" office:value="561.097552779733" calcext:value-type="float">
            <text:p>561.097552779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512.353964613979" calcext:value-type="float">
            <text:p>512.353964613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oncours de l'Etat</text:p>
          </table:table-cell>
          <table:table-cell office:value-type="float" office:value="255.920195161769" calcext:value-type="float">
            <text:p>255.920195161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99.0783957373272" calcext:value-type="float">
            <text:p>99.07839573732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324311873776" calcext:value-type="float">
            <text:p>308.324311873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oncours de l'Etat</text:p>
          </table:table-cell>
          <table:table-cell office:value-type="float" office:value="144.355800161092" calcext:value-type="float">
            <text:p>144.35580016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oncours de l'Etat</text:p>
          </table:table-cell>
          <table:table-cell office:value-type="float" office:value="167.794248777533" calcext:value-type="float">
            <text:p>167.7942487775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oncours de l'Etat</text:p>
          </table:table-cell>
          <table:table-cell office:value-type="float" office:value="365.124015658363" calcext:value-type="float">
            <text:p>365.124015658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oncours de l'Etat</text:p>
          </table:table-cell>
          <table:table-cell office:value-type="float" office:value="157.961703964223" calcext:value-type="float">
            <text:p>157.961703964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oncours de l'Etat</text:p>
          </table:table-cell>
          <table:table-cell office:value-type="float" office:value="145.511670071502" calcext:value-type="float">
            <text:p>145.511670071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oncours de l'Etat</text:p>
          </table:table-cell>
          <table:table-cell office:value-type="float" office:value="317.028268551237" calcext:value-type="float">
            <text:p>317.028268551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oncours de l'Etat</text:p>
          </table:table-cell>
          <table:table-cell office:value-type="float" office:value="131.783952016277" calcext:value-type="float">
            <text:p>131.783952016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oncours de l'Etat</text:p>
          </table:table-cell>
          <table:table-cell office:value-type="float" office:value="355.91506024357" calcext:value-type="float">
            <text:p>355.915060243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oncours de l'Etat</text:p>
          </table:table-cell>
          <table:table-cell office:value-type="float" office:value="131.167671713775" calcext:value-type="float">
            <text:p>131.1676717137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13.598179083567" calcext:value-type="float">
            <text:p>113.598179083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445.517852340714" calcext:value-type="float">
            <text:p>445.517852340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oncours de l'Etat</text:p>
          </table:table-cell>
          <table:table-cell office:value-type="float" office:value="314.667971974221" calcext:value-type="float">
            <text:p>314.667971974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oncours de l'Etat</text:p>
          </table:table-cell>
          <table:table-cell office:value-type="float" office:value="223.893109498246" calcext:value-type="float">
            <text:p>223.8931094982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oncours de l'Etat</text:p>
          </table:table-cell>
          <table:table-cell office:value-type="float" office:value="165.039207100334" calcext:value-type="float">
            <text:p>165.0392071003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oncours de l'Etat</text:p>
          </table:table-cell>
          <table:table-cell office:value-type="float" office:value="308.863045250998" calcext:value-type="float">
            <text:p>308.863045250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oncours de l'Etat</text:p>
          </table:table-cell>
          <table:table-cell office:value-type="float" office:value="181.274914291073" calcext:value-type="float">
            <text:p>181.274914291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oncours de l'Etat</text:p>
          </table:table-cell>
          <table:table-cell office:value-type="float" office:value="557.64148071228" calcext:value-type="float">
            <text:p>557.64148071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oncours de l'Etat</text:p>
          </table:table-cell>
          <table:table-cell office:value-type="float" office:value="609.045187053384" calcext:value-type="float">
            <text:p>609.045187053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oncours de l'Etat</text:p>
          </table:table-cell>
          <table:table-cell office:value-type="float" office:value="376.413972346786" calcext:value-type="float">
            <text:p>376.4139723467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oncours de l'Etat</text:p>
          </table:table-cell>
          <table:table-cell office:value-type="float" office:value="298.828983971387" calcext:value-type="float">
            <text:p>298.8289839713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oncours de l'Etat</text:p>
          </table:table-cell>
          <table:table-cell office:value-type="float" office:value="242.005362128859" calcext:value-type="float">
            <text:p>242.005362128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oncours de l'Etat</text:p>
          </table:table-cell>
          <table:table-cell office:value-type="float" office:value="162.928366152894" calcext:value-type="float">
            <text:p>162.928366152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oncours de l'Etat</text:p>
          </table:table-cell>
          <table:table-cell office:value-type="float" office:value="550.800090181932" calcext:value-type="float">
            <text:p>550.800090181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25.1627189156546" calcext:value-type="float">
            <text:p>25.1627189156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rédits de trésorerie</text:p>
          </table:table-cell>
          <table:table-cell office:value-type="float" office:value="181.86514751672" calcext:value-type="float">
            <text:p>181.865147516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123.357799296861" calcext:value-type="float">
            <text:p>123.357799296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rédits de trésorerie</text:p>
          </table:table-cell>
          <table:table-cell office:value-type="float" office:value="152.689446080396" calcext:value-type="float">
            <text:p>152.689446080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rédits de trésorerie</text:p>
          </table:table-cell>
          <table:table-cell office:value-type="float" office:value="28.8450444213684" calcext:value-type="float">
            <text:p>28.84504442136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rédits de trésorerie</text:p>
          </table:table-cell>
          <table:table-cell office:value-type="float" office:value="49.4523156046782" calcext:value-type="float">
            <text:p>49.45231560467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rédits de trésorerie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0.13915505111" calcext:value-type="float">
            <text:p>1310.139155051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04.27401289622" calcext:value-type="float">
            <text:p>1504.27401289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848.69012112526" calcext:value-type="float">
            <text:p>1848.690121125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6.22170637835" calcext:value-type="float">
            <text:p>1726.22170637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95.96312093294" calcext:value-type="float">
            <text:p>1495.96312093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66.54076806001" calcext:value-type="float">
            <text:p>1966.54076806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42.60539299376" calcext:value-type="float">
            <text:p>1542.60539299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55.23145796907" calcext:value-type="float">
            <text:p>1755.23145796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10.60056465141" calcext:value-type="float">
            <text:p>1910.600564651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3.7676072058" calcext:value-type="float">
            <text:p>1163.7676072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19.28291167079" calcext:value-type="float">
            <text:p>1619.28291167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26.39622921292" calcext:value-type="float">
            <text:p>1526.396229212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940.58088494018" calcext:value-type="float">
            <text:p>1940.58088494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81.66162406548" calcext:value-type="float">
            <text:p>1381.66162406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164.6865944395" calcext:value-type="float">
            <text:p>1164.68659443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5.70205789171" calcext:value-type="float">
            <text:p>1455.70205789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1.80973741794" calcext:value-type="float">
            <text:p>1661.80973741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68.24579846539" calcext:value-type="float">
            <text:p>1568.245798465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53065191051" calcext:value-type="float">
            <text:p>1401.53065191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73.90345088968" calcext:value-type="float">
            <text:p>1373.90345088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1.3900012497" calcext:value-type="float">
            <text:p>1691.39000124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3.14159299842" calcext:value-type="float">
            <text:p>1313.141592998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01.36948006058" calcext:value-type="float">
            <text:p>1401.36948006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35.9682113488" calcext:value-type="float">
            <text:p>1635.96821134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18.52578792533" calcext:value-type="float">
            <text:p>1418.525787925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86.26242211979" calcext:value-type="float">
            <text:p>1786.26242211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6.73914949728" calcext:value-type="float">
            <text:p>1366.739149497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67.48302319127" calcext:value-type="float">
            <text:p>1367.48302319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459.14679418199" calcext:value-type="float">
            <text:p>1459.146794181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21.31481450379" calcext:value-type="float">
            <text:p>1721.314814503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68.6182233901" calcext:value-type="float">
            <text:p>1668.6182233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04.21078235263" calcext:value-type="float">
            <text:p>1604.21078235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019.41157745686" calcext:value-type="float">
            <text:p>2019.41157745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56.27334987116" calcext:value-type="float">
            <text:p>1656.27334987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78.55634868828" calcext:value-type="float">
            <text:p>1578.55634868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2786.33313981422" calcext:value-type="float">
            <text:p>2786.33313981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717.96237912306" calcext:value-type="float">
            <text:p>1717.96237912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315.99730320509" calcext:value-type="float">
            <text:p>1315.997303205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556.43077143152" calcext:value-type="float">
            <text:p>1556.430771431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e fonctionnement</text:p>
          </table:table-cell>
          <table:table-cell office:value-type="float" office:value="1698.97669306775" calcext:value-type="float">
            <text:p>1698.976693067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équipement</text:p>
          </table:table-cell>
          <table:table-cell office:value-type="float" office:value="711.16989048188" calcext:value-type="float">
            <text:p>711.16989048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équipement</text:p>
          </table:table-cell>
          <table:table-cell office:value-type="float" office:value="317.812006115734" calcext:value-type="float">
            <text:p>317.812006115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45.208062573681" calcext:value-type="float">
            <text:p>245.2080625736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équipement</text:p>
          </table:table-cell>
          <table:table-cell office:value-type="float" office:value="452.231200719115" calcext:value-type="float">
            <text:p>452.231200719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équipement</text:p>
          </table:table-cell>
          <table:table-cell office:value-type="float" office:value="535.593196109323" calcext:value-type="float">
            <text:p>535.5931961093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équipement</text:p>
          </table:table-cell>
          <table:table-cell office:value-type="float" office:value="859.210546828287" calcext:value-type="float">
            <text:p>859.210546828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équipement</text:p>
          </table:table-cell>
          <table:table-cell office:value-type="float" office:value="215.251284602484" calcext:value-type="float">
            <text:p>215.251284602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équipement</text:p>
          </table:table-cell>
          <table:table-cell office:value-type="float" office:value="345.599360457297" calcext:value-type="float">
            <text:p>345.5993604572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64.126861370194" calcext:value-type="float">
            <text:p>464.1268613701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équipement</text:p>
          </table:table-cell>
          <table:table-cell office:value-type="float" office:value="188.062024672019" calcext:value-type="float">
            <text:p>188.0620246720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équipement</text:p>
          </table:table-cell>
          <table:table-cell office:value-type="float" office:value="520.493080843325" calcext:value-type="float">
            <text:p>520.4930808433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équipement</text:p>
          </table:table-cell>
          <table:table-cell office:value-type="float" office:value="640.249830491909" calcext:value-type="float">
            <text:p>640.249830491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équipement</text:p>
          </table:table-cell>
          <table:table-cell office:value-type="float" office:value="553.195035186488" calcext:value-type="float">
            <text:p>553.1950351864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20.751355780525" calcext:value-type="float">
            <text:p>420.7513557805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équipement</text:p>
          </table:table-cell>
          <table:table-cell office:value-type="float" office:value="465.277219748689" calcext:value-type="float">
            <text:p>465.277219748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633.169714861751" calcext:value-type="float">
            <text:p>633.1697148617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522.76396637107" calcext:value-type="float">
            <text:p>522.76396637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équipement</text:p>
          </table:table-cell>
          <table:table-cell office:value-type="float" office:value="421.1245063377" calcext:value-type="float">
            <text:p>421.1245063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équipement</text:p>
          </table:table-cell>
          <table:table-cell office:value-type="float" office:value="364.866733956467" calcext:value-type="float">
            <text:p>364.8667339564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équipement</text:p>
          </table:table-cell>
          <table:table-cell office:value-type="float" office:value="446.831419217082" calcext:value-type="float">
            <text:p>446.8314192170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équipement</text:p>
          </table:table-cell>
          <table:table-cell office:value-type="float" office:value="329.867391789479" calcext:value-type="float">
            <text:p>329.8673917894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équipement</text:p>
          </table:table-cell>
          <table:table-cell office:value-type="float" office:value="312.783354071873" calcext:value-type="float">
            <text:p>312.7833540718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équipement</text:p>
          </table:table-cell>
          <table:table-cell office:value-type="float" office:value="363.803342012275" calcext:value-type="float">
            <text:p>363.803342012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équipement</text:p>
          </table:table-cell>
          <table:table-cell office:value-type="float" office:value="524.779308785712" calcext:value-type="float">
            <text:p>524.779308785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équipement</text:p>
          </table:table-cell>
          <table:table-cell office:value-type="float" office:value="275.53398710766" calcext:value-type="float">
            <text:p>275.53398710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équipement</text:p>
          </table:table-cell>
          <table:table-cell office:value-type="float" office:value="1161.24494069785" calcext:value-type="float">
            <text:p>1161.244940697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271.760059749464" calcext:value-type="float">
            <text:p>271.7600597494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446.202775550484" calcext:value-type="float">
            <text:p>446.202775550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équipement</text:p>
          </table:table-cell>
          <table:table-cell office:value-type="float" office:value="602.124121090286" calcext:value-type="float">
            <text:p>602.124121090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équipement</text:p>
          </table:table-cell>
          <table:table-cell office:value-type="float" office:value="373.47637855022" calcext:value-type="float">
            <text:p>373.476378550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équipement</text:p>
          </table:table-cell>
          <table:table-cell office:value-type="float" office:value="437.313264278082" calcext:value-type="float">
            <text:p>437.3132642780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équipement</text:p>
          </table:table-cell>
          <table:table-cell office:value-type="float" office:value="350.003579045495" calcext:value-type="float">
            <text:p>350.003579045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équipement</text:p>
          </table:table-cell>
          <table:table-cell office:value-type="float" office:value="226.610539009752" calcext:value-type="float">
            <text:p>226.6105390097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équipement</text:p>
          </table:table-cell>
          <table:table-cell office:value-type="float" office:value="470.199574824045" calcext:value-type="float">
            <text:p>470.199574824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équipement</text:p>
          </table:table-cell>
          <table:table-cell office:value-type="float" office:value="130.571026135549" calcext:value-type="float">
            <text:p>130.5710261355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équipement</text:p>
          </table:table-cell>
          <table:table-cell office:value-type="float" office:value="508.405672378817" calcext:value-type="float">
            <text:p>508.4056723788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équipement</text:p>
          </table:table-cell>
          <table:table-cell office:value-type="float" office:value="994.800362961982" calcext:value-type="float">
            <text:p>994.800362961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équipement</text:p>
          </table:table-cell>
          <table:table-cell office:value-type="float" office:value="284.493352887199" calcext:value-type="float">
            <text:p>284.4933528871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équipement</text:p>
          </table:table-cell>
          <table:table-cell office:value-type="float" office:value="271.120356719419" calcext:value-type="float">
            <text:p>271.1203567194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équipement</text:p>
          </table:table-cell>
          <table:table-cell office:value-type="float" office:value="1065.0638935069" calcext:value-type="float">
            <text:p>1065.06389350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8.339780293171" calcext:value-type="float">
            <text:p>108.339780293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tervention</text:p>
          </table:table-cell>
          <table:table-cell office:value-type="float" office:value="135.281270931366" calcext:value-type="float">
            <text:p>135.281270931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97.7893671457797" calcext:value-type="float">
            <text:p>97.78936714577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039913668861" calcext:value-type="float">
            <text:p>100.039913668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intervention</text:p>
          </table:table-cell>
          <table:table-cell office:value-type="float" office:value="52.7886233904155" calcext:value-type="float">
            <text:p>52.78862339041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187646286572" calcext:value-type="float">
            <text:p>136.187646286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tervention</text:p>
          </table:table-cell>
          <table:table-cell office:value-type="float" office:value="97.9195457867005" calcext:value-type="float">
            <text:p>97.9195457867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tervention</text:p>
          </table:table-cell>
          <table:table-cell office:value-type="float" office:value="142.157326803975" calcext:value-type="float">
            <text:p>142.1573268039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52.873005131643" calcext:value-type="float">
            <text:p>152.8730051316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tervention</text:p>
          </table:table-cell>
          <table:table-cell office:value-type="float" office:value="106.267126326184" calcext:value-type="float">
            <text:p>106.267126326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48.968278161294" calcext:value-type="float">
            <text:p>148.968278161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tervention</text:p>
          </table:table-cell>
          <table:table-cell office:value-type="float" office:value="102.260110614883" calcext:value-type="float">
            <text:p>102.260110614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896145258911" calcext:value-type="float">
            <text:p>132.896145258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62.11776555056" calcext:value-type="float">
            <text:p>162.117765550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tervention</text:p>
          </table:table-cell>
          <table:table-cell office:value-type="float" office:value="33.9142236146466" calcext:value-type="float">
            <text:p>33.9142236146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tervention</text:p>
          </table:table-cell>
          <table:table-cell office:value-type="float" office:value="136.383119330077" calcext:value-type="float">
            <text:p>136.383119330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tervention</text:p>
          </table:table-cell>
          <table:table-cell office:value-type="float" office:value="81.5807865231293" calcext:value-type="float">
            <text:p>81.5807865231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tervention</text:p>
          </table:table-cell>
          <table:table-cell office:value-type="float" office:value="85.0244660450387" calcext:value-type="float">
            <text:p>85.02446604503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352.901149952458" calcext:value-type="float">
            <text:p>352.901149952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tervention</text:p>
          </table:table-cell>
          <table:table-cell office:value-type="float" office:value="100.846030473929" calcext:value-type="float">
            <text:p>100.846030473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tervention</text:p>
          </table:table-cell>
          <table:table-cell office:value-type="float" office:value="52.2142497119816" calcext:value-type="float">
            <text:p>52.2142497119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9.66176551883" calcext:value-type="float">
            <text:p>129.66176551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tervention</text:p>
          </table:table-cell>
          <table:table-cell office:value-type="float" office:value="101.081758838548" calcext:value-type="float">
            <text:p>101.081758838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tervention</text:p>
          </table:table-cell>
          <table:table-cell office:value-type="float" office:value="60.5553035587189" calcext:value-type="float">
            <text:p>60.5553035587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tervention</text:p>
          </table:table-cell>
          <table:table-cell office:value-type="float" office:value="103.578457514706" calcext:value-type="float">
            <text:p>103.5784575147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60.4356969077909" calcext:value-type="float">
            <text:p>60.4356969077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tervention</text:p>
          </table:table-cell>
          <table:table-cell office:value-type="float" office:value="116.916550866339" calcext:value-type="float">
            <text:p>116.916550866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tervention</text:p>
          </table:table-cell>
          <table:table-cell office:value-type="float" office:value="145.971933430667" calcext:value-type="float">
            <text:p>145.971933430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4.697092055382" calcext:value-type="float">
            <text:p>134.697092055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tervention</text:p>
          </table:table-cell>
          <table:table-cell office:value-type="float" office:value="151.556236970332" calcext:value-type="float">
            <text:p>151.556236970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intervention</text:p>
          </table:table-cell>
          <table:table-cell office:value-type="float" office:value="120.640938922722" calcext:value-type="float">
            <text:p>120.640938922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tervention</text:p>
          </table:table-cell>
          <table:table-cell office:value-type="float" office:value="358.862369912725" calcext:value-type="float">
            <text:p>358.862369912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9.892914276992" calcext:value-type="float">
            <text:p>139.892914276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tervention</text:p>
          </table:table-cell>
          <table:table-cell office:value-type="float" office:value="132.685506002683" calcext:value-type="float">
            <text:p>132.6855060026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tervention</text:p>
          </table:table-cell>
          <table:table-cell office:value-type="float" office:value="176.59992161808" calcext:value-type="float">
            <text:p>176.599921618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tervention</text:p>
          </table:table-cell>
          <table:table-cell office:value-type="float" office:value="396.202551516122" calcext:value-type="float">
            <text:p>396.202551516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tervention</text:p>
          </table:table-cell>
          <table:table-cell office:value-type="float" office:value="90.6950947145317" calcext:value-type="float">
            <text:p>90.69509471453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tervention</text:p>
          </table:table-cell>
          <table:table-cell office:value-type="float" office:value="128.509937078063" calcext:value-type="float">
            <text:p>128.509937078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tervention</text:p>
          </table:table-cell>
          <table:table-cell office:value-type="float" office:value="86.1855038919532" calcext:value-type="float">
            <text:p>86.18550389195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tervention</text:p>
          </table:table-cell>
          <table:table-cell office:value-type="float" office:value="118.088672365119" calcext:value-type="float">
            <text:p>118.0886723651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711.16989048188" calcext:value-type="float">
            <text:p>711.169890481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92.631691244087" calcext:value-type="float">
            <text:p>392.6316912440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69.581273202191" calcext:value-type="float">
            <text:p>269.581273202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7.019051224268" calcext:value-type="float">
            <text:p>497.0190512242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54.521796698404" calcext:value-type="float">
            <text:p>554.521796698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881.172483738291" calcext:value-type="float">
            <text:p>881.1724837382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19.505963970076" calcext:value-type="float">
            <text:p>219.5059639700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180396099529" calcext:value-type="float">
            <text:p>374.180396099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98.715098637858" calcext:value-type="float">
            <text:p>498.715098637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89.994861954181" calcext:value-type="float">
            <text:p>189.9948619541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75.910788978409" calcext:value-type="float">
            <text:p>575.910788978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60.957288708304" calcext:value-type="float">
            <text:p>660.957288708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00.705591133005" calcext:value-type="float">
            <text:p>600.705591133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7.602010738856" calcext:value-type="float">
            <text:p>447.6020107388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5.062404274265" calcext:value-type="float">
            <text:p>475.062404274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47.858654953917" calcext:value-type="float">
            <text:p>647.8586549539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22.79133018542" calcext:value-type="float">
            <text:p>522.79133018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33.419930476069" calcext:value-type="float">
            <text:p>433.4199304760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1.359608377688" calcext:value-type="float">
            <text:p>371.3596083776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53.973591459075" calcext:value-type="float">
            <text:p>453.973591459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36.966312763887" calcext:value-type="float">
            <text:p>336.9663127638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22.015133252855" calcext:value-type="float">
            <text:p>322.0151332528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8.375640160472" calcext:value-type="float">
            <text:p>388.3756401604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63.990855398875" calcext:value-type="float">
            <text:p>563.990855398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03.008036081248" calcext:value-type="float">
            <text:p>303.008036081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172.7432643252" calcext:value-type="float">
            <text:p>1172.7432643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3.575059749464" calcext:value-type="float">
            <text:p>273.5750597494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60.433475605995" calcext:value-type="float">
            <text:p>460.433475605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672.158517117011" calcext:value-type="float">
            <text:p>672.1585171170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07.802705215488" calcext:value-type="float">
            <text:p>407.8027052154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44.472412281658" calcext:value-type="float">
            <text:p>444.4724122816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84.170497987489" calcext:value-type="float">
            <text:p>384.170497987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74.635706489122" calcext:value-type="float">
            <text:p>374.635706489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473.85674031768" calcext:value-type="float">
            <text:p>473.85674031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32.165200652771" calcext:value-type="float">
            <text:p>132.1652006527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539.083609598548" calcext:value-type="float">
            <text:p>539.083609598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994.800362961982" calcext:value-type="float">
            <text:p>994.800362961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311.506102444779" calcext:value-type="float">
            <text:p>311.506102444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278.127975411104" calcext:value-type="float">
            <text:p>278.127975411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 hors remb</text:p>
          </table:table-cell>
          <table:table-cell office:value-type="float" office:value="1068.33031602886" calcext:value-type="float">
            <text:p>1068.330316028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ôts au Trésor</text:p>
          </table:table-cell>
          <table:table-cell office:value-type="float" office:value="313.694866107535" calcext:value-type="float">
            <text:p>313.6948661075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58.201999260304" calcext:value-type="float">
            <text:p>158.201999260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ôts au Trésor</text:p>
          </table:table-cell>
          <table:table-cell office:value-type="float" office:value="107.134334185805" calcext:value-type="float">
            <text:p>107.134334185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ôts au Trésor</text:p>
          </table:table-cell>
          <table:table-cell office:value-type="float" office:value="320.20069491061" calcext:value-type="float">
            <text:p>320.20069491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ôts au Trésor</text:p>
          </table:table-cell>
          <table:table-cell office:value-type="float" office:value="271.884119149861" calcext:value-type="float">
            <text:p>271.884119149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ôts au Trésor</text:p>
          </table:table-cell>
          <table:table-cell office:value-type="float" office:value="290.465395631937" calcext:value-type="float">
            <text:p>290.465395631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ôts au Trésor</text:p>
          </table:table-cell>
          <table:table-cell office:value-type="float" office:value="53.8140605245461" calcext:value-type="float">
            <text:p>53.81406052454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6.30099342414279" calcext:value-type="float">
            <text:p>6.300993424142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ôts au Trésor</text:p>
          </table:table-cell>
          <table:table-cell office:value-type="float" office:value="772.358364989231" calcext:value-type="float">
            <text:p>772.358364989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ôts au Trésor</text:p>
          </table:table-cell>
          <table:table-cell office:value-type="float" office:value="110.028750449365" calcext:value-type="float">
            <text:p>110.0287504493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ôts au Trésor</text:p>
          </table:table-cell>
          <table:table-cell office:value-type="float" office:value="24.4337786062358" calcext:value-type="float">
            <text:p>24.43377860623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ôts au Trésor</text:p>
          </table:table-cell>
          <table:table-cell office:value-type="float" office:value="364.803596059113" calcext:value-type="float">
            <text:p>364.8035960591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59.5252033111472" calcext:value-type="float">
            <text:p>59.52520331114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ôts au Trésor</text:p>
          </table:table-cell>
          <table:table-cell office:value-type="float" office:value="377.928307608588" calcext:value-type="float">
            <text:p>377.928307608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449.693918490783" calcext:value-type="float">
            <text:p>449.693918490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909.506907750778" calcext:value-type="float">
            <text:p>909.506907750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ôts au Trésor</text:p>
          </table:table-cell>
          <table:table-cell office:value-type="float" office:value="401.663894187969" calcext:value-type="float">
            <text:p>401.663894187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ôts au Trésor</text:p>
          </table:table-cell>
          <table:table-cell office:value-type="float" office:value="232.804676316587" calcext:value-type="float">
            <text:p>232.8046763165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ôts au Trésor</text:p>
          </table:table-cell>
          <table:table-cell office:value-type="float" office:value="951.867806405694" calcext:value-type="float">
            <text:p>951.8678064056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ôts au Trésor</text:p>
          </table:table-cell>
          <table:table-cell office:value-type="float" office:value="129.096009890473" calcext:value-type="float">
            <text:p>129.0960098904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ôts au Trésor</text:p>
          </table:table-cell>
          <table:table-cell office:value-type="float" office:value="476.918197139939" calcext:value-type="float">
            <text:p>476.918197139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ôts au Trésor</text:p>
          </table:table-cell>
          <table:table-cell office:value-type="float" office:value="359.098315576928" calcext:value-type="float">
            <text:p>359.098315576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ôts au Trésor</text:p>
          </table:table-cell>
          <table:table-cell office:value-type="float" office:value="204.542791420578" calcext:value-type="float">
            <text:p>204.542791420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ôts au Trésor</text:p>
          </table:table-cell>
          <table:table-cell office:value-type="float" office:value="280.872884552986" calcext:value-type="float">
            <text:p>280.8728845529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ôts au Trésor</text:p>
          </table:table-cell>
          <table:table-cell office:value-type="float" office:value="27.4506223855378" calcext:value-type="float">
            <text:p>27.4506223855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269.843331135652" calcext:value-type="float">
            <text:p>269.8433311356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108.990797199778" calcext:value-type="float">
            <text:p>108.990797199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ôts au Trésor</text:p>
          </table:table-cell>
          <table:table-cell office:value-type="float" office:value="298.813065097854" calcext:value-type="float">
            <text:p>298.8130650978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ôts au Trésor</text:p>
          </table:table-cell>
          <table:table-cell office:value-type="float" office:value="378.602054294438" calcext:value-type="float">
            <text:p>378.602054294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ôts au Trésor</text:p>
          </table:table-cell>
          <table:table-cell office:value-type="float" office:value="89.8270884443511" calcext:value-type="float">
            <text:p>89.8270884443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ôts au Trésor</text:p>
          </table:table-cell>
          <table:table-cell office:value-type="float" office:value="177.79475957869" calcext:value-type="float">
            <text:p>177.79475957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ôts au Trésor</text:p>
          </table:table-cell>
          <table:table-cell office:value-type="float" office:value="44.1504945026224" calcext:value-type="float">
            <text:p>44.15049450262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ôts au Trésor</text:p>
          </table:table-cell>
          <table:table-cell office:value-type="float" office:value="467.090149474869" calcext:value-type="float">
            <text:p>467.090149474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ôts au Trésor</text:p>
          </table:table-cell>
          <table:table-cell office:value-type="float" office:value="58.7223491404177" calcext:value-type="float">
            <text:p>58.72234914041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ôts au Trésor</text:p>
          </table:table-cell>
          <table:table-cell office:value-type="float" office:value="94.1142936973024" calcext:value-type="float">
            <text:p>94.11429369730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ôts au Trésor</text:p>
          </table:table-cell>
          <table:table-cell office:value-type="float" office:value="594.045829863336" calcext:value-type="float">
            <text:p>594.045829863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ôts au Trésor</text:p>
          </table:table-cell>
          <table:table-cell office:value-type="float" office:value="165.750165584846" calcext:value-type="float">
            <text:p>165.750165584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ôts au Trésor</text:p>
          </table:table-cell>
          <table:table-cell office:value-type="float" office:value="122.537879006358" calcext:value-type="float">
            <text:p>122.5378790063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ôts au Trésor</text:p>
          </table:table-cell>
          <table:table-cell office:value-type="float" office:value="379.41022166091" calcext:value-type="float">
            <text:p>379.410221660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ôts au Trésor</text:p>
          </table:table-cell>
          <table:table-cell office:value-type="float" office:value="187.517507841907" calcext:value-type="float">
            <text:p>187.5175078419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ETR</text:p>
          </table:table-cell>
          <table:table-cell office:value-type="float" office:value="0.573491286469552" calcext:value-type="float">
            <text:p>0.573491286469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ETR</text:p>
          </table:table-cell>
          <table:table-cell office:value-type="float" office:value="3.77726094470046" calcext:value-type="float">
            <text:p>3.777260944700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74.194584473571" calcext:value-type="float">
            <text:p>374.194584473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921233905827" calcext:value-type="float">
            <text:p>157.9212339058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3.96723469982" calcext:value-type="float">
            <text:p>153.96723469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0.926039454757" calcext:value-type="float">
            <text:p>320.926039454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90.935315540577" calcext:value-type="float">
            <text:p>390.935315540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75.230425688281" calcext:value-type="float">
            <text:p>475.2304256882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011365164761" calcext:value-type="float">
            <text:p>109.0113651647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24.842816882507" calcext:value-type="float">
            <text:p>924.8428168825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88.3884863912277" calcext:value-type="float">
            <text:p>88.3884863912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23.726807502802" calcext:value-type="float">
            <text:p>423.726807502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6.71404236306" calcext:value-type="float">
            <text:p>306.71404236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43.317646023927" calcext:value-type="float">
            <text:p>443.317646023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95.017823517348" calcext:value-type="float">
            <text:p>495.017823517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46.961116058178" calcext:value-type="float">
            <text:p>246.961116058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2973790322581" calcext:value-type="float">
            <text:p>90.29737903225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75.968444086145" calcext:value-type="float">
            <text:p>275.9684440861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1.871507906228" calcext:value-type="float">
            <text:p>131.8715079062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57.1942965944" calcext:value-type="float">
            <text:p>157.1942965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39.754412811388" calcext:value-type="float">
            <text:p>339.754412811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8.111705213922" calcext:value-type="float">
            <text:p>138.1117052139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34.959791995543" calcext:value-type="float">
            <text:p>134.9597919955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2.892744228061" calcext:value-type="float">
            <text:p>302.892744228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90.7307203210219" calcext:value-type="float">
            <text:p>90.7307203210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25.340976443358" calcext:value-type="float">
            <text:p>325.3409764433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76.7260945881658" calcext:value-type="float">
            <text:p>76.72609458816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4.869334102522" calcext:value-type="float">
            <text:p>104.869334102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04.383611916363" calcext:value-type="float">
            <text:p>404.383611916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308.245905516467" calcext:value-type="float">
            <text:p>308.2459055164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9.767489711934" calcext:value-type="float">
            <text:p>109.7674897119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86.114416819122" calcext:value-type="float">
            <text:p>186.114416819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4.421091654491" calcext:value-type="float">
            <text:p>144.421091654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51.112125594605" calcext:value-type="float">
            <text:p>251.1121255946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6.254463615904" calcext:value-type="float">
            <text:p>26.254463615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23.292950271144" calcext:value-type="float">
            <text:p>523.292950271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77.035754024182" calcext:value-type="float">
            <text:p>577.035754024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5.35514093529789" calcext:value-type="float">
            <text:p>5.355140935297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0.6656510796132" calcext:value-type="float">
            <text:p>10.6656510796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235.28501671364" calcext:value-type="float">
            <text:p>235.285016713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143.834682200113" calcext:value-type="float">
            <text:p>143.8346822001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otation globale de fonctionnement</text:p>
          </table:table-cell>
          <table:table-cell office:value-type="float" office:value="463.142644291092" calcext:value-type="float">
            <text:p>463.14264429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</text:p>
          </table:table-cell>
          <table:table-cell office:value-type="float" office:value="1180.54528767214" calcext:value-type="float">
            <text:p>1180.545287672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711.15501467835" calcext:value-type="float">
            <text:p>1711.15501467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</text:p>
          </table:table-cell>
          <table:table-cell office:value-type="float" office:value="3596.26544729446" calcext:value-type="float">
            <text:p>3596.26544729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</text:p>
          </table:table-cell>
          <table:table-cell office:value-type="float" office:value="1441.99089201315" calcext:value-type="float">
            <text:p>1441.99089201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</text:p>
          </table:table-cell>
          <table:table-cell office:value-type="float" office:value="2039.09155768151" calcext:value-type="float">
            <text:p>2039.091557681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</text:p>
          </table:table-cell>
          <table:table-cell office:value-type="float" office:value="1952.00591497541" calcext:value-type="float">
            <text:p>1952.005914975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</text:p>
          </table:table-cell>
          <table:table-cell office:value-type="float" office:value="1126.98513786147" calcext:value-type="float">
            <text:p>1126.98513786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</text:p>
          </table:table-cell>
          <table:table-cell office:value-type="float" office:value="756.994164262229" calcext:value-type="float">
            <text:p>756.9941642622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</text:p>
          </table:table-cell>
          <table:table-cell office:value-type="float" office:value="786.308441355003" calcext:value-type="float">
            <text:p>786.308441355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</text:p>
          </table:table-cell>
          <table:table-cell office:value-type="float" office:value="1552.79005286642" calcext:value-type="float">
            <text:p>1552.790052866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</text:p>
          </table:table-cell>
          <table:table-cell office:value-type="float" office:value="1950.16339742247" calcext:value-type="float">
            <text:p>1950.16339742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</text:p>
          </table:table-cell>
          <table:table-cell office:value-type="float" office:value="277.184480999296" calcext:value-type="float">
            <text:p>277.1844809992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ncours de dette</text:p>
          </table:table-cell>
          <table:table-cell office:value-type="float" office:value="407.978014430337" calcext:value-type="float">
            <text:p>407.9780144303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</text:p>
          </table:table-cell>
          <table:table-cell office:value-type="float" office:value="127.108855001484" calcext:value-type="float">
            <text:p>127.1088550014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</text:p>
          </table:table-cell>
          <table:table-cell office:value-type="float" office:value="1373.44019585253" calcext:value-type="float">
            <text:p>1373.44019585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04.80538869054" calcext:value-type="float">
            <text:p>1004.80538869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</text:p>
          </table:table-cell>
          <table:table-cell office:value-type="float" office:value="761.138352198058" calcext:value-type="float">
            <text:p>761.1383521980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</text:p>
          </table:table-cell>
          <table:table-cell office:value-type="float" office:value="814.523177549872" calcext:value-type="float">
            <text:p>814.5231775498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</text:p>
          </table:table-cell>
          <table:table-cell office:value-type="float" office:value="1069.87604199288" calcext:value-type="float">
            <text:p>1069.876041992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</text:p>
          </table:table-cell>
          <table:table-cell office:value-type="float" office:value="1861.35224365555" calcext:value-type="float">
            <text:p>1861.35224365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</text:p>
          </table:table-cell>
          <table:table-cell office:value-type="float" office:value="502.722735165754" calcext:value-type="float">
            <text:p>502.722735165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</text:p>
          </table:table-cell>
          <table:table-cell office:value-type="float" office:value="293.011158638646" calcext:value-type="float">
            <text:p>293.0111586386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</text:p>
          </table:table-cell>
          <table:table-cell office:value-type="float" office:value="878.772616638879" calcext:value-type="float">
            <text:p>878.772616638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</text:p>
          </table:table-cell>
          <table:table-cell office:value-type="float" office:value="1199.15959397781" calcext:value-type="float">
            <text:p>1199.15959397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</text:p>
          </table:table-cell>
          <table:table-cell office:value-type="float" office:value="1793.24992782034" calcext:value-type="float">
            <text:p>1793.24992782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</text:p>
          </table:table-cell>
          <table:table-cell office:value-type="float" office:value="329.520243530575" calcext:value-type="float">
            <text:p>329.5202435305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</text:p>
          </table:table-cell>
          <table:table-cell office:value-type="float" office:value="1249.86855208783" calcext:value-type="float">
            <text:p>1249.868552087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ncours de dette</text:p>
          </table:table-cell>
          <table:table-cell office:value-type="float" office:value="923.56173298646" calcext:value-type="float">
            <text:p>923.561732986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ncours de dette</text:p>
          </table:table-cell>
          <table:table-cell office:value-type="float" office:value="623.215138722952" calcext:value-type="float">
            <text:p>623.2151387229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</text:p>
          </table:table-cell>
          <table:table-cell office:value-type="float" office:value="838.556915094623" calcext:value-type="float">
            <text:p>838.556915094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</text:p>
          </table:table-cell>
          <table:table-cell office:value-type="float" office:value="1828.53793488453" calcext:value-type="float">
            <text:p>1828.537934884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</text:p>
          </table:table-cell>
          <table:table-cell office:value-type="float" office:value="1084.83662734575" calcext:value-type="float">
            <text:p>1084.836627345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</text:p>
          </table:table-cell>
          <table:table-cell office:value-type="float" office:value="1636.09591466617" calcext:value-type="float">
            <text:p>1636.095914666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</text:p>
          </table:table-cell>
          <table:table-cell office:value-type="float" office:value="1263.55023056806" calcext:value-type="float">
            <text:p>1263.550230568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</text:p>
          </table:table-cell>
          <table:table-cell office:value-type="float" office:value="1182.71925846253" calcext:value-type="float">
            <text:p>1182.719258462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</text:p>
          </table:table-cell>
          <table:table-cell office:value-type="float" office:value="157.195420937433" calcext:value-type="float">
            <text:p>157.195420937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</text:p>
          </table:table-cell>
          <table:table-cell office:value-type="float" office:value="776.012270499404" calcext:value-type="float">
            <text:p>776.012270499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</text:p>
          </table:table-cell>
          <table:table-cell office:value-type="float" office:value="13.8911076882742" calcext:value-type="float">
            <text:p>13.8911076882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</text:p>
          </table:table-cell>
          <table:table-cell office:value-type="float" office:value="942.630427599361" calcext:value-type="float">
            <text:p>942.6304275993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</text:p>
          </table:table-cell>
          <table:table-cell office:value-type="float" office:value="840.23244510665" calcext:value-type="float">
            <text:p>840.23244510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536490100710178" calcext:value-type="float">
            <text:p>0.536490100710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252120847877" calcext:value-type="float">
            <text:p>2.412521208478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1794419264173" calcext:value-type="float">
            <text:p>2.417944192641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3.42220956914857" calcext:value-type="float">
            <text:p>3.422209569148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9177057853636" calcext:value-type="float">
            <text:p>1.49177057853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2469642150489" calcext:value-type="float">
            <text:p>2.2469642150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82917283120377" calcext:value-type="float">
            <text:p>0.882917283120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13587532711535" calcext:value-type="float">
            <text:p>0.4135875327115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0550876525196134" calcext:value-type="float">
            <text:p>0.0550876525196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24033259330625" calcext:value-type="float">
            <text:p>7.24033259330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66572836030964" calcext:value-type="float">
            <text:p>0.4665728360309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5464384659843" calcext:value-type="float">
            <text:p>1.5464384659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3261848224" calcext:value-type="float">
            <text:p>1.1232618482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7668778801843" calcext:value-type="float">
            <text:p>1.67668778801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31459403431994" calcext:value-type="float">
            <text:p>1.31459403431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4.6589825766247" calcext:value-type="float">
            <text:p>14.6589825766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5946687437795" calcext:value-type="float">
            <text:p>1.15946687437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1217743772242" calcext:value-type="float">
            <text:p>1.1217743772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2993528345845" calcext:value-type="float">
            <text:p>2.02993528345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92673832296406" calcext:value-type="float">
            <text:p>1.92673832296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7.32642259358644" calcext:value-type="float">
            <text:p>7.326422593586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4.1965103003928" calcext:value-type="float">
            <text:p>4.1965103003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6244781414264" calcext:value-type="float">
            <text:p>0.836244781414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1.9679502616513" calcext:value-type="float">
            <text:p>11.9679502616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29677764957969" calcext:value-type="float">
            <text:p>1.29677764957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294571023252945" calcext:value-type="float">
            <text:p>0.294571023252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0506764027671" calcext:value-type="float">
            <text:p>2.0506764027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72633280233639" calcext:value-type="float">
            <text:p>2.72633280233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7058003179078" calcext:value-type="float">
            <text:p>1.070580031790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2.46227184508363" calcext:value-type="float">
            <text:p>2.46227184508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38912982871879" calcext:value-type="float">
            <text:p>0.838912982871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66485783945987" calcext:value-type="float">
            <text:p>1.66485783945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874851736471674" calcext:value-type="float">
            <text:p>0.874851736471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45179660262592" calcext:value-type="float">
            <text:p>1.451796602625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1.03023142216528" calcext:value-type="float">
            <text:p>1.030231422165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5.16756259107167" calcext:value-type="float">
            <text:p>5.16756259107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94622992724651" calcext:value-type="float">
            <text:p>0.94622992724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96685138409196" calcext:value-type="float">
            <text:p>0.496685138409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épôts et cautionnements reçus</text:p>
          </table:table-cell>
          <table:table-cell office:value-type="float" office:value="0.479789836888331" calcext:value-type="float">
            <text:p>0.479789836888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8.8581800152893" calcext:value-type="float">
            <text:p>98.85818001528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8.336743718361" calcext:value-type="float">
            <text:p>138.3367437183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6.640747980655" calcext:value-type="float">
            <text:p>116.6407479806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7601376807" calcext:value-type="float">
            <text:p>112.357601376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17.906911452954" calcext:value-type="float">
            <text:p>217.9069114529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5.466724329621" calcext:value-type="float">
            <text:p>115.4667243296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5.515084734365" calcext:value-type="float">
            <text:p>165.5150847343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0.1793699255184" calcext:value-type="float">
            <text:p>60.17936992551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1.522102995888" calcext:value-type="float">
            <text:p>151.5221029958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7.6174541648163" calcext:value-type="float">
            <text:p>87.6174541648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2.359340398498" calcext:value-type="float">
            <text:p>112.3593403984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721001055595" calcext:value-type="float">
            <text:p>160.721001055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236.34526129351" calcext:value-type="float">
            <text:p>236.345261293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4.041648609874" calcext:value-type="float">
            <text:p>114.041648609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9.518659274194" calcext:value-type="float">
            <text:p>169.5186592741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6.8934780605781" calcext:value-type="float">
            <text:p>86.8934780605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7.56726906609" calcext:value-type="float">
            <text:p>157.56726906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54023324246" calcext:value-type="float">
            <text:p>129.540233242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9.721985765125" calcext:value-type="float">
            <text:p>139.7219857651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1.368800289216" calcext:value-type="float">
            <text:p>171.3688002892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1.5087533661436" calcext:value-type="float">
            <text:p>91.5087533661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60.31574351072" calcext:value-type="float">
            <text:p>160.31574351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18.065393788679" calcext:value-type="float">
            <text:p>118.065393788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3.2279735663761" calcext:value-type="float">
            <text:p>93.22797356637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72.327061303499" calcext:value-type="float">
            <text:p>172.327061303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630913960771" calcext:value-type="float">
            <text:p>155.6309139607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75.0951168815148" calcext:value-type="float">
            <text:p>75.0951168815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32.215597469402" calcext:value-type="float">
            <text:p>132.2155974694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7.217383512545" calcext:value-type="float">
            <text:p>127.217383512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73240560238" calcext:value-type="float">
            <text:p>109.573240560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94.91919706915" calcext:value-type="float">
            <text:p>194.919197069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2.8439436497012" calcext:value-type="float">
            <text:p>92.8439436497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55.428867591898" calcext:value-type="float">
            <text:p>155.4288675918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entes de biens et services</text:p>
          </table:table-cell>
          <table:table-cell office:value-type="float" office:value="94.6645211722626" calcext:value-type="float">
            <text:p>94.6645211722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67.1368550799891" calcext:value-type="float">
            <text:p>67.13685507998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47.1540292013667" calcext:value-type="float">
            <text:p>47.15402920136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09.56842230759" calcext:value-type="float">
            <text:p>109.568422307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129.244487120666" calcext:value-type="float">
            <text:p>129.2444871206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88.3071653177999" calcext:value-type="float">
            <text:p>88.3071653177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entes de biens et services</text:p>
          </table:table-cell>
          <table:table-cell office:value-type="float" office:value="57.430349749059" calcext:value-type="float">
            <text:p>57.430349749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8048398497658" calcext:value-type="float">
            <text:p>35.80483984976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2706130232772" calcext:value-type="float">
            <text:p>22.2706130232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1543529233026" calcext:value-type="float">
            <text:p>36.1543529233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7819843824921" calcext:value-type="float">
            <text:p>25.78198438249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4383486438004" calcext:value-type="float">
            <text:p>26.4383486438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6339881659037" calcext:value-type="float">
            <text:p>44.6339881659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79.1535722932078" calcext:value-type="float">
            <text:p>79.15357229320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60.6843994497752" calcext:value-type="float">
            <text:p>60.68439944977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7639553553946" calcext:value-type="float">
            <text:p>29.7639553553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0.2155006449703" calcext:value-type="float">
            <text:p>20.2155006449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1.7367408090032" calcext:value-type="float">
            <text:p>41.7367408090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687315270937" calcext:value-type="float">
            <text:p>29.26873152709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6.8765743796259" calcext:value-type="float">
            <text:p>16.8765743796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6896950133571" calcext:value-type="float">
            <text:p>32.6896950133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3902620967742" calcext:value-type="float">
            <text:p>35.3902620967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7915513071516" calcext:value-type="float">
            <text:p>39.79155130715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8712153970068" calcext:value-type="float">
            <text:p>25.87121539700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3958704400883" calcext:value-type="float">
            <text:p>22.3958704400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8.3882263345196" calcext:value-type="float">
            <text:p>38.38822633451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9.498086175654" calcext:value-type="float">
            <text:p>39.4980861756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2.4150543225927" calcext:value-type="float">
            <text:p>32.4150543225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2294420680677" calcext:value-type="float">
            <text:p>26.22944206806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8.1148064260887" calcext:value-type="float">
            <text:p>48.11480642608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4.3673503644896" calcext:value-type="float">
            <text:p>44.36735036448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7288667793105" calcext:value-type="float">
            <text:p>31.7288667793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9.219387671007" calcext:value-type="float">
            <text:p>29.2193876710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6.6886381298958" calcext:value-type="float">
            <text:p>26.68863812989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2.5489144445103" calcext:value-type="float">
            <text:p>22.5489144445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5214151068632" calcext:value-type="float">
            <text:p>30.5214151068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5.2872986833818" calcext:value-type="float">
            <text:p>35.28729868338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0683404932726" calcext:value-type="float">
            <text:p>30.0683404932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5.6586659058039" calcext:value-type="float">
            <text:p>25.65866590580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54.9939049137282" calcext:value-type="float">
            <text:p>54.99390491372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1.9150599976924" calcext:value-type="float">
            <text:p>31.9150599976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6812654847568" calcext:value-type="float">
            <text:p>27.68126548475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42.2826708306638" calcext:value-type="float">
            <text:p>42.28267083066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0.2580222546034" calcext:value-type="float">
            <text:p>30.2580222546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27.4975909418626" calcext:value-type="float">
            <text:p>27.4975909418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19.4000886643642" calcext:value-type="float">
            <text:p>19.40008866436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e fonctionnement</text:p>
          </table:table-cell>
          <table:table-cell office:value-type="float" office:value="36.3407355708908" calcext:value-type="float">
            <text:p>36.3407355708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5237795676885" calcext:value-type="float">
            <text:p>13.52377956768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502593675597" calcext:value-type="float">
            <text:p>10.502593675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4.2814316461145" calcext:value-type="float">
            <text:p>44.28143164611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12248664292075" calcext:value-type="float">
            <text:p>3.12248664292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452972404921092" calcext:value-type="float">
            <text:p>0.45297240492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98274068630218" calcext:value-type="float">
            <text:p>0.298274068630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8.5810356422327" calcext:value-type="float">
            <text:p>28.5810356422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4234717842045" calcext:value-type="float">
            <text:p>13.4234717842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93283728216174" calcext:value-type="float">
            <text:p>1.932837282161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41.0697625240542" calcext:value-type="float">
            <text:p>41.0697625240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6.0040239321969" calcext:value-type="float">
            <text:p>16.00402393219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0879662209711471" calcext:value-type="float">
            <text:p>0.008796622097114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343046777411811" calcext:value-type="float">
            <text:p>0.0343046777411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6.74930320569897" calcext:value-type="float">
            <text:p>6.749303205698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6889400921659" calcext:value-type="float">
            <text:p>14.6889400921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61386917631103" calcext:value-type="float">
            <text:p>8.61386917631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02029057942791" calcext:value-type="float">
            <text:p>2.02029057942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14217224199285" calcext:value-type="float">
            <text:p>7.14217224199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395342194292" calcext:value-type="float">
            <text:p>1.593953421942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585012535982914" calcext:value-type="float">
            <text:p>0.0585012535982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2.48892823932622" calcext:value-type="float">
            <text:p>2.48892823932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9.211546613163" calcext:value-type="float">
            <text:p>39.211546613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8.25013433126395" calcext:value-type="float">
            <text:p>8.250134331263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9.59844009908302" calcext:value-type="float">
            <text:p>9.59844009908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815" calcext:value-type="float">
            <text:p>1.8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.230700055511" calcext:value-type="float">
            <text:p>14.230700055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3504842428901" calcext:value-type="float">
            <text:p>30.3504842428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7.67796778934109" calcext:value-type="float">
            <text:p>7.67796778934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270439845607048" calcext:value-type="float">
            <text:p>0.2704398456070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0.6820519767908" calcext:value-type="float">
            <text:p>30.68205197679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44.516983308327" calcext:value-type="float">
            <text:p>144.516983308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.59417451722177" calcext:value-type="float">
            <text:p>1.594174517221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3.0610249839847" calcext:value-type="float">
            <text:p>13.0610249839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10.796810316576" calcext:value-type="float">
            <text:p>10.796810316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0.091625599257661" calcext:value-type="float">
            <text:p>0.091625599257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dépenses d'investissement</text:p>
          </table:table-cell>
          <table:table-cell office:value-type="float" office:value="3.26642252195733" calcext:value-type="float">
            <text:p>3.26642252195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699016607762" calcext:value-type="float">
            <text:p>47.6990166077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0.6983198492869" calcext:value-type="float">
            <text:p>70.6983198492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1.8023948547841" calcext:value-type="float">
            <text:p>41.8023948547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966033632441" calcext:value-type="float">
            <text:p>22.79660336324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4.2918611730173" calcext:value-type="float">
            <text:p>44.29186117301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6819149377204" calcext:value-type="float">
            <text:p>10.68191493772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5.0703866845998" calcext:value-type="float">
            <text:p>25.0703866845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9235351942562" calcext:value-type="float">
            <text:p>32.9235351942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4931192480911" calcext:value-type="float">
            <text:p>31.4931192480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408001015035" calcext:value-type="float">
            <text:p>27.408001015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90.9391093145675" calcext:value-type="float">
            <text:p>90.93910931456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4.9281887755101" calcext:value-type="float">
            <text:p>24.9281887755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0171942875252" calcext:value-type="float">
            <text:p>27.0171942875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.1562936578609" calcext:value-type="float">
            <text:p>30.1562936578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8.7871658986175" calcext:value-type="float">
            <text:p>28.78716589861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03.940448001843" calcext:value-type="float">
            <text:p>303.940448001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2.842390944932" calcext:value-type="float">
            <text:p>52.8423909449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0.9814797265135" calcext:value-type="float">
            <text:p>20.98147972651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2.8840391459075" calcext:value-type="float">
            <text:p>62.88403914590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3.0296907888279" calcext:value-type="float">
            <text:p>53.02969078882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2.549759959142" calcext:value-type="float">
            <text:p>32.549759959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8.0598134913255" calcext:value-type="float">
            <text:p>78.05981349132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4.0820689801338" calcext:value-type="float">
            <text:p>64.0820689801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7.13716628090597" calcext:value-type="float">
            <text:p>7.13716628090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1.8286213684609" calcext:value-type="float">
            <text:p>31.8286213684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090331300478" calcext:value-type="float">
            <text:p>51.090331300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7.6174020847469" calcext:value-type="float">
            <text:p>17.61740208474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36.5113876899427" calcext:value-type="float">
            <text:p>36.5113876899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0.4302057613167" calcext:value-type="float">
            <text:p>10.4302057613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7304690639715" calcext:value-type="float">
            <text:p>21.73046906397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1.1307047997032" calcext:value-type="float">
            <text:p>21.1307047997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2.7682559983274" calcext:value-type="float">
            <text:p>22.7682559983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83.3675352588145" calcext:value-type="float">
            <text:p>83.36753525881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8659907311257" calcext:value-type="float">
            <text:p>27.86599073112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47.111847538511" calcext:value-type="float">
            <text:p>47.111847538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51.2004788597051" calcext:value-type="float">
            <text:p>51.20047885970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9.6018664723804" calcext:value-type="float">
            <text:p>29.6018664723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27.3878059251491" calcext:value-type="float">
            <text:p>27.3878059251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16.5017730295378" calcext:value-type="float">
            <text:p>16.5017730295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e fonctionnement</text:p>
          </table:table-cell>
          <table:table-cell office:value-type="float" office:value="60.9320200752824" calcext:value-type="float">
            <text:p>60.93202007528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4.9356683544023" calcext:value-type="float">
            <text:p>54.93566835440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6.954439333349" calcext:value-type="float">
            <text:p>156.9544393333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-0.0000000000000235819657816696" calcext:value-type="float">
            <text:p>-2.35819657816696E-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7265328104665" calcext:value-type="float">
            <text:p>28.7265328104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6.3455413020239" calcext:value-type="float">
            <text:p>86.34554130202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6.4713782576743" calcext:value-type="float">
            <text:p>26.47137825767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8.2078009414929" calcext:value-type="float">
            <text:p>98.20780094149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201301751325237" calcext:value-type="float">
            <text:p>0.0201301751325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98746818092814" calcext:value-type="float">
            <text:p>1.987468180928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46.158415910677" calcext:value-type="float">
            <text:p>146.1584159106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4.3270422653207" calcext:value-type="float">
            <text:p>94.32704226532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1.8551621082462" calcext:value-type="float">
            <text:p>21.85516210824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.44979890175126" calcext:value-type="float">
            <text:p>7.449798901751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8490783410138" calcext:value-type="float">
            <text:p>1.684907834101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5.5890821144766" calcext:value-type="float">
            <text:p>95.5890821144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01.815931154352" calcext:value-type="float">
            <text:p>101.8159311543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87645051711457" calcext:value-type="float">
            <text:p>1.876450517114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45730960854094" calcext:value-type="float">
            <text:p>0.3457309608540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2.094675390754" calcext:value-type="float">
            <text:p>22.094675390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.64446931005665" calcext:value-type="float">
            <text:p>1.64446931005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.85411594356914" calcext:value-type="float">
            <text:p>6.854115943569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52.8231712210699" calcext:value-type="float">
            <text:p>52.82317122106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314088559129551" calcext:value-type="float">
            <text:p>0.3140885591295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5.2670173395233" calcext:value-type="float">
            <text:p>15.26701733952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81500535684852" calcext:value-type="float">
            <text:p>2.81500535684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0344168260038241" calcext:value-type="float">
            <text:p>0.03441682600382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0.3504842428901" calcext:value-type="float">
            <text:p>30.3504842428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.92224394925471" calcext:value-type="float">
            <text:p>2.922243949254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1.0545955906405" calcext:value-type="float">
            <text:p>31.05459559064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28.8011298809918" calcext:value-type="float">
            <text:p>28.80112988099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71.6946177794449" calcext:value-type="float">
            <text:p>71.69461777944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18.2508057382408" calcext:value-type="float">
            <text:p>18.25080573824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9.81381648245679" calcext:value-type="float">
            <text:p>9.813816482456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45.5768737988469" calcext:value-type="float">
            <text:p>45.57687379884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0.930056961186912" calcext:value-type="float">
            <text:p>0.930056961186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8.53123222127548" calcext:value-type="float">
            <text:p>8.53123222127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69.1058304551781" calcext:value-type="float">
            <text:p>69.1058304551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utres recettes d'investissement</text:p>
          </table:table-cell>
          <table:table-cell office:value-type="float" office:value="36.4138958594731" calcext:value-type="float">
            <text:p>36.4138958594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96.90570414031" calcext:value-type="float">
            <text:p>1896.90570414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8.27139432745" calcext:value-type="float">
            <text:p>2118.27139432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223.24075760261" calcext:value-type="float">
            <text:p>2223.240757602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50.48491763134" calcext:value-type="float">
            <text:p>2050.48491763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847.7132517983" calcext:value-type="float">
            <text:p>2847.7132517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62.11135696384" calcext:value-type="float">
            <text:p>1762.11135696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41185406859" calcext:value-type="float">
            <text:p>2129.41185406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409.31566328927" calcext:value-type="float">
            <text:p>2409.31566328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353.76246915998" calcext:value-type="float">
            <text:p>1353.76246915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5.1937006492" calcext:value-type="float">
            <text:p>2195.1937006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7.35351792122" calcext:value-type="float">
            <text:p>2187.35351792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541.28647607319" calcext:value-type="float">
            <text:p>2541.28647607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9.26363480433" calcext:value-type="float">
            <text:p>1829.263634804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9.74899871376" calcext:value-type="float">
            <text:p>1639.74899871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03.56071284562" calcext:value-type="float">
            <text:p>2103.56071284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84.60106760336" calcext:value-type="float">
            <text:p>2184.60106760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01.66572894146" calcext:value-type="float">
            <text:p>2001.665728941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72.8902602882" calcext:value-type="float">
            <text:p>1772.89026028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87704234875" calcext:value-type="float">
            <text:p>1827.87704234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8.35631401359" calcext:value-type="float">
            <text:p>2028.356314013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35.15672625128" calcext:value-type="float">
            <text:p>1635.156726251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89.74512022105" calcext:value-type="float">
            <text:p>1789.74512022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99.95906674768" calcext:value-type="float">
            <text:p>2199.959066747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21.53382400658" calcext:value-type="float">
            <text:p>1721.533824006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959.00568644499" calcext:value-type="float">
            <text:p>2959.00568644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40.31420924674" calcext:value-type="float">
            <text:p>1640.31420924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27.91649879726" calcext:value-type="float">
            <text:p>1827.9164987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1.305311299" calcext:value-type="float">
            <text:p>2131.305311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021.30904553299" calcext:value-type="float">
            <text:p>2021.30904553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29.11751971928" calcext:value-type="float">
            <text:p>2129.11751971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13.09063567176" calcext:value-type="float">
            <text:p>2113.09063567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988.38128034012" calcext:value-type="float">
            <text:p>1988.38128034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394.04728394599" calcext:value-type="float">
            <text:p>2394.04728394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130.13009018884" calcext:value-type="float">
            <text:p>2130.130090188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710.72154934105" calcext:value-type="float">
            <text:p>1710.72154934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3325.41674941277" calcext:value-type="float">
            <text:p>3325.41674941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12.76274208504" calcext:value-type="float">
            <text:p>2712.76274208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627.50340564987" calcext:value-type="float">
            <text:p>1627.50340564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1834.55874684262" calcext:value-type="float">
            <text:p>1834.55874684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 hors remb</text:p>
          </table:table-cell>
          <table:table-cell office:value-type="float" office:value="2767.30700909661" calcext:value-type="float">
            <text:p>2767.30700909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brute</text:p>
          </table:table-cell>
          <table:table-cell office:value-type="float" office:value="269.122900763359" calcext:value-type="float">
            <text:p>269.1229007633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brute</text:p>
          </table:table-cell>
          <table:table-cell office:value-type="float" office:value="134.762530801415" calcext:value-type="float">
            <text:p>134.7625308014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brute</text:p>
          </table:table-cell>
          <table:table-cell office:value-type="float" office:value="321.559648038893" calcext:value-type="float">
            <text:p>321.5596480388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brute</text:p>
          </table:table-cell>
          <table:table-cell office:value-type="float" office:value="365.090480169875" calcext:value-type="float">
            <text:p>365.090480169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brute</text:p>
          </table:table-cell>
          <table:table-cell office:value-type="float" office:value="406.797797648167" calcext:value-type="float">
            <text:p>406.797797648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brute</text:p>
          </table:table-cell>
          <table:table-cell office:value-type="float" office:value="285.366240413063" calcext:value-type="float">
            <text:p>285.366240413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brute</text:p>
          </table:table-cell>
          <table:table-cell office:value-type="float" office:value="18.465446536651" calcext:value-type="float">
            <text:p>18.465446536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brute</text:p>
          </table:table-cell>
          <table:table-cell office:value-type="float" office:value="130.562002952425" calcext:value-type="float">
            <text:p>130.5620029524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brute</text:p>
          </table:table-cell>
          <table:table-cell office:value-type="float" office:value="209.05431760329" calcext:value-type="float">
            <text:p>209.054317603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brute</text:p>
          </table:table-cell>
          <table:table-cell office:value-type="float" office:value="168.032882065596" calcext:value-type="float">
            <text:p>168.032882065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brute</text:p>
          </table:table-cell>
          <table:table-cell office:value-type="float" office:value="195.609172565939" calcext:value-type="float">
            <text:p>195.609172565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brute</text:p>
          </table:table-cell>
          <table:table-cell office:value-type="float" office:value="363.424429978888" calcext:value-type="float">
            <text:p>363.4244299788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pargne brute</text:p>
          </table:table-cell>
          <table:table-cell office:value-type="float" office:value="232.632193821429" calcext:value-type="float">
            <text:p>232.6321938214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brute</text:p>
          </table:table-cell>
          <table:table-cell office:value-type="float" office:value="193.661520233502" calcext:value-type="float">
            <text:p>193.661520233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brute</text:p>
          </table:table-cell>
          <table:table-cell office:value-type="float" office:value="254.155396025346" calcext:value-type="float">
            <text:p>254.1553960253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pargne brute</text:p>
          </table:table-cell>
          <table:table-cell office:value-type="float" office:value="101.492631578947" calcext:value-type="float">
            <text:p>101.4926315789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brute</text:p>
          </table:table-cell>
          <table:table-cell office:value-type="float" office:value="206.925215566578" calcext:value-type="float">
            <text:p>206.925215566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brute</text:p>
          </table:table-cell>
          <table:table-cell office:value-type="float" office:value="202.528783374443" calcext:value-type="float">
            <text:p>202.5287833744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brute</text:p>
          </table:table-cell>
          <table:table-cell office:value-type="float" office:value="360.616551245552" calcext:value-type="float">
            <text:p>360.616551245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brute</text:p>
          </table:table-cell>
          <table:table-cell office:value-type="float" office:value="214.037836325172" calcext:value-type="float">
            <text:p>214.0378363251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brute</text:p>
          </table:table-cell>
          <table:table-cell office:value-type="float" office:value="227.387047543876" calcext:value-type="float">
            <text:p>227.387047543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brute</text:p>
          </table:table-cell>
          <table:table-cell office:value-type="float" office:value="186.880178006855" calcext:value-type="float">
            <text:p>186.8801780068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brute</text:p>
          </table:table-cell>
          <table:table-cell office:value-type="float" office:value="214.386535026987" calcext:value-type="float">
            <text:p>214.386535026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brute</text:p>
          </table:table-cell>
          <table:table-cell office:value-type="float" office:value="233.29304765407" calcext:value-type="float">
            <text:p>233.29304765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brute</text:p>
          </table:table-cell>
          <table:table-cell office:value-type="float" office:value="418.012118801161" calcext:value-type="float">
            <text:p>418.0121188011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brute</text:p>
          </table:table-cell>
          <table:table-cell office:value-type="float" office:value="196.302129553321" calcext:value-type="float">
            <text:p>196.302129553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brute</text:p>
          </table:table-cell>
          <table:table-cell office:value-type="float" office:value="149.287339480664" calcext:value-type="float">
            <text:p>149.2873394806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pargne brute</text:p>
          </table:table-cell>
          <table:table-cell office:value-type="float" office:value="223.189130846095" calcext:value-type="float">
            <text:p>223.1891308460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pargne brute</text:p>
          </table:table-cell>
          <table:table-cell office:value-type="float" office:value="60.8983140846938" calcext:value-type="float">
            <text:p>60.8983140846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brute</text:p>
          </table:table-cell>
          <table:table-cell office:value-type="float" office:value="328.907281288426" calcext:value-type="float">
            <text:p>328.9072812884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brute</text:p>
          </table:table-cell>
          <table:table-cell office:value-type="float" office:value="201.061392808077" calcext:value-type="float">
            <text:p>201.061392808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brute</text:p>
          </table:table-cell>
          <table:table-cell office:value-type="float" office:value="195.395276437072" calcext:value-type="float">
            <text:p>195.395276437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brute</text:p>
          </table:table-cell>
          <table:table-cell office:value-type="float" office:value="249.928082333083" calcext:value-type="float">
            <text:p>249.928082333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brute</text:p>
          </table:table-cell>
          <table:table-cell office:value-type="float" office:value="224.586197261644" calcext:value-type="float">
            <text:p>224.5861972616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brute</text:p>
          </table:table-cell>
          <table:table-cell office:value-type="float" office:value="109.757830032391" calcext:value-type="float">
            <text:p>109.757830032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brute</text:p>
          </table:table-cell>
          <table:table-cell office:value-type="float" office:value="297.020701740337" calcext:value-type="float">
            <text:p>297.0207017403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brute</text:p>
          </table:table-cell>
          <table:table-cell office:value-type="float" office:value="101.470577559942" calcext:value-type="float">
            <text:p>101.4705775599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brute</text:p>
          </table:table-cell>
          <table:table-cell office:value-type="float" office:value="83.8865307727601" calcext:value-type="float">
            <text:p>83.8865307727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brute</text:p>
          </table:table-cell>
          <table:table-cell office:value-type="float" office:value="249.532146760142" calcext:value-type="float">
            <text:p>249.5321467601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brute</text:p>
          </table:table-cell>
          <table:table-cell office:value-type="float" office:value="102.287790934755" calcext:value-type="float">
            <text:p>102.287790934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Impôts et taxes</text:p>
          </table:table-cell>
          <table:table-cell office:value-type="float" office:value="1065.67691886682" calcext:value-type="float">
            <text:p>1065.67691886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30.58646413629" calcext:value-type="float">
            <text:p>1330.58646413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Impôts et taxes</text:p>
          </table:table-cell>
          <table:table-cell office:value-type="float" office:value="1609.08192565771" calcext:value-type="float">
            <text:p>1609.081925657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Impôts et taxes</text:p>
          </table:table-cell>
          <table:table-cell office:value-type="float" office:value="1331.75232824166" calcext:value-type="float">
            <text:p>1331.752328241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Impôts et taxes</text:p>
          </table:table-cell>
          <table:table-cell office:value-type="float" office:value="1554.23365005164" calcext:value-type="float">
            <text:p>1554.233650051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Impôts et taxes</text:p>
          </table:table-cell>
          <table:table-cell office:value-type="float" office:value="1053.80260444344" calcext:value-type="float">
            <text:p>1053.80260444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Impôts et taxes</text:p>
          </table:table-cell>
          <table:table-cell office:value-type="float" office:value="1387.0851062542" calcext:value-type="float">
            <text:p>1387.0851062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Impôts et taxes</text:p>
          </table:table-cell>
          <table:table-cell office:value-type="float" office:value="797.150988391599" calcext:value-type="float">
            <text:p>797.150988391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Impôts et taxes</text:p>
          </table:table-cell>
          <table:table-cell office:value-type="float" office:value="1012.70697865675" calcext:value-type="float">
            <text:p>1012.706978656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Impôts et taxes</text:p>
          </table:table-cell>
          <table:table-cell office:value-type="float" office:value="956.4853107488" calcext:value-type="float">
            <text:p>956.48531074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Impôts et taxes</text:p>
          </table:table-cell>
          <table:table-cell office:value-type="float" office:value="1103.61417249613" calcext:value-type="float">
            <text:p>1103.614172496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Impôts et taxes</text:p>
          </table:table-cell>
          <table:table-cell office:value-type="float" office:value="1394.55065446868" calcext:value-type="float">
            <text:p>1394.55065446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Impôts et taxes</text:p>
          </table:table-cell>
          <table:table-cell office:value-type="float" office:value="797.041062139941" calcext:value-type="float">
            <text:p>797.041062139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Impôts et taxes</text:p>
          </table:table-cell>
          <table:table-cell office:value-type="float" office:value="898.605320569902" calcext:value-type="float">
            <text:p>898.6053205699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Impôts et taxes</text:p>
          </table:table-cell>
          <table:table-cell office:value-type="float" office:value="1295.79509936636" calcext:value-type="float">
            <text:p>1295.79509936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Impôts et taxes</text:p>
          </table:table-cell>
          <table:table-cell office:value-type="float" office:value="949.38224346424" calcext:value-type="float">
            <text:p>949.38224346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Impôts et taxes</text:p>
          </table:table-cell>
          <table:table-cell office:value-type="float" office:value="1310.41930857603" calcext:value-type="float">
            <text:p>1310.41930857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Impôts et taxes</text:p>
          </table:table-cell>
          <table:table-cell office:value-type="float" office:value="1131.18487018045" calcext:value-type="float">
            <text:p>1131.18487018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Impôts et taxes</text:p>
          </table:table-cell>
          <table:table-cell office:value-type="float" office:value="1107.58576476868" calcext:value-type="float">
            <text:p>1107.585764768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Impôts et taxes</text:p>
          </table:table-cell>
          <table:table-cell office:value-type="float" office:value="1441.5084144001" calcext:value-type="float">
            <text:p>1441.5084144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Impôts et taxes</text:p>
          </table:table-cell>
          <table:table-cell office:value-type="float" office:value="1138.75879468846" calcext:value-type="float">
            <text:p>1138.75879468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Impôts et taxes</text:p>
          </table:table-cell>
          <table:table-cell office:value-type="float" office:value="921.61904221685" calcext:value-type="float">
            <text:p>921.61904221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Impôts et taxes</text:p>
          </table:table-cell>
          <table:table-cell office:value-type="float" office:value="1445.8011743013" calcext:value-type="float">
            <text:p>1445.80117430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Impôts et taxes</text:p>
          </table:table-cell>
          <table:table-cell office:value-type="float" office:value="1116.08924873997" calcext:value-type="float">
            <text:p>1116.089248739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Impôts et taxes</text:p>
          </table:table-cell>
          <table:table-cell office:value-type="float" office:value="1722.20655473351" calcext:value-type="float">
            <text:p>1722.206554733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Impôts et taxes</text:p>
          </table:table-cell>
          <table:table-cell office:value-type="float" office:value="1118.34542319103" calcext:value-type="float">
            <text:p>1118.34542319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Impôts et taxes</text:p>
          </table:table-cell>
          <table:table-cell office:value-type="float" office:value="872.239206500956" calcext:value-type="float">
            <text:p>872.2392065009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Impôts et taxes</text:p>
          </table:table-cell>
          <table:table-cell office:value-type="float" office:value="1126.96487731331" calcext:value-type="float">
            <text:p>1126.964877313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Impôts et taxes</text:p>
          </table:table-cell>
          <table:table-cell office:value-type="float" office:value="1076.5600789858" calcext:value-type="float">
            <text:p>1076.5600789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Impôts et taxes</text:p>
          </table:table-cell>
          <table:table-cell office:value-type="float" office:value="1540.79441022104" calcext:value-type="float">
            <text:p>1540.79441022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Impôts et taxes</text:p>
          </table:table-cell>
          <table:table-cell office:value-type="float" office:value="1376.56086769741" calcext:value-type="float">
            <text:p>1376.560867697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Impôts et taxes</text:p>
          </table:table-cell>
          <table:table-cell office:value-type="float" office:value="1250.95236134586" calcext:value-type="float">
            <text:p>1250.952361345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Impôts et taxes</text:p>
          </table:table-cell>
          <table:table-cell office:value-type="float" office:value="1665.228487997" calcext:value-type="float">
            <text:p>1665.2284879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Impôts et taxes</text:p>
          </table:table-cell>
          <table:table-cell office:value-type="float" office:value="1065.15025249029" calcext:value-type="float">
            <text:p>1065.150252490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Impôts et taxes</text:p>
          </table:table-cell>
          <table:table-cell office:value-type="float" office:value="833.826048018198" calcext:value-type="float">
            <text:p>833.8260480181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Impôts et taxes</text:p>
          </table:table-cell>
          <table:table-cell office:value-type="float" office:value="2547.8101433376" calcext:value-type="float">
            <text:p>2547.8101433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Impôts et taxes</text:p>
          </table:table-cell>
          <table:table-cell office:value-type="float" office:value="1239.58981189562" calcext:value-type="float">
            <text:p>1239.58981189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Impôts et taxes</text:p>
          </table:table-cell>
          <table:table-cell office:value-type="float" office:value="883.714755849774" calcext:value-type="float">
            <text:p>883.714755849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Impôts et taxes</text:p>
          </table:table-cell>
          <table:table-cell office:value-type="float" office:value="1461.07609670602" calcext:value-type="float">
            <text:p>1461.07609670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Impôts et taxes</text:p>
          </table:table-cell>
          <table:table-cell office:value-type="float" office:value="1029.02906367629" calcext:value-type="float">
            <text:p>1029.02906367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0.00879757143" calcext:value-type="float">
            <text:p>1180.00879757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08.74249346987" calcext:value-type="float">
            <text:p>1708.74249346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590.35453118274" calcext:value-type="float">
            <text:p>3590.35453118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435.05816802521" calcext:value-type="float">
            <text:p>1435.058168025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022.67047489627" calcext:value-type="float">
            <text:p>2022.67047489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9.75895076036" calcext:value-type="float">
            <text:p>1949.75895076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26.10222057835" calcext:value-type="float">
            <text:p>1126.10222057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39.805430785748" calcext:value-type="float">
            <text:p>739.805430785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86.308441355003" calcext:value-type="float">
            <text:p>786.308441355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2.7349652139" calcext:value-type="float">
            <text:p>1552.7349652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942.21703709909" calcext:value-type="float">
            <text:p>1942.21703709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76.717908163265" calcext:value-type="float">
            <text:p>276.7179081632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06.431575964353" calcext:value-type="float">
            <text:p>406.4315759643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5.98559315326" calcext:value-type="float">
            <text:p>125.98559315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371.76350806452" calcext:value-type="float">
            <text:p>1371.76350806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03.49079465622" calcext:value-type="float">
            <text:p>1003.49079465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46.479369621434" calcext:value-type="float">
            <text:p>746.4793696214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13.363710675494" calcext:value-type="float">
            <text:p>813.3637106754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68.75426761566" calcext:value-type="float">
            <text:p>1068.754267615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53.12335945799" calcext:value-type="float">
            <text:p>1853.123359457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498.999871854397" calcext:value-type="float">
            <text:p>498.9998718543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285.68473604506" calcext:value-type="float">
            <text:p>285.684736045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74.576106338486" calcext:value-type="float">
            <text:p>874.5761063384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98.32334919639" calcext:value-type="float">
            <text:p>1198.32334919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776.43761495431" calcext:value-type="float">
            <text:p>1776.437614954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328.223465880996" calcext:value-type="float">
            <text:p>328.2234658809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49.57398106458" calcext:value-type="float">
            <text:p>1249.57398106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21.511056583693" calcext:value-type="float">
            <text:p>921.5110565836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620.488805920616" calcext:value-type="float">
            <text:p>620.4888059206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7.486335062832" calcext:value-type="float">
            <text:p>837.4863350628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826.07566303945" calcext:value-type="float">
            <text:p>1826.07566303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083.99771436288" calcext:value-type="float">
            <text:p>1083.997714362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634.43105682671" calcext:value-type="float">
            <text:p>1634.431056826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62.67537883158" calcext:value-type="float">
            <text:p>1262.675378831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181.2674618599" calcext:value-type="float">
            <text:p>1181.26746185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55.794780589366" calcext:value-type="float">
            <text:p>155.794780589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770.844707908332" calcext:value-type="float">
            <text:p>770.8447079083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12.9448777610277" calcext:value-type="float">
            <text:p>12.9448777610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940.887286458065" calcext:value-type="float">
            <text:p>940.8872864580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ncours de dette - Dettes bancaires et assimilées</text:p>
          </table:table-cell>
          <table:table-cell office:value-type="float" office:value="839.752655269762" calcext:value-type="float">
            <text:p>839.7526552697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rais de personnel</text:p>
          </table:table-cell>
          <table:table-cell office:value-type="float" office:value="955.433441318871" calcext:value-type="float">
            <text:p>955.433441318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91.00988661843" calcext:value-type="float">
            <text:p>1091.00988661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rais de personnel</text:p>
          </table:table-cell>
          <table:table-cell office:value-type="float" office:value="1145.41869090725" calcext:value-type="float">
            <text:p>1145.418690907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rais de personnel</text:p>
          </table:table-cell>
          <table:table-cell office:value-type="float" office:value="907.76275207206" calcext:value-type="float">
            <text:p>907.76275207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rais de personnel</text:p>
          </table:table-cell>
          <table:table-cell office:value-type="float" office:value="1294.44163396206" calcext:value-type="float">
            <text:p>1294.44163396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rais de personnel</text:p>
          </table:table-cell>
          <table:table-cell office:value-type="float" office:value="963.681958656039" calcext:value-type="float">
            <text:p>963.6819586560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rais de personnel</text:p>
          </table:table-cell>
          <table:table-cell office:value-type="float" office:value="921.221532616005" calcext:value-type="float">
            <text:p>921.221532616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1017.01683385895" calcext:value-type="float">
            <text:p>1017.016833858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rais de personnel</text:p>
          </table:table-cell>
          <table:table-cell office:value-type="float" office:value="737.429154102213" calcext:value-type="float">
            <text:p>737.4291541022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rais de personnel</text:p>
          </table:table-cell>
          <table:table-cell office:value-type="float" office:value="1038.91538285859" calcext:value-type="float">
            <text:p>1038.915382858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rais de personnel</text:p>
          </table:table-cell>
          <table:table-cell office:value-type="float" office:value="931.146335190383" calcext:value-type="float">
            <text:p>931.1463351903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rais de personnel</text:p>
          </table:table-cell>
          <table:table-cell office:value-type="float" office:value="1307.51138282899" calcext:value-type="float">
            <text:p>1307.51138282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741.342873762515" calcext:value-type="float">
            <text:p>741.3428737625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rais de personnel</text:p>
          </table:table-cell>
          <table:table-cell office:value-type="float" office:value="709.990760364104" calcext:value-type="float">
            <text:p>709.990760364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39.265224654378" calcext:value-type="float">
            <text:p>939.265224654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940.159570424968" calcext:value-type="float">
            <text:p>940.159570424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rais de personnel</text:p>
          </table:table-cell>
          <table:table-cell office:value-type="float" office:value="1013.82699817712" calcext:value-type="float">
            <text:p>1013.82699817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rais de personnel</text:p>
          </table:table-cell>
          <table:table-cell office:value-type="float" office:value="917.900944653598" calcext:value-type="float">
            <text:p>917.900944653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rais de personnel</text:p>
          </table:table-cell>
          <table:table-cell office:value-type="float" office:value="847.923995729537" calcext:value-type="float">
            <text:p>847.9239957295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rais de personnel</text:p>
          </table:table-cell>
          <table:table-cell office:value-type="float" office:value="1055.03221625144" calcext:value-type="float">
            <text:p>1055.03221625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rais de personnel</text:p>
          </table:table-cell>
          <table:table-cell office:value-type="float" office:value="863.801491781967" calcext:value-type="float">
            <text:p>863.801491781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rais de personnel</text:p>
          </table:table-cell>
          <table:table-cell office:value-type="float" office:value="972.606878237998" calcext:value-type="float">
            <text:p>972.606878237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rais de personnel</text:p>
          </table:table-cell>
          <table:table-cell office:value-type="float" office:value="1003.75283013536" calcext:value-type="float">
            <text:p>1003.75283013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rais de personnel</text:p>
          </table:table-cell>
          <table:table-cell office:value-type="float" office:value="855.359788877112" calcext:value-type="float">
            <text:p>855.3597888771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rais de personnel</text:p>
          </table:table-cell>
          <table:table-cell office:value-type="float" office:value="1132.71136928099" calcext:value-type="float">
            <text:p>1132.71136928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865.771794132191" calcext:value-type="float">
            <text:p>865.771794132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916.424907173256" calcext:value-type="float">
            <text:p>916.4249071732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rais de personnel</text:p>
          </table:table-cell>
          <table:table-cell office:value-type="float" office:value="801.834850115296" calcext:value-type="float">
            <text:p>801.8348501152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rais de personnel</text:p>
          </table:table-cell>
          <table:table-cell office:value-type="float" office:value="459.023643302801" calcext:value-type="float">
            <text:p>459.023643302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rais de personnel</text:p>
          </table:table-cell>
          <table:table-cell office:value-type="float" office:value="864.160776474822" calcext:value-type="float">
            <text:p>864.1607764748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rais de personnel</text:p>
          </table:table-cell>
          <table:table-cell office:value-type="float" office:value="955.946786532045" calcext:value-type="float">
            <text:p>955.946786532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rais de personnel</text:p>
          </table:table-cell>
          <table:table-cell office:value-type="float" office:value="1065.0024407137" calcext:value-type="float">
            <text:p>1065.0024407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rais de personnel</text:p>
          </table:table-cell>
          <table:table-cell office:value-type="float" office:value="1235.49605307577" calcext:value-type="float">
            <text:p>1235.49605307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rais de personnel</text:p>
          </table:table-cell>
          <table:table-cell office:value-type="float" office:value="1008.54413695627" calcext:value-type="float">
            <text:p>1008.544136956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rais de personnel</text:p>
          </table:table-cell>
          <table:table-cell office:value-type="float" office:value="1011.13269886012" calcext:value-type="float">
            <text:p>1011.132698860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rais de personnel</text:p>
          </table:table-cell>
          <table:table-cell office:value-type="float" office:value="1766.10913303438" calcext:value-type="float">
            <text:p>1766.10913303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rais de personnel</text:p>
          </table:table-cell>
          <table:table-cell office:value-type="float" office:value="1091.31915882898" calcext:value-type="float">
            <text:p>1091.319158828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rais de personnel</text:p>
          </table:table-cell>
          <table:table-cell office:value-type="float" office:value="832.469685390313" calcext:value-type="float">
            <text:p>832.4696853903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rais de personnel</text:p>
          </table:table-cell>
          <table:table-cell office:value-type="float" office:value="1021.31790427342" calcext:value-type="float">
            <text:p>1021.317904273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rais de personnel</text:p>
          </table:table-cell>
          <table:table-cell office:value-type="float" office:value="991.465507371393" calcext:value-type="float">
            <text:p>991.4655073713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ersement transport</text:p>
          </table:table-cell>
          <table:table-cell office:value-type="float" office:value="0.0272175445467006" calcext:value-type="float">
            <text:p>0.0272175445467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28.8511515996283" calcext:value-type="float">
            <text:p>28.85115159962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8.4943717524014" calcext:value-type="float">
            <text:p>98.4943717524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7.757798016689" calcext:value-type="float">
            <text:p>107.757798016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2.695477679589" calcext:value-type="float">
            <text:p>102.6954776795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5.364248921159" calcext:value-type="float">
            <text:p>45.3642489211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1.2641914442572" calcext:value-type="float">
            <text:p>91.26419144425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8.999585052858" calcext:value-type="float">
            <text:p>148.999585052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3.9064808338938" calcext:value-type="float">
            <text:p>73.9064808338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78.5462759176" calcext:value-type="float">
            <text:p>178.5462759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8.8447797141179" calcext:value-type="float">
            <text:p>78.84477971411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9.906700712639" calcext:value-type="float">
            <text:p>159.9067007126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3.7470104301931" calcext:value-type="float">
            <text:p>83.74701043019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62.70791783955" calcext:value-type="float">
            <text:p>162.70791783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41.5363355519511" calcext:value-type="float">
            <text:p>41.53633555195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6246566735926" calcext:value-type="float">
            <text:p>59.62465667359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6.678133640553" calcext:value-type="float">
            <text:p>116.6781336405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4.761887596453" calcext:value-type="float">
            <text:p>114.7618875964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9.986245283819" calcext:value-type="float">
            <text:p>109.9862452838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558603357999" calcext:value-type="float">
            <text:p>154.558603357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59.204196797153" calcext:value-type="float">
            <text:p>59.204196797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81.5592281325038" calcext:value-type="float">
            <text:p>81.5592281325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2.199662457053" calcext:value-type="float">
            <text:p>132.1996624570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1.226790297298" calcext:value-type="float">
            <text:p>111.226790297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90.6221572894001" calcext:value-type="float">
            <text:p>90.62215728940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9.4493867485777" calcext:value-type="float">
            <text:p>79.44938674857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6.744631801703" calcext:value-type="float">
            <text:p>146.744631801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376431514752" calcext:value-type="float">
            <text:p>124.3764315147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6.300784863998" calcext:value-type="float">
            <text:p>106.300784863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1.9760905812097" calcext:value-type="float">
            <text:p>71.9760905812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54.23086644873" calcext:value-type="float">
            <text:p>154.230866448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2.029639531587" calcext:value-type="float">
            <text:p>112.0296395315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24.178452544824" calcext:value-type="float">
            <text:p>124.1784525448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84.039854651163" calcext:value-type="float">
            <text:p>184.039854651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5.537302026845" calcext:value-type="float">
            <text:p>135.5373020268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31.194241030586" calcext:value-type="float">
            <text:p>131.1942410305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60.7752178090967" calcext:value-type="float">
            <text:p>60.7752178090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41.843872036031" calcext:value-type="float">
            <text:p>141.8438720360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17.531422953398" calcext:value-type="float">
            <text:p>117.5314229533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77.1495169854116" calcext:value-type="float">
            <text:p>77.1495169854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Subventions reçues et participations</text:p>
          </table:table-cell>
          <table:table-cell office:value-type="float" office:value="103.07296031995" calcext:value-type="float">
            <text:p>103.072960319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78.95689814866" calcext:value-type="float">
            <text:p>2078.956898148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14.72336769839" calcext:value-type="float">
            <text:p>2214.72336769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260.1067105563" calcext:value-type="float">
            <text:p>2260.1067105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84.98510103432" calcext:value-type="float">
            <text:p>2084.985101034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893.48033846098" calcext:value-type="float">
            <text:p>2893.480338460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69.47578758927" calcext:value-type="float">
            <text:p>1969.47578758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26.70191123067" calcext:value-type="float">
            <text:p>2326.70191123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0.2892639066" calcext:value-type="float">
            <text:p>2160.2892639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01.9505991776" calcext:value-type="float">
            <text:p>1501.9505991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08.16935862463" calcext:value-type="float">
            <text:p>2108.16935862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59.38477875983" calcext:value-type="float">
            <text:p>1959.38477875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38.81923997185" calcext:value-type="float">
            <text:p>2438.81923997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67.6367816992" calcext:value-type="float">
            <text:p>1767.6367816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56.93891411893" calcext:value-type="float">
            <text:p>1456.938914118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87.28733006912" calcext:value-type="float">
            <text:p>1987.28733006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9.13781181619" calcext:value-type="float">
            <text:p>2169.137811816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0.21172326084" calcext:value-type="float">
            <text:p>2000.21172326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11.71040482063" calcext:value-type="float">
            <text:p>1711.71040482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8.41661886121" calcext:value-type="float">
            <text:p>1838.41661886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16.76687503905" calcext:value-type="float">
            <text:p>2016.766875039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64.59153449717" calcext:value-type="float">
            <text:p>1664.59153449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96.24004197774" calcext:value-type="float">
            <text:p>1696.240041977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40.45772769661" calcext:value-type="float">
            <text:p>2040.45772769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02.65311016894" calcext:value-type="float">
            <text:p>1802.65311016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396.84435144933" calcext:value-type="float">
            <text:p>2396.84435144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682.74241923521" calcext:value-type="float">
            <text:p>1682.742419235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08.20406309751" calcext:value-type="float">
            <text:p>1708.204063097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34.3556051558" calcext:value-type="float">
            <text:p>1834.3556051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443.17442054958" calcext:value-type="float">
            <text:p>1443.174420549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66.47442401704" calcext:value-type="float">
            <text:p>2166.474424017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134.92850426325" calcext:value-type="float">
            <text:p>2134.928504263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47.52599458103" calcext:value-type="float">
            <text:p>1947.52599458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578.94720705176" calcext:value-type="float">
            <text:p>2578.947207051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008.98459790008" calcext:value-type="float">
            <text:p>2008.98459790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750.34936404322" calcext:value-type="float">
            <text:p>1750.349364043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3291.70177717275" calcext:value-type="float">
            <text:p>3291.70177717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876.17713207047" calcext:value-type="float">
            <text:p>1876.17713207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525.09307694829" calcext:value-type="float">
            <text:p>1525.093076948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1975.68457343162" calcext:value-type="float">
            <text:p>1975.68457343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 hors emprunts</text:p>
          </table:table-cell>
          <table:table-cell office:value-type="float" office:value="2470.29763801757" calcext:value-type="float">
            <text:p>2470.297638017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2.051194008354" calcext:value-type="float">
            <text:p>182.051194008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96.4519733709348" calcext:value-type="float">
            <text:p>96.4519733709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6.8659529536883" calcext:value-type="float">
            <text:p>36.8659529536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4.5001834029726" calcext:value-type="float">
            <text:p>34.500183402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5.7670866626805" calcext:value-type="float">
            <text:p>45.76708666268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07.364430625436" calcext:value-type="float">
            <text:p>207.364430625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97.290057162072" calcext:value-type="float">
            <text:p>197.290057162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49.026399382675" calcext:value-type="float">
            <text:p>-249.0263993826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8.188130017623" calcext:value-type="float">
            <text:p>148.1881300176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7.0243420245723" calcext:value-type="float">
            <text:p>-87.02434202457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27.968739161396" calcext:value-type="float">
            <text:p>-227.9687391613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67236101337" calcext:value-type="float">
            <text:p>-102.4672361013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6268531051328" calcext:value-type="float">
            <text:p>-61.6268531051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82.810084594835" calcext:value-type="float">
            <text:p>-182.8100845948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6.273382776498" calcext:value-type="float">
            <text:p>-116.2733827764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.4632557871702" calcext:value-type="float">
            <text:p>-15.4632557871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.45400568061381" calcext:value-type="float">
            <text:p>-1.45400568061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61.1798554675668" calcext:value-type="float">
            <text:p>-61.1798554675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0.5395765124556" calcext:value-type="float">
            <text:p>10.5395765124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.5894389745327" calcext:value-type="float">
            <text:p>-11.5894389745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9.4348082458909" calcext:value-type="float">
            <text:p>29.4348082458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93.5050782433112" calcext:value-type="float">
            <text:p>-93.50507824331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59.501339051064" calcext:value-type="float">
            <text:p>-159.5013390510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81.1192861623656" calcext:value-type="float">
            <text:p>81.11928616236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62.161334995653" calcext:value-type="float">
            <text:p>-562.1613349956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42.4282099884622" calcext:value-type="float">
            <text:p>42.4282099884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19.712435699747" calcext:value-type="float">
            <text:p>-119.7124356997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6.949706143203" calcext:value-type="float">
            <text:p>-296.9497061432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578.134624983406" calcext:value-type="float">
            <text:p>-578.134624983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7.356904297754" calcext:value-type="float">
            <text:p>37.3569042977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21.8378685914909" calcext:value-type="float">
            <text:p>21.8378685914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40.8552857590909" calcext:value-type="float">
            <text:p>-40.8552857590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84.899923105776" calcext:value-type="float">
            <text:p>184.899923105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21.145492288759" calcext:value-type="float">
            <text:p>-121.1454922887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39.6278147021732" calcext:value-type="float">
            <text:p>39.6278147021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33.7149722400171" calcext:value-type="float">
            <text:p>-33.7149722400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836.585610014571" calcext:value-type="float">
            <text:p>-836.5856100145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102.41032870158" calcext:value-type="float">
            <text:p>-102.410328701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141.125826589" calcext:value-type="float">
            <text:p>141.1258265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Capacité ou besoin de financement</text:p>
          </table:table-cell>
          <table:table-cell office:value-type="float" office:value="-297.009371079046" calcext:value-type="float">
            <text:p>-297.0093710790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mprunts hors GAD</text:p>
          </table:table-cell>
          <table:table-cell office:value-type="float" office:value="0.847306861365626" calcext:value-type="float">
            <text:p>0.847306861365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4.7790753796722" calcext:value-type="float">
            <text:p>14.7790753796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mprunts hors GAD</text:p>
          </table:table-cell>
          <table:table-cell office:value-type="float" office:value="111.412148988428" calcext:value-type="float">
            <text:p>111.4121489884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mprunts hors GAD</text:p>
          </table:table-cell>
          <table:table-cell office:value-type="float" office:value="68.9712881019248" calcext:value-type="float">
            <text:p>68.9712881019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mprunts hors GAD</text:p>
          </table:table-cell>
          <table:table-cell office:value-type="float" office:value="290.859451722201" calcext:value-type="float">
            <text:p>290.8594517222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mprunts hors GAD</text:p>
          </table:table-cell>
          <table:table-cell office:value-type="float" office:value="94.2205136902406" calcext:value-type="float">
            <text:p>94.2205136902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mprunts hors GAD</text:p>
          </table:table-cell>
          <table:table-cell office:value-type="float" office:value="404.322358265136" calcext:value-type="float">
            <text:p>404.3223582651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mprunts hors GAD</text:p>
          </table:table-cell>
          <table:table-cell office:value-type="float" office:value="140.361882600986" calcext:value-type="float">
            <text:p>140.3618826009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mprunts hors GAD</text:p>
          </table:table-cell>
          <table:table-cell office:value-type="float" office:value="263.898662913441" calcext:value-type="float">
            <text:p>263.8986629134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mprunts hors GAD</text:p>
          </table:table-cell>
          <table:table-cell office:value-type="float" office:value="0.0680821075004195" calcext:value-type="float">
            <text:p>0.06808210750041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mprunts hors GAD</text:p>
          </table:table-cell>
          <table:table-cell office:value-type="float" office:value="0.0398540615415059" calcext:value-type="float">
            <text:p>0.03985406154150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20.7373271889401" calcext:value-type="float">
            <text:p>20.73732718894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mprunts hors GAD</text:p>
          </table:table-cell>
          <table:table-cell office:value-type="float" office:value="96.2309057077329" calcext:value-type="float">
            <text:p>96.23090570773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mprunts hors GAD</text:p>
          </table:table-cell>
          <table:table-cell office:value-type="float" office:value="180.546207610665" calcext:value-type="float">
            <text:p>180.546207610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mprunts hors GAD</text:p>
          </table:table-cell>
          <table:table-cell office:value-type="float" office:value="0.194503667935742" calcext:value-type="float">
            <text:p>0.1945036679357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mprunts hors GAD</text:p>
          </table:table-cell>
          <table:table-cell office:value-type="float" office:value="0.841585058051489" calcext:value-type="float">
            <text:p>0.841585058051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mprunts hors GAD</text:p>
          </table:table-cell>
          <table:table-cell office:value-type="float" office:value="145.017398479668" calcext:value-type="float">
            <text:p>145.017398479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mprunts hors GAD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mprunts hors GAD</text:p>
          </table:table-cell>
          <table:table-cell office:value-type="float" office:value="328.607062123722" calcext:value-type="float">
            <text:p>328.607062123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mprunts hors GAD</text:p>
          </table:table-cell>
          <table:table-cell office:value-type="float" office:value="33.0066194165156" calcext:value-type="float">
            <text:p>33.0066194165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11.016468266206" calcext:value-type="float">
            <text:p>111.016468266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mprunts hors GAD</text:p>
          </table:table-cell>
          <table:table-cell office:value-type="float" office:value="354.756696032638" calcext:value-type="float">
            <text:p>354.7566960326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mprunts hors GAD</text:p>
          </table:table-cell>
          <table:table-cell office:value-type="float" office:value="599.300809770344" calcext:value-type="float">
            <text:p>599.300809770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mprunts hors GAD</text:p>
          </table:table-cell>
          <table:table-cell office:value-type="float" office:value="59.9931020004199" calcext:value-type="float">
            <text:p>59.99310200041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mprunts hors GAD</text:p>
          </table:table-cell>
          <table:table-cell office:value-type="float" office:value="185.19480122991" calcext:value-type="float">
            <text:p>185.19480122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mprunts hors GAD</text:p>
          </table:table-cell>
          <table:table-cell office:value-type="float" office:value="87.1482616612361" calcext:value-type="float">
            <text:p>87.14826166123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mprunts hors GAD</text:p>
          </table:table-cell>
          <table:table-cell office:value-type="float" office:value="187.548762190548" calcext:value-type="float">
            <text:p>187.548762190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mprunts hors GAD</text:p>
          </table:table-cell>
          <table:table-cell office:value-type="float" office:value="155.763239875389" calcext:value-type="float">
            <text:p>155.7632398753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mprunts hors GAD</text:p>
          </table:table-cell>
          <table:table-cell office:value-type="float" office:value="55.633855055263" calcext:value-type="float">
            <text:p>55.633855055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mprunts hors GAD</text:p>
          </table:table-cell>
          <table:table-cell office:value-type="float" office:value="0.222032617979927" calcext:value-type="float">
            <text:p>0.2220326179799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mprunts hors GAD</text:p>
          </table:table-cell>
          <table:table-cell office:value-type="float" office:value="741.820108623659" calcext:value-type="float">
            <text:p>741.820108623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mprunts hors GAD</text:p>
          </table:table-cell>
          <table:table-cell office:value-type="float" office:value="0.533425968407944" calcext:value-type="float">
            <text:p>0.5334259684079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mprunts hors GAD</text:p>
          </table:table-cell>
          <table:table-cell office:value-type="float" office:value="128.908835506985" calcext:value-type="float">
            <text:p>128.9088355069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mprunts hors GAD</text:p>
          </table:table-cell>
          <table:table-cell office:value-type="float" office:value="235.349730238394" calcext:value-type="float">
            <text:p>235.349730238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457424855139" calcext:value-type="float">
            <text:p>128.457424855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7.664557569173" calcext:value-type="float">
            <text:p>167.6645575691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4.690374749956" calcext:value-type="float">
            <text:p>214.6903747499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6.105467326529" calcext:value-type="float">
            <text:p>146.105467326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73.318194995561" calcext:value-type="float">
            <text:p>173.3181949955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90.551530894906" calcext:value-type="float">
            <text:p>190.5515308949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86.560832548756" calcext:value-type="float">
            <text:p>186.560832548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99.1451707709857" calcext:value-type="float">
            <text:p>99.14517077098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5.7625004895242" calcext:value-type="float">
            <text:p>35.7625004895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7.569679206581" calcext:value-type="float">
            <text:p>127.5696792065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8.847438109999" calcext:value-type="float">
            <text:p>128.847438109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0.9798566150598" calcext:value-type="float">
            <text:p>70.9798566150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6.4203469619852" calcext:value-type="float">
            <text:p>56.42034696198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1.5415313644009" calcext:value-type="float">
            <text:p>41.5415313644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80.1243822004608" calcext:value-type="float">
            <text:p>80.12438220046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9306253598987" calcext:value-type="float">
            <text:p>58.9306253598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8.4678439102972" calcext:value-type="float">
            <text:p>58.4678439102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9.5421945995067" calcext:value-type="float">
            <text:p>59.5421945995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01.226624911032" calcext:value-type="float">
            <text:p>201.226624911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498525801816" calcext:value-type="float">
            <text:p>156.498525801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5.1677806667286" calcext:value-type="float">
            <text:p>25.1677806667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8.8931677249661" calcext:value-type="float">
            <text:p>28.8931677249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9.099495012293" calcext:value-type="float">
            <text:p>159.099495012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1.823221570875" calcext:value-type="float">
            <text:p>121.823221570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68.264824554209" calcext:value-type="float">
            <text:p>168.2648245542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50.4490802703148" calcext:value-type="float">
            <text:p>50.44908027031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10.935169000185" calcext:value-type="float">
            <text:p>110.9351690001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9241577484775" calcext:value-type="float">
            <text:p>73.92415774847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1.4642181069959" calcext:value-type="float">
            <text:p>21.4642181069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0.051339111658" calcext:value-type="float">
            <text:p>140.0513391116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7.118225788865" calcext:value-type="float">
            <text:p>147.118225788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25.163257130909" calcext:value-type="float">
            <text:p>125.1632571309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292.955777944486" calcext:value-type="float">
            <text:p>292.9557779444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56.500615360948" calcext:value-type="float">
            <text:p>156.5006153609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4.866690156517" calcext:value-type="float">
            <text:p>144.8666901565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14.1261079970105" calcext:value-type="float">
            <text:p>14.1261079970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33.2689468803815" calcext:value-type="float">
            <text:p>33.26894688038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4.16413646195189" calcext:value-type="float">
            <text:p>4.16413646195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3.1688659209238" calcext:value-type="float">
            <text:p>73.16886592092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mboursements d'emprunts hors GAD</text:p>
          </table:table-cell>
          <table:table-cell office:value-type="float" office:value="75.8743318695107" calcext:value-type="float">
            <text:p>75.8743318695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Annuité de la dette</text:p>
          </table:table-cell>
          <table:table-cell office:value-type="float" office:value="173.537187094916" calcext:value-type="float">
            <text:p>173.5371870949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223.313828159312" calcext:value-type="float">
            <text:p>223.3138281593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Annuité de la dette</text:p>
          </table:table-cell>
          <table:table-cell office:value-type="float" office:value="327.958220950548" calcext:value-type="float">
            <text:p>327.958220950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Annuité de la dette</text:p>
          </table:table-cell>
          <table:table-cell office:value-type="float" office:value="177.898015446263" calcext:value-type="float">
            <text:p>177.8980154462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Annuité de la dette</text:p>
          </table:table-cell>
          <table:table-cell office:value-type="float" office:value="252.741718577304" calcext:value-type="float">
            <text:p>252.7417185773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Annuité de la dette</text:p>
          </table:table-cell>
          <table:table-cell office:value-type="float" office:value="253.895373772778" calcext:value-type="float">
            <text:p>253.8953737727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Annuité de la dette</text:p>
          </table:table-cell>
          <table:table-cell office:value-type="float" office:value="224.726134498991" calcext:value-type="float">
            <text:p>224.7261344989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24.829845668657" calcext:value-type="float">
            <text:p>124.8298456686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Annuité de la dette</text:p>
          </table:table-cell>
          <table:table-cell office:value-type="float" office:value="53.0851243391424" calcext:value-type="float">
            <text:p>53.0851243391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Annuité de la dette</text:p>
          </table:table-cell>
          <table:table-cell office:value-type="float" office:value="177.238001437967" calcext:value-type="float">
            <text:p>177.238001437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Annuité de la dette</text:p>
          </table:table-cell>
          <table:table-cell office:value-type="float" office:value="172.842069562546" calcext:value-type="float">
            <text:p>172.8420695625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Annuité de la dette</text:p>
          </table:table-cell>
          <table:table-cell office:value-type="float" office:value="85.5491379310345" calcext:value-type="float">
            <text:p>85.5491379310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69.6126463075862" calcext:value-type="float">
            <text:p>69.61264630758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Annuité de la dette</text:p>
          </table:table-cell>
          <table:table-cell office:value-type="float" office:value="47.0362956366875" calcext:value-type="float">
            <text:p>47.0362956366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113.809483006912" calcext:value-type="float">
            <text:p>113.8094830069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84.4541794310722" calcext:value-type="float">
            <text:p>84.4541794310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Annuité de la dette</text:p>
          </table:table-cell>
          <table:table-cell office:value-type="float" office:value="87.3164487684938" calcext:value-type="float">
            <text:p>87.3164487684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Annuité de la dette</text:p>
          </table:table-cell>
          <table:table-cell office:value-type="float" office:value="77.9530475139556" calcext:value-type="float">
            <text:p>77.95304751395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Annuité de la dette</text:p>
          </table:table-cell>
          <table:table-cell office:value-type="float" office:value="221.099" calcext:value-type="float">
            <text:p>221.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Annuité de la dette</text:p>
          </table:table-cell>
          <table:table-cell office:value-type="float" office:value="204.77214412597" calcext:value-type="float">
            <text:p>204.772144125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Annuité de la dette</text:p>
          </table:table-cell>
          <table:table-cell office:value-type="float" office:value="45.5500826446281" calcext:value-type="float">
            <text:p>45.55008264462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Annuité de la dette</text:p>
          </table:table-cell>
          <table:table-cell office:value-type="float" office:value="38.469689417891" calcext:value-type="float">
            <text:p>38.4696894178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Annuité de la dette</text:p>
          </table:table-cell>
          <table:table-cell office:value-type="float" office:value="180.556141803487" calcext:value-type="float">
            <text:p>180.5561418034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Annuité de la dette</text:p>
          </table:table-cell>
          <table:table-cell office:value-type="float" office:value="169.015020441714" calcext:value-type="float">
            <text:p>169.0150204417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Annuité de la dette</text:p>
          </table:table-cell>
          <table:table-cell office:value-type="float" office:value="203.623168523106" calcext:value-type="float">
            <text:p>203.6231685231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54.6784106642492" calcext:value-type="float">
            <text:p>54.6784106642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149.599630543391" calcext:value-type="float">
            <text:p>149.599630543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Annuité de la dette</text:p>
          </table:table-cell>
          <table:table-cell office:value-type="float" office:value="87.857044876722" calcext:value-type="float">
            <text:p>87.8570448767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Annuité de la dette</text:p>
          </table:table-cell>
          <table:table-cell office:value-type="float" office:value="22.8065591397849" calcext:value-type="float">
            <text:p>22.80655913978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Annuité de la dette</text:p>
          </table:table-cell>
          <table:table-cell office:value-type="float" office:value="172.944726929191" calcext:value-type="float">
            <text:p>172.944726929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Annuité de la dette</text:p>
          </table:table-cell>
          <table:table-cell office:value-type="float" office:value="195.903166365004" calcext:value-type="float">
            <text:p>195.903166365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Annuité de la dette</text:p>
          </table:table-cell>
          <table:table-cell office:value-type="float" office:value="162.362282152254" calcext:value-type="float">
            <text:p>162.3622821522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Annuité de la dette</text:p>
          </table:table-cell>
          <table:table-cell office:value-type="float" office:value="369.777658102026" calcext:value-type="float">
            <text:p>369.777658102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Annuité de la dette</text:p>
          </table:table-cell>
          <table:table-cell office:value-type="float" office:value="200.703095650167" calcext:value-type="float">
            <text:p>200.7030956501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Annuité de la dette</text:p>
          </table:table-cell>
          <table:table-cell office:value-type="float" office:value="192.058564399278" calcext:value-type="float">
            <text:p>192.0585643992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Annuité de la dette</text:p>
          </table:table-cell>
          <table:table-cell office:value-type="float" office:value="15.4516637305146" calcext:value-type="float">
            <text:p>15.45166373051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Annuité de la dette</text:p>
          </table:table-cell>
          <table:table-cell office:value-type="float" office:value="52.8176076301497" calcext:value-type="float">
            <text:p>52.81760763014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Annuité de la dette</text:p>
          </table:table-cell>
          <table:table-cell office:value-type="float" office:value="4.16413646195189" calcext:value-type="float">
            <text:p>4.164136461951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Annuité de la dette</text:p>
          </table:table-cell>
          <table:table-cell office:value-type="float" office:value="92.8285860095881" calcext:value-type="float">
            <text:p>92.8285860095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Annuité de la dette</text:p>
          </table:table-cell>
          <table:table-cell office:value-type="float" office:value="100.158314774153" calcext:value-type="float">
            <text:p>100.158314774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21.089116099226" calcext:value-type="float">
            <text:p>521.089116099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7.245830771365" calcext:value-type="float">
            <text:p>437.2458307713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711.709425974223" calcext:value-type="float">
            <text:p>711.7094259742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0.627264024933" calcext:value-type="float">
            <text:p>700.627264024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54.49067873385" calcext:value-type="float">
            <text:p>1054.490678733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0.057494864982" calcext:value-type="float">
            <text:p>410.057494864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d'investissement</text:p>
          </table:table-cell>
          <table:table-cell office:value-type="float" office:value="560.741228648285" calcext:value-type="float">
            <text:p>560.741228648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7.860269408844" calcext:value-type="float">
            <text:p>597.8602694088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d'investissement</text:p>
          </table:table-cell>
          <table:table-cell office:value-type="float" office:value="225.757362443705" calcext:value-type="float">
            <text:p>225.7573624437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03.48046818499" calcext:value-type="float">
            <text:p>703.480468184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89.804726818302" calcext:value-type="float">
            <text:p>789.804726818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671.685447748065" calcext:value-type="float">
            <text:p>671.6854477480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4.022357700841" calcext:value-type="float">
            <text:p>504.022357700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d'investissement</text:p>
          </table:table-cell>
          <table:table-cell office:value-type="float" office:value="516.603935638666" calcext:value-type="float">
            <text:p>516.6039356386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7.983037154378" calcext:value-type="float">
            <text:p>727.983037154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81.721955545319" calcext:value-type="float">
            <text:p>581.7219555453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1.887774386367" calcext:value-type="float">
            <text:p>491.887774386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430.901802977195" calcext:value-type="float">
            <text:p>430.9018029771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655.200216370107" calcext:value-type="float">
            <text:p>655.200216370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d'investissement</text:p>
          </table:table-cell>
          <table:table-cell office:value-type="float" office:value="493.464838565703" calcext:value-type="float">
            <text:p>493.4648385657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47.182913919584" calcext:value-type="float">
            <text:p>347.1829139195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417.268807885438" calcext:value-type="float">
            <text:p>417.2688078854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d'investissement</text:p>
          </table:table-cell>
          <table:table-cell office:value-type="float" office:value="723.090350411168" calcext:value-type="float">
            <text:p>723.0903504111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d'investissement</text:p>
          </table:table-cell>
          <table:table-cell office:value-type="float" office:value="424.831257652123" calcext:value-type="float">
            <text:p>424.8312576521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d'investissement</text:p>
          </table:table-cell>
          <table:table-cell office:value-type="float" office:value="1341.00808887941" calcext:value-type="float">
            <text:p>1341.008088879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324.024140019779" calcext:value-type="float">
            <text:p>324.0241400197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71.36864460618" calcext:value-type="float">
            <text:p>571.36864460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746.082674865488" calcext:value-type="float">
            <text:p>746.0826748654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d'investissement</text:p>
          </table:table-cell>
          <table:table-cell office:value-type="float" office:value="732.634108588876" calcext:value-type="float">
            <text:p>732.6341085888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47.854044327145" calcext:value-type="float">
            <text:p>547.8540443271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91.590638070524" calcext:value-type="float">
            <text:p>591.5906380705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d'investissement</text:p>
          </table:table-cell>
          <table:table-cell office:value-type="float" office:value="509.333755118398" calcext:value-type="float">
            <text:p>509.3337551183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d'investissement</text:p>
          </table:table-cell>
          <table:table-cell office:value-type="float" office:value="667.591484433609" calcext:value-type="float">
            <text:p>667.5914844336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d'investissement</text:p>
          </table:table-cell>
          <table:table-cell office:value-type="float" office:value="630.357355678628" calcext:value-type="float">
            <text:p>630.3573556786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d'investissement</text:p>
          </table:table-cell>
          <table:table-cell office:value-type="float" office:value="277.031890809287" calcext:value-type="float">
            <text:p>277.031890809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d'investissement</text:p>
          </table:table-cell>
          <table:table-cell office:value-type="float" office:value="553.209717595558" calcext:value-type="float">
            <text:p>553.2097175955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d'investissement</text:p>
          </table:table-cell>
          <table:table-cell office:value-type="float" office:value="1028.06930984236" calcext:value-type="float">
            <text:p>1028.069309842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15.670238906731" calcext:value-type="float">
            <text:p>315.6702389067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d'investissement</text:p>
          </table:table-cell>
          <table:table-cell office:value-type="float" office:value="351.296841332027" calcext:value-type="float">
            <text:p>351.296841332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d'investissement</text:p>
          </table:table-cell>
          <table:table-cell office:value-type="float" office:value="1144.20464789837" calcext:value-type="float">
            <text:p>1144.204647898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Dépenses totales</text:p>
          </table:table-cell>
          <table:table-cell office:value-type="float" office:value="2025.36312899545" calcext:value-type="float">
            <text:p>2025.363128995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85.93595189663" calcext:value-type="float">
            <text:p>2285.935951896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Dépenses totales</text:p>
          </table:table-cell>
          <table:table-cell office:value-type="float" office:value="2437.93113235257" calcext:value-type="float">
            <text:p>2437.931132352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Dépenses totales</text:p>
          </table:table-cell>
          <table:table-cell office:value-type="float" office:value="2196.59038495787" calcext:value-type="float">
            <text:p>2196.590384957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Dépenses totales</text:p>
          </table:table-cell>
          <table:table-cell office:value-type="float" office:value="3021.03144679386" calcext:value-type="float">
            <text:p>3021.031446793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Dépenses totales</text:p>
          </table:table-cell>
          <table:table-cell office:value-type="float" office:value="1952.66288785874" calcext:value-type="float">
            <text:p>1952.662887858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Dépenses totales</text:p>
          </table:table-cell>
          <table:table-cell office:value-type="float" office:value="2315.97268661735" calcext:value-type="float">
            <text:p>2315.972686617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508.46083406026" calcext:value-type="float">
            <text:p>2508.460834060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Dépenses totales</text:p>
          </table:table-cell>
          <table:table-cell office:value-type="float" office:value="1389.5249696495" calcext:value-type="float">
            <text:p>1389.5249696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Dépenses totales</text:p>
          </table:table-cell>
          <table:table-cell office:value-type="float" office:value="2322.76337985578" calcext:value-type="float">
            <text:p>2322.763379855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Dépenses totales</text:p>
          </table:table-cell>
          <table:table-cell office:value-type="float" office:value="2316.20095603122" calcext:value-type="float">
            <text:p>2316.200956031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Dépenses totales</text:p>
          </table:table-cell>
          <table:table-cell office:value-type="float" office:value="2612.26633268825" calcext:value-type="float">
            <text:p>2612.266332688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885.68398176632" calcext:value-type="float">
            <text:p>1885.683981766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Dépenses totales</text:p>
          </table:table-cell>
          <table:table-cell office:value-type="float" office:value="1681.29053007816" calcext:value-type="float">
            <text:p>1681.29053007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2183.68509504608" calcext:value-type="float">
            <text:p>2183.685095046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243.53169296326" calcext:value-type="float">
            <text:p>2243.531692963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Dépenses totales</text:p>
          </table:table-cell>
          <table:table-cell office:value-type="float" office:value="2060.13357285175" calcext:value-type="float">
            <text:p>2060.133572851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Dépenses totales</text:p>
          </table:table-cell>
          <table:table-cell office:value-type="float" office:value="1832.43245488771" calcext:value-type="float">
            <text:p>1832.432454887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Dépenses totales</text:p>
          </table:table-cell>
          <table:table-cell office:value-type="float" office:value="2029.10366725979" calcext:value-type="float">
            <text:p>2029.10366725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Dépenses totales</text:p>
          </table:table-cell>
          <table:table-cell office:value-type="float" office:value="2184.8548398154" calcext:value-type="float">
            <text:p>2184.85483981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Dépenses totales</text:p>
          </table:table-cell>
          <table:table-cell office:value-type="float" office:value="1660.32450691801" calcext:value-type="float">
            <text:p>1660.324506918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Dépenses totales</text:p>
          </table:table-cell>
          <table:table-cell office:value-type="float" office:value="1818.63828794601" calcext:value-type="float">
            <text:p>1818.638287946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Dépenses totales</text:p>
          </table:table-cell>
          <table:table-cell office:value-type="float" office:value="2359.05856175997" calcext:value-type="float">
            <text:p>2359.058561759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Dépenses totales</text:p>
          </table:table-cell>
          <table:table-cell office:value-type="float" office:value="1843.35704557745" calcext:value-type="float">
            <text:p>1843.35704557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Dépenses totales</text:p>
          </table:table-cell>
          <table:table-cell office:value-type="float" office:value="3127.2705109992" calcext:value-type="float">
            <text:p>3127.2705109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Dépenses totales</text:p>
          </table:table-cell>
          <table:table-cell office:value-type="float" office:value="1690.76328951706" calcext:value-type="float">
            <text:p>1690.763289517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Dépenses totales</text:p>
          </table:table-cell>
          <table:table-cell office:value-type="float" office:value="1938.85166779745" calcext:value-type="float">
            <text:p>1938.851667797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Dépenses totales</text:p>
          </table:table-cell>
          <table:table-cell office:value-type="float" office:value="2205.22946904748" calcext:value-type="float">
            <text:p>2205.229469047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Dépenses totales</text:p>
          </table:table-cell>
          <table:table-cell office:value-type="float" office:value="2042.77326363998" calcext:value-type="float">
            <text:p>2042.773263639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Dépenses totales</text:p>
          </table:table-cell>
          <table:table-cell office:value-type="float" office:value="2269.16885883094" calcext:value-type="float">
            <text:p>2269.168858830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Dépenses totales</text:p>
          </table:table-cell>
          <table:table-cell office:value-type="float" office:value="2260.20886146063" calcext:value-type="float">
            <text:p>2260.208861460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Dépenses totales</text:p>
          </table:table-cell>
          <table:table-cell office:value-type="float" office:value="2113.54453747103" calcext:value-type="float">
            <text:p>2113.54453747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Dépenses totales</text:p>
          </table:table-cell>
          <table:table-cell office:value-type="float" office:value="2687.00306189047" calcext:value-type="float">
            <text:p>2687.00306189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Dépenses totales</text:p>
          </table:table-cell>
          <table:table-cell office:value-type="float" office:value="2286.63070554979" calcext:value-type="float">
            <text:p>2286.63070554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Dépenses totales</text:p>
          </table:table-cell>
          <table:table-cell office:value-type="float" office:value="1855.58823949756" calcext:value-type="float">
            <text:p>1855.58823949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Dépenses totales</text:p>
          </table:table-cell>
          <table:table-cell office:value-type="float" office:value="3339.54285740978" calcext:value-type="float">
            <text:p>3339.542857409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Dépenses totales</text:p>
          </table:table-cell>
          <table:table-cell office:value-type="float" office:value="2746.03168896543" calcext:value-type="float">
            <text:p>2746.031688965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Dépenses totales</text:p>
          </table:table-cell>
          <table:table-cell office:value-type="float" office:value="1631.66754211182" calcext:value-type="float">
            <text:p>1631.66754211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Dépenses totales</text:p>
          </table:table-cell>
          <table:table-cell office:value-type="float" office:value="1907.72761276354" calcext:value-type="float">
            <text:p>1907.727612763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Dépenses totales</text:p>
          </table:table-cell>
          <table:table-cell office:value-type="float" office:value="2843.18134096612" calcext:value-type="float">
            <text:p>2843.181340966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Epargne nette</text:p>
          </table:table-cell>
          <table:table-cell office:value-type="float" office:value="140.66547590822" calcext:value-type="float">
            <text:p>140.665475908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Epargne nette</text:p>
          </table:table-cell>
          <table:table-cell office:value-type="float" office:value="-32.9020267677585" calcext:value-type="float">
            <text:p>-32.90202676775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Epargne nette</text:p>
          </table:table-cell>
          <table:table-cell office:value-type="float" office:value="106.869273288938" calcext:value-type="float">
            <text:p>106.869273288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Epargne nette</text:p>
          </table:table-cell>
          <table:table-cell office:value-type="float" office:value="218.985012843345" calcext:value-type="float">
            <text:p>218.985012843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Epargne nette</text:p>
          </table:table-cell>
          <table:table-cell office:value-type="float" office:value="233.479602652606" calcext:value-type="float">
            <text:p>233.4796026526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Epargne nette</text:p>
          </table:table-cell>
          <table:table-cell office:value-type="float" office:value="94.8147095181563" calcext:value-type="float">
            <text:p>94.81470951815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Epargne nette</text:p>
          </table:table-cell>
          <table:table-cell office:value-type="float" office:value="-168.095386012105" calcext:value-type="float">
            <text:p>-168.0953860121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Epargne nette</text:p>
          </table:table-cell>
          <table:table-cell office:value-type="float" office:value="31.4168321814398" calcext:value-type="float">
            <text:p>31.41683218143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Epargne nette</text:p>
          </table:table-cell>
          <table:table-cell office:value-type="float" office:value="173.291817113766" calcext:value-type="float">
            <text:p>173.2918171137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Epargne nette</text:p>
          </table:table-cell>
          <table:table-cell office:value-type="float" office:value="40.4632028590156" calcext:value-type="float">
            <text:p>40.46320285901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Epargne nette</text:p>
          </table:table-cell>
          <table:table-cell office:value-type="float" office:value="66.7617344559405" calcext:value-type="float">
            <text:p>66.76173445594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Epargne nette</text:p>
          </table:table-cell>
          <table:table-cell office:value-type="float" office:value="292.444573363828" calcext:value-type="float">
            <text:p>292.4445733638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Epargne nette</text:p>
          </table:table-cell>
          <table:table-cell office:value-type="float" office:value="176.211846859444" calcext:value-type="float">
            <text:p>176.2118468594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Epargne nette</text:p>
          </table:table-cell>
          <table:table-cell office:value-type="float" office:value="152.119988869101" calcext:value-type="float">
            <text:p>152.1199888691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Epargne nette</text:p>
          </table:table-cell>
          <table:table-cell office:value-type="float" office:value="174.031013824885" calcext:value-type="float">
            <text:p>174.0310138248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Epargne nette</text:p>
          </table:table-cell>
          <table:table-cell office:value-type="float" office:value="42.5620062190489" calcext:value-type="float">
            <text:p>42.56200621904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Epargne nette</text:p>
          </table:table-cell>
          <table:table-cell office:value-type="float" office:value="148.457371656281" calcext:value-type="float">
            <text:p>148.4573716562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Epargne nette</text:p>
          </table:table-cell>
          <table:table-cell office:value-type="float" office:value="142.986588774936" calcext:value-type="float">
            <text:p>142.9865887749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Epargne nette</text:p>
          </table:table-cell>
          <table:table-cell office:value-type="float" office:value="159.38992633452" calcext:value-type="float">
            <text:p>159.38992633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Epargne nette</text:p>
          </table:table-cell>
          <table:table-cell office:value-type="float" office:value="57.5393105233562" calcext:value-type="float">
            <text:p>57.5393105233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Epargne nette</text:p>
          </table:table-cell>
          <table:table-cell office:value-type="float" office:value="202.219266877147" calcext:value-type="float">
            <text:p>202.2192668771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Epargne nette</text:p>
          </table:table-cell>
          <table:table-cell office:value-type="float" office:value="157.987010281889" calcext:value-type="float">
            <text:p>157.987010281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Epargne nette</text:p>
          </table:table-cell>
          <table:table-cell office:value-type="float" office:value="55.2870400146947" calcext:value-type="float">
            <text:p>55.28704001469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Epargne nette</text:p>
          </table:table-cell>
          <table:table-cell office:value-type="float" office:value="111.469826083195" calcext:value-type="float">
            <text:p>111.4698260831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Epargne nette</text:p>
          </table:table-cell>
          <table:table-cell office:value-type="float" office:value="249.747294246953" calcext:value-type="float">
            <text:p>249.7472942469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Epargne nette</text:p>
          </table:table-cell>
          <table:table-cell office:value-type="float" office:value="145.853049283006" calcext:value-type="float">
            <text:p>145.853049283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Epargne nette</text:p>
          </table:table-cell>
          <table:table-cell office:value-type="float" office:value="38.3521704804786" calcext:value-type="float">
            <text:p>38.35217048047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Epargne nette</text:p>
          </table:table-cell>
          <table:table-cell office:value-type="float" office:value="149.264973097617" calcext:value-type="float">
            <text:p>149.2649730976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Epargne nette</text:p>
          </table:table-cell>
          <table:table-cell office:value-type="float" office:value="39.4340959776979" calcext:value-type="float">
            <text:p>39.4340959776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Epargne nette</text:p>
          </table:table-cell>
          <table:table-cell office:value-type="float" office:value="188.855942176769" calcext:value-type="float">
            <text:p>188.855942176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Epargne nette</text:p>
          </table:table-cell>
          <table:table-cell office:value-type="float" office:value="53.9431670192117" calcext:value-type="float">
            <text:p>53.94316701921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Epargne nette</text:p>
          </table:table-cell>
          <table:table-cell office:value-type="float" office:value="70.2320193061634" calcext:value-type="float">
            <text:p>70.23201930616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Epargne nette</text:p>
          </table:table-cell>
          <table:table-cell office:value-type="float" office:value="-43.0276956114027" calcext:value-type="float">
            <text:p>-43.02769561140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Epargne nette</text:p>
          </table:table-cell>
          <table:table-cell office:value-type="float" office:value="68.0855819006959" calcext:value-type="float">
            <text:p>68.08558190069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Epargne nette</text:p>
          </table:table-cell>
          <table:table-cell office:value-type="float" office:value="-35.1088601241256" calcext:value-type="float">
            <text:p>-35.10886012412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Epargne nette</text:p>
          </table:table-cell>
          <table:table-cell office:value-type="float" office:value="282.894593743327" calcext:value-type="float">
            <text:p>282.894593743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Epargne nette</text:p>
          </table:table-cell>
          <table:table-cell office:value-type="float" office:value="68.2016306795603" calcext:value-type="float">
            <text:p>68.20163067956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Epargne nette</text:p>
          </table:table-cell>
          <table:table-cell office:value-type="float" office:value="79.7223943108082" calcext:value-type="float">
            <text:p>79.72239431080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Epargne nette</text:p>
          </table:table-cell>
          <table:table-cell office:value-type="float" office:value="176.363280839219" calcext:value-type="float">
            <text:p>176.363280839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Epargne nette</text:p>
          </table:table-cell>
          <table:table-cell office:value-type="float" office:value="26.4134590652447" calcext:value-type="float">
            <text:p>26.41345906524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Flux net de dette</text:p>
          </table:table-cell>
          <table:table-cell office:value-type="float" office:value="-127.610117993773" calcext:value-type="float">
            <text:p>-127.6101179937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52.885482189501" calcext:value-type="float">
            <text:p>-152.8854821895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Flux net de dette</text:p>
          </table:table-cell>
          <table:table-cell office:value-type="float" office:value="-103.278225761527" calcext:value-type="float">
            <text:p>-103.2782257615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Flux net de dette</text:p>
          </table:table-cell>
          <table:table-cell office:value-type="float" office:value="-77.1341792246044" calcext:value-type="float">
            <text:p>-77.13417922460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Flux net de dette</text:p>
          </table:table-cell>
          <table:table-cell office:value-type="float" office:value="117.54125672664" calcext:value-type="float">
            <text:p>117.541256726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Flux net de dette</text:p>
          </table:table-cell>
          <table:table-cell office:value-type="float" office:value="-96.3310172046658" calcext:value-type="float">
            <text:p>-96.33101720466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Flux net de dette</text:p>
          </table:table-cell>
          <table:table-cell office:value-type="float" office:value="-186.560832548756" calcext:value-type="float">
            <text:p>-186.5608325487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99.1451707709857" calcext:value-type="float">
            <text:p>-99.14517077098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Flux net de dette</text:p>
          </table:table-cell>
          <table:table-cell office:value-type="float" office:value="-35.7625004895242" calcext:value-type="float">
            <text:p>-35.7625004895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Flux net de dette</text:p>
          </table:table-cell>
          <table:table-cell office:value-type="float" office:value="276.752679058555" calcext:value-type="float">
            <text:p>276.7526790585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Flux net de dette</text:p>
          </table:table-cell>
          <table:table-cell office:value-type="float" office:value="11.514444490987" calcext:value-type="float">
            <text:p>11.514444490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Flux net de dette</text:p>
          </table:table-cell>
          <table:table-cell office:value-type="float" office:value="192.918806298381" calcext:value-type="float">
            <text:p>192.9188062983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56.3522648544848" calcext:value-type="float">
            <text:p>-56.3522648544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Flux net de dette</text:p>
          </table:table-cell>
          <table:table-cell office:value-type="float" office:value="-41.5016773028594" calcext:value-type="float">
            <text:p>-41.50167730285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59.3870550115207" calcext:value-type="float">
            <text:p>-59.38705501152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58.9306253598987" calcext:value-type="float">
            <text:p>-58.9306253598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Flux net de dette</text:p>
          </table:table-cell>
          <table:table-cell office:value-type="float" office:value="-58.4678439102972" calcext:value-type="float">
            <text:p>-58.4678439102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Flux net de dette</text:p>
          </table:table-cell>
          <table:table-cell office:value-type="float" office:value="36.6887111082262" calcext:value-type="float">
            <text:p>36.68871110822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Flux net de dette</text:p>
          </table:table-cell>
          <table:table-cell office:value-type="float" office:value="-201.226624911032" calcext:value-type="float">
            <text:p>-201.2266249110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Flux net de dette</text:p>
          </table:table-cell>
          <table:table-cell office:value-type="float" office:value="24.0476818088497" calcext:value-type="float">
            <text:p>24.04768180884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Flux net de dette</text:p>
          </table:table-cell>
          <table:table-cell office:value-type="float" office:value="-24.9732769987928" calcext:value-type="float">
            <text:p>-24.97327699879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Flux net de dette</text:p>
          </table:table-cell>
          <table:table-cell office:value-type="float" office:value="-28.0515826669146" calcext:value-type="float">
            <text:p>-28.05158266691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Flux net de dette</text:p>
          </table:table-cell>
          <table:table-cell office:value-type="float" office:value="-14.082096532625" calcext:value-type="float">
            <text:p>-14.0820965326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Flux net de dette</text:p>
          </table:table-cell>
          <table:table-cell office:value-type="float" office:value="-121.823221570875" calcext:value-type="float">
            <text:p>-121.8232215708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Flux net de dette</text:p>
          </table:table-cell>
          <table:table-cell office:value-type="float" office:value="160.342237569514" calcext:value-type="float">
            <text:p>160.342237569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Flux net de dette</text:p>
          </table:table-cell>
          <table:table-cell office:value-type="float" office:value="-17.4424608537992" calcext:value-type="float">
            <text:p>-17.44246085379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Flux net de dette</text:p>
          </table:table-cell>
          <table:table-cell office:value-type="float" office:value="0.081299266021093" calcext:value-type="float">
            <text:p>0.081299266021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Flux net de dette</text:p>
          </table:table-cell>
          <table:table-cell office:value-type="float" office:value="280.83253828416" calcext:value-type="float">
            <text:p>280.83253828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Flux net de dette</text:p>
          </table:table-cell>
          <table:table-cell office:value-type="float" office:value="577.836591663348" calcext:value-type="float">
            <text:p>577.8365916633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Flux net de dette</text:p>
          </table:table-cell>
          <table:table-cell office:value-type="float" office:value="-80.0582371112377" calcext:value-type="float">
            <text:p>-80.05823711123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Flux net de dette</text:p>
          </table:table-cell>
          <table:table-cell office:value-type="float" office:value="38.076575441045" calcext:value-type="float">
            <text:p>38.0765754410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Flux net de dette</text:p>
          </table:table-cell>
          <table:table-cell office:value-type="float" office:value="-38.014995469673" calcext:value-type="float">
            <text:p>-38.0149954696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Flux net de dette</text:p>
          </table:table-cell>
          <table:table-cell office:value-type="float" office:value="-105.407015753938" calcext:value-type="float">
            <text:p>-105.4070157539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Flux net de dette</text:p>
          </table:table-cell>
          <table:table-cell office:value-type="float" office:value="-0.737375485558248" calcext:value-type="float">
            <text:p>-0.7373754855582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Flux net de dette</text:p>
          </table:table-cell>
          <table:table-cell office:value-type="float" office:value="-89.2328351012536" calcext:value-type="float">
            <text:p>-89.23283510125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Flux net de dette</text:p>
          </table:table-cell>
          <table:table-cell office:value-type="float" office:value="-13.9040753790305" calcext:value-type="float">
            <text:p>-13.90407537903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Flux net de dette</text:p>
          </table:table-cell>
          <table:table-cell office:value-type="float" office:value="708.551161743277" calcext:value-type="float">
            <text:p>708.5511617432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Flux net de dette</text:p>
          </table:table-cell>
          <table:table-cell office:value-type="float" office:value="-3.63071049354395" calcext:value-type="float">
            <text:p>-3.630710493543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Flux net de dette</text:p>
          </table:table-cell>
          <table:table-cell office:value-type="float" office:value="55.7399695860611" calcext:value-type="float">
            <text:p>55.73996958606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Flux net de dette</text:p>
          </table:table-cell>
          <table:table-cell office:value-type="float" office:value="159.475398368883" calcext:value-type="float">
            <text:p>159.475398368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d'investissement</text:p>
          </table:table-cell>
          <table:table-cell office:value-type="float" office:value="306.407291350447" calcext:value-type="float">
            <text:p>306.4072913504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46.049791151384" calcext:value-type="float">
            <text:p>246.0497911513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d'investissement</text:p>
          </table:table-cell>
          <table:table-cell office:value-type="float" office:value="323.737505127491" calcext:value-type="float">
            <text:p>323.737505127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2.902788033427" calcext:value-type="float">
            <text:p>292.9027880334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811.001224475005" calcext:value-type="float">
            <text:p>811.001224475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724667872689" calcext:value-type="float">
            <text:p>235.724667872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d'investissement</text:p>
          </table:table-cell>
          <table:table-cell office:value-type="float" office:value="553.00500672495" calcext:value-type="float">
            <text:p>553.005006724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9.126696302758" calcext:value-type="float">
            <text:p>119.1266963027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d'investissement</text:p>
          </table:table-cell>
          <table:table-cell office:value-type="float" office:value="129.128674368514" calcext:value-type="float">
            <text:p>129.128674368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d'investissement</text:p>
          </table:table-cell>
          <table:table-cell office:value-type="float" office:value="725.175923153376" calcext:value-type="float">
            <text:p>725.1759231533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377.741259581955" calcext:value-type="float">
            <text:p>377.7412595819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398.712587966221" calcext:value-type="float">
            <text:p>398.712587966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53.411045919794" calcext:value-type="float">
            <text:p>153.4110459197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d'investissement</text:p>
          </table:table-cell>
          <table:table-cell office:value-type="float" office:value="98.6306535074701" calcext:value-type="float">
            <text:p>98.63065350747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167203341014" calcext:value-type="float">
            <text:p>298.1672033410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05.835442819302" calcext:value-type="float">
            <text:p>405.8354428193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d'investissement</text:p>
          </table:table-cell>
          <table:table-cell office:value-type="float" office:value="225.040709228878" calcext:value-type="float">
            <text:p>225.040709228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03.881875243412" calcext:value-type="float">
            <text:p>203.8818752434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d'investissement</text:p>
          </table:table-cell>
          <table:table-cell office:value-type="float" office:value="103.896616725979" calcext:value-type="float">
            <text:p>103.896616725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d'investissement</text:p>
          </table:table-cell>
          <table:table-cell office:value-type="float" office:value="291.885245074848" calcext:value-type="float">
            <text:p>291.885245074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4.257397622806" calcext:value-type="float">
            <text:p>124.2573976228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d'investissement</text:p>
          </table:table-cell>
          <table:table-cell office:value-type="float" office:value="108.831968968357" calcext:value-type="float">
            <text:p>108.8319689683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d'investissement</text:p>
          </table:table-cell>
          <table:table-cell office:value-type="float" office:value="335.120379800492" calcext:value-type="float">
            <text:p>335.1203798004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d'investissement</text:p>
          </table:table-cell>
          <table:table-cell office:value-type="float" office:value="150.834274589543" calcext:value-type="float">
            <text:p>150.8342745895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d'investissement</text:p>
          </table:table-cell>
          <table:table-cell office:value-type="float" office:value="521.17687265211" calcext:value-type="float">
            <text:p>521.176872652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152.707759601121" calcext:value-type="float">
            <text:p>152.707759601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302.450168691791" calcext:value-type="float">
            <text:p>302.450168691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d'investissement</text:p>
          </table:table-cell>
          <table:table-cell office:value-type="float" office:value="506.77637616035" calcext:value-type="float">
            <text:p>506.776376160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d'investissement</text:p>
          </table:table-cell>
          <table:table-cell office:value-type="float" office:value="671.437761184123" calcext:value-type="float">
            <text:p>671.4377611841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76.245430225235" calcext:value-type="float">
            <text:p>176.2454302252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d'investissement</text:p>
          </table:table-cell>
          <table:table-cell office:value-type="float" office:value="450.443689294982" calcext:value-type="float">
            <text:p>450.4436892949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d'investissement</text:p>
          </table:table-cell>
          <table:table-cell office:value-type="float" office:value="235.068197452562" calcext:value-type="float">
            <text:p>235.0681974525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d'investissement</text:p>
          </table:table-cell>
          <table:table-cell office:value-type="float" office:value="497.156309452363" calcext:value-type="float">
            <text:p>497.156309452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d'investissement</text:p>
          </table:table-cell>
          <table:table-cell office:value-type="float" office:value="283.888290642668" calcext:value-type="float">
            <text:p>283.8882906426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d'investissement</text:p>
          </table:table-cell>
          <table:table-cell office:value-type="float" office:value="117.669040377816" calcext:value-type="float">
            <text:p>117.6690403778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d'investissement</text:p>
          </table:table-cell>
          <table:table-cell office:value-type="float" office:value="208.569968236173" calcext:value-type="float">
            <text:p>208.5699682361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d'investissement</text:p>
          </table:table-cell>
          <table:table-cell office:value-type="float" office:value="798.564284011127" calcext:value-type="float">
            <text:p>798.5642840111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d'investissement</text:p>
          </table:table-cell>
          <table:table-cell office:value-type="float" office:value="125.742668938848" calcext:value-type="float">
            <text:p>125.742668938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d'investissement</text:p>
          </table:table-cell>
          <table:table-cell office:value-type="float" office:value="298.630490746946" calcext:value-type="float">
            <text:p>298.6304907469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d'investissement</text:p>
          </table:table-cell>
          <table:table-cell office:value-type="float" office:value="904.38288425345" calcext:value-type="float">
            <text:p>904.382884253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Recettes totales</text:p>
          </table:table-cell>
          <table:table-cell office:value-type="float" office:value="2079.80420501003" calcext:value-type="float">
            <text:p>2079.80420501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229.50244307806" calcext:value-type="float">
            <text:p>2229.502443078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Recettes totales</text:p>
          </table:table-cell>
          <table:table-cell office:value-type="float" office:value="2371.51885954473" calcext:value-type="float">
            <text:p>2371.518859544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Recettes totales</text:p>
          </table:table-cell>
          <table:table-cell office:value-type="float" office:value="2153.95638913624" calcext:value-type="float">
            <text:p>2153.95638913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Recettes totales</text:p>
          </table:table-cell>
          <table:table-cell office:value-type="float" office:value="3184.33979018318" calcext:value-type="float">
            <text:p>3184.33979018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Recettes totales</text:p>
          </table:table-cell>
          <table:table-cell office:value-type="float" office:value="2063.69630127951" calcext:value-type="float">
            <text:p>2063.696301279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Recettes totales</text:p>
          </table:table-cell>
          <table:table-cell office:value-type="float" office:value="2326.70191123067" calcext:value-type="float">
            <text:p>2326.70191123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160.2892639066" calcext:value-type="float">
            <text:p>2160.28926390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Recettes totales</text:p>
          </table:table-cell>
          <table:table-cell office:value-type="float" office:value="1501.9505991776" calcext:value-type="float">
            <text:p>1501.9505991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Recettes totales</text:p>
          </table:table-cell>
          <table:table-cell office:value-type="float" office:value="2512.49171688976" calcext:value-type="float">
            <text:p>2512.49171688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Recettes totales</text:p>
          </table:table-cell>
          <table:table-cell office:value-type="float" office:value="2099.74666136081" calcext:value-type="float">
            <text:p>2099.746661360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Recettes totales</text:p>
          </table:table-cell>
          <table:table-cell office:value-type="float" office:value="2702.71790288529" calcext:value-type="float">
            <text:p>2702.717902885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Recettes totales</text:p>
          </table:table-cell>
          <table:table-cell office:value-type="float" office:value="1767.7048638067" calcext:value-type="float">
            <text:p>1767.70486380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Recettes totales</text:p>
          </table:table-cell>
          <table:table-cell office:value-type="float" office:value="1456.97876818047" calcext:value-type="float">
            <text:p>1456.978768180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Recettes totales</text:p>
          </table:table-cell>
          <table:table-cell office:value-type="float" office:value="2008.02465725806" calcext:value-type="float">
            <text:p>2008.024657258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169.13781181619" calcext:value-type="float">
            <text:p>2169.137811816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Recettes totales</text:p>
          </table:table-cell>
          <table:table-cell office:value-type="float" office:value="2000.21172326084" calcext:value-type="float">
            <text:p>2000.21172326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Recettes totales</text:p>
          </table:table-cell>
          <table:table-cell office:value-type="float" office:value="1807.94131052837" calcext:value-type="float">
            <text:p>1807.941310528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Recettes totales</text:p>
          </table:table-cell>
          <table:table-cell office:value-type="float" office:value="1838.41661886121" calcext:value-type="float">
            <text:p>1838.41661886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Recettes totales</text:p>
          </table:table-cell>
          <table:table-cell office:value-type="float" office:value="2197.31308264972" calcext:value-type="float">
            <text:p>2197.31308264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Recettes totales</text:p>
          </table:table-cell>
          <table:table-cell office:value-type="float" office:value="1664.7860381651" calcext:value-type="float">
            <text:p>1664.78603816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Recettes totales</text:p>
          </table:table-cell>
          <table:table-cell office:value-type="float" office:value="1697.08162703579" calcext:value-type="float">
            <text:p>1697.08162703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Recettes totales</text:p>
          </table:table-cell>
          <table:table-cell office:value-type="float" office:value="2185.47512617628" calcext:value-type="float">
            <text:p>2185.475126176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Recettes totales</text:p>
          </table:table-cell>
          <table:table-cell office:value-type="float" office:value="1802.65311016894" calcext:value-type="float">
            <text:p>1802.65311016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Recettes totales</text:p>
          </table:table-cell>
          <table:table-cell office:value-type="float" office:value="2725.45141357306" calcext:value-type="float">
            <text:p>2725.451413573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Recettes totales</text:p>
          </table:table-cell>
          <table:table-cell office:value-type="float" office:value="1715.74903865172" calcext:value-type="float">
            <text:p>1715.749038651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Recettes totales</text:p>
          </table:table-cell>
          <table:table-cell office:value-type="float" office:value="1819.22053136372" calcext:value-type="float">
            <text:p>1819.220531363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Recettes totales</text:p>
          </table:table-cell>
          <table:table-cell office:value-type="float" office:value="2189.11230118844" calcext:value-type="float">
            <text:p>2189.112301188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Recettes totales</text:p>
          </table:table-cell>
          <table:table-cell office:value-type="float" office:value="2042.47523031993" calcext:value-type="float">
            <text:p>2042.475230319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Recettes totales</text:p>
          </table:table-cell>
          <table:table-cell office:value-type="float" office:value="2226.46752601746" calcext:value-type="float">
            <text:p>2226.46752601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Recettes totales</text:p>
          </table:table-cell>
          <table:table-cell office:value-type="float" office:value="2320.12330549316" calcext:value-type="float">
            <text:p>2320.123305493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Recettes totales</text:p>
          </table:table-cell>
          <table:table-cell office:value-type="float" office:value="2034.67425624227" calcext:value-type="float">
            <text:p>2034.67425624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Recettes totales</text:p>
          </table:table-cell>
          <table:table-cell office:value-type="float" office:value="2766.49596924231" calcext:value-type="float">
            <text:p>2766.495969242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Recettes totales</text:p>
          </table:table-cell>
          <table:table-cell office:value-type="float" office:value="2164.74783777547" calcext:value-type="float">
            <text:p>2164.747837775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Recettes totales</text:p>
          </table:table-cell>
          <table:table-cell office:value-type="float" office:value="1805.98321909848" calcext:value-type="float">
            <text:p>1805.983219098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Recettes totales</text:p>
          </table:table-cell>
          <table:table-cell office:value-type="float" office:value="3291.92380979073" calcext:value-type="float">
            <text:p>3291.923809790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Recettes totales</text:p>
          </table:table-cell>
          <table:table-cell office:value-type="float" office:value="2617.99724069413" calcext:value-type="float">
            <text:p>2617.99724069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Recettes totales</text:p>
          </table:table-cell>
          <table:table-cell office:value-type="float" office:value="1525.62650291669" calcext:value-type="float">
            <text:p>1525.626502916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Recettes totales</text:p>
          </table:table-cell>
          <table:table-cell office:value-type="float" office:value="2104.59340893861" calcext:value-type="float">
            <text:p>2104.593408938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Recettes totales</text:p>
          </table:table-cell>
          <table:table-cell office:value-type="float" office:value="2705.64736825596" calcext:value-type="float">
            <text:p>2705.647368255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bervillie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4.4410760145804" calcext:value-type="float">
            <text:p>54.4410760145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lna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6.4335088185665" calcext:value-type="float">
            <text:p>-56.43350881856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gnol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66.4122728078391" calcext:value-type="float">
            <text:p>-66.4122728078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lanc-Mesn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6339958216318" calcext:value-type="float">
            <text:p>-42.6339958216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bi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63.308343389321" calcext:value-type="float">
            <text:p>163.308343389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nd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1.03341342077" calcext:value-type="float">
            <text:p>111.03341342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Bourget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0.7292246133159" calcext:value-type="float">
            <text:p>10.72922461331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ch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348.17157015366" calcext:value-type="float">
            <text:p>-348.17157015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bro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12.425629528099" calcext:value-type="float">
            <text:p>112.425629528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 Courneuv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89.728337033983" calcext:value-type="float">
            <text:p>189.7283370339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ra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16.454294670409" calcext:value-type="float">
            <text:p>-216.4542946704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u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90.4515701970443" calcext:value-type="float">
            <text:p>90.45157019704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Épinay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7.979117959618" calcext:value-type="float">
            <text:p>-117.9791179596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gn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24.311761897695" calcext:value-type="float">
            <text:p>-224.3117618976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urna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5.660437788018" calcext:value-type="float">
            <text:p>-175.6604377880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'Île-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4.3938811470686" calcext:value-type="float">
            <text:p>-74.39388114706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Lila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59.921849590911" calcext:value-type="float">
            <text:p>-59.9218495909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vry-Garg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24.4911443593403" calcext:value-type="float">
            <text:p>-24.49114435934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ferme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90.687048398576" calcext:value-type="float">
            <text:p>-190.6870483985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treuil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2.4582428343169" calcext:value-type="float">
            <text:p>12.45824283431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Plais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4.46153124709785" calcext:value-type="float">
            <text:p>4.461531247097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illy-sur-Mar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556660910226" calcext:value-type="float">
            <text:p>-121.5566609102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Grand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73.583435583689" calcext:value-type="float">
            <text:p>-173.583435583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isy-le-Sec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.7039354085096" calcext:value-type="float">
            <text:p>-40.70393540850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ti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01.819097426139" calcext:value-type="float">
            <text:p>-401.8190974261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s Pavillons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24.9857491346628" calcext:value-type="float">
            <text:p>24.98574913466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errefitte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19.631136433726" calcext:value-type="float">
            <text:p>-119.631136433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Pré-Saint-Gerva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6.1171678590431" calcext:value-type="float">
            <text:p>-16.11716785904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 Raincy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0.298033320058528" calcext:value-type="float">
            <text:p>-0.2980333200585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mainvil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2.7013328134844" calcext:value-type="float">
            <text:p>-42.70133281348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sny-sous-Bo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59.9144440325359" calcext:value-type="float">
            <text:p>59.91444403253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Deni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78.8702812287638" calcext:value-type="float">
            <text:p>-78.87028122876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int-Ouen-sur-Sein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79.4929073518378" calcext:value-type="float">
            <text:p>79.4929073518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vran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1.882867774317" calcext:value-type="float">
            <text:p>-121.8828677743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in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9.6050203990807" calcext:value-type="float">
            <text:p>-49.60502039908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emblay-en-Franc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47.6190476190476" calcext:value-type="float">
            <text:p>-47.6190476190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ujours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28.034448271294" calcext:value-type="float">
            <text:p>-128.034448271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mombl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06.041039195124" calcext:value-type="float">
            <text:p>-106.0410391951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pint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196.865796175061" calcext:value-type="float">
            <text:p>196.8657961750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lletaneuse</text:p>
          </table:table-cell>
          <table:table-cell office:value-type="string" calcext:value-type="string">
            <text:p>Variation du fonds de roulement</text:p>
          </table:table-cell>
          <table:table-cell office:value-type="float" office:value="-137.533972710163" calcext:value-type="float">
            <text:p>-137.533972710163</text:p>
          </table:table-cell>
          <table:table-cell table:number-columns-repeated="14"/>
        </table:table-row>
      </table:table>
      <table:table table:name="Table dynamique_ofgl-base-communes_3" table:style-name="ta1">
        <table:table-column table:style-name="co9" table:number-columns-repeated="6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number-columns-repeated="47" table:default-cell-style-name="ce29"/>
        <table:table-column table:style-name="co9" table:number-columns-repeated="16328"/>
        <table:table-row table:style-name="ro1">
          <table:table-cell table:style-name="ce24" office:value-type="string" calcext:value-type="string">
            <text:p>Somme - Montant en € par habitant</text:p>
          </table:table-cell>
          <table:table-cell table:style-name="ce30" office:value-type="string" calcext:value-type="string">
            <text:p>Agrégat</text:p>
          </table:table-cell>
          <table:table-cell table:style-name="ce36"/>
          <table:table-cell table:style-name="ce42"/>
          <table:table-cell table:number-columns-repeated="52"/>
          <table:table-cell table:style-name="ce29" table:number-columns-repeated="16328"/>
        </table:table-row>
        <table:table-row table:style-name="ro1">
          <table:table-cell table:style-name="ce25" office:value-type="string" calcext:value-type="string">
            <text:p>Nom 2024 Commune</text:p>
          </table:table-cell>
          <table:table-cell table:style-name="ce31" office:value-type="string" calcext:value-type="string">
            <text:p>Annuité de la dette</text:p>
          </table:table-cell>
          <table:table-cell table:style-name="ce37" office:value-type="string" calcext:value-type="string">
            <text:p>Frais de personnel</text:p>
          </table:table-cell>
          <table:table-cell table:style-name="ce43" office:value-type="string" calcext:value-type="string">
            <text:p>Total Résultat</text:p>
          </table:table-cell>
          <table:table-cell table:number-columns-repeated="2"/>
          <table:table-cell table:style-name="Default"/>
          <table:table-cell table:style-name="ce37" office:value-type="string" calcext:value-type="string">
            <text:p>Frais de personnel</text:p>
          </table:table-cell>
          <table:table-cell table:style-name="ce31" office:value-type="string" calcext:value-type="string">
            <text:p>Annuité de la dette</text:p>
          </table:table-cell>
          <table:table-cell office:value-type="string" calcext:value-type="string">
            <text:p>ecart à la moyenne frais</text:p>
          </table:table-cell>
          <table:table-cell table:number-columns-repeated="46"/>
          <table:table-cell table:style-name="ce29" table:number-columns-repeated="16328"/>
        </table:table-row>
        <table:table-row table:style-name="ro1">
          <table:table-cell table:style-name="ce26" office:value-type="string" calcext:value-type="string">
            <text:p>Aubervilliers</text:p>
          </table:table-cell>
          <table:table-cell table:style-name="ce32" office:value-type="float" office:value="173.537187094916" calcext:value-type="float">
            <text:p>174</text:p>
          </table:table-cell>
          <table:table-cell table:style-name="ce38" office:value-type="float" office:value="955.433441318871" calcext:value-type="float">
            <text:p>955</text:p>
          </table:table-cell>
          <table:table-cell table:style-name="ce44" office:value-type="float" office:value="1128.97062841379" calcext:value-type="float">
            <text:p>1129</text:p>
          </table:table-cell>
          <table:table-cell table:number-columns-repeated="2"/>
          <table:table-cell table:style-name="Default"/>
          <table:table-cell table:style-name="ce38" office:value-type="float" office:value="955.433441318871" calcext:value-type="float">
            <text:p>955</text:p>
          </table:table-cell>
          <table:table-cell table:style-name="ce32" office:value-type="float" office:value="173.537187094916" calcext:value-type="float">
            <text:p>174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Aulnay-sous-Bois</text:p>
          </table:table-cell>
          <table:table-cell table:style-name="ce33" office:value-type="float" office:value="223.313828159312" calcext:value-type="float">
            <text:p>223</text:p>
          </table:table-cell>
          <table:table-cell table:style-name="ce39" office:value-type="float" office:value="1091.00988661843" calcext:value-type="float">
            <text:p>1091</text:p>
          </table:table-cell>
          <table:table-cell table:style-name="ce45" office:value-type="float" office:value="1314.32371477774" calcext:value-type="float">
            <text:p>1314</text:p>
          </table:table-cell>
          <table:table-cell table:number-columns-repeated="2"/>
          <table:table-cell table:style-name="Default"/>
          <table:table-cell table:style-name="ce39" office:value-type="float" office:value="1091.00988661843" calcext:value-type="float">
            <text:p>1091</text:p>
          </table:table-cell>
          <table:table-cell table:style-name="ce33" office:value-type="float" office:value="223.313828159312" calcext:value-type="float">
            <text:p>22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Bagnolet</text:p>
          </table:table-cell>
          <table:table-cell table:style-name="ce33" office:value-type="float" office:value="327.958220950548" calcext:value-type="float">
            <text:p>328</text:p>
          </table:table-cell>
          <table:table-cell table:style-name="ce39" office:value-type="float" office:value="1145.41869090725" calcext:value-type="float">
            <text:p>1145</text:p>
          </table:table-cell>
          <table:table-cell table:style-name="ce45" office:value-type="float" office:value="1473.3769118578" calcext:value-type="float">
            <text:p>1473</text:p>
          </table:table-cell>
          <table:table-cell table:number-columns-repeated="2"/>
          <table:table-cell table:style-name="Default"/>
          <table:table-cell table:style-name="ce39" office:value-type="float" office:value="1145.41869090725" calcext:value-type="float">
            <text:p>1145</text:p>
          </table:table-cell>
          <table:table-cell table:style-name="ce33" office:value-type="float" office:value="327.958220950548" calcext:value-type="float">
            <text:p>328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Bobigny</text:p>
          </table:table-cell>
          <table:table-cell table:style-name="ce33" office:value-type="float" office:value="252.741718577304" calcext:value-type="float">
            <text:p>253</text:p>
          </table:table-cell>
          <table:table-cell table:style-name="ce39" office:value-type="float" office:value="1294.44163396206" calcext:value-type="float">
            <text:p>1294</text:p>
          </table:table-cell>
          <table:table-cell table:style-name="ce45" office:value-type="float" office:value="1547.18335253936" calcext:value-type="float">
            <text:p>1547</text:p>
          </table:table-cell>
          <table:table-cell table:number-columns-repeated="2"/>
          <table:table-cell table:style-name="Default"/>
          <table:table-cell table:style-name="ce39" office:value-type="float" office:value="1294.44163396206" calcext:value-type="float">
            <text:p>1294</text:p>
          </table:table-cell>
          <table:table-cell table:style-name="ce33" office:value-type="float" office:value="252.741718577304" calcext:value-type="float">
            <text:p>25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Bondy</text:p>
          </table:table-cell>
          <table:table-cell table:style-name="ce33" office:value-type="float" office:value="253.895373772778" calcext:value-type="float">
            <text:p>254</text:p>
          </table:table-cell>
          <table:table-cell table:style-name="ce39" office:value-type="float" office:value="963.681958656039" calcext:value-type="float">
            <text:p>964</text:p>
          </table:table-cell>
          <table:table-cell table:style-name="ce45" office:value-type="float" office:value="1217.57733242882" calcext:value-type="float">
            <text:p>1218</text:p>
          </table:table-cell>
          <table:table-cell table:number-columns-repeated="2"/>
          <table:table-cell table:style-name="Default"/>
          <table:table-cell table:style-name="ce39" office:value-type="float" office:value="963.681958656039" calcext:value-type="float">
            <text:p>964</text:p>
          </table:table-cell>
          <table:table-cell table:style-name="ce33" office:value-type="float" office:value="253.895373772778" calcext:value-type="float">
            <text:p>254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Clichy-sous-Bois</text:p>
          </table:table-cell>
          <table:table-cell table:style-name="ce33" office:value-type="float" office:value="124.829845668657" calcext:value-type="float">
            <text:p>125</text:p>
          </table:table-cell>
          <table:table-cell table:style-name="ce39" office:value-type="float" office:value="1017.01683385895" calcext:value-type="float">
            <text:p>1017</text:p>
          </table:table-cell>
          <table:table-cell table:style-name="ce45" office:value-type="float" office:value="1141.84667952761" calcext:value-type="float">
            <text:p>1142</text:p>
          </table:table-cell>
          <table:table-cell table:number-columns-repeated="2"/>
          <table:table-cell table:style-name="Default"/>
          <table:table-cell table:style-name="ce39" office:value-type="float" office:value="1017.01683385895" calcext:value-type="float">
            <text:p>1017</text:p>
          </table:table-cell>
          <table:table-cell table:style-name="ce33" office:value-type="float" office:value="124.829845668657" calcext:value-type="float">
            <text:p>125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Coubron</text:p>
          </table:table-cell>
          <table:table-cell table:style-name="ce33" office:value-type="float" office:value="53.0851243391424" calcext:value-type="float">
            <text:p>53</text:p>
          </table:table-cell>
          <table:table-cell table:style-name="ce39" office:value-type="float" office:value="737.429154102213" calcext:value-type="float">
            <text:p>737</text:p>
          </table:table-cell>
          <table:table-cell table:style-name="ce45" office:value-type="float" office:value="790.514278441356" calcext:value-type="float">
            <text:p>791</text:p>
          </table:table-cell>
          <table:table-cell table:number-columns-repeated="2"/>
          <table:table-cell table:style-name="Default"/>
          <table:table-cell table:style-name="ce39" office:value-type="float" office:value="737.429154102213" calcext:value-type="float">
            <text:p>737</text:p>
          </table:table-cell>
          <table:table-cell table:style-name="ce33" office:value-type="float" office:value="53.0851243391424" calcext:value-type="float">
            <text:p>5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Drancy</text:p>
          </table:table-cell>
          <table:table-cell table:style-name="ce33" office:value-type="float" office:value="172.842069562546" calcext:value-type="float">
            <text:p>173</text:p>
          </table:table-cell>
          <table:table-cell table:style-name="ce39" office:value-type="float" office:value="931.146335190383" calcext:value-type="float">
            <text:p>931</text:p>
          </table:table-cell>
          <table:table-cell table:style-name="ce45" office:value-type="float" office:value="1103.98840475293" calcext:value-type="float">
            <text:p>1104</text:p>
          </table:table-cell>
          <table:table-cell table:number-columns-repeated="2"/>
          <table:table-cell table:style-name="Default"/>
          <table:table-cell table:style-name="ce39" office:value-type="float" office:value="931.146335190383" calcext:value-type="float">
            <text:p>931</text:p>
          </table:table-cell>
          <table:table-cell table:style-name="ce33" office:value-type="float" office:value="172.842069562546" calcext:value-type="float">
            <text:p>17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Dugny</text:p>
          </table:table-cell>
          <table:table-cell table:style-name="ce33" office:value-type="float" office:value="85.5491379310345" calcext:value-type="float">
            <text:p>86</text:p>
          </table:table-cell>
          <table:table-cell table:style-name="ce39" office:value-type="float" office:value="1307.51138282899" calcext:value-type="float">
            <text:p>1308</text:p>
          </table:table-cell>
          <table:table-cell table:style-name="ce45" office:value-type="float" office:value="1393.06052076002" calcext:value-type="float">
            <text:p>1393</text:p>
          </table:table-cell>
          <table:table-cell table:number-columns-repeated="2"/>
          <table:table-cell table:style-name="Default"/>
          <table:table-cell table:style-name="ce39" office:value-type="float" office:value="1307.51138282899" calcext:value-type="float">
            <text:p>1308</text:p>
          </table:table-cell>
          <table:table-cell table:style-name="ce33" office:value-type="float" office:value="85.5491379310345" calcext:value-type="float">
            <text:p>86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Épinay-sur-Seine</text:p>
          </table:table-cell>
          <table:table-cell table:style-name="ce33" office:value-type="float" office:value="69.6126463075862" calcext:value-type="float">
            <text:p>70</text:p>
          </table:table-cell>
          <table:table-cell table:style-name="ce39" office:value-type="float" office:value="741.342873762515" calcext:value-type="float">
            <text:p>741</text:p>
          </table:table-cell>
          <table:table-cell table:style-name="ce45" office:value-type="float" office:value="810.955520070101" calcext:value-type="float">
            <text:p>811</text:p>
          </table:table-cell>
          <table:table-cell table:number-columns-repeated="2"/>
          <table:table-cell table:style-name="Default"/>
          <table:table-cell table:style-name="ce39" office:value-type="float" office:value="741.342873762515" calcext:value-type="float">
            <text:p>741</text:p>
          </table:table-cell>
          <table:table-cell table:style-name="ce33" office:value-type="float" office:value="69.6126463075862" calcext:value-type="float">
            <text:p>70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Gagny</text:p>
          </table:table-cell>
          <table:table-cell table:style-name="ce33" office:value-type="float" office:value="47.0362956366875" calcext:value-type="float">
            <text:p>47</text:p>
          </table:table-cell>
          <table:table-cell table:style-name="ce39" office:value-type="float" office:value="709.990760364104" calcext:value-type="float">
            <text:p>710</text:p>
          </table:table-cell>
          <table:table-cell table:style-name="ce45" office:value-type="float" office:value="757.027056000791" calcext:value-type="float">
            <text:p>757</text:p>
          </table:table-cell>
          <table:table-cell table:number-columns-repeated="2"/>
          <table:table-cell table:style-name="Default"/>
          <table:table-cell table:style-name="ce39" office:value-type="float" office:value="709.990760364104" calcext:value-type="float">
            <text:p>710</text:p>
          </table:table-cell>
          <table:table-cell table:style-name="ce33" office:value-type="float" office:value="47.0362956366875" calcext:value-type="float">
            <text:p>47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Gournay-sur-Marne</text:p>
          </table:table-cell>
          <table:table-cell table:style-name="ce33" office:value-type="float" office:value="113.809483006912" calcext:value-type="float">
            <text:p>114</text:p>
          </table:table-cell>
          <table:table-cell table:style-name="ce39" office:value-type="float" office:value="939.265224654378" calcext:value-type="float">
            <text:p>939</text:p>
          </table:table-cell>
          <table:table-cell table:style-name="ce45" office:value-type="float" office:value="1053.07470766129" calcext:value-type="float">
            <text:p>1053</text:p>
          </table:table-cell>
          <table:table-cell table:number-columns-repeated="2"/>
          <table:table-cell table:style-name="Default"/>
          <table:table-cell table:style-name="ce39" office:value-type="float" office:value="939.265224654378" calcext:value-type="float">
            <text:p>939</text:p>
          </table:table-cell>
          <table:table-cell table:style-name="ce33" office:value-type="float" office:value="113.809483006912" calcext:value-type="float">
            <text:p>114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'Île-Saint-Denis</text:p>
          </table:table-cell>
          <table:table-cell table:style-name="ce33" office:value-type="float" office:value="84.4541794310722" calcext:value-type="float">
            <text:p>84</text:p>
          </table:table-cell>
          <table:table-cell table:style-name="ce39" office:value-type="float" office:value="940.159570424968" calcext:value-type="float">
            <text:p>940</text:p>
          </table:table-cell>
          <table:table-cell table:style-name="ce45" office:value-type="float" office:value="1024.61374985604" calcext:value-type="float">
            <text:p>1025</text:p>
          </table:table-cell>
          <table:table-cell table:number-columns-repeated="2"/>
          <table:table-cell table:style-name="Default"/>
          <table:table-cell table:style-name="ce39" office:value-type="float" office:value="940.159570424968" calcext:value-type="float">
            <text:p>940</text:p>
          </table:table-cell>
          <table:table-cell table:style-name="ce33" office:value-type="float" office:value="84.4541794310722" calcext:value-type="float">
            <text:p>84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a Courneuve</text:p>
          </table:table-cell>
          <table:table-cell table:style-name="ce33" office:value-type="float" office:value="177.238001437967" calcext:value-type="float">
            <text:p>177</text:p>
          </table:table-cell>
          <table:table-cell table:style-name="ce39" office:value-type="float" office:value="1038.91538285859" calcext:value-type="float">
            <text:p>1039</text:p>
          </table:table-cell>
          <table:table-cell table:style-name="ce45" office:value-type="float" office:value="1216.15338429656" calcext:value-type="float">
            <text:p>1216</text:p>
          </table:table-cell>
          <table:table-cell table:number-columns-repeated="2"/>
          <table:table-cell table:style-name="Default"/>
          <table:table-cell table:style-name="ce39" office:value-type="float" office:value="1038.91538285859" calcext:value-type="float">
            <text:p>1039</text:p>
          </table:table-cell>
          <table:table-cell table:style-name="ce33" office:value-type="float" office:value="177.238001437967" calcext:value-type="float">
            <text:p>177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e Blanc-Mesnil</text:p>
          </table:table-cell>
          <table:table-cell table:style-name="ce33" office:value-type="float" office:value="177.898015446263" calcext:value-type="float">
            <text:p>178</text:p>
          </table:table-cell>
          <table:table-cell table:style-name="ce39" office:value-type="float" office:value="907.76275207206" calcext:value-type="float">
            <text:p>908</text:p>
          </table:table-cell>
          <table:table-cell table:style-name="ce45" office:value-type="float" office:value="1085.66076751832" calcext:value-type="float">
            <text:p>1086</text:p>
          </table:table-cell>
          <table:table-cell table:number-columns-repeated="2"/>
          <table:table-cell table:style-name="Default"/>
          <table:table-cell table:style-name="ce39" office:value-type="float" office:value="907.76275207206" calcext:value-type="float">
            <text:p>908</text:p>
          </table:table-cell>
          <table:table-cell table:style-name="ce33" office:value-type="float" office:value="177.898015446263" calcext:value-type="float">
            <text:p>178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e Bourget</text:p>
          </table:table-cell>
          <table:table-cell table:style-name="ce33" office:value-type="float" office:value="224.726134498991" calcext:value-type="float">
            <text:p>225</text:p>
          </table:table-cell>
          <table:table-cell table:style-name="ce39" office:value-type="float" office:value="921.221532616005" calcext:value-type="float">
            <text:p>921</text:p>
          </table:table-cell>
          <table:table-cell table:style-name="ce45" office:value-type="float" office:value="1145.947667115" calcext:value-type="float">
            <text:p>1146</text:p>
          </table:table-cell>
          <table:table-cell table:number-columns-repeated="2"/>
          <table:table-cell table:style-name="Default"/>
          <table:table-cell table:style-name="ce39" office:value-type="float" office:value="921.221532616005" calcext:value-type="float">
            <text:p>921</text:p>
          </table:table-cell>
          <table:table-cell table:style-name="ce33" office:value-type="float" office:value="224.726134498991" calcext:value-type="float">
            <text:p>225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e Pré-Saint-Gervais</text:p>
          </table:table-cell>
          <table:table-cell table:style-name="ce33" office:value-type="float" office:value="87.857044876722" calcext:value-type="float">
            <text:p>88</text:p>
          </table:table-cell>
          <table:table-cell table:style-name="ce39" office:value-type="float" office:value="801.834850115296" calcext:value-type="float">
            <text:p>802</text:p>
          </table:table-cell>
          <table:table-cell table:style-name="ce45" office:value-type="float" office:value="889.691894992018" calcext:value-type="float">
            <text:p>890</text:p>
          </table:table-cell>
          <table:table-cell table:number-columns-repeated="2"/>
          <table:table-cell table:style-name="Default"/>
          <table:table-cell table:style-name="ce39" office:value-type="float" office:value="801.834850115296" calcext:value-type="float">
            <text:p>802</text:p>
          </table:table-cell>
          <table:table-cell table:style-name="ce33" office:value-type="float" office:value="87.857044876722" calcext:value-type="float">
            <text:p>88</text:p>
          </table:table-cell>
          <table:table-cell table:number-columns-repeated="47"/>
          <table:table-cell table:style-name="ce29" table:number-columns-repeated="16328"/>
        </table:table-row>
        <table:table-row table:style-name="ro1" table:visibility="filter">
          <table:table-cell table:style-name="ce27" office:value-type="string" calcext:value-type="string">
            <text:p>Le Raincy</text:p>
          </table:table-cell>
          <table:table-cell table:style-name="ce33" office:value-type="float" office:value="22.8065591397849" calcext:value-type="float">
            <text:p>23</text:p>
          </table:table-cell>
          <table:table-cell table:style-name="ce39" office:value-type="float" office:value="459.023643302801" calcext:value-type="float">
            <text:p>459</text:p>
          </table:table-cell>
          <table:table-cell table:style-name="ce45" office:value-type="float" office:value="481.830202442586" calcext:value-type="float">
            <text:p>482</text:p>
          </table:table-cell>
          <table:table-cell table:number-columns-repeated="2"/>
          <table:table-cell table:style-name="Default"/>
          <table:table-cell table:style-name="ce39" office:value-type="float" office:value="459.023643302801" calcext:value-type="float">
            <text:p>459</text:p>
          </table:table-cell>
          <table:table-cell table:style-name="ce33" office:value-type="float" office:value="22.8065591397849" calcext:value-type="float">
            <text:p>2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es Lilas</text:p>
          </table:table-cell>
          <table:table-cell table:style-name="ce33" office:value-type="float" office:value="87.3164487684938" calcext:value-type="float">
            <text:p>87</text:p>
          </table:table-cell>
          <table:table-cell table:style-name="ce39" office:value-type="float" office:value="1013.82699817712" calcext:value-type="float">
            <text:p>1014</text:p>
          </table:table-cell>
          <table:table-cell table:style-name="ce45" office:value-type="float" office:value="1101.14344694561" calcext:value-type="float">
            <text:p>1101</text:p>
          </table:table-cell>
          <table:table-cell table:number-columns-repeated="2"/>
          <table:table-cell table:style-name="Default"/>
          <table:table-cell table:style-name="ce39" office:value-type="float" office:value="1013.82699817712" calcext:value-type="float">
            <text:p>1014</text:p>
          </table:table-cell>
          <table:table-cell table:style-name="ce33" office:value-type="float" office:value="87.3164487684938" calcext:value-type="float">
            <text:p>87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es Pavillons-sous-Bois</text:p>
          </table:table-cell>
          <table:table-cell table:style-name="ce33" office:value-type="float" office:value="54.6784106642492" calcext:value-type="float">
            <text:p>55</text:p>
          </table:table-cell>
          <table:table-cell table:style-name="ce39" office:value-type="float" office:value="865.771794132191" calcext:value-type="float">
            <text:p>866</text:p>
          </table:table-cell>
          <table:table-cell table:style-name="ce45" office:value-type="float" office:value="920.45020479644" calcext:value-type="float">
            <text:p>920</text:p>
          </table:table-cell>
          <table:table-cell table:number-columns-repeated="2"/>
          <table:table-cell table:style-name="Default"/>
          <table:table-cell table:style-name="ce39" office:value-type="float" office:value="865.771794132191" calcext:value-type="float">
            <text:p>866</text:p>
          </table:table-cell>
          <table:table-cell table:style-name="ce33" office:value-type="float" office:value="54.6784106642492" calcext:value-type="float">
            <text:p>55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Livry-Gargan</text:p>
          </table:table-cell>
          <table:table-cell table:style-name="ce33" office:value-type="float" office:value="77.9530475139556" calcext:value-type="float">
            <text:p>78</text:p>
          </table:table-cell>
          <table:table-cell table:style-name="ce39" office:value-type="float" office:value="917.900944653598" calcext:value-type="float">
            <text:p>918</text:p>
          </table:table-cell>
          <table:table-cell table:style-name="ce45" office:value-type="float" office:value="995.853992167554" calcext:value-type="float">
            <text:p>996</text:p>
          </table:table-cell>
          <table:table-cell table:number-columns-repeated="2"/>
          <table:table-cell table:style-name="Default"/>
          <table:table-cell table:style-name="ce39" office:value-type="float" office:value="917.900944653598" calcext:value-type="float">
            <text:p>918</text:p>
          </table:table-cell>
          <table:table-cell table:style-name="ce33" office:value-type="float" office:value="77.9530475139556" calcext:value-type="float">
            <text:p>78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Montfermeil</text:p>
          </table:table-cell>
          <table:table-cell table:style-name="ce33" office:value-type="float" office:value="221.099" calcext:value-type="float">
            <text:p>221</text:p>
          </table:table-cell>
          <table:table-cell table:style-name="ce39" office:value-type="float" office:value="847.923995729537" calcext:value-type="float">
            <text:p>848</text:p>
          </table:table-cell>
          <table:table-cell table:style-name="ce45" office:value-type="float" office:value="1069.02299572954" calcext:value-type="float">
            <text:p>1069</text:p>
          </table:table-cell>
          <table:table-cell table:number-columns-repeated="2"/>
          <table:table-cell table:style-name="Default"/>
          <table:table-cell table:style-name="ce39" office:value-type="float" office:value="847.923995729537" calcext:value-type="float">
            <text:p>848</text:p>
          </table:table-cell>
          <table:table-cell table:style-name="ce33" office:value-type="float" office:value="221.099" calcext:value-type="float">
            <text:p>221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Montreuil</text:p>
          </table:table-cell>
          <table:table-cell table:style-name="ce33" office:value-type="float" office:value="204.77214412597" calcext:value-type="float">
            <text:p>205</text:p>
          </table:table-cell>
          <table:table-cell table:style-name="ce39" office:value-type="float" office:value="1055.03221625144" calcext:value-type="float">
            <text:p>1055</text:p>
          </table:table-cell>
          <table:table-cell table:style-name="ce45" office:value-type="float" office:value="1259.80436037741" calcext:value-type="float">
            <text:p>1260</text:p>
          </table:table-cell>
          <table:table-cell table:number-columns-repeated="2"/>
          <table:table-cell table:style-name="Default"/>
          <table:table-cell table:style-name="ce39" office:value-type="float" office:value="1055.03221625144" calcext:value-type="float">
            <text:p>1055</text:p>
          </table:table-cell>
          <table:table-cell table:style-name="ce33" office:value-type="float" office:value="204.77214412597" calcext:value-type="float">
            <text:p>205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Neuilly-Plaisance</text:p>
          </table:table-cell>
          <table:table-cell table:style-name="ce33" office:value-type="float" office:value="45.5500826446281" calcext:value-type="float">
            <text:p>46</text:p>
          </table:table-cell>
          <table:table-cell table:style-name="ce39" office:value-type="float" office:value="863.801491781967" calcext:value-type="float">
            <text:p>864</text:p>
          </table:table-cell>
          <table:table-cell table:style-name="ce45" office:value-type="float" office:value="909.351574426595" calcext:value-type="float">
            <text:p>909</text:p>
          </table:table-cell>
          <table:table-cell table:number-columns-repeated="2"/>
          <table:table-cell table:style-name="Default"/>
          <table:table-cell table:style-name="ce39" office:value-type="float" office:value="863.801491781967" calcext:value-type="float">
            <text:p>864</text:p>
          </table:table-cell>
          <table:table-cell table:style-name="ce33" office:value-type="float" office:value="45.5500826446281" calcext:value-type="float">
            <text:p>46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Neuilly-sur-Marne</text:p>
          </table:table-cell>
          <table:table-cell table:style-name="ce33" office:value-type="float" office:value="38.469689417891" calcext:value-type="float">
            <text:p>38</text:p>
          </table:table-cell>
          <table:table-cell table:style-name="ce39" office:value-type="float" office:value="972.606878237998" calcext:value-type="float">
            <text:p>973</text:p>
          </table:table-cell>
          <table:table-cell table:style-name="ce45" office:value-type="float" office:value="1011.07656765589" calcext:value-type="float">
            <text:p>1011</text:p>
          </table:table-cell>
          <table:table-cell table:number-columns-repeated="2"/>
          <table:table-cell table:style-name="Default"/>
          <table:table-cell table:style-name="ce39" office:value-type="float" office:value="972.606878237998" calcext:value-type="float">
            <text:p>973</text:p>
          </table:table-cell>
          <table:table-cell table:style-name="ce33" office:value-type="float" office:value="38.469689417891" calcext:value-type="float">
            <text:p>38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Noisy-le-Grand</text:p>
          </table:table-cell>
          <table:table-cell table:style-name="ce33" office:value-type="float" office:value="180.556141803487" calcext:value-type="float">
            <text:p>181</text:p>
          </table:table-cell>
          <table:table-cell table:style-name="ce39" office:value-type="float" office:value="1003.75283013536" calcext:value-type="float">
            <text:p>1004</text:p>
          </table:table-cell>
          <table:table-cell table:style-name="ce45" office:value-type="float" office:value="1184.30897193885" calcext:value-type="float">
            <text:p>1184</text:p>
          </table:table-cell>
          <table:table-cell table:number-columns-repeated="2"/>
          <table:table-cell table:style-name="Default"/>
          <table:table-cell table:style-name="ce39" office:value-type="float" office:value="1003.75283013536" calcext:value-type="float">
            <text:p>1004</text:p>
          </table:table-cell>
          <table:table-cell table:style-name="ce33" office:value-type="float" office:value="180.556141803487" calcext:value-type="float">
            <text:p>181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Noisy-le-Sec</text:p>
          </table:table-cell>
          <table:table-cell table:style-name="ce33" office:value-type="float" office:value="169.015020441714" calcext:value-type="float">
            <text:p>169</text:p>
          </table:table-cell>
          <table:table-cell table:style-name="ce39" office:value-type="float" office:value="855.359788877112" calcext:value-type="float">
            <text:p>855</text:p>
          </table:table-cell>
          <table:table-cell table:style-name="ce45" office:value-type="float" office:value="1024.37480931883" calcext:value-type="float">
            <text:p>1024</text:p>
          </table:table-cell>
          <table:table-cell table:number-columns-repeated="2"/>
          <table:table-cell table:style-name="Default"/>
          <table:table-cell table:style-name="ce39" office:value-type="float" office:value="855.359788877112" calcext:value-type="float">
            <text:p>855</text:p>
          </table:table-cell>
          <table:table-cell table:style-name="ce33" office:value-type="float" office:value="169.015020441714" calcext:value-type="float">
            <text:p>169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Pantin</text:p>
          </table:table-cell>
          <table:table-cell table:style-name="ce33" office:value-type="float" office:value="203.623168523106" calcext:value-type="float">
            <text:p>204</text:p>
          </table:table-cell>
          <table:table-cell table:style-name="ce39" office:value-type="float" office:value="1132.71136928099" calcext:value-type="float">
            <text:p>1133</text:p>
          </table:table-cell>
          <table:table-cell table:style-name="ce45" office:value-type="float" office:value="1336.3345378041" calcext:value-type="float">
            <text:p>1336</text:p>
          </table:table-cell>
          <table:table-cell table:number-columns-repeated="2"/>
          <table:table-cell table:style-name="Default"/>
          <table:table-cell table:style-name="ce39" office:value-type="float" office:value="1132.71136928099" calcext:value-type="float">
            <text:p>1133</text:p>
          </table:table-cell>
          <table:table-cell table:style-name="ce33" office:value-type="float" office:value="203.623168523106" calcext:value-type="float">
            <text:p>204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Pierrefitte-sur-Seine</text:p>
          </table:table-cell>
          <table:table-cell table:style-name="ce33" office:value-type="float" office:value="149.599630543391" calcext:value-type="float">
            <text:p>150</text:p>
          </table:table-cell>
          <table:table-cell table:style-name="ce39" office:value-type="float" office:value="916.424907173256" calcext:value-type="float">
            <text:p>916</text:p>
          </table:table-cell>
          <table:table-cell table:style-name="ce45" office:value-type="float" office:value="1066.02453771665" calcext:value-type="float">
            <text:p>1066</text:p>
          </table:table-cell>
          <table:table-cell table:number-columns-repeated="2"/>
          <table:table-cell table:style-name="Default"/>
          <table:table-cell table:style-name="ce39" office:value-type="float" office:value="916.424907173256" calcext:value-type="float">
            <text:p>916</text:p>
          </table:table-cell>
          <table:table-cell table:style-name="ce33" office:value-type="float" office:value="149.599630543391" calcext:value-type="float">
            <text:p>150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Romainville</text:p>
          </table:table-cell>
          <table:table-cell table:style-name="ce33" office:value-type="float" office:value="172.944726929191" calcext:value-type="float">
            <text:p>173</text:p>
          </table:table-cell>
          <table:table-cell table:style-name="ce39" office:value-type="float" office:value="864.160776474822" calcext:value-type="float">
            <text:p>864</text:p>
          </table:table-cell>
          <table:table-cell table:style-name="ce45" office:value-type="float" office:value="1037.10550340401" calcext:value-type="float">
            <text:p>1037</text:p>
          </table:table-cell>
          <table:table-cell table:number-columns-repeated="2"/>
          <table:table-cell table:style-name="Default"/>
          <table:table-cell table:style-name="ce39" office:value-type="float" office:value="864.160776474822" calcext:value-type="float">
            <text:p>864</text:p>
          </table:table-cell>
          <table:table-cell table:style-name="ce33" office:value-type="float" office:value="172.944726929191" calcext:value-type="float">
            <text:p>17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Rosny-sous-Bois</text:p>
          </table:table-cell>
          <table:table-cell table:style-name="ce33" office:value-type="float" office:value="195.903166365004" calcext:value-type="float">
            <text:p>196</text:p>
          </table:table-cell>
          <table:table-cell table:style-name="ce39" office:value-type="float" office:value="955.946786532045" calcext:value-type="float">
            <text:p>956</text:p>
          </table:table-cell>
          <table:table-cell table:style-name="ce45" office:value-type="float" office:value="1151.84995289705" calcext:value-type="float">
            <text:p>1152</text:p>
          </table:table-cell>
          <table:table-cell table:number-columns-repeated="2"/>
          <table:table-cell table:style-name="Default"/>
          <table:table-cell table:style-name="ce39" office:value-type="float" office:value="955.946786532045" calcext:value-type="float">
            <text:p>956</text:p>
          </table:table-cell>
          <table:table-cell table:style-name="ce33" office:value-type="float" office:value="195.903166365004" calcext:value-type="float">
            <text:p>196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Saint-Denis</text:p>
          </table:table-cell>
          <table:table-cell table:style-name="ce33" office:value-type="float" office:value="162.362282152254" calcext:value-type="float">
            <text:p>162</text:p>
          </table:table-cell>
          <table:table-cell table:style-name="ce39" office:value-type="float" office:value="1065.0024407137" calcext:value-type="float">
            <text:p>1065</text:p>
          </table:table-cell>
          <table:table-cell table:style-name="ce45" office:value-type="float" office:value="1227.36472286595" calcext:value-type="float">
            <text:p>1227</text:p>
          </table:table-cell>
          <table:table-cell table:number-columns-repeated="2"/>
          <table:table-cell table:style-name="Default"/>
          <table:table-cell table:style-name="ce39" office:value-type="float" office:value="1065.0024407137" calcext:value-type="float">
            <text:p>1065</text:p>
          </table:table-cell>
          <table:table-cell table:style-name="ce33" office:value-type="float" office:value="162.362282152254" calcext:value-type="float">
            <text:p>162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Saint-Ouen-sur-Seine</text:p>
          </table:table-cell>
          <table:table-cell table:style-name="ce33" office:value-type="float" office:value="369.777658102026" calcext:value-type="float">
            <text:p>370</text:p>
          </table:table-cell>
          <table:table-cell table:style-name="ce39" office:value-type="float" office:value="1235.49605307577" calcext:value-type="float">
            <text:p>1235</text:p>
          </table:table-cell>
          <table:table-cell table:style-name="ce45" office:value-type="float" office:value="1605.2737111778" calcext:value-type="float">
            <text:p>1605</text:p>
          </table:table-cell>
          <table:table-cell table:number-columns-repeated="2"/>
          <table:table-cell table:style-name="Default"/>
          <table:table-cell table:style-name="ce39" office:value-type="float" office:value="1235.49605307577" calcext:value-type="float">
            <text:p>1235</text:p>
          </table:table-cell>
          <table:table-cell table:style-name="ce33" office:value-type="float" office:value="369.777658102026" calcext:value-type="float">
            <text:p>370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Sevran</text:p>
          </table:table-cell>
          <table:table-cell table:style-name="ce33" office:value-type="float" office:value="200.703095650167" calcext:value-type="float">
            <text:p>201</text:p>
          </table:table-cell>
          <table:table-cell table:style-name="ce39" office:value-type="float" office:value="1008.54413695627" calcext:value-type="float">
            <text:p>1009</text:p>
          </table:table-cell>
          <table:table-cell table:style-name="ce45" office:value-type="float" office:value="1209.24723260644" calcext:value-type="float">
            <text:p>1209</text:p>
          </table:table-cell>
          <table:table-cell table:number-columns-repeated="2"/>
          <table:table-cell table:style-name="Default"/>
          <table:table-cell table:style-name="ce39" office:value-type="float" office:value="1008.54413695627" calcext:value-type="float">
            <text:p>1009</text:p>
          </table:table-cell>
          <table:table-cell table:style-name="ce33" office:value-type="float" office:value="200.703095650167" calcext:value-type="float">
            <text:p>201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Stains</text:p>
          </table:table-cell>
          <table:table-cell table:style-name="ce33" office:value-type="float" office:value="192.058564399278" calcext:value-type="float">
            <text:p>192</text:p>
          </table:table-cell>
          <table:table-cell table:style-name="ce39" office:value-type="float" office:value="1011.13269886012" calcext:value-type="float">
            <text:p>1011</text:p>
          </table:table-cell>
          <table:table-cell table:style-name="ce45" office:value-type="float" office:value="1203.1912632594" calcext:value-type="float">
            <text:p>1203</text:p>
          </table:table-cell>
          <table:table-cell table:number-columns-repeated="2"/>
          <table:table-cell table:style-name="Default"/>
          <table:table-cell table:style-name="ce39" office:value-type="float" office:value="1011.13269886012" calcext:value-type="float">
            <text:p>1011</text:p>
          </table:table-cell>
          <table:table-cell table:style-name="ce33" office:value-type="float" office:value="192.058564399278" calcext:value-type="float">
            <text:p>192</text:p>
          </table:table-cell>
          <table:table-cell table:number-columns-repeated="47"/>
          <table:table-cell table:style-name="ce29" table:number-columns-repeated="16328"/>
        </table:table-row>
        <table:table-row table:style-name="ro1" table:visibility="filter">
          <table:table-cell table:style-name="ce27" office:value-type="string" calcext:value-type="string">
            <text:p>Tremblay-en-France</text:p>
          </table:table-cell>
          <table:table-cell table:style-name="ce33" office:value-type="float" office:value="15.4516637305146" calcext:value-type="float">
            <text:p>15</text:p>
          </table:table-cell>
          <table:table-cell table:style-name="ce39" office:value-type="float" office:value="1766.10913303438" calcext:value-type="float">
            <text:p>1766</text:p>
          </table:table-cell>
          <table:table-cell table:style-name="ce45" office:value-type="float" office:value="1781.56079676489" calcext:value-type="float">
            <text:p>1782</text:p>
          </table:table-cell>
          <table:table-cell table:number-columns-repeated="2"/>
          <table:table-cell table:style-name="Default"/>
          <table:table-cell table:style-name="ce39" office:value-type="float" office:value="1766.10913303438" calcext:value-type="float">
            <text:p>1766</text:p>
          </table:table-cell>
          <table:table-cell table:style-name="ce33" office:value-type="float" office:value="15.4516637305146" calcext:value-type="float">
            <text:p>15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Vaujours</text:p>
          </table:table-cell>
          <table:table-cell table:style-name="ce33" office:value-type="float" office:value="52.8176076301497" calcext:value-type="float">
            <text:p>53</text:p>
          </table:table-cell>
          <table:table-cell table:style-name="ce39" office:value-type="float" office:value="1091.31915882898" calcext:value-type="float">
            <text:p>1091</text:p>
          </table:table-cell>
          <table:table-cell table:style-name="ce45" office:value-type="float" office:value="1144.13676645913" calcext:value-type="float">
            <text:p>1144</text:p>
          </table:table-cell>
          <table:table-cell table:number-columns-repeated="2"/>
          <table:table-cell table:style-name="Default"/>
          <table:table-cell table:style-name="ce39" office:value-type="float" office:value="1091.31915882898" calcext:value-type="float">
            <text:p>1091</text:p>
          </table:table-cell>
          <table:table-cell table:style-name="ce33" office:value-type="float" office:value="52.8176076301497" calcext:value-type="float">
            <text:p>5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Villemomble</text:p>
          </table:table-cell>
          <table:table-cell table:style-name="ce33" office:value-type="float" office:value="4.16413646195189" calcext:value-type="float">
            <text:p>4</text:p>
          </table:table-cell>
          <table:table-cell table:style-name="ce39" office:value-type="float" office:value="832.469685390313" calcext:value-type="float">
            <text:p>832</text:p>
          </table:table-cell>
          <table:table-cell table:style-name="ce45" office:value-type="float" office:value="836.633821852265" calcext:value-type="float">
            <text:p>837</text:p>
          </table:table-cell>
          <table:table-cell table:number-columns-repeated="2"/>
          <table:table-cell table:style-name="Default"/>
          <table:table-cell table:style-name="ce39" office:value-type="float" office:value="832.469685390313" calcext:value-type="float">
            <text:p>832</text:p>
          </table:table-cell>
          <table:table-cell table:style-name="ce33" office:value-type="float" office:value="4.16413646195189" calcext:value-type="float">
            <text:p>4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Villepinte</text:p>
          </table:table-cell>
          <table:table-cell table:style-name="ce33" office:value-type="float" office:value="92.8285860095881" calcext:value-type="float">
            <text:p>93</text:p>
          </table:table-cell>
          <table:table-cell table:style-name="ce39" office:value-type="float" office:value="1021.31790427342" calcext:value-type="float">
            <text:p>1021</text:p>
          </table:table-cell>
          <table:table-cell table:style-name="ce45" office:value-type="float" office:value="1114.14649028301" calcext:value-type="float">
            <text:p>1114</text:p>
          </table:table-cell>
          <table:table-cell table:number-columns-repeated="2"/>
          <table:table-cell table:style-name="Default"/>
          <table:table-cell table:style-name="ce39" office:value-type="float" office:value="1021.31790427342" calcext:value-type="float">
            <text:p>1021</text:p>
          </table:table-cell>
          <table:table-cell table:style-name="ce33" office:value-type="float" office:value="92.8285860095881" calcext:value-type="float">
            <text:p>93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7" office:value-type="string" calcext:value-type="string">
            <text:p>Villetaneuse</text:p>
          </table:table-cell>
          <table:table-cell table:style-name="ce34" office:value-type="float" office:value="100.158314774153" calcext:value-type="float">
            <text:p>100</text:p>
          </table:table-cell>
          <table:table-cell table:style-name="ce40" office:value-type="float" office:value="991.465507371393" calcext:value-type="float">
            <text:p>991</text:p>
          </table:table-cell>
          <table:table-cell table:style-name="ce46" office:value-type="float" office:value="1091.62382214555" calcext:value-type="float">
            <text:p>1092</text:p>
          </table:table-cell>
          <table:table-cell table:number-columns-repeated="2"/>
          <table:table-cell table:style-name="Default"/>
          <table:table-cell table:style-name="ce40" office:value-type="float" office:value="991.465507371393" calcext:value-type="float">
            <text:p>991</text:p>
          </table:table-cell>
          <table:table-cell table:style-name="ce34" office:value-type="float" office:value="100.158314774153" calcext:value-type="float">
            <text:p>100</text:p>
          </table:table-cell>
          <table:table-cell table:number-columns-repeated="47"/>
          <table:table-cell table:style-name="ce29" table:number-columns-repeated="16328"/>
        </table:table-row>
        <table:table-row table:style-name="ro1">
          <table:table-cell table:style-name="ce28" office:value-type="string" calcext:value-type="string">
            <text:p>Total Résultat</text:p>
          </table:table-cell>
          <table:table-cell table:style-name="ce35" office:value-type="float" office:value="5664.99345248939" calcext:value-type="float">
            <text:p>5665</text:p>
          </table:table-cell>
          <table:table-cell table:style-name="ce41" office:value-type="float" office:value="39190.6834035557" calcext:value-type="float">
            <text:p>39191</text:p>
          </table:table-cell>
          <table:table-cell table:style-name="ce47" office:value-type="float" office:value="44855.676856045" calcext:value-type="float">
            <text:p>44856</text:p>
          </table:table-cell>
          <table:table-cell table:number-columns-repeated="52"/>
          <table:table-cell table:style-name="ce29" table:number-columns-repeated="16328"/>
        </table:table-row>
        <table:table-row table:style-name="ro1" table:number-rows-repeated="1048532">
          <table:table-cell table:number-columns-repeated="56"/>
          <table:table-cell table:style-name="ce29" table:number-columns-repeated="16328"/>
        </table:table-row>
        <table:table-row table:style-name="ro1">
          <table:table-cell table:number-columns-repeated="56"/>
          <table:table-cell table:style-name="ce29" table:number-columns-repeated="16328"/>
        </table:table-row>
      </table:table>
      <table:table table:name="Table dynamique_ofgl-base-communes_2" table:style-name="ta1">
        <table:table-column table:style-name="co13" table:default-cell-style-name="ce53"/>
        <table:table-column table:style-name="co9" table:number-columns-repeated="55" table:default-cell-style-name="ce53"/>
        <table:table-column table:style-name="co9" table:number-columns-repeated="16328"/>
        <table:table-row table:style-name="ro1">
          <table:table-cell table:style-name="ce48" office:value-type="string" calcext:value-type="string">
            <text:p>Somme - Montant en € par habitant</text:p>
          </table:table-cell>
          <table:table-cell table:style-name="ce54" office:value-type="string" calcext:value-type="string">
            <text:p>Agrégat</text:p>
          </table:table-cell>
          <table:table-cell table:style-name="ce61" table:number-columns-repeated="4"/>
          <table:table-cell table:style-name="ce71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49" office:value-type="string" calcext:value-type="string">
            <text:p>Nom 2024 Commune</text:p>
          </table:table-cell>
          <table:table-cell table:style-name="ce55" office:value-type="string" calcext:value-type="string">
            <text:p>Annuité de la dette</text:p>
          </table:table-cell>
          <table:table-cell table:style-name="ce62" office:value-type="string" calcext:value-type="string">
            <text:p>Autres dépenses de fonctionnement</text:p>
          </table:table-cell>
          <table:table-cell table:style-name="ce62" office:value-type="string" calcext:value-type="string">
            <text:p>Autres dotations de fonctionnement</text:p>
          </table:table-cell>
          <table:table-cell table:style-name="ce62" office:value-type="string" calcext:value-type="string">
            <text:p>Autres dotations et subventions</text:p>
          </table:table-cell>
          <table:table-cell table:style-name="ce62" office:value-type="string" calcext:value-type="string">
            <text:p>Autres impôts et taxes</text:p>
          </table:table-cell>
          <table:table-cell table:style-name="ce72" office:value-type="string" calcext:value-type="string">
            <text:p>Total Résultat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0" office:value-type="string" calcext:value-type="string">
            <text:p>Aubervilliers</text:p>
          </table:table-cell>
          <table:table-cell table:style-name="ce56" office:value-type="float" office:value="173.537187094916" calcext:value-type="float">
            <text:p>173.537187094916</text:p>
          </table:table-cell>
          <table:table-cell table:style-name="ce63" office:value-type="float" office:value="35.8048398497658" calcext:value-type="float">
            <text:p>36</text:p>
          </table:table-cell>
          <table:table-cell table:style-name="ce63" office:value-type="float" office:value="3.96693094317464" calcext:value-type="float">
            <text:p>4</text:p>
          </table:table-cell>
          <table:table-cell table:style-name="ce63" office:value-type="float" office:value="151.557987458314" calcext:value-type="float">
            <text:p>152</text:p>
          </table:table-cell>
          <table:table-cell table:style-name="ce67" office:value-type="float" office:value="33.6646652411394" calcext:value-type="float">
            <text:p>34</text:p>
          </table:table-cell>
          <table:table-cell table:style-name="ce73" office:value-type="float" office:value="398.53161058731" calcext:value-type="float">
            <text:p>399</text:p>
          </table:table-cell>
          <table:table-cell office:value-type="float" office:value="100" calcext:value-type="float">
            <text:p>100</text:p>
          </table:table-cell>
          <table:table-cell table:number-columns-repeated="48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Aulnay-sous-Bois</text:p>
          </table:table-cell>
          <table:table-cell table:style-name="ce57" office:value-type="float" office:value="223.313828159312" calcext:value-type="float">
            <text:p>223</text:p>
          </table:table-cell>
          <table:table-cell table:style-name="ce64" office:value-type="float" office:value="22.2706130232772" calcext:value-type="float">
            <text:p>22</text:p>
          </table:table-cell>
          <table:table-cell table:style-name="ce64" office:value-type="float" office:value="8.14846316543769" calcext:value-type="float">
            <text:p>8</text:p>
          </table:table-cell>
          <table:table-cell table:style-name="ce64" office:value-type="float" office:value="50.8023226462634" calcext:value-type="float">
            <text:p>51</text:p>
          </table:table-cell>
          <table:table-cell table:style-name="ce68" office:value-type="float" office:value="35.5841757009778" calcext:value-type="float">
            <text:p>36</text:p>
          </table:table-cell>
          <table:table-cell table:style-name="ce74" office:value-type="float" office:value="340.119402695268" calcext:value-type="float">
            <text:p>34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Bagnolet</text:p>
          </table:table-cell>
          <table:table-cell table:style-name="ce57" office:value-type="float" office:value="327.958220950548" calcext:value-type="float">
            <text:p>328</text:p>
          </table:table-cell>
          <table:table-cell table:style-name="ce64" office:value-type="float" office:value="36.1543529233026" calcext:value-type="float">
            <text:p>36</text:p>
          </table:table-cell>
          <table:table-cell table:style-name="ce64" office:value-type="float" office:value="6.4858329324184" calcext:value-type="float">
            <text:p>6</text:p>
          </table:table-cell>
          <table:table-cell table:style-name="ce64" office:value-type="float" office:value="189.921314663358" calcext:value-type="float">
            <text:p>190</text:p>
          </table:table-cell>
          <table:table-cell table:style-name="ce68" office:value-type="float" office:value="93.2284331400501" calcext:value-type="float">
            <text:p>93</text:p>
          </table:table-cell>
          <table:table-cell table:style-name="ce74" office:value-type="float" office:value="653.748154609677" calcext:value-type="float">
            <text:p>654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Bobigny</text:p>
          </table:table-cell>
          <table:table-cell table:style-name="ce57" office:value-type="float" office:value="252.741718577304" calcext:value-type="float">
            <text:p>253</text:p>
          </table:table-cell>
          <table:table-cell table:style-name="ce64" office:value-type="float" office:value="26.4383486438004" calcext:value-type="float">
            <text:p>26</text:p>
          </table:table-cell>
          <table:table-cell table:style-name="ce64" office:value-type="float" office:value="8.54578717544527" calcext:value-type="float">
            <text:p>9</text:p>
          </table:table-cell>
          <table:table-cell table:style-name="ce64" office:value-type="float" office:value="361.912828178507" calcext:value-type="float">
            <text:p>362</text:p>
          </table:table-cell>
          <table:table-cell table:style-name="ce68" office:value-type="float" office:value="46.1103734304506" calcext:value-type="float">
            <text:p>46</text:p>
          </table:table-cell>
          <table:table-cell table:style-name="ce74" office:value-type="float" office:value="695.749056005507" calcext:value-type="float">
            <text:p>696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Bondy</text:p>
          </table:table-cell>
          <table:table-cell table:style-name="ce57" office:value-type="float" office:value="253.895373772778" calcext:value-type="float">
            <text:p>254</text:p>
          </table:table-cell>
          <table:table-cell table:style-name="ce64" office:value-type="float" office:value="44.6339881659037" calcext:value-type="float">
            <text:p>45</text:p>
          </table:table-cell>
          <table:table-cell table:style-name="ce64" office:value-type="float" office:value="6.97297831043775" calcext:value-type="float">
            <text:p>7</text:p>
          </table:table-cell>
          <table:table-cell table:style-name="ce64" office:value-type="float" office:value="75.603083460531" calcext:value-type="float">
            <text:p>76</text:p>
          </table:table-cell>
          <table:table-cell table:style-name="ce68" office:value-type="float" office:value="40.7075870126444" calcext:value-type="float">
            <text:p>41</text:p>
          </table:table-cell>
          <table:table-cell table:style-name="ce74" office:value-type="float" office:value="421.813010722295" calcext:value-type="float">
            <text:p>422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Clichy-sous-Bois</text:p>
          </table:table-cell>
          <table:table-cell table:style-name="ce57" office:value-type="float" office:value="124.829845668657" calcext:value-type="float">
            <text:p>125</text:p>
          </table:table-cell>
          <table:table-cell table:style-name="ce64" office:value-type="float" office:value="60.6843994497752" calcext:value-type="float">
            <text:p>61</text:p>
          </table:table-cell>
          <table:table-cell table:style-name="ce64" office:value-type="float" office:value="5.66203918674092" calcext:value-type="float">
            <text:p>6</text:p>
          </table:table-cell>
          <table:table-cell table:style-name="ce64" office:value-type="float" office:value="66.3916463128229" calcext:value-type="float">
            <text:p>66</text:p>
          </table:table-cell>
          <table:table-cell table:style-name="ce68" office:value-type="float" office:value="20.4767952761189" calcext:value-type="float">
            <text:p>20</text:p>
          </table:table-cell>
          <table:table-cell table:style-name="ce74" office:value-type="float" office:value="278.044725894115" calcext:value-type="float">
            <text:p>278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Coubron</text:p>
          </table:table-cell>
          <table:table-cell table:style-name="ce57" office:value-type="float" office:value="53.0851243391424" calcext:value-type="float">
            <text:p>53</text:p>
          </table:table-cell>
          <table:table-cell table:style-name="ce64" office:value-type="float" office:value="29.7639553553946" calcext:value-type="float">
            <text:p>30</text:p>
          </table:table-cell>
          <table:table-cell table:style-name="ce64" office:value-type="float" office:value="4.06461719208929" calcext:value-type="float">
            <text:p>4</text:p>
          </table:table-cell>
          <table:table-cell table:style-name="ce64" office:value-type="float" office:value="93.8601194439005" calcext:value-type="float">
            <text:p>94</text:p>
          </table:table-cell>
          <table:table-cell table:style-name="ce68" office:value-type="float" office:value="59.5205639318582" calcext:value-type="float">
            <text:p>60</text:p>
          </table:table-cell>
          <table:table-cell table:style-name="ce74" office:value-type="float" office:value="240.294380262385" calcext:value-type="float">
            <text:p>24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Drancy</text:p>
          </table:table-cell>
          <table:table-cell table:style-name="ce57" office:value-type="float" office:value="172.842069562546" calcext:value-type="float">
            <text:p>173</text:p>
          </table:table-cell>
          <table:table-cell table:style-name="ce64" office:value-type="float" office:value="41.7367408090032" calcext:value-type="float">
            <text:p>42</text:p>
          </table:table-cell>
          <table:table-cell table:style-name="ce64" office:value-type="float" office:value="9.15836077018668" calcext:value-type="float">
            <text:p>9</text:p>
          </table:table-cell>
          <table:table-cell table:style-name="ce64" office:value-type="float" office:value="82.0343267847917" calcext:value-type="float">
            <text:p>82</text:p>
          </table:table-cell>
          <table:table-cell table:style-name="ce68" office:value-type="float" office:value="42.7432862787808" calcext:value-type="float">
            <text:p>43</text:p>
          </table:table-cell>
          <table:table-cell table:style-name="ce74" office:value-type="float" office:value="348.514784205308" calcext:value-type="float">
            <text:p>349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Dugny</text:p>
          </table:table-cell>
          <table:table-cell table:style-name="ce57" office:value-type="float" office:value="85.5491379310345" calcext:value-type="float">
            <text:p>86</text:p>
          </table:table-cell>
          <table:table-cell table:style-name="ce64" office:value-type="float" office:value="29.2687315270937" calcext:value-type="float">
            <text:p>29</text:p>
          </table:table-cell>
          <table:table-cell table:style-name="ce64" office:value-type="float" office:value="3.32353800140746" calcext:value-type="float">
            <text:p>3</text:p>
          </table:table-cell>
          <table:table-cell table:style-name="ce64" office:value-type="float" office:value="93.1849489795918" calcext:value-type="float">
            <text:p>93</text:p>
          </table:table-cell>
          <table:table-cell table:style-name="ce68" office:value-type="float" office:value="40.677193877551" calcext:value-type="float">
            <text:p>41</text:p>
          </table:table-cell>
          <table:table-cell table:style-name="ce74" office:value-type="float" office:value="252.003550316678" calcext:value-type="float">
            <text:p>252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Épinay-sur-Seine</text:p>
          </table:table-cell>
          <table:table-cell table:style-name="ce57" office:value-type="float" office:value="69.6126463075862" calcext:value-type="float">
            <text:p>70</text:p>
          </table:table-cell>
          <table:table-cell table:style-name="ce64" office:value-type="float" office:value="16.8765743796259" calcext:value-type="float">
            <text:p>17</text:p>
          </table:table-cell>
          <table:table-cell table:style-name="ce64" office:value-type="float" office:value="3.18730726923579" calcext:value-type="float">
            <text:p>3</text:p>
          </table:table-cell>
          <table:table-cell table:style-name="ce64" office:value-type="float" office:value="99.6954680537689" calcext:value-type="float">
            <text:p>100</text:p>
          </table:table-cell>
          <table:table-cell table:style-name="ce68" office:value-type="float" office:value="35.3931511829521" calcext:value-type="float">
            <text:p>35</text:p>
          </table:table-cell>
          <table:table-cell table:style-name="ce74" office:value-type="float" office:value="224.765147193169" calcext:value-type="float">
            <text:p>225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Gagny</text:p>
          </table:table-cell>
          <table:table-cell table:style-name="ce57" office:value-type="float" office:value="47.0362956366875" calcext:value-type="float">
            <text:p>47</text:p>
          </table:table-cell>
          <table:table-cell table:style-name="ce64" office:value-type="float" office:value="32.6896950133571" calcext:value-type="float">
            <text:p>33</text:p>
          </table:table-cell>
          <table:table-cell table:style-name="ce64" office:value-type="float" office:value="2.5598755812803" calcext:value-type="float">
            <text:p>3</text:p>
          </table:table-cell>
          <table:table-cell table:style-name="ce64" office:value-type="float" office:value="61.7964153556941" calcext:value-type="float">
            <text:p>62</text:p>
          </table:table-cell>
          <table:table-cell table:style-name="ce68" office:value-type="float" office:value="46.1647348372415" calcext:value-type="float">
            <text:p>46</text:p>
          </table:table-cell>
          <table:table-cell table:style-name="ce74" office:value-type="float" office:value="190.247016424261" calcext:value-type="float">
            <text:p>19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Gournay-sur-Marne</text:p>
          </table:table-cell>
          <table:table-cell table:style-name="ce57" office:value-type="float" office:value="113.809483006912" calcext:value-type="float">
            <text:p>114</text:p>
          </table:table-cell>
          <table:table-cell table:style-name="ce64" office:value-type="float" office:value="35.3902620967742" calcext:value-type="float">
            <text:p>35</text:p>
          </table:table-cell>
          <table:table-cell table:style-name="ce64" office:value-type="float" office:value="6.12145449308756" calcext:value-type="float">
            <text:p>6</text:p>
          </table:table-cell>
          <table:table-cell table:style-name="ce64" office:value-type="float" office:value="213.192170218894" calcext:value-type="float">
            <text:p>213</text:p>
          </table:table-cell>
          <table:table-cell table:style-name="ce68" office:value-type="float" office:value="66.2124035138249" calcext:value-type="float">
            <text:p>66</text:p>
          </table:table-cell>
          <table:table-cell table:style-name="ce74" office:value-type="float" office:value="434.725773329493" calcext:value-type="float">
            <text:p>435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'Île-Saint-Denis</text:p>
          </table:table-cell>
          <table:table-cell table:style-name="ce57" office:value-type="float" office:value="84.4541794310722" calcext:value-type="float">
            <text:p>84</text:p>
          </table:table-cell>
          <table:table-cell table:style-name="ce64" office:value-type="float" office:value="39.7915513071516" calcext:value-type="float">
            <text:p>40</text:p>
          </table:table-cell>
          <table:table-cell table:style-name="ce64" office:value-type="float" office:value="0.0187723137164574" calcext:value-type="float">
            <text:p>0</text:p>
          </table:table-cell>
          <table:table-cell table:style-name="ce64" office:value-type="float" office:value="294.372998963492" calcext:value-type="float">
            <text:p>294</text:p>
          </table:table-cell>
          <table:table-cell table:style-name="ce68" office:value-type="float" office:value="32.4018207992629" calcext:value-type="float">
            <text:p>32</text:p>
          </table:table-cell>
          <table:table-cell table:style-name="ce74" office:value-type="float" office:value="451.039322814695" calcext:value-type="float">
            <text:p>451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a Courneuve</text:p>
          </table:table-cell>
          <table:table-cell table:style-name="ce57" office:value-type="float" office:value="177.238001437967" calcext:value-type="float">
            <text:p>177</text:p>
          </table:table-cell>
          <table:table-cell table:style-name="ce64" office:value-type="float" office:value="20.2155006449703" calcext:value-type="float">
            <text:p>20</text:p>
          </table:table-cell>
          <table:table-cell table:style-name="ce64" office:value-type="float" office:value="0.000888155807904587" calcext:value-type="float">
            <text:p>0</text:p>
          </table:table-cell>
          <table:table-cell table:style-name="ce64" office:value-type="float" office:value="102.561324409482" calcext:value-type="float">
            <text:p>103</text:p>
          </table:table-cell>
          <table:table-cell table:style-name="ce68" office:value-type="float" office:value="29.5277967391994" calcext:value-type="float">
            <text:p>30</text:p>
          </table:table-cell>
          <table:table-cell table:style-name="ce74" office:value-type="float" office:value="329.543511387427" calcext:value-type="float">
            <text:p>33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Blanc-Mesnil</text:p>
          </table:table-cell>
          <table:table-cell table:style-name="ce57" office:value-type="float" office:value="177.898015446263" calcext:value-type="float">
            <text:p>178</text:p>
          </table:table-cell>
          <table:table-cell table:style-name="ce64" office:value-type="float" office:value="25.7819843824921" calcext:value-type="float">
            <text:p>26</text:p>
          </table:table-cell>
          <table:table-cell table:style-name="ce64" office:value-type="float" office:value="8.31072813206384" calcext:value-type="float">
            <text:p>8</text:p>
          </table:table-cell>
          <table:table-cell table:style-name="ce64" office:value-type="float" office:value="157.780982259059" calcext:value-type="float">
            <text:p>158</text:p>
          </table:table-cell>
          <table:table-cell table:style-name="ce68" office:value-type="float" office:value="42.771730255497" calcext:value-type="float">
            <text:p>43</text:p>
          </table:table-cell>
          <table:table-cell table:style-name="ce74" office:value-type="float" office:value="412.543440475375" calcext:value-type="float">
            <text:p>413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Bourget</text:p>
          </table:table-cell>
          <table:table-cell table:style-name="ce57" office:value-type="float" office:value="224.726134498991" calcext:value-type="float">
            <text:p>225</text:p>
          </table:table-cell>
          <table:table-cell table:style-name="ce64" office:value-type="float" office:value="79.1535722932078" calcext:value-type="float">
            <text:p>79</text:p>
          </table:table-cell>
          <table:table-cell table:style-name="ce64" office:value-type="float" office:value="2.09395494283793" calcext:value-type="float">
            <text:p>2</text:p>
          </table:table-cell>
          <table:table-cell table:style-name="ce64" office:value-type="float" office:value="381.712549428379" calcext:value-type="float">
            <text:p>382</text:p>
          </table:table-cell>
          <table:table-cell table:style-name="ce68" office:value-type="float" office:value="74.0914949562878" calcext:value-type="float">
            <text:p>74</text:p>
          </table:table-cell>
          <table:table-cell table:style-name="ce74" office:value-type="float" office:value="761.777706119704" calcext:value-type="float">
            <text:p>762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Pré-Saint-Gervais</text:p>
          </table:table-cell>
          <table:table-cell table:style-name="ce57" office:value-type="float" office:value="87.857044876722" calcext:value-type="float">
            <text:p>88</text:p>
          </table:table-cell>
          <table:table-cell table:style-name="ce64" office:value-type="float" office:value="22.5489144445103" calcext:value-type="float">
            <text:p>23</text:p>
          </table:table-cell>
          <table:table-cell table:style-name="ce64" office:value-type="float" office:value="1.9634251759002" calcext:value-type="float">
            <text:p>2</text:p>
          </table:table-cell>
          <table:table-cell table:style-name="ce64" office:value-type="float" office:value="91.5690439307042" calcext:value-type="float">
            <text:p>92</text:p>
          </table:table-cell>
          <table:table-cell table:style-name="ce68" office:value-type="float" office:value="72.1847673387335" calcext:value-type="float">
            <text:p>72</text:p>
          </table:table-cell>
          <table:table-cell table:style-name="ce74" office:value-type="float" office:value="276.12319576657" calcext:value-type="float">
            <text:p>276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Raincy</text:p>
          </table:table-cell>
          <table:table-cell table:style-name="ce57" office:value-type="float" office:value="22.8065591397849" calcext:value-type="float">
            <text:p>23</text:p>
          </table:table-cell>
          <table:table-cell table:style-name="ce64" office:value-type="float" office:value="30.5214151068632" calcext:value-type="float">
            <text:p>31</text:p>
          </table:table-cell>
          <table:table-cell table:style-name="ce64" office:value-type="float" office:value="16.6883266958715" calcext:value-type="float">
            <text:p>17</text:p>
          </table:table-cell>
          <table:table-cell table:style-name="ce64" office:value-type="float" office:value="7.65120669056153" calcext:value-type="float">
            <text:p>8</text:p>
          </table:table-cell>
          <table:table-cell table:style-name="ce68" office:value-type="float" office:value="74.6397152528873" calcext:value-type="float">
            <text:p>75</text:p>
          </table:table-cell>
          <table:table-cell table:style-name="ce74" office:value-type="float" office:value="152.307222885968" calcext:value-type="float">
            <text:p>152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s Lilas</text:p>
          </table:table-cell>
          <table:table-cell table:style-name="ce57" office:value-type="float" office:value="87.3164487684938" calcext:value-type="float">
            <text:p>87</text:p>
          </table:table-cell>
          <table:table-cell table:style-name="ce64" office:value-type="float" office:value="25.8712153970068" calcext:value-type="float">
            <text:p>26</text:p>
          </table:table-cell>
          <table:table-cell table:style-name="ce64" office:value-type="float" office:value="1.71817245326211" calcext:value-type="float">
            <text:p>2</text:p>
          </table:table-cell>
          <table:table-cell table:style-name="ce64" office:value-type="float" office:value="86.2648302174743" calcext:value-type="float">
            <text:p>86</text:p>
          </table:table-cell>
          <table:table-cell table:style-name="ce68" office:value-type="float" office:value="70.8833384204502" calcext:value-type="float">
            <text:p>71</text:p>
          </table:table-cell>
          <table:table-cell table:style-name="ce74" office:value-type="float" office:value="272.054005256687" calcext:value-type="float">
            <text:p>272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s Pavillons-sous-Bois</text:p>
          </table:table-cell>
          <table:table-cell table:style-name="ce57" office:value-type="float" office:value="54.6784106642492" calcext:value-type="float">
            <text:p>55</text:p>
          </table:table-cell>
          <table:table-cell table:style-name="ce64" office:value-type="float" office:value="29.219387671007" calcext:value-type="float">
            <text:p>29</text:p>
          </table:table-cell>
          <table:table-cell table:style-name="ce64" office:value-type="float" office:value="2.7742133673974" calcext:value-type="float">
            <text:p>3</text:p>
          </table:table-cell>
          <table:table-cell table:style-name="ce64" office:value-type="float" office:value="86.7374365419482" calcext:value-type="float">
            <text:p>87</text:p>
          </table:table-cell>
          <table:table-cell table:style-name="ce68" office:value-type="float" office:value="50.8703531399374" calcext:value-type="float">
            <text:p>51</text:p>
          </table:table-cell>
          <table:table-cell table:style-name="ce74" office:value-type="float" office:value="224.279801384539" calcext:value-type="float">
            <text:p>224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ivry-Gargan</text:p>
          </table:table-cell>
          <table:table-cell table:style-name="ce57" office:value-type="float" office:value="77.9530475139556" calcext:value-type="float">
            <text:p>78</text:p>
          </table:table-cell>
          <table:table-cell table:style-name="ce64" office:value-type="float" office:value="22.3958704400883" calcext:value-type="float">
            <text:p>22</text:p>
          </table:table-cell>
          <table:table-cell table:style-name="ce64" office:value-type="float" office:value="5.8674453676057" calcext:value-type="float">
            <text:p>6</text:p>
          </table:table-cell>
          <table:table-cell table:style-name="ce64" office:value-type="float" office:value="72.4651389069194" calcext:value-type="float">
            <text:p>72</text:p>
          </table:table-cell>
          <table:table-cell table:style-name="ce68" office:value-type="float" office:value="51.4024157254749" calcext:value-type="float">
            <text:p>51</text:p>
          </table:table-cell>
          <table:table-cell table:style-name="ce74" office:value-type="float" office:value="230.083917954044" calcext:value-type="float">
            <text:p>23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Montfermeil</text:p>
          </table:table-cell>
          <table:table-cell table:style-name="ce57" office:value-type="float" office:value="221.099" calcext:value-type="float">
            <text:p>221</text:p>
          </table:table-cell>
          <table:table-cell table:style-name="ce64" office:value-type="float" office:value="38.3882263345196" calcext:value-type="float">
            <text:p>38</text:p>
          </table:table-cell>
          <table:table-cell table:style-name="ce64" office:value-type="float" office:value="5.45327544483986" calcext:value-type="float">
            <text:p>5</text:p>
          </table:table-cell>
          <table:table-cell table:style-name="ce64" office:value-type="float" office:value="62.8223177935943" calcext:value-type="float">
            <text:p>63</text:p>
          </table:table-cell>
          <table:table-cell table:style-name="ce68" office:value-type="float" office:value="38.6175441281139" calcext:value-type="float">
            <text:p>39</text:p>
          </table:table-cell>
          <table:table-cell table:style-name="ce74" office:value-type="float" office:value="366.380363701068" calcext:value-type="float">
            <text:p>366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Montreuil</text:p>
          </table:table-cell>
          <table:table-cell table:style-name="ce57" office:value-type="float" office:value="204.77214412597" calcext:value-type="float">
            <text:p>205</text:p>
          </table:table-cell>
          <table:table-cell table:style-name="ce64" office:value-type="float" office:value="39.498086175654" calcext:value-type="float">
            <text:p>39</text:p>
          </table:table-cell>
          <table:table-cell table:style-name="ce64" office:value-type="float" office:value="5.83301177394735" calcext:value-type="float">
            <text:p>6</text:p>
          </table:table-cell>
          <table:table-cell table:style-name="ce64" office:value-type="float" office:value="57.6914658966142" calcext:value-type="float">
            <text:p>58</text:p>
          </table:table-cell>
          <table:table-cell table:style-name="ce68" office:value-type="float" office:value="72.6377225133227" calcext:value-type="float">
            <text:p>73</text:p>
          </table:table-cell>
          <table:table-cell table:style-name="ce74" office:value-type="float" office:value="380.432430485508" calcext:value-type="float">
            <text:p>38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euilly-Plaisance</text:p>
          </table:table-cell>
          <table:table-cell table:style-name="ce57" office:value-type="float" office:value="45.5500826446281" calcext:value-type="float">
            <text:p>46</text:p>
          </table:table-cell>
          <table:table-cell table:style-name="ce64" office:value-type="float" office:value="32.4150543225927" calcext:value-type="float">
            <text:p>32</text:p>
          </table:table-cell>
          <table:table-cell table:style-name="ce64" office:value-type="float" office:value="4.43626845575262" calcext:value-type="float">
            <text:p>4</text:p>
          </table:table-cell>
          <table:table-cell table:style-name="ce64" office:value-type="float" office:value="86.1681864611385" calcext:value-type="float">
            <text:p>86</text:p>
          </table:table-cell>
          <table:table-cell table:style-name="ce68" office:value-type="float" office:value="55.348403751509" calcext:value-type="float">
            <text:p>55</text:p>
          </table:table-cell>
          <table:table-cell table:style-name="ce74" office:value-type="float" office:value="223.917995635621" calcext:value-type="float">
            <text:p>224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euilly-sur-Marne</text:p>
          </table:table-cell>
          <table:table-cell table:style-name="ce57" office:value-type="float" office:value="38.469689417891" calcext:value-type="float">
            <text:p>38</text:p>
          </table:table-cell>
          <table:table-cell table:style-name="ce64" office:value-type="float" office:value="26.2294420680677" calcext:value-type="float">
            <text:p>26</text:p>
          </table:table-cell>
          <table:table-cell table:style-name="ce64" office:value-type="float" office:value="2.69167618693377" calcext:value-type="float">
            <text:p>3</text:p>
          </table:table-cell>
          <table:table-cell table:style-name="ce64" office:value-type="float" office:value="64.3546797205027" calcext:value-type="float">
            <text:p>64</text:p>
          </table:table-cell>
          <table:table-cell table:style-name="ce68" office:value-type="float" office:value="34.2859568532639" calcext:value-type="float">
            <text:p>34</text:p>
          </table:table-cell>
          <table:table-cell table:style-name="ce74" office:value-type="float" office:value="166.031444246659" calcext:value-type="float">
            <text:p>166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oisy-le-Grand</text:p>
          </table:table-cell>
          <table:table-cell table:style-name="ce57" office:value-type="float" office:value="180.556141803487" calcext:value-type="float">
            <text:p>181</text:p>
          </table:table-cell>
          <table:table-cell table:style-name="ce64" office:value-type="float" office:value="48.1148064260887" calcext:value-type="float">
            <text:p>48</text:p>
          </table:table-cell>
          <table:table-cell table:style-name="ce64" office:value-type="float" office:value="2.8622999971741" calcext:value-type="float">
            <text:p>3</text:p>
          </table:table-cell>
          <table:table-cell table:style-name="ce64" office:value-type="float" office:value="82.8661579110973" calcext:value-type="float">
            <text:p>83</text:p>
          </table:table-cell>
          <table:table-cell table:style-name="ce68" office:value-type="float" office:value="58.7480898352502" calcext:value-type="float">
            <text:p>59</text:p>
          </table:table-cell>
          <table:table-cell table:style-name="ce74" office:value-type="float" office:value="373.147495973097" calcext:value-type="float">
            <text:p>373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oisy-le-Sec</text:p>
          </table:table-cell>
          <table:table-cell table:style-name="ce57" office:value-type="float" office:value="169.015020441714" calcext:value-type="float">
            <text:p>169</text:p>
          </table:table-cell>
          <table:table-cell table:style-name="ce64" office:value-type="float" office:value="44.3673503644896" calcext:value-type="float">
            <text:p>44</text:p>
          </table:table-cell>
          <table:table-cell table:style-name="ce64" office:value-type="float" office:value="5.06600445607735" calcext:value-type="float">
            <text:p>5</text:p>
          </table:table-cell>
          <table:table-cell table:style-name="ce64" office:value-type="float" office:value="122.993448268403" calcext:value-type="float">
            <text:p>123</text:p>
          </table:table-cell>
          <table:table-cell table:style-name="ce68" office:value-type="float" office:value="35.775722598369" calcext:value-type="float">
            <text:p>36</text:p>
          </table:table-cell>
          <table:table-cell table:style-name="ce74" office:value-type="float" office:value="377.217546129053" calcext:value-type="float">
            <text:p>377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Pantin</text:p>
          </table:table-cell>
          <table:table-cell table:style-name="ce57" office:value-type="float" office:value="203.623168523106" calcext:value-type="float">
            <text:p>204</text:p>
          </table:table-cell>
          <table:table-cell table:style-name="ce64" office:value-type="float" office:value="31.7288667793105" calcext:value-type="float">
            <text:p>32</text:p>
          </table:table-cell>
          <table:table-cell table:style-name="ce64" office:value-type="float" office:value="5.69633852261356" calcext:value-type="float">
            <text:p>6</text:p>
          </table:table-cell>
          <table:table-cell table:style-name="ce64" office:value-type="float" office:value="95.7814445775029" calcext:value-type="float">
            <text:p>96</text:p>
          </table:table-cell>
          <table:table-cell table:style-name="ce68" office:value-type="float" office:value="71.3555401171279" calcext:value-type="float">
            <text:p>71</text:p>
          </table:table-cell>
          <table:table-cell table:style-name="ce74" office:value-type="float" office:value="408.185358519661" calcext:value-type="float">
            <text:p>408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Pierrefitte-sur-Seine</text:p>
          </table:table-cell>
          <table:table-cell table:style-name="ce57" office:value-type="float" office:value="149.599630543391" calcext:value-type="float">
            <text:p>150</text:p>
          </table:table-cell>
          <table:table-cell table:style-name="ce64" office:value-type="float" office:value="26.6886381298958" calcext:value-type="float">
            <text:p>27</text:p>
          </table:table-cell>
          <table:table-cell table:style-name="ce64" office:value-type="float" office:value="1.7660870906063" calcext:value-type="float">
            <text:p>2</text:p>
          </table:table-cell>
          <table:table-cell table:style-name="ce64" office:value-type="float" office:value="127.477749336952" calcext:value-type="float">
            <text:p>127</text:p>
          </table:table-cell>
          <table:table-cell table:style-name="ce68" office:value-type="float" office:value="24.9305036082156" calcext:value-type="float">
            <text:p>25</text:p>
          </table:table-cell>
          <table:table-cell table:style-name="ce74" office:value-type="float" office:value="330.462608709061" calcext:value-type="float">
            <text:p>33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Romainville</text:p>
          </table:table-cell>
          <table:table-cell table:style-name="ce57" office:value-type="float" office:value="172.944726929191" calcext:value-type="float">
            <text:p>173</text:p>
          </table:table-cell>
          <table:table-cell table:style-name="ce64" office:value-type="float" office:value="35.2872986833818" calcext:value-type="float">
            <text:p>35</text:p>
          </table:table-cell>
          <table:table-cell table:style-name="ce64" office:value-type="float" office:value="11.9784047626188" calcext:value-type="float">
            <text:p>12</text:p>
          </table:table-cell>
          <table:table-cell table:style-name="ce64" office:value-type="float" office:value="75.9716195303362" calcext:value-type="float">
            <text:p>76</text:p>
          </table:table-cell>
          <table:table-cell table:style-name="ce68" office:value-type="float" office:value="49.1769492847074" calcext:value-type="float">
            <text:p>49</text:p>
          </table:table-cell>
          <table:table-cell table:style-name="ce74" office:value-type="float" office:value="345.358999190235" calcext:value-type="float">
            <text:p>345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Rosny-sous-Bois</text:p>
          </table:table-cell>
          <table:table-cell table:style-name="ce57" office:value-type="float" office:value="195.903166365004" calcext:value-type="float">
            <text:p>196</text:p>
          </table:table-cell>
          <table:table-cell table:style-name="ce64" office:value-type="float" office:value="30.0683404932726" calcext:value-type="float">
            <text:p>30</text:p>
          </table:table-cell>
          <table:table-cell table:style-name="ce64" office:value-type="float" office:value="2.74293826460519" calcext:value-type="float">
            <text:p>3</text:p>
          </table:table-cell>
          <table:table-cell table:style-name="ce64" office:value-type="float" office:value="142.459559500185" calcext:value-type="float">
            <text:p>142</text:p>
          </table:table-cell>
          <table:table-cell table:style-name="ce68" office:value-type="float" office:value="35.0749268377783" calcext:value-type="float">
            <text:p>35</text:p>
          </table:table-cell>
          <table:table-cell table:style-name="ce74" office:value-type="float" office:value="406.248931460845" calcext:value-type="float">
            <text:p>406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aint-Denis</text:p>
          </table:table-cell>
          <table:table-cell table:style-name="ce57" office:value-type="float" office:value="162.362282152254" calcext:value-type="float">
            <text:p>162</text:p>
          </table:table-cell>
          <table:table-cell table:style-name="ce64" office:value-type="float" office:value="25.6586659058039" calcext:value-type="float">
            <text:p>26</text:p>
          </table:table-cell>
          <table:table-cell table:style-name="ce64" office:value-type="float" office:value="7.16938248157377" calcext:value-type="float">
            <text:p>7</text:p>
          </table:table-cell>
          <table:table-cell table:style-name="ce64" office:value-type="float" office:value="82.139948946699" calcext:value-type="float">
            <text:p>82</text:p>
          </table:table-cell>
          <table:table-cell table:style-name="ce68" office:value-type="float" office:value="46.3934845184785" calcext:value-type="float">
            <text:p>46</text:p>
          </table:table-cell>
          <table:table-cell table:style-name="ce74" office:value-type="float" office:value="323.723764004809" calcext:value-type="float">
            <text:p>324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aint-Ouen-sur-Seine</text:p>
          </table:table-cell>
          <table:table-cell table:style-name="ce57" office:value-type="float" office:value="369.777658102026" calcext:value-type="float">
            <text:p>370</text:p>
          </table:table-cell>
          <table:table-cell table:style-name="ce64" office:value-type="float" office:value="54.9939049137282" calcext:value-type="float">
            <text:p>55</text:p>
          </table:table-cell>
          <table:table-cell table:style-name="ce64" office:value-type="float" office:value="6.7877612528132" calcext:value-type="float">
            <text:p>7</text:p>
          </table:table-cell>
          <table:table-cell table:style-name="ce64" office:value-type="float" office:value="122.176328207052" calcext:value-type="float">
            <text:p>122</text:p>
          </table:table-cell>
          <table:table-cell table:style-name="ce68" office:value-type="float" office:value="65.5770063765941" calcext:value-type="float">
            <text:p>66</text:p>
          </table:table-cell>
          <table:table-cell table:style-name="ce74" office:value-type="float" office:value="619.312658852214" calcext:value-type="float">
            <text:p>619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evran</text:p>
          </table:table-cell>
          <table:table-cell table:style-name="ce57" office:value-type="float" office:value="200.703095650167" calcext:value-type="float">
            <text:p>201</text:p>
          </table:table-cell>
          <table:table-cell table:style-name="ce64" office:value-type="float" office:value="31.9150599976924" calcext:value-type="float">
            <text:p>32</text:p>
          </table:table-cell>
          <table:table-cell table:style-name="ce64" office:value-type="float" office:value="2.8710470751125" calcext:value-type="float">
            <text:p>3</text:p>
          </table:table-cell>
          <table:table-cell table:style-name="ce64" office:value-type="float" office:value="50.7425137494712" calcext:value-type="float">
            <text:p>51</text:p>
          </table:table-cell>
          <table:table-cell table:style-name="ce68" office:value-type="float" office:value="32.5403009499635" calcext:value-type="float">
            <text:p>33</text:p>
          </table:table-cell>
          <table:table-cell table:style-name="ce74" office:value-type="float" office:value="318.772017422407" calcext:value-type="float">
            <text:p>319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tains</text:p>
          </table:table-cell>
          <table:table-cell table:style-name="ce57" office:value-type="float" office:value="192.058564399278" calcext:value-type="float">
            <text:p>192</text:p>
          </table:table-cell>
          <table:table-cell table:style-name="ce64" office:value-type="float" office:value="27.6812654847568" calcext:value-type="float">
            <text:p>28</text:p>
          </table:table-cell>
          <table:table-cell table:style-name="ce64" office:value-type="float" office:value="0.736011176223327" calcext:value-type="float">
            <text:p>1</text:p>
          </table:table-cell>
          <table:table-cell table:style-name="ce64" office:value-type="float" office:value="34.1373881759513" calcext:value-type="float">
            <text:p>34</text:p>
          </table:table-cell>
          <table:table-cell table:style-name="ce68" office:value-type="float" office:value="28.5790337017531" calcext:value-type="float">
            <text:p>29</text:p>
          </table:table-cell>
          <table:table-cell table:style-name="ce74" office:value-type="float" office:value="283.192262937963" calcext:value-type="float">
            <text:p>283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Tremblay-en-France</text:p>
          </table:table-cell>
          <table:table-cell table:style-name="ce57" office:value-type="float" office:value="15.4516637305146" calcext:value-type="float">
            <text:p>15</text:p>
          </table:table-cell>
          <table:table-cell table:style-name="ce64" office:value-type="float" office:value="42.2826708306638" calcext:value-type="float">
            <text:p>42</text:p>
          </table:table-cell>
          <table:table-cell table:style-name="ce64" office:value-type="float" office:value="12.9271850309631" calcext:value-type="float">
            <text:p>13</text:p>
          </table:table-cell>
          <table:table-cell table:style-name="ce64" office:value-type="float" office:value="106.291496636771" calcext:value-type="float">
            <text:p>106</text:p>
          </table:table-cell>
          <table:table-cell table:style-name="ce68" office:value-type="float" office:value="216.771572976724" calcext:value-type="float">
            <text:p>217</text:p>
          </table:table-cell>
          <table:table-cell table:style-name="ce74" office:value-type="float" office:value="393.724589205637" calcext:value-type="float">
            <text:p>394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aujours</text:p>
          </table:table-cell>
          <table:table-cell table:style-name="ce57" office:value-type="float" office:value="52.8176076301497" calcext:value-type="float">
            <text:p>53</text:p>
          </table:table-cell>
          <table:table-cell table:style-name="ce64" office:value-type="float" office:value="30.2580222546034" calcext:value-type="float">
            <text:p>30</text:p>
          </table:table-cell>
          <table:table-cell table:style-name="ce64" office:value-type="float" office:value="0.0271559146906875" calcext:value-type="float">
            <text:p>0</text:p>
          </table:table-cell>
          <table:table-cell table:style-name="ce64" office:value-type="float" office:value="55.8141184262816" calcext:value-type="float">
            <text:p>56</text:p>
          </table:table-cell>
          <table:table-cell table:style-name="ce68" office:value-type="float" office:value="61.2854007153265" calcext:value-type="float">
            <text:p>61</text:p>
          </table:table-cell>
          <table:table-cell table:style-name="ce74" office:value-type="float" office:value="200.202304941052" calcext:value-type="float">
            <text:p>20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illemomble</text:p>
          </table:table-cell>
          <table:table-cell table:style-name="ce57" office:value-type="float" office:value="4.16413646195189" calcext:value-type="float">
            <text:p>4</text:p>
          </table:table-cell>
          <table:table-cell table:style-name="ce64" office:value-type="float" office:value="27.4975909418626" calcext:value-type="float">
            <text:p>27</text:p>
          </table:table-cell>
          <table:table-cell table:style-name="ce64" office:value-type="float" office:value="1.78942845906797" calcext:value-type="float">
            <text:p>2</text:p>
          </table:table-cell>
          <table:table-cell table:style-name="ce64" office:value-type="float" office:value="66.4908579668349" calcext:value-type="float">
            <text:p>66</text:p>
          </table:table-cell>
          <table:table-cell table:style-name="ce68" office:value-type="float" office:value="55.7123635052763" calcext:value-type="float">
            <text:p>56</text:p>
          </table:table-cell>
          <table:table-cell table:style-name="ce74" office:value-type="float" office:value="155.654377334994" calcext:value-type="float">
            <text:p>156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illepinte</text:p>
          </table:table-cell>
          <table:table-cell table:style-name="ce57" office:value-type="float" office:value="92.8285860095881" calcext:value-type="float">
            <text:p>93</text:p>
          </table:table-cell>
          <table:table-cell table:style-name="ce64" office:value-type="float" office:value="19.4000886643642" calcext:value-type="float">
            <text:p>19</text:p>
          </table:table-cell>
          <table:table-cell table:style-name="ce64" office:value-type="float" office:value="7.5329333986288" calcext:value-type="float">
            <text:p>8</text:p>
          </table:table-cell>
          <table:table-cell table:style-name="ce64" office:value-type="float" office:value="41.1644169802567" calcext:value-type="float">
            <text:p>41</text:p>
          </table:table-cell>
          <table:table-cell table:style-name="ce68" office:value-type="float" office:value="62.3152327439559" calcext:value-type="float">
            <text:p>62</text:p>
          </table:table-cell>
          <table:table-cell table:style-name="ce74" office:value-type="float" office:value="223.241257796794" calcext:value-type="float">
            <text:p>223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illetaneuse</text:p>
          </table:table-cell>
          <table:table-cell table:style-name="ce58" office:value-type="float" office:value="100.158314774153" calcext:value-type="float">
            <text:p>100</text:p>
          </table:table-cell>
          <table:table-cell table:style-name="ce65" office:value-type="float" office:value="36.3407355708908" calcext:value-type="float">
            <text:p>36</text:p>
          </table:table-cell>
          <table:table-cell table:style-name="ce65" office:value-type="float" office:value="5.94015762233375" calcext:value-type="float">
            <text:p>6</text:p>
          </table:table-cell>
          <table:table-cell table:style-name="ce65" office:value-type="float" office:value="567.493284974906" calcext:value-type="float">
            <text:p>567</text:p>
          </table:table-cell>
          <table:table-cell table:style-name="ce69" office:value-type="float" office:value="50.443485727729" calcext:value-type="float">
            <text:p>50</text:p>
          </table:table-cell>
          <table:table-cell table:style-name="ce75" office:value-type="float" office:value="760.375978670013" calcext:value-type="float">
            <text:p>760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2" office:value-type="string" calcext:value-type="string">
            <text:p>Total Résultat</text:p>
          </table:table-cell>
          <table:table-cell table:style-name="ce59" office:value-type="float" office:value="5664.99345248939" calcext:value-type="float">
            <text:p>5'665</text:p>
          </table:table-cell>
          <table:table-cell table:style-name="ce66" office:value-type="float" office:value="1356.02602726601" calcext:value-type="float">
            <text:p>1'356</text:p>
          </table:table-cell>
          <table:table-cell table:style-name="ce66" office:value-type="float" office:value="201.940478991981" calcext:value-type="float">
            <text:p>202</text:p>
          </table:table-cell>
          <table:table-cell table:style-name="ce66" office:value-type="float" office:value="4866.10512596501" calcext:value-type="float">
            <text:p>4'866</text:p>
          </table:table-cell>
          <table:table-cell table:style-name="ce70" office:value-type="float" office:value="2154.82603679478" calcext:value-type="float">
            <text:p>2'155</text:p>
          </table:table-cell>
          <table:table-cell table:style-name="ce76" office:value-type="float" office:value="14243.8911215072" calcext:value-type="float">
            <text:p>14'244</text:p>
          </table:table-cell>
          <table:table-cell table:number-columns-repeated="49"/>
          <table:table-cell table:style-name="ce53" table:number-columns-repeated="16328"/>
        </table:table-row>
        <table:table-row table:style-name="ro1" table:number-rows-repeated="3">
          <table:table-cell table:number-columns-repeated="56"/>
          <table:table-cell table:style-name="ce53" table:number-columns-repeated="16328"/>
        </table:table-row>
        <table:table-row table:style-name="ro1">
          <table:table-cell office:value-type="string" calcext:value-type="string">
            <text:p>FREQUENCE EN LIGNE</text:p>
          </table:table-cell>
          <table:table-cell table:number-columns-repeated="55"/>
          <table:table-cell table:style-name="ce53" table:number-columns-repeated="16328"/>
        </table:table-row>
        <table:table-row table:style-name="ro1" table:number-rows-repeated="2">
          <table:table-cell table:number-columns-repeated="56"/>
          <table:table-cell table:style-name="ce53" table:number-columns-repeated="16328"/>
        </table:table-row>
        <table:table-row table:style-name="ro1">
          <table:table-cell table:style-name="ce49" office:value-type="string" calcext:value-type="string">
            <text:p>Nom 2024 Commune</text:p>
          </table:table-cell>
          <table:table-cell table:style-name="ce55" office:value-type="string" calcext:value-type="string">
            <text:p>Annuité de la dette</text:p>
          </table:table-cell>
          <table:table-cell table:style-name="ce62" office:value-type="string" calcext:value-type="string">
            <text:p>Autres dépenses de fonctionnement</text:p>
          </table:table-cell>
          <table:table-cell table:style-name="ce62" office:value-type="string" calcext:value-type="string">
            <text:p>Autres dotations de fonctionnement</text:p>
          </table:table-cell>
          <table:table-cell table:style-name="ce62" office:value-type="string" calcext:value-type="string">
            <text:p>Autres dotations et subventions</text:p>
          </table:table-cell>
          <table:table-cell table:style-name="ce62" office:value-type="string" calcext:value-type="string">
            <text:p>Autres impôts et taxes</text:p>
          </table:table-cell>
          <table:table-cell table:style-name="ce72" office:value-type="string" calcext:value-type="string">
            <text:p>Total Résultat</text:p>
          </table:table-cell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0" office:value-type="string" calcext:value-type="string">
            <text:p>Aubervilliers</text:p>
          </table:table-cell>
          <table:table-cell table:style-name="ce60" table:formula="of:=[.B3]/[.$G3]" office:value-type="percentage" office:value="0.435441461818241" calcext:value-type="percentage">
            <text:p>43.54%</text:p>
          </table:table-cell>
          <table:table-cell table:style-name="ce60" table:formula="of:=[.C3]/[.$G3]" office:value-type="percentage" office:value="0.0898419068866351" calcext:value-type="percentage">
            <text:p>8.98%</text:p>
          </table:table-cell>
          <table:table-cell table:style-name="ce60" table:formula="of:=[.D3]/[.$G3]" office:value-type="percentage" office:value="0.0099538677429593" calcext:value-type="percentage">
            <text:p>1.00%</text:p>
          </table:table-cell>
          <table:table-cell table:style-name="ce60" table:formula="of:=[.E3]/[.$G3]" office:value-type="percentage" office:value="0.380291006866345" calcext:value-type="percentage">
            <text:p>38.03%</text:p>
          </table:table-cell>
          <table:table-cell table:style-name="ce60" table:formula="of:=[.F3]/[.$G3]" office:value-type="percentage" office:value="0.0844717566858205" calcext:value-type="percentage">
            <text:p>8.45%</text:p>
          </table:table-cell>
          <table:table-cell table:style-name="ce73"/>
          <table:table-cell office:value-type="float" office:value="100" calcext:value-type="float">
            <text:p>100</text:p>
          </table:table-cell>
          <table:table-cell table:number-columns-repeated="48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Aulnay-sous-Bois</text:p>
          </table:table-cell>
          <table:table-cell table:style-name="ce60" table:formula="of:=[.B4]/[.$G4]" office:value-type="percentage" office:value="0.656574798114036" calcext:value-type="percentage">
            <text:p>65.66%</text:p>
          </table:table-cell>
          <table:table-cell table:style-name="ce60" table:formula="of:=[.C4]/[.$G4]" office:value-type="percentage" office:value="0.0654788078739239" calcext:value-type="percentage">
            <text:p>6.55%</text:p>
          </table:table-cell>
          <table:table-cell table:style-name="ce60" table:formula="of:=[.D4]/[.$G4]" office:value-type="percentage" office:value="0.0239576545791431" calcext:value-type="percentage">
            <text:p>2.40%</text:p>
          </table:table-cell>
          <table:table-cell table:style-name="ce60" table:formula="of:=[.E4]/[.$G4]" office:value-type="percentage" office:value="0.14936614096015" calcext:value-type="percentage">
            <text:p>14.94%</text:p>
          </table:table-cell>
          <table:table-cell table:style-name="ce60" table:formula="of:=[.F4]/[.$G4]" office:value-type="percentage" office:value="0.104622598472748" calcext:value-type="percentage">
            <text:p>10.46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Bagnolet</text:p>
          </table:table-cell>
          <table:table-cell table:style-name="ce60" table:formula="of:=[.B5]/[.$G5]" office:value-type="percentage" office:value="0.501658350601933" calcext:value-type="percentage">
            <text:p>50.17%</text:p>
          </table:table-cell>
          <table:table-cell table:style-name="ce60" table:formula="of:=[.C5]/[.$G5]" office:value-type="percentage" office:value="0.0553031816126329" calcext:value-type="percentage">
            <text:p>5.53%</text:p>
          </table:table-cell>
          <table:table-cell table:style-name="ce60" table:formula="of:=[.D5]/[.$G5]" office:value-type="percentage" office:value="0.00992099616142059" calcext:value-type="percentage">
            <text:p>0.99%</text:p>
          </table:table-cell>
          <table:table-cell table:style-name="ce60" table:formula="of:=[.E5]/[.$G5]" office:value-type="percentage" office:value="0.290511435212771" calcext:value-type="percentage">
            <text:p>29.05%</text:p>
          </table:table-cell>
          <table:table-cell table:style-name="ce60" table:formula="of:=[.F5]/[.$G5]" office:value-type="percentage" office:value="0.142606036411242" calcext:value-type="percentage">
            <text:p>14.26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Bobigny</text:p>
          </table:table-cell>
          <table:table-cell table:style-name="ce60" table:formula="of:=[.B6]/[.$G6]" office:value-type="percentage" office:value="0.363265629174355" calcext:value-type="percentage">
            <text:p>36.33%</text:p>
          </table:table-cell>
          <table:table-cell table:style-name="ce60" table:formula="of:=[.C6]/[.$G6]" office:value-type="percentage" office:value="0.0379998340142787" calcext:value-type="percentage">
            <text:p>3.80%</text:p>
          </table:table-cell>
          <table:table-cell table:style-name="ce60" table:formula="of:=[.D6]/[.$G6]" office:value-type="percentage" office:value="0.012282858455474" calcext:value-type="percentage">
            <text:p>1.23%</text:p>
          </table:table-cell>
          <table:table-cell table:style-name="ce60" table:formula="of:=[.E6]/[.$G6]" office:value-type="percentage" office:value="0.520177246457726" calcext:value-type="percentage">
            <text:p>52.02%</text:p>
          </table:table-cell>
          <table:table-cell table:style-name="ce60" table:formula="of:=[.F6]/[.$G6]" office:value-type="percentage" office:value="0.0662744318981665" calcext:value-type="percentage">
            <text:p>6.63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Bondy</text:p>
          </table:table-cell>
          <table:table-cell table:style-name="ce60" table:formula="of:=[.B7]/[.$G7]" office:value-type="percentage" office:value="0.601914515007534" calcext:value-type="percentage">
            <text:p>60.19%</text:p>
          </table:table-cell>
          <table:table-cell table:style-name="ce60" table:formula="of:=[.C7]/[.$G7]" office:value-type="percentage" office:value="0.105814631202282" calcext:value-type="percentage">
            <text:p>10.58%</text:p>
          </table:table-cell>
          <table:table-cell table:style-name="ce60" table:formula="of:=[.D7]/[.$G7]" office:value-type="percentage" office:value="0.0165309702005102" calcext:value-type="percentage">
            <text:p>1.65%</text:p>
          </table:table-cell>
          <table:table-cell table:style-name="ce60" table:formula="of:=[.E7]/[.$G7]" office:value-type="percentage" office:value="0.179233645095659" calcext:value-type="percentage">
            <text:p>17.92%</text:p>
          </table:table-cell>
          <table:table-cell table:style-name="ce60" table:formula="of:=[.F7]/[.$G7]" office:value-type="percentage" office:value="0.0965062384940153" calcext:value-type="percentage">
            <text:p>9.65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Clichy-sous-Bois</text:p>
          </table:table-cell>
          <table:table-cell table:style-name="ce60" table:formula="of:=[.B8]/[.$G8]" office:value-type="percentage" office:value="0.448955991764414" calcext:value-type="percentage">
            <text:p>44.90%</text:p>
          </table:table-cell>
          <table:table-cell table:style-name="ce60" table:formula="of:=[.C8]/[.$G8]" office:value-type="percentage" office:value="0.218254092950805" calcext:value-type="percentage">
            <text:p>21.83%</text:p>
          </table:table-cell>
          <table:table-cell table:style-name="ce60" table:formula="of:=[.D8]/[.$G8]" office:value-type="percentage" office:value="0.020363771218941" calcext:value-type="percentage">
            <text:p>2.04%</text:p>
          </table:table-cell>
          <table:table-cell table:style-name="ce60" table:formula="of:=[.E8]/[.$G8]" office:value-type="percentage" office:value="0.238780455551983" calcext:value-type="percentage">
            <text:p>23.88%</text:p>
          </table:table-cell>
          <table:table-cell table:style-name="ce60" table:formula="of:=[.F8]/[.$G8]" office:value-type="percentage" office:value="0.0736456885138576" calcext:value-type="percentage">
            <text:p>7.36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Coubron</text:p>
          </table:table-cell>
          <table:table-cell table:style-name="ce60" table:formula="of:=[.B9]/[.$G9]" office:value-type="percentage" office:value="0.220917044673192" calcext:value-type="percentage">
            <text:p>22.09%</text:p>
          </table:table-cell>
          <table:table-cell table:style-name="ce60" table:formula="of:=[.C9]/[.$G9]" office:value-type="percentage" office:value="0.123864550319048" calcext:value-type="percentage">
            <text:p>12.39%</text:p>
          </table:table-cell>
          <table:table-cell table:style-name="ce60" table:formula="of:=[.D9]/[.$G9]" office:value-type="percentage" office:value="0.0169151570987678" calcext:value-type="percentage">
            <text:p>1.69%</text:p>
          </table:table-cell>
          <table:table-cell table:style-name="ce60" table:formula="of:=[.E9]/[.$G9]" office:value-type="percentage" office:value="0.390604721348088" calcext:value-type="percentage">
            <text:p>39.06%</text:p>
          </table:table-cell>
          <table:table-cell table:style-name="ce60" table:formula="of:=[.F9]/[.$G9]" office:value-type="percentage" office:value="0.247698526560903" calcext:value-type="percentage">
            <text:p>24.77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Drancy</text:p>
          </table:table-cell>
          <table:table-cell table:style-name="ce60" table:formula="of:=[.B10]/[.$G10]" office:value-type="percentage" office:value="0.495938988518563" calcext:value-type="percentage">
            <text:p>49.59%</text:p>
          </table:table-cell>
          <table:table-cell table:style-name="ce60" table:formula="of:=[.C10]/[.$G10]" office:value-type="percentage" office:value="0.119756012371677" calcext:value-type="percentage">
            <text:p>11.98%</text:p>
          </table:table-cell>
          <table:table-cell table:style-name="ce60" table:formula="of:=[.D10]/[.$G10]" office:value-type="percentage" office:value="0.0262782561464926" calcext:value-type="percentage">
            <text:p>2.63%</text:p>
          </table:table-cell>
          <table:table-cell table:style-name="ce60" table:formula="of:=[.E10]/[.$G10]" office:value-type="percentage" office:value="0.235382630816791" calcext:value-type="percentage">
            <text:p>23.54%</text:p>
          </table:table-cell>
          <table:table-cell table:style-name="ce60" table:formula="of:=[.F10]/[.$G10]" office:value-type="percentage" office:value="0.122644112146476" calcext:value-type="percentage">
            <text:p>12.26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Dugny</text:p>
          </table:table-cell>
          <table:table-cell table:style-name="ce60" table:formula="of:=[.B11]/[.$G11]" office:value-type="percentage" office:value="0.339475923349214" calcext:value-type="percentage">
            <text:p>33.95%</text:p>
          </table:table-cell>
          <table:table-cell table:style-name="ce60" table:formula="of:=[.C11]/[.$G11]" office:value-type="percentage" office:value="0.116144123724897" calcext:value-type="percentage">
            <text:p>11.61%</text:p>
          </table:table-cell>
          <table:table-cell table:style-name="ce60" table:formula="of:=[.D11]/[.$G11]" office:value-type="percentage" office:value="0.0131884570563826" calcext:value-type="percentage">
            <text:p>1.32%</text:p>
          </table:table-cell>
          <table:table-cell table:style-name="ce60" table:formula="of:=[.E11]/[.$G11]" office:value-type="percentage" office:value="0.369776333954389" calcext:value-type="percentage">
            <text:p>36.98%</text:p>
          </table:table-cell>
          <table:table-cell table:style-name="ce60" table:formula="of:=[.F11]/[.$G11]" office:value-type="percentage" office:value="0.161415161915117" calcext:value-type="percentage">
            <text:p>16.14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Épinay-sur-Seine</text:p>
          </table:table-cell>
          <table:table-cell table:style-name="ce60" table:formula="of:=[.B12]/[.$G12]" office:value-type="percentage" office:value="0.309712814361558" calcext:value-type="percentage">
            <text:p>30.97%</text:p>
          </table:table-cell>
          <table:table-cell table:style-name="ce60" table:formula="of:=[.C12]/[.$G12]" office:value-type="percentage" office:value="0.0750853706207473" calcext:value-type="percentage">
            <text:p>7.51%</text:p>
          </table:table-cell>
          <table:table-cell table:style-name="ce60" table:formula="of:=[.D12]/[.$G12]" office:value-type="percentage" office:value="0.0141806116697289" calcext:value-type="percentage">
            <text:p>1.42%</text:p>
          </table:table-cell>
          <table:table-cell table:style-name="ce60" table:formula="of:=[.E12]/[.$G12]" office:value-type="percentage" office:value="0.443553946413623" calcext:value-type="percentage">
            <text:p>44.36%</text:p>
          </table:table-cell>
          <table:table-cell table:style-name="ce60" table:formula="of:=[.F12]/[.$G12]" office:value-type="percentage" office:value="0.157467256934343" calcext:value-type="percentage">
            <text:p>15.75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Gagny</text:p>
          </table:table-cell>
          <table:table-cell table:style-name="ce60" table:formula="of:=[.B13]/[.$G13]" office:value-type="percentage" office:value="0.247238019921396" calcext:value-type="percentage">
            <text:p>24.72%</text:p>
          </table:table-cell>
          <table:table-cell table:style-name="ce60" table:formula="of:=[.C13]/[.$G13]" office:value-type="percentage" office:value="0.171827635606424" calcext:value-type="percentage">
            <text:p>17.18%</text:p>
          </table:table-cell>
          <table:table-cell table:style-name="ce60" table:formula="of:=[.D13]/[.$G13]" office:value-type="percentage" office:value="0.0134555360151964" calcext:value-type="percentage">
            <text:p>1.35%</text:p>
          </table:table-cell>
          <table:table-cell table:style-name="ce60" table:formula="of:=[.E13]/[.$G13]" office:value-type="percentage" office:value="0.32482199467394" calcext:value-type="percentage">
            <text:p>32.48%</text:p>
          </table:table-cell>
          <table:table-cell table:style-name="ce60" table:formula="of:=[.F13]/[.$G13]" office:value-type="percentage" office:value="0.242656813783044" calcext:value-type="percentage">
            <text:p>24.27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Gournay-sur-Marne</text:p>
          </table:table-cell>
          <table:table-cell table:style-name="ce60" table:formula="of:=[.B14]/[.$G14]" office:value-type="percentage" office:value="0.261796033244737" calcext:value-type="percentage">
            <text:p>26.18%</text:p>
          </table:table-cell>
          <table:table-cell table:style-name="ce60" table:formula="of:=[.C14]/[.$G14]" office:value-type="percentage" office:value="0.0814082446175805" calcext:value-type="percentage">
            <text:p>8.14%</text:p>
          </table:table-cell>
          <table:table-cell table:style-name="ce60" table:formula="of:=[.D14]/[.$G14]" office:value-type="percentage" office:value="0.0140811860456406" calcext:value-type="percentage">
            <text:p>1.41%</text:p>
          </table:table-cell>
          <table:table-cell table:style-name="ce60" table:formula="of:=[.E14]/[.$G14]" office:value-type="percentage" office:value="0.4904060980468" calcext:value-type="percentage">
            <text:p>49.04%</text:p>
          </table:table-cell>
          <table:table-cell table:style-name="ce60" table:formula="of:=[.F14]/[.$G14]" office:value-type="percentage" office:value="0.152308438045242" calcext:value-type="percentage">
            <text:p>15.23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'Île-Saint-Denis</text:p>
          </table:table-cell>
          <table:table-cell table:style-name="ce60" table:formula="of:=[.B15]/[.$G15]" office:value-type="percentage" office:value="0.187243495542781" calcext:value-type="percentage">
            <text:p>18.72%</text:p>
          </table:table-cell>
          <table:table-cell table:style-name="ce60" table:formula="of:=[.C15]/[.$G15]" office:value-type="percentage" office:value="0.088221911692386" calcext:value-type="percentage">
            <text:p>8.82%</text:p>
          </table:table-cell>
          <table:table-cell table:style-name="ce60" table:formula="of:=[.D15]/[.$G15]" office:value-type="percentage" office:value="0.0000416201265985179" calcext:value-type="percentage">
            <text:p>0.00%</text:p>
          </table:table-cell>
          <table:table-cell table:style-name="ce60" table:formula="of:=[.E15]/[.$G15]" office:value-type="percentage" office:value="0.652654844208411" calcext:value-type="percentage">
            <text:p>65.27%</text:p>
          </table:table-cell>
          <table:table-cell table:style-name="ce60" table:formula="of:=[.F15]/[.$G15]" office:value-type="percentage" office:value="0.071838128429824" calcext:value-type="percentage">
            <text:p>7.18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a Courneuve</text:p>
          </table:table-cell>
          <table:table-cell table:style-name="ce60" table:formula="of:=[.B16]/[.$G16]" office:value-type="percentage" office:value="0.537828830832593" calcext:value-type="percentage">
            <text:p>53.78%</text:p>
          </table:table-cell>
          <table:table-cell table:style-name="ce60" table:formula="of:=[.C16]/[.$G16]" office:value-type="percentage" office:value="0.0613439498773927" calcext:value-type="percentage">
            <text:p>6.13%</text:p>
          </table:table-cell>
          <table:table-cell table:style-name="ce60" table:formula="of:=[.D16]/[.$G16]" office:value-type="percentage" office:value="0.00000269510937771258" calcext:value-type="percentage">
            <text:p>0.00%</text:p>
          </table:table-cell>
          <table:table-cell table:style-name="ce60" table:formula="of:=[.E16]/[.$G16]" office:value-type="percentage" office:value="0.311222405738422" calcext:value-type="percentage">
            <text:p>31.12%</text:p>
          </table:table-cell>
          <table:table-cell table:style-name="ce60" table:formula="of:=[.F16]/[.$G16]" office:value-type="percentage" office:value="0.0896021184422143" calcext:value-type="percentage">
            <text:p>8.96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Blanc-Mesnil</text:p>
          </table:table-cell>
          <table:table-cell table:style-name="ce60" table:formula="of:=[.B17]/[.$G17]" office:value-type="percentage" office:value="0.431222504086529" calcext:value-type="percentage">
            <text:p>43.12%</text:p>
          </table:table-cell>
          <table:table-cell table:style-name="ce60" table:formula="of:=[.C17]/[.$G17]" office:value-type="percentage" office:value="0.0624951989365858" calcext:value-type="percentage">
            <text:p>6.25%</text:p>
          </table:table-cell>
          <table:table-cell table:style-name="ce60" table:formula="of:=[.D17]/[.$G17]" office:value-type="percentage" office:value="0.0201450982288977" calcext:value-type="percentage">
            <text:p>2.01%</text:p>
          </table:table-cell>
          <table:table-cell table:style-name="ce60" table:formula="of:=[.E17]/[.$G17]" office:value-type="percentage" office:value="0.382459074072897" calcext:value-type="percentage">
            <text:p>38.25%</text:p>
          </table:table-cell>
          <table:table-cell table:style-name="ce60" table:formula="of:=[.F17]/[.$G17]" office:value-type="percentage" office:value="0.103678124675091" calcext:value-type="percentage">
            <text:p>10.37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Bourget</text:p>
          </table:table-cell>
          <table:table-cell table:style-name="ce60" table:formula="of:=[.B18]/[.$G18]" office:value-type="percentage" office:value="0.2950022463163" calcext:value-type="percentage">
            <text:p>29.50%</text:p>
          </table:table-cell>
          <table:table-cell table:style-name="ce60" table:formula="of:=[.C18]/[.$G18]" office:value-type="percentage" office:value="0.103906391139215" calcext:value-type="percentage">
            <text:p>10.39%</text:p>
          </table:table-cell>
          <table:table-cell table:style-name="ce60" table:formula="of:=[.D18]/[.$G18]" office:value-type="percentage" office:value="0.00274877425004204" calcext:value-type="percentage">
            <text:p>0.27%</text:p>
          </table:table-cell>
          <table:table-cell table:style-name="ce60" table:formula="of:=[.E18]/[.$G18]" office:value-type="percentage" office:value="0.501081281799021" calcext:value-type="percentage">
            <text:p>50.11%</text:p>
          </table:table-cell>
          <table:table-cell table:style-name="ce60" table:formula="of:=[.F18]/[.$G18]" office:value-type="percentage" office:value="0.0972613064954218" calcext:value-type="percentage">
            <text:p>9.73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Pré-Saint-Gervais</text:p>
          </table:table-cell>
          <table:table-cell table:style-name="ce60" table:formula="of:=[.B19]/[.$G19]" office:value-type="percentage" office:value="0.318180602802362" calcext:value-type="percentage">
            <text:p>31.82%</text:p>
          </table:table-cell>
          <table:table-cell table:style-name="ce60" table:formula="of:=[.C19]/[.$G19]" office:value-type="percentage" office:value="0.0816625143784471" calcext:value-type="percentage">
            <text:p>8.17%</text:p>
          </table:table-cell>
          <table:table-cell table:style-name="ce60" table:formula="of:=[.D19]/[.$G19]" office:value-type="percentage" office:value="0.00711068539696334" calcext:value-type="percentage">
            <text:p>0.71%</text:p>
          </table:table-cell>
          <table:table-cell table:style-name="ce60" table:formula="of:=[.E19]/[.$G19]" office:value-type="percentage" office:value="0.331623874178666" calcext:value-type="percentage">
            <text:p>33.16%</text:p>
          </table:table-cell>
          <table:table-cell table:style-name="ce60" table:formula="of:=[.F19]/[.$G19]" office:value-type="percentage" office:value="0.261422323243561" calcext:value-type="percentage">
            <text:p>26.14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 Raincy</text:p>
          </table:table-cell>
          <table:table-cell table:style-name="ce60" table:formula="of:=[.B20]/[.$G20]" office:value-type="percentage" office:value="0.14974049626563" calcext:value-type="percentage">
            <text:p>14.97%</text:p>
          </table:table-cell>
          <table:table-cell table:style-name="ce60" table:formula="of:=[.C20]/[.$G20]" office:value-type="percentage" office:value="0.200393747115424" calcext:value-type="percentage">
            <text:p>20.04%</text:p>
          </table:table-cell>
          <table:table-cell table:style-name="ce60" table:formula="of:=[.D20]/[.$G20]" office:value-type="percentage" office:value="0.109570159442576" calcext:value-type="percentage">
            <text:p>10.96%</text:p>
          </table:table-cell>
          <table:table-cell table:style-name="ce60" table:formula="of:=[.E20]/[.$G20]" office:value-type="percentage" office:value="0.050235350271536" calcext:value-type="percentage">
            <text:p>5.02%</text:p>
          </table:table-cell>
          <table:table-cell table:style-name="ce60" table:formula="of:=[.F20]/[.$G20]" office:value-type="percentage" office:value="0.490060246904834" calcext:value-type="percentage">
            <text:p>49.01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s Lilas</text:p>
          </table:table-cell>
          <table:table-cell table:style-name="ce60" table:formula="of:=[.B21]/[.$G21]" office:value-type="percentage" office:value="0.320952631026731" calcext:value-type="percentage">
            <text:p>32.10%</text:p>
          </table:table-cell>
          <table:table-cell table:style-name="ce60" table:formula="of:=[.C21]/[.$G21]" office:value-type="percentage" office:value="0.0950958813217872" calcext:value-type="percentage">
            <text:p>9.51%</text:p>
          </table:table-cell>
          <table:table-cell table:style-name="ce60" table:formula="of:=[.D21]/[.$G21]" office:value-type="percentage" office:value="0.00631555654415375" calcext:value-type="percentage">
            <text:p>0.63%</text:p>
          </table:table-cell>
          <table:table-cell table:style-name="ce60" table:formula="of:=[.E21]/[.$G21]" office:value-type="percentage" office:value="0.317087153839482" calcext:value-type="percentage">
            <text:p>31.71%</text:p>
          </table:table-cell>
          <table:table-cell table:style-name="ce60" table:formula="of:=[.F21]/[.$G21]" office:value-type="percentage" office:value="0.260548777267847" calcext:value-type="percentage">
            <text:p>26.05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es Pavillons-sous-Bois</text:p>
          </table:table-cell>
          <table:table-cell table:style-name="ce60" table:formula="of:=[.B22]/[.$G22]" office:value-type="percentage" office:value="0.24379551937671" calcext:value-type="percentage">
            <text:p>24.38%</text:p>
          </table:table-cell>
          <table:table-cell table:style-name="ce60" table:formula="of:=[.C22]/[.$G22]" office:value-type="percentage" office:value="0.130280959277777" calcext:value-type="percentage">
            <text:p>13.03%</text:p>
          </table:table-cell>
          <table:table-cell table:style-name="ce60" table:formula="of:=[.D22]/[.$G22]" office:value-type="percentage" office:value="0.0123694302842763" calcext:value-type="percentage">
            <text:p>1.24%</text:p>
          </table:table-cell>
          <table:table-cell table:style-name="ce60" table:formula="of:=[.E22]/[.$G22]" office:value-type="percentage" office:value="0.386737619734344" calcext:value-type="percentage">
            <text:p>38.67%</text:p>
          </table:table-cell>
          <table:table-cell table:style-name="ce60" table:formula="of:=[.F22]/[.$G22]" office:value-type="percentage" office:value="0.226816471326892" calcext:value-type="percentage">
            <text:p>22.68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Livry-Gargan</text:p>
          </table:table-cell>
          <table:table-cell table:style-name="ce60" table:formula="of:=[.B23]/[.$G23]" office:value-type="percentage" office:value="0.338802677767012" calcext:value-type="percentage">
            <text:p>33.88%</text:p>
          </table:table-cell>
          <table:table-cell table:style-name="ce60" table:formula="of:=[.C23]/[.$G23]" office:value-type="percentage" office:value="0.0973378349918466" calcext:value-type="percentage">
            <text:p>9.73%</text:p>
          </table:table-cell>
          <table:table-cell table:style-name="ce60" table:formula="of:=[.D23]/[.$G23]" office:value-type="percentage" office:value="0.0255013276015999" calcext:value-type="percentage">
            <text:p>2.55%</text:p>
          </table:table-cell>
          <table:table-cell table:style-name="ce60" table:formula="of:=[.E23]/[.$G23]" office:value-type="percentage" office:value="0.31495090813515" calcext:value-type="percentage">
            <text:p>31.50%</text:p>
          </table:table-cell>
          <table:table-cell table:style-name="ce60" table:formula="of:=[.F23]/[.$G23]" office:value-type="percentage" office:value="0.223407251504392" calcext:value-type="percentage">
            <text:p>22.34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Montfermeil</text:p>
          </table:table-cell>
          <table:table-cell table:style-name="ce60" table:formula="of:=[.B24]/[.$G24]" office:value-type="percentage" office:value="0.603468476766938" calcext:value-type="percentage">
            <text:p>60.35%</text:p>
          </table:table-cell>
          <table:table-cell table:style-name="ce60" table:formula="of:=[.C24]/[.$G24]" office:value-type="percentage" office:value="0.104776975345329" calcext:value-type="percentage">
            <text:p>10.48%</text:p>
          </table:table-cell>
          <table:table-cell table:style-name="ce60" table:formula="of:=[.D24]/[.$G24]" office:value-type="percentage" office:value="0.0148841913626387" calcext:value-type="percentage">
            <text:p>1.49%</text:p>
          </table:table-cell>
          <table:table-cell table:style-name="ce60" table:formula="of:=[.E24]/[.$G24]" office:value-type="percentage" office:value="0.171467480295564" calcext:value-type="percentage">
            <text:p>17.15%</text:p>
          </table:table-cell>
          <table:table-cell table:style-name="ce60" table:formula="of:=[.F24]/[.$G24]" office:value-type="percentage" office:value="0.10540287622953" calcext:value-type="percentage">
            <text:p>10.54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Montreuil</text:p>
          </table:table-cell>
          <table:table-cell table:style-name="ce60" table:formula="of:=[.B25]/[.$G25]" office:value-type="percentage" office:value="0.538261535339244" calcext:value-type="percentage">
            <text:p>53.83%</text:p>
          </table:table-cell>
          <table:table-cell table:style-name="ce60" table:formula="of:=[.C25]/[.$G25]" office:value-type="percentage" office:value="0.103824182720822" calcext:value-type="percentage">
            <text:p>10.38%</text:p>
          </table:table-cell>
          <table:table-cell table:style-name="ce60" table:formula="of:=[.D25]/[.$G25]" office:value-type="percentage" office:value="0.015332582888644" calcext:value-type="percentage">
            <text:p>1.53%</text:p>
          </table:table-cell>
          <table:table-cell table:style-name="ce60" table:formula="of:=[.E25]/[.$G25]" office:value-type="percentage" office:value="0.151647076520233" calcext:value-type="percentage">
            <text:p>15.16%</text:p>
          </table:table-cell>
          <table:table-cell table:style-name="ce60" table:formula="of:=[.F25]/[.$G25]" office:value-type="percentage" office:value="0.190934622531056" calcext:value-type="percentage">
            <text:p>19.09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euilly-Plaisance</text:p>
          </table:table-cell>
          <table:table-cell table:style-name="ce60" table:formula="of:=[.B26]/[.$G26]" office:value-type="percentage" office:value="0.203423054566598" calcext:value-type="percentage">
            <text:p>20.34%</text:p>
          </table:table-cell>
          <table:table-cell table:style-name="ce60" table:formula="of:=[.C26]/[.$G26]" office:value-type="percentage" office:value="0.144763060381004" calcext:value-type="percentage">
            <text:p>14.48%</text:p>
          </table:table-cell>
          <table:table-cell table:style-name="ce60" table:formula="of:=[.D26]/[.$G26]" office:value-type="percentage" office:value="0.0198120228932904" calcext:value-type="percentage">
            <text:p>1.98%</text:p>
          </table:table-cell>
          <table:table-cell table:style-name="ce60" table:formula="of:=[.E26]/[.$G26]" office:value-type="percentage" office:value="0.384820283052904" calcext:value-type="percentage">
            <text:p>38.48%</text:p>
          </table:table-cell>
          <table:table-cell table:style-name="ce60" table:formula="of:=[.F26]/[.$G26]" office:value-type="percentage" office:value="0.247181579106205" calcext:value-type="percentage">
            <text:p>24.72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euilly-sur-Marne</text:p>
          </table:table-cell>
          <table:table-cell table:style-name="ce60" table:formula="of:=[.B27]/[.$G27]" office:value-type="percentage" office:value="0.231701227393648" calcext:value-type="percentage">
            <text:p>23.17%</text:p>
          </table:table-cell>
          <table:table-cell table:style-name="ce60" table:formula="of:=[.C27]/[.$G27]" office:value-type="percentage" office:value="0.157978762318665" calcext:value-type="percentage">
            <text:p>15.80%</text:p>
          </table:table-cell>
          <table:table-cell table:style-name="ce60" table:formula="of:=[.D27]/[.$G27]" office:value-type="percentage" office:value="0.0162118458894748" calcext:value-type="percentage">
            <text:p>1.62%</text:p>
          </table:table-cell>
          <table:table-cell table:style-name="ce60" table:formula="of:=[.E27]/[.$G27]" office:value-type="percentage" office:value="0.387605372057695" calcext:value-type="percentage">
            <text:p>38.76%</text:p>
          </table:table-cell>
          <table:table-cell table:style-name="ce60" table:formula="of:=[.F27]/[.$G27]" office:value-type="percentage" office:value="0.206502792340517" calcext:value-type="percentage">
            <text:p>20.65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oisy-le-Grand</text:p>
          </table:table-cell>
          <table:table-cell table:style-name="ce60" table:formula="of:=[.B28]/[.$G28]" office:value-type="percentage" office:value="0.483873384524881" calcext:value-type="percentage">
            <text:p>48.39%</text:p>
          </table:table-cell>
          <table:table-cell table:style-name="ce60" table:formula="of:=[.C28]/[.$G28]" office:value-type="percentage" office:value="0.128943130920963" calcext:value-type="percentage">
            <text:p>12.89%</text:p>
          </table:table-cell>
          <table:table-cell table:style-name="ce60" table:formula="of:=[.D28]/[.$G28]" office:value-type="percentage" office:value="0.00767069329973599" calcext:value-type="percentage">
            <text:p>0.77%</text:p>
          </table:table-cell>
          <table:table-cell table:style-name="ce60" table:formula="of:=[.E28]/[.$G28]" office:value-type="percentage" office:value="0.222073466405016" calcext:value-type="percentage">
            <text:p>22.21%</text:p>
          </table:table-cell>
          <table:table-cell table:style-name="ce60" table:formula="of:=[.F28]/[.$G28]" office:value-type="percentage" office:value="0.157439324849404" calcext:value-type="percentage">
            <text:p>15.74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Noisy-le-Sec</text:p>
          </table:table-cell>
          <table:table-cell table:style-name="ce60" table:formula="of:=[.B29]/[.$G29]" office:value-type="percentage" office:value="0.448057154753589" calcext:value-type="percentage">
            <text:p>44.81%</text:p>
          </table:table-cell>
          <table:table-cell table:style-name="ce60" table:formula="of:=[.C29]/[.$G29]" office:value-type="percentage" office:value="0.117617408892509" calcext:value-type="percentage">
            <text:p>11.76%</text:p>
          </table:table-cell>
          <table:table-cell table:style-name="ce60" table:formula="of:=[.D29]/[.$G29]" office:value-type="percentage" office:value="0.0134299279237244" calcext:value-type="percentage">
            <text:p>1.34%</text:p>
          </table:table-cell>
          <table:table-cell table:style-name="ce60" table:formula="of:=[.E29]/[.$G29]" office:value-type="percentage" office:value="0.32605442013645" calcext:value-type="percentage">
            <text:p>32.61%</text:p>
          </table:table-cell>
          <table:table-cell table:style-name="ce60" table:formula="of:=[.F29]/[.$G29]" office:value-type="percentage" office:value="0.0948410882937282" calcext:value-type="percentage">
            <text:p>9.48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Pantin</text:p>
          </table:table-cell>
          <table:table-cell table:style-name="ce60" table:formula="of:=[.B30]/[.$G30]" office:value-type="percentage" office:value="0.498849760955593" calcext:value-type="percentage">
            <text:p>49.88%</text:p>
          </table:table-cell>
          <table:table-cell table:style-name="ce60" table:formula="of:=[.C30]/[.$G30]" office:value-type="percentage" office:value="0.0777315161287987" calcext:value-type="percentage">
            <text:p>7.77%</text:p>
          </table:table-cell>
          <table:table-cell table:style-name="ce60" table:formula="of:=[.D30]/[.$G30]" office:value-type="percentage" office:value="0.0139552740041243" calcext:value-type="percentage">
            <text:p>1.40%</text:p>
          </table:table-cell>
          <table:table-cell table:style-name="ce60" table:formula="of:=[.E30]/[.$G30]" office:value-type="percentage" office:value="0.234651837892636" calcext:value-type="percentage">
            <text:p>23.47%</text:p>
          </table:table-cell>
          <table:table-cell table:style-name="ce60" table:formula="of:=[.F30]/[.$G30]" office:value-type="percentage" office:value="0.174811611018848" calcext:value-type="percentage">
            <text:p>17.48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Pierrefitte-sur-Seine</text:p>
          </table:table-cell>
          <table:table-cell table:style-name="ce60" table:formula="of:=[.B31]/[.$G31]" office:value-type="percentage" office:value="0.45269760209119" calcext:value-type="percentage">
            <text:p>45.27%</text:p>
          </table:table-cell>
          <table:table-cell table:style-name="ce60" table:formula="of:=[.C31]/[.$G31]" office:value-type="percentage" office:value="0.0807614460049018" calcext:value-type="percentage">
            <text:p>8.08%</text:p>
          </table:table-cell>
          <table:table-cell table:style-name="ce60" table:formula="of:=[.D31]/[.$G31]" office:value-type="percentage" office:value="0.00534428720243253" calcext:value-type="percentage">
            <text:p>0.53%</text:p>
          </table:table-cell>
          <table:table-cell table:style-name="ce60" table:formula="of:=[.E31]/[.$G31]" office:value-type="percentage" office:value="0.385755440940622" calcext:value-type="percentage">
            <text:p>38.58%</text:p>
          </table:table-cell>
          <table:table-cell table:style-name="ce60" table:formula="of:=[.F31]/[.$G31]" office:value-type="percentage" office:value="0.0754412237608534" calcext:value-type="percentage">
            <text:p>7.54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Romainville</text:p>
          </table:table-cell>
          <table:table-cell table:style-name="ce60" table:formula="of:=[.B32]/[.$G32]" office:value-type="percentage" office:value="0.500767975743199" calcext:value-type="percentage">
            <text:p>50.08%</text:p>
          </table:table-cell>
          <table:table-cell table:style-name="ce60" table:formula="of:=[.C32]/[.$G32]" office:value-type="percentage" office:value="0.102175703445169" calcext:value-type="percentage">
            <text:p>10.22%</text:p>
          </table:table-cell>
          <table:table-cell table:style-name="ce60" table:formula="of:=[.D32]/[.$G32]" office:value-type="percentage" office:value="0.0346839225000785" calcext:value-type="percentage">
            <text:p>3.47%</text:p>
          </table:table-cell>
          <table:table-cell table:style-name="ce60" table:formula="of:=[.E32]/[.$G32]" office:value-type="percentage" office:value="0.21997868799848" calcext:value-type="percentage">
            <text:p>22.00%</text:p>
          </table:table-cell>
          <table:table-cell table:style-name="ce60" table:formula="of:=[.F32]/[.$G32]" office:value-type="percentage" office:value="0.142393710313074" calcext:value-type="percentage">
            <text:p>14.24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Rosny-sous-Bois</text:p>
          </table:table-cell>
          <table:table-cell table:style-name="ce60" table:formula="of:=[.B33]/[.$G33]" office:value-type="percentage" office:value="0.482224447115587" calcext:value-type="percentage">
            <text:p>48.22%</text:p>
          </table:table-cell>
          <table:table-cell table:style-name="ce60" table:formula="of:=[.C33]/[.$G33]" office:value-type="percentage" office:value="0.0740145712756678" calcext:value-type="percentage">
            <text:p>7.40%</text:p>
          </table:table-cell>
          <table:table-cell table:style-name="ce60" table:formula="of:=[.D33]/[.$G33]" office:value-type="percentage" office:value="0.00675186579504778" calcext:value-type="percentage">
            <text:p>0.68%</text:p>
          </table:table-cell>
          <table:table-cell table:style-name="ce60" table:formula="of:=[.E33]/[.$G33]" office:value-type="percentage" office:value="0.350670607274977" calcext:value-type="percentage">
            <text:p>35.07%</text:p>
          </table:table-cell>
          <table:table-cell table:style-name="ce60" table:formula="of:=[.F33]/[.$G33]" office:value-type="percentage" office:value="0.0863385085387206" calcext:value-type="percentage">
            <text:p>8.63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aint-Denis</text:p>
          </table:table-cell>
          <table:table-cell table:style-name="ce60" table:formula="of:=[.B34]/[.$G34]" office:value-type="percentage" office:value="0.501545762793744" calcext:value-type="percentage">
            <text:p>50.15%</text:p>
          </table:table-cell>
          <table:table-cell table:style-name="ce60" table:formula="of:=[.C34]/[.$G34]" office:value-type="percentage" office:value="0.0792609896424617" calcext:value-type="percentage">
            <text:p>7.93%</text:p>
          </table:table-cell>
          <table:table-cell table:style-name="ce60" table:formula="of:=[.D34]/[.$G34]" office:value-type="percentage" office:value="0.0221466054665893" calcext:value-type="percentage">
            <text:p>2.21%</text:p>
          </table:table-cell>
          <table:table-cell table:style-name="ce60" table:formula="of:=[.E34]/[.$G34]" office:value-type="percentage" office:value="0.253734690127595" calcext:value-type="percentage">
            <text:p>25.37%</text:p>
          </table:table-cell>
          <table:table-cell table:style-name="ce60" table:formula="of:=[.F34]/[.$G34]" office:value-type="percentage" office:value="0.14331195196961" calcext:value-type="percentage">
            <text:p>14.33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aint-Ouen-sur-Seine</text:p>
          </table:table-cell>
          <table:table-cell table:style-name="ce60" table:formula="of:=[.B35]/[.$G35]" office:value-type="percentage" office:value="0.597077506517215" calcext:value-type="percentage">
            <text:p>59.71%</text:p>
          </table:table-cell>
          <table:table-cell table:style-name="ce60" table:formula="of:=[.C35]/[.$G35]" office:value-type="percentage" office:value="0.0887982897292132" calcext:value-type="percentage">
            <text:p>8.88%</text:p>
          </table:table-cell>
          <table:table-cell table:style-name="ce60" table:formula="of:=[.D35]/[.$G35]" office:value-type="percentage" office:value="0.0109601526075587" calcext:value-type="percentage">
            <text:p>1.10%</text:p>
          </table:table-cell>
          <table:table-cell table:style-name="ce60" table:formula="of:=[.E35]/[.$G35]" office:value-type="percentage" office:value="0.197277298406082" calcext:value-type="percentage">
            <text:p>19.73%</text:p>
          </table:table-cell>
          <table:table-cell table:style-name="ce60" table:formula="of:=[.F35]/[.$G35]" office:value-type="percentage" office:value="0.105886752739932" calcext:value-type="percentage">
            <text:p>10.59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evran</text:p>
          </table:table-cell>
          <table:table-cell table:style-name="ce60" table:formula="of:=[.B36]/[.$G36]" office:value-type="percentage" office:value="0.629613280591735" calcext:value-type="percentage">
            <text:p>62.96%</text:p>
          </table:table-cell>
          <table:table-cell table:style-name="ce60" table:formula="of:=[.C36]/[.$G36]" office:value-type="percentage" office:value="0.100118762794043" calcext:value-type="percentage">
            <text:p>10.01%</text:p>
          </table:table-cell>
          <table:table-cell table:style-name="ce60" table:formula="of:=[.D36]/[.$G36]" office:value-type="percentage" office:value="0.0090065843869478" calcext:value-type="percentage">
            <text:p>0.90%</text:p>
          </table:table-cell>
          <table:table-cell table:style-name="ce60" table:formula="of:=[.E36]/[.$G36]" office:value-type="percentage" office:value="0.159181204673408" calcext:value-type="percentage">
            <text:p>15.92%</text:p>
          </table:table-cell>
          <table:table-cell table:style-name="ce60" table:formula="of:=[.F36]/[.$G36]" office:value-type="percentage" office:value="0.102080167553867" calcext:value-type="percentage">
            <text:p>10.21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Stains</text:p>
          </table:table-cell>
          <table:table-cell table:style-name="ce60" table:formula="of:=[.B37]/[.$G37]" office:value-type="percentage" office:value="0.678191425170932" calcext:value-type="percentage">
            <text:p>67.82%</text:p>
          </table:table-cell>
          <table:table-cell table:style-name="ce60" table:formula="of:=[.C37]/[.$G37]" office:value-type="percentage" office:value="0.0977472519820246" calcext:value-type="percentage">
            <text:p>9.77%</text:p>
          </table:table-cell>
          <table:table-cell table:style-name="ce60" table:formula="of:=[.D37]/[.$G37]" office:value-type="percentage" office:value="0.00259898052505962" calcext:value-type="percentage">
            <text:p>0.26%</text:p>
          </table:table-cell>
          <table:table-cell table:style-name="ce60" table:formula="of:=[.E37]/[.$G37]" office:value-type="percentage" office:value="0.120544918218439" calcext:value-type="percentage">
            <text:p>12.05%</text:p>
          </table:table-cell>
          <table:table-cell table:style-name="ce60" table:formula="of:=[.F37]/[.$G37]" office:value-type="percentage" office:value="0.100917424103545" calcext:value-type="percentage">
            <text:p>10.09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Tremblay-en-France</text:p>
          </table:table-cell>
          <table:table-cell table:style-name="ce60" table:formula="of:=[.B38]/[.$G38]" office:value-type="percentage" office:value="0.0392448532658051" calcext:value-type="percentage">
            <text:p>3.92%</text:p>
          </table:table-cell>
          <table:table-cell table:style-name="ce60" table:formula="of:=[.C38]/[.$G38]" office:value-type="percentage" office:value="0.107391491387347" calcext:value-type="percentage">
            <text:p>10.74%</text:p>
          </table:table-cell>
          <table:table-cell table:style-name="ce60" table:formula="of:=[.D38]/[.$G38]" office:value-type="percentage" office:value="0.0328330650037492" calcext:value-type="percentage">
            <text:p>3.28%</text:p>
          </table:table-cell>
          <table:table-cell table:style-name="ce60" table:formula="of:=[.E38]/[.$G38]" office:value-type="percentage" office:value="0.269964080351752" calcext:value-type="percentage">
            <text:p>27.00%</text:p>
          </table:table-cell>
          <table:table-cell table:style-name="ce60" table:formula="of:=[.F38]/[.$G38]" office:value-type="percentage" office:value="0.550566509991347" calcext:value-type="percentage">
            <text:p>55.06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aujours</text:p>
          </table:table-cell>
          <table:table-cell table:style-name="ce60" table:formula="of:=[.B39]/[.$G39]" office:value-type="percentage" office:value="0.263821176512935" calcext:value-type="percentage">
            <text:p>26.38%</text:p>
          </table:table-cell>
          <table:table-cell table:style-name="ce60" table:formula="of:=[.C39]/[.$G39]" office:value-type="percentage" office:value="0.151137232228733" calcext:value-type="percentage">
            <text:p>15.11%</text:p>
          </table:table-cell>
          <table:table-cell table:style-name="ce60" table:formula="of:=[.D39]/[.$G39]" office:value-type="percentage" office:value="0.00013564236784728" calcext:value-type="percentage">
            <text:p>0.01%</text:p>
          </table:table-cell>
          <table:table-cell table:style-name="ce60" table:formula="of:=[.E39]/[.$G39]" office:value-type="percentage" office:value="0.278788590584487" calcext:value-type="percentage">
            <text:p>27.88%</text:p>
          </table:table-cell>
          <table:table-cell table:style-name="ce60" table:formula="of:=[.F39]/[.$G39]" office:value-type="percentage" office:value="0.306117358305997" calcext:value-type="percentage">
            <text:p>30.61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illemomble</text:p>
          </table:table-cell>
          <table:table-cell table:style-name="ce60" table:formula="of:=[.B40]/[.$G40]" office:value-type="percentage" office:value="0.0267524533087174" calcext:value-type="percentage">
            <text:p>2.68%</text:p>
          </table:table-cell>
          <table:table-cell table:style-name="ce60" table:formula="of:=[.C40]/[.$G40]" office:value-type="percentage" office:value="0.176657999682741" calcext:value-type="percentage">
            <text:p>17.67%</text:p>
          </table:table-cell>
          <table:table-cell table:style-name="ce60" table:formula="of:=[.D40]/[.$G40]" office:value-type="percentage" office:value="0.0114961653485454" calcext:value-type="percentage">
            <text:p>1.15%</text:p>
          </table:table-cell>
          <table:table-cell table:style-name="ce60" table:formula="of:=[.E40]/[.$G40]" office:value-type="percentage" office:value="0.427169856095571" calcext:value-type="percentage">
            <text:p>42.72%</text:p>
          </table:table-cell>
          <table:table-cell table:style-name="ce60" table:formula="of:=[.F40]/[.$G40]" office:value-type="percentage" office:value="0.357923525564425" calcext:value-type="percentage">
            <text:p>35.79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illepinte</text:p>
          </table:table-cell>
          <table:table-cell table:style-name="ce60" table:formula="of:=[.B41]/[.$G41]" office:value-type="percentage" office:value="0.415821819522652" calcext:value-type="percentage">
            <text:p>41.58%</text:p>
          </table:table-cell>
          <table:table-cell table:style-name="ce60" table:formula="of:=[.C41]/[.$G41]" office:value-type="percentage" office:value="0.0869018964318111" calcext:value-type="percentage">
            <text:p>8.69%</text:p>
          </table:table-cell>
          <table:table-cell table:style-name="ce60" table:formula="of:=[.D41]/[.$G41]" office:value-type="percentage" office:value="0.0337434642367303" calcext:value-type="percentage">
            <text:p>3.37%</text:p>
          </table:table-cell>
          <table:table-cell table:style-name="ce60" table:formula="of:=[.E41]/[.$G41]" office:value-type="percentage" office:value="0.184394306798463" calcext:value-type="percentage">
            <text:p>18.44%</text:p>
          </table:table-cell>
          <table:table-cell table:style-name="ce60" table:formula="of:=[.F41]/[.$G41]" office:value-type="percentage" office:value="0.279138513010344" calcext:value-type="percentage">
            <text:p>27.91%</text:p>
          </table:table-cell>
          <table:table-cell table:style-name="ce74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1" office:value-type="string" calcext:value-type="string">
            <text:p>Villetaneuse</text:p>
          </table:table-cell>
          <table:table-cell table:style-name="ce60" table:formula="of:=[.B42]/[.$G42]" office:value-type="percentage" office:value="0.131722092206729" calcext:value-type="percentage">
            <text:p>13.17%</text:p>
          </table:table-cell>
          <table:table-cell table:style-name="ce60" table:formula="of:=[.C42]/[.$G42]" office:value-type="percentage" office:value="0.0477931136573449" calcext:value-type="percentage">
            <text:p>4.78%</text:p>
          </table:table-cell>
          <table:table-cell table:style-name="ce60" table:formula="of:=[.D42]/[.$G42]" office:value-type="percentage" office:value="0.00781213214115968" calcext:value-type="percentage">
            <text:p>0.78%</text:p>
          </table:table-cell>
          <table:table-cell table:style-name="ce60" table:formula="of:=[.E42]/[.$G42]" office:value-type="percentage" office:value="0.746332473531737" calcext:value-type="percentage">
            <text:p>74.63%</text:p>
          </table:table-cell>
          <table:table-cell table:style-name="ce60" table:formula="of:=[.F42]/[.$G42]" office:value-type="percentage" office:value="0.0663401884630293" calcext:value-type="percentage">
            <text:p>6.63%</text:p>
          </table:table-cell>
          <table:table-cell table:style-name="ce75"/>
          <table:table-cell table:number-columns-repeated="49"/>
          <table:table-cell table:style-name="ce53" table:number-columns-repeated="16328"/>
        </table:table-row>
        <table:table-row table:style-name="ro1">
          <table:table-cell table:style-name="ce52" office:value-type="string" calcext:value-type="string">
            <text:p>Total Résultat</text:p>
          </table:table-cell>
          <table:table-cell table:style-name="ce59"/>
          <table:table-cell table:style-name="ce66" table:number-columns-repeated="3"/>
          <table:table-cell table:style-name="ce70"/>
          <table:table-cell table:style-name="ce76"/>
          <table:table-cell table:number-columns-repeated="49"/>
          <table:table-cell table:style-name="ce53" table:number-columns-repeated="16328"/>
        </table:table-row>
        <table:table-row table:style-name="ro1" table:number-rows-repeated="1048484">
          <table:table-cell table:number-columns-repeated="56"/>
          <table:table-cell table:style-name="ce53" table:number-columns-repeated="16328"/>
        </table:table-row>
        <table:table-row table:style-name="ro1">
          <table:table-cell table:number-columns-repeated="56"/>
          <table:table-cell table:style-name="ce53" table:number-columns-repeated="16328"/>
        </table:table-row>
        <calcext:conditional-formats>
          <calcext:conditional-format calcext:target-range-address="'Table dynamique_ofgl-base-communes_2'.B3:'Table dynamique_ofgl-base-communes_2'.F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ofgl-base-communes_2'.B51:'Table dynamique_ofgl-base-communes_2'.F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Table dynamique_ofgl-base-communes_1" table:style-name="ta1">
        <table:table-column table:style-name="co9" table:number-columns-repeated="5" table:default-cell-style-name="ce53"/>
        <table:table-column table:style-name="co14" table:default-cell-style-name="ce53"/>
        <table:table-column table:style-name="co9" table:number-columns-repeated="2" table:default-cell-style-name="ce53"/>
        <table:table-column table:style-name="co15" table:default-cell-style-name="ce53"/>
        <table:table-column table:style-name="co9" table:number-columns-repeated="46" table:default-cell-style-name="ce53"/>
        <table:table-column table:style-name="co9" table:number-columns-repeated="16329"/>
        <table:table-row table:style-name="ro1">
          <table:table-cell table:style-name="ce48" office:value-type="string" calcext:value-type="string">
            <text:p>Somme - Montant en € par habitant</text:p>
          </table:table-cell>
          <table:table-cell table:style-name="ce54" office:value-type="string" calcext:value-type="string">
            <text:p>Agrégat</text:p>
          </table:table-cell>
          <table:table-cell table:style-name="ce71"/>
          <table:table-cell table:number-columns-repeated="52"/>
          <table:table-cell table:style-name="ce53" table:number-columns-repeated="16329"/>
        </table:table-row>
        <table:table-row table:style-name="ro1">
          <table:table-cell table:style-name="ce49" office:value-type="string" calcext:value-type="string">
            <text:p>Nom 2024 Commune</text:p>
          </table:table-cell>
          <table:table-cell table:style-name="ce55" office:value-type="string" calcext:value-type="string">
            <text:p>Annuité de la dette</text:p>
          </table:table-cell>
          <table:table-cell table:style-name="ce81" office:value-type="string" calcext:value-type="string">
            <text:p>Frais de personnel</text:p>
          </table:table-cell>
          <table:table-cell table:number-columns-repeated="2"/>
          <table:table-cell table:style-name="Default"/>
          <table:table-cell table:style-name="ce81" office:value-type="string" calcext:value-type="string">
            <text:p>frais</text:p>
          </table:table-cell>
          <table:table-cell table:style-name="ce55" office:value-type="string" calcext:value-type="string">
            <text:p>dette</text:p>
          </table:table-cell>
          <table:table-cell office:value-type="string" calcext:value-type="string">
            <text:p>ec moyenne frais</text:p>
          </table:table-cell>
          <table:table-cell table:number-columns-repeated="46"/>
          <table:table-cell table:style-name="ce53" table:number-columns-repeated="16329"/>
        </table:table-row>
        <table:table-row table:style-name="ro1">
          <table:table-cell table:style-name="ce50" office:value-type="string" calcext:value-type="string">
            <text:p>Aubervilliers</text:p>
          </table:table-cell>
          <table:table-cell table:style-name="ce78" office:value-type="float" office:value="173.537187094916" calcext:value-type="float">
            <text:p>174</text:p>
          </table:table-cell>
          <table:table-cell table:style-name="ce82" office:value-type="float" office:value="955.433441318871" calcext:value-type="float">
            <text:p>955</text:p>
          </table:table-cell>
          <table:table-cell table:number-columns-repeated="2"/>
          <table:table-cell table:style-name="Default"/>
          <table:table-cell table:style-name="ce82" office:value-type="float" office:value="955.433441318871" calcext:value-type="float">
            <text:p>955</text:p>
          </table:table-cell>
          <table:table-cell table:style-name="ce78" office:value-type="float" office:value="173.537187094916" calcext:value-type="float">
            <text:p>174</text:p>
          </table:table-cell>
          <table:table-cell table:formula="of:=AVERAGE(frais)-[.G3]" office:value-type="float" office:value="24.333643770021" calcext:value-type="float">
            <text:p>24</text:p>
          </table:table-cell>
          <table:table-cell table:number-columns-repeated="46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Aulnay-sous-Bois</text:p>
          </table:table-cell>
          <table:table-cell table:style-name="ce79" office:value-type="float" office:value="223.313828159312" calcext:value-type="float">
            <text:p>223</text:p>
          </table:table-cell>
          <table:table-cell table:style-name="ce83" office:value-type="float" office:value="1091.00988661843" calcext:value-type="float">
            <text:p>1'091</text:p>
          </table:table-cell>
          <table:table-cell table:number-columns-repeated="2"/>
          <table:table-cell table:style-name="Default"/>
          <table:table-cell table:style-name="ce83" office:value-type="float" office:value="1091.00988661843" calcext:value-type="float">
            <text:p>1'091</text:p>
          </table:table-cell>
          <table:table-cell table:style-name="ce79" office:value-type="float" office:value="223.313828159312" calcext:value-type="float">
            <text:p>22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Bagnolet</text:p>
          </table:table-cell>
          <table:table-cell table:style-name="ce79" office:value-type="float" office:value="327.958220950548" calcext:value-type="float">
            <text:p>328</text:p>
          </table:table-cell>
          <table:table-cell table:style-name="ce83" office:value-type="float" office:value="1145.41869090725" calcext:value-type="float">
            <text:p>1'145</text:p>
          </table:table-cell>
          <table:table-cell table:number-columns-repeated="2"/>
          <table:table-cell table:style-name="Default"/>
          <table:table-cell table:style-name="ce83" office:value-type="float" office:value="1145.41869090725" calcext:value-type="float">
            <text:p>1'145</text:p>
          </table:table-cell>
          <table:table-cell table:style-name="ce79" office:value-type="float" office:value="327.958220950548" calcext:value-type="float">
            <text:p>328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Bobigny</text:p>
          </table:table-cell>
          <table:table-cell table:style-name="ce79" office:value-type="float" office:value="252.741718577304" calcext:value-type="float">
            <text:p>253</text:p>
          </table:table-cell>
          <table:table-cell table:style-name="ce83" office:value-type="float" office:value="1294.44163396206" calcext:value-type="float">
            <text:p>1'294</text:p>
          </table:table-cell>
          <table:table-cell table:number-columns-repeated="2"/>
          <table:table-cell table:style-name="Default"/>
          <table:table-cell table:style-name="ce83" office:value-type="float" office:value="1294.44163396206" calcext:value-type="float">
            <text:p>1'294</text:p>
          </table:table-cell>
          <table:table-cell table:style-name="ce79" office:value-type="float" office:value="252.741718577304" calcext:value-type="float">
            <text:p>25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Bondy</text:p>
          </table:table-cell>
          <table:table-cell table:style-name="ce79" office:value-type="float" office:value="253.895373772778" calcext:value-type="float">
            <text:p>254</text:p>
          </table:table-cell>
          <table:table-cell table:style-name="ce83" office:value-type="float" office:value="963.681958656039" calcext:value-type="float">
            <text:p>964</text:p>
          </table:table-cell>
          <table:table-cell table:number-columns-repeated="2"/>
          <table:table-cell table:style-name="Default"/>
          <table:table-cell table:style-name="ce83" office:value-type="float" office:value="963.681958656039" calcext:value-type="float">
            <text:p>964</text:p>
          </table:table-cell>
          <table:table-cell table:style-name="ce79" office:value-type="float" office:value="253.895373772778" calcext:value-type="float">
            <text:p>254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Clichy-sous-Bois</text:p>
          </table:table-cell>
          <table:table-cell table:style-name="ce79" office:value-type="float" office:value="124.829845668657" calcext:value-type="float">
            <text:p>125</text:p>
          </table:table-cell>
          <table:table-cell table:style-name="ce83" office:value-type="float" office:value="1017.01683385895" calcext:value-type="float">
            <text:p>1'017</text:p>
          </table:table-cell>
          <table:table-cell table:number-columns-repeated="2"/>
          <table:table-cell table:style-name="Default"/>
          <table:table-cell table:style-name="ce83" office:value-type="float" office:value="1017.01683385895" calcext:value-type="float">
            <text:p>1'017</text:p>
          </table:table-cell>
          <table:table-cell table:style-name="ce79" office:value-type="float" office:value="124.829845668657" calcext:value-type="float">
            <text:p>125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Coubron</text:p>
          </table:table-cell>
          <table:table-cell table:style-name="ce79" office:value-type="float" office:value="53.0851243391424" calcext:value-type="float">
            <text:p>53</text:p>
          </table:table-cell>
          <table:table-cell table:style-name="ce83" office:value-type="float" office:value="737.429154102213" calcext:value-type="float">
            <text:p>737</text:p>
          </table:table-cell>
          <table:table-cell table:number-columns-repeated="2"/>
          <table:table-cell table:style-name="Default"/>
          <table:table-cell table:style-name="ce83" office:value-type="float" office:value="737.429154102213" calcext:value-type="float">
            <text:p>737</text:p>
          </table:table-cell>
          <table:table-cell table:style-name="ce79" office:value-type="float" office:value="53.0851243391424" calcext:value-type="float">
            <text:p>5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Drancy</text:p>
          </table:table-cell>
          <table:table-cell table:style-name="ce79" office:value-type="float" office:value="172.842069562546" calcext:value-type="float">
            <text:p>173</text:p>
          </table:table-cell>
          <table:table-cell table:style-name="ce83" office:value-type="float" office:value="931.146335190383" calcext:value-type="float">
            <text:p>931</text:p>
          </table:table-cell>
          <table:table-cell table:number-columns-repeated="2"/>
          <table:table-cell table:style-name="Default"/>
          <table:table-cell table:style-name="ce83" office:value-type="float" office:value="931.146335190383" calcext:value-type="float">
            <text:p>931</text:p>
          </table:table-cell>
          <table:table-cell table:style-name="ce79" office:value-type="float" office:value="172.842069562546" calcext:value-type="float">
            <text:p>17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Dugny</text:p>
          </table:table-cell>
          <table:table-cell table:style-name="ce79" office:value-type="float" office:value="85.5491379310345" calcext:value-type="float">
            <text:p>86</text:p>
          </table:table-cell>
          <table:table-cell table:style-name="ce83" office:value-type="float" office:value="1307.51138282899" calcext:value-type="float">
            <text:p>1'308</text:p>
          </table:table-cell>
          <table:table-cell table:number-columns-repeated="2"/>
          <table:table-cell table:style-name="Default"/>
          <table:table-cell table:style-name="ce83" office:value-type="float" office:value="1307.51138282899" calcext:value-type="float">
            <text:p>1'308</text:p>
          </table:table-cell>
          <table:table-cell table:style-name="ce79" office:value-type="float" office:value="85.5491379310345" calcext:value-type="float">
            <text:p>86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Épinay-sur-Seine</text:p>
          </table:table-cell>
          <table:table-cell table:style-name="ce79" office:value-type="float" office:value="69.6126463075862" calcext:value-type="float">
            <text:p>70</text:p>
          </table:table-cell>
          <table:table-cell table:style-name="ce83" office:value-type="float" office:value="741.342873762515" calcext:value-type="float">
            <text:p>741</text:p>
          </table:table-cell>
          <table:table-cell table:number-columns-repeated="2"/>
          <table:table-cell table:style-name="Default"/>
          <table:table-cell table:style-name="ce83" office:value-type="float" office:value="741.342873762515" calcext:value-type="float">
            <text:p>741</text:p>
          </table:table-cell>
          <table:table-cell table:style-name="ce79" office:value-type="float" office:value="69.6126463075862" calcext:value-type="float">
            <text:p>70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Gagny</text:p>
          </table:table-cell>
          <table:table-cell table:style-name="ce79" office:value-type="float" office:value="47.0362956366875" calcext:value-type="float">
            <text:p>47</text:p>
          </table:table-cell>
          <table:table-cell table:style-name="ce83" office:value-type="float" office:value="709.990760364104" calcext:value-type="float">
            <text:p>710</text:p>
          </table:table-cell>
          <table:table-cell table:number-columns-repeated="2"/>
          <table:table-cell table:style-name="Default"/>
          <table:table-cell table:style-name="ce83" office:value-type="float" office:value="709.990760364104" calcext:value-type="float">
            <text:p>710</text:p>
          </table:table-cell>
          <table:table-cell table:style-name="ce79" office:value-type="float" office:value="47.0362956366875" calcext:value-type="float">
            <text:p>47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Gournay-sur-Marne</text:p>
          </table:table-cell>
          <table:table-cell table:style-name="ce79" office:value-type="float" office:value="113.809483006912" calcext:value-type="float">
            <text:p>114</text:p>
          </table:table-cell>
          <table:table-cell table:style-name="ce83" office:value-type="float" office:value="939.265224654378" calcext:value-type="float">
            <text:p>939</text:p>
          </table:table-cell>
          <table:table-cell table:number-columns-repeated="2"/>
          <table:table-cell table:style-name="Default"/>
          <table:table-cell table:style-name="ce83" office:value-type="float" office:value="939.265224654378" calcext:value-type="float">
            <text:p>939</text:p>
          </table:table-cell>
          <table:table-cell table:style-name="ce79" office:value-type="float" office:value="113.809483006912" calcext:value-type="float">
            <text:p>114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'Île-Saint-Denis</text:p>
          </table:table-cell>
          <table:table-cell table:style-name="ce79" office:value-type="float" office:value="84.4541794310722" calcext:value-type="float">
            <text:p>84</text:p>
          </table:table-cell>
          <table:table-cell table:style-name="ce83" office:value-type="float" office:value="940.159570424968" calcext:value-type="float">
            <text:p>940</text:p>
          </table:table-cell>
          <table:table-cell table:number-columns-repeated="2"/>
          <table:table-cell table:style-name="Default"/>
          <table:table-cell table:style-name="ce83" office:value-type="float" office:value="940.159570424968" calcext:value-type="float">
            <text:p>940</text:p>
          </table:table-cell>
          <table:table-cell table:style-name="ce79" office:value-type="float" office:value="84.4541794310722" calcext:value-type="float">
            <text:p>84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a Courneuve</text:p>
          </table:table-cell>
          <table:table-cell table:style-name="ce79" office:value-type="float" office:value="177.238001437967" calcext:value-type="float">
            <text:p>177</text:p>
          </table:table-cell>
          <table:table-cell table:style-name="ce83" office:value-type="float" office:value="1038.91538285859" calcext:value-type="float">
            <text:p>1'039</text:p>
          </table:table-cell>
          <table:table-cell table:number-columns-repeated="2"/>
          <table:table-cell table:style-name="Default"/>
          <table:table-cell table:style-name="ce83" office:value-type="float" office:value="1038.91538285859" calcext:value-type="float">
            <text:p>1'039</text:p>
          </table:table-cell>
          <table:table-cell table:style-name="ce79" office:value-type="float" office:value="177.238001437967" calcext:value-type="float">
            <text:p>177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e Blanc-Mesnil</text:p>
          </table:table-cell>
          <table:table-cell table:style-name="ce79" office:value-type="float" office:value="177.898015446263" calcext:value-type="float">
            <text:p>178</text:p>
          </table:table-cell>
          <table:table-cell table:style-name="ce83" office:value-type="float" office:value="907.76275207206" calcext:value-type="float">
            <text:p>908</text:p>
          </table:table-cell>
          <table:table-cell table:number-columns-repeated="2"/>
          <table:table-cell table:style-name="Default"/>
          <table:table-cell table:style-name="ce83" office:value-type="float" office:value="907.76275207206" calcext:value-type="float">
            <text:p>908</text:p>
          </table:table-cell>
          <table:table-cell table:style-name="ce79" office:value-type="float" office:value="177.898015446263" calcext:value-type="float">
            <text:p>178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e Bourget</text:p>
          </table:table-cell>
          <table:table-cell table:style-name="ce79" office:value-type="float" office:value="224.726134498991" calcext:value-type="float">
            <text:p>225</text:p>
          </table:table-cell>
          <table:table-cell table:style-name="ce83" office:value-type="float" office:value="921.221532616005" calcext:value-type="float">
            <text:p>921</text:p>
          </table:table-cell>
          <table:table-cell table:number-columns-repeated="2"/>
          <table:table-cell table:style-name="Default"/>
          <table:table-cell table:style-name="ce83" office:value-type="float" office:value="921.221532616005" calcext:value-type="float">
            <text:p>921</text:p>
          </table:table-cell>
          <table:table-cell table:style-name="ce79" office:value-type="float" office:value="224.726134498991" calcext:value-type="float">
            <text:p>225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e Pré-Saint-Gervais</text:p>
          </table:table-cell>
          <table:table-cell table:style-name="ce79" office:value-type="float" office:value="87.857044876722" calcext:value-type="float">
            <text:p>88</text:p>
          </table:table-cell>
          <table:table-cell table:style-name="ce83" office:value-type="float" office:value="801.834850115296" calcext:value-type="float">
            <text:p>802</text:p>
          </table:table-cell>
          <table:table-cell table:number-columns-repeated="2"/>
          <table:table-cell table:style-name="Default"/>
          <table:table-cell table:style-name="ce83" office:value-type="float" office:value="801.834850115296" calcext:value-type="float">
            <text:p>802</text:p>
          </table:table-cell>
          <table:table-cell table:style-name="ce79" office:value-type="float" office:value="87.857044876722" calcext:value-type="float">
            <text:p>88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e Raincy</text:p>
          </table:table-cell>
          <table:table-cell table:style-name="ce79" office:value-type="float" office:value="22.8065591397849" calcext:value-type="float">
            <text:p>23</text:p>
          </table:table-cell>
          <table:table-cell table:style-name="ce83" office:value-type="float" office:value="459.023643302801" calcext:value-type="float">
            <text:p>459</text:p>
          </table:table-cell>
          <table:table-cell table:number-columns-repeated="2"/>
          <table:table-cell table:style-name="Default"/>
          <table:table-cell table:style-name="ce83" office:value-type="float" office:value="459.023643302801" calcext:value-type="float">
            <text:p>459</text:p>
          </table:table-cell>
          <table:table-cell table:style-name="ce79" office:value-type="float" office:value="22.8065591397849" calcext:value-type="float">
            <text:p>2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es Lilas</text:p>
          </table:table-cell>
          <table:table-cell table:style-name="ce79" office:value-type="float" office:value="87.3164487684938" calcext:value-type="float">
            <text:p>87</text:p>
          </table:table-cell>
          <table:table-cell table:style-name="ce83" office:value-type="float" office:value="1013.82699817712" calcext:value-type="float">
            <text:p>1'014</text:p>
          </table:table-cell>
          <table:table-cell table:number-columns-repeated="2"/>
          <table:table-cell table:style-name="Default"/>
          <table:table-cell table:style-name="ce83" office:value-type="float" office:value="1013.82699817712" calcext:value-type="float">
            <text:p>1'014</text:p>
          </table:table-cell>
          <table:table-cell table:style-name="ce79" office:value-type="float" office:value="87.3164487684938" calcext:value-type="float">
            <text:p>87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es Pavillons-sous-Bois</text:p>
          </table:table-cell>
          <table:table-cell table:style-name="ce79" office:value-type="float" office:value="54.6784106642492" calcext:value-type="float">
            <text:p>55</text:p>
          </table:table-cell>
          <table:table-cell table:style-name="ce83" office:value-type="float" office:value="865.771794132191" calcext:value-type="float">
            <text:p>866</text:p>
          </table:table-cell>
          <table:table-cell table:number-columns-repeated="2"/>
          <table:table-cell table:style-name="Default"/>
          <table:table-cell table:style-name="ce83" office:value-type="float" office:value="865.771794132191" calcext:value-type="float">
            <text:p>866</text:p>
          </table:table-cell>
          <table:table-cell table:style-name="ce79" office:value-type="float" office:value="54.6784106642492" calcext:value-type="float">
            <text:p>55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Livry-Gargan</text:p>
          </table:table-cell>
          <table:table-cell table:style-name="ce79" office:value-type="float" office:value="77.9530475139556" calcext:value-type="float">
            <text:p>78</text:p>
          </table:table-cell>
          <table:table-cell table:style-name="ce83" office:value-type="float" office:value="917.900944653598" calcext:value-type="float">
            <text:p>918</text:p>
          </table:table-cell>
          <table:table-cell table:number-columns-repeated="2"/>
          <table:table-cell table:style-name="Default"/>
          <table:table-cell table:style-name="ce83" office:value-type="float" office:value="917.900944653598" calcext:value-type="float">
            <text:p>918</text:p>
          </table:table-cell>
          <table:table-cell table:style-name="ce79" office:value-type="float" office:value="77.9530475139556" calcext:value-type="float">
            <text:p>78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Montfermeil</text:p>
          </table:table-cell>
          <table:table-cell table:style-name="ce79" office:value-type="float" office:value="221.099" calcext:value-type="float">
            <text:p>221</text:p>
          </table:table-cell>
          <table:table-cell table:style-name="ce83" office:value-type="float" office:value="847.923995729537" calcext:value-type="float">
            <text:p>848</text:p>
          </table:table-cell>
          <table:table-cell table:number-columns-repeated="2"/>
          <table:table-cell table:style-name="Default"/>
          <table:table-cell table:style-name="ce83" office:value-type="float" office:value="847.923995729537" calcext:value-type="float">
            <text:p>848</text:p>
          </table:table-cell>
          <table:table-cell table:style-name="ce79" office:value-type="float" office:value="221.099" calcext:value-type="float">
            <text:p>221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Montreuil</text:p>
          </table:table-cell>
          <table:table-cell table:style-name="ce79" office:value-type="float" office:value="204.77214412597" calcext:value-type="float">
            <text:p>205</text:p>
          </table:table-cell>
          <table:table-cell table:style-name="ce83" office:value-type="float" office:value="1055.03221625144" calcext:value-type="float">
            <text:p>1'055</text:p>
          </table:table-cell>
          <table:table-cell table:number-columns-repeated="2"/>
          <table:table-cell table:style-name="Default"/>
          <table:table-cell table:style-name="ce83" office:value-type="float" office:value="1055.03221625144" calcext:value-type="float">
            <text:p>1'055</text:p>
          </table:table-cell>
          <table:table-cell table:style-name="ce79" office:value-type="float" office:value="204.77214412597" calcext:value-type="float">
            <text:p>205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Neuilly-Plaisance</text:p>
          </table:table-cell>
          <table:table-cell table:style-name="ce79" office:value-type="float" office:value="45.5500826446281" calcext:value-type="float">
            <text:p>46</text:p>
          </table:table-cell>
          <table:table-cell table:style-name="ce83" office:value-type="float" office:value="863.801491781967" calcext:value-type="float">
            <text:p>864</text:p>
          </table:table-cell>
          <table:table-cell table:number-columns-repeated="2"/>
          <table:table-cell table:style-name="Default"/>
          <table:table-cell table:style-name="ce83" office:value-type="float" office:value="863.801491781967" calcext:value-type="float">
            <text:p>864</text:p>
          </table:table-cell>
          <table:table-cell table:style-name="ce79" office:value-type="float" office:value="45.5500826446281" calcext:value-type="float">
            <text:p>46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Neuilly-sur-Marne</text:p>
          </table:table-cell>
          <table:table-cell table:style-name="ce79" office:value-type="float" office:value="38.469689417891" calcext:value-type="float">
            <text:p>38</text:p>
          </table:table-cell>
          <table:table-cell table:style-name="ce83" office:value-type="float" office:value="972.606878237998" calcext:value-type="float">
            <text:p>973</text:p>
          </table:table-cell>
          <table:table-cell table:number-columns-repeated="2"/>
          <table:table-cell table:style-name="Default"/>
          <table:table-cell table:style-name="ce83" office:value-type="float" office:value="972.606878237998" calcext:value-type="float">
            <text:p>973</text:p>
          </table:table-cell>
          <table:table-cell table:style-name="ce79" office:value-type="float" office:value="38.469689417891" calcext:value-type="float">
            <text:p>38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Noisy-le-Grand</text:p>
          </table:table-cell>
          <table:table-cell table:style-name="ce79" office:value-type="float" office:value="180.556141803487" calcext:value-type="float">
            <text:p>181</text:p>
          </table:table-cell>
          <table:table-cell table:style-name="ce83" office:value-type="float" office:value="1003.75283013536" calcext:value-type="float">
            <text:p>1'004</text:p>
          </table:table-cell>
          <table:table-cell table:number-columns-repeated="2"/>
          <table:table-cell table:style-name="Default"/>
          <table:table-cell table:style-name="ce83" office:value-type="float" office:value="1003.75283013536" calcext:value-type="float">
            <text:p>1'004</text:p>
          </table:table-cell>
          <table:table-cell table:style-name="ce79" office:value-type="float" office:value="180.556141803487" calcext:value-type="float">
            <text:p>181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Noisy-le-Sec</text:p>
          </table:table-cell>
          <table:table-cell table:style-name="ce79" office:value-type="float" office:value="169.015020441714" calcext:value-type="float">
            <text:p>169</text:p>
          </table:table-cell>
          <table:table-cell table:style-name="ce83" office:value-type="float" office:value="855.359788877112" calcext:value-type="float">
            <text:p>855</text:p>
          </table:table-cell>
          <table:table-cell table:number-columns-repeated="2"/>
          <table:table-cell table:style-name="Default"/>
          <table:table-cell table:style-name="ce83" office:value-type="float" office:value="855.359788877112" calcext:value-type="float">
            <text:p>855</text:p>
          </table:table-cell>
          <table:table-cell table:style-name="ce79" office:value-type="float" office:value="169.015020441714" calcext:value-type="float">
            <text:p>169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Pantin</text:p>
          </table:table-cell>
          <table:table-cell table:style-name="ce79" office:value-type="float" office:value="203.623168523106" calcext:value-type="float">
            <text:p>204</text:p>
          </table:table-cell>
          <table:table-cell table:style-name="ce83" office:value-type="float" office:value="1132.71136928099" calcext:value-type="float">
            <text:p>1'133</text:p>
          </table:table-cell>
          <table:table-cell table:number-columns-repeated="2"/>
          <table:table-cell table:style-name="Default"/>
          <table:table-cell table:style-name="ce83" office:value-type="float" office:value="1132.71136928099" calcext:value-type="float">
            <text:p>1'133</text:p>
          </table:table-cell>
          <table:table-cell table:style-name="ce79" office:value-type="float" office:value="203.623168523106" calcext:value-type="float">
            <text:p>204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Pierrefitte-sur-Seine</text:p>
          </table:table-cell>
          <table:table-cell table:style-name="ce79" office:value-type="float" office:value="149.599630543391" calcext:value-type="float">
            <text:p>150</text:p>
          </table:table-cell>
          <table:table-cell table:style-name="ce83" office:value-type="float" office:value="916.424907173256" calcext:value-type="float">
            <text:p>916</text:p>
          </table:table-cell>
          <table:table-cell table:number-columns-repeated="2"/>
          <table:table-cell table:style-name="Default"/>
          <table:table-cell table:style-name="ce83" office:value-type="float" office:value="916.424907173256" calcext:value-type="float">
            <text:p>916</text:p>
          </table:table-cell>
          <table:table-cell table:style-name="ce79" office:value-type="float" office:value="149.599630543391" calcext:value-type="float">
            <text:p>150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Romainville</text:p>
          </table:table-cell>
          <table:table-cell table:style-name="ce79" office:value-type="float" office:value="172.944726929191" calcext:value-type="float">
            <text:p>173</text:p>
          </table:table-cell>
          <table:table-cell table:style-name="ce83" office:value-type="float" office:value="864.160776474822" calcext:value-type="float">
            <text:p>864</text:p>
          </table:table-cell>
          <table:table-cell table:number-columns-repeated="2"/>
          <table:table-cell table:style-name="Default"/>
          <table:table-cell table:style-name="ce83" office:value-type="float" office:value="864.160776474822" calcext:value-type="float">
            <text:p>864</text:p>
          </table:table-cell>
          <table:table-cell table:style-name="ce79" office:value-type="float" office:value="172.944726929191" calcext:value-type="float">
            <text:p>17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Rosny-sous-Bois</text:p>
          </table:table-cell>
          <table:table-cell table:style-name="ce79" office:value-type="float" office:value="195.903166365004" calcext:value-type="float">
            <text:p>196</text:p>
          </table:table-cell>
          <table:table-cell table:style-name="ce83" office:value-type="float" office:value="955.946786532045" calcext:value-type="float">
            <text:p>956</text:p>
          </table:table-cell>
          <table:table-cell table:number-columns-repeated="2"/>
          <table:table-cell table:style-name="Default"/>
          <table:table-cell table:style-name="ce83" office:value-type="float" office:value="955.946786532045" calcext:value-type="float">
            <text:p>956</text:p>
          </table:table-cell>
          <table:table-cell table:style-name="ce79" office:value-type="float" office:value="195.903166365004" calcext:value-type="float">
            <text:p>196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Saint-Denis</text:p>
          </table:table-cell>
          <table:table-cell table:style-name="ce79" office:value-type="float" office:value="162.362282152254" calcext:value-type="float">
            <text:p>162</text:p>
          </table:table-cell>
          <table:table-cell table:style-name="ce83" office:value-type="float" office:value="1065.0024407137" calcext:value-type="float">
            <text:p>1'065</text:p>
          </table:table-cell>
          <table:table-cell table:number-columns-repeated="2"/>
          <table:table-cell table:style-name="Default"/>
          <table:table-cell table:style-name="ce83" office:value-type="float" office:value="1065.0024407137" calcext:value-type="float">
            <text:p>1'065</text:p>
          </table:table-cell>
          <table:table-cell table:style-name="ce79" office:value-type="float" office:value="162.362282152254" calcext:value-type="float">
            <text:p>162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Saint-Ouen-sur-Seine</text:p>
          </table:table-cell>
          <table:table-cell table:style-name="ce79" office:value-type="float" office:value="369.777658102026" calcext:value-type="float">
            <text:p>370</text:p>
          </table:table-cell>
          <table:table-cell table:style-name="ce83" office:value-type="float" office:value="1235.49605307577" calcext:value-type="float">
            <text:p>1'235</text:p>
          </table:table-cell>
          <table:table-cell table:number-columns-repeated="2"/>
          <table:table-cell table:style-name="Default"/>
          <table:table-cell table:style-name="ce83" office:value-type="float" office:value="1235.49605307577" calcext:value-type="float">
            <text:p>1'235</text:p>
          </table:table-cell>
          <table:table-cell table:style-name="ce79" office:value-type="float" office:value="369.777658102026" calcext:value-type="float">
            <text:p>370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Sevran</text:p>
          </table:table-cell>
          <table:table-cell table:style-name="ce79" office:value-type="float" office:value="200.703095650167" calcext:value-type="float">
            <text:p>201</text:p>
          </table:table-cell>
          <table:table-cell table:style-name="ce83" office:value-type="float" office:value="1008.54413695627" calcext:value-type="float">
            <text:p>1'009</text:p>
          </table:table-cell>
          <table:table-cell table:number-columns-repeated="2"/>
          <table:table-cell table:style-name="Default"/>
          <table:table-cell table:style-name="ce83" office:value-type="float" office:value="1008.54413695627" calcext:value-type="float">
            <text:p>1'009</text:p>
          </table:table-cell>
          <table:table-cell table:style-name="ce79" office:value-type="float" office:value="200.703095650167" calcext:value-type="float">
            <text:p>201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Stains</text:p>
          </table:table-cell>
          <table:table-cell table:style-name="ce79" office:value-type="float" office:value="192.058564399278" calcext:value-type="float">
            <text:p>192</text:p>
          </table:table-cell>
          <table:table-cell table:style-name="ce83" office:value-type="float" office:value="1011.13269886012" calcext:value-type="float">
            <text:p>1'011</text:p>
          </table:table-cell>
          <table:table-cell table:number-columns-repeated="2"/>
          <table:table-cell table:style-name="Default"/>
          <table:table-cell table:style-name="ce83" office:value-type="float" office:value="1011.13269886012" calcext:value-type="float">
            <text:p>1'011</text:p>
          </table:table-cell>
          <table:table-cell table:style-name="ce79" office:value-type="float" office:value="192.058564399278" calcext:value-type="float">
            <text:p>192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Tremblay-en-France</text:p>
          </table:table-cell>
          <table:table-cell table:style-name="ce79" office:value-type="float" office:value="15.4516637305146" calcext:value-type="float">
            <text:p>15</text:p>
          </table:table-cell>
          <table:table-cell table:style-name="ce83" office:value-type="float" office:value="1766.10913303438" calcext:value-type="float">
            <text:p>1'766</text:p>
          </table:table-cell>
          <table:table-cell table:number-columns-repeated="2"/>
          <table:table-cell table:style-name="Default"/>
          <table:table-cell table:style-name="ce83" office:value-type="float" office:value="1766.10913303438" calcext:value-type="float">
            <text:p>1'766</text:p>
          </table:table-cell>
          <table:table-cell table:style-name="ce79" office:value-type="float" office:value="15.4516637305146" calcext:value-type="float">
            <text:p>15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Vaujours</text:p>
          </table:table-cell>
          <table:table-cell table:style-name="ce79" office:value-type="float" office:value="52.8176076301497" calcext:value-type="float">
            <text:p>53</text:p>
          </table:table-cell>
          <table:table-cell table:style-name="ce83" office:value-type="float" office:value="1091.31915882898" calcext:value-type="float">
            <text:p>1'091</text:p>
          </table:table-cell>
          <table:table-cell table:number-columns-repeated="2"/>
          <table:table-cell table:style-name="Default"/>
          <table:table-cell table:style-name="ce83" office:value-type="float" office:value="1091.31915882898" calcext:value-type="float">
            <text:p>1'091</text:p>
          </table:table-cell>
          <table:table-cell table:style-name="ce79" office:value-type="float" office:value="52.8176076301497" calcext:value-type="float">
            <text:p>5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Villemomble</text:p>
          </table:table-cell>
          <table:table-cell table:style-name="ce79" office:value-type="float" office:value="4.16413646195189" calcext:value-type="float">
            <text:p>4</text:p>
          </table:table-cell>
          <table:table-cell table:style-name="ce83" office:value-type="float" office:value="832.469685390313" calcext:value-type="float">
            <text:p>832</text:p>
          </table:table-cell>
          <table:table-cell table:number-columns-repeated="2"/>
          <table:table-cell table:style-name="Default"/>
          <table:table-cell table:style-name="ce83" office:value-type="float" office:value="832.469685390313" calcext:value-type="float">
            <text:p>832</text:p>
          </table:table-cell>
          <table:table-cell table:style-name="ce79" office:value-type="float" office:value="4.16413646195189" calcext:value-type="float">
            <text:p>4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51" office:value-type="string" calcext:value-type="string">
            <text:p>Villepinte</text:p>
          </table:table-cell>
          <table:table-cell table:style-name="ce79" office:value-type="float" office:value="92.8285860095881" calcext:value-type="float">
            <text:p>93</text:p>
          </table:table-cell>
          <table:table-cell table:style-name="ce83" office:value-type="float" office:value="1021.31790427342" calcext:value-type="float">
            <text:p>1'021</text:p>
          </table:table-cell>
          <table:table-cell table:number-columns-repeated="2"/>
          <table:table-cell table:style-name="Default"/>
          <table:table-cell table:style-name="ce83" office:value-type="float" office:value="1021.31790427342" calcext:value-type="float">
            <text:p>1'021</text:p>
          </table:table-cell>
          <table:table-cell table:style-name="ce79" office:value-type="float" office:value="92.8285860095881" calcext:value-type="float">
            <text:p>93</text:p>
          </table:table-cell>
          <table:table-cell table:number-columns-repeated="47"/>
          <table:table-cell table:style-name="ce53" table:number-columns-repeated="16329"/>
        </table:table-row>
        <table:table-row table:style-name="ro1">
          <table:table-cell table:style-name="ce77" office:value-type="string" calcext:value-type="string">
            <text:p>Villetaneuse</text:p>
          </table:table-cell>
          <table:table-cell table:style-name="ce80" office:value-type="float" office:value="100.158314774153" calcext:value-type="float">
            <text:p>100</text:p>
          </table:table-cell>
          <table:table-cell table:style-name="ce84" office:value-type="float" office:value="991.465507371393" calcext:value-type="float">
            <text:p>991</text:p>
          </table:table-cell>
          <table:table-cell table:number-columns-repeated="2"/>
          <table:table-cell table:style-name="Default"/>
          <table:table-cell table:style-name="ce84" office:value-type="float" office:value="991.465507371393" calcext:value-type="float">
            <text:p>991</text:p>
          </table:table-cell>
          <table:table-cell table:style-name="ce80" office:value-type="float" office:value="100.158314774153" calcext:value-type="float">
            <text:p>100</text:p>
          </table:table-cell>
          <table:table-cell table:number-columns-repeated="47"/>
          <table:table-cell table:style-name="ce53" table:number-columns-repeated="16329"/>
        </table:table-row>
        <table:table-row table:style-name="ro1" table:number-rows-repeated="1048533">
          <table:table-cell table:number-columns-repeated="55"/>
          <table:table-cell table:style-name="ce53" table:number-columns-repeated="16329"/>
        </table:table-row>
        <table:table-row table:style-name="ro1">
          <table:table-cell table:number-columns-repeated="55"/>
          <table:table-cell table:style-name="ce53" table:number-columns-repeated="16329"/>
        </table:table-row>
      </table:table>
      <table:named-expressions>
        <table:named-range table:name="dette" table:base-cell-address="$'Table dynamique_ofgl-base-communes_1'.$H$3" table:cell-range-address="$'Table dynamique_ofgl-base-communes_1'.$H$3:.$H$42"/>
        <table:named-range table:name="frais" table:base-cell-address="$'Table dynamique_ofgl-base-communes_1'.$G$3" table:cell-range-address="$'Table dynamique_ofgl-base-communes_1'.$G$3:.$G$42"/>
      </table:named-expressions>
      <table:database-ranges>
        <table:database-range table:name="__Anonymous_Sheet_DB__1" table:target-range-address="'Table dynamique_ofgl-base-communes_3'.H2:'Table dynamique_ofgl-base-communes_3'.I42" table:display-filter-buttons="true">
          <table:filter>
            <table:filter-and>
              <table:filter-condition table:data-type="number" table:value="1600" table:operator="&lt;" table:field-number="0"/>
              <table:filter-condition table:data-type="number" table:value="600" table:operator="&gt;" table:field-number="0"/>
            </table:filter-and>
          </table:filter>
        </table:database-range>
      </table:database-ranges>
      <table:data-pilot-tables>
        <table:data-pilot-table table:name="DataPilot1" table:application-data="" table:target-range-address="'Table dynamique_ofgl-base-communes_1'.A1:'Table dynamique_ofgl-base-communes_1'.C42" table:buttons="'Table dynamique_ofgl-base-communes_1'.A2 'Table dynamique_ofgl-base-communes_1'.B1" table:grand-total="none" table:show-filter-button="false" table:drill-down-on-double-click="false">
          <table:source-cell-range table:cell-range-address="'ofgl-base-communes'.A1:'ofgl-base-communes'.C1968"/>
          <table:data-pilot-field table:source-field-name="Agrégat" table:orientation="column" table:used-hierarchy="0" table:function="auto">
            <table:data-pilot-level table:show-empty="false" calcext:repeat-item-labels="false">
              <table:data-pilot-members>
                <table:data-pilot-member table:name="Achats et charges externes" table:display="false" table:show-details="true"/>
                <table:data-pilot-member table:name="Annuité de la dette" table:display="true" table:show-details="true"/>
                <table:data-pilot-member table:name="Autres dépenses d'investissement" table:display="false" table:show-details="true"/>
                <table:data-pilot-member table:name="Autres dépenses de fonctionnement" table:display="false" table:show-details="true"/>
                <table:data-pilot-member table:name="Autres dotations de fonctionnement" table:display="false" table:show-details="true"/>
                <table:data-pilot-member table:name="Autres dotations et subventions" table:display="false" table:show-details="true"/>
                <table:data-pilot-member table:name="Autres impôts et taxes" table:display="false" table:show-details="true"/>
                <table:data-pilot-member table:name="Autres recettes d'investissement" table:display="false" table:show-details="true"/>
                <table:data-pilot-member table:name="Autres recettes de fonctionnement" table:display="false" table:show-details="true"/>
                <table:data-pilot-member table:name="Capacité ou besoin de financement" table:display="false" table:show-details="true"/>
                <table:data-pilot-member table:name="Charges financières" table:display="false" table:show-details="true"/>
                <table:data-pilot-member table:name="Concours de l'Etat" table:display="false" table:show-details="true"/>
                <table:data-pilot-member table:name="Crédits de trésorerie" table:display="false" table:show-details="true"/>
                <table:data-pilot-member table:name="Dépenses d'équipement" table:display="false" table:show-details="true"/>
                <table:data-pilot-member table:name="Dépenses d'intervention" table:display="false" table:show-details="true"/>
                <table:data-pilot-member table:name="Dépenses d'investissement" table:display="false" table:show-details="true"/>
                <table:data-pilot-member table:name="Dépenses d'investissement hors remb" table:display="false" table:show-details="true"/>
                <table:data-pilot-member table:name="Dépenses de fonctionnement" table:display="false" table:show-details="true"/>
                <table:data-pilot-member table:name="Dépenses totales" table:display="false" table:show-details="true"/>
                <table:data-pilot-member table:name="Dépenses totales hors remb" table:display="false" table:show-details="true"/>
                <table:data-pilot-member table:name="Dépôts au Trésor" table:display="false" table:show-details="true"/>
                <table:data-pilot-member table:name="DETR" table:display="false" table:show-details="true"/>
                <table:data-pilot-member table:name="Dotation globale de fonctionnement" table:display="false" table:show-details="true"/>
                <table:data-pilot-member table:name="Emprunts hors GAD" table:display="false" table:show-details="true"/>
                <table:data-pilot-member table:name="Encours de dette" table:display="false" table:show-details="true"/>
                <table:data-pilot-member table:name="Encours de dette - Dépôts et cautionnements reçus" table:display="false" table:show-details="true"/>
                <table:data-pilot-member table:name="Encours de dette - Dettes bancaires et assimilées" table:display="false" table:show-details="true"/>
                <table:data-pilot-member table:name="Epargne brute" table:display="false" table:show-details="true"/>
                <table:data-pilot-member table:name="Epargne de gestion" table:display="false" table:show-details="true"/>
                <table:data-pilot-member table:name="Epargne nette" table:display="false" table:show-details="true"/>
                <table:data-pilot-member table:name="FCTVA" table:display="false" table:show-details="true"/>
                <table:data-pilot-member table:name="Fiscalité reversée" table:display="false" table:show-details="true"/>
                <table:data-pilot-member table:name="Flux net de dette" table:display="false" table:show-details="true"/>
                <table:data-pilot-member table:name="Fonds de roulement" table:display="false" table:show-details="true"/>
                <table:data-pilot-member table:name="Fonds de soutien aux emprunts à risque" table:display="false" table:show-details="true"/>
                <table:data-pilot-member table:name="Frais de personnel" table:display="true" table:show-details="true"/>
                <table:data-pilot-member table:name="Impôts et taxes" table:display="false" table:show-details="true"/>
                <table:data-pilot-member table:name="Impôts locaux" table:display="false" table:show-details="true"/>
                <table:data-pilot-member table:name="Péréquations et compensations fiscales" table:display="false" table:show-details="true"/>
                <table:data-pilot-member table:name="Produit des cessions d'immobilisations" table:display="false" table:show-details="true"/>
                <table:data-pilot-member table:name="Recettes d'investissement" table:display="false" table:show-details="true"/>
                <table:data-pilot-member table:name="Recettes d'investissement hors emprunts" table:display="false" table:show-details="true"/>
                <table:data-pilot-member table:name="Recettes de fonctionnement" table:display="false" table:show-details="true"/>
                <table:data-pilot-member table:name="Recettes totales" table:display="false" table:show-details="true"/>
                <table:data-pilot-member table:name="Recettes totales hors emprunts" table:display="false" table:show-details="true"/>
                <table:data-pilot-member table:name="Remboursements d'emprunts hors GAD" table:display="false" table:show-details="true"/>
                <table:data-pilot-member table:name="Subventions aux personnes de droit privé" table:display="false" table:show-details="true"/>
                <table:data-pilot-member table:name="Subventions d'équipement versées" table:display="false" table:show-details="true"/>
                <table:data-pilot-member table:name="Subventions reçues et participations" table:display="false" table:show-details="true"/>
                <table:data-pilot-member table:name="Taxe d'enlévement des ordures ménagères" table:display="false" table:show-details="true"/>
                <table:data-pilot-member table:name="TVA" table:display="false" table:show-details="true"/>
                <table:data-pilot-member table:name="Variation du fonds de roulement" table:display="false" table:show-details="true"/>
                <table:data-pilot-member table:name="Ventes de biens et services" table:display="false" table:show-details="true"/>
                <table:data-pilot-member table:name="Versement transpo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 2024 Commun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É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Î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é-Saint-Gervais" table:display="true" table:show-details="true"/>
                <table:data-pilot-member table:name="Le Raincy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 en € par habitant" table:orientation="data" table:used-hierarchy="0" table:function="sum">
            <table:data-pilot-level table:show-empty="false" calcext:repeat-item-labels="false">
              <table:data-pilot-members>
                <table:data-pilot-member table:name="-836.585610014571" table:display="true" table:show-details="true"/>
                <table:data-pilot-member table:name="-578.134624983406" table:display="true" table:show-details="true"/>
                <table:data-pilot-member table:name="-562.161334995653" table:display="true" table:show-details="true"/>
                <table:data-pilot-member table:name="-401.819097426139" table:display="true" table:show-details="true"/>
                <table:data-pilot-member table:name="-348.17157015366" table:display="true" table:show-details="true"/>
                <table:data-pilot-member table:name="-297.009371079046" table:display="true" table:show-details="true"/>
                <table:data-pilot-member table:name="-296.949706143203" table:display="true" table:show-details="true"/>
                <table:data-pilot-member table:name="-249.026399382675" table:display="true" table:show-details="true"/>
                <table:data-pilot-member table:name="-227.968739161396" table:display="true" table:show-details="true"/>
                <table:data-pilot-member table:name="-224.311761897695" table:display="true" table:show-details="true"/>
                <table:data-pilot-member table:name="-216.635195827923" table:display="true" table:show-details="true"/>
                <table:data-pilot-member table:name="-216.454294670409" table:display="true" table:show-details="true"/>
                <table:data-pilot-member table:name="-201.226624911032" table:display="true" table:show-details="true"/>
                <table:data-pilot-member table:name="-190.687048398576" table:display="true" table:show-details="true"/>
                <table:data-pilot-member table:name="-186.560832548756" table:display="true" table:show-details="true"/>
                <table:data-pilot-member table:name="-182.810084594835" table:display="true" table:show-details="true"/>
                <table:data-pilot-member table:name="-175.660437788018" table:display="true" table:show-details="true"/>
                <table:data-pilot-member table:name="-173.583435583689" table:display="true" table:show-details="true"/>
                <table:data-pilot-member table:name="-168.095386012105" table:display="true" table:show-details="true"/>
                <table:data-pilot-member table:name="-159.501339051064" table:display="true" table:show-details="true"/>
                <table:data-pilot-member table:name="-152.885482189501" table:display="true" table:show-details="true"/>
                <table:data-pilot-member table:name="-137.533972710163" table:display="true" table:show-details="true"/>
                <table:data-pilot-member table:name="-136.336019502354" table:display="true" table:show-details="true"/>
                <table:data-pilot-member table:name="-128.034448271294" table:display="true" table:show-details="true"/>
                <table:data-pilot-member table:name="-127.610117993773" table:display="true" table:show-details="true"/>
                <table:data-pilot-member table:name="-123.916680649552" table:display="true" table:show-details="true"/>
                <table:data-pilot-member table:name="-121.882867774317" table:display="true" table:show-details="true"/>
                <table:data-pilot-member table:name="-121.823221570875" table:display="true" table:show-details="true"/>
                <table:data-pilot-member table:name="-121.556660910226" table:display="true" table:show-details="true"/>
                <table:data-pilot-member table:name="-121.145492288759" table:display="true" table:show-details="true"/>
                <table:data-pilot-member table:name="-119.712435699747" table:display="true" table:show-details="true"/>
                <table:data-pilot-member table:name="-119.631136433726" table:display="true" table:show-details="true"/>
                <table:data-pilot-member table:name="-117.979117959618" table:display="true" table:show-details="true"/>
                <table:data-pilot-member table:name="-116.273382776498" table:display="true" table:show-details="true"/>
                <table:data-pilot-member table:name="-106.041039195124" table:display="true" table:show-details="true"/>
                <table:data-pilot-member table:name="-105.407015753938" table:display="true" table:show-details="true"/>
                <table:data-pilot-member table:name="-103.278225761527" table:display="true" table:show-details="true"/>
                <table:data-pilot-member table:name="-102.467236101337" table:display="true" table:show-details="true"/>
                <table:data-pilot-member table:name="-102.41032870158" table:display="true" table:show-details="true"/>
                <table:data-pilot-member table:name="-99.1451707709857" table:display="true" table:show-details="true"/>
                <table:data-pilot-member table:name="-96.3310172046658" table:display="true" table:show-details="true"/>
                <table:data-pilot-member table:name="-93.5050782433112" table:display="true" table:show-details="true"/>
                <table:data-pilot-member table:name="-89.2328351012536" table:display="true" table:show-details="true"/>
                <table:data-pilot-member table:name="-87.0243420245723" table:display="true" table:show-details="true"/>
                <table:data-pilot-member table:name="-83.1850058594955" table:display="true" table:show-details="true"/>
                <table:data-pilot-member table:name="-80.0582371112377" table:display="true" table:show-details="true"/>
                <table:data-pilot-member table:name="-78.8702812287638" table:display="true" table:show-details="true"/>
                <table:data-pilot-member table:name="-77.1341792246044" table:display="true" table:show-details="true"/>
                <table:data-pilot-member table:name="-74.3938811470686" table:display="true" table:show-details="true"/>
                <table:data-pilot-member table:name="-66.4122728078391" table:display="true" table:show-details="true"/>
                <table:data-pilot-member table:name="-61.6268531051328" table:display="true" table:show-details="true"/>
                <table:data-pilot-member table:name="-61.1798554675668" table:display="true" table:show-details="true"/>
                <table:data-pilot-member table:name="-59.921849590911" table:display="true" table:show-details="true"/>
                <table:data-pilot-member table:name="-59.3870550115207" table:display="true" table:show-details="true"/>
                <table:data-pilot-member table:name="-58.9306253598987" table:display="true" table:show-details="true"/>
                <table:data-pilot-member table:name="-58.4678439102972" table:display="true" table:show-details="true"/>
                <table:data-pilot-member table:name="-56.4335088185665" table:display="true" table:show-details="true"/>
                <table:data-pilot-member table:name="-56.3522648544848" table:display="true" table:show-details="true"/>
                <table:data-pilot-member table:name="-49.6050203990807" table:display="true" table:show-details="true"/>
                <table:data-pilot-member table:name="-47.6190476190476" table:display="true" table:show-details="true"/>
                <table:data-pilot-member table:name="-46.3659315319577" table:display="true" table:show-details="true"/>
                <table:data-pilot-member table:name="-43.0276956114027" table:display="true" table:show-details="true"/>
                <table:data-pilot-member table:name="-42.7013328134844" table:display="true" table:show-details="true"/>
                <table:data-pilot-member table:name="-42.6339958216318" table:display="true" table:show-details="true"/>
                <table:data-pilot-member table:name="-41.5016773028594" table:display="true" table:show-details="true"/>
                <table:data-pilot-member table:name="-40.8552857590909" table:display="true" table:show-details="true"/>
                <table:data-pilot-member table:name="-40.7039354085096" table:display="true" table:show-details="true"/>
                <table:data-pilot-member table:name="-38.014995469673" table:display="true" table:show-details="true"/>
                <table:data-pilot-member table:name="-37.087319527452" table:display="true" table:show-details="true"/>
                <table:data-pilot-member table:name="-35.7625004895242" table:display="true" table:show-details="true"/>
                <table:data-pilot-member table:name="-35.1088601241256" table:display="true" table:show-details="true"/>
                <table:data-pilot-member table:name="-33.9910985831912" table:display="true" table:show-details="true"/>
                <table:data-pilot-member table:name="-33.7149722400171" table:display="true" table:show-details="true"/>
                <table:data-pilot-member table:name="-32.9020267677585" table:display="true" table:show-details="true"/>
                <table:data-pilot-member table:name="-28.0515826669146" table:display="true" table:show-details="true"/>
                <table:data-pilot-member table:name="-24.9732769987928" table:display="true" table:show-details="true"/>
                <table:data-pilot-member table:name="-24.5872745279028" table:display="true" table:show-details="true"/>
                <table:data-pilot-member table:name="-24.4911443593403" table:display="true" table:show-details="true"/>
                <table:data-pilot-member table:name="-17.4424608537992" table:display="true" table:show-details="true"/>
                <table:data-pilot-member table:name="-16.1171678590431" table:display="true" table:show-details="true"/>
                <table:data-pilot-member table:name="-15.4632557871702" table:display="true" table:show-details="true"/>
                <table:data-pilot-member table:name="-14.082096532625" table:display="true" table:show-details="true"/>
                <table:data-pilot-member table:name="-13.9040753790305" table:display="true" table:show-details="true"/>
                <table:data-pilot-member table:name="-11.5894389745327" table:display="true" table:show-details="true"/>
                <table:data-pilot-member table:name="-7.22994912092263" table:display="true" table:show-details="true"/>
                <table:data-pilot-member table:name="-3.63071049354395" table:display="true" table:show-details="true"/>
                <table:data-pilot-member table:name="-1.45400568061381" table:display="true" table:show-details="true"/>
                <table:data-pilot-member table:name="-0.737375485558248" table:display="true" table:show-details="true"/>
                <table:data-pilot-member table:name="-0.641327523635622" table:display="true" table:show-details="true"/>
                <table:data-pilot-member table:name="-0.298033320058528" table:display="true" table:show-details="true"/>
                <table:data-pilot-member table:name="-2.35819657816696E-14" table:display="true" table:show-details="true"/>
                <table:data-pilot-member table:name="0" table:display="true" table:show-details="true"/>
                <table:data-pilot-member table:name="0.000888155807904587" table:display="true" table:show-details="true"/>
                <table:data-pilot-member table:name="0.00879662209711471" table:display="true" table:show-details="true"/>
                <table:data-pilot-member table:name="0.0187723137164574" table:display="true" table:show-details="true"/>
                <table:data-pilot-member table:name="0.0201301751325237" table:display="true" table:show-details="true"/>
                <table:data-pilot-member table:name="0.0271559146906875" table:display="true" table:show-details="true"/>
                <table:data-pilot-member table:name="0.0272175445467006" table:display="true" table:show-details="true"/>
                <table:data-pilot-member table:name="0.0273638143498791" table:display="true" table:show-details="true"/>
                <table:data-pilot-member table:name="0.0274021352313167" table:display="true" table:show-details="true"/>
                <table:data-pilot-member table:name="0.0343046777411811" table:display="true" table:show-details="true"/>
                <table:data-pilot-member table:name="0.0344168260038241" table:display="true" table:show-details="true"/>
                <table:data-pilot-member table:name="0.0398540615415059" table:display="true" table:show-details="true"/>
                <table:data-pilot-member table:name="0.0425875471602563" table:display="true" table:show-details="true"/>
                <table:data-pilot-member table:name="0.0550876525196134" table:display="true" table:show-details="true"/>
                <table:data-pilot-member table:name="0.0585012535982914" table:display="true" table:show-details="true"/>
                <table:data-pilot-member table:name="0.0680821075004195" table:display="true" table:show-details="true"/>
                <table:data-pilot-member table:name="0.081299266021093" table:display="true" table:show-details="true"/>
                <table:data-pilot-member table:name="0.091625599257661" table:display="true" table:show-details="true"/>
                <table:data-pilot-member table:name="0.194503667935742" table:display="true" table:show-details="true"/>
                <table:data-pilot-member table:name="0.222032617979927" table:display="true" table:show-details="true"/>
                <table:data-pilot-member table:name="0.256569951101303" table:display="true" table:show-details="true"/>
                <table:data-pilot-member table:name="0.270439845607048" table:display="true" table:show-details="true"/>
                <table:data-pilot-member table:name="0.294571023252945" table:display="true" table:show-details="true"/>
                <table:data-pilot-member table:name="0.298274068630218" table:display="true" table:show-details="true"/>
                <table:data-pilot-member table:name="0.314088559129551" table:display="true" table:show-details="true"/>
                <table:data-pilot-member table:name="0.345730960854094" table:display="true" table:show-details="true"/>
                <table:data-pilot-member table:name="0.413587532711535" table:display="true" table:show-details="true"/>
                <table:data-pilot-member table:name="0.452972404921092" table:display="true" table:show-details="true"/>
                <table:data-pilot-member table:name="0.466572836030964" table:display="true" table:show-details="true"/>
                <table:data-pilot-member table:name="0.479789836888331" table:display="true" table:show-details="true"/>
                <table:data-pilot-member table:name="0.486800227933899" table:display="true" table:show-details="true"/>
                <table:data-pilot-member table:name="0.496685138409196" table:display="true" table:show-details="true"/>
                <table:data-pilot-member table:name="0.506418859038311" table:display="true" table:show-details="true"/>
                <table:data-pilot-member table:name="0.533425968407944" table:display="true" table:show-details="true"/>
                <table:data-pilot-member table:name="0.536490100710178" table:display="true" table:show-details="true"/>
                <table:data-pilot-member table:name="0.573491286469552" table:display="true" table:show-details="true"/>
                <table:data-pilot-member table:name="0.736011176223327" table:display="true" table:show-details="true"/>
                <table:data-pilot-member table:name="0.836244781414264" table:display="true" table:show-details="true"/>
                <table:data-pilot-member table:name="0.838912982871879" table:display="true" table:show-details="true"/>
                <table:data-pilot-member table:name="0.841585058051489" table:display="true" table:show-details="true"/>
                <table:data-pilot-member table:name="0.847306861365626" table:display="true" table:show-details="true"/>
                <table:data-pilot-member table:name="0.874851736471674" table:display="true" table:show-details="true"/>
                <table:data-pilot-member table:name="0.882917283120377" table:display="true" table:show-details="true"/>
                <table:data-pilot-member table:name="0.930056961186912" table:display="true" table:show-details="true"/>
                <table:data-pilot-member table:name="0.94622992724651" table:display="true" table:show-details="true"/>
                <table:data-pilot-member table:name="1.03023142216528" table:display="true" table:show-details="true"/>
                <table:data-pilot-member table:name="1.07058003179078" table:display="true" table:show-details="true"/>
                <table:data-pilot-member table:name="1.1217743772242" table:display="true" table:show-details="true"/>
                <table:data-pilot-member table:name="1.123261848224" table:display="true" table:show-details="true"/>
                <table:data-pilot-member table:name="1.15946687437795" table:display="true" table:show-details="true"/>
                <table:data-pilot-member table:name="1.29677764957969" table:display="true" table:show-details="true"/>
                <table:data-pilot-member table:name="1.31459403431994" table:display="true" table:show-details="true"/>
                <table:data-pilot-member table:name="1.32555573350416" table:display="true" table:show-details="true"/>
                <table:data-pilot-member table:name="1.34234103278906" table:display="true" table:show-details="true"/>
                <table:data-pilot-member table:name="1.45179660262592" table:display="true" table:show-details="true"/>
                <table:data-pilot-member table:name="1.49177057853636" table:display="true" table:show-details="true"/>
                <table:data-pilot-member table:name="1.522832868711" table:display="true" table:show-details="true"/>
                <table:data-pilot-member table:name="1.5464384659843" table:display="true" table:show-details="true"/>
                <table:data-pilot-member table:name="1.59395342194292" table:display="true" table:show-details="true"/>
                <table:data-pilot-member table:name="1.59417451722177" table:display="true" table:show-details="true"/>
                <table:data-pilot-member table:name="1.64446931005665" table:display="true" table:show-details="true"/>
                <table:data-pilot-member table:name="1.65184959115513" table:display="true" table:show-details="true"/>
                <table:data-pilot-member table:name="1.66485783945987" table:display="true" table:show-details="true"/>
                <table:data-pilot-member table:name="1.67668778801843" table:display="true" table:show-details="true"/>
                <table:data-pilot-member table:name="1.68490783410138" table:display="true" table:show-details="true"/>
                <table:data-pilot-member table:name="1.71817245326211" table:display="true" table:show-details="true"/>
                <table:data-pilot-member table:name="1.7660870906063" table:display="true" table:show-details="true"/>
                <table:data-pilot-member table:name="1.78942845906797" table:display="true" table:show-details="true"/>
                <table:data-pilot-member table:name="1.815" table:display="true" table:show-details="true"/>
                <table:data-pilot-member table:name="1.87645051711457" table:display="true" table:show-details="true"/>
                <table:data-pilot-member table:name="1.8998835282731" table:display="true" table:show-details="true"/>
                <table:data-pilot-member table:name="1.90313966390051" table:display="true" table:show-details="true"/>
                <table:data-pilot-member table:name="1.92673832296406" table:display="true" table:show-details="true"/>
                <table:data-pilot-member table:name="1.93283728216174" table:display="true" table:show-details="true"/>
                <table:data-pilot-member table:name="1.94107816575089" table:display="true" table:show-details="true"/>
                <table:data-pilot-member table:name="1.9634251759002" table:display="true" table:show-details="true"/>
                <table:data-pilot-member table:name="1.98746818092814" table:display="true" table:show-details="true"/>
                <table:data-pilot-member table:name="2.02029057942791" table:display="true" table:show-details="true"/>
                <table:data-pilot-member table:name="2.02993528345845" table:display="true" table:show-details="true"/>
                <table:data-pilot-member table:name="2.0506764027671" table:display="true" table:show-details="true"/>
                <table:data-pilot-member table:name="2.09395494283793" table:display="true" table:show-details="true"/>
                <table:data-pilot-member table:name="2.2469642150489" table:display="true" table:show-details="true"/>
                <table:data-pilot-member table:name="2.41252120847877" table:display="true" table:show-details="true"/>
                <table:data-pilot-member table:name="2.41794419264173" table:display="true" table:show-details="true"/>
                <table:data-pilot-member table:name="2.46227184508363" table:display="true" table:show-details="true"/>
                <table:data-pilot-member table:name="2.48892823932622" table:display="true" table:show-details="true"/>
                <table:data-pilot-member table:name="2.5598755812803" table:display="true" table:show-details="true"/>
                <table:data-pilot-member table:name="2.65956221198157" table:display="true" table:show-details="true"/>
                <table:data-pilot-member table:name="2.69167618693377" table:display="true" table:show-details="true"/>
                <table:data-pilot-member table:name="2.72633280233639" table:display="true" table:show-details="true"/>
                <table:data-pilot-member table:name="2.74293826460519" table:display="true" table:show-details="true"/>
                <table:data-pilot-member table:name="2.7742133673974" table:display="true" table:show-details="true"/>
                <table:data-pilot-member table:name="2.81500535684852" table:display="true" table:show-details="true"/>
                <table:data-pilot-member table:name="2.8622999971741" table:display="true" table:show-details="true"/>
                <table:data-pilot-member table:name="2.8710470751125" table:display="true" table:show-details="true"/>
                <table:data-pilot-member table:name="2.92224394925471" table:display="true" table:show-details="true"/>
                <table:data-pilot-member table:name="3.02416036107792" table:display="true" table:show-details="true"/>
                <table:data-pilot-member table:name="3.03588131987731" table:display="true" table:show-details="true"/>
                <table:data-pilot-member table:name="3.12248664292075" table:display="true" table:show-details="true"/>
                <table:data-pilot-member table:name="3.18730726923579" table:display="true" table:show-details="true"/>
                <table:data-pilot-member table:name="3.26642252195733" table:display="true" table:show-details="true"/>
                <table:data-pilot-member table:name="3.32353800140746" table:display="true" table:show-details="true"/>
                <table:data-pilot-member table:name="3.42220956914857" table:display="true" table:show-details="true"/>
                <table:data-pilot-member table:name="3.4848669652036" table:display="true" table:show-details="true"/>
                <table:data-pilot-member table:name="3.50818417104276" table:display="true" table:show-details="true"/>
                <table:data-pilot-member table:name="3.65716549363486" table:display="true" table:show-details="true"/>
                <table:data-pilot-member table:name="3.68155496205859" table:display="true" table:show-details="true"/>
                <table:data-pilot-member table:name="3.77726094470046" table:display="true" table:show-details="true"/>
                <table:data-pilot-member table:name="3.95640529896169" table:display="true" table:show-details="true"/>
                <table:data-pilot-member table:name="3.96693094317464" table:display="true" table:show-details="true"/>
                <table:data-pilot-member table:name="4.06461719208929" table:display="true" table:show-details="true"/>
                <table:data-pilot-member table:name="4.16413646195189" table:display="true" table:show-details="true"/>
                <table:data-pilot-member table:name="4.1965103003928" table:display="true" table:show-details="true"/>
                <table:data-pilot-member table:name="4.2293303939344" table:display="true" table:show-details="true"/>
                <table:data-pilot-member table:name="4.43626845575262" table:display="true" table:show-details="true"/>
                <table:data-pilot-member table:name="4.4586412818542" table:display="true" table:show-details="true"/>
                <table:data-pilot-member table:name="4.46153124709785" table:display="true" table:show-details="true"/>
                <table:data-pilot-member table:name="4.47258384179324" table:display="true" table:show-details="true"/>
                <table:data-pilot-member table:name="4.70343428419833" table:display="true" table:show-details="true"/>
                <table:data-pilot-member table:name="4.73250681552642" table:display="true" table:show-details="true"/>
                <table:data-pilot-member table:name="4.93091695615127" table:display="true" table:show-details="true"/>
                <table:data-pilot-member table:name="5.06600445607735" table:display="true" table:show-details="true"/>
                <table:data-pilot-member table:name="5.16756259107167" table:display="true" table:show-details="true"/>
                <table:data-pilot-member table:name="5.35514093529789" table:display="true" table:show-details="true"/>
                <table:data-pilot-member table:name="5.45327544483986" table:display="true" table:show-details="true"/>
                <table:data-pilot-member table:name="5.49476427228653" table:display="true" table:show-details="true"/>
                <table:data-pilot-member table:name="5.50496755246503" table:display="true" table:show-details="true"/>
                <table:data-pilot-member table:name="5.66203918674092" table:display="true" table:show-details="true"/>
                <table:data-pilot-member table:name="5.69633852261356" table:display="true" table:show-details="true"/>
                <table:data-pilot-member table:name="5.80184061092618" table:display="true" table:show-details="true"/>
                <table:data-pilot-member table:name="5.83301177394735" table:display="true" table:show-details="true"/>
                <table:data-pilot-member table:name="5.8674453676057" table:display="true" table:show-details="true"/>
                <table:data-pilot-member table:name="5.94015762233375" table:display="true" table:show-details="true"/>
                <table:data-pilot-member table:name="5.9546316136476" table:display="true" table:show-details="true"/>
                <table:data-pilot-member table:name="6.11560962020615" table:display="true" table:show-details="true"/>
                <table:data-pilot-member table:name="6.12145449308756" table:display="true" table:show-details="true"/>
                <table:data-pilot-member table:name="6.30099342414279" table:display="true" table:show-details="true"/>
                <table:data-pilot-member table:name="6.39920352231127" table:display="true" table:show-details="true"/>
                <table:data-pilot-member table:name="6.41130396663036" table:display="true" table:show-details="true"/>
                <table:data-pilot-member table:name="6.4858329324184" table:display="true" table:show-details="true"/>
                <table:data-pilot-member table:name="6.74930320569897" table:display="true" table:show-details="true"/>
                <table:data-pilot-member table:name="6.7877612528132" table:display="true" table:show-details="true"/>
                <table:data-pilot-member table:name="6.85411594356914" table:display="true" table:show-details="true"/>
                <table:data-pilot-member table:name="6.88870815796934" table:display="true" table:show-details="true"/>
                <table:data-pilot-member table:name="6.91599309242745" table:display="true" table:show-details="true"/>
                <table:data-pilot-member table:name="6.97297831043775" table:display="true" table:show-details="true"/>
                <table:data-pilot-member table:name="7.13716628090597" table:display="true" table:show-details="true"/>
                <table:data-pilot-member table:name="7.14217224199285" table:display="true" table:show-details="true"/>
                <table:data-pilot-member table:name="7.16938248157377" table:display="true" table:show-details="true"/>
                <table:data-pilot-member table:name="7.21796617398579" table:display="true" table:show-details="true"/>
                <table:data-pilot-member table:name="7.24033259330625" table:display="true" table:show-details="true"/>
                <table:data-pilot-member table:name="7.32642259358644" table:display="true" table:show-details="true"/>
                <table:data-pilot-member table:name="7.44979890175126" table:display="true" table:show-details="true"/>
                <table:data-pilot-member table:name="7.5329333986288" table:display="true" table:show-details="true"/>
                <table:data-pilot-member table:name="7.62678676326611" table:display="true" table:show-details="true"/>
                <table:data-pilot-member table:name="7.65120669056153" table:display="true" table:show-details="true"/>
                <table:data-pilot-member table:name="7.67796778934109" table:display="true" table:show-details="true"/>
                <table:data-pilot-member table:name="8.03921708185053" table:display="true" table:show-details="true"/>
                <table:data-pilot-member table:name="8.14846316543769" table:display="true" table:show-details="true"/>
                <table:data-pilot-member table:name="8.17021760503375" table:display="true" table:show-details="true"/>
                <table:data-pilot-member table:name="8.25013433126395" table:display="true" table:show-details="true"/>
                <table:data-pilot-member table:name="8.31072813206384" table:display="true" table:show-details="true"/>
                <table:data-pilot-member table:name="8.53123222127548" table:display="true" table:show-details="true"/>
                <table:data-pilot-member table:name="8.54578717544527" table:display="true" table:show-details="true"/>
                <table:data-pilot-member table:name="8.61386917631103" table:display="true" table:show-details="true"/>
                <table:data-pilot-member table:name="9.15836077018668" table:display="true" table:show-details="true"/>
                <table:data-pilot-member table:name="9.17327792738416" table:display="true" table:show-details="true"/>
                <table:data-pilot-member table:name="9.57652169292489" table:display="true" table:show-details="true"/>
                <table:data-pilot-member table:name="9.58842348732499" table:display="true" table:show-details="true"/>
                <table:data-pilot-member table:name="9.59844009908302" table:display="true" table:show-details="true"/>
                <table:data-pilot-member table:name="9.81381648245679" table:display="true" table:show-details="true"/>
                <table:data-pilot-member table:name="10.4302057613167" table:display="true" table:show-details="true"/>
                <table:data-pilot-member table:name="10.502593675597" table:display="true" table:show-details="true"/>
                <table:data-pilot-member table:name="10.5395765124556" table:display="true" table:show-details="true"/>
                <table:data-pilot-member table:name="10.6656510796132" table:display="true" table:show-details="true"/>
                <table:data-pilot-member table:name="10.6819149377204" table:display="true" table:show-details="true"/>
                <table:data-pilot-member table:name="10.7292246133159" table:display="true" table:show-details="true"/>
                <table:data-pilot-member table:name="10.7661198016024" table:display="true" table:show-details="true"/>
                <table:data-pilot-member table:name="10.796810316576" table:display="true" table:show-details="true"/>
                <table:data-pilot-member table:name="11.0145258910558" table:display="true" table:show-details="true"/>
                <table:data-pilot-member table:name="11.3648003171229" table:display="true" table:show-details="true"/>
                <table:data-pilot-member table:name="11.4438481362417" table:display="true" table:show-details="true"/>
                <table:data-pilot-member table:name="11.514444490987" table:display="true" table:show-details="true"/>
                <table:data-pilot-member table:name="11.5607505541523" table:display="true" table:show-details="true"/>
                <table:data-pilot-member table:name="11.562246948385" table:display="true" table:show-details="true"/>
                <table:data-pilot-member table:name="11.9679502616513" table:display="true" table:show-details="true"/>
                <table:data-pilot-member table:name="11.9784047626188" table:display="true" table:show-details="true"/>
                <table:data-pilot-member table:name="12.4582428343169" table:display="true" table:show-details="true"/>
                <table:data-pilot-member table:name="12.7027444839858" table:display="true" table:show-details="true"/>
                <table:data-pilot-member table:name="12.9271850309631" table:display="true" table:show-details="true"/>
                <table:data-pilot-member table:name="12.9448777610277" table:display="true" table:show-details="true"/>
                <table:data-pilot-member table:name="13.0610249839847" table:display="true" table:show-details="true"/>
                <table:data-pilot-member table:name="13.192299345601" table:display="true" table:show-details="true"/>
                <table:data-pilot-member table:name="13.4234717842045" table:display="true" table:show-details="true"/>
                <table:data-pilot-member table:name="13.5237795676885" table:display="true" table:show-details="true"/>
                <table:data-pilot-member table:name="13.8706169529137" table:display="true" table:show-details="true"/>
                <table:data-pilot-member table:name="13.8911076882742" table:display="true" table:show-details="true"/>
                <table:data-pilot-member table:name="13.9328871282445" table:display="true" table:show-details="true"/>
                <table:data-pilot-member table:name="14.0169869763539" table:display="true" table:show-details="true"/>
                <table:data-pilot-member table:name="14.1261079970105" table:display="true" table:show-details="true"/>
                <table:data-pilot-member table:name="14.1488338273953" table:display="true" table:show-details="true"/>
                <table:data-pilot-member table:name="14.230700055511" table:display="true" table:show-details="true"/>
                <table:data-pilot-member table:name="14.34794561103" table:display="true" table:show-details="true"/>
                <table:data-pilot-member table:name="14.5692813159747" table:display="true" table:show-details="true"/>
                <table:data-pilot-member table:name="14.5827963968738" table:display="true" table:show-details="true"/>
                <table:data-pilot-member table:name="14.6589825766247" table:display="true" table:show-details="true"/>
                <table:data-pilot-member table:name="14.6889400921659" table:display="true" table:show-details="true"/>
                <table:data-pilot-member table:name="14.7790753796722" table:display="true" table:show-details="true"/>
                <table:data-pilot-member table:name="15.2670173395233" table:display="true" table:show-details="true"/>
                <table:data-pilot-member table:name="15.4516637305146" table:display="true" table:show-details="true"/>
                <table:data-pilot-member table:name="15.4733660062274" table:display="true" table:show-details="true"/>
                <table:data-pilot-member table:name="15.8061139461607" table:display="true" table:show-details="true"/>
                <table:data-pilot-member table:name="15.8733617413336" table:display="true" table:show-details="true"/>
                <table:data-pilot-member table:name="16.0040239321969" table:display="true" table:show-details="true"/>
                <table:data-pilot-member table:name="16.0174873273409" table:display="true" table:show-details="true"/>
                <table:data-pilot-member table:name="16.2159392410041" table:display="true" table:show-details="true"/>
                <table:data-pilot-member table:name="16.3590025094103" table:display="true" table:show-details="true"/>
                <table:data-pilot-member table:name="16.5017730295378" table:display="true" table:show-details="true"/>
                <table:data-pilot-member table:name="16.6883266958715" table:display="true" table:show-details="true"/>
                <table:data-pilot-member table:name="16.8174006444683" table:display="true" table:show-details="true"/>
                <table:data-pilot-member table:name="16.8765743796259" table:display="true" table:show-details="true"/>
                <table:data-pilot-member table:name="17.1077406122604" table:display="true" table:show-details="true"/>
                <table:data-pilot-member table:name="17.3226238496182" table:display="true" table:show-details="true"/>
                <table:data-pilot-member table:name="17.6169122357463" table:display="true" table:show-details="true"/>
                <table:data-pilot-member table:name="17.6174020847469" table:display="true" table:show-details="true"/>
                <table:data-pilot-member table:name="17.8751771812373" table:display="true" table:show-details="true"/>
                <table:data-pilot-member table:name="18.0839806641446" table:display="true" table:show-details="true"/>
                <table:data-pilot-member table:name="18.165455174801" table:display="true" table:show-details="true"/>
                <table:data-pilot-member table:name="18.2508057382408" table:display="true" table:show-details="true"/>
                <table:data-pilot-member table:name="18.2896860599078" table:display="true" table:show-details="true"/>
                <table:data-pilot-member table:name="18.4108529144489" table:display="true" table:show-details="true"/>
                <table:data-pilot-member table:name="18.465446536651" table:display="true" table:show-details="true"/>
                <table:data-pilot-member table:name="19.2239146423241" table:display="true" table:show-details="true"/>
                <table:data-pilot-member table:name="19.2803417216083" table:display="true" table:show-details="true"/>
                <table:data-pilot-member table:name="19.4000886643642" table:display="true" table:show-details="true"/>
                <table:data-pilot-member table:name="19.4932820773739" table:display="true" table:show-details="true"/>
                <table:data-pilot-member table:name="19.5460516131242" table:display="true" table:show-details="true"/>
                <table:data-pilot-member table:name="19.5486607497682" table:display="true" table:show-details="true"/>
                <table:data-pilot-member table:name="19.6204257565095" table:display="true" table:show-details="true"/>
                <table:data-pilot-member table:name="19.6597200886644" table:display="true" table:show-details="true"/>
                <table:data-pilot-member table:name="19.872375088968" table:display="true" table:show-details="true"/>
                <table:data-pilot-member table:name="19.9163274021352" table:display="true" table:show-details="true"/>
                <table:data-pilot-member table:name="20.2155006449703" table:display="true" table:show-details="true"/>
                <table:data-pilot-member table:name="20.3823019778995" table:display="true" table:show-details="true"/>
                <table:data-pilot-member table:name="20.4767952761189" table:display="true" table:show-details="true"/>
                <table:data-pilot-member table:name="20.7373271889401" table:display="true" table:show-details="true"/>
                <table:data-pilot-member table:name="20.8163632134323" table:display="true" table:show-details="true"/>
                <table:data-pilot-member table:name="20.9814797265135" table:display="true" table:show-details="true"/>
                <table:data-pilot-member table:name="21.1307047997032" table:display="true" table:show-details="true"/>
                <table:data-pilot-member table:name="21.1647654834597" table:display="true" table:show-details="true"/>
                <table:data-pilot-member table:name="21.2692700934057" table:display="true" table:show-details="true"/>
                <table:data-pilot-member table:name="21.4566467911945" table:display="true" table:show-details="true"/>
                <table:data-pilot-member table:name="21.4642181069959" table:display="true" table:show-details="true"/>
                <table:data-pilot-member table:name="21.5089645050824" table:display="true" table:show-details="true"/>
                <table:data-pilot-member table:name="21.6900166924045" table:display="true" table:show-details="true"/>
                <table:data-pilot-member table:name="21.7304690639715" table:display="true" table:show-details="true"/>
                <table:data-pilot-member table:name="21.8378685914909" table:display="true" table:show-details="true"/>
                <table:data-pilot-member table:name="21.8551621082462" table:display="true" table:show-details="true"/>
                <table:data-pilot-member table:name="22.0811395444418" table:display="true" table:show-details="true"/>
                <table:data-pilot-member table:name="22.0833699088711" table:display="true" table:show-details="true"/>
                <table:data-pilot-member table:name="22.094675390754" table:display="true" table:show-details="true"/>
                <table:data-pilot-member table:name="22.2706130232772" table:display="true" table:show-details="true"/>
                <table:data-pilot-member table:name="22.3958704400883" table:display="true" table:show-details="true"/>
                <table:data-pilot-member table:name="22.4040414757046" table:display="true" table:show-details="true"/>
                <table:data-pilot-member table:name="22.5489144445103" table:display="true" table:show-details="true"/>
                <table:data-pilot-member table:name="22.7682559983274" table:display="true" table:show-details="true"/>
                <table:data-pilot-member table:name="22.7966033632441" table:display="true" table:show-details="true"/>
                <table:data-pilot-member table:name="22.8065591397849" table:display="true" table:show-details="true"/>
                <table:data-pilot-member table:name="23.200144375096" table:display="true" table:show-details="true"/>
                <table:data-pilot-member table:name="23.5139537920991" table:display="true" table:show-details="true"/>
                <table:data-pilot-member table:name="23.8936821234589" table:display="true" table:show-details="true"/>
                <table:data-pilot-member table:name="24.0476818088497" table:display="true" table:show-details="true"/>
                <table:data-pilot-member table:name="24.1150049764161" table:display="true" table:show-details="true"/>
                <table:data-pilot-member table:name="24.2265223645455" table:display="true" table:show-details="true"/>
                <table:data-pilot-member table:name="24.2839829046424" table:display="true" table:show-details="true"/>
                <table:data-pilot-member table:name="24.4337786062358" table:display="true" table:show-details="true"/>
                <table:data-pilot-member table:name="24.9281887755101" table:display="true" table:show-details="true"/>
                <table:data-pilot-member table:name="24.9305036082156" table:display="true" table:show-details="true"/>
                <table:data-pilot-member table:name="24.9857491346628" table:display="true" table:show-details="true"/>
                <table:data-pilot-member table:name="25.0703866845998" table:display="true" table:show-details="true"/>
                <table:data-pilot-member table:name="25.1627189156546" table:display="true" table:show-details="true"/>
                <table:data-pilot-member table:name="25.1677806667286" table:display="true" table:show-details="true"/>
                <table:data-pilot-member table:name="25.2610358895524" table:display="true" table:show-details="true"/>
                <table:data-pilot-member table:name="25.480431467361" table:display="true" table:show-details="true"/>
                <table:data-pilot-member table:name="25.5080793441346" table:display="true" table:show-details="true"/>
                <table:data-pilot-member table:name="25.5235540711736" table:display="true" table:show-details="true"/>
                <table:data-pilot-member table:name="25.6586659058039" table:display="true" table:show-details="true"/>
                <table:data-pilot-member table:name="25.6846748976716" table:display="true" table:show-details="true"/>
                <table:data-pilot-member table:name="25.7819843824921" table:display="true" table:show-details="true"/>
                <table:data-pilot-member table:name="25.8002879165042" table:display="true" table:show-details="true"/>
                <table:data-pilot-member table:name="25.8712153970068" table:display="true" table:show-details="true"/>
                <table:data-pilot-member table:name="25.9587976916227" table:display="true" table:show-details="true"/>
                <table:data-pilot-member table:name="26.2294420680677" table:display="true" table:show-details="true"/>
                <table:data-pilot-member table:name="26.254463615904" table:display="true" table:show-details="true"/>
                <table:data-pilot-member table:name="26.3802855871226" table:display="true" table:show-details="true"/>
                <table:data-pilot-member table:name="26.4134590652447" table:display="true" table:show-details="true"/>
                <table:data-pilot-member table:name="26.4383486438004" table:display="true" table:show-details="true"/>
                <table:data-pilot-member table:name="26.4713782576743" table:display="true" table:show-details="true"/>
                <table:data-pilot-member table:name="26.5385031226157" table:display="true" table:show-details="true"/>
                <table:data-pilot-member table:name="26.648358875926" table:display="true" table:show-details="true"/>
                <table:data-pilot-member table:name="26.6886381298958" table:display="true" table:show-details="true"/>
                <table:data-pilot-member table:name="26.8163502805899" table:display="true" table:show-details="true"/>
                <table:data-pilot-member table:name="27.0171942875252" table:display="true" table:show-details="true"/>
                <table:data-pilot-member table:name="27.3878059251491" table:display="true" table:show-details="true"/>
                <table:data-pilot-member table:name="27.408001015035" table:display="true" table:show-details="true"/>
                <table:data-pilot-member table:name="27.4506223855378" table:display="true" table:show-details="true"/>
                <table:data-pilot-member table:name="27.4975909418626" table:display="true" table:show-details="true"/>
                <table:data-pilot-member table:name="27.5267377620109" table:display="true" table:show-details="true"/>
                <table:data-pilot-member table:name="27.6812654847568" table:display="true" table:show-details="true"/>
                <table:data-pilot-member table:name="27.8659907311257" table:display="true" table:show-details="true"/>
                <table:data-pilot-member table:name="28.098779064015" table:display="true" table:show-details="true"/>
                <table:data-pilot-member table:name="28.5790337017531" table:display="true" table:show-details="true"/>
                <table:data-pilot-member table:name="28.5810356422327" table:display="true" table:show-details="true"/>
                <table:data-pilot-member table:name="28.7265328104665" table:display="true" table:show-details="true"/>
                <table:data-pilot-member table:name="28.7871658986175" table:display="true" table:show-details="true"/>
                <table:data-pilot-member table:name="28.8011298809918" table:display="true" table:show-details="true"/>
                <table:data-pilot-member table:name="28.8450444213684" table:display="true" table:show-details="true"/>
                <table:data-pilot-member table:name="28.8486048581966" table:display="true" table:show-details="true"/>
                <table:data-pilot-member table:name="28.8511515996283" table:display="true" table:show-details="true"/>
                <table:data-pilot-member table:name="28.8931677249661" table:display="true" table:show-details="true"/>
                <table:data-pilot-member table:name="29.219387671007" table:display="true" table:show-details="true"/>
                <table:data-pilot-member table:name="29.2687315270937" table:display="true" table:show-details="true"/>
                <table:data-pilot-member table:name="29.3445851884832" table:display="true" table:show-details="true"/>
                <table:data-pilot-member table:name="29.4348082458909" table:display="true" table:show-details="true"/>
                <table:data-pilot-member table:name="29.5277967391994" table:display="true" table:show-details="true"/>
                <table:data-pilot-member table:name="29.6018664723804" table:display="true" table:show-details="true"/>
                <table:data-pilot-member table:name="29.7639553553946" table:display="true" table:show-details="true"/>
                <table:data-pilot-member table:name="30.0683404932726" table:display="true" table:show-details="true"/>
                <table:data-pilot-member table:name="30.1001519541181" table:display="true" table:show-details="true"/>
                <table:data-pilot-member table:name="30.1486982858085" table:display="true" table:show-details="true"/>
                <table:data-pilot-member table:name="30.1562936578609" table:display="true" table:show-details="true"/>
                <table:data-pilot-member table:name="30.2580222546034" table:display="true" table:show-details="true"/>
                <table:data-pilot-member table:name="30.3504842428901" table:display="true" table:show-details="true"/>
                <table:data-pilot-member table:name="30.5214151068632" table:display="true" table:show-details="true"/>
                <table:data-pilot-member table:name="30.6820519767908" table:display="true" table:show-details="true"/>
                <table:data-pilot-member table:name="31.005994722725" table:display="true" table:show-details="true"/>
                <table:data-pilot-member table:name="31.0545955906405" table:display="true" table:show-details="true"/>
                <table:data-pilot-member table:name="31.2734218529783" table:display="true" table:show-details="true"/>
                <table:data-pilot-member table:name="31.4168321814398" table:display="true" table:show-details="true"/>
                <table:data-pilot-member table:name="31.4774833660244" table:display="true" table:show-details="true"/>
                <table:data-pilot-member table:name="31.4931192480911" table:display="true" table:show-details="true"/>
                <table:data-pilot-member table:name="31.5528961768145" table:display="true" table:show-details="true"/>
                <table:data-pilot-member table:name="31.7288667793105" table:display="true" table:show-details="true"/>
                <table:data-pilot-member table:name="31.7923336502787" table:display="true" table:show-details="true"/>
                <table:data-pilot-member table:name="31.7925481197342" table:display="true" table:show-details="true"/>
                <table:data-pilot-member table:name="31.8286213684609" table:display="true" table:show-details="true"/>
                <table:data-pilot-member table:name="31.9150599976924" table:display="true" table:show-details="true"/>
                <table:data-pilot-member table:name="32.0414171859765" table:display="true" table:show-details="true"/>
                <table:data-pilot-member table:name="32.3370954739145" table:display="true" table:show-details="true"/>
                <table:data-pilot-member table:name="32.4018207992629" table:display="true" table:show-details="true"/>
                <table:data-pilot-member table:name="32.4150543225927" table:display="true" table:show-details="true"/>
                <table:data-pilot-member table:name="32.5403009499635" table:display="true" table:show-details="true"/>
                <table:data-pilot-member table:name="32.549759959142" table:display="true" table:show-details="true"/>
                <table:data-pilot-member table:name="32.6896950133571" table:display="true" table:show-details="true"/>
                <table:data-pilot-member table:name="32.7098994633936" table:display="true" table:show-details="true"/>
                <table:data-pilot-member table:name="32.8933878175329" table:display="true" table:show-details="true"/>
                <table:data-pilot-member table:name="32.9235351942562" table:display="true" table:show-details="true"/>
                <table:data-pilot-member table:name="33.0066194165156" table:display="true" table:show-details="true"/>
                <table:data-pilot-member table:name="33.2689468803815" table:display="true" table:show-details="true"/>
                <table:data-pilot-member table:name="33.2810867436851" table:display="true" table:show-details="true"/>
                <table:data-pilot-member table:name="33.3093801116448" table:display="true" table:show-details="true"/>
                <table:data-pilot-member table:name="33.5562755294542" table:display="true" table:show-details="true"/>
                <table:data-pilot-member table:name="33.6646652411394" table:display="true" table:show-details="true"/>
                <table:data-pilot-member table:name="33.6851008064516" table:display="true" table:show-details="true"/>
                <table:data-pilot-member table:name="33.6911857797584" table:display="true" table:show-details="true"/>
                <table:data-pilot-member table:name="33.7792875921439" table:display="true" table:show-details="true"/>
                <table:data-pilot-member table:name="33.9142236146466" table:display="true" table:show-details="true"/>
                <table:data-pilot-member table:name="34.1373881759513" table:display="true" table:show-details="true"/>
                <table:data-pilot-member table:name="34.2859568532639" table:display="true" table:show-details="true"/>
                <table:data-pilot-member table:name="34.5001834029726" table:display="true" table:show-details="true"/>
                <table:data-pilot-member table:name="35.0749268377783" table:display="true" table:show-details="true"/>
                <table:data-pilot-member table:name="35.2872986833818" table:display="true" table:show-details="true"/>
                <table:data-pilot-member table:name="35.3583439688971" table:display="true" table:show-details="true"/>
                <table:data-pilot-member table:name="35.3902620967742" table:display="true" table:show-details="true"/>
                <table:data-pilot-member table:name="35.3931511829521" table:display="true" table:show-details="true"/>
                <table:data-pilot-member table:name="35.5841757009778" table:display="true" table:show-details="true"/>
                <table:data-pilot-member table:name="35.7625004895242" table:display="true" table:show-details="true"/>
                <table:data-pilot-member table:name="35.775722598369" table:display="true" table:show-details="true"/>
                <table:data-pilot-member table:name="35.8048398497658" table:display="true" table:show-details="true"/>
                <table:data-pilot-member table:name="36.1543529233026" table:display="true" table:show-details="true"/>
                <table:data-pilot-member table:name="36.2502381836754" table:display="true" table:show-details="true"/>
                <table:data-pilot-member table:name="36.3407355708908" table:display="true" table:show-details="true"/>
                <table:data-pilot-member table:name="36.5113876899427" table:display="true" table:show-details="true"/>
                <table:data-pilot-member table:name="36.6887111082262" table:display="true" table:show-details="true"/>
                <table:data-pilot-member table:name="36.781588246234" table:display="true" table:show-details="true"/>
                <table:data-pilot-member table:name="36.8659529536883" table:display="true" table:show-details="true"/>
                <table:data-pilot-member table:name="36.959947857052" table:display="true" table:show-details="true"/>
                <table:data-pilot-member table:name="36.9788569636354" table:display="true" table:show-details="true"/>
                <table:data-pilot-member table:name="37.1990250213448" table:display="true" table:show-details="true"/>
                <table:data-pilot-member table:name="37.356904297754" table:display="true" table:show-details="true"/>
                <table:data-pilot-member table:name="37.3584647452239" table:display="true" table:show-details="true"/>
                <table:data-pilot-member table:name="37.4239848619769" table:display="true" table:show-details="true"/>
                <table:data-pilot-member table:name="38.076575441045" table:display="true" table:show-details="true"/>
                <table:data-pilot-member table:name="38.1653019502354" table:display="true" table:show-details="true"/>
                <table:data-pilot-member table:name="38.1909316980812" table:display="true" table:show-details="true"/>
                <table:data-pilot-member table:name="38.3521704804786" table:display="true" table:show-details="true"/>
                <table:data-pilot-member table:name="38.3882263345196" table:display="true" table:show-details="true"/>
                <table:data-pilot-member table:name="38.469689417891" table:display="true" table:show-details="true"/>
                <table:data-pilot-member table:name="38.6175441281139" table:display="true" table:show-details="true"/>
                <table:data-pilot-member table:name="38.6644615432061" table:display="true" table:show-details="true"/>
                <table:data-pilot-member table:name="38.9252549901927" table:display="true" table:show-details="true"/>
                <table:data-pilot-member table:name="39.211546613163" table:display="true" table:show-details="true"/>
                <table:data-pilot-member table:name="39.3681533337445" table:display="true" table:show-details="true"/>
                <table:data-pilot-member table:name="39.4296924642433" table:display="true" table:show-details="true"/>
                <table:data-pilot-member table:name="39.4340959776979" table:display="true" table:show-details="true"/>
                <table:data-pilot-member table:name="39.498086175654" table:display="true" table:show-details="true"/>
                <table:data-pilot-member table:name="39.6278147021732" table:display="true" table:show-details="true"/>
                <table:data-pilot-member table:name="39.6839117838349" table:display="true" table:show-details="true"/>
                <table:data-pilot-member table:name="39.7915513071516" table:display="true" table:show-details="true"/>
                <table:data-pilot-member table:name="40.4632028590156" table:display="true" table:show-details="true"/>
                <table:data-pilot-member table:name="40.677193877551" table:display="true" table:show-details="true"/>
                <table:data-pilot-member table:name="40.7075870126444" table:display="true" table:show-details="true"/>
                <table:data-pilot-member table:name="40.7285679715302" table:display="true" table:show-details="true"/>
                <table:data-pilot-member table:name="40.9342493055167" table:display="true" table:show-details="true"/>
                <table:data-pilot-member table:name="41.0697625240542" table:display="true" table:show-details="true"/>
                <table:data-pilot-member table:name="41.1644169802567" table:display="true" table:show-details="true"/>
                <table:data-pilot-member table:name="41.5363355519511" table:display="true" table:show-details="true"/>
                <table:data-pilot-member table:name="41.5415313644009" table:display="true" table:show-details="true"/>
                <table:data-pilot-member table:name="41.6289760731879" table:display="true" table:show-details="true"/>
                <table:data-pilot-member table:name="41.7367408090032" table:display="true" table:show-details="true"/>
                <table:data-pilot-member table:name="41.8023948547841" table:display="true" table:show-details="true"/>
                <table:data-pilot-member table:name="41.8575421056163" table:display="true" table:show-details="true"/>
                <table:data-pilot-member table:name="42.0722017484869" table:display="true" table:show-details="true"/>
                <table:data-pilot-member table:name="42.2826708306638" table:display="true" table:show-details="true"/>
                <table:data-pilot-member table:name="42.4282099884622" table:display="true" table:show-details="true"/>
                <table:data-pilot-member table:name="42.5620062190489" table:display="true" table:show-details="true"/>
                <table:data-pilot-member table:name="42.7432862787808" table:display="true" table:show-details="true"/>
                <table:data-pilot-member table:name="42.771730255497" table:display="true" table:show-details="true"/>
                <table:data-pilot-member table:name="42.940411167943" table:display="true" table:show-details="true"/>
                <table:data-pilot-member table:name="42.9469001461064" table:display="true" table:show-details="true"/>
                <table:data-pilot-member table:name="43.8515363260643" table:display="true" table:show-details="true"/>
                <table:data-pilot-member table:name="43.9946314525475" table:display="true" table:show-details="true"/>
                <table:data-pilot-member table:name="44.1504945026224" table:display="true" table:show-details="true"/>
                <table:data-pilot-member table:name="44.2024802892196" table:display="true" table:show-details="true"/>
                <table:data-pilot-member table:name="44.2814316461145" table:display="true" table:show-details="true"/>
                <table:data-pilot-member table:name="44.2918611730173" table:display="true" table:show-details="true"/>
                <table:data-pilot-member table:name="44.3673503644896" table:display="true" table:show-details="true"/>
                <table:data-pilot-member table:name="44.6339881659037" table:display="true" table:show-details="true"/>
                <table:data-pilot-member table:name="44.7960868168271" table:display="true" table:show-details="true"/>
                <table:data-pilot-member table:name="45.0797622397766" table:display="true" table:show-details="true"/>
                <table:data-pilot-member table:name="45.2536503060849" table:display="true" table:show-details="true"/>
                <table:data-pilot-member table:name="45.364248921159" table:display="true" table:show-details="true"/>
                <table:data-pilot-member table:name="45.5500826446281" table:display="true" table:show-details="true"/>
                <table:data-pilot-member table:name="45.5768737988469" table:display="true" table:show-details="true"/>
                <table:data-pilot-member table:name="45.7670866626805" table:display="true" table:show-details="true"/>
                <table:data-pilot-member table:name="46.1103734304506" table:display="true" table:show-details="true"/>
                <table:data-pilot-member table:name="46.1647348372415" table:display="true" table:show-details="true"/>
                <table:data-pilot-member table:name="46.3934845184785" table:display="true" table:show-details="true"/>
                <table:data-pilot-member table:name="46.3990997749437" table:display="true" table:show-details="true"/>
                <table:data-pilot-member table:name="47.0362956366875" table:display="true" table:show-details="true"/>
                <table:data-pilot-member table:name="47.111847538511" table:display="true" table:show-details="true"/>
                <table:data-pilot-member table:name="47.1540292013667" table:display="true" table:show-details="true"/>
                <table:data-pilot-member table:name="47.1917988708386" table:display="true" table:show-details="true"/>
                <table:data-pilot-member table:name="47.1918742427614" table:display="true" table:show-details="true"/>
                <table:data-pilot-member table:name="47.5017593244194" table:display="true" table:show-details="true"/>
                <table:data-pilot-member table:name="47.699016607762" table:display="true" table:show-details="true"/>
                <table:data-pilot-member table:name="48.1148064260887" table:display="true" table:show-details="true"/>
                <table:data-pilot-member table:name="48.1470173790512" table:display="true" table:show-details="true"/>
                <table:data-pilot-member table:name="48.273618324154" table:display="true" table:show-details="true"/>
                <table:data-pilot-member table:name="48.7452386029955" table:display="true" table:show-details="true"/>
                <table:data-pilot-member table:name="48.7849405761389" table:display="true" table:show-details="true"/>
                <table:data-pilot-member table:name="49.1769492847074" table:display="true" table:show-details="true"/>
                <table:data-pilot-member table:name="49.4523156046782" table:display="true" table:show-details="true"/>
                <table:data-pilot-member table:name="49.6683222313857" table:display="true" table:show-details="true"/>
                <table:data-pilot-member table:name="49.7620845329955" table:display="true" table:show-details="true"/>
                <table:data-pilot-member table:name="50.1871527823294" table:display="true" table:show-details="true"/>
                <table:data-pilot-member table:name="50.443485727729" table:display="true" table:show-details="true"/>
                <table:data-pilot-member table:name="50.4490802703148" table:display="true" table:show-details="true"/>
                <table:data-pilot-member table:name="50.5815371748184" table:display="true" table:show-details="true"/>
                <table:data-pilot-member table:name="50.7425137494712" table:display="true" table:show-details="true"/>
                <table:data-pilot-member table:name="50.8023226462634" table:display="true" table:show-details="true"/>
                <table:data-pilot-member table:name="50.8703531399374" table:display="true" table:show-details="true"/>
                <table:data-pilot-member table:name="51.090331300478" table:display="true" table:show-details="true"/>
                <table:data-pilot-member table:name="51.0973758955445" table:display="true" table:show-details="true"/>
                <table:data-pilot-member table:name="51.2004788597051" table:display="true" table:show-details="true"/>
                <table:data-pilot-member table:name="51.4024157254749" table:display="true" table:show-details="true"/>
                <table:data-pilot-member table:name="51.5794504364796" table:display="true" table:show-details="true"/>
                <table:data-pilot-member table:name="52.2142497119816" table:display="true" table:show-details="true"/>
                <table:data-pilot-member table:name="52.4153938142088" table:display="true" table:show-details="true"/>
                <table:data-pilot-member table:name="52.7149198148024" table:display="true" table:show-details="true"/>
                <table:data-pilot-member table:name="52.7886233904155" table:display="true" table:show-details="true"/>
                <table:data-pilot-member table:name="52.8176076301497" table:display="true" table:show-details="true"/>
                <table:data-pilot-member table:name="52.8231712210699" table:display="true" table:show-details="true"/>
                <table:data-pilot-member table:name="52.842390944932" table:display="true" table:show-details="true"/>
                <table:data-pilot-member table:name="53.0296907888279" table:display="true" table:show-details="true"/>
                <table:data-pilot-member table:name="53.0851243391424" table:display="true" table:show-details="true"/>
                <table:data-pilot-member table:name="53.2774133184768" table:display="true" table:show-details="true"/>
                <table:data-pilot-member table:name="53.8140605245461" table:display="true" table:show-details="true"/>
                <table:data-pilot-member table:name="53.9431670192117" table:display="true" table:show-details="true"/>
                <table:data-pilot-member table:name="54.4136521886569" table:display="true" table:show-details="true"/>
                <table:data-pilot-member table:name="54.4410760145804" table:display="true" table:show-details="true"/>
                <table:data-pilot-member table:name="54.6784106642492" table:display="true" table:show-details="true"/>
                <table:data-pilot-member table:name="54.9356683544023" table:display="true" table:show-details="true"/>
                <table:data-pilot-member table:name="54.9939049137282" table:display="true" table:show-details="true"/>
                <table:data-pilot-member table:name="55.2870400146947" table:display="true" table:show-details="true"/>
                <table:data-pilot-member table:name="55.348403751509" table:display="true" table:show-details="true"/>
                <table:data-pilot-member table:name="55.633855055263" table:display="true" table:show-details="true"/>
                <table:data-pilot-member table:name="55.6492705901389" table:display="true" table:show-details="true"/>
                <table:data-pilot-member table:name="55.7123635052763" table:display="true" table:show-details="true"/>
                <table:data-pilot-member table:name="55.7399695860611" table:display="true" table:show-details="true"/>
                <table:data-pilot-member table:name="55.8141184262816" table:display="true" table:show-details="true"/>
                <table:data-pilot-member table:name="56.0086186953598" table:display="true" table:show-details="true"/>
                <table:data-pilot-member table:name="56.4203469619852" table:display="true" table:show-details="true"/>
                <table:data-pilot-member table:name="56.4795651825753" table:display="true" table:show-details="true"/>
                <table:data-pilot-member table:name="56.7441753874685" table:display="true" table:show-details="true"/>
                <table:data-pilot-member table:name="57.1489380560387" table:display="true" table:show-details="true"/>
                <table:data-pilot-member table:name="57.430349749059" table:display="true" table:show-details="true"/>
                <table:data-pilot-member table:name="57.5393105233562" table:display="true" table:show-details="true"/>
                <table:data-pilot-member table:name="57.6914658966142" table:display="true" table:show-details="true"/>
                <table:data-pilot-member table:name="57.98857227664" table:display="true" table:show-details="true"/>
                <table:data-pilot-member table:name="58.4678439102972" table:display="true" table:show-details="true"/>
                <table:data-pilot-member table:name="58.7223491404177" table:display="true" table:show-details="true"/>
                <table:data-pilot-member table:name="58.7480898352502" table:display="true" table:show-details="true"/>
                <table:data-pilot-member table:name="58.9306253598987" table:display="true" table:show-details="true"/>
                <table:data-pilot-member table:name="59.1317312795662" table:display="true" table:show-details="true"/>
                <table:data-pilot-member table:name="59.204196797153" table:display="true" table:show-details="true"/>
                <table:data-pilot-member table:name="59.2840323601651" table:display="true" table:show-details="true"/>
                <table:data-pilot-member table:name="59.451407804526" table:display="true" table:show-details="true"/>
                <table:data-pilot-member table:name="59.5205639318582" table:display="true" table:show-details="true"/>
                <table:data-pilot-member table:name="59.5252033111472" table:display="true" table:show-details="true"/>
                <table:data-pilot-member table:name="59.5421945995067" table:display="true" table:show-details="true"/>
                <table:data-pilot-member table:name="59.6246566735926" table:display="true" table:show-details="true"/>
                <table:data-pilot-member table:name="59.9144440325359" table:display="true" table:show-details="true"/>
                <table:data-pilot-member table:name="59.9931020004199" table:display="true" table:show-details="true"/>
                <table:data-pilot-member table:name="60.1793699255184" table:display="true" table:show-details="true"/>
                <table:data-pilot-member table:name="60.2372086698533" table:display="true" table:show-details="true"/>
                <table:data-pilot-member table:name="60.4356969077909" table:display="true" table:show-details="true"/>
                <table:data-pilot-member table:name="60.5553035587189" table:display="true" table:show-details="true"/>
                <table:data-pilot-member table:name="60.6843994497752" table:display="true" table:show-details="true"/>
                <table:data-pilot-member table:name="60.7752178090967" table:display="true" table:show-details="true"/>
                <table:data-pilot-member table:name="60.8983140846938" table:display="true" table:show-details="true"/>
                <table:data-pilot-member table:name="60.9320200752824" table:display="true" table:show-details="true"/>
                <table:data-pilot-member table:name="61.0180079308563" table:display="true" table:show-details="true"/>
                <table:data-pilot-member table:name="61.2854007153265" table:display="true" table:show-details="true"/>
                <table:data-pilot-member table:name="61.2959055606643" table:display="true" table:show-details="true"/>
                <table:data-pilot-member table:name="61.7964153556941" table:display="true" table:show-details="true"/>
                <table:data-pilot-member table:name="62.0351853225527" table:display="true" table:show-details="true"/>
                <table:data-pilot-member table:name="62.3152327439559" table:display="true" table:show-details="true"/>
                <table:data-pilot-member table:name="62.5527980990783" table:display="true" table:show-details="true"/>
                <table:data-pilot-member table:name="62.8223177935943" table:display="true" table:show-details="true"/>
                <table:data-pilot-member table:name="62.8840391459075" table:display="true" table:show-details="true"/>
                <table:data-pilot-member table:name="63.3438428778714" table:display="true" table:show-details="true"/>
                <table:data-pilot-member table:name="63.9215342626288" table:display="true" table:show-details="true"/>
                <table:data-pilot-member table:name="64.0820689801338" table:display="true" table:show-details="true"/>
                <table:data-pilot-member table:name="64.3546797205027" table:display="true" table:show-details="true"/>
                <table:data-pilot-member table:name="64.4857447232178" table:display="true" table:show-details="true"/>
                <table:data-pilot-member table:name="64.8285677096758" table:display="true" table:show-details="true"/>
                <table:data-pilot-member table:name="65.1259731806776" table:display="true" table:show-details="true"/>
                <table:data-pilot-member table:name="65.5770063765941" table:display="true" table:show-details="true"/>
                <table:data-pilot-member table:name="66.1608488702868" table:display="true" table:show-details="true"/>
                <table:data-pilot-member table:name="66.2124035138249" table:display="true" table:show-details="true"/>
                <table:data-pilot-member table:name="66.3898536424437" table:display="true" table:show-details="true"/>
                <table:data-pilot-member table:name="66.3916463128229" table:display="true" table:show-details="true"/>
                <table:data-pilot-member table:name="66.4908579668349" table:display="true" table:show-details="true"/>
                <table:data-pilot-member table:name="66.7617344559405" table:display="true" table:show-details="true"/>
                <table:data-pilot-member table:name="67.1368550799891" table:display="true" table:show-details="true"/>
                <table:data-pilot-member table:name="68.0855819006959" table:display="true" table:show-details="true"/>
                <table:data-pilot-member table:name="68.2016306795603" table:display="true" table:show-details="true"/>
                <table:data-pilot-member table:name="68.6625172784003" table:display="true" table:show-details="true"/>
                <table:data-pilot-member table:name="68.9712881019248" table:display="true" table:show-details="true"/>
                <table:data-pilot-member table:name="69.1058304551781" table:display="true" table:show-details="true"/>
                <table:data-pilot-member table:name="69.6126463075862" table:display="true" table:show-details="true"/>
                <table:data-pilot-member table:name="70.2320193061634" table:display="true" table:show-details="true"/>
                <table:data-pilot-member table:name="70.6983198492869" table:display="true" table:show-details="true"/>
                <table:data-pilot-member table:name="70.8833384204502" table:display="true" table:show-details="true"/>
                <table:data-pilot-member table:name="70.9798566150598" table:display="true" table:show-details="true"/>
                <table:data-pilot-member table:name="71.3555401171279" table:display="true" table:show-details="true"/>
                <table:data-pilot-member table:name="71.4572992167795" table:display="true" table:show-details="true"/>
                <table:data-pilot-member table:name="71.5807673150223" table:display="true" table:show-details="true"/>
                <table:data-pilot-member table:name="71.6946177794449" table:display="true" table:show-details="true"/>
                <table:data-pilot-member table:name="71.8834032722727" table:display="true" table:show-details="true"/>
                <table:data-pilot-member table:name="71.9760905812097" table:display="true" table:show-details="true"/>
                <table:data-pilot-member table:name="72.1338245680814" table:display="true" table:show-details="true"/>
                <table:data-pilot-member table:name="72.1369514137794" table:display="true" table:show-details="true"/>
                <table:data-pilot-member table:name="72.1847673387335" table:display="true" table:show-details="true"/>
                <table:data-pilot-member table:name="72.20953017602" table:display="true" table:show-details="true"/>
                <table:data-pilot-member table:name="72.4651389069194" table:display="true" table:show-details="true"/>
                <table:data-pilot-member table:name="72.5041179628263" table:display="true" table:show-details="true"/>
                <table:data-pilot-member table:name="72.6377225133227" table:display="true" table:show-details="true"/>
                <table:data-pilot-member table:name="72.7048730307577" table:display="true" table:show-details="true"/>
                <table:data-pilot-member table:name="73.0846563550773" table:display="true" table:show-details="true"/>
                <table:data-pilot-member table:name="73.1688659209238" table:display="true" table:show-details="true"/>
                <table:data-pilot-member table:name="73.9064808338938" table:display="true" table:show-details="true"/>
                <table:data-pilot-member table:name="73.9241577484775" table:display="true" table:show-details="true"/>
                <table:data-pilot-member table:name="74.0914949562878" table:display="true" table:show-details="true"/>
                <table:data-pilot-member table:name="74.6397152528873" table:display="true" table:show-details="true"/>
                <table:data-pilot-member table:name="75.0951168815148" table:display="true" table:show-details="true"/>
                <table:data-pilot-member table:name="75.603083460531" table:display="true" table:show-details="true"/>
                <table:data-pilot-member table:name="75.8743318695107" table:display="true" table:show-details="true"/>
                <table:data-pilot-member table:name="75.9716195303362" table:display="true" table:show-details="true"/>
                <table:data-pilot-member table:name="76.0877378907832" table:display="true" table:show-details="true"/>
                <table:data-pilot-member table:name="76.7260945881658" table:display="true" table:show-details="true"/>
                <table:data-pilot-member table:name="76.8218801575394" table:display="true" table:show-details="true"/>
                <table:data-pilot-member table:name="77.1495169854116" table:display="true" table:show-details="true"/>
                <table:data-pilot-member table:name="77.9530475139556" table:display="true" table:show-details="true"/>
                <table:data-pilot-member table:name="78.0598134913255" table:display="true" table:show-details="true"/>
                <table:data-pilot-member table:name="78.8447797141179" table:display="true" table:show-details="true"/>
                <table:data-pilot-member table:name="79.1535722932078" table:display="true" table:show-details="true"/>
                <table:data-pilot-member table:name="79.4235235817434" table:display="true" table:show-details="true"/>
                <table:data-pilot-member table:name="79.4493867485777" table:display="true" table:show-details="true"/>
                <table:data-pilot-member table:name="79.4929073518378" table:display="true" table:show-details="true"/>
                <table:data-pilot-member table:name="79.7223943108082" table:display="true" table:show-details="true"/>
                <table:data-pilot-member table:name="80.1243822004608" table:display="true" table:show-details="true"/>
                <table:data-pilot-member table:name="80.1732109388522" table:display="true" table:show-details="true"/>
                <table:data-pilot-member table:name="80.8868087557604" table:display="true" table:show-details="true"/>
                <table:data-pilot-member table:name="81.1192861623656" table:display="true" table:show-details="true"/>
                <table:data-pilot-member table:name="81.5213486113617" table:display="true" table:show-details="true"/>
                <table:data-pilot-member table:name="81.5592281325038" table:display="true" table:show-details="true"/>
                <table:data-pilot-member table:name="81.5807865231293" table:display="true" table:show-details="true"/>
                <table:data-pilot-member table:name="81.7172882685069" table:display="true" table:show-details="true"/>
                <table:data-pilot-member table:name="82.0343267847917" table:display="true" table:show-details="true"/>
                <table:data-pilot-member table:name="82.139948946699" table:display="true" table:show-details="true"/>
                <table:data-pilot-member table:name="82.8661579110973" table:display="true" table:show-details="true"/>
                <table:data-pilot-member table:name="83.0648784164646" table:display="true" table:show-details="true"/>
                <table:data-pilot-member table:name="83.3675352588145" table:display="true" table:show-details="true"/>
                <table:data-pilot-member table:name="83.7470104301931" table:display="true" table:show-details="true"/>
                <table:data-pilot-member table:name="83.8865307727601" table:display="true" table:show-details="true"/>
                <table:data-pilot-member table:name="84.4541794310722" table:display="true" table:show-details="true"/>
                <table:data-pilot-member table:name="84.506911000565" table:display="true" table:show-details="true"/>
                <table:data-pilot-member table:name="85.0244660450387" table:display="true" table:show-details="true"/>
                <table:data-pilot-member table:name="85.5050098747984" table:display="true" table:show-details="true"/>
                <table:data-pilot-member table:name="85.5491379310345" table:display="true" table:show-details="true"/>
                <table:data-pilot-member table:name="86.1681864611385" table:display="true" table:show-details="true"/>
                <table:data-pilot-member table:name="86.1855038919532" table:display="true" table:show-details="true"/>
                <table:data-pilot-member table:name="86.2648302174743" table:display="true" table:show-details="true"/>
                <table:data-pilot-member table:name="86.26686402133" table:display="true" table:show-details="true"/>
                <table:data-pilot-member table:name="86.3455413020239" table:display="true" table:show-details="true"/>
                <table:data-pilot-member table:name="86.5505624003144" table:display="true" table:show-details="true"/>
                <table:data-pilot-member table:name="86.7374365419482" table:display="true" table:show-details="true"/>
                <table:data-pilot-member table:name="86.8934780605781" table:display="true" table:show-details="true"/>
                <table:data-pilot-member table:name="87.1482616612361" table:display="true" table:show-details="true"/>
                <table:data-pilot-member table:name="87.3164487684938" table:display="true" table:show-details="true"/>
                <table:data-pilot-member table:name="87.6174541648163" table:display="true" table:show-details="true"/>
                <table:data-pilot-member table:name="87.857044876722" table:display="true" table:show-details="true"/>
                <table:data-pilot-member table:name="88.3071653177999" table:display="true" table:show-details="true"/>
                <table:data-pilot-member table:name="88.3884863912277" table:display="true" table:show-details="true"/>
                <table:data-pilot-member table:name="88.4868988134147" table:display="true" table:show-details="true"/>
                <table:data-pilot-member table:name="88.4876214341602" table:display="true" table:show-details="true"/>
                <table:data-pilot-member table:name="89.3379646429402" table:display="true" table:show-details="true"/>
                <table:data-pilot-member table:name="89.8270884443511" table:display="true" table:show-details="true"/>
                <table:data-pilot-member table:name="90.2973790322581" table:display="true" table:show-details="true"/>
                <table:data-pilot-member table:name="90.4515701970443" table:display="true" table:show-details="true"/>
                <table:data-pilot-member table:name="90.6221572894001" table:display="true" table:show-details="true"/>
                <table:data-pilot-member table:name="90.6950947145317" table:display="true" table:show-details="true"/>
                <table:data-pilot-member table:name="90.7307203210219" table:display="true" table:show-details="true"/>
                <table:data-pilot-member table:name="90.9391093145675" table:display="true" table:show-details="true"/>
                <table:data-pilot-member table:name="91.2641914442572" table:display="true" table:show-details="true"/>
                <table:data-pilot-member table:name="91.5087533661436" table:display="true" table:show-details="true"/>
                <table:data-pilot-member table:name="91.5690439307042" table:display="true" table:show-details="true"/>
                <table:data-pilot-member table:name="91.734732974246" table:display="true" table:show-details="true"/>
                <table:data-pilot-member table:name="92.8285860095881" table:display="true" table:show-details="true"/>
                <table:data-pilot-member table:name="92.8439436497012" table:display="true" table:show-details="true"/>
                <table:data-pilot-member table:name="93.1849489795918" table:display="true" table:show-details="true"/>
                <table:data-pilot-member table:name="93.2279735663761" table:display="true" table:show-details="true"/>
                <table:data-pilot-member table:name="93.2284331400501" table:display="true" table:show-details="true"/>
                <table:data-pilot-member table:name="93.2857307382241" table:display="true" table:show-details="true"/>
                <table:data-pilot-member table:name="93.8601194439005" table:display="true" table:show-details="true"/>
                <table:data-pilot-member table:name="94.1142936973024" table:display="true" table:show-details="true"/>
                <table:data-pilot-member table:name="94.2205136902406" table:display="true" table:show-details="true"/>
                <table:data-pilot-member table:name="94.3270422653207" table:display="true" table:show-details="true"/>
                <table:data-pilot-member table:name="94.4855590169609" table:display="true" table:show-details="true"/>
                <table:data-pilot-member table:name="94.6645211722626" table:display="true" table:show-details="true"/>
                <table:data-pilot-member table:name="94.8147095181563" table:display="true" table:show-details="true"/>
                <table:data-pilot-member table:name="95.5890821144766" table:display="true" table:show-details="true"/>
                <table:data-pilot-member table:name="95.7814445775029" table:display="true" table:show-details="true"/>
                <table:data-pilot-member table:name="96.2309057077329" table:display="true" table:show-details="true"/>
                <table:data-pilot-member table:name="96.4519733709348" table:display="true" table:show-details="true"/>
                <table:data-pilot-member table:name="96.8780105737223" table:display="true" table:show-details="true"/>
                <table:data-pilot-member table:name="97.7893671457797" table:display="true" table:show-details="true"/>
                <table:data-pilot-member table:name="97.9195457867005" table:display="true" table:show-details="true"/>
                <table:data-pilot-member table:name="98.2078009414929" table:display="true" table:show-details="true"/>
                <table:data-pilot-member table:name="98.2549441942432" table:display="true" table:show-details="true"/>
                <table:data-pilot-member table:name="98.4943717524014" table:display="true" table:show-details="true"/>
                <table:data-pilot-member table:name="98.5907994459286" table:display="true" table:show-details="true"/>
                <table:data-pilot-member table:name="98.6306535074701" table:display="true" table:show-details="true"/>
                <table:data-pilot-member table:name="98.8581800152893" table:display="true" table:show-details="true"/>
                <table:data-pilot-member table:name="98.8920736922401" table:display="true" table:show-details="true"/>
                <table:data-pilot-member table:name="99.0663286763647" table:display="true" table:show-details="true"/>
                <table:data-pilot-member table:name="99.0783957373272" table:display="true" table:show-details="true"/>
                <table:data-pilot-member table:name="99.1451707709857" table:display="true" table:show-details="true"/>
                <table:data-pilot-member table:name="99.6954680537689" table:display="true" table:show-details="true"/>
                <table:data-pilot-member table:name="100.039913668861" table:display="true" table:show-details="true"/>
                <table:data-pilot-member table:name="100.158314774153" table:display="true" table:show-details="true"/>
                <table:data-pilot-member table:name="100.846030473929" table:display="true" table:show-details="true"/>
                <table:data-pilot-member table:name="101.081758838548" table:display="true" table:show-details="true"/>
                <table:data-pilot-member table:name="101.470577559942" table:display="true" table:show-details="true"/>
                <table:data-pilot-member table:name="101.492631578947" table:display="true" table:show-details="true"/>
                <table:data-pilot-member table:name="101.677440199862" table:display="true" table:show-details="true"/>
                <table:data-pilot-member table:name="101.815931154352" table:display="true" table:show-details="true"/>
                <table:data-pilot-member table:name="102.260110614883" table:display="true" table:show-details="true"/>
                <table:data-pilot-member table:name="102.287790934755" table:display="true" table:show-details="true"/>
                <table:data-pilot-member table:name="102.561324409482" table:display="true" table:show-details="true"/>
                <table:data-pilot-member table:name="102.695477679589" table:display="true" table:show-details="true"/>
                <table:data-pilot-member table:name="103.07296031995" table:display="true" table:show-details="true"/>
                <table:data-pilot-member table:name="103.578457514706" table:display="true" table:show-details="true"/>
                <table:data-pilot-member table:name="103.896616725979" table:display="true" table:show-details="true"/>
                <table:data-pilot-member table:name="104.869334102522" table:display="true" table:show-details="true"/>
                <table:data-pilot-member table:name="106.267126326184" table:display="true" table:show-details="true"/>
                <table:data-pilot-member table:name="106.291496636771" table:display="true" table:show-details="true"/>
                <table:data-pilot-member table:name="106.300784863998" table:display="true" table:show-details="true"/>
                <table:data-pilot-member table:name="106.869273288938" table:display="true" table:show-details="true"/>
                <table:data-pilot-member table:name="107.134334185805" table:display="true" table:show-details="true"/>
                <table:data-pilot-member table:name="107.650969535679" table:display="true" table:show-details="true"/>
                <table:data-pilot-member table:name="107.757798016689" table:display="true" table:show-details="true"/>
                <table:data-pilot-member table:name="107.990383910306" table:display="true" table:show-details="true"/>
                <table:data-pilot-member table:name="108.339780293171" table:display="true" table:show-details="true"/>
                <table:data-pilot-member table:name="108.831968968357" table:display="true" table:show-details="true"/>
                <table:data-pilot-member table:name="108.990797199778" table:display="true" table:show-details="true"/>
                <table:data-pilot-member table:name="109.011365164761" table:display="true" table:show-details="true"/>
                <table:data-pilot-member table:name="109.56842230759" table:display="true" table:show-details="true"/>
                <table:data-pilot-member table:name="109.573240560238" table:display="true" table:show-details="true"/>
                <table:data-pilot-member table:name="109.757830032391" table:display="true" table:show-details="true"/>
                <table:data-pilot-member table:name="109.767489711934" table:display="true" table:show-details="true"/>
                <table:data-pilot-member table:name="109.986245283819" table:display="true" table:show-details="true"/>
                <table:data-pilot-member table:name="110.028750449365" table:display="true" table:show-details="true"/>
                <table:data-pilot-member table:name="110.935169000185" table:display="true" table:show-details="true"/>
                <table:data-pilot-member table:name="111.016468266206" table:display="true" table:show-details="true"/>
                <table:data-pilot-member table:name="111.03341342077" table:display="true" table:show-details="true"/>
                <table:data-pilot-member table:name="111.226790297298" table:display="true" table:show-details="true"/>
                <table:data-pilot-member table:name="111.339037464183" table:display="true" table:show-details="true"/>
                <table:data-pilot-member table:name="111.412148988428" table:display="true" table:show-details="true"/>
                <table:data-pilot-member table:name="111.469826083195" table:display="true" table:show-details="true"/>
                <table:data-pilot-member table:name="112.029639531587" table:display="true" table:show-details="true"/>
                <table:data-pilot-member table:name="112.357601376807" table:display="true" table:show-details="true"/>
                <table:data-pilot-member table:name="112.359340398498" table:display="true" table:show-details="true"/>
                <table:data-pilot-member table:name="112.425629528099" table:display="true" table:show-details="true"/>
                <table:data-pilot-member table:name="113.267846200593" table:display="true" table:show-details="true"/>
                <table:data-pilot-member table:name="113.598179083567" table:display="true" table:show-details="true"/>
                <table:data-pilot-member table:name="113.809483006912" table:display="true" table:show-details="true"/>
                <table:data-pilot-member table:name="114.041648609874" table:display="true" table:show-details="true"/>
                <table:data-pilot-member table:name="114.456368754398" table:display="true" table:show-details="true"/>
                <table:data-pilot-member table:name="114.761887596453" table:display="true" table:show-details="true"/>
                <table:data-pilot-member table:name="115.466724329621" table:display="true" table:show-details="true"/>
                <table:data-pilot-member table:name="115.736601275319" table:display="true" table:show-details="true"/>
                <table:data-pilot-member table:name="116.252328224815" table:display="true" table:show-details="true"/>
                <table:data-pilot-member table:name="116.640747980655" table:display="true" table:show-details="true"/>
                <table:data-pilot-member table:name="116.678133640553" table:display="true" table:show-details="true"/>
                <table:data-pilot-member table:name="116.916550866339" table:display="true" table:show-details="true"/>
                <table:data-pilot-member table:name="117.531422953398" table:display="true" table:show-details="true"/>
                <table:data-pilot-member table:name="117.54125672664" table:display="true" table:show-details="true"/>
                <table:data-pilot-member table:name="117.669040377816" table:display="true" table:show-details="true"/>
                <table:data-pilot-member table:name="118.065393788679" table:display="true" table:show-details="true"/>
                <table:data-pilot-member table:name="118.088672365119" table:display="true" table:show-details="true"/>
                <table:data-pilot-member table:name="119.105230386052" table:display="true" table:show-details="true"/>
                <table:data-pilot-member table:name="119.126696302758" table:display="true" table:show-details="true"/>
                <table:data-pilot-member table:name="119.701140184605" table:display="true" table:show-details="true"/>
                <table:data-pilot-member table:name="120.640938922722" table:display="true" table:show-details="true"/>
                <table:data-pilot-member table:name="121.042482448006" table:display="true" table:show-details="true"/>
                <table:data-pilot-member table:name="121.823221570875" table:display="true" table:show-details="true"/>
                <table:data-pilot-member table:name="122.119845998655" table:display="true" table:show-details="true"/>
                <table:data-pilot-member table:name="122.176328207052" table:display="true" table:show-details="true"/>
                <table:data-pilot-member table:name="122.537879006358" table:display="true" table:show-details="true"/>
                <table:data-pilot-member table:name="122.993448268403" table:display="true" table:show-details="true"/>
                <table:data-pilot-member table:name="123.357799296861" table:display="true" table:show-details="true"/>
                <table:data-pilot-member table:name="124.06289395487" table:display="true" table:show-details="true"/>
                <table:data-pilot-member table:name="124.178452544824" table:display="true" table:show-details="true"/>
                <table:data-pilot-member table:name="124.257397622806" table:display="true" table:show-details="true"/>
                <table:data-pilot-member table:name="124.376431514752" table:display="true" table:show-details="true"/>
                <table:data-pilot-member table:name="124.829845668657" table:display="true" table:show-details="true"/>
                <table:data-pilot-member table:name="125.163257130909" table:display="true" table:show-details="true"/>
                <table:data-pilot-member table:name="125.20924297044" table:display="true" table:show-details="true"/>
                <table:data-pilot-member table:name="125.742668938848" table:display="true" table:show-details="true"/>
                <table:data-pilot-member table:name="125.98559315326" table:display="true" table:show-details="true"/>
                <table:data-pilot-member table:name="127.108855001484" table:display="true" table:show-details="true"/>
                <table:data-pilot-member table:name="127.217383512545" table:display="true" table:show-details="true"/>
                <table:data-pilot-member table:name="127.477749336952" table:display="true" table:show-details="true"/>
                <table:data-pilot-member table:name="127.569679206581" table:display="true" table:show-details="true"/>
                <table:data-pilot-member table:name="127.978649276517" table:display="true" table:show-details="true"/>
                <table:data-pilot-member table:name="128.125050767278" table:display="true" table:show-details="true"/>
                <table:data-pilot-member table:name="128.457424855139" table:display="true" table:show-details="true"/>
                <table:data-pilot-member table:name="128.509937078063" table:display="true" table:show-details="true"/>
                <table:data-pilot-member table:name="128.847438109999" table:display="true" table:show-details="true"/>
                <table:data-pilot-member table:name="128.908835506985" table:display="true" table:show-details="true"/>
                <table:data-pilot-member table:name="128.918817245326" table:display="true" table:show-details="true"/>
                <table:data-pilot-member table:name="129.096009890473" table:display="true" table:show-details="true"/>
                <table:data-pilot-member table:name="129.128674368514" table:display="true" table:show-details="true"/>
                <table:data-pilot-member table:name="129.244487120666" table:display="true" table:show-details="true"/>
                <table:data-pilot-member table:name="129.54023324246" table:display="true" table:show-details="true"/>
                <table:data-pilot-member table:name="129.66176551883" table:display="true" table:show-details="true"/>
                <table:data-pilot-member table:name="130.087474375216" table:display="true" table:show-details="true"/>
                <table:data-pilot-member table:name="130.409307559599" table:display="true" table:show-details="true"/>
                <table:data-pilot-member table:name="130.562002952425" table:display="true" table:show-details="true"/>
                <table:data-pilot-member table:name="130.571026135549" table:display="true" table:show-details="true"/>
                <table:data-pilot-member table:name="131.167671713775" table:display="true" table:show-details="true"/>
                <table:data-pilot-member table:name="131.194241030586" table:display="true" table:show-details="true"/>
                <table:data-pilot-member table:name="131.783952016277" table:display="true" table:show-details="true"/>
                <table:data-pilot-member table:name="131.871507906228" table:display="true" table:show-details="true"/>
                <table:data-pilot-member table:name="132.165200652771" table:display="true" table:show-details="true"/>
                <table:data-pilot-member table:name="132.170631436486" table:display="true" table:show-details="true"/>
                <table:data-pilot-member table:name="132.199662457053" table:display="true" table:show-details="true"/>
                <table:data-pilot-member table:name="132.215597469402" table:display="true" table:show-details="true"/>
                <table:data-pilot-member table:name="132.685506002683" table:display="true" table:show-details="true"/>
                <table:data-pilot-member table:name="132.896145258911" table:display="true" table:show-details="true"/>
                <table:data-pilot-member table:name="133.376378055974" table:display="true" table:show-details="true"/>
                <table:data-pilot-member table:name="134.697092055382" table:display="true" table:show-details="true"/>
                <table:data-pilot-member table:name="134.762530801415" table:display="true" table:show-details="true"/>
                <table:data-pilot-member table:name="134.81392505278" table:display="true" table:show-details="true"/>
                <table:data-pilot-member table:name="134.959791995543" table:display="true" table:show-details="true"/>
                <table:data-pilot-member table:name="135.281270931366" table:display="true" table:show-details="true"/>
                <table:data-pilot-member table:name="135.537302026845" table:display="true" table:show-details="true"/>
                <table:data-pilot-member table:name="136.187646286572" table:display="true" table:show-details="true"/>
                <table:data-pilot-member table:name="136.195750736352" table:display="true" table:show-details="true"/>
                <table:data-pilot-member table:name="136.383119330077" table:display="true" table:show-details="true"/>
                <table:data-pilot-member table:name="137.058450820027" table:display="true" table:show-details="true"/>
                <table:data-pilot-member table:name="138.111705213922" table:display="true" table:show-details="true"/>
                <table:data-pilot-member table:name="138.336743718361" table:display="true" table:show-details="true"/>
                <table:data-pilot-member table:name="139.721985765125" table:display="true" table:show-details="true"/>
                <table:data-pilot-member table:name="139.892914276992" table:display="true" table:show-details="true"/>
                <table:data-pilot-member table:name="140.051339111658" table:display="true" table:show-details="true"/>
                <table:data-pilot-member table:name="140.3162086818" table:display="true" table:show-details="true"/>
                <table:data-pilot-member table:name="140.361882600986" table:display="true" table:show-details="true"/>
                <table:data-pilot-member table:name="140.66547590822" table:display="true" table:show-details="true"/>
                <table:data-pilot-member table:name="141.125826589" table:display="true" table:show-details="true"/>
                <table:data-pilot-member table:name="141.504154182449" table:display="true" table:show-details="true"/>
                <table:data-pilot-member table:name="141.843872036031" table:display="true" table:show-details="true"/>
                <table:data-pilot-member table:name="142.157326803975" table:display="true" table:show-details="true"/>
                <table:data-pilot-member table:name="142.459559500185" table:display="true" table:show-details="true"/>
                <table:data-pilot-member table:name="142.587765249858" table:display="true" table:show-details="true"/>
                <table:data-pilot-member table:name="142.986588774936" table:display="true" table:show-details="true"/>
                <table:data-pilot-member table:name="143.834682200113" table:display="true" table:show-details="true"/>
                <table:data-pilot-member table:name="144.355800161092" table:display="true" table:show-details="true"/>
                <table:data-pilot-member table:name="144.421091654491" table:display="true" table:show-details="true"/>
                <table:data-pilot-member table:name="144.516983308327" table:display="true" table:show-details="true"/>
                <table:data-pilot-member table:name="144.866690156517" table:display="true" table:show-details="true"/>
                <table:data-pilot-member table:name="145.017398479668" table:display="true" table:show-details="true"/>
                <table:data-pilot-member table:name="145.511670071502" table:display="true" table:show-details="true"/>
                <table:data-pilot-member table:name="145.520470788278" table:display="true" table:show-details="true"/>
                <table:data-pilot-member table:name="145.853049283006" table:display="true" table:show-details="true"/>
                <table:data-pilot-member table:name="145.971933430667" table:display="true" table:show-details="true"/>
                <table:data-pilot-member table:name="146.105467326529" table:display="true" table:show-details="true"/>
                <table:data-pilot-member table:name="146.158415910677" table:display="true" table:show-details="true"/>
                <table:data-pilot-member table:name="146.744631801703" table:display="true" table:show-details="true"/>
                <table:data-pilot-member table:name="147.118225788865" table:display="true" table:show-details="true"/>
                <table:data-pilot-member table:name="147.919935791326" table:display="true" table:show-details="true"/>
                <table:data-pilot-member table:name="148.188130017623" table:display="true" table:show-details="true"/>
                <table:data-pilot-member table:name="148.232689422356" table:display="true" table:show-details="true"/>
                <table:data-pilot-member table:name="148.457371656281" table:display="true" table:show-details="true"/>
                <table:data-pilot-member table:name="148.968278161294" table:display="true" table:show-details="true"/>
                <table:data-pilot-member table:name="148.999585052858" table:display="true" table:show-details="true"/>
                <table:data-pilot-member table:name="149.264973097617" table:display="true" table:show-details="true"/>
                <table:data-pilot-member table:name="149.287339480664" table:display="true" table:show-details="true"/>
                <table:data-pilot-member table:name="149.599630543391" table:display="true" table:show-details="true"/>
                <table:data-pilot-member table:name="150.017782801594" table:display="true" table:show-details="true"/>
                <table:data-pilot-member table:name="150.834274589543" table:display="true" table:show-details="true"/>
                <table:data-pilot-member table:name="151.522102995888" table:display="true" table:show-details="true"/>
                <table:data-pilot-member table:name="151.556236970332" table:display="true" table:show-details="true"/>
                <table:data-pilot-member table:name="151.557987458314" table:display="true" table:show-details="true"/>
                <table:data-pilot-member table:name="152.019680127712" table:display="true" table:show-details="true"/>
                <table:data-pilot-member table:name="152.119988869101" table:display="true" table:show-details="true"/>
                <table:data-pilot-member table:name="152.689446080396" table:display="true" table:show-details="true"/>
                <table:data-pilot-member table:name="152.707759601121" table:display="true" table:show-details="true"/>
                <table:data-pilot-member table:name="152.873005131643" table:display="true" table:show-details="true"/>
                <table:data-pilot-member table:name="153.342963812294" table:display="true" table:show-details="true"/>
                <table:data-pilot-member table:name="153.411045919794" table:display="true" table:show-details="true"/>
                <table:data-pilot-member table:name="153.96723469982" table:display="true" table:show-details="true"/>
                <table:data-pilot-member table:name="154.23086644873" table:display="true" table:show-details="true"/>
                <table:data-pilot-member table:name="154.558603357999" table:display="true" table:show-details="true"/>
                <table:data-pilot-member table:name="155.428867591898" table:display="true" table:show-details="true"/>
                <table:data-pilot-member table:name="155.630913960771" table:display="true" table:show-details="true"/>
                <table:data-pilot-member table:name="155.763239875389" table:display="true" table:show-details="true"/>
                <table:data-pilot-member table:name="155.794780589366" table:display="true" table:show-details="true"/>
                <table:data-pilot-member table:name="156.498525801816" table:display="true" table:show-details="true"/>
                <table:data-pilot-member table:name="156.500615360948" table:display="true" table:show-details="true"/>
                <table:data-pilot-member table:name="156.749857746762" table:display="true" table:show-details="true"/>
                <table:data-pilot-member table:name="156.954439333349" table:display="true" table:show-details="true"/>
                <table:data-pilot-member table:name="157.1942965944" table:display="true" table:show-details="true"/>
                <table:data-pilot-member table:name="157.195420937433" table:display="true" table:show-details="true"/>
                <table:data-pilot-member table:name="157.56726906609" table:display="true" table:show-details="true"/>
                <table:data-pilot-member table:name="157.780982259059" table:display="true" table:show-details="true"/>
                <table:data-pilot-member table:name="157.921233905827" table:display="true" table:show-details="true"/>
                <table:data-pilot-member table:name="157.961703964223" table:display="true" table:show-details="true"/>
                <table:data-pilot-member table:name="157.987010281889" table:display="true" table:show-details="true"/>
                <table:data-pilot-member table:name="158.201999260304" table:display="true" table:show-details="true"/>
                <table:data-pilot-member table:name="159.099495012293" table:display="true" table:show-details="true"/>
                <table:data-pilot-member table:name="159.38992633452" table:display="true" table:show-details="true"/>
                <table:data-pilot-member table:name="159.475398368883" table:display="true" table:show-details="true"/>
                <table:data-pilot-member table:name="159.906700712639" table:display="true" table:show-details="true"/>
                <table:data-pilot-member table:name="160.31574351072" table:display="true" table:show-details="true"/>
                <table:data-pilot-member table:name="160.342237569514" table:display="true" table:show-details="true"/>
                <table:data-pilot-member table:name="160.721001055595" table:display="true" table:show-details="true"/>
                <table:data-pilot-member table:name="162.11776555056" table:display="true" table:show-details="true"/>
                <table:data-pilot-member table:name="162.362282152254" table:display="true" table:show-details="true"/>
                <table:data-pilot-member table:name="162.70791783955" table:display="true" table:show-details="true"/>
                <table:data-pilot-member table:name="162.928366152894" table:display="true" table:show-details="true"/>
                <table:data-pilot-member table:name="163.308343389321" table:display="true" table:show-details="true"/>
                <table:data-pilot-member table:name="165.039207100334" table:display="true" table:show-details="true"/>
                <table:data-pilot-member table:name="165.515084734365" table:display="true" table:show-details="true"/>
                <table:data-pilot-member table:name="165.750165584846" table:display="true" table:show-details="true"/>
                <table:data-pilot-member table:name="167.664557569173" table:display="true" table:show-details="true"/>
                <table:data-pilot-member table:name="167.794248777533" table:display="true" table:show-details="true"/>
                <table:data-pilot-member table:name="168.032882065596" table:display="true" table:show-details="true"/>
                <table:data-pilot-member table:name="168.264824554209" table:display="true" table:show-details="true"/>
                <table:data-pilot-member table:name="169.015020441714" table:display="true" table:show-details="true"/>
                <table:data-pilot-member table:name="169.192451980395" table:display="true" table:show-details="true"/>
                <table:data-pilot-member table:name="169.518659274194" table:display="true" table:show-details="true"/>
                <table:data-pilot-member table:name="169.721655239961" table:display="true" table:show-details="true"/>
                <table:data-pilot-member table:name="170.003629134787" table:display="true" table:show-details="true"/>
                <table:data-pilot-member table:name="170.071656962538" table:display="true" table:show-details="true"/>
                <table:data-pilot-member table:name="171.368800289216" table:display="true" table:show-details="true"/>
                <table:data-pilot-member table:name="172.327061303499" table:display="true" table:show-details="true"/>
                <table:data-pilot-member table:name="172.842069562546" table:display="true" table:show-details="true"/>
                <table:data-pilot-member table:name="172.944726929191" table:display="true" table:show-details="true"/>
                <table:data-pilot-member table:name="173.291817113766" table:display="true" table:show-details="true"/>
                <table:data-pilot-member table:name="173.318194995561" table:display="true" table:show-details="true"/>
                <table:data-pilot-member table:name="173.537187094916" table:display="true" table:show-details="true"/>
                <table:data-pilot-member table:name="174.031013824885" table:display="true" table:show-details="true"/>
                <table:data-pilot-member table:name="175.743334378921" table:display="true" table:show-details="true"/>
                <table:data-pilot-member table:name="175.92353909465" table:display="true" table:show-details="true"/>
                <table:data-pilot-member table:name="176.211846859444" table:display="true" table:show-details="true"/>
                <table:data-pilot-member table:name="176.245430225235" table:display="true" table:show-details="true"/>
                <table:data-pilot-member table:name="176.363280839219" table:display="true" table:show-details="true"/>
                <table:data-pilot-member table:name="176.59992161808" table:display="true" table:show-details="true"/>
                <table:data-pilot-member table:name="177.238001437967" table:display="true" table:show-details="true"/>
                <table:data-pilot-member table:name="177.560808244499" table:display="true" table:show-details="true"/>
                <table:data-pilot-member table:name="177.79475957869" table:display="true" table:show-details="true"/>
                <table:data-pilot-member table:name="177.898015446263" table:display="true" table:show-details="true"/>
                <table:data-pilot-member table:name="178.5462759176" table:display="true" table:show-details="true"/>
                <table:data-pilot-member table:name="180.546207610665" table:display="true" table:show-details="true"/>
                <table:data-pilot-member table:name="180.556141803487" table:display="true" table:show-details="true"/>
                <table:data-pilot-member table:name="181.274914291073" table:display="true" table:show-details="true"/>
                <table:data-pilot-member table:name="181.86514751672" table:display="true" table:show-details="true"/>
                <table:data-pilot-member table:name="181.930920417919" table:display="true" table:show-details="true"/>
                <table:data-pilot-member table:name="182.051194008354" table:display="true" table:show-details="true"/>
                <table:data-pilot-member table:name="182.112741058184" table:display="true" table:show-details="true"/>
                <table:data-pilot-member table:name="184.039854651163" table:display="true" table:show-details="true"/>
                <table:data-pilot-member table:name="184.899923105776" table:display="true" table:show-details="true"/>
                <table:data-pilot-member table:name="185.19480122991" table:display="true" table:show-details="true"/>
                <table:data-pilot-member table:name="186.114416819122" table:display="true" table:show-details="true"/>
                <table:data-pilot-member table:name="186.560832548756" table:display="true" table:show-details="true"/>
                <table:data-pilot-member table:name="186.880178006855" table:display="true" table:show-details="true"/>
                <table:data-pilot-member table:name="187.272897057916" table:display="true" table:show-details="true"/>
                <table:data-pilot-member table:name="187.517507841907" table:display="true" table:show-details="true"/>
                <table:data-pilot-member table:name="187.548762190548" table:display="true" table:show-details="true"/>
                <table:data-pilot-member table:name="188.062024672019" table:display="true" table:show-details="true"/>
                <table:data-pilot-member table:name="188.855942176769" table:display="true" table:show-details="true"/>
                <table:data-pilot-member table:name="189.728337033983" table:display="true" table:show-details="true"/>
                <table:data-pilot-member table:name="189.921314663358" table:display="true" table:show-details="true"/>
                <table:data-pilot-member table:name="189.994861954181" table:display="true" table:show-details="true"/>
                <table:data-pilot-member table:name="190.102981320824" table:display="true" table:show-details="true"/>
                <table:data-pilot-member table:name="190.551530894906" table:display="true" table:show-details="true"/>
                <table:data-pilot-member table:name="190.889377614942" table:display="true" table:show-details="true"/>
                <table:data-pilot-member table:name="191.433700425584" table:display="true" table:show-details="true"/>
                <table:data-pilot-member table:name="192.058564399278" table:display="true" table:show-details="true"/>
                <table:data-pilot-member table:name="192.569810528388" table:display="true" table:show-details="true"/>
                <table:data-pilot-member table:name="192.918806298381" table:display="true" table:show-details="true"/>
                <table:data-pilot-member table:name="193.661520233502" table:display="true" table:show-details="true"/>
                <table:data-pilot-member table:name="194.91919706915" table:display="true" table:show-details="true"/>
                <table:data-pilot-member table:name="195.395276437072" table:display="true" table:show-details="true"/>
                <table:data-pilot-member table:name="195.609172565939" table:display="true" table:show-details="true"/>
                <table:data-pilot-member table:name="195.903166365004" table:display="true" table:show-details="true"/>
                <table:data-pilot-member table:name="196.302129553321" table:display="true" table:show-details="true"/>
                <table:data-pilot-member table:name="196.865796175061" table:display="true" table:show-details="true"/>
                <table:data-pilot-member table:name="197.290057162072" table:display="true" table:show-details="true"/>
                <table:data-pilot-member table:name="199.233309587415" table:display="true" table:show-details="true"/>
                <table:data-pilot-member table:name="199.769915513165" table:display="true" table:show-details="true"/>
                <table:data-pilot-member table:name="200.703095650167" table:display="true" table:show-details="true"/>
                <table:data-pilot-member table:name="201.061392808077" table:display="true" table:show-details="true"/>
                <table:data-pilot-member table:name="201.101293472886" table:display="true" table:show-details="true"/>
                <table:data-pilot-member table:name="201.226624911032" table:display="true" table:show-details="true"/>
                <table:data-pilot-member table:name="202.219266877147" table:display="true" table:show-details="true"/>
                <table:data-pilot-member table:name="202.528783374443" table:display="true" table:show-details="true"/>
                <table:data-pilot-member table:name="203.623168523106" table:display="true" table:show-details="true"/>
                <table:data-pilot-member table:name="203.881875243412" table:display="true" table:show-details="true"/>
                <table:data-pilot-member table:name="204.542791420578" table:display="true" table:show-details="true"/>
                <table:data-pilot-member table:name="204.77214412597" table:display="true" table:show-details="true"/>
                <table:data-pilot-member table:name="206.925215566578" table:display="true" table:show-details="true"/>
                <table:data-pilot-member table:name="207.364430625436" table:display="true" table:show-details="true"/>
                <table:data-pilot-member table:name="208.347935618193" table:display="true" table:show-details="true"/>
                <table:data-pilot-member table:name="208.569968236173" table:display="true" table:show-details="true"/>
                <table:data-pilot-member table:name="209.05431760329" table:display="true" table:show-details="true"/>
                <table:data-pilot-member table:name="210.496751028022" table:display="true" table:show-details="true"/>
                <table:data-pilot-member table:name="211.991208975729" table:display="true" table:show-details="true"/>
                <table:data-pilot-member table:name="212.325356139063" table:display="true" table:show-details="true"/>
                <table:data-pilot-member table:name="212.941299865211" table:display="true" table:show-details="true"/>
                <table:data-pilot-member table:name="213.192170218894" table:display="true" table:show-details="true"/>
                <table:data-pilot-member table:name="214.037836325172" table:display="true" table:show-details="true"/>
                <table:data-pilot-member table:name="214.386535026987" table:display="true" table:show-details="true"/>
                <table:data-pilot-member table:name="214.690374749956" table:display="true" table:show-details="true"/>
                <table:data-pilot-member table:name="215.251284602484" table:display="true" table:show-details="true"/>
                <table:data-pilot-member table:name="216.189978219036" table:display="true" table:show-details="true"/>
                <table:data-pilot-member table:name="216.771572976724" table:display="true" table:show-details="true"/>
                <table:data-pilot-member table:name="217.285083219111" table:display="true" table:show-details="true"/>
                <table:data-pilot-member table:name="217.906911452954" table:display="true" table:show-details="true"/>
                <table:data-pilot-member table:name="217.907163822453" table:display="true" table:show-details="true"/>
                <table:data-pilot-member table:name="218.674649270847" table:display="true" table:show-details="true"/>
                <table:data-pilot-member table:name="218.703732937134" table:display="true" table:show-details="true"/>
                <table:data-pilot-member table:name="218.985012843345" table:display="true" table:show-details="true"/>
                <table:data-pilot-member table:name="219.290582634897" table:display="true" table:show-details="true"/>
                <table:data-pilot-member table:name="219.505963970076" table:display="true" table:show-details="true"/>
                <table:data-pilot-member table:name="221.099" table:display="true" table:show-details="true"/>
                <table:data-pilot-member table:name="223.189130846095" table:display="true" table:show-details="true"/>
                <table:data-pilot-member table:name="223.313828159312" table:display="true" table:show-details="true"/>
                <table:data-pilot-member table:name="223.367061037445" table:display="true" table:show-details="true"/>
                <table:data-pilot-member table:name="223.893109498246" table:display="true" table:show-details="true"/>
                <table:data-pilot-member table:name="223.931499931502" table:display="true" table:show-details="true"/>
                <table:data-pilot-member table:name="224.586197261644" table:display="true" table:show-details="true"/>
                <table:data-pilot-member table:name="224.726134498991" table:display="true" table:show-details="true"/>
                <table:data-pilot-member table:name="225.040709228878" table:display="true" table:show-details="true"/>
                <table:data-pilot-member table:name="225.757362443705" table:display="true" table:show-details="true"/>
                <table:data-pilot-member table:name="225.900608632015" table:display="true" table:show-details="true"/>
                <table:data-pilot-member table:name="226.610539009752" table:display="true" table:show-details="true"/>
                <table:data-pilot-member table:name="227.387047543876" table:display="true" table:show-details="true"/>
                <table:data-pilot-member table:name="227.942187815066" table:display="true" table:show-details="true"/>
                <table:data-pilot-member table:name="231.270715771711" table:display="true" table:show-details="true"/>
                <table:data-pilot-member table:name="232.256331948591" table:display="true" table:show-details="true"/>
                <table:data-pilot-member table:name="232.632193821429" table:display="true" table:show-details="true"/>
                <table:data-pilot-member table:name="232.804676316587" table:display="true" table:show-details="true"/>
                <table:data-pilot-member table:name="233.29304765407" table:display="true" table:show-details="true"/>
                <table:data-pilot-member table:name="233.479602652606" table:display="true" table:show-details="true"/>
                <table:data-pilot-member table:name="233.908140856477" table:display="true" table:show-details="true"/>
                <table:data-pilot-member table:name="234.148779374576" table:display="true" table:show-details="true"/>
                <table:data-pilot-member table:name="235.068197452562" table:display="true" table:show-details="true"/>
                <table:data-pilot-member table:name="235.28501671364" table:display="true" table:show-details="true"/>
                <table:data-pilot-member table:name="235.349730238394" table:display="true" table:show-details="true"/>
                <table:data-pilot-member table:name="235.724667872689" table:display="true" table:show-details="true"/>
                <table:data-pilot-member table:name="236.34526129351" table:display="true" table:show-details="true"/>
                <table:data-pilot-member table:name="237.271954118134" table:display="true" table:show-details="true"/>
                <table:data-pilot-member table:name="237.379376980969" table:display="true" table:show-details="true"/>
                <table:data-pilot-member table:name="238.632172549241" table:display="true" table:show-details="true"/>
                <table:data-pilot-member table:name="242.005362128859" table:display="true" table:show-details="true"/>
                <table:data-pilot-member table:name="242.355037143653" table:display="true" table:show-details="true"/>
                <table:data-pilot-member table:name="244.764586271568" table:display="true" table:show-details="true"/>
                <table:data-pilot-member table:name="245.208062573681" table:display="true" table:show-details="true"/>
                <table:data-pilot-member table:name="245.734981635811" table:display="true" table:show-details="true"/>
                <table:data-pilot-member table:name="246.049791151384" table:display="true" table:show-details="true"/>
                <table:data-pilot-member table:name="246.961116058178" table:display="true" table:show-details="true"/>
                <table:data-pilot-member table:name="249.532146760142" table:display="true" table:show-details="true"/>
                <table:data-pilot-member table:name="249.747294246953" table:display="true" table:show-details="true"/>
                <table:data-pilot-member table:name="249.771032775803" table:display="true" table:show-details="true"/>
                <table:data-pilot-member table:name="249.928082333083" table:display="true" table:show-details="true"/>
                <table:data-pilot-member table:name="250.248494725565" table:display="true" table:show-details="true"/>
                <table:data-pilot-member table:name="251.112125594605" table:display="true" table:show-details="true"/>
                <table:data-pilot-member table:name="252.741718577304" table:display="true" table:show-details="true"/>
                <table:data-pilot-member table:name="253.895373772778" table:display="true" table:show-details="true"/>
                <table:data-pilot-member table:name="254.155396025346" table:display="true" table:show-details="true"/>
                <table:data-pilot-member table:name="255.920195161769" table:display="true" table:show-details="true"/>
                <table:data-pilot-member table:name="257.348726625277" table:display="true" table:show-details="true"/>
                <table:data-pilot-member table:name="260.848238817428" table:display="true" table:show-details="true"/>
                <table:data-pilot-member table:name="263.898662913441" table:display="true" table:show-details="true"/>
                <table:data-pilot-member table:name="265.248888065072" table:display="true" table:show-details="true"/>
                <table:data-pilot-member table:name="268.857435483251" table:display="true" table:show-details="true"/>
                <table:data-pilot-member table:name="269.122900763359" table:display="true" table:show-details="true"/>
                <table:data-pilot-member table:name="269.581273202191" table:display="true" table:show-details="true"/>
                <table:data-pilot-member table:name="269.744454095572" table:display="true" table:show-details="true"/>
                <table:data-pilot-member table:name="269.843331135652" table:display="true" table:show-details="true"/>
                <table:data-pilot-member table:name="270.377653061225" table:display="true" table:show-details="true"/>
                <table:data-pilot-member table:name="271.120356719419" table:display="true" table:show-details="true"/>
                <table:data-pilot-member table:name="271.760059749464" table:display="true" table:show-details="true"/>
                <table:data-pilot-member table:name="271.884119149861" table:display="true" table:show-details="true"/>
                <table:data-pilot-member table:name="273.575059749464" table:display="true" table:show-details="true"/>
                <table:data-pilot-member table:name="275.110835201794" table:display="true" table:show-details="true"/>
                <table:data-pilot-member table:name="275.53398710766" table:display="true" table:show-details="true"/>
                <table:data-pilot-member table:name="275.968444086145" table:display="true" table:show-details="true"/>
                <table:data-pilot-member table:name="276.717908163265" table:display="true" table:show-details="true"/>
                <table:data-pilot-member table:name="276.752679058555" table:display="true" table:show-details="true"/>
                <table:data-pilot-member table:name="277.031890809287" table:display="true" table:show-details="true"/>
                <table:data-pilot-member table:name="277.184480999296" table:display="true" table:show-details="true"/>
                <table:data-pilot-member table:name="277.429876152074" table:display="true" table:show-details="true"/>
                <table:data-pilot-member table:name="278.127975411104" table:display="true" table:show-details="true"/>
                <table:data-pilot-member table:name="279.041589861751" table:display="true" table:show-details="true"/>
                <table:data-pilot-member table:name="280.83253828416" table:display="true" table:show-details="true"/>
                <table:data-pilot-member table:name="280.872884552986" table:display="true" table:show-details="true"/>
                <table:data-pilot-member table:name="282.002775097882" table:display="true" table:show-details="true"/>
                <table:data-pilot-member table:name="282.894593743327" table:display="true" table:show-details="true"/>
                <table:data-pilot-member table:name="283.888290642668" table:display="true" table:show-details="true"/>
                <table:data-pilot-member table:name="284.493352887199" table:display="true" table:show-details="true"/>
                <table:data-pilot-member table:name="285.366240413063" table:display="true" table:show-details="true"/>
                <table:data-pilot-member table:name="285.68473604506" table:display="true" table:show-details="true"/>
                <table:data-pilot-member table:name="288.136176977083" table:display="true" table:show-details="true"/>
                <table:data-pilot-member table:name="290.465395631937" table:display="true" table:show-details="true"/>
                <table:data-pilot-member table:name="290.859451722201" table:display="true" table:show-details="true"/>
                <table:data-pilot-member table:name="291.885245074848" table:display="true" table:show-details="true"/>
                <table:data-pilot-member table:name="292.444573363828" table:display="true" table:show-details="true"/>
                <table:data-pilot-member table:name="292.902788033427" table:display="true" table:show-details="true"/>
                <table:data-pilot-member table:name="292.955777944486" table:display="true" table:show-details="true"/>
                <table:data-pilot-member table:name="293.011158638646" table:display="true" table:show-details="true"/>
                <table:data-pilot-member table:name="294.372998963492" table:display="true" table:show-details="true"/>
                <table:data-pilot-member table:name="295.167270915805" table:display="true" table:show-details="true"/>
                <table:data-pilot-member table:name="297.020701740337" table:display="true" table:show-details="true"/>
                <table:data-pilot-member table:name="298.167203341014" table:display="true" table:show-details="true"/>
                <table:data-pilot-member table:name="298.630490746946" table:display="true" table:show-details="true"/>
                <table:data-pilot-member table:name="298.813065097854" table:display="true" table:show-details="true"/>
                <table:data-pilot-member table:name="298.828983971387" table:display="true" table:show-details="true"/>
                <table:data-pilot-member table:name="299.661754217382" table:display="true" table:show-details="true"/>
                <table:data-pilot-member table:name="302.450168691791" table:display="true" table:show-details="true"/>
                <table:data-pilot-member table:name="302.892744228061" table:display="true" table:show-details="true"/>
                <table:data-pilot-member table:name="303.008036081248" table:display="true" table:show-details="true"/>
                <table:data-pilot-member table:name="303.264357238613" table:display="true" table:show-details="true"/>
                <table:data-pilot-member table:name="303.940448001843" table:display="true" table:show-details="true"/>
                <table:data-pilot-member table:name="305.559984489081" table:display="true" table:show-details="true"/>
                <table:data-pilot-member table:name="306.407291350447" table:display="true" table:show-details="true"/>
                <table:data-pilot-member table:name="306.71404236306" table:display="true" table:show-details="true"/>
                <table:data-pilot-member table:name="308.245905516467" table:display="true" table:show-details="true"/>
                <table:data-pilot-member table:name="308.324311873776" table:display="true" table:show-details="true"/>
                <table:data-pilot-member table:name="308.863045250998" table:display="true" table:show-details="true"/>
                <table:data-pilot-member table:name="309.607547261815" table:display="true" table:show-details="true"/>
                <table:data-pilot-member table:name="311.506102444779" table:display="true" table:show-details="true"/>
                <table:data-pilot-member table:name="312.564559214805" table:display="true" table:show-details="true"/>
                <table:data-pilot-member table:name="312.783354071873" table:display="true" table:show-details="true"/>
                <table:data-pilot-member table:name="313.694866107535" table:display="true" table:show-details="true"/>
                <table:data-pilot-member table:name="314.667971974221" table:display="true" table:show-details="true"/>
                <table:data-pilot-member table:name="315.665344315821" table:display="true" table:show-details="true"/>
                <table:data-pilot-member table:name="315.670238906731" table:display="true" table:show-details="true"/>
                <table:data-pilot-member table:name="315.950588482556" table:display="true" table:show-details="true"/>
                <table:data-pilot-member table:name="317.028268551237" table:display="true" table:show-details="true"/>
                <table:data-pilot-member table:name="317.812006115734" table:display="true" table:show-details="true"/>
                <table:data-pilot-member table:name="320.20069491061" table:display="true" table:show-details="true"/>
                <table:data-pilot-member table:name="320.85356488824" table:display="true" table:show-details="true"/>
                <table:data-pilot-member table:name="320.926039454757" table:display="true" table:show-details="true"/>
                <table:data-pilot-member table:name="321.559648038893" table:display="true" table:show-details="true"/>
                <table:data-pilot-member table:name="321.579425356339" table:display="true" table:show-details="true"/>
                <table:data-pilot-member table:name="322.015133252855" table:display="true" table:show-details="true"/>
                <table:data-pilot-member table:name="322.232348169309" table:display="true" table:show-details="true"/>
                <table:data-pilot-member table:name="323.737505127491" table:display="true" table:show-details="true"/>
                <table:data-pilot-member table:name="324.024140019779" table:display="true" table:show-details="true"/>
                <table:data-pilot-member table:name="324.273081086654" table:display="true" table:show-details="true"/>
                <table:data-pilot-member table:name="325.113690021016" table:display="true" table:show-details="true"/>
                <table:data-pilot-member table:name="325.340976443358" table:display="true" table:show-details="true"/>
                <table:data-pilot-member table:name="325.798642683832" table:display="true" table:show-details="true"/>
                <table:data-pilot-member table:name="327.520089794848" table:display="true" table:show-details="true"/>
                <table:data-pilot-member table:name="327.958220950548" table:display="true" table:show-details="true"/>
                <table:data-pilot-member table:name="328.223465880996" table:display="true" table:show-details="true"/>
                <table:data-pilot-member table:name="328.607062123722" table:display="true" table:show-details="true"/>
                <table:data-pilot-member table:name="328.907281288426" table:display="true" table:show-details="true"/>
                <table:data-pilot-member table:name="329.520243530575" table:display="true" table:show-details="true"/>
                <table:data-pilot-member table:name="329.867391789479" table:display="true" table:show-details="true"/>
                <table:data-pilot-member table:name="331.345769139474" table:display="true" table:show-details="true"/>
                <table:data-pilot-member table:name="332.390266456607" table:display="true" table:show-details="true"/>
                <table:data-pilot-member table:name="332.821545244767" table:display="true" table:show-details="true"/>
                <table:data-pilot-member table:name="335.120379800492" table:display="true" table:show-details="true"/>
                <table:data-pilot-member table:name="336.073326206052" table:display="true" table:show-details="true"/>
                <table:data-pilot-member table:name="336.107048008172" table:display="true" table:show-details="true"/>
                <table:data-pilot-member table:name="336.966312763887" table:display="true" table:show-details="true"/>
                <table:data-pilot-member table:name="339.754412811388" table:display="true" table:show-details="true"/>
                <table:data-pilot-member table:name="339.893999703176" table:display="true" table:show-details="true"/>
                <table:data-pilot-member table:name="341.741225063828" table:display="true" table:show-details="true"/>
                <table:data-pilot-member table:name="343.665144709101" table:display="true" table:show-details="true"/>
                <table:data-pilot-member table:name="345.337650283924" table:display="true" table:show-details="true"/>
                <table:data-pilot-member table:name="345.599360457297" table:display="true" table:show-details="true"/>
                <table:data-pilot-member table:name="346.209842463301" table:display="true" table:show-details="true"/>
                <table:data-pilot-member table:name="347.182913919584" table:display="true" table:show-details="true"/>
                <table:data-pilot-member table:name="348.782819199945" table:display="true" table:show-details="true"/>
                <table:data-pilot-member table:name="350.003579045495" table:display="true" table:show-details="true"/>
                <table:data-pilot-member table:name="351.296841332027" table:display="true" table:show-details="true"/>
                <table:data-pilot-member table:name="351.976663840051" table:display="true" table:show-details="true"/>
                <table:data-pilot-member table:name="352.901149952458" table:display="true" table:show-details="true"/>
                <table:data-pilot-member table:name="354.690298946549" table:display="true" table:show-details="true"/>
                <table:data-pilot-member table:name="354.756696032638" table:display="true" table:show-details="true"/>
                <table:data-pilot-member table:name="355.91506024357" table:display="true" table:show-details="true"/>
                <table:data-pilot-member table:name="358.131646380525" table:display="true" table:show-details="true"/>
                <table:data-pilot-member table:name="358.862369912725" table:display="true" table:show-details="true"/>
                <table:data-pilot-member table:name="359.098315576928" table:display="true" table:show-details="true"/>
                <table:data-pilot-member table:name="360.478076664425" table:display="true" table:show-details="true"/>
                <table:data-pilot-member table:name="360.616551245552" table:display="true" table:show-details="true"/>
                <table:data-pilot-member table:name="361.912828178507" table:display="true" table:show-details="true"/>
                <table:data-pilot-member table:name="362.498367573404" table:display="true" table:show-details="true"/>
                <table:data-pilot-member table:name="363.424429978888" table:display="true" table:show-details="true"/>
                <table:data-pilot-member table:name="363.803342012275" table:display="true" table:show-details="true"/>
                <table:data-pilot-member table:name="364.28748817742" table:display="true" table:show-details="true"/>
                <table:data-pilot-member table:name="364.361233286418" table:display="true" table:show-details="true"/>
                <table:data-pilot-member table:name="364.4177091017" table:display="true" table:show-details="true"/>
                <table:data-pilot-member table:name="364.803596059113" table:display="true" table:show-details="true"/>
                <table:data-pilot-member table:name="364.866733956467" table:display="true" table:show-details="true"/>
                <table:data-pilot-member table:name="365.090480169875" table:display="true" table:show-details="true"/>
                <table:data-pilot-member table:name="365.124015658363" table:display="true" table:show-details="true"/>
                <table:data-pilot-member table:name="368.685492679066" table:display="true" table:show-details="true"/>
                <table:data-pilot-member table:name="368.797341557506" table:display="true" table:show-details="true"/>
                <table:data-pilot-member table:name="369.777658102026" table:display="true" table:show-details="true"/>
                <table:data-pilot-member table:name="371.359608377688" table:display="true" table:show-details="true"/>
                <table:data-pilot-member table:name="373.47637855022" table:display="true" table:show-details="true"/>
                <table:data-pilot-member table:name="374.100586605765" table:display="true" table:show-details="true"/>
                <table:data-pilot-member table:name="374.180396099529" table:display="true" table:show-details="true"/>
                <table:data-pilot-member table:name="374.194584473571" table:display="true" table:show-details="true"/>
                <table:data-pilot-member table:name="374.635706489122" table:display="true" table:show-details="true"/>
                <table:data-pilot-member table:name="375.929248271889" table:display="true" table:show-details="true"/>
                <table:data-pilot-member table:name="376.413972346786" table:display="true" table:show-details="true"/>
                <table:data-pilot-member table:name="377.741259581955" table:display="true" table:show-details="true"/>
                <table:data-pilot-member table:name="377.928307608588" table:display="true" table:show-details="true"/>
                <table:data-pilot-member table:name="378.399556650246" table:display="true" table:show-details="true"/>
                <table:data-pilot-member table:name="378.602054294438" table:display="true" table:show-details="true"/>
                <table:data-pilot-member table:name="379.41022166091" table:display="true" table:show-details="true"/>
                <table:data-pilot-member table:name="381.519249822064" table:display="true" table:show-details="true"/>
                <table:data-pilot-member table:name="381.712549428379" table:display="true" table:show-details="true"/>
                <table:data-pilot-member table:name="384.170497987489" table:display="true" table:show-details="true"/>
                <table:data-pilot-member table:name="388.375640160472" table:display="true" table:show-details="true"/>
                <table:data-pilot-member table:name="390.935315540577" table:display="true" table:show-details="true"/>
                <table:data-pilot-member table:name="392.631691244087" table:display="true" table:show-details="true"/>
                <table:data-pilot-member table:name="395.14722062212" table:display="true" table:show-details="true"/>
                <table:data-pilot-member table:name="396.202551516122" table:display="true" table:show-details="true"/>
                <table:data-pilot-member table:name="396.246361658236" table:display="true" table:show-details="true"/>
                <table:data-pilot-member table:name="398.712587966221" table:display="true" table:show-details="true"/>
                <table:data-pilot-member table:name="398.976763305706" table:display="true" table:show-details="true"/>
                <table:data-pilot-member table:name="401.251936820851" table:display="true" table:show-details="true"/>
                <table:data-pilot-member table:name="401.663894187969" table:display="true" table:show-details="true"/>
                <table:data-pilot-member table:name="404.322358265136" table:display="true" table:show-details="true"/>
                <table:data-pilot-member table:name="404.383611916363" table:display="true" table:show-details="true"/>
                <table:data-pilot-member table:name="405.835442819302" table:display="true" table:show-details="true"/>
                <table:data-pilot-member table:name="406.431575964353" table:display="true" table:show-details="true"/>
                <table:data-pilot-member table:name="406.797797648167" table:display="true" table:show-details="true"/>
                <table:data-pilot-member table:name="407.163550177936" table:display="true" table:show-details="true"/>
                <table:data-pilot-member table:name="407.802705215488" table:display="true" table:show-details="true"/>
                <table:data-pilot-member table:name="407.978014430337" table:display="true" table:show-details="true"/>
                <table:data-pilot-member table:name="409.867554513119" table:display="true" table:show-details="true"/>
                <table:data-pilot-member table:name="410.057494864982" table:display="true" table:show-details="true"/>
                <table:data-pilot-member table:name="417.268807885438" table:display="true" table:show-details="true"/>
                <table:data-pilot-member table:name="417.268983711112" table:display="true" table:show-details="true"/>
                <table:data-pilot-member table:name="417.791555904857" table:display="true" table:show-details="true"/>
                <table:data-pilot-member table:name="418.012118801161" table:display="true" table:show-details="true"/>
                <table:data-pilot-member table:name="420.751355780525" table:display="true" table:show-details="true"/>
                <table:data-pilot-member table:name="421.1245063377" table:display="true" table:show-details="true"/>
                <table:data-pilot-member table:name="421.974612093407" table:display="true" table:show-details="true"/>
                <table:data-pilot-member table:name="422.286056065484" table:display="true" table:show-details="true"/>
                <table:data-pilot-member table:name="423.726807502802" table:display="true" table:show-details="true"/>
                <table:data-pilot-member table:name="424.831257652123" table:display="true" table:show-details="true"/>
                <table:data-pilot-member table:name="427.332441158885" table:display="true" table:show-details="true"/>
                <table:data-pilot-member table:name="427.937735237856" table:display="true" table:show-details="true"/>
                <table:data-pilot-member table:name="430.110981615332" table:display="true" table:show-details="true"/>
                <table:data-pilot-member table:name="430.901802977195" table:display="true" table:show-details="true"/>
                <table:data-pilot-member table:name="433.419930476069" table:display="true" table:show-details="true"/>
                <table:data-pilot-member table:name="437.245830771365" table:display="true" table:show-details="true"/>
                <table:data-pilot-member table:name="437.313264278082" table:display="true" table:show-details="true"/>
                <table:data-pilot-member table:name="437.871827665662" table:display="true" table:show-details="true"/>
                <table:data-pilot-member table:name="440.491908659919" table:display="true" table:show-details="true"/>
                <table:data-pilot-member table:name="443.317646023927" table:display="true" table:show-details="true"/>
                <table:data-pilot-member table:name="444.472412281658" table:display="true" table:show-details="true"/>
                <table:data-pilot-member table:name="445.007622983745" table:display="true" table:show-details="true"/>
                <table:data-pilot-member table:name="445.517852340714" table:display="true" table:show-details="true"/>
                <table:data-pilot-member table:name="446.202775550484" table:display="true" table:show-details="true"/>
                <table:data-pilot-member table:name="446.831419217082" table:display="true" table:show-details="true"/>
                <table:data-pilot-member table:name="447.602010738856" table:display="true" table:show-details="true"/>
                <table:data-pilot-member table:name="449.693918490783" table:display="true" table:show-details="true"/>
                <table:data-pilot-member table:name="450.443689294982" table:display="true" table:show-details="true"/>
                <table:data-pilot-member table:name="452.231200719115" table:display="true" table:show-details="true"/>
                <table:data-pilot-member table:name="453.264246624781" table:display="true" table:show-details="true"/>
                <table:data-pilot-member table:name="453.973591459075" table:display="true" table:show-details="true"/>
                <table:data-pilot-member table:name="459.023643302801" table:display="true" table:show-details="true"/>
                <table:data-pilot-member table:name="460.433475605995" table:display="true" table:show-details="true"/>
                <table:data-pilot-member table:name="462.604014327295" table:display="true" table:show-details="true"/>
                <table:data-pilot-member table:name="462.66842641731" table:display="true" table:show-details="true"/>
                <table:data-pilot-member table:name="463.142644291092" table:display="true" table:show-details="true"/>
                <table:data-pilot-member table:name="464.126861370194" table:display="true" table:show-details="true"/>
                <table:data-pilot-member table:name="465.277219748689" table:display="true" table:show-details="true"/>
                <table:data-pilot-member table:name="465.641951586309" table:display="true" table:show-details="true"/>
                <table:data-pilot-member table:name="467.090149474869" table:display="true" table:show-details="true"/>
                <table:data-pilot-member table:name="470.199574824045" table:display="true" table:show-details="true"/>
                <table:data-pilot-member table:name="470.859224588939" table:display="true" table:show-details="true"/>
                <table:data-pilot-member table:name="473.692126841275" table:display="true" table:show-details="true"/>
                <table:data-pilot-member table:name="473.85674031768" table:display="true" table:show-details="true"/>
                <table:data-pilot-member table:name="475.062404274265" table:display="true" table:show-details="true"/>
                <table:data-pilot-member table:name="475.230425688281" table:display="true" table:show-details="true"/>
                <table:data-pilot-member table:name="476.918197139939" table:display="true" table:show-details="true"/>
                <table:data-pilot-member table:name="486.081005055172" table:display="true" table:show-details="true"/>
                <table:data-pilot-member table:name="486.141442575176" table:display="true" table:show-details="true"/>
                <table:data-pilot-member table:name="491.887774386367" table:display="true" table:show-details="true"/>
                <table:data-pilot-member table:name="493.464838565703" table:display="true" table:show-details="true"/>
                <table:data-pilot-member table:name="493.925241511656" table:display="true" table:show-details="true"/>
                <table:data-pilot-member table:name="495.017823517348" table:display="true" table:show-details="true"/>
                <table:data-pilot-member table:name="497.019051224268" table:display="true" table:show-details="true"/>
                <table:data-pilot-member table:name="497.156309452363" table:display="true" table:show-details="true"/>
                <table:data-pilot-member table:name="498.715098637858" table:display="true" table:show-details="true"/>
                <table:data-pilot-member table:name="498.999871854397" table:display="true" table:show-details="true"/>
                <table:data-pilot-member table:name="499.020804643187" table:display="true" table:show-details="true"/>
                <table:data-pilot-member table:name="500.189203571217" table:display="true" table:show-details="true"/>
                <table:data-pilot-member table:name="502.722735165754" table:display="true" table:show-details="true"/>
                <table:data-pilot-member table:name="504.022357700841" table:display="true" table:show-details="true"/>
                <table:data-pilot-member table:name="504.207023223082" table:display="true" table:show-details="true"/>
                <table:data-pilot-member table:name="506.77637616035" table:display="true" table:show-details="true"/>
                <table:data-pilot-member table:name="508.405672378817" table:display="true" table:show-details="true"/>
                <table:data-pilot-member table:name="509.333755118398" table:display="true" table:show-details="true"/>
                <table:data-pilot-member table:name="512.353964613979" table:display="true" table:show-details="true"/>
                <table:data-pilot-member table:name="515.912093023256" table:display="true" table:show-details="true"/>
                <table:data-pilot-member table:name="516.603935638666" table:display="true" table:show-details="true"/>
                <table:data-pilot-member table:name="520.141772752804" table:display="true" table:show-details="true"/>
                <table:data-pilot-member table:name="520.493080843325" table:display="true" table:show-details="true"/>
                <table:data-pilot-member table:name="521.089116099226" table:display="true" table:show-details="true"/>
                <table:data-pilot-member table:name="521.17687265211" table:display="true" table:show-details="true"/>
                <table:data-pilot-member table:name="522.76396637107" table:display="true" table:show-details="true"/>
                <table:data-pilot-member table:name="522.79133018542" table:display="true" table:show-details="true"/>
                <table:data-pilot-member table:name="523.292950271144" table:display="true" table:show-details="true"/>
                <table:data-pilot-member table:name="523.379509942117" table:display="true" table:show-details="true"/>
                <table:data-pilot-member table:name="524.779308785712" table:display="true" table:show-details="true"/>
                <table:data-pilot-member table:name="526.67329609582" table:display="true" table:show-details="true"/>
                <table:data-pilot-member table:name="526.887345761772" table:display="true" table:show-details="true"/>
                <table:data-pilot-member table:name="528.797794855709" table:display="true" table:show-details="true"/>
                <table:data-pilot-member table:name="532.024831207802" table:display="true" table:show-details="true"/>
                <table:data-pilot-member table:name="535.593196109323" table:display="true" table:show-details="true"/>
                <table:data-pilot-member table:name="538.749930281009" table:display="true" table:show-details="true"/>
                <table:data-pilot-member table:name="538.772148760331" table:display="true" table:show-details="true"/>
                <table:data-pilot-member table:name="539.083609598548" table:display="true" table:show-details="true"/>
                <table:data-pilot-member table:name="546.147171810836" table:display="true" table:show-details="true"/>
                <table:data-pilot-member table:name="547.854044327145" table:display="true" table:show-details="true"/>
                <table:data-pilot-member table:name="550.800090181932" table:display="true" table:show-details="true"/>
                <table:data-pilot-member table:name="553.00500672495" table:display="true" table:show-details="true"/>
                <table:data-pilot-member table:name="553.195035186488" table:display="true" table:show-details="true"/>
                <table:data-pilot-member table:name="553.209717595558" table:display="true" table:show-details="true"/>
                <table:data-pilot-member table:name="554.521796698404" table:display="true" table:show-details="true"/>
                <table:data-pilot-member table:name="555.898327095096" table:display="true" table:show-details="true"/>
                <table:data-pilot-member table:name="557.64148071228" table:display="true" table:show-details="true"/>
                <table:data-pilot-member table:name="560.741228648285" table:display="true" table:show-details="true"/>
                <table:data-pilot-member table:name="561.097552779733" table:display="true" table:show-details="true"/>
                <table:data-pilot-member table:name="563.990855398875" table:display="true" table:show-details="true"/>
                <table:data-pilot-member table:name="567.493284974906" table:display="true" table:show-details="true"/>
                <table:data-pilot-member table:name="571.36864460618" table:display="true" table:show-details="true"/>
                <table:data-pilot-member table:name="575.910788978409" table:display="true" table:show-details="true"/>
                <table:data-pilot-member table:name="577.035754024182" table:display="true" table:show-details="true"/>
                <table:data-pilot-member table:name="577.836591663348" table:display="true" table:show-details="true"/>
                <table:data-pilot-member table:name="580.413228699552" table:display="true" table:show-details="true"/>
                <table:data-pilot-member table:name="581.721955545319" table:display="true" table:show-details="true"/>
                <table:data-pilot-member table:name="583.794905850706" table:display="true" table:show-details="true"/>
                <table:data-pilot-member table:name="591.590638070524" table:display="true" table:show-details="true"/>
                <table:data-pilot-member table:name="594.045829863336" table:display="true" table:show-details="true"/>
                <table:data-pilot-member table:name="597.860269408844" table:display="true" table:show-details="true"/>
                <table:data-pilot-member table:name="599.300809770344" table:display="true" table:show-details="true"/>
                <table:data-pilot-member table:name="600.705591133005" table:display="true" table:show-details="true"/>
                <table:data-pilot-member table:name="602.124121090286" table:display="true" table:show-details="true"/>
                <table:data-pilot-member table:name="609.045187053384" table:display="true" table:show-details="true"/>
                <table:data-pilot-member table:name="620.488805920616" table:display="true" table:show-details="true"/>
                <table:data-pilot-member table:name="623.215138722952" table:display="true" table:show-details="true"/>
                <table:data-pilot-member table:name="630.357355678628" table:display="true" table:show-details="true"/>
                <table:data-pilot-member table:name="633.169714861751" table:display="true" table:show-details="true"/>
                <table:data-pilot-member table:name="640.249830491909" table:display="true" table:show-details="true"/>
                <table:data-pilot-member table:name="645.096890894451" table:display="true" table:show-details="true"/>
                <table:data-pilot-member table:name="647.858654953917" table:display="true" table:show-details="true"/>
                <table:data-pilot-member table:name="655.200216370107" table:display="true" table:show-details="true"/>
                <table:data-pilot-member table:name="660.957288708304" table:display="true" table:show-details="true"/>
                <table:data-pilot-member table:name="667.591484433609" table:display="true" table:show-details="true"/>
                <table:data-pilot-member table:name="669.033154015056" table:display="true" table:show-details="true"/>
                <table:data-pilot-member table:name="671.437761184123" table:display="true" table:show-details="true"/>
                <table:data-pilot-member table:name="671.685447748065" table:display="true" table:show-details="true"/>
                <table:data-pilot-member table:name="672.158517117011" table:display="true" table:show-details="true"/>
                <table:data-pilot-member table:name="700.627264024933" table:display="true" table:show-details="true"/>
                <table:data-pilot-member table:name="703.48046818499" table:display="true" table:show-details="true"/>
                <table:data-pilot-member table:name="708.551161743277" table:display="true" table:show-details="true"/>
                <table:data-pilot-member table:name="709.990760364104" table:display="true" table:show-details="true"/>
                <table:data-pilot-member table:name="711.16989048188" table:display="true" table:show-details="true"/>
                <table:data-pilot-member table:name="711.709425974223" table:display="true" table:show-details="true"/>
                <table:data-pilot-member table:name="723.090350411168" table:display="true" table:show-details="true"/>
                <table:data-pilot-member table:name="725.175923153376" table:display="true" table:show-details="true"/>
                <table:data-pilot-member table:name="727.983037154378" table:display="true" table:show-details="true"/>
                <table:data-pilot-member table:name="732.634108588876" table:display="true" table:show-details="true"/>
                <table:data-pilot-member table:name="737.429154102213" table:display="true" table:show-details="true"/>
                <table:data-pilot-member table:name="739.805430785748" table:display="true" table:show-details="true"/>
                <table:data-pilot-member table:name="741.342873762515" table:display="true" table:show-details="true"/>
                <table:data-pilot-member table:name="741.820108623659" table:display="true" table:show-details="true"/>
                <table:data-pilot-member table:name="746.082674865488" table:display="true" table:show-details="true"/>
                <table:data-pilot-member table:name="746.479369621434" table:display="true" table:show-details="true"/>
                <table:data-pilot-member table:name="749.006207166634" table:display="true" table:show-details="true"/>
                <table:data-pilot-member table:name="756.994164262229" table:display="true" table:show-details="true"/>
                <table:data-pilot-member table:name="761.138352198058" table:display="true" table:show-details="true"/>
                <table:data-pilot-member table:name="761.647910956989" table:display="true" table:show-details="true"/>
                <table:data-pilot-member table:name="766.46313221824" table:display="true" table:show-details="true"/>
                <table:data-pilot-member table:name="770.844707908332" table:display="true" table:show-details="true"/>
                <table:data-pilot-member table:name="772.358364989231" table:display="true" table:show-details="true"/>
                <table:data-pilot-member table:name="776.012270499404" table:display="true" table:show-details="true"/>
                <table:data-pilot-member table:name="776.67419311548" table:display="true" table:show-details="true"/>
                <table:data-pilot-member table:name="786.308441355003" table:display="true" table:show-details="true"/>
                <table:data-pilot-member table:name="789.804726818302" table:display="true" table:show-details="true"/>
                <table:data-pilot-member table:name="797.041062139941" table:display="true" table:show-details="true"/>
                <table:data-pilot-member table:name="797.150988391599" table:display="true" table:show-details="true"/>
                <table:data-pilot-member table:name="798.564284011127" table:display="true" table:show-details="true"/>
                <table:data-pilot-member table:name="801.834850115296" table:display="true" table:show-details="true"/>
                <table:data-pilot-member table:name="805.247014316445" table:display="true" table:show-details="true"/>
                <table:data-pilot-member table:name="811.001224475005" table:display="true" table:show-details="true"/>
                <table:data-pilot-member table:name="813.363710675494" table:display="true" table:show-details="true"/>
                <table:data-pilot-member table:name="814.523177549872" table:display="true" table:show-details="true"/>
                <table:data-pilot-member table:name="828.002392344498" table:display="true" table:show-details="true"/>
                <table:data-pilot-member table:name="832.469685390313" table:display="true" table:show-details="true"/>
                <table:data-pilot-member table:name="833.826048018198" table:display="true" table:show-details="true"/>
                <table:data-pilot-member table:name="837.486335062832" table:display="true" table:show-details="true"/>
                <table:data-pilot-member table:name="838.556915094623" table:display="true" table:show-details="true"/>
                <table:data-pilot-member table:name="839.752655269762" table:display="true" table:show-details="true"/>
                <table:data-pilot-member table:name="840.23244510665" table:display="true" table:show-details="true"/>
                <table:data-pilot-member table:name="847.30870289274" table:display="true" table:show-details="true"/>
                <table:data-pilot-member table:name="847.923995729537" table:display="true" table:show-details="true"/>
                <table:data-pilot-member table:name="852.440585732661" table:display="true" table:show-details="true"/>
                <table:data-pilot-member table:name="855.359788877112" table:display="true" table:show-details="true"/>
                <table:data-pilot-member table:name="859.210546828287" table:display="true" table:show-details="true"/>
                <table:data-pilot-member table:name="863.801491781967" table:display="true" table:show-details="true"/>
                <table:data-pilot-member table:name="864.160776474822" table:display="true" table:show-details="true"/>
                <table:data-pilot-member table:name="865.771794132191" table:display="true" table:show-details="true"/>
                <table:data-pilot-member table:name="872.239206500956" table:display="true" table:show-details="true"/>
                <table:data-pilot-member table:name="874.576106338486" table:display="true" table:show-details="true"/>
                <table:data-pilot-member table:name="878.772616638879" table:display="true" table:show-details="true"/>
                <table:data-pilot-member table:name="881.172483738291" table:display="true" table:show-details="true"/>
                <table:data-pilot-member table:name="883.714755849774" table:display="true" table:show-details="true"/>
                <table:data-pilot-member table:name="887.333085363586" table:display="true" table:show-details="true"/>
                <table:data-pilot-member table:name="898.605320569902" table:display="true" table:show-details="true"/>
                <table:data-pilot-member table:name="904.38288425345" table:display="true" table:show-details="true"/>
                <table:data-pilot-member table:name="907.76275207206" table:display="true" table:show-details="true"/>
                <table:data-pilot-member table:name="909.506907750778" table:display="true" table:show-details="true"/>
                <table:data-pilot-member table:name="916.424907173256" table:display="true" table:show-details="true"/>
                <table:data-pilot-member table:name="916.980422664978" table:display="true" table:show-details="true"/>
                <table:data-pilot-member table:name="917.900944653598" table:display="true" table:show-details="true"/>
                <table:data-pilot-member table:name="921.221532616005" table:display="true" table:show-details="true"/>
                <table:data-pilot-member table:name="921.511056583693" table:display="true" table:show-details="true"/>
                <table:data-pilot-member table:name="921.61904221685" table:display="true" table:show-details="true"/>
                <table:data-pilot-member table:name="923.56173298646" table:display="true" table:show-details="true"/>
                <table:data-pilot-member table:name="924.842816882507" table:display="true" table:show-details="true"/>
                <table:data-pilot-member table:name="926.957514009601" table:display="true" table:show-details="true"/>
                <table:data-pilot-member table:name="931.146335190383" table:display="true" table:show-details="true"/>
                <table:data-pilot-member table:name="939.265224654378" table:display="true" table:show-details="true"/>
                <table:data-pilot-member table:name="940.159570424968" table:display="true" table:show-details="true"/>
                <table:data-pilot-member table:name="940.887286458065" table:display="true" table:show-details="true"/>
                <table:data-pilot-member table:name="942.630427599361" table:display="true" table:show-details="true"/>
                <table:data-pilot-member table:name="944.468679359431" table:display="true" table:show-details="true"/>
                <table:data-pilot-member table:name="949.38224346424" table:display="true" table:show-details="true"/>
                <table:data-pilot-member table:name="951.867806405694" table:display="true" table:show-details="true"/>
                <table:data-pilot-member table:name="953.186414724887" table:display="true" table:show-details="true"/>
                <table:data-pilot-member table:name="955.433441318871" table:display="true" table:show-details="true"/>
                <table:data-pilot-member table:name="955.946786532045" table:display="true" table:show-details="true"/>
                <table:data-pilot-member table:name="956.4853107488" table:display="true" table:show-details="true"/>
                <table:data-pilot-member table:name="963.681958656039" table:display="true" table:show-details="true"/>
                <table:data-pilot-member table:name="972.362398174864" table:display="true" table:show-details="true"/>
                <table:data-pilot-member table:name="972.606878237998" table:display="true" table:show-details="true"/>
                <table:data-pilot-member table:name="978.585577948557" table:display="true" table:show-details="true"/>
                <table:data-pilot-member table:name="985.819236439019" table:display="true" table:show-details="true"/>
                <table:data-pilot-member table:name="991.465507371393" table:display="true" table:show-details="true"/>
                <table:data-pilot-member table:name="994.800362961982" table:display="true" table:show-details="true"/>
                <table:data-pilot-member table:name="1001.92036373291" table:display="true" table:show-details="true"/>
                <table:data-pilot-member table:name="1003.49079465622" table:display="true" table:show-details="true"/>
                <table:data-pilot-member table:name="1003.75283013536" table:display="true" table:show-details="true"/>
                <table:data-pilot-member table:name="1004.80538869054" table:display="true" table:show-details="true"/>
                <table:data-pilot-member table:name="1008.54413695627" table:display="true" table:show-details="true"/>
                <table:data-pilot-member table:name="1011.13269886012" table:display="true" table:show-details="true"/>
                <table:data-pilot-member table:name="1012.70697865675" table:display="true" table:show-details="true"/>
                <table:data-pilot-member table:name="1013.0950174308" table:display="true" table:show-details="true"/>
                <table:data-pilot-member table:name="1013.82699817712" table:display="true" table:show-details="true"/>
                <table:data-pilot-member table:name="1017.01683385895" table:display="true" table:show-details="true"/>
                <table:data-pilot-member table:name="1021.31790427342" table:display="true" table:show-details="true"/>
                <table:data-pilot-member table:name="1028.06930984236" table:display="true" table:show-details="true"/>
                <table:data-pilot-member table:name="1029.02906367629" table:display="true" table:show-details="true"/>
                <table:data-pilot-member table:name="1032.01225362568" table:display="true" table:show-details="true"/>
                <table:data-pilot-member table:name="1032.60995154033" table:display="true" table:show-details="true"/>
                <table:data-pilot-member table:name="1038.91538285859" table:display="true" table:show-details="true"/>
                <table:data-pilot-member table:name="1053.80260444344" table:display="true" table:show-details="true"/>
                <table:data-pilot-member table:name="1054.49067873385" table:display="true" table:show-details="true"/>
                <table:data-pilot-member table:name="1054.78010997458" table:display="true" table:show-details="true"/>
                <table:data-pilot-member table:name="1055.03221625144" table:display="true" table:show-details="true"/>
                <table:data-pilot-member table:name="1060.87088621734" table:display="true" table:show-details="true"/>
                <table:data-pilot-member table:name="1065.0024407137" table:display="true" table:show-details="true"/>
                <table:data-pilot-member table:name="1065.0638935069" table:display="true" table:show-details="true"/>
                <table:data-pilot-member table:name="1065.15025249029" table:display="true" table:show-details="true"/>
                <table:data-pilot-member table:name="1065.67691886682" table:display="true" table:show-details="true"/>
                <table:data-pilot-member table:name="1067.4750700511" table:display="true" table:show-details="true"/>
                <table:data-pilot-member table:name="1068.33031602886" table:display="true" table:show-details="true"/>
                <table:data-pilot-member table:name="1068.75426761566" table:display="true" table:show-details="true"/>
                <table:data-pilot-member table:name="1068.96822064057" table:display="true" table:show-details="true"/>
                <table:data-pilot-member table:name="1069.87604199288" table:display="true" table:show-details="true"/>
                <table:data-pilot-member table:name="1076.5600789858" table:display="true" table:show-details="true"/>
                <table:data-pilot-member table:name="1079.78245445497" table:display="true" table:show-details="true"/>
                <table:data-pilot-member table:name="1080.3135261416" table:display="true" table:show-details="true"/>
                <table:data-pilot-member table:name="1083.41039093695" table:display="true" table:show-details="true"/>
                <table:data-pilot-member table:name="1083.99771436288" table:display="true" table:show-details="true"/>
                <table:data-pilot-member table:name="1084.83662734575" table:display="true" table:show-details="true"/>
                <table:data-pilot-member table:name="1091.00988661843" table:display="true" table:show-details="true"/>
                <table:data-pilot-member table:name="1091.31915882898" table:display="true" table:show-details="true"/>
                <table:data-pilot-member table:name="1103.61417249613" table:display="true" table:show-details="true"/>
                <table:data-pilot-member table:name="1107.58576476868" table:display="true" table:show-details="true"/>
                <table:data-pilot-member table:name="1116.08924873997" table:display="true" table:show-details="true"/>
                <table:data-pilot-member table:name="1118.34542319103" table:display="true" table:show-details="true"/>
                <table:data-pilot-member table:name="1126.10222057835" table:display="true" table:show-details="true"/>
                <table:data-pilot-member table:name="1126.96487731331" table:display="true" table:show-details="true"/>
                <table:data-pilot-member table:name="1126.98513786147" table:display="true" table:show-details="true"/>
                <table:data-pilot-member table:name="1131.18487018045" table:display="true" table:show-details="true"/>
                <table:data-pilot-member table:name="1132.71136928099" table:display="true" table:show-details="true"/>
                <table:data-pilot-member table:name="1138.75879468846" table:display="true" table:show-details="true"/>
                <table:data-pilot-member table:name="1144.20464789837" table:display="true" table:show-details="true"/>
                <table:data-pilot-member table:name="1145.41869090725" table:display="true" table:show-details="true"/>
                <table:data-pilot-member table:name="1161.24494069785" table:display="true" table:show-details="true"/>
                <table:data-pilot-member table:name="1163.7676072058" table:display="true" table:show-details="true"/>
                <table:data-pilot-member table:name="1164.6865944395" table:display="true" table:show-details="true"/>
                <table:data-pilot-member table:name="1172.7432643252" table:display="true" table:show-details="true"/>
                <table:data-pilot-member table:name="1178.30441118029" table:display="true" table:show-details="true"/>
                <table:data-pilot-member table:name="1180.00879757143" table:display="true" table:show-details="true"/>
                <table:data-pilot-member table:name="1180.54528767214" table:display="true" table:show-details="true"/>
                <table:data-pilot-member table:name="1181.2674618599" table:display="true" table:show-details="true"/>
                <table:data-pilot-member table:name="1182.71925846253" table:display="true" table:show-details="true"/>
                <table:data-pilot-member table:name="1198.32334919639" table:display="true" table:show-details="true"/>
                <table:data-pilot-member table:name="1199.15959397781" table:display="true" table:show-details="true"/>
                <table:data-pilot-member table:name="1204.55887682738" table:display="true" table:show-details="true"/>
                <table:data-pilot-member table:name="1229.58269585253" table:display="true" table:show-details="true"/>
                <table:data-pilot-member table:name="1235.49605307577" table:display="true" table:show-details="true"/>
                <table:data-pilot-member table:name="1239.53597015558" table:display="true" table:show-details="true"/>
                <table:data-pilot-member table:name="1239.58981189562" table:display="true" table:show-details="true"/>
                <table:data-pilot-member table:name="1249.57398106458" table:display="true" table:show-details="true"/>
                <table:data-pilot-member table:name="1249.86855208783" table:display="true" table:show-details="true"/>
                <table:data-pilot-member table:name="1250.95236134586" table:display="true" table:show-details="true"/>
                <table:data-pilot-member table:name="1262.67537883158" table:display="true" table:show-details="true"/>
                <table:data-pilot-member table:name="1263.55023056806" table:display="true" table:show-details="true"/>
                <table:data-pilot-member table:name="1288.98059798616" table:display="true" table:show-details="true"/>
                <table:data-pilot-member table:name="1294.44163396206" table:display="true" table:show-details="true"/>
                <table:data-pilot-member table:name="1295.00228843531" table:display="true" table:show-details="true"/>
                <table:data-pilot-member table:name="1295.79509936636" table:display="true" table:show-details="true"/>
                <table:data-pilot-member table:name="1307.51138282899" table:display="true" table:show-details="true"/>
                <table:data-pilot-member table:name="1310.13915505111" table:display="true" table:show-details="true"/>
                <table:data-pilot-member table:name="1310.41930857603" table:display="true" table:show-details="true"/>
                <table:data-pilot-member table:name="1312.99361129792" table:display="true" table:show-details="true"/>
                <table:data-pilot-member table:name="1313.14159299842" table:display="true" table:show-details="true"/>
                <table:data-pilot-member table:name="1315.99730320509" table:display="true" table:show-details="true"/>
                <table:data-pilot-member table:name="1325.99220585095" table:display="true" table:show-details="true"/>
                <table:data-pilot-member table:name="1330.58646413629" table:display="true" table:show-details="true"/>
                <table:data-pilot-member table:name="1331.75232824166" table:display="true" table:show-details="true"/>
                <table:data-pilot-member table:name="1341.00808887941" table:display="true" table:show-details="true"/>
                <table:data-pilot-member table:name="1341.48594085963" table:display="true" table:show-details="true"/>
                <table:data-pilot-member table:name="1353.76246915998" table:display="true" table:show-details="true"/>
                <table:data-pilot-member table:name="1353.87346059113" table:display="true" table:show-details="true"/>
                <table:data-pilot-member table:name="1358.348114673" table:display="true" table:show-details="true"/>
                <table:data-pilot-member table:name="1366.73914949728" table:display="true" table:show-details="true"/>
                <table:data-pilot-member table:name="1367.48302319127" table:display="true" table:show-details="true"/>
                <table:data-pilot-member table:name="1368.87069188678" table:display="true" table:show-details="true"/>
                <table:data-pilot-member table:name="1371.0374691358" table:display="true" table:show-details="true"/>
                <table:data-pilot-member table:name="1371.76350806452" table:display="true" table:show-details="true"/>
                <table:data-pilot-member table:name="1372.82192480909" table:display="true" table:show-details="true"/>
                <table:data-pilot-member table:name="1373.44019585253" table:display="true" table:show-details="true"/>
                <table:data-pilot-member table:name="1373.90345088968" table:display="true" table:show-details="true"/>
                <table:data-pilot-member table:name="1376.56086769741" table:display="true" table:show-details="true"/>
                <table:data-pilot-member table:name="1381.66162406548" table:display="true" table:show-details="true"/>
                <table:data-pilot-member table:name="1387.05308446605" table:display="true" table:show-details="true"/>
                <table:data-pilot-member table:name="1387.0851062542" table:display="true" table:show-details="true"/>
                <table:data-pilot-member table:name="1389.5249696495" table:display="true" table:show-details="true"/>
                <table:data-pilot-member table:name="1394.55065446868" table:display="true" table:show-details="true"/>
                <table:data-pilot-member table:name="1398.76086396206" table:display="true" table:show-details="true"/>
                <table:data-pilot-member table:name="1399.88383397785" table:display="true" table:show-details="true"/>
                <table:data-pilot-member table:name="1401.36948006058" table:display="true" table:show-details="true"/>
                <table:data-pilot-member table:name="1401.53065191051" table:display="true" table:show-details="true"/>
                <table:data-pilot-member table:name="1418.52578792533" table:display="true" table:show-details="true"/>
                <table:data-pilot-member table:name="1435.05816802521" table:display="true" table:show-details="true"/>
                <table:data-pilot-member table:name="1441.5084144001" table:display="true" table:show-details="true"/>
                <table:data-pilot-member table:name="1441.99089201315" table:display="true" table:show-details="true"/>
                <table:data-pilot-member table:name="1443.17442054958" table:display="true" table:show-details="true"/>
                <table:data-pilot-member table:name="1445.8011743013" table:display="true" table:show-details="true"/>
                <table:data-pilot-member table:name="1455.70205789171" table:display="true" table:show-details="true"/>
                <table:data-pilot-member table:name="1456.93891411893" table:display="true" table:show-details="true"/>
                <table:data-pilot-member table:name="1456.97876818047" table:display="true" table:show-details="true"/>
                <table:data-pilot-member table:name="1459.14679418199" table:display="true" table:show-details="true"/>
                <table:data-pilot-member table:name="1461.07609670602" table:display="true" table:show-details="true"/>
                <table:data-pilot-member table:name="1491.61746093633" table:display="true" table:show-details="true"/>
                <table:data-pilot-member table:name="1495.96312093294" table:display="true" table:show-details="true"/>
                <table:data-pilot-member table:name="1501.9505991776" table:display="true" table:show-details="true"/>
                <table:data-pilot-member table:name="1504.27401289622" table:display="true" table:show-details="true"/>
                <table:data-pilot-member table:name="1508.12327662119" table:display="true" table:show-details="true"/>
                <table:data-pilot-member table:name="1515.85349251766" table:display="true" table:show-details="true"/>
                <table:data-pilot-member table:name="1516.77036267193" table:display="true" table:show-details="true"/>
                <table:data-pilot-member table:name="1525.09307694829" table:display="true" table:show-details="true"/>
                <table:data-pilot-member table:name="1525.62650291669" table:display="true" table:show-details="true"/>
                <table:data-pilot-member table:name="1526.39622921292" table:display="true" table:show-details="true"/>
                <table:data-pilot-member table:name="1540.5286405423" table:display="true" table:show-details="true"/>
                <table:data-pilot-member table:name="1540.79441022104" table:display="true" table:show-details="true"/>
                <table:data-pilot-member table:name="1542.60539299376" table:display="true" table:show-details="true"/>
                <table:data-pilot-member table:name="1552.7349652139" table:display="true" table:show-details="true"/>
                <table:data-pilot-member table:name="1552.79005286642" table:display="true" table:show-details="true"/>
                <table:data-pilot-member table:name="1554.23365005164" table:display="true" table:show-details="true"/>
                <table:data-pilot-member table:name="1556.43077143152" table:display="true" table:show-details="true"/>
                <table:data-pilot-member table:name="1563.0412790506" table:display="true" table:show-details="true"/>
                <table:data-pilot-member table:name="1568.24579846539" table:display="true" table:show-details="true"/>
                <table:data-pilot-member table:name="1578.55634868828" table:display="true" table:show-details="true"/>
                <table:data-pilot-member table:name="1588.24965806743" table:display="true" table:show-details="true"/>
                <table:data-pilot-member table:name="1599.65148162041" table:display="true" table:show-details="true"/>
                <table:data-pilot-member table:name="1604.05943528495" table:display="true" table:show-details="true"/>
                <table:data-pilot-member table:name="1604.21078235263" table:display="true" table:show-details="true"/>
                <table:data-pilot-member table:name="1609.08192565771" table:display="true" table:show-details="true"/>
                <table:data-pilot-member table:name="1614.29381788691" table:display="true" table:show-details="true"/>
                <table:data-pilot-member table:name="1619.28291167079" table:display="true" table:show-details="true"/>
                <table:data-pilot-member table:name="1627.50340564987" table:display="true" table:show-details="true"/>
                <table:data-pilot-member table:name="1631.66754211182" table:display="true" table:show-details="true"/>
                <table:data-pilot-member table:name="1634.43105682671" table:display="true" table:show-details="true"/>
                <table:data-pilot-member table:name="1635.15672625128" table:display="true" table:show-details="true"/>
                <table:data-pilot-member table:name="1635.9682113488" table:display="true" table:show-details="true"/>
                <table:data-pilot-member table:name="1636.09591466617" table:display="true" table:show-details="true"/>
                <table:data-pilot-member table:name="1639.74899871376" table:display="true" table:show-details="true"/>
                <table:data-pilot-member table:name="1640.31420924674" table:display="true" table:show-details="true"/>
                <table:data-pilot-member table:name="1650.85101461638" table:display="true" table:show-details="true"/>
                <table:data-pilot-member table:name="1651.8188355794" table:display="true" table:show-details="true"/>
                <table:data-pilot-member table:name="1656.27334987116" table:display="true" table:show-details="true"/>
                <table:data-pilot-member table:name="1660.32450691801" table:display="true" table:show-details="true"/>
                <table:data-pilot-member table:name="1661.80973741794" table:display="true" table:show-details="true"/>
                <table:data-pilot-member table:name="1664.59153449717" table:display="true" table:show-details="true"/>
                <table:data-pilot-member table:name="1664.7860381651" table:display="true" table:show-details="true"/>
                <table:data-pilot-member table:name="1665.228487997" table:display="true" table:show-details="true"/>
                <table:data-pilot-member table:name="1668.6182233901" table:display="true" table:show-details="true"/>
                <table:data-pilot-member table:name="1681.29053007816" table:display="true" table:show-details="true"/>
                <table:data-pilot-member table:name="1682.33592502808" table:display="true" table:show-details="true"/>
                <table:data-pilot-member table:name="1682.74241923521" table:display="true" table:show-details="true"/>
                <table:data-pilot-member table:name="1688.31417872067" table:display="true" table:show-details="true"/>
                <table:data-pilot-member table:name="1690.76328951706" table:display="true" table:show-details="true"/>
                <table:data-pilot-member table:name="1691.3900012497" table:display="true" table:show-details="true"/>
                <table:data-pilot-member table:name="1696.24004197774" table:display="true" table:show-details="true"/>
                <table:data-pilot-member table:name="1697.08162703579" table:display="true" table:show-details="true"/>
                <table:data-pilot-member table:name="1698.97669306775" table:display="true" table:show-details="true"/>
                <table:data-pilot-member table:name="1708.20406309751" table:display="true" table:show-details="true"/>
                <table:data-pilot-member table:name="1708.74249346987" table:display="true" table:show-details="true"/>
                <table:data-pilot-member table:name="1709.85745391705" table:display="true" table:show-details="true"/>
                <table:data-pilot-member table:name="1710.72154934105" table:display="true" table:show-details="true"/>
                <table:data-pilot-member table:name="1711.15501467835" table:display="true" table:show-details="true"/>
                <table:data-pilot-member table:name="1711.71040482063" table:display="true" table:show-details="true"/>
                <table:data-pilot-member table:name="1715.74903865172" table:display="true" table:show-details="true"/>
                <table:data-pilot-member table:name="1717.96237912306" table:display="true" table:show-details="true"/>
                <table:data-pilot-member table:name="1721.31481450379" table:display="true" table:show-details="true"/>
                <table:data-pilot-member table:name="1721.53382400658" table:display="true" table:show-details="true"/>
                <table:data-pilot-member table:name="1722.00540177886" table:display="true" table:show-details="true"/>
                <table:data-pilot-member table:name="1722.20655473351" table:display="true" table:show-details="true"/>
                <table:data-pilot-member table:name="1726.22170637835" table:display="true" table:show-details="true"/>
                <table:data-pilot-member table:name="1734.52000213523" table:display="true" table:show-details="true"/>
                <table:data-pilot-member table:name="1750.34936404322" table:display="true" table:show-details="true"/>
                <table:data-pilot-member table:name="1755.23145796907" table:display="true" table:show-details="true"/>
                <table:data-pilot-member table:name="1762.11135696384" table:display="true" table:show-details="true"/>
                <table:data-pilot-member table:name="1763.30236899689" table:display="true" table:show-details="true"/>
                <table:data-pilot-member table:name="1766.10913303438" table:display="true" table:show-details="true"/>
                <table:data-pilot-member table:name="1767.6367816992" table:display="true" table:show-details="true"/>
                <table:data-pilot-member table:name="1767.7048638067" table:display="true" table:show-details="true"/>
                <table:data-pilot-member table:name="1772.8902602882" table:display="true" table:show-details="true"/>
                <table:data-pilot-member table:name="1773.39691365958" table:display="true" table:show-details="true"/>
                <table:data-pilot-member table:name="1773.69690450572" table:display="true" table:show-details="true"/>
                <table:data-pilot-member table:name="1775.17101403196" table:display="true" table:show-details="true"/>
                <table:data-pilot-member table:name="1776.43761495431" table:display="true" table:show-details="true"/>
                <table:data-pilot-member table:name="1786.26242211979" table:display="true" table:show-details="true"/>
                <table:data-pilot-member table:name="1787.31579373639" table:display="true" table:show-details="true"/>
                <table:data-pilot-member table:name="1789.74512022105" table:display="true" table:show-details="true"/>
                <table:data-pilot-member table:name="1793.24992782034" table:display="true" table:show-details="true"/>
                <table:data-pilot-member table:name="1799.60605878971" table:display="true" table:show-details="true"/>
                <table:data-pilot-member table:name="1801.26448400251" table:display="true" table:show-details="true"/>
                <table:data-pilot-member table:name="1802.65311016894" table:display="true" table:show-details="true"/>
                <table:data-pilot-member table:name="1805.96291819166" table:display="true" table:show-details="true"/>
                <table:data-pilot-member table:name="1805.98321909848" table:display="true" table:show-details="true"/>
                <table:data-pilot-member table:name="1807.94131052837" table:display="true" table:show-details="true"/>
                <table:data-pilot-member table:name="1818.63828794601" table:display="true" table:show-details="true"/>
                <table:data-pilot-member table:name="1819.22053136372" table:display="true" table:show-details="true"/>
                <table:data-pilot-member table:name="1819.432956683" table:display="true" table:show-details="true"/>
                <table:data-pilot-member table:name="1826.07566303945" table:display="true" table:show-details="true"/>
                <table:data-pilot-member table:name="1827.87704234875" table:display="true" table:show-details="true"/>
                <table:data-pilot-member table:name="1827.91649879726" table:display="true" table:show-details="true"/>
                <table:data-pilot-member table:name="1827.97163340683" table:display="true" table:show-details="true"/>
                <table:data-pilot-member table:name="1828.53793488453" table:display="true" table:show-details="true"/>
                <table:data-pilot-member table:name="1829.26363480433" table:display="true" table:show-details="true"/>
                <table:data-pilot-member table:name="1832.43245488771" table:display="true" table:show-details="true"/>
                <table:data-pilot-member table:name="1834.3556051558" table:display="true" table:show-details="true"/>
                <table:data-pilot-member table:name="1834.55874684262" table:display="true" table:show-details="true"/>
                <table:data-pilot-member table:name="1838.41661886121" table:display="true" table:show-details="true"/>
                <table:data-pilot-member table:name="1843.35704557745" table:display="true" table:show-details="true"/>
                <table:data-pilot-member table:name="1848.69012112526" table:display="true" table:show-details="true"/>
                <table:data-pilot-member table:name="1850.35474637579" table:display="true" table:show-details="true"/>
                <table:data-pilot-member table:name="1853.12335945799" table:display="true" table:show-details="true"/>
                <table:data-pilot-member table:name="1855.58823949756" table:display="true" table:show-details="true"/>
                <table:data-pilot-member table:name="1861.05360110282" table:display="true" table:show-details="true"/>
                <table:data-pilot-member table:name="1861.35224365555" table:display="true" table:show-details="true"/>
                <table:data-pilot-member table:name="1869.67961619818" table:display="true" table:show-details="true"/>
                <table:data-pilot-member table:name="1876.17713207047" table:display="true" table:show-details="true"/>
                <table:data-pilot-member table:name="1880.8595471328" table:display="true" table:show-details="true"/>
                <table:data-pilot-member table:name="1885.68398176632" table:display="true" table:show-details="true"/>
                <table:data-pilot-member table:name="1896.90570414031" table:display="true" table:show-details="true"/>
                <table:data-pilot-member table:name="1905.42783757487" table:display="true" table:show-details="true"/>
                <table:data-pilot-member table:name="1907.72761276354" table:display="true" table:show-details="true"/>
                <table:data-pilot-member table:name="1910.60056465141" table:display="true" table:show-details="true"/>
                <table:data-pilot-member table:name="1938.85166779745" table:display="true" table:show-details="true"/>
                <table:data-pilot-member table:name="1940.58088494018" table:display="true" table:show-details="true"/>
                <table:data-pilot-member table:name="1942.21703709909" table:display="true" table:show-details="true"/>
                <table:data-pilot-member table:name="1947.52599458103" table:display="true" table:show-details="true"/>
                <table:data-pilot-member table:name="1949.75895076036" table:display="true" table:show-details="true"/>
                <table:data-pilot-member table:name="1950.16339742247" table:display="true" table:show-details="true"/>
                <table:data-pilot-member table:name="1952.00591497541" table:display="true" table:show-details="true"/>
                <table:data-pilot-member table:name="1952.66288785874" table:display="true" table:show-details="true"/>
                <table:data-pilot-member table:name="1959.38477875983" table:display="true" table:show-details="true"/>
                <table:data-pilot-member table:name="1966.54076806001" table:display="true" table:show-details="true"/>
                <table:data-pilot-member table:name="1969.47578758927" table:display="true" table:show-details="true"/>
                <table:data-pilot-member table:name="1975.68457343162" table:display="true" table:show-details="true"/>
                <table:data-pilot-member table:name="1983.45265192668" table:display="true" table:show-details="true"/>
                <table:data-pilot-member table:name="1987.28733006912" table:display="true" table:show-details="true"/>
                <table:data-pilot-member table:name="1988.38128034012" table:display="true" table:show-details="true"/>
                <table:data-pilot-member table:name="2000.21172326084" table:display="true" table:show-details="true"/>
                <table:data-pilot-member table:name="2001.66572894146" table:display="true" table:show-details="true"/>
                <table:data-pilot-member table:name="2008.02465725806" table:display="true" table:show-details="true"/>
                <table:data-pilot-member table:name="2008.98459790008" table:display="true" table:show-details="true"/>
                <table:data-pilot-member table:name="2016.76687503905" table:display="true" table:show-details="true"/>
                <table:data-pilot-member table:name="2019.41157745686" table:display="true" table:show-details="true"/>
                <table:data-pilot-member table:name="2021.30904553299" table:display="true" table:show-details="true"/>
                <table:data-pilot-member table:name="2022.67047489627" table:display="true" table:show-details="true"/>
                <table:data-pilot-member table:name="2025.36312899545" table:display="true" table:show-details="true"/>
                <table:data-pilot-member table:name="2028.35631401359" table:display="true" table:show-details="true"/>
                <table:data-pilot-member table:name="2029.10366725979" table:display="true" table:show-details="true"/>
                <table:data-pilot-member table:name="2034.67425624227" table:display="true" table:show-details="true"/>
                <table:data-pilot-member table:name="2039.09155768151" table:display="true" table:show-details="true"/>
                <table:data-pilot-member table:name="2040.45772769661" table:display="true" table:show-details="true"/>
                <table:data-pilot-member table:name="2041.16256760384" table:display="true" table:show-details="true"/>
                <table:data-pilot-member table:name="2042.47523031993" table:display="true" table:show-details="true"/>
                <table:data-pilot-member table:name="2042.77326363998" table:display="true" table:show-details="true"/>
                <table:data-pilot-member table:name="2047.78135441724" table:display="true" table:show-details="true"/>
                <table:data-pilot-member table:name="2050.22209579222" table:display="true" table:show-details="true"/>
                <table:data-pilot-member table:name="2050.48491763134" table:display="true" table:show-details="true"/>
                <table:data-pilot-member table:name="2060.13357285175" table:display="true" table:show-details="true"/>
                <table:data-pilot-member table:name="2063.69630127951" table:display="true" table:show-details="true"/>
                <table:data-pilot-member table:name="2078.95689814866" table:display="true" table:show-details="true"/>
                <table:data-pilot-member table:name="2079.80420501003" table:display="true" table:show-details="true"/>
                <table:data-pilot-member table:name="2084.98510103432" table:display="true" table:show-details="true"/>
                <table:data-pilot-member table:name="2099.74666136081" table:display="true" table:show-details="true"/>
                <table:data-pilot-member table:name="2103.56071284562" table:display="true" table:show-details="true"/>
                <table:data-pilot-member table:name="2104.59340893861" table:display="true" table:show-details="true"/>
                <table:data-pilot-member table:name="2108.16935862463" table:display="true" table:show-details="true"/>
                <table:data-pilot-member table:name="2113.09063567176" table:display="true" table:show-details="true"/>
                <table:data-pilot-member table:name="2113.54453747103" table:display="true" table:show-details="true"/>
                <table:data-pilot-member table:name="2118.27139432745" table:display="true" table:show-details="true"/>
                <table:data-pilot-member table:name="2129.11751971928" table:display="true" table:show-details="true"/>
                <table:data-pilot-member table:name="2129.41185406859" table:display="true" table:show-details="true"/>
                <table:data-pilot-member table:name="2130.13009018884" table:display="true" table:show-details="true"/>
                <table:data-pilot-member table:name="2131.305311299" table:display="true" table:show-details="true"/>
                <table:data-pilot-member table:name="2134.92850426325" table:display="true" table:show-details="true"/>
                <table:data-pilot-member table:name="2153.95638913624" table:display="true" table:show-details="true"/>
                <table:data-pilot-member table:name="2160.2892639066" table:display="true" table:show-details="true"/>
                <table:data-pilot-member table:name="2164.74783777547" table:display="true" table:show-details="true"/>
                <table:data-pilot-member table:name="2166.47442401704" table:display="true" table:show-details="true"/>
                <table:data-pilot-member table:name="2169.13781181619" table:display="true" table:show-details="true"/>
                <table:data-pilot-member table:name="2183.68509504608" table:display="true" table:show-details="true"/>
                <table:data-pilot-member table:name="2184.60106760336" table:display="true" table:show-details="true"/>
                <table:data-pilot-member table:name="2184.8548398154" table:display="true" table:show-details="true"/>
                <table:data-pilot-member table:name="2185.47512617628" table:display="true" table:show-details="true"/>
                <table:data-pilot-member table:name="2187.35351792122" table:display="true" table:show-details="true"/>
                <table:data-pilot-member table:name="2189.11230118844" table:display="true" table:show-details="true"/>
                <table:data-pilot-member table:name="2195.1937006492" table:display="true" table:show-details="true"/>
                <table:data-pilot-member table:name="2196.59038495787" table:display="true" table:show-details="true"/>
                <table:data-pilot-member table:name="2197.31308264972" table:display="true" table:show-details="true"/>
                <table:data-pilot-member table:name="2199.95906674768" table:display="true" table:show-details="true"/>
                <table:data-pilot-member table:name="2204.27454092095" table:display="true" table:show-details="true"/>
                <table:data-pilot-member table:name="2205.22946904748" table:display="true" table:show-details="true"/>
                <table:data-pilot-member table:name="2214.72336769839" table:display="true" table:show-details="true"/>
                <table:data-pilot-member table:name="2223.24075760261" table:display="true" table:show-details="true"/>
                <table:data-pilot-member table:name="2226.46752601746" table:display="true" table:show-details="true"/>
                <table:data-pilot-member table:name="2229.50244307806" table:display="true" table:show-details="true"/>
                <table:data-pilot-member table:name="2243.53169296326" table:display="true" table:show-details="true"/>
                <table:data-pilot-member table:name="2260.1067105563" table:display="true" table:show-details="true"/>
                <table:data-pilot-member table:name="2260.20886146063" table:display="true" table:show-details="true"/>
                <table:data-pilot-member table:name="2269.16885883094" table:display="true" table:show-details="true"/>
                <table:data-pilot-member table:name="2269.33965978995" table:display="true" table:show-details="true"/>
                <table:data-pilot-member table:name="2285.93595189663" table:display="true" table:show-details="true"/>
                <table:data-pilot-member table:name="2286.63070554979" table:display="true" table:show-details="true"/>
                <table:data-pilot-member table:name="2304.00531491907" table:display="true" table:show-details="true"/>
                <table:data-pilot-member table:name="2315.97268661735" table:display="true" table:show-details="true"/>
                <table:data-pilot-member table:name="2316.20095603122" table:display="true" table:show-details="true"/>
                <table:data-pilot-member table:name="2320.12330549316" table:display="true" table:show-details="true"/>
                <table:data-pilot-member table:name="2322.76337985578" table:display="true" table:show-details="true"/>
                <table:data-pilot-member table:name="2326.70191123067" table:display="true" table:show-details="true"/>
                <table:data-pilot-member table:name="2331.03857036088" table:display="true" table:show-details="true"/>
                <table:data-pilot-member table:name="2359.05856175997" table:display="true" table:show-details="true"/>
                <table:data-pilot-member table:name="2371.51885954473" table:display="true" table:show-details="true"/>
                <table:data-pilot-member table:name="2373.33856570818" table:display="true" table:show-details="true"/>
                <table:data-pilot-member table:name="2394.04728394599" table:display="true" table:show-details="true"/>
                <table:data-pilot-member table:name="2396.84435144933" table:display="true" table:show-details="true"/>
                <table:data-pilot-member table:name="2409.31566328927" table:display="true" table:show-details="true"/>
                <table:data-pilot-member table:name="2437.93113235257" table:display="true" table:show-details="true"/>
                <table:data-pilot-member table:name="2438.81923997185" table:display="true" table:show-details="true"/>
                <table:data-pilot-member table:name="2470.29763801757" table:display="true" table:show-details="true"/>
                <table:data-pilot-member table:name="2508.46083406026" table:display="true" table:show-details="true"/>
                <table:data-pilot-member table:name="2512.49171688976" table:display="true" table:show-details="true"/>
                <table:data-pilot-member table:name="2541.28647607319" table:display="true" table:show-details="true"/>
                <table:data-pilot-member table:name="2547.8101433376" table:display="true" table:show-details="true"/>
                <table:data-pilot-member table:name="2578.94720705176" table:display="true" table:show-details="true"/>
                <table:data-pilot-member table:name="2612.26633268825" table:display="true" table:show-details="true"/>
                <table:data-pilot-member table:name="2617.99724069413" table:display="true" table:show-details="true"/>
                <table:data-pilot-member table:name="2687.00306189047" table:display="true" table:show-details="true"/>
                <table:data-pilot-member table:name="2702.71790288529" table:display="true" table:show-details="true"/>
                <table:data-pilot-member table:name="2705.64736825596" table:display="true" table:show-details="true"/>
                <table:data-pilot-member table:name="2712.76274208504" table:display="true" table:show-details="true"/>
                <table:data-pilot-member table:name="2725.45141357306" table:display="true" table:show-details="true"/>
                <table:data-pilot-member table:name="2746.03168896543" table:display="true" table:show-details="true"/>
                <table:data-pilot-member table:name="2766.49596924231" table:display="true" table:show-details="true"/>
                <table:data-pilot-member table:name="2767.30700909661" table:display="true" table:show-details="true"/>
                <table:data-pilot-member table:name="2786.33313981422" table:display="true" table:show-details="true"/>
                <table:data-pilot-member table:name="2843.18134096612" table:display="true" table:show-details="true"/>
                <table:data-pilot-member table:name="2847.7132517983" table:display="true" table:show-details="true"/>
                <table:data-pilot-member table:name="2893.48033846098" table:display="true" table:show-details="true"/>
                <table:data-pilot-member table:name="2959.00568644499" table:display="true" table:show-details="true"/>
                <table:data-pilot-member table:name="3021.03144679386" table:display="true" table:show-details="true"/>
                <table:data-pilot-member table:name="3083.35384155456" table:display="true" table:show-details="true"/>
                <table:data-pilot-member table:name="3127.2705109992" table:display="true" table:show-details="true"/>
                <table:data-pilot-member table:name="3184.33979018318" table:display="true" table:show-details="true"/>
                <table:data-pilot-member table:name="3291.70177717275" table:display="true" table:show-details="true"/>
                <table:data-pilot-member table:name="3291.92380979073" table:display="true" table:show-details="true"/>
                <table:data-pilot-member table:name="3325.41674941277" table:display="true" table:show-details="true"/>
                <table:data-pilot-member table:name="3339.54285740978" table:display="true" table:show-details="true"/>
                <table:data-pilot-member table:name="3590.35453118274" table:display="true" table:show-details="true"/>
                <table:data-pilot-member table:name="3596.26544729446" table:display="true" table:show-details="true"/>
                <table:data-pilot-member table:name="36.413895859473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ofgl-base-communes_2'.A1:'Table dynamique_ofgl-base-communes_2'.G43" table:buttons="'Table dynamique_ofgl-base-communes_2'.A2 'Table dynamique_ofgl-base-communes_2'.B1" table:show-filter-button="false" table:drill-down-on-double-click="false">
          <table:source-cell-range table:cell-range-address="'ofgl-base-communes'.A1:'ofgl-base-communes'.C1968"/>
          <table:data-pilot-field table:source-field-name="Agrégat" table:orientation="column" table:used-hierarchy="0" table:function="auto">
            <table:data-pilot-level table:show-empty="false" calcext:repeat-item-labels="false">
              <table:data-pilot-members>
                <table:data-pilot-member table:name="Achats et charges externes" table:display="false" table:show-details="true"/>
                <table:data-pilot-member table:name="Annuité de la dette" table:display="true" table:show-details="true"/>
                <table:data-pilot-member table:name="Autres dépenses d'investissement" table:display="false" table:show-details="true"/>
                <table:data-pilot-member table:name="Autres dépenses de fonctionnement" table:display="true" table:show-details="true"/>
                <table:data-pilot-member table:name="Autres dotations de fonctionnement" table:display="true" table:show-details="true"/>
                <table:data-pilot-member table:name="Autres dotations et subventions" table:display="true" table:show-details="true"/>
                <table:data-pilot-member table:name="Autres impôts et taxes" table:display="true" table:show-details="true"/>
                <table:data-pilot-member table:name="Autres recettes d'investissement" table:display="false" table:show-details="true"/>
                <table:data-pilot-member table:name="Autres recettes de fonctionnement" table:display="false" table:show-details="true"/>
                <table:data-pilot-member table:name="Capacité ou besoin de financement" table:display="false" table:show-details="true"/>
                <table:data-pilot-member table:name="Charges financières" table:display="false" table:show-details="true"/>
                <table:data-pilot-member table:name="Concours de l'Etat" table:display="false" table:show-details="true"/>
                <table:data-pilot-member table:name="Crédits de trésorerie" table:display="false" table:show-details="true"/>
                <table:data-pilot-member table:name="Dépenses d'équipement" table:display="false" table:show-details="true"/>
                <table:data-pilot-member table:name="Dépenses d'intervention" table:display="false" table:show-details="true"/>
                <table:data-pilot-member table:name="Dépenses d'investissement" table:display="false" table:show-details="true"/>
                <table:data-pilot-member table:name="Dépenses d'investissement hors remb" table:display="false" table:show-details="true"/>
                <table:data-pilot-member table:name="Dépenses de fonctionnement" table:display="false" table:show-details="true"/>
                <table:data-pilot-member table:name="Dépenses totales" table:display="false" table:show-details="true"/>
                <table:data-pilot-member table:name="Dépenses totales hors remb" table:display="false" table:show-details="true"/>
                <table:data-pilot-member table:name="Dépôts au Trésor" table:display="false" table:show-details="true"/>
                <table:data-pilot-member table:name="DETR" table:display="false" table:show-details="true"/>
                <table:data-pilot-member table:name="Dotation globale de fonctionnement" table:display="false" table:show-details="true"/>
                <table:data-pilot-member table:name="Emprunts hors GAD" table:display="false" table:show-details="true"/>
                <table:data-pilot-member table:name="Encours de dette" table:display="false" table:show-details="true"/>
                <table:data-pilot-member table:name="Encours de dette - Dépôts et cautionnements reçus" table:display="false" table:show-details="true"/>
                <table:data-pilot-member table:name="Encours de dette - Dettes bancaires et assimilées" table:display="false" table:show-details="true"/>
                <table:data-pilot-member table:name="Epargne brute" table:display="false" table:show-details="true"/>
                <table:data-pilot-member table:name="Epargne de gestion" table:display="false" table:show-details="true"/>
                <table:data-pilot-member table:name="Epargne nette" table:display="false" table:show-details="true"/>
                <table:data-pilot-member table:name="FCTVA" table:display="false" table:show-details="true"/>
                <table:data-pilot-member table:name="Fiscalité reversée" table:display="false" table:show-details="true"/>
                <table:data-pilot-member table:name="Flux net de dette" table:display="false" table:show-details="true"/>
                <table:data-pilot-member table:name="Fonds de roulement" table:display="false" table:show-details="true"/>
                <table:data-pilot-member table:name="Fonds de soutien aux emprunts à risque" table:display="false" table:show-details="true"/>
                <table:data-pilot-member table:name="Frais de personnel" table:display="false" table:show-details="true"/>
                <table:data-pilot-member table:name="Impôts et taxes" table:display="false" table:show-details="true"/>
                <table:data-pilot-member table:name="Impôts locaux" table:display="false" table:show-details="true"/>
                <table:data-pilot-member table:name="Péréquations et compensations fiscales" table:display="false" table:show-details="true"/>
                <table:data-pilot-member table:name="Produit des cessions d'immobilisations" table:display="false" table:show-details="true"/>
                <table:data-pilot-member table:name="Recettes d'investissement" table:display="false" table:show-details="true"/>
                <table:data-pilot-member table:name="Recettes d'investissement hors emprunts" table:display="false" table:show-details="true"/>
                <table:data-pilot-member table:name="Recettes de fonctionnement" table:display="false" table:show-details="true"/>
                <table:data-pilot-member table:name="Recettes totales" table:display="false" table:show-details="true"/>
                <table:data-pilot-member table:name="Recettes totales hors emprunts" table:display="false" table:show-details="true"/>
                <table:data-pilot-member table:name="Remboursements d'emprunts hors GAD" table:display="false" table:show-details="true"/>
                <table:data-pilot-member table:name="Subventions aux personnes de droit privé" table:display="false" table:show-details="true"/>
                <table:data-pilot-member table:name="Subventions d'équipement versées" table:display="false" table:show-details="true"/>
                <table:data-pilot-member table:name="Subventions reçues et participations" table:display="false" table:show-details="true"/>
                <table:data-pilot-member table:name="Taxe d'enlévement des ordures ménagères" table:display="false" table:show-details="true"/>
                <table:data-pilot-member table:name="TVA" table:display="false" table:show-details="true"/>
                <table:data-pilot-member table:name="Variation du fonds de roulement" table:display="false" table:show-details="true"/>
                <table:data-pilot-member table:name="Ventes de biens et services" table:display="false" table:show-details="true"/>
                <table:data-pilot-member table:name="Versement transpo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 2024 Commun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É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Î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é-Saint-Gervais" table:display="true" table:show-details="true"/>
                <table:data-pilot-member table:name="Le Raincy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 en € par habitant" table:orientation="data" table:used-hierarchy="0" table:function="sum">
            <table:data-pilot-level table:show-empty="false" calcext:repeat-item-labels="false">
              <table:data-pilot-members>
                <table:data-pilot-member table:name="-836.585610014571" table:display="true" table:show-details="true"/>
                <table:data-pilot-member table:name="-578.134624983406" table:display="true" table:show-details="true"/>
                <table:data-pilot-member table:name="-562.161334995653" table:display="true" table:show-details="true"/>
                <table:data-pilot-member table:name="-401.819097426139" table:display="true" table:show-details="true"/>
                <table:data-pilot-member table:name="-348.17157015366" table:display="true" table:show-details="true"/>
                <table:data-pilot-member table:name="-297.009371079046" table:display="true" table:show-details="true"/>
                <table:data-pilot-member table:name="-296.949706143203" table:display="true" table:show-details="true"/>
                <table:data-pilot-member table:name="-249.026399382675" table:display="true" table:show-details="true"/>
                <table:data-pilot-member table:name="-227.968739161396" table:display="true" table:show-details="true"/>
                <table:data-pilot-member table:name="-224.311761897695" table:display="true" table:show-details="true"/>
                <table:data-pilot-member table:name="-216.635195827923" table:display="true" table:show-details="true"/>
                <table:data-pilot-member table:name="-216.454294670409" table:display="true" table:show-details="true"/>
                <table:data-pilot-member table:name="-201.226624911032" table:display="true" table:show-details="true"/>
                <table:data-pilot-member table:name="-190.687048398576" table:display="true" table:show-details="true"/>
                <table:data-pilot-member table:name="-186.560832548756" table:display="true" table:show-details="true"/>
                <table:data-pilot-member table:name="-182.810084594835" table:display="true" table:show-details="true"/>
                <table:data-pilot-member table:name="-175.660437788018" table:display="true" table:show-details="true"/>
                <table:data-pilot-member table:name="-173.583435583689" table:display="true" table:show-details="true"/>
                <table:data-pilot-member table:name="-168.095386012105" table:display="true" table:show-details="true"/>
                <table:data-pilot-member table:name="-159.501339051064" table:display="true" table:show-details="true"/>
                <table:data-pilot-member table:name="-152.885482189501" table:display="true" table:show-details="true"/>
                <table:data-pilot-member table:name="-137.533972710163" table:display="true" table:show-details="true"/>
                <table:data-pilot-member table:name="-136.336019502354" table:display="true" table:show-details="true"/>
                <table:data-pilot-member table:name="-128.034448271294" table:display="true" table:show-details="true"/>
                <table:data-pilot-member table:name="-127.610117993773" table:display="true" table:show-details="true"/>
                <table:data-pilot-member table:name="-123.916680649552" table:display="true" table:show-details="true"/>
                <table:data-pilot-member table:name="-121.882867774317" table:display="true" table:show-details="true"/>
                <table:data-pilot-member table:name="-121.823221570875" table:display="true" table:show-details="true"/>
                <table:data-pilot-member table:name="-121.556660910226" table:display="true" table:show-details="true"/>
                <table:data-pilot-member table:name="-121.145492288759" table:display="true" table:show-details="true"/>
                <table:data-pilot-member table:name="-119.712435699747" table:display="true" table:show-details="true"/>
                <table:data-pilot-member table:name="-119.631136433726" table:display="true" table:show-details="true"/>
                <table:data-pilot-member table:name="-117.979117959618" table:display="true" table:show-details="true"/>
                <table:data-pilot-member table:name="-116.273382776498" table:display="true" table:show-details="true"/>
                <table:data-pilot-member table:name="-106.041039195124" table:display="true" table:show-details="true"/>
                <table:data-pilot-member table:name="-105.407015753938" table:display="true" table:show-details="true"/>
                <table:data-pilot-member table:name="-103.278225761527" table:display="true" table:show-details="true"/>
                <table:data-pilot-member table:name="-102.467236101337" table:display="true" table:show-details="true"/>
                <table:data-pilot-member table:name="-102.41032870158" table:display="true" table:show-details="true"/>
                <table:data-pilot-member table:name="-99.1451707709857" table:display="true" table:show-details="true"/>
                <table:data-pilot-member table:name="-96.3310172046658" table:display="true" table:show-details="true"/>
                <table:data-pilot-member table:name="-93.5050782433112" table:display="true" table:show-details="true"/>
                <table:data-pilot-member table:name="-89.2328351012536" table:display="true" table:show-details="true"/>
                <table:data-pilot-member table:name="-87.0243420245723" table:display="true" table:show-details="true"/>
                <table:data-pilot-member table:name="-83.1850058594955" table:display="true" table:show-details="true"/>
                <table:data-pilot-member table:name="-80.0582371112377" table:display="true" table:show-details="true"/>
                <table:data-pilot-member table:name="-78.8702812287638" table:display="true" table:show-details="true"/>
                <table:data-pilot-member table:name="-77.1341792246044" table:display="true" table:show-details="true"/>
                <table:data-pilot-member table:name="-74.3938811470686" table:display="true" table:show-details="true"/>
                <table:data-pilot-member table:name="-66.4122728078391" table:display="true" table:show-details="true"/>
                <table:data-pilot-member table:name="-61.6268531051328" table:display="true" table:show-details="true"/>
                <table:data-pilot-member table:name="-61.1798554675668" table:display="true" table:show-details="true"/>
                <table:data-pilot-member table:name="-59.921849590911" table:display="true" table:show-details="true"/>
                <table:data-pilot-member table:name="-59.3870550115207" table:display="true" table:show-details="true"/>
                <table:data-pilot-member table:name="-58.9306253598987" table:display="true" table:show-details="true"/>
                <table:data-pilot-member table:name="-58.4678439102972" table:display="true" table:show-details="true"/>
                <table:data-pilot-member table:name="-56.4335088185665" table:display="true" table:show-details="true"/>
                <table:data-pilot-member table:name="-56.3522648544848" table:display="true" table:show-details="true"/>
                <table:data-pilot-member table:name="-49.6050203990807" table:display="true" table:show-details="true"/>
                <table:data-pilot-member table:name="-47.6190476190476" table:display="true" table:show-details="true"/>
                <table:data-pilot-member table:name="-46.3659315319577" table:display="true" table:show-details="true"/>
                <table:data-pilot-member table:name="-43.0276956114027" table:display="true" table:show-details="true"/>
                <table:data-pilot-member table:name="-42.7013328134844" table:display="true" table:show-details="true"/>
                <table:data-pilot-member table:name="-42.6339958216318" table:display="true" table:show-details="true"/>
                <table:data-pilot-member table:name="-41.5016773028594" table:display="true" table:show-details="true"/>
                <table:data-pilot-member table:name="-40.8552857590909" table:display="true" table:show-details="true"/>
                <table:data-pilot-member table:name="-40.7039354085096" table:display="true" table:show-details="true"/>
                <table:data-pilot-member table:name="-38.014995469673" table:display="true" table:show-details="true"/>
                <table:data-pilot-member table:name="-37.087319527452" table:display="true" table:show-details="true"/>
                <table:data-pilot-member table:name="-35.7625004895242" table:display="true" table:show-details="true"/>
                <table:data-pilot-member table:name="-35.1088601241256" table:display="true" table:show-details="true"/>
                <table:data-pilot-member table:name="-33.9910985831912" table:display="true" table:show-details="true"/>
                <table:data-pilot-member table:name="-33.7149722400171" table:display="true" table:show-details="true"/>
                <table:data-pilot-member table:name="-32.9020267677585" table:display="true" table:show-details="true"/>
                <table:data-pilot-member table:name="-28.0515826669146" table:display="true" table:show-details="true"/>
                <table:data-pilot-member table:name="-24.9732769987928" table:display="true" table:show-details="true"/>
                <table:data-pilot-member table:name="-24.5872745279028" table:display="true" table:show-details="true"/>
                <table:data-pilot-member table:name="-24.4911443593403" table:display="true" table:show-details="true"/>
                <table:data-pilot-member table:name="-17.4424608537992" table:display="true" table:show-details="true"/>
                <table:data-pilot-member table:name="-16.1171678590431" table:display="true" table:show-details="true"/>
                <table:data-pilot-member table:name="-15.4632557871702" table:display="true" table:show-details="true"/>
                <table:data-pilot-member table:name="-14.082096532625" table:display="true" table:show-details="true"/>
                <table:data-pilot-member table:name="-13.9040753790305" table:display="true" table:show-details="true"/>
                <table:data-pilot-member table:name="-11.5894389745327" table:display="true" table:show-details="true"/>
                <table:data-pilot-member table:name="-7.22994912092263" table:display="true" table:show-details="true"/>
                <table:data-pilot-member table:name="-3.63071049354395" table:display="true" table:show-details="true"/>
                <table:data-pilot-member table:name="-1.45400568061381" table:display="true" table:show-details="true"/>
                <table:data-pilot-member table:name="-0.737375485558248" table:display="true" table:show-details="true"/>
                <table:data-pilot-member table:name="-0.641327523635622" table:display="true" table:show-details="true"/>
                <table:data-pilot-member table:name="-0.298033320058528" table:display="true" table:show-details="true"/>
                <table:data-pilot-member table:name="-2.35819657816696E-14" table:display="true" table:show-details="true"/>
                <table:data-pilot-member table:name="0" table:display="true" table:show-details="true"/>
                <table:data-pilot-member table:name="0.000888155807904587" table:display="true" table:show-details="true"/>
                <table:data-pilot-member table:name="0.00879662209711471" table:display="true" table:show-details="true"/>
                <table:data-pilot-member table:name="0.0187723137164574" table:display="true" table:show-details="true"/>
                <table:data-pilot-member table:name="0.0201301751325237" table:display="true" table:show-details="true"/>
                <table:data-pilot-member table:name="0.0271559146906875" table:display="true" table:show-details="true"/>
                <table:data-pilot-member table:name="0.0272175445467006" table:display="true" table:show-details="true"/>
                <table:data-pilot-member table:name="0.0273638143498791" table:display="true" table:show-details="true"/>
                <table:data-pilot-member table:name="0.0274021352313167" table:display="true" table:show-details="true"/>
                <table:data-pilot-member table:name="0.0343046777411811" table:display="true" table:show-details="true"/>
                <table:data-pilot-member table:name="0.0344168260038241" table:display="true" table:show-details="true"/>
                <table:data-pilot-member table:name="0.0398540615415059" table:display="true" table:show-details="true"/>
                <table:data-pilot-member table:name="0.0425875471602563" table:display="true" table:show-details="true"/>
                <table:data-pilot-member table:name="0.0550876525196134" table:display="true" table:show-details="true"/>
                <table:data-pilot-member table:name="0.0585012535982914" table:display="true" table:show-details="true"/>
                <table:data-pilot-member table:name="0.0680821075004195" table:display="true" table:show-details="true"/>
                <table:data-pilot-member table:name="0.081299266021093" table:display="true" table:show-details="true"/>
                <table:data-pilot-member table:name="0.091625599257661" table:display="true" table:show-details="true"/>
                <table:data-pilot-member table:name="0.194503667935742" table:display="true" table:show-details="true"/>
                <table:data-pilot-member table:name="0.222032617979927" table:display="true" table:show-details="true"/>
                <table:data-pilot-member table:name="0.256569951101303" table:display="true" table:show-details="true"/>
                <table:data-pilot-member table:name="0.270439845607048" table:display="true" table:show-details="true"/>
                <table:data-pilot-member table:name="0.294571023252945" table:display="true" table:show-details="true"/>
                <table:data-pilot-member table:name="0.298274068630218" table:display="true" table:show-details="true"/>
                <table:data-pilot-member table:name="0.314088559129551" table:display="true" table:show-details="true"/>
                <table:data-pilot-member table:name="0.345730960854094" table:display="true" table:show-details="true"/>
                <table:data-pilot-member table:name="0.413587532711535" table:display="true" table:show-details="true"/>
                <table:data-pilot-member table:name="0.452972404921092" table:display="true" table:show-details="true"/>
                <table:data-pilot-member table:name="0.466572836030964" table:display="true" table:show-details="true"/>
                <table:data-pilot-member table:name="0.479789836888331" table:display="true" table:show-details="true"/>
                <table:data-pilot-member table:name="0.486800227933899" table:display="true" table:show-details="true"/>
                <table:data-pilot-member table:name="0.496685138409196" table:display="true" table:show-details="true"/>
                <table:data-pilot-member table:name="0.506418859038311" table:display="true" table:show-details="true"/>
                <table:data-pilot-member table:name="0.533425968407944" table:display="true" table:show-details="true"/>
                <table:data-pilot-member table:name="0.536490100710178" table:display="true" table:show-details="true"/>
                <table:data-pilot-member table:name="0.573491286469552" table:display="true" table:show-details="true"/>
                <table:data-pilot-member table:name="0.736011176223327" table:display="true" table:show-details="true"/>
                <table:data-pilot-member table:name="0.836244781414264" table:display="true" table:show-details="true"/>
                <table:data-pilot-member table:name="0.838912982871879" table:display="true" table:show-details="true"/>
                <table:data-pilot-member table:name="0.841585058051489" table:display="true" table:show-details="true"/>
                <table:data-pilot-member table:name="0.847306861365626" table:display="true" table:show-details="true"/>
                <table:data-pilot-member table:name="0.874851736471674" table:display="true" table:show-details="true"/>
                <table:data-pilot-member table:name="0.882917283120377" table:display="true" table:show-details="true"/>
                <table:data-pilot-member table:name="0.930056961186912" table:display="true" table:show-details="true"/>
                <table:data-pilot-member table:name="0.94622992724651" table:display="true" table:show-details="true"/>
                <table:data-pilot-member table:name="1.03023142216528" table:display="true" table:show-details="true"/>
                <table:data-pilot-member table:name="1.07058003179078" table:display="true" table:show-details="true"/>
                <table:data-pilot-member table:name="1.1217743772242" table:display="true" table:show-details="true"/>
                <table:data-pilot-member table:name="1.123261848224" table:display="true" table:show-details="true"/>
                <table:data-pilot-member table:name="1.15946687437795" table:display="true" table:show-details="true"/>
                <table:data-pilot-member table:name="1.29677764957969" table:display="true" table:show-details="true"/>
                <table:data-pilot-member table:name="1.31459403431994" table:display="true" table:show-details="true"/>
                <table:data-pilot-member table:name="1.32555573350416" table:display="true" table:show-details="true"/>
                <table:data-pilot-member table:name="1.34234103278906" table:display="true" table:show-details="true"/>
                <table:data-pilot-member table:name="1.45179660262592" table:display="true" table:show-details="true"/>
                <table:data-pilot-member table:name="1.49177057853636" table:display="true" table:show-details="true"/>
                <table:data-pilot-member table:name="1.522832868711" table:display="true" table:show-details="true"/>
                <table:data-pilot-member table:name="1.5464384659843" table:display="true" table:show-details="true"/>
                <table:data-pilot-member table:name="1.59395342194292" table:display="true" table:show-details="true"/>
                <table:data-pilot-member table:name="1.59417451722177" table:display="true" table:show-details="true"/>
                <table:data-pilot-member table:name="1.64446931005665" table:display="true" table:show-details="true"/>
                <table:data-pilot-member table:name="1.65184959115513" table:display="true" table:show-details="true"/>
                <table:data-pilot-member table:name="1.66485783945987" table:display="true" table:show-details="true"/>
                <table:data-pilot-member table:name="1.67668778801843" table:display="true" table:show-details="true"/>
                <table:data-pilot-member table:name="1.68490783410138" table:display="true" table:show-details="true"/>
                <table:data-pilot-member table:name="1.71817245326211" table:display="true" table:show-details="true"/>
                <table:data-pilot-member table:name="1.7660870906063" table:display="true" table:show-details="true"/>
                <table:data-pilot-member table:name="1.78942845906797" table:display="true" table:show-details="true"/>
                <table:data-pilot-member table:name="1.815" table:display="true" table:show-details="true"/>
                <table:data-pilot-member table:name="1.87645051711457" table:display="true" table:show-details="true"/>
                <table:data-pilot-member table:name="1.8998835282731" table:display="true" table:show-details="true"/>
                <table:data-pilot-member table:name="1.90313966390051" table:display="true" table:show-details="true"/>
                <table:data-pilot-member table:name="1.92673832296406" table:display="true" table:show-details="true"/>
                <table:data-pilot-member table:name="1.93283728216174" table:display="true" table:show-details="true"/>
                <table:data-pilot-member table:name="1.94107816575089" table:display="true" table:show-details="true"/>
                <table:data-pilot-member table:name="1.9634251759002" table:display="true" table:show-details="true"/>
                <table:data-pilot-member table:name="1.98746818092814" table:display="true" table:show-details="true"/>
                <table:data-pilot-member table:name="2.02029057942791" table:display="true" table:show-details="true"/>
                <table:data-pilot-member table:name="2.02993528345845" table:display="true" table:show-details="true"/>
                <table:data-pilot-member table:name="2.0506764027671" table:display="true" table:show-details="true"/>
                <table:data-pilot-member table:name="2.09395494283793" table:display="true" table:show-details="true"/>
                <table:data-pilot-member table:name="2.2469642150489" table:display="true" table:show-details="true"/>
                <table:data-pilot-member table:name="2.41252120847877" table:display="true" table:show-details="true"/>
                <table:data-pilot-member table:name="2.41794419264173" table:display="true" table:show-details="true"/>
                <table:data-pilot-member table:name="2.46227184508363" table:display="true" table:show-details="true"/>
                <table:data-pilot-member table:name="2.48892823932622" table:display="true" table:show-details="true"/>
                <table:data-pilot-member table:name="2.5598755812803" table:display="true" table:show-details="true"/>
                <table:data-pilot-member table:name="2.65956221198157" table:display="true" table:show-details="true"/>
                <table:data-pilot-member table:name="2.69167618693377" table:display="true" table:show-details="true"/>
                <table:data-pilot-member table:name="2.72633280233639" table:display="true" table:show-details="true"/>
                <table:data-pilot-member table:name="2.74293826460519" table:display="true" table:show-details="true"/>
                <table:data-pilot-member table:name="2.7742133673974" table:display="true" table:show-details="true"/>
                <table:data-pilot-member table:name="2.81500535684852" table:display="true" table:show-details="true"/>
                <table:data-pilot-member table:name="2.8622999971741" table:display="true" table:show-details="true"/>
                <table:data-pilot-member table:name="2.8710470751125" table:display="true" table:show-details="true"/>
                <table:data-pilot-member table:name="2.92224394925471" table:display="true" table:show-details="true"/>
                <table:data-pilot-member table:name="3.02416036107792" table:display="true" table:show-details="true"/>
                <table:data-pilot-member table:name="3.03588131987731" table:display="true" table:show-details="true"/>
                <table:data-pilot-member table:name="3.12248664292075" table:display="true" table:show-details="true"/>
                <table:data-pilot-member table:name="3.18730726923579" table:display="true" table:show-details="true"/>
                <table:data-pilot-member table:name="3.26642252195733" table:display="true" table:show-details="true"/>
                <table:data-pilot-member table:name="3.32353800140746" table:display="true" table:show-details="true"/>
                <table:data-pilot-member table:name="3.42220956914857" table:display="true" table:show-details="true"/>
                <table:data-pilot-member table:name="3.4848669652036" table:display="true" table:show-details="true"/>
                <table:data-pilot-member table:name="3.50818417104276" table:display="true" table:show-details="true"/>
                <table:data-pilot-member table:name="3.65716549363486" table:display="true" table:show-details="true"/>
                <table:data-pilot-member table:name="3.68155496205859" table:display="true" table:show-details="true"/>
                <table:data-pilot-member table:name="3.77726094470046" table:display="true" table:show-details="true"/>
                <table:data-pilot-member table:name="3.95640529896169" table:display="true" table:show-details="true"/>
                <table:data-pilot-member table:name="3.96693094317464" table:display="true" table:show-details="true"/>
                <table:data-pilot-member table:name="4.06461719208929" table:display="true" table:show-details="true"/>
                <table:data-pilot-member table:name="4.16413646195189" table:display="true" table:show-details="true"/>
                <table:data-pilot-member table:name="4.1965103003928" table:display="true" table:show-details="true"/>
                <table:data-pilot-member table:name="4.2293303939344" table:display="true" table:show-details="true"/>
                <table:data-pilot-member table:name="4.43626845575262" table:display="true" table:show-details="true"/>
                <table:data-pilot-member table:name="4.4586412818542" table:display="true" table:show-details="true"/>
                <table:data-pilot-member table:name="4.46153124709785" table:display="true" table:show-details="true"/>
                <table:data-pilot-member table:name="4.47258384179324" table:display="true" table:show-details="true"/>
                <table:data-pilot-member table:name="4.70343428419833" table:display="true" table:show-details="true"/>
                <table:data-pilot-member table:name="4.73250681552642" table:display="true" table:show-details="true"/>
                <table:data-pilot-member table:name="4.93091695615127" table:display="true" table:show-details="true"/>
                <table:data-pilot-member table:name="5.06600445607735" table:display="true" table:show-details="true"/>
                <table:data-pilot-member table:name="5.16756259107167" table:display="true" table:show-details="true"/>
                <table:data-pilot-member table:name="5.35514093529789" table:display="true" table:show-details="true"/>
                <table:data-pilot-member table:name="5.45327544483986" table:display="true" table:show-details="true"/>
                <table:data-pilot-member table:name="5.49476427228653" table:display="true" table:show-details="true"/>
                <table:data-pilot-member table:name="5.50496755246503" table:display="true" table:show-details="true"/>
                <table:data-pilot-member table:name="5.66203918674092" table:display="true" table:show-details="true"/>
                <table:data-pilot-member table:name="5.69633852261356" table:display="true" table:show-details="true"/>
                <table:data-pilot-member table:name="5.80184061092618" table:display="true" table:show-details="true"/>
                <table:data-pilot-member table:name="5.83301177394735" table:display="true" table:show-details="true"/>
                <table:data-pilot-member table:name="5.8674453676057" table:display="true" table:show-details="true"/>
                <table:data-pilot-member table:name="5.94015762233375" table:display="true" table:show-details="true"/>
                <table:data-pilot-member table:name="5.9546316136476" table:display="true" table:show-details="true"/>
                <table:data-pilot-member table:name="6.11560962020615" table:display="true" table:show-details="true"/>
                <table:data-pilot-member table:name="6.12145449308756" table:display="true" table:show-details="true"/>
                <table:data-pilot-member table:name="6.30099342414279" table:display="true" table:show-details="true"/>
                <table:data-pilot-member table:name="6.39920352231127" table:display="true" table:show-details="true"/>
                <table:data-pilot-member table:name="6.41130396663036" table:display="true" table:show-details="true"/>
                <table:data-pilot-member table:name="6.4858329324184" table:display="true" table:show-details="true"/>
                <table:data-pilot-member table:name="6.74930320569897" table:display="true" table:show-details="true"/>
                <table:data-pilot-member table:name="6.7877612528132" table:display="true" table:show-details="true"/>
                <table:data-pilot-member table:name="6.85411594356914" table:display="true" table:show-details="true"/>
                <table:data-pilot-member table:name="6.88870815796934" table:display="true" table:show-details="true"/>
                <table:data-pilot-member table:name="6.91599309242745" table:display="true" table:show-details="true"/>
                <table:data-pilot-member table:name="6.97297831043775" table:display="true" table:show-details="true"/>
                <table:data-pilot-member table:name="7.13716628090597" table:display="true" table:show-details="true"/>
                <table:data-pilot-member table:name="7.14217224199285" table:display="true" table:show-details="true"/>
                <table:data-pilot-member table:name="7.16938248157377" table:display="true" table:show-details="true"/>
                <table:data-pilot-member table:name="7.21796617398579" table:display="true" table:show-details="true"/>
                <table:data-pilot-member table:name="7.24033259330625" table:display="true" table:show-details="true"/>
                <table:data-pilot-member table:name="7.32642259358644" table:display="true" table:show-details="true"/>
                <table:data-pilot-member table:name="7.44979890175126" table:display="true" table:show-details="true"/>
                <table:data-pilot-member table:name="7.5329333986288" table:display="true" table:show-details="true"/>
                <table:data-pilot-member table:name="7.62678676326611" table:display="true" table:show-details="true"/>
                <table:data-pilot-member table:name="7.65120669056153" table:display="true" table:show-details="true"/>
                <table:data-pilot-member table:name="7.67796778934109" table:display="true" table:show-details="true"/>
                <table:data-pilot-member table:name="8.03921708185053" table:display="true" table:show-details="true"/>
                <table:data-pilot-member table:name="8.14846316543769" table:display="true" table:show-details="true"/>
                <table:data-pilot-member table:name="8.17021760503375" table:display="true" table:show-details="true"/>
                <table:data-pilot-member table:name="8.25013433126395" table:display="true" table:show-details="true"/>
                <table:data-pilot-member table:name="8.31072813206384" table:display="true" table:show-details="true"/>
                <table:data-pilot-member table:name="8.53123222127548" table:display="true" table:show-details="true"/>
                <table:data-pilot-member table:name="8.54578717544527" table:display="true" table:show-details="true"/>
                <table:data-pilot-member table:name="8.61386917631103" table:display="true" table:show-details="true"/>
                <table:data-pilot-member table:name="9.15836077018668" table:display="true" table:show-details="true"/>
                <table:data-pilot-member table:name="9.17327792738416" table:display="true" table:show-details="true"/>
                <table:data-pilot-member table:name="9.57652169292489" table:display="true" table:show-details="true"/>
                <table:data-pilot-member table:name="9.58842348732499" table:display="true" table:show-details="true"/>
                <table:data-pilot-member table:name="9.59844009908302" table:display="true" table:show-details="true"/>
                <table:data-pilot-member table:name="9.81381648245679" table:display="true" table:show-details="true"/>
                <table:data-pilot-member table:name="10.4302057613167" table:display="true" table:show-details="true"/>
                <table:data-pilot-member table:name="10.502593675597" table:display="true" table:show-details="true"/>
                <table:data-pilot-member table:name="10.5395765124556" table:display="true" table:show-details="true"/>
                <table:data-pilot-member table:name="10.6656510796132" table:display="true" table:show-details="true"/>
                <table:data-pilot-member table:name="10.6819149377204" table:display="true" table:show-details="true"/>
                <table:data-pilot-member table:name="10.7292246133159" table:display="true" table:show-details="true"/>
                <table:data-pilot-member table:name="10.7661198016024" table:display="true" table:show-details="true"/>
                <table:data-pilot-member table:name="10.796810316576" table:display="true" table:show-details="true"/>
                <table:data-pilot-member table:name="11.0145258910558" table:display="true" table:show-details="true"/>
                <table:data-pilot-member table:name="11.3648003171229" table:display="true" table:show-details="true"/>
                <table:data-pilot-member table:name="11.4438481362417" table:display="true" table:show-details="true"/>
                <table:data-pilot-member table:name="11.514444490987" table:display="true" table:show-details="true"/>
                <table:data-pilot-member table:name="11.5607505541523" table:display="true" table:show-details="true"/>
                <table:data-pilot-member table:name="11.562246948385" table:display="true" table:show-details="true"/>
                <table:data-pilot-member table:name="11.9679502616513" table:display="true" table:show-details="true"/>
                <table:data-pilot-member table:name="11.9784047626188" table:display="true" table:show-details="true"/>
                <table:data-pilot-member table:name="12.4582428343169" table:display="true" table:show-details="true"/>
                <table:data-pilot-member table:name="12.7027444839858" table:display="true" table:show-details="true"/>
                <table:data-pilot-member table:name="12.9271850309631" table:display="true" table:show-details="true"/>
                <table:data-pilot-member table:name="12.9448777610277" table:display="true" table:show-details="true"/>
                <table:data-pilot-member table:name="13.0610249839847" table:display="true" table:show-details="true"/>
                <table:data-pilot-member table:name="13.192299345601" table:display="true" table:show-details="true"/>
                <table:data-pilot-member table:name="13.4234717842045" table:display="true" table:show-details="true"/>
                <table:data-pilot-member table:name="13.5237795676885" table:display="true" table:show-details="true"/>
                <table:data-pilot-member table:name="13.8706169529137" table:display="true" table:show-details="true"/>
                <table:data-pilot-member table:name="13.8911076882742" table:display="true" table:show-details="true"/>
                <table:data-pilot-member table:name="13.9328871282445" table:display="true" table:show-details="true"/>
                <table:data-pilot-member table:name="14.0169869763539" table:display="true" table:show-details="true"/>
                <table:data-pilot-member table:name="14.1261079970105" table:display="true" table:show-details="true"/>
                <table:data-pilot-member table:name="14.1488338273953" table:display="true" table:show-details="true"/>
                <table:data-pilot-member table:name="14.230700055511" table:display="true" table:show-details="true"/>
                <table:data-pilot-member table:name="14.34794561103" table:display="true" table:show-details="true"/>
                <table:data-pilot-member table:name="14.5692813159747" table:display="true" table:show-details="true"/>
                <table:data-pilot-member table:name="14.5827963968738" table:display="true" table:show-details="true"/>
                <table:data-pilot-member table:name="14.6589825766247" table:display="true" table:show-details="true"/>
                <table:data-pilot-member table:name="14.6889400921659" table:display="true" table:show-details="true"/>
                <table:data-pilot-member table:name="14.7790753796722" table:display="true" table:show-details="true"/>
                <table:data-pilot-member table:name="15.2670173395233" table:display="true" table:show-details="true"/>
                <table:data-pilot-member table:name="15.4516637305146" table:display="true" table:show-details="true"/>
                <table:data-pilot-member table:name="15.4733660062274" table:display="true" table:show-details="true"/>
                <table:data-pilot-member table:name="15.8061139461607" table:display="true" table:show-details="true"/>
                <table:data-pilot-member table:name="15.8733617413336" table:display="true" table:show-details="true"/>
                <table:data-pilot-member table:name="16.0040239321969" table:display="true" table:show-details="true"/>
                <table:data-pilot-member table:name="16.0174873273409" table:display="true" table:show-details="true"/>
                <table:data-pilot-member table:name="16.2159392410041" table:display="true" table:show-details="true"/>
                <table:data-pilot-member table:name="16.3590025094103" table:display="true" table:show-details="true"/>
                <table:data-pilot-member table:name="16.5017730295378" table:display="true" table:show-details="true"/>
                <table:data-pilot-member table:name="16.6883266958715" table:display="true" table:show-details="true"/>
                <table:data-pilot-member table:name="16.8174006444683" table:display="true" table:show-details="true"/>
                <table:data-pilot-member table:name="16.8765743796259" table:display="true" table:show-details="true"/>
                <table:data-pilot-member table:name="17.1077406122604" table:display="true" table:show-details="true"/>
                <table:data-pilot-member table:name="17.3226238496182" table:display="true" table:show-details="true"/>
                <table:data-pilot-member table:name="17.6169122357463" table:display="true" table:show-details="true"/>
                <table:data-pilot-member table:name="17.6174020847469" table:display="true" table:show-details="true"/>
                <table:data-pilot-member table:name="17.8751771812373" table:display="true" table:show-details="true"/>
                <table:data-pilot-member table:name="18.0839806641446" table:display="true" table:show-details="true"/>
                <table:data-pilot-member table:name="18.165455174801" table:display="true" table:show-details="true"/>
                <table:data-pilot-member table:name="18.2508057382408" table:display="true" table:show-details="true"/>
                <table:data-pilot-member table:name="18.2896860599078" table:display="true" table:show-details="true"/>
                <table:data-pilot-member table:name="18.4108529144489" table:display="true" table:show-details="true"/>
                <table:data-pilot-member table:name="18.465446536651" table:display="true" table:show-details="true"/>
                <table:data-pilot-member table:name="19.2239146423241" table:display="true" table:show-details="true"/>
                <table:data-pilot-member table:name="19.2803417216083" table:display="true" table:show-details="true"/>
                <table:data-pilot-member table:name="19.4000886643642" table:display="true" table:show-details="true"/>
                <table:data-pilot-member table:name="19.4932820773739" table:display="true" table:show-details="true"/>
                <table:data-pilot-member table:name="19.5460516131242" table:display="true" table:show-details="true"/>
                <table:data-pilot-member table:name="19.5486607497682" table:display="true" table:show-details="true"/>
                <table:data-pilot-member table:name="19.6204257565095" table:display="true" table:show-details="true"/>
                <table:data-pilot-member table:name="19.6597200886644" table:display="true" table:show-details="true"/>
                <table:data-pilot-member table:name="19.872375088968" table:display="true" table:show-details="true"/>
                <table:data-pilot-member table:name="19.9163274021352" table:display="true" table:show-details="true"/>
                <table:data-pilot-member table:name="20.2155006449703" table:display="true" table:show-details="true"/>
                <table:data-pilot-member table:name="20.3823019778995" table:display="true" table:show-details="true"/>
                <table:data-pilot-member table:name="20.4767952761189" table:display="true" table:show-details="true"/>
                <table:data-pilot-member table:name="20.7373271889401" table:display="true" table:show-details="true"/>
                <table:data-pilot-member table:name="20.8163632134323" table:display="true" table:show-details="true"/>
                <table:data-pilot-member table:name="20.9814797265135" table:display="true" table:show-details="true"/>
                <table:data-pilot-member table:name="21.1307047997032" table:display="true" table:show-details="true"/>
                <table:data-pilot-member table:name="21.1647654834597" table:display="true" table:show-details="true"/>
                <table:data-pilot-member table:name="21.2692700934057" table:display="true" table:show-details="true"/>
                <table:data-pilot-member table:name="21.4566467911945" table:display="true" table:show-details="true"/>
                <table:data-pilot-member table:name="21.4642181069959" table:display="true" table:show-details="true"/>
                <table:data-pilot-member table:name="21.5089645050824" table:display="true" table:show-details="true"/>
                <table:data-pilot-member table:name="21.6900166924045" table:display="true" table:show-details="true"/>
                <table:data-pilot-member table:name="21.7304690639715" table:display="true" table:show-details="true"/>
                <table:data-pilot-member table:name="21.8378685914909" table:display="true" table:show-details="true"/>
                <table:data-pilot-member table:name="21.8551621082462" table:display="true" table:show-details="true"/>
                <table:data-pilot-member table:name="22.0811395444418" table:display="true" table:show-details="true"/>
                <table:data-pilot-member table:name="22.0833699088711" table:display="true" table:show-details="true"/>
                <table:data-pilot-member table:name="22.094675390754" table:display="true" table:show-details="true"/>
                <table:data-pilot-member table:name="22.2706130232772" table:display="true" table:show-details="true"/>
                <table:data-pilot-member table:name="22.3958704400883" table:display="true" table:show-details="true"/>
                <table:data-pilot-member table:name="22.4040414757046" table:display="true" table:show-details="true"/>
                <table:data-pilot-member table:name="22.5489144445103" table:display="true" table:show-details="true"/>
                <table:data-pilot-member table:name="22.7682559983274" table:display="true" table:show-details="true"/>
                <table:data-pilot-member table:name="22.7966033632441" table:display="true" table:show-details="true"/>
                <table:data-pilot-member table:name="22.8065591397849" table:display="true" table:show-details="true"/>
                <table:data-pilot-member table:name="23.200144375096" table:display="true" table:show-details="true"/>
                <table:data-pilot-member table:name="23.5139537920991" table:display="true" table:show-details="true"/>
                <table:data-pilot-member table:name="23.8936821234589" table:display="true" table:show-details="true"/>
                <table:data-pilot-member table:name="24.0476818088497" table:display="true" table:show-details="true"/>
                <table:data-pilot-member table:name="24.1150049764161" table:display="true" table:show-details="true"/>
                <table:data-pilot-member table:name="24.2265223645455" table:display="true" table:show-details="true"/>
                <table:data-pilot-member table:name="24.2839829046424" table:display="true" table:show-details="true"/>
                <table:data-pilot-member table:name="24.4337786062358" table:display="true" table:show-details="true"/>
                <table:data-pilot-member table:name="24.9281887755101" table:display="true" table:show-details="true"/>
                <table:data-pilot-member table:name="24.9305036082156" table:display="true" table:show-details="true"/>
                <table:data-pilot-member table:name="24.9857491346628" table:display="true" table:show-details="true"/>
                <table:data-pilot-member table:name="25.0703866845998" table:display="true" table:show-details="true"/>
                <table:data-pilot-member table:name="25.1627189156546" table:display="true" table:show-details="true"/>
                <table:data-pilot-member table:name="25.1677806667286" table:display="true" table:show-details="true"/>
                <table:data-pilot-member table:name="25.2610358895524" table:display="true" table:show-details="true"/>
                <table:data-pilot-member table:name="25.480431467361" table:display="true" table:show-details="true"/>
                <table:data-pilot-member table:name="25.5080793441346" table:display="true" table:show-details="true"/>
                <table:data-pilot-member table:name="25.5235540711736" table:display="true" table:show-details="true"/>
                <table:data-pilot-member table:name="25.6586659058039" table:display="true" table:show-details="true"/>
                <table:data-pilot-member table:name="25.6846748976716" table:display="true" table:show-details="true"/>
                <table:data-pilot-member table:name="25.7819843824921" table:display="true" table:show-details="true"/>
                <table:data-pilot-member table:name="25.8002879165042" table:display="true" table:show-details="true"/>
                <table:data-pilot-member table:name="25.8712153970068" table:display="true" table:show-details="true"/>
                <table:data-pilot-member table:name="25.9587976916227" table:display="true" table:show-details="true"/>
                <table:data-pilot-member table:name="26.2294420680677" table:display="true" table:show-details="true"/>
                <table:data-pilot-member table:name="26.254463615904" table:display="true" table:show-details="true"/>
                <table:data-pilot-member table:name="26.3802855871226" table:display="true" table:show-details="true"/>
                <table:data-pilot-member table:name="26.4134590652447" table:display="true" table:show-details="true"/>
                <table:data-pilot-member table:name="26.4383486438004" table:display="true" table:show-details="true"/>
                <table:data-pilot-member table:name="26.4713782576743" table:display="true" table:show-details="true"/>
                <table:data-pilot-member table:name="26.5385031226157" table:display="true" table:show-details="true"/>
                <table:data-pilot-member table:name="26.648358875926" table:display="true" table:show-details="true"/>
                <table:data-pilot-member table:name="26.6886381298958" table:display="true" table:show-details="true"/>
                <table:data-pilot-member table:name="26.8163502805899" table:display="true" table:show-details="true"/>
                <table:data-pilot-member table:name="27.0171942875252" table:display="true" table:show-details="true"/>
                <table:data-pilot-member table:name="27.3878059251491" table:display="true" table:show-details="true"/>
                <table:data-pilot-member table:name="27.408001015035" table:display="true" table:show-details="true"/>
                <table:data-pilot-member table:name="27.4506223855378" table:display="true" table:show-details="true"/>
                <table:data-pilot-member table:name="27.4975909418626" table:display="true" table:show-details="true"/>
                <table:data-pilot-member table:name="27.5267377620109" table:display="true" table:show-details="true"/>
                <table:data-pilot-member table:name="27.6812654847568" table:display="true" table:show-details="true"/>
                <table:data-pilot-member table:name="27.8659907311257" table:display="true" table:show-details="true"/>
                <table:data-pilot-member table:name="28.098779064015" table:display="true" table:show-details="true"/>
                <table:data-pilot-member table:name="28.5790337017531" table:display="true" table:show-details="true"/>
                <table:data-pilot-member table:name="28.5810356422327" table:display="true" table:show-details="true"/>
                <table:data-pilot-member table:name="28.7265328104665" table:display="true" table:show-details="true"/>
                <table:data-pilot-member table:name="28.7871658986175" table:display="true" table:show-details="true"/>
                <table:data-pilot-member table:name="28.8011298809918" table:display="true" table:show-details="true"/>
                <table:data-pilot-member table:name="28.8450444213684" table:display="true" table:show-details="true"/>
                <table:data-pilot-member table:name="28.8486048581966" table:display="true" table:show-details="true"/>
                <table:data-pilot-member table:name="28.8511515996283" table:display="true" table:show-details="true"/>
                <table:data-pilot-member table:name="28.8931677249661" table:display="true" table:show-details="true"/>
                <table:data-pilot-member table:name="29.219387671007" table:display="true" table:show-details="true"/>
                <table:data-pilot-member table:name="29.2687315270937" table:display="true" table:show-details="true"/>
                <table:data-pilot-member table:name="29.3445851884832" table:display="true" table:show-details="true"/>
                <table:data-pilot-member table:name="29.4348082458909" table:display="true" table:show-details="true"/>
                <table:data-pilot-member table:name="29.5277967391994" table:display="true" table:show-details="true"/>
                <table:data-pilot-member table:name="29.6018664723804" table:display="true" table:show-details="true"/>
                <table:data-pilot-member table:name="29.7639553553946" table:display="true" table:show-details="true"/>
                <table:data-pilot-member table:name="30.0683404932726" table:display="true" table:show-details="true"/>
                <table:data-pilot-member table:name="30.1001519541181" table:display="true" table:show-details="true"/>
                <table:data-pilot-member table:name="30.1486982858085" table:display="true" table:show-details="true"/>
                <table:data-pilot-member table:name="30.1562936578609" table:display="true" table:show-details="true"/>
                <table:data-pilot-member table:name="30.2580222546034" table:display="true" table:show-details="true"/>
                <table:data-pilot-member table:name="30.3504842428901" table:display="true" table:show-details="true"/>
                <table:data-pilot-member table:name="30.5214151068632" table:display="true" table:show-details="true"/>
                <table:data-pilot-member table:name="30.6820519767908" table:display="true" table:show-details="true"/>
                <table:data-pilot-member table:name="31.005994722725" table:display="true" table:show-details="true"/>
                <table:data-pilot-member table:name="31.0545955906405" table:display="true" table:show-details="true"/>
                <table:data-pilot-member table:name="31.2734218529783" table:display="true" table:show-details="true"/>
                <table:data-pilot-member table:name="31.4168321814398" table:display="true" table:show-details="true"/>
                <table:data-pilot-member table:name="31.4774833660244" table:display="true" table:show-details="true"/>
                <table:data-pilot-member table:name="31.4931192480911" table:display="true" table:show-details="true"/>
                <table:data-pilot-member table:name="31.5528961768145" table:display="true" table:show-details="true"/>
                <table:data-pilot-member table:name="31.7288667793105" table:display="true" table:show-details="true"/>
                <table:data-pilot-member table:name="31.7923336502787" table:display="true" table:show-details="true"/>
                <table:data-pilot-member table:name="31.7925481197342" table:display="true" table:show-details="true"/>
                <table:data-pilot-member table:name="31.8286213684609" table:display="true" table:show-details="true"/>
                <table:data-pilot-member table:name="31.9150599976924" table:display="true" table:show-details="true"/>
                <table:data-pilot-member table:name="32.0414171859765" table:display="true" table:show-details="true"/>
                <table:data-pilot-member table:name="32.3370954739145" table:display="true" table:show-details="true"/>
                <table:data-pilot-member table:name="32.4018207992629" table:display="true" table:show-details="true"/>
                <table:data-pilot-member table:name="32.4150543225927" table:display="true" table:show-details="true"/>
                <table:data-pilot-member table:name="32.5403009499635" table:display="true" table:show-details="true"/>
                <table:data-pilot-member table:name="32.549759959142" table:display="true" table:show-details="true"/>
                <table:data-pilot-member table:name="32.6896950133571" table:display="true" table:show-details="true"/>
                <table:data-pilot-member table:name="32.7098994633936" table:display="true" table:show-details="true"/>
                <table:data-pilot-member table:name="32.8933878175329" table:display="true" table:show-details="true"/>
                <table:data-pilot-member table:name="32.9235351942562" table:display="true" table:show-details="true"/>
                <table:data-pilot-member table:name="33.0066194165156" table:display="true" table:show-details="true"/>
                <table:data-pilot-member table:name="33.2689468803815" table:display="true" table:show-details="true"/>
                <table:data-pilot-member table:name="33.2810867436851" table:display="true" table:show-details="true"/>
                <table:data-pilot-member table:name="33.3093801116448" table:display="true" table:show-details="true"/>
                <table:data-pilot-member table:name="33.5562755294542" table:display="true" table:show-details="true"/>
                <table:data-pilot-member table:name="33.6646652411394" table:display="true" table:show-details="true"/>
                <table:data-pilot-member table:name="33.6851008064516" table:display="true" table:show-details="true"/>
                <table:data-pilot-member table:name="33.6911857797584" table:display="true" table:show-details="true"/>
                <table:data-pilot-member table:name="33.7792875921439" table:display="true" table:show-details="true"/>
                <table:data-pilot-member table:name="33.9142236146466" table:display="true" table:show-details="true"/>
                <table:data-pilot-member table:name="34.1373881759513" table:display="true" table:show-details="true"/>
                <table:data-pilot-member table:name="34.2859568532639" table:display="true" table:show-details="true"/>
                <table:data-pilot-member table:name="34.5001834029726" table:display="true" table:show-details="true"/>
                <table:data-pilot-member table:name="35.0749268377783" table:display="true" table:show-details="true"/>
                <table:data-pilot-member table:name="35.2872986833818" table:display="true" table:show-details="true"/>
                <table:data-pilot-member table:name="35.3583439688971" table:display="true" table:show-details="true"/>
                <table:data-pilot-member table:name="35.3902620967742" table:display="true" table:show-details="true"/>
                <table:data-pilot-member table:name="35.3931511829521" table:display="true" table:show-details="true"/>
                <table:data-pilot-member table:name="35.5841757009778" table:display="true" table:show-details="true"/>
                <table:data-pilot-member table:name="35.7625004895242" table:display="true" table:show-details="true"/>
                <table:data-pilot-member table:name="35.775722598369" table:display="true" table:show-details="true"/>
                <table:data-pilot-member table:name="35.8048398497658" table:display="true" table:show-details="true"/>
                <table:data-pilot-member table:name="36.1543529233026" table:display="true" table:show-details="true"/>
                <table:data-pilot-member table:name="36.2502381836754" table:display="true" table:show-details="true"/>
                <table:data-pilot-member table:name="36.3407355708908" table:display="true" table:show-details="true"/>
                <table:data-pilot-member table:name="36.4138958594731" table:display="true" table:show-details="true"/>
                <table:data-pilot-member table:name="36.5113876899427" table:display="true" table:show-details="true"/>
                <table:data-pilot-member table:name="36.6887111082262" table:display="true" table:show-details="true"/>
                <table:data-pilot-member table:name="36.781588246234" table:display="true" table:show-details="true"/>
                <table:data-pilot-member table:name="36.8659529536883" table:display="true" table:show-details="true"/>
                <table:data-pilot-member table:name="36.959947857052" table:display="true" table:show-details="true"/>
                <table:data-pilot-member table:name="36.9788569636354" table:display="true" table:show-details="true"/>
                <table:data-pilot-member table:name="37.1990250213448" table:display="true" table:show-details="true"/>
                <table:data-pilot-member table:name="37.356904297754" table:display="true" table:show-details="true"/>
                <table:data-pilot-member table:name="37.3584647452239" table:display="true" table:show-details="true"/>
                <table:data-pilot-member table:name="37.4239848619769" table:display="true" table:show-details="true"/>
                <table:data-pilot-member table:name="38.076575441045" table:display="true" table:show-details="true"/>
                <table:data-pilot-member table:name="38.1653019502354" table:display="true" table:show-details="true"/>
                <table:data-pilot-member table:name="38.1909316980812" table:display="true" table:show-details="true"/>
                <table:data-pilot-member table:name="38.3521704804786" table:display="true" table:show-details="true"/>
                <table:data-pilot-member table:name="38.3882263345196" table:display="true" table:show-details="true"/>
                <table:data-pilot-member table:name="38.469689417891" table:display="true" table:show-details="true"/>
                <table:data-pilot-member table:name="38.6175441281139" table:display="true" table:show-details="true"/>
                <table:data-pilot-member table:name="38.6644615432061" table:display="true" table:show-details="true"/>
                <table:data-pilot-member table:name="38.9252549901927" table:display="true" table:show-details="true"/>
                <table:data-pilot-member table:name="39.211546613163" table:display="true" table:show-details="true"/>
                <table:data-pilot-member table:name="39.3681533337445" table:display="true" table:show-details="true"/>
                <table:data-pilot-member table:name="39.4296924642433" table:display="true" table:show-details="true"/>
                <table:data-pilot-member table:name="39.4340959776979" table:display="true" table:show-details="true"/>
                <table:data-pilot-member table:name="39.498086175654" table:display="true" table:show-details="true"/>
                <table:data-pilot-member table:name="39.6278147021732" table:display="true" table:show-details="true"/>
                <table:data-pilot-member table:name="39.6839117838349" table:display="true" table:show-details="true"/>
                <table:data-pilot-member table:name="39.7915513071516" table:display="true" table:show-details="true"/>
                <table:data-pilot-member table:name="40.4632028590156" table:display="true" table:show-details="true"/>
                <table:data-pilot-member table:name="40.677193877551" table:display="true" table:show-details="true"/>
                <table:data-pilot-member table:name="40.7075870126444" table:display="true" table:show-details="true"/>
                <table:data-pilot-member table:name="40.7285679715302" table:display="true" table:show-details="true"/>
                <table:data-pilot-member table:name="40.9342493055167" table:display="true" table:show-details="true"/>
                <table:data-pilot-member table:name="41.0697625240542" table:display="true" table:show-details="true"/>
                <table:data-pilot-member table:name="41.1644169802567" table:display="true" table:show-details="true"/>
                <table:data-pilot-member table:name="41.5363355519511" table:display="true" table:show-details="true"/>
                <table:data-pilot-member table:name="41.5415313644009" table:display="true" table:show-details="true"/>
                <table:data-pilot-member table:name="41.6289760731879" table:display="true" table:show-details="true"/>
                <table:data-pilot-member table:name="41.7367408090032" table:display="true" table:show-details="true"/>
                <table:data-pilot-member table:name="41.8023948547841" table:display="true" table:show-details="true"/>
                <table:data-pilot-member table:name="41.8575421056163" table:display="true" table:show-details="true"/>
                <table:data-pilot-member table:name="42.0722017484869" table:display="true" table:show-details="true"/>
                <table:data-pilot-member table:name="42.2826708306638" table:display="true" table:show-details="true"/>
                <table:data-pilot-member table:name="42.4282099884622" table:display="true" table:show-details="true"/>
                <table:data-pilot-member table:name="42.5620062190489" table:display="true" table:show-details="true"/>
                <table:data-pilot-member table:name="42.7432862787808" table:display="true" table:show-details="true"/>
                <table:data-pilot-member table:name="42.771730255497" table:display="true" table:show-details="true"/>
                <table:data-pilot-member table:name="42.940411167943" table:display="true" table:show-details="true"/>
                <table:data-pilot-member table:name="42.9469001461064" table:display="true" table:show-details="true"/>
                <table:data-pilot-member table:name="43.8515363260643" table:display="true" table:show-details="true"/>
                <table:data-pilot-member table:name="43.9946314525475" table:display="true" table:show-details="true"/>
                <table:data-pilot-member table:name="44.1504945026224" table:display="true" table:show-details="true"/>
                <table:data-pilot-member table:name="44.2024802892196" table:display="true" table:show-details="true"/>
                <table:data-pilot-member table:name="44.2814316461145" table:display="true" table:show-details="true"/>
                <table:data-pilot-member table:name="44.2918611730173" table:display="true" table:show-details="true"/>
                <table:data-pilot-member table:name="44.3673503644896" table:display="true" table:show-details="true"/>
                <table:data-pilot-member table:name="44.6339881659037" table:display="true" table:show-details="true"/>
                <table:data-pilot-member table:name="44.7960868168271" table:display="true" table:show-details="true"/>
                <table:data-pilot-member table:name="45.0797622397766" table:display="true" table:show-details="true"/>
                <table:data-pilot-member table:name="45.2536503060849" table:display="true" table:show-details="true"/>
                <table:data-pilot-member table:name="45.364248921159" table:display="true" table:show-details="true"/>
                <table:data-pilot-member table:name="45.5500826446281" table:display="true" table:show-details="true"/>
                <table:data-pilot-member table:name="45.5768737988469" table:display="true" table:show-details="true"/>
                <table:data-pilot-member table:name="45.7670866626805" table:display="true" table:show-details="true"/>
                <table:data-pilot-member table:name="46.1103734304506" table:display="true" table:show-details="true"/>
                <table:data-pilot-member table:name="46.1647348372415" table:display="true" table:show-details="true"/>
                <table:data-pilot-member table:name="46.3934845184785" table:display="true" table:show-details="true"/>
                <table:data-pilot-member table:name="46.3990997749437" table:display="true" table:show-details="true"/>
                <table:data-pilot-member table:name="47.0362956366875" table:display="true" table:show-details="true"/>
                <table:data-pilot-member table:name="47.111847538511" table:display="true" table:show-details="true"/>
                <table:data-pilot-member table:name="47.1540292013667" table:display="true" table:show-details="true"/>
                <table:data-pilot-member table:name="47.1917988708386" table:display="true" table:show-details="true"/>
                <table:data-pilot-member table:name="47.1918742427614" table:display="true" table:show-details="true"/>
                <table:data-pilot-member table:name="47.5017593244194" table:display="true" table:show-details="true"/>
                <table:data-pilot-member table:name="47.699016607762" table:display="true" table:show-details="true"/>
                <table:data-pilot-member table:name="48.1148064260887" table:display="true" table:show-details="true"/>
                <table:data-pilot-member table:name="48.1470173790512" table:display="true" table:show-details="true"/>
                <table:data-pilot-member table:name="48.273618324154" table:display="true" table:show-details="true"/>
                <table:data-pilot-member table:name="48.7452386029955" table:display="true" table:show-details="true"/>
                <table:data-pilot-member table:name="48.7849405761389" table:display="true" table:show-details="true"/>
                <table:data-pilot-member table:name="49.1769492847074" table:display="true" table:show-details="true"/>
                <table:data-pilot-member table:name="49.4523156046782" table:display="true" table:show-details="true"/>
                <table:data-pilot-member table:name="49.6683222313857" table:display="true" table:show-details="true"/>
                <table:data-pilot-member table:name="49.7620845329955" table:display="true" table:show-details="true"/>
                <table:data-pilot-member table:name="50.1871527823294" table:display="true" table:show-details="true"/>
                <table:data-pilot-member table:name="50.443485727729" table:display="true" table:show-details="true"/>
                <table:data-pilot-member table:name="50.4490802703148" table:display="true" table:show-details="true"/>
                <table:data-pilot-member table:name="50.5815371748184" table:display="true" table:show-details="true"/>
                <table:data-pilot-member table:name="50.7425137494712" table:display="true" table:show-details="true"/>
                <table:data-pilot-member table:name="50.8023226462634" table:display="true" table:show-details="true"/>
                <table:data-pilot-member table:name="50.8703531399374" table:display="true" table:show-details="true"/>
                <table:data-pilot-member table:name="51.090331300478" table:display="true" table:show-details="true"/>
                <table:data-pilot-member table:name="51.0973758955445" table:display="true" table:show-details="true"/>
                <table:data-pilot-member table:name="51.2004788597051" table:display="true" table:show-details="true"/>
                <table:data-pilot-member table:name="51.4024157254749" table:display="true" table:show-details="true"/>
                <table:data-pilot-member table:name="51.5794504364796" table:display="true" table:show-details="true"/>
                <table:data-pilot-member table:name="52.2142497119816" table:display="true" table:show-details="true"/>
                <table:data-pilot-member table:name="52.4153938142088" table:display="true" table:show-details="true"/>
                <table:data-pilot-member table:name="52.7149198148024" table:display="true" table:show-details="true"/>
                <table:data-pilot-member table:name="52.7886233904155" table:display="true" table:show-details="true"/>
                <table:data-pilot-member table:name="52.8176076301497" table:display="true" table:show-details="true"/>
                <table:data-pilot-member table:name="52.8231712210699" table:display="true" table:show-details="true"/>
                <table:data-pilot-member table:name="52.842390944932" table:display="true" table:show-details="true"/>
                <table:data-pilot-member table:name="53.0296907888279" table:display="true" table:show-details="true"/>
                <table:data-pilot-member table:name="53.0851243391424" table:display="true" table:show-details="true"/>
                <table:data-pilot-member table:name="53.2774133184768" table:display="true" table:show-details="true"/>
                <table:data-pilot-member table:name="53.8140605245461" table:display="true" table:show-details="true"/>
                <table:data-pilot-member table:name="53.9431670192117" table:display="true" table:show-details="true"/>
                <table:data-pilot-member table:name="54.4136521886569" table:display="true" table:show-details="true"/>
                <table:data-pilot-member table:name="54.4410760145804" table:display="true" table:show-details="true"/>
                <table:data-pilot-member table:name="54.6784106642492" table:display="true" table:show-details="true"/>
                <table:data-pilot-member table:name="54.9356683544023" table:display="true" table:show-details="true"/>
                <table:data-pilot-member table:name="54.9939049137282" table:display="true" table:show-details="true"/>
                <table:data-pilot-member table:name="55.2870400146947" table:display="true" table:show-details="true"/>
                <table:data-pilot-member table:name="55.348403751509" table:display="true" table:show-details="true"/>
                <table:data-pilot-member table:name="55.633855055263" table:display="true" table:show-details="true"/>
                <table:data-pilot-member table:name="55.6492705901389" table:display="true" table:show-details="true"/>
                <table:data-pilot-member table:name="55.7123635052763" table:display="true" table:show-details="true"/>
                <table:data-pilot-member table:name="55.7399695860611" table:display="true" table:show-details="true"/>
                <table:data-pilot-member table:name="55.8141184262816" table:display="true" table:show-details="true"/>
                <table:data-pilot-member table:name="56.0086186953598" table:display="true" table:show-details="true"/>
                <table:data-pilot-member table:name="56.4203469619852" table:display="true" table:show-details="true"/>
                <table:data-pilot-member table:name="56.4795651825753" table:display="true" table:show-details="true"/>
                <table:data-pilot-member table:name="56.7441753874685" table:display="true" table:show-details="true"/>
                <table:data-pilot-member table:name="57.1489380560387" table:display="true" table:show-details="true"/>
                <table:data-pilot-member table:name="57.430349749059" table:display="true" table:show-details="true"/>
                <table:data-pilot-member table:name="57.5393105233562" table:display="true" table:show-details="true"/>
                <table:data-pilot-member table:name="57.6914658966142" table:display="true" table:show-details="true"/>
                <table:data-pilot-member table:name="57.98857227664" table:display="true" table:show-details="true"/>
                <table:data-pilot-member table:name="58.4678439102972" table:display="true" table:show-details="true"/>
                <table:data-pilot-member table:name="58.7223491404177" table:display="true" table:show-details="true"/>
                <table:data-pilot-member table:name="58.7480898352502" table:display="true" table:show-details="true"/>
                <table:data-pilot-member table:name="58.9306253598987" table:display="true" table:show-details="true"/>
                <table:data-pilot-member table:name="59.1317312795662" table:display="true" table:show-details="true"/>
                <table:data-pilot-member table:name="59.204196797153" table:display="true" table:show-details="true"/>
                <table:data-pilot-member table:name="59.2840323601651" table:display="true" table:show-details="true"/>
                <table:data-pilot-member table:name="59.451407804526" table:display="true" table:show-details="true"/>
                <table:data-pilot-member table:name="59.5205639318582" table:display="true" table:show-details="true"/>
                <table:data-pilot-member table:name="59.5252033111472" table:display="true" table:show-details="true"/>
                <table:data-pilot-member table:name="59.5421945995067" table:display="true" table:show-details="true"/>
                <table:data-pilot-member table:name="59.6246566735926" table:display="true" table:show-details="true"/>
                <table:data-pilot-member table:name="59.9144440325359" table:display="true" table:show-details="true"/>
                <table:data-pilot-member table:name="59.9931020004199" table:display="true" table:show-details="true"/>
                <table:data-pilot-member table:name="60.1793699255184" table:display="true" table:show-details="true"/>
                <table:data-pilot-member table:name="60.2372086698533" table:display="true" table:show-details="true"/>
                <table:data-pilot-member table:name="60.4356969077909" table:display="true" table:show-details="true"/>
                <table:data-pilot-member table:name="60.5553035587189" table:display="true" table:show-details="true"/>
                <table:data-pilot-member table:name="60.6843994497752" table:display="true" table:show-details="true"/>
                <table:data-pilot-member table:name="60.7752178090967" table:display="true" table:show-details="true"/>
                <table:data-pilot-member table:name="60.8983140846938" table:display="true" table:show-details="true"/>
                <table:data-pilot-member table:name="60.9320200752824" table:display="true" table:show-details="true"/>
                <table:data-pilot-member table:name="61.0180079308563" table:display="true" table:show-details="true"/>
                <table:data-pilot-member table:name="61.2854007153265" table:display="true" table:show-details="true"/>
                <table:data-pilot-member table:name="61.2959055606643" table:display="true" table:show-details="true"/>
                <table:data-pilot-member table:name="61.7964153556941" table:display="true" table:show-details="true"/>
                <table:data-pilot-member table:name="62.0351853225527" table:display="true" table:show-details="true"/>
                <table:data-pilot-member table:name="62.3152327439559" table:display="true" table:show-details="true"/>
                <table:data-pilot-member table:name="62.5527980990783" table:display="true" table:show-details="true"/>
                <table:data-pilot-member table:name="62.8223177935943" table:display="true" table:show-details="true"/>
                <table:data-pilot-member table:name="62.8840391459075" table:display="true" table:show-details="true"/>
                <table:data-pilot-member table:name="63.3438428778714" table:display="true" table:show-details="true"/>
                <table:data-pilot-member table:name="63.9215342626288" table:display="true" table:show-details="true"/>
                <table:data-pilot-member table:name="64.0820689801338" table:display="true" table:show-details="true"/>
                <table:data-pilot-member table:name="64.3546797205027" table:display="true" table:show-details="true"/>
                <table:data-pilot-member table:name="64.4857447232178" table:display="true" table:show-details="true"/>
                <table:data-pilot-member table:name="64.8285677096758" table:display="true" table:show-details="true"/>
                <table:data-pilot-member table:name="65.1259731806776" table:display="true" table:show-details="true"/>
                <table:data-pilot-member table:name="65.5770063765941" table:display="true" table:show-details="true"/>
                <table:data-pilot-member table:name="66.1608488702868" table:display="true" table:show-details="true"/>
                <table:data-pilot-member table:name="66.2124035138249" table:display="true" table:show-details="true"/>
                <table:data-pilot-member table:name="66.3898536424437" table:display="true" table:show-details="true"/>
                <table:data-pilot-member table:name="66.3916463128229" table:display="true" table:show-details="true"/>
                <table:data-pilot-member table:name="66.4908579668349" table:display="true" table:show-details="true"/>
                <table:data-pilot-member table:name="66.7617344559405" table:display="true" table:show-details="true"/>
                <table:data-pilot-member table:name="67.1368550799891" table:display="true" table:show-details="true"/>
                <table:data-pilot-member table:name="68.0855819006959" table:display="true" table:show-details="true"/>
                <table:data-pilot-member table:name="68.2016306795603" table:display="true" table:show-details="true"/>
                <table:data-pilot-member table:name="68.6625172784003" table:display="true" table:show-details="true"/>
                <table:data-pilot-member table:name="68.9712881019248" table:display="true" table:show-details="true"/>
                <table:data-pilot-member table:name="69.1058304551781" table:display="true" table:show-details="true"/>
                <table:data-pilot-member table:name="69.6126463075862" table:display="true" table:show-details="true"/>
                <table:data-pilot-member table:name="70.2320193061634" table:display="true" table:show-details="true"/>
                <table:data-pilot-member table:name="70.6983198492869" table:display="true" table:show-details="true"/>
                <table:data-pilot-member table:name="70.8833384204502" table:display="true" table:show-details="true"/>
                <table:data-pilot-member table:name="70.9798566150598" table:display="true" table:show-details="true"/>
                <table:data-pilot-member table:name="71.3555401171279" table:display="true" table:show-details="true"/>
                <table:data-pilot-member table:name="71.4572992167795" table:display="true" table:show-details="true"/>
                <table:data-pilot-member table:name="71.5807673150223" table:display="true" table:show-details="true"/>
                <table:data-pilot-member table:name="71.6946177794449" table:display="true" table:show-details="true"/>
                <table:data-pilot-member table:name="71.8834032722727" table:display="true" table:show-details="true"/>
                <table:data-pilot-member table:name="71.9760905812097" table:display="true" table:show-details="true"/>
                <table:data-pilot-member table:name="72.1338245680814" table:display="true" table:show-details="true"/>
                <table:data-pilot-member table:name="72.1369514137794" table:display="true" table:show-details="true"/>
                <table:data-pilot-member table:name="72.1847673387335" table:display="true" table:show-details="true"/>
                <table:data-pilot-member table:name="72.20953017602" table:display="true" table:show-details="true"/>
                <table:data-pilot-member table:name="72.4651389069194" table:display="true" table:show-details="true"/>
                <table:data-pilot-member table:name="72.5041179628263" table:display="true" table:show-details="true"/>
                <table:data-pilot-member table:name="72.6377225133227" table:display="true" table:show-details="true"/>
                <table:data-pilot-member table:name="72.7048730307577" table:display="true" table:show-details="true"/>
                <table:data-pilot-member table:name="73.0846563550773" table:display="true" table:show-details="true"/>
                <table:data-pilot-member table:name="73.1688659209238" table:display="true" table:show-details="true"/>
                <table:data-pilot-member table:name="73.9064808338938" table:display="true" table:show-details="true"/>
                <table:data-pilot-member table:name="73.9241577484775" table:display="true" table:show-details="true"/>
                <table:data-pilot-member table:name="74.0914949562878" table:display="true" table:show-details="true"/>
                <table:data-pilot-member table:name="74.6397152528873" table:display="true" table:show-details="true"/>
                <table:data-pilot-member table:name="75.0951168815148" table:display="true" table:show-details="true"/>
                <table:data-pilot-member table:name="75.603083460531" table:display="true" table:show-details="true"/>
                <table:data-pilot-member table:name="75.8743318695107" table:display="true" table:show-details="true"/>
                <table:data-pilot-member table:name="75.9716195303362" table:display="true" table:show-details="true"/>
                <table:data-pilot-member table:name="76.0877378907832" table:display="true" table:show-details="true"/>
                <table:data-pilot-member table:name="76.7260945881658" table:display="true" table:show-details="true"/>
                <table:data-pilot-member table:name="76.8218801575394" table:display="true" table:show-details="true"/>
                <table:data-pilot-member table:name="77.1495169854116" table:display="true" table:show-details="true"/>
                <table:data-pilot-member table:name="77.9530475139556" table:display="true" table:show-details="true"/>
                <table:data-pilot-member table:name="78.0598134913255" table:display="true" table:show-details="true"/>
                <table:data-pilot-member table:name="78.8447797141179" table:display="true" table:show-details="true"/>
                <table:data-pilot-member table:name="79.1535722932078" table:display="true" table:show-details="true"/>
                <table:data-pilot-member table:name="79.4235235817434" table:display="true" table:show-details="true"/>
                <table:data-pilot-member table:name="79.4493867485777" table:display="true" table:show-details="true"/>
                <table:data-pilot-member table:name="79.4929073518378" table:display="true" table:show-details="true"/>
                <table:data-pilot-member table:name="79.7223943108082" table:display="true" table:show-details="true"/>
                <table:data-pilot-member table:name="80.1243822004608" table:display="true" table:show-details="true"/>
                <table:data-pilot-member table:name="80.1732109388522" table:display="true" table:show-details="true"/>
                <table:data-pilot-member table:name="80.8868087557604" table:display="true" table:show-details="true"/>
                <table:data-pilot-member table:name="81.1192861623656" table:display="true" table:show-details="true"/>
                <table:data-pilot-member table:name="81.5213486113617" table:display="true" table:show-details="true"/>
                <table:data-pilot-member table:name="81.5592281325038" table:display="true" table:show-details="true"/>
                <table:data-pilot-member table:name="81.5807865231293" table:display="true" table:show-details="true"/>
                <table:data-pilot-member table:name="81.7172882685069" table:display="true" table:show-details="true"/>
                <table:data-pilot-member table:name="82.0343267847917" table:display="true" table:show-details="true"/>
                <table:data-pilot-member table:name="82.139948946699" table:display="true" table:show-details="true"/>
                <table:data-pilot-member table:name="82.8661579110973" table:display="true" table:show-details="true"/>
                <table:data-pilot-member table:name="83.0648784164646" table:display="true" table:show-details="true"/>
                <table:data-pilot-member table:name="83.3675352588145" table:display="true" table:show-details="true"/>
                <table:data-pilot-member table:name="83.7470104301931" table:display="true" table:show-details="true"/>
                <table:data-pilot-member table:name="83.8865307727601" table:display="true" table:show-details="true"/>
                <table:data-pilot-member table:name="84.4541794310722" table:display="true" table:show-details="true"/>
                <table:data-pilot-member table:name="84.506911000565" table:display="true" table:show-details="true"/>
                <table:data-pilot-member table:name="85.0244660450387" table:display="true" table:show-details="true"/>
                <table:data-pilot-member table:name="85.5050098747984" table:display="true" table:show-details="true"/>
                <table:data-pilot-member table:name="85.5491379310345" table:display="true" table:show-details="true"/>
                <table:data-pilot-member table:name="86.1681864611385" table:display="true" table:show-details="true"/>
                <table:data-pilot-member table:name="86.1855038919532" table:display="true" table:show-details="true"/>
                <table:data-pilot-member table:name="86.2648302174743" table:display="true" table:show-details="true"/>
                <table:data-pilot-member table:name="86.26686402133" table:display="true" table:show-details="true"/>
                <table:data-pilot-member table:name="86.3455413020239" table:display="true" table:show-details="true"/>
                <table:data-pilot-member table:name="86.5505624003144" table:display="true" table:show-details="true"/>
                <table:data-pilot-member table:name="86.7374365419482" table:display="true" table:show-details="true"/>
                <table:data-pilot-member table:name="86.8934780605781" table:display="true" table:show-details="true"/>
                <table:data-pilot-member table:name="87.1482616612361" table:display="true" table:show-details="true"/>
                <table:data-pilot-member table:name="87.3164487684938" table:display="true" table:show-details="true"/>
                <table:data-pilot-member table:name="87.6174541648163" table:display="true" table:show-details="true"/>
                <table:data-pilot-member table:name="87.857044876722" table:display="true" table:show-details="true"/>
                <table:data-pilot-member table:name="88.3071653177999" table:display="true" table:show-details="true"/>
                <table:data-pilot-member table:name="88.3884863912277" table:display="true" table:show-details="true"/>
                <table:data-pilot-member table:name="88.4868988134147" table:display="true" table:show-details="true"/>
                <table:data-pilot-member table:name="88.4876214341602" table:display="true" table:show-details="true"/>
                <table:data-pilot-member table:name="89.3379646429402" table:display="true" table:show-details="true"/>
                <table:data-pilot-member table:name="89.8270884443511" table:display="true" table:show-details="true"/>
                <table:data-pilot-member table:name="90.2973790322581" table:display="true" table:show-details="true"/>
                <table:data-pilot-member table:name="90.4515701970443" table:display="true" table:show-details="true"/>
                <table:data-pilot-member table:name="90.6221572894001" table:display="true" table:show-details="true"/>
                <table:data-pilot-member table:name="90.6950947145317" table:display="true" table:show-details="true"/>
                <table:data-pilot-member table:name="90.7307203210219" table:display="true" table:show-details="true"/>
                <table:data-pilot-member table:name="90.9391093145675" table:display="true" table:show-details="true"/>
                <table:data-pilot-member table:name="91.2641914442572" table:display="true" table:show-details="true"/>
                <table:data-pilot-member table:name="91.5087533661436" table:display="true" table:show-details="true"/>
                <table:data-pilot-member table:name="91.5690439307042" table:display="true" table:show-details="true"/>
                <table:data-pilot-member table:name="91.734732974246" table:display="true" table:show-details="true"/>
                <table:data-pilot-member table:name="92.8285860095881" table:display="true" table:show-details="true"/>
                <table:data-pilot-member table:name="92.8439436497012" table:display="true" table:show-details="true"/>
                <table:data-pilot-member table:name="93.1849489795918" table:display="true" table:show-details="true"/>
                <table:data-pilot-member table:name="93.2279735663761" table:display="true" table:show-details="true"/>
                <table:data-pilot-member table:name="93.2284331400501" table:display="true" table:show-details="true"/>
                <table:data-pilot-member table:name="93.2857307382241" table:display="true" table:show-details="true"/>
                <table:data-pilot-member table:name="93.8601194439005" table:display="true" table:show-details="true"/>
                <table:data-pilot-member table:name="94.1142936973024" table:display="true" table:show-details="true"/>
                <table:data-pilot-member table:name="94.2205136902406" table:display="true" table:show-details="true"/>
                <table:data-pilot-member table:name="94.3270422653207" table:display="true" table:show-details="true"/>
                <table:data-pilot-member table:name="94.4855590169609" table:display="true" table:show-details="true"/>
                <table:data-pilot-member table:name="94.6645211722626" table:display="true" table:show-details="true"/>
                <table:data-pilot-member table:name="94.8147095181563" table:display="true" table:show-details="true"/>
                <table:data-pilot-member table:name="95.5890821144766" table:display="true" table:show-details="true"/>
                <table:data-pilot-member table:name="95.7814445775029" table:display="true" table:show-details="true"/>
                <table:data-pilot-member table:name="96.2309057077329" table:display="true" table:show-details="true"/>
                <table:data-pilot-member table:name="96.4519733709348" table:display="true" table:show-details="true"/>
                <table:data-pilot-member table:name="96.8780105737223" table:display="true" table:show-details="true"/>
                <table:data-pilot-member table:name="97.7893671457797" table:display="true" table:show-details="true"/>
                <table:data-pilot-member table:name="97.9195457867005" table:display="true" table:show-details="true"/>
                <table:data-pilot-member table:name="98.2078009414929" table:display="true" table:show-details="true"/>
                <table:data-pilot-member table:name="98.2549441942432" table:display="true" table:show-details="true"/>
                <table:data-pilot-member table:name="98.4943717524014" table:display="true" table:show-details="true"/>
                <table:data-pilot-member table:name="98.5907994459286" table:display="true" table:show-details="true"/>
                <table:data-pilot-member table:name="98.6306535074701" table:display="true" table:show-details="true"/>
                <table:data-pilot-member table:name="98.8581800152893" table:display="true" table:show-details="true"/>
                <table:data-pilot-member table:name="98.8920736922401" table:display="true" table:show-details="true"/>
                <table:data-pilot-member table:name="99.0663286763647" table:display="true" table:show-details="true"/>
                <table:data-pilot-member table:name="99.0783957373272" table:display="true" table:show-details="true"/>
                <table:data-pilot-member table:name="99.1451707709857" table:display="true" table:show-details="true"/>
                <table:data-pilot-member table:name="99.6954680537689" table:display="true" table:show-details="true"/>
                <table:data-pilot-member table:name="100.039913668861" table:display="true" table:show-details="true"/>
                <table:data-pilot-member table:name="100.158314774153" table:display="true" table:show-details="true"/>
                <table:data-pilot-member table:name="100.846030473929" table:display="true" table:show-details="true"/>
                <table:data-pilot-member table:name="101.081758838548" table:display="true" table:show-details="true"/>
                <table:data-pilot-member table:name="101.470577559942" table:display="true" table:show-details="true"/>
                <table:data-pilot-member table:name="101.492631578947" table:display="true" table:show-details="true"/>
                <table:data-pilot-member table:name="101.677440199862" table:display="true" table:show-details="true"/>
                <table:data-pilot-member table:name="101.815931154352" table:display="true" table:show-details="true"/>
                <table:data-pilot-member table:name="102.260110614883" table:display="true" table:show-details="true"/>
                <table:data-pilot-member table:name="102.287790934755" table:display="true" table:show-details="true"/>
                <table:data-pilot-member table:name="102.561324409482" table:display="true" table:show-details="true"/>
                <table:data-pilot-member table:name="102.695477679589" table:display="true" table:show-details="true"/>
                <table:data-pilot-member table:name="103.07296031995" table:display="true" table:show-details="true"/>
                <table:data-pilot-member table:name="103.578457514706" table:display="true" table:show-details="true"/>
                <table:data-pilot-member table:name="103.896616725979" table:display="true" table:show-details="true"/>
                <table:data-pilot-member table:name="104.869334102522" table:display="true" table:show-details="true"/>
                <table:data-pilot-member table:name="106.267126326184" table:display="true" table:show-details="true"/>
                <table:data-pilot-member table:name="106.291496636771" table:display="true" table:show-details="true"/>
                <table:data-pilot-member table:name="106.300784863998" table:display="true" table:show-details="true"/>
                <table:data-pilot-member table:name="106.869273288938" table:display="true" table:show-details="true"/>
                <table:data-pilot-member table:name="107.134334185805" table:display="true" table:show-details="true"/>
                <table:data-pilot-member table:name="107.650969535679" table:display="true" table:show-details="true"/>
                <table:data-pilot-member table:name="107.757798016689" table:display="true" table:show-details="true"/>
                <table:data-pilot-member table:name="107.990383910306" table:display="true" table:show-details="true"/>
                <table:data-pilot-member table:name="108.339780293171" table:display="true" table:show-details="true"/>
                <table:data-pilot-member table:name="108.831968968357" table:display="true" table:show-details="true"/>
                <table:data-pilot-member table:name="108.990797199778" table:display="true" table:show-details="true"/>
                <table:data-pilot-member table:name="109.011365164761" table:display="true" table:show-details="true"/>
                <table:data-pilot-member table:name="109.56842230759" table:display="true" table:show-details="true"/>
                <table:data-pilot-member table:name="109.573240560238" table:display="true" table:show-details="true"/>
                <table:data-pilot-member table:name="109.757830032391" table:display="true" table:show-details="true"/>
                <table:data-pilot-member table:name="109.767489711934" table:display="true" table:show-details="true"/>
                <table:data-pilot-member table:name="109.986245283819" table:display="true" table:show-details="true"/>
                <table:data-pilot-member table:name="110.028750449365" table:display="true" table:show-details="true"/>
                <table:data-pilot-member table:name="110.935169000185" table:display="true" table:show-details="true"/>
                <table:data-pilot-member table:name="111.016468266206" table:display="true" table:show-details="true"/>
                <table:data-pilot-member table:name="111.03341342077" table:display="true" table:show-details="true"/>
                <table:data-pilot-member table:name="111.226790297298" table:display="true" table:show-details="true"/>
                <table:data-pilot-member table:name="111.339037464183" table:display="true" table:show-details="true"/>
                <table:data-pilot-member table:name="111.412148988428" table:display="true" table:show-details="true"/>
                <table:data-pilot-member table:name="111.469826083195" table:display="true" table:show-details="true"/>
                <table:data-pilot-member table:name="112.029639531587" table:display="true" table:show-details="true"/>
                <table:data-pilot-member table:name="112.357601376807" table:display="true" table:show-details="true"/>
                <table:data-pilot-member table:name="112.359340398498" table:display="true" table:show-details="true"/>
                <table:data-pilot-member table:name="112.425629528099" table:display="true" table:show-details="true"/>
                <table:data-pilot-member table:name="113.267846200593" table:display="true" table:show-details="true"/>
                <table:data-pilot-member table:name="113.598179083567" table:display="true" table:show-details="true"/>
                <table:data-pilot-member table:name="113.809483006912" table:display="true" table:show-details="true"/>
                <table:data-pilot-member table:name="114.041648609874" table:display="true" table:show-details="true"/>
                <table:data-pilot-member table:name="114.456368754398" table:display="true" table:show-details="true"/>
                <table:data-pilot-member table:name="114.761887596453" table:display="true" table:show-details="true"/>
                <table:data-pilot-member table:name="115.466724329621" table:display="true" table:show-details="true"/>
                <table:data-pilot-member table:name="115.736601275319" table:display="true" table:show-details="true"/>
                <table:data-pilot-member table:name="116.252328224815" table:display="true" table:show-details="true"/>
                <table:data-pilot-member table:name="116.640747980655" table:display="true" table:show-details="true"/>
                <table:data-pilot-member table:name="116.678133640553" table:display="true" table:show-details="true"/>
                <table:data-pilot-member table:name="116.916550866339" table:display="true" table:show-details="true"/>
                <table:data-pilot-member table:name="117.531422953398" table:display="true" table:show-details="true"/>
                <table:data-pilot-member table:name="117.54125672664" table:display="true" table:show-details="true"/>
                <table:data-pilot-member table:name="117.669040377816" table:display="true" table:show-details="true"/>
                <table:data-pilot-member table:name="118.065393788679" table:display="true" table:show-details="true"/>
                <table:data-pilot-member table:name="118.088672365119" table:display="true" table:show-details="true"/>
                <table:data-pilot-member table:name="119.105230386052" table:display="true" table:show-details="true"/>
                <table:data-pilot-member table:name="119.126696302758" table:display="true" table:show-details="true"/>
                <table:data-pilot-member table:name="119.701140184605" table:display="true" table:show-details="true"/>
                <table:data-pilot-member table:name="120.640938922722" table:display="true" table:show-details="true"/>
                <table:data-pilot-member table:name="121.042482448006" table:display="true" table:show-details="true"/>
                <table:data-pilot-member table:name="121.823221570875" table:display="true" table:show-details="true"/>
                <table:data-pilot-member table:name="122.119845998655" table:display="true" table:show-details="true"/>
                <table:data-pilot-member table:name="122.176328207052" table:display="true" table:show-details="true"/>
                <table:data-pilot-member table:name="122.537879006358" table:display="true" table:show-details="true"/>
                <table:data-pilot-member table:name="122.993448268403" table:display="true" table:show-details="true"/>
                <table:data-pilot-member table:name="123.357799296861" table:display="true" table:show-details="true"/>
                <table:data-pilot-member table:name="124.06289395487" table:display="true" table:show-details="true"/>
                <table:data-pilot-member table:name="124.178452544824" table:display="true" table:show-details="true"/>
                <table:data-pilot-member table:name="124.257397622806" table:display="true" table:show-details="true"/>
                <table:data-pilot-member table:name="124.376431514752" table:display="true" table:show-details="true"/>
                <table:data-pilot-member table:name="124.829845668657" table:display="true" table:show-details="true"/>
                <table:data-pilot-member table:name="125.163257130909" table:display="true" table:show-details="true"/>
                <table:data-pilot-member table:name="125.20924297044" table:display="true" table:show-details="true"/>
                <table:data-pilot-member table:name="125.742668938848" table:display="true" table:show-details="true"/>
                <table:data-pilot-member table:name="125.98559315326" table:display="true" table:show-details="true"/>
                <table:data-pilot-member table:name="127.108855001484" table:display="true" table:show-details="true"/>
                <table:data-pilot-member table:name="127.217383512545" table:display="true" table:show-details="true"/>
                <table:data-pilot-member table:name="127.477749336952" table:display="true" table:show-details="true"/>
                <table:data-pilot-member table:name="127.569679206581" table:display="true" table:show-details="true"/>
                <table:data-pilot-member table:name="127.978649276517" table:display="true" table:show-details="true"/>
                <table:data-pilot-member table:name="128.125050767278" table:display="true" table:show-details="true"/>
                <table:data-pilot-member table:name="128.457424855139" table:display="true" table:show-details="true"/>
                <table:data-pilot-member table:name="128.509937078063" table:display="true" table:show-details="true"/>
                <table:data-pilot-member table:name="128.847438109999" table:display="true" table:show-details="true"/>
                <table:data-pilot-member table:name="128.908835506985" table:display="true" table:show-details="true"/>
                <table:data-pilot-member table:name="128.918817245326" table:display="true" table:show-details="true"/>
                <table:data-pilot-member table:name="129.096009890473" table:display="true" table:show-details="true"/>
                <table:data-pilot-member table:name="129.128674368514" table:display="true" table:show-details="true"/>
                <table:data-pilot-member table:name="129.244487120666" table:display="true" table:show-details="true"/>
                <table:data-pilot-member table:name="129.54023324246" table:display="true" table:show-details="true"/>
                <table:data-pilot-member table:name="129.66176551883" table:display="true" table:show-details="true"/>
                <table:data-pilot-member table:name="130.087474375216" table:display="true" table:show-details="true"/>
                <table:data-pilot-member table:name="130.409307559599" table:display="true" table:show-details="true"/>
                <table:data-pilot-member table:name="130.562002952425" table:display="true" table:show-details="true"/>
                <table:data-pilot-member table:name="130.571026135549" table:display="true" table:show-details="true"/>
                <table:data-pilot-member table:name="131.167671713775" table:display="true" table:show-details="true"/>
                <table:data-pilot-member table:name="131.194241030586" table:display="true" table:show-details="true"/>
                <table:data-pilot-member table:name="131.783952016277" table:display="true" table:show-details="true"/>
                <table:data-pilot-member table:name="131.871507906228" table:display="true" table:show-details="true"/>
                <table:data-pilot-member table:name="132.165200652771" table:display="true" table:show-details="true"/>
                <table:data-pilot-member table:name="132.170631436486" table:display="true" table:show-details="true"/>
                <table:data-pilot-member table:name="132.199662457053" table:display="true" table:show-details="true"/>
                <table:data-pilot-member table:name="132.215597469402" table:display="true" table:show-details="true"/>
                <table:data-pilot-member table:name="132.685506002683" table:display="true" table:show-details="true"/>
                <table:data-pilot-member table:name="132.896145258911" table:display="true" table:show-details="true"/>
                <table:data-pilot-member table:name="133.376378055974" table:display="true" table:show-details="true"/>
                <table:data-pilot-member table:name="134.697092055382" table:display="true" table:show-details="true"/>
                <table:data-pilot-member table:name="134.762530801415" table:display="true" table:show-details="true"/>
                <table:data-pilot-member table:name="134.81392505278" table:display="true" table:show-details="true"/>
                <table:data-pilot-member table:name="134.959791995543" table:display="true" table:show-details="true"/>
                <table:data-pilot-member table:name="135.281270931366" table:display="true" table:show-details="true"/>
                <table:data-pilot-member table:name="135.537302026845" table:display="true" table:show-details="true"/>
                <table:data-pilot-member table:name="136.187646286572" table:display="true" table:show-details="true"/>
                <table:data-pilot-member table:name="136.195750736352" table:display="true" table:show-details="true"/>
                <table:data-pilot-member table:name="136.383119330077" table:display="true" table:show-details="true"/>
                <table:data-pilot-member table:name="137.058450820027" table:display="true" table:show-details="true"/>
                <table:data-pilot-member table:name="138.111705213922" table:display="true" table:show-details="true"/>
                <table:data-pilot-member table:name="138.336743718361" table:display="true" table:show-details="true"/>
                <table:data-pilot-member table:name="139.721985765125" table:display="true" table:show-details="true"/>
                <table:data-pilot-member table:name="139.892914276992" table:display="true" table:show-details="true"/>
                <table:data-pilot-member table:name="140.051339111658" table:display="true" table:show-details="true"/>
                <table:data-pilot-member table:name="140.3162086818" table:display="true" table:show-details="true"/>
                <table:data-pilot-member table:name="140.361882600986" table:display="true" table:show-details="true"/>
                <table:data-pilot-member table:name="140.66547590822" table:display="true" table:show-details="true"/>
                <table:data-pilot-member table:name="141.125826589" table:display="true" table:show-details="true"/>
                <table:data-pilot-member table:name="141.504154182449" table:display="true" table:show-details="true"/>
                <table:data-pilot-member table:name="141.843872036031" table:display="true" table:show-details="true"/>
                <table:data-pilot-member table:name="142.157326803975" table:display="true" table:show-details="true"/>
                <table:data-pilot-member table:name="142.459559500185" table:display="true" table:show-details="true"/>
                <table:data-pilot-member table:name="142.587765249858" table:display="true" table:show-details="true"/>
                <table:data-pilot-member table:name="142.986588774936" table:display="true" table:show-details="true"/>
                <table:data-pilot-member table:name="143.834682200113" table:display="true" table:show-details="true"/>
                <table:data-pilot-member table:name="144.355800161092" table:display="true" table:show-details="true"/>
                <table:data-pilot-member table:name="144.421091654491" table:display="true" table:show-details="true"/>
                <table:data-pilot-member table:name="144.516983308327" table:display="true" table:show-details="true"/>
                <table:data-pilot-member table:name="144.866690156517" table:display="true" table:show-details="true"/>
                <table:data-pilot-member table:name="145.017398479668" table:display="true" table:show-details="true"/>
                <table:data-pilot-member table:name="145.511670071502" table:display="true" table:show-details="true"/>
                <table:data-pilot-member table:name="145.520470788278" table:display="true" table:show-details="true"/>
                <table:data-pilot-member table:name="145.853049283006" table:display="true" table:show-details="true"/>
                <table:data-pilot-member table:name="145.971933430667" table:display="true" table:show-details="true"/>
                <table:data-pilot-member table:name="146.105467326529" table:display="true" table:show-details="true"/>
                <table:data-pilot-member table:name="146.158415910677" table:display="true" table:show-details="true"/>
                <table:data-pilot-member table:name="146.744631801703" table:display="true" table:show-details="true"/>
                <table:data-pilot-member table:name="147.118225788865" table:display="true" table:show-details="true"/>
                <table:data-pilot-member table:name="147.919935791326" table:display="true" table:show-details="true"/>
                <table:data-pilot-member table:name="148.188130017623" table:display="true" table:show-details="true"/>
                <table:data-pilot-member table:name="148.232689422356" table:display="true" table:show-details="true"/>
                <table:data-pilot-member table:name="148.457371656281" table:display="true" table:show-details="true"/>
                <table:data-pilot-member table:name="148.968278161294" table:display="true" table:show-details="true"/>
                <table:data-pilot-member table:name="148.999585052858" table:display="true" table:show-details="true"/>
                <table:data-pilot-member table:name="149.264973097617" table:display="true" table:show-details="true"/>
                <table:data-pilot-member table:name="149.287339480664" table:display="true" table:show-details="true"/>
                <table:data-pilot-member table:name="149.599630543391" table:display="true" table:show-details="true"/>
                <table:data-pilot-member table:name="150.017782801594" table:display="true" table:show-details="true"/>
                <table:data-pilot-member table:name="150.834274589543" table:display="true" table:show-details="true"/>
                <table:data-pilot-member table:name="151.522102995888" table:display="true" table:show-details="true"/>
                <table:data-pilot-member table:name="151.556236970332" table:display="true" table:show-details="true"/>
                <table:data-pilot-member table:name="151.557987458314" table:display="true" table:show-details="true"/>
                <table:data-pilot-member table:name="152.019680127712" table:display="true" table:show-details="true"/>
                <table:data-pilot-member table:name="152.119988869101" table:display="true" table:show-details="true"/>
                <table:data-pilot-member table:name="152.689446080396" table:display="true" table:show-details="true"/>
                <table:data-pilot-member table:name="152.707759601121" table:display="true" table:show-details="true"/>
                <table:data-pilot-member table:name="152.873005131643" table:display="true" table:show-details="true"/>
                <table:data-pilot-member table:name="153.342963812294" table:display="true" table:show-details="true"/>
                <table:data-pilot-member table:name="153.411045919794" table:display="true" table:show-details="true"/>
                <table:data-pilot-member table:name="153.96723469982" table:display="true" table:show-details="true"/>
                <table:data-pilot-member table:name="154.23086644873" table:display="true" table:show-details="true"/>
                <table:data-pilot-member table:name="154.558603357999" table:display="true" table:show-details="true"/>
                <table:data-pilot-member table:name="155.428867591898" table:display="true" table:show-details="true"/>
                <table:data-pilot-member table:name="155.630913960771" table:display="true" table:show-details="true"/>
                <table:data-pilot-member table:name="155.763239875389" table:display="true" table:show-details="true"/>
                <table:data-pilot-member table:name="155.794780589366" table:display="true" table:show-details="true"/>
                <table:data-pilot-member table:name="156.498525801816" table:display="true" table:show-details="true"/>
                <table:data-pilot-member table:name="156.500615360948" table:display="true" table:show-details="true"/>
                <table:data-pilot-member table:name="156.749857746762" table:display="true" table:show-details="true"/>
                <table:data-pilot-member table:name="156.954439333349" table:display="true" table:show-details="true"/>
                <table:data-pilot-member table:name="157.1942965944" table:display="true" table:show-details="true"/>
                <table:data-pilot-member table:name="157.195420937433" table:display="true" table:show-details="true"/>
                <table:data-pilot-member table:name="157.56726906609" table:display="true" table:show-details="true"/>
                <table:data-pilot-member table:name="157.780982259059" table:display="true" table:show-details="true"/>
                <table:data-pilot-member table:name="157.921233905827" table:display="true" table:show-details="true"/>
                <table:data-pilot-member table:name="157.961703964223" table:display="true" table:show-details="true"/>
                <table:data-pilot-member table:name="157.987010281889" table:display="true" table:show-details="true"/>
                <table:data-pilot-member table:name="158.201999260304" table:display="true" table:show-details="true"/>
                <table:data-pilot-member table:name="159.099495012293" table:display="true" table:show-details="true"/>
                <table:data-pilot-member table:name="159.38992633452" table:display="true" table:show-details="true"/>
                <table:data-pilot-member table:name="159.475398368883" table:display="true" table:show-details="true"/>
                <table:data-pilot-member table:name="159.906700712639" table:display="true" table:show-details="true"/>
                <table:data-pilot-member table:name="160.31574351072" table:display="true" table:show-details="true"/>
                <table:data-pilot-member table:name="160.342237569514" table:display="true" table:show-details="true"/>
                <table:data-pilot-member table:name="160.721001055595" table:display="true" table:show-details="true"/>
                <table:data-pilot-member table:name="162.11776555056" table:display="true" table:show-details="true"/>
                <table:data-pilot-member table:name="162.362282152254" table:display="true" table:show-details="true"/>
                <table:data-pilot-member table:name="162.70791783955" table:display="true" table:show-details="true"/>
                <table:data-pilot-member table:name="162.928366152894" table:display="true" table:show-details="true"/>
                <table:data-pilot-member table:name="163.308343389321" table:display="true" table:show-details="true"/>
                <table:data-pilot-member table:name="165.039207100334" table:display="true" table:show-details="true"/>
                <table:data-pilot-member table:name="165.515084734365" table:display="true" table:show-details="true"/>
                <table:data-pilot-member table:name="165.750165584846" table:display="true" table:show-details="true"/>
                <table:data-pilot-member table:name="167.664557569173" table:display="true" table:show-details="true"/>
                <table:data-pilot-member table:name="167.794248777533" table:display="true" table:show-details="true"/>
                <table:data-pilot-member table:name="168.032882065596" table:display="true" table:show-details="true"/>
                <table:data-pilot-member table:name="168.264824554209" table:display="true" table:show-details="true"/>
                <table:data-pilot-member table:name="169.015020441714" table:display="true" table:show-details="true"/>
                <table:data-pilot-member table:name="169.192451980395" table:display="true" table:show-details="true"/>
                <table:data-pilot-member table:name="169.518659274194" table:display="true" table:show-details="true"/>
                <table:data-pilot-member table:name="169.721655239961" table:display="true" table:show-details="true"/>
                <table:data-pilot-member table:name="170.003629134787" table:display="true" table:show-details="true"/>
                <table:data-pilot-member table:name="170.071656962538" table:display="true" table:show-details="true"/>
                <table:data-pilot-member table:name="171.368800289216" table:display="true" table:show-details="true"/>
                <table:data-pilot-member table:name="172.327061303499" table:display="true" table:show-details="true"/>
                <table:data-pilot-member table:name="172.842069562546" table:display="true" table:show-details="true"/>
                <table:data-pilot-member table:name="172.944726929191" table:display="true" table:show-details="true"/>
                <table:data-pilot-member table:name="173.291817113766" table:display="true" table:show-details="true"/>
                <table:data-pilot-member table:name="173.318194995561" table:display="true" table:show-details="true"/>
                <table:data-pilot-member table:name="173.537187094916" table:display="true" table:show-details="true"/>
                <table:data-pilot-member table:name="174.031013824885" table:display="true" table:show-details="true"/>
                <table:data-pilot-member table:name="175.743334378921" table:display="true" table:show-details="true"/>
                <table:data-pilot-member table:name="175.92353909465" table:display="true" table:show-details="true"/>
                <table:data-pilot-member table:name="176.211846859444" table:display="true" table:show-details="true"/>
                <table:data-pilot-member table:name="176.245430225235" table:display="true" table:show-details="true"/>
                <table:data-pilot-member table:name="176.363280839219" table:display="true" table:show-details="true"/>
                <table:data-pilot-member table:name="176.59992161808" table:display="true" table:show-details="true"/>
                <table:data-pilot-member table:name="177.238001437967" table:display="true" table:show-details="true"/>
                <table:data-pilot-member table:name="177.560808244499" table:display="true" table:show-details="true"/>
                <table:data-pilot-member table:name="177.79475957869" table:display="true" table:show-details="true"/>
                <table:data-pilot-member table:name="177.898015446263" table:display="true" table:show-details="true"/>
                <table:data-pilot-member table:name="178.5462759176" table:display="true" table:show-details="true"/>
                <table:data-pilot-member table:name="180.546207610665" table:display="true" table:show-details="true"/>
                <table:data-pilot-member table:name="180.556141803487" table:display="true" table:show-details="true"/>
                <table:data-pilot-member table:name="181.274914291073" table:display="true" table:show-details="true"/>
                <table:data-pilot-member table:name="181.86514751672" table:display="true" table:show-details="true"/>
                <table:data-pilot-member table:name="181.930920417919" table:display="true" table:show-details="true"/>
                <table:data-pilot-member table:name="182.051194008354" table:display="true" table:show-details="true"/>
                <table:data-pilot-member table:name="182.112741058184" table:display="true" table:show-details="true"/>
                <table:data-pilot-member table:name="184.039854651163" table:display="true" table:show-details="true"/>
                <table:data-pilot-member table:name="184.899923105776" table:display="true" table:show-details="true"/>
                <table:data-pilot-member table:name="185.19480122991" table:display="true" table:show-details="true"/>
                <table:data-pilot-member table:name="186.114416819122" table:display="true" table:show-details="true"/>
                <table:data-pilot-member table:name="186.560832548756" table:display="true" table:show-details="true"/>
                <table:data-pilot-member table:name="186.880178006855" table:display="true" table:show-details="true"/>
                <table:data-pilot-member table:name="187.272897057916" table:display="true" table:show-details="true"/>
                <table:data-pilot-member table:name="187.517507841907" table:display="true" table:show-details="true"/>
                <table:data-pilot-member table:name="187.548762190548" table:display="true" table:show-details="true"/>
                <table:data-pilot-member table:name="188.062024672019" table:display="true" table:show-details="true"/>
                <table:data-pilot-member table:name="188.855942176769" table:display="true" table:show-details="true"/>
                <table:data-pilot-member table:name="189.728337033983" table:display="true" table:show-details="true"/>
                <table:data-pilot-member table:name="189.921314663358" table:display="true" table:show-details="true"/>
                <table:data-pilot-member table:name="189.994861954181" table:display="true" table:show-details="true"/>
                <table:data-pilot-member table:name="190.102981320824" table:display="true" table:show-details="true"/>
                <table:data-pilot-member table:name="190.551530894906" table:display="true" table:show-details="true"/>
                <table:data-pilot-member table:name="190.889377614942" table:display="true" table:show-details="true"/>
                <table:data-pilot-member table:name="191.433700425584" table:display="true" table:show-details="true"/>
                <table:data-pilot-member table:name="192.058564399278" table:display="true" table:show-details="true"/>
                <table:data-pilot-member table:name="192.569810528388" table:display="true" table:show-details="true"/>
                <table:data-pilot-member table:name="192.918806298381" table:display="true" table:show-details="true"/>
                <table:data-pilot-member table:name="193.661520233502" table:display="true" table:show-details="true"/>
                <table:data-pilot-member table:name="194.91919706915" table:display="true" table:show-details="true"/>
                <table:data-pilot-member table:name="195.395276437072" table:display="true" table:show-details="true"/>
                <table:data-pilot-member table:name="195.609172565939" table:display="true" table:show-details="true"/>
                <table:data-pilot-member table:name="195.903166365004" table:display="true" table:show-details="true"/>
                <table:data-pilot-member table:name="196.302129553321" table:display="true" table:show-details="true"/>
                <table:data-pilot-member table:name="196.865796175061" table:display="true" table:show-details="true"/>
                <table:data-pilot-member table:name="197.290057162072" table:display="true" table:show-details="true"/>
                <table:data-pilot-member table:name="199.233309587415" table:display="true" table:show-details="true"/>
                <table:data-pilot-member table:name="199.769915513165" table:display="true" table:show-details="true"/>
                <table:data-pilot-member table:name="200.703095650167" table:display="true" table:show-details="true"/>
                <table:data-pilot-member table:name="201.061392808077" table:display="true" table:show-details="true"/>
                <table:data-pilot-member table:name="201.101293472886" table:display="true" table:show-details="true"/>
                <table:data-pilot-member table:name="201.226624911032" table:display="true" table:show-details="true"/>
                <table:data-pilot-member table:name="202.219266877147" table:display="true" table:show-details="true"/>
                <table:data-pilot-member table:name="202.528783374443" table:display="true" table:show-details="true"/>
                <table:data-pilot-member table:name="203.623168523106" table:display="true" table:show-details="true"/>
                <table:data-pilot-member table:name="203.881875243412" table:display="true" table:show-details="true"/>
                <table:data-pilot-member table:name="204.542791420578" table:display="true" table:show-details="true"/>
                <table:data-pilot-member table:name="204.77214412597" table:display="true" table:show-details="true"/>
                <table:data-pilot-member table:name="206.925215566578" table:display="true" table:show-details="true"/>
                <table:data-pilot-member table:name="207.364430625436" table:display="true" table:show-details="true"/>
                <table:data-pilot-member table:name="208.347935618193" table:display="true" table:show-details="true"/>
                <table:data-pilot-member table:name="208.569968236173" table:display="true" table:show-details="true"/>
                <table:data-pilot-member table:name="209.05431760329" table:display="true" table:show-details="true"/>
                <table:data-pilot-member table:name="210.496751028022" table:display="true" table:show-details="true"/>
                <table:data-pilot-member table:name="211.991208975729" table:display="true" table:show-details="true"/>
                <table:data-pilot-member table:name="212.325356139063" table:display="true" table:show-details="true"/>
                <table:data-pilot-member table:name="212.941299865211" table:display="true" table:show-details="true"/>
                <table:data-pilot-member table:name="213.192170218894" table:display="true" table:show-details="true"/>
                <table:data-pilot-member table:name="214.037836325172" table:display="true" table:show-details="true"/>
                <table:data-pilot-member table:name="214.386535026987" table:display="true" table:show-details="true"/>
                <table:data-pilot-member table:name="214.690374749956" table:display="true" table:show-details="true"/>
                <table:data-pilot-member table:name="215.251284602484" table:display="true" table:show-details="true"/>
                <table:data-pilot-member table:name="216.189978219036" table:display="true" table:show-details="true"/>
                <table:data-pilot-member table:name="216.771572976724" table:display="true" table:show-details="true"/>
                <table:data-pilot-member table:name="217.285083219111" table:display="true" table:show-details="true"/>
                <table:data-pilot-member table:name="217.906911452954" table:display="true" table:show-details="true"/>
                <table:data-pilot-member table:name="217.907163822453" table:display="true" table:show-details="true"/>
                <table:data-pilot-member table:name="218.674649270847" table:display="true" table:show-details="true"/>
                <table:data-pilot-member table:name="218.703732937134" table:display="true" table:show-details="true"/>
                <table:data-pilot-member table:name="218.985012843345" table:display="true" table:show-details="true"/>
                <table:data-pilot-member table:name="219.290582634897" table:display="true" table:show-details="true"/>
                <table:data-pilot-member table:name="219.505963970076" table:display="true" table:show-details="true"/>
                <table:data-pilot-member table:name="221.099" table:display="true" table:show-details="true"/>
                <table:data-pilot-member table:name="223.189130846095" table:display="true" table:show-details="true"/>
                <table:data-pilot-member table:name="223.313828159312" table:display="true" table:show-details="true"/>
                <table:data-pilot-member table:name="223.367061037445" table:display="true" table:show-details="true"/>
                <table:data-pilot-member table:name="223.893109498246" table:display="true" table:show-details="true"/>
                <table:data-pilot-member table:name="223.931499931502" table:display="true" table:show-details="true"/>
                <table:data-pilot-member table:name="224.586197261644" table:display="true" table:show-details="true"/>
                <table:data-pilot-member table:name="224.726134498991" table:display="true" table:show-details="true"/>
                <table:data-pilot-member table:name="225.040709228878" table:display="true" table:show-details="true"/>
                <table:data-pilot-member table:name="225.757362443705" table:display="true" table:show-details="true"/>
                <table:data-pilot-member table:name="225.900608632015" table:display="true" table:show-details="true"/>
                <table:data-pilot-member table:name="226.610539009752" table:display="true" table:show-details="true"/>
                <table:data-pilot-member table:name="227.387047543876" table:display="true" table:show-details="true"/>
                <table:data-pilot-member table:name="227.942187815066" table:display="true" table:show-details="true"/>
                <table:data-pilot-member table:name="231.270715771711" table:display="true" table:show-details="true"/>
                <table:data-pilot-member table:name="232.256331948591" table:display="true" table:show-details="true"/>
                <table:data-pilot-member table:name="232.632193821429" table:display="true" table:show-details="true"/>
                <table:data-pilot-member table:name="232.804676316587" table:display="true" table:show-details="true"/>
                <table:data-pilot-member table:name="233.29304765407" table:display="true" table:show-details="true"/>
                <table:data-pilot-member table:name="233.479602652606" table:display="true" table:show-details="true"/>
                <table:data-pilot-member table:name="233.908140856477" table:display="true" table:show-details="true"/>
                <table:data-pilot-member table:name="234.148779374576" table:display="true" table:show-details="true"/>
                <table:data-pilot-member table:name="235.068197452562" table:display="true" table:show-details="true"/>
                <table:data-pilot-member table:name="235.28501671364" table:display="true" table:show-details="true"/>
                <table:data-pilot-member table:name="235.349730238394" table:display="true" table:show-details="true"/>
                <table:data-pilot-member table:name="235.724667872689" table:display="true" table:show-details="true"/>
                <table:data-pilot-member table:name="236.34526129351" table:display="true" table:show-details="true"/>
                <table:data-pilot-member table:name="237.271954118134" table:display="true" table:show-details="true"/>
                <table:data-pilot-member table:name="237.379376980969" table:display="true" table:show-details="true"/>
                <table:data-pilot-member table:name="238.632172549241" table:display="true" table:show-details="true"/>
                <table:data-pilot-member table:name="242.005362128859" table:display="true" table:show-details="true"/>
                <table:data-pilot-member table:name="242.355037143653" table:display="true" table:show-details="true"/>
                <table:data-pilot-member table:name="244.764586271568" table:display="true" table:show-details="true"/>
                <table:data-pilot-member table:name="245.208062573681" table:display="true" table:show-details="true"/>
                <table:data-pilot-member table:name="245.734981635811" table:display="true" table:show-details="true"/>
                <table:data-pilot-member table:name="246.049791151384" table:display="true" table:show-details="true"/>
                <table:data-pilot-member table:name="246.961116058178" table:display="true" table:show-details="true"/>
                <table:data-pilot-member table:name="249.532146760142" table:display="true" table:show-details="true"/>
                <table:data-pilot-member table:name="249.747294246953" table:display="true" table:show-details="true"/>
                <table:data-pilot-member table:name="249.771032775803" table:display="true" table:show-details="true"/>
                <table:data-pilot-member table:name="249.928082333083" table:display="true" table:show-details="true"/>
                <table:data-pilot-member table:name="250.248494725565" table:display="true" table:show-details="true"/>
                <table:data-pilot-member table:name="251.112125594605" table:display="true" table:show-details="true"/>
                <table:data-pilot-member table:name="252.741718577304" table:display="true" table:show-details="true"/>
                <table:data-pilot-member table:name="253.895373772778" table:display="true" table:show-details="true"/>
                <table:data-pilot-member table:name="254.155396025346" table:display="true" table:show-details="true"/>
                <table:data-pilot-member table:name="255.920195161769" table:display="true" table:show-details="true"/>
                <table:data-pilot-member table:name="257.348726625277" table:display="true" table:show-details="true"/>
                <table:data-pilot-member table:name="260.848238817428" table:display="true" table:show-details="true"/>
                <table:data-pilot-member table:name="263.898662913441" table:display="true" table:show-details="true"/>
                <table:data-pilot-member table:name="265.248888065072" table:display="true" table:show-details="true"/>
                <table:data-pilot-member table:name="268.857435483251" table:display="true" table:show-details="true"/>
                <table:data-pilot-member table:name="269.122900763359" table:display="true" table:show-details="true"/>
                <table:data-pilot-member table:name="269.581273202191" table:display="true" table:show-details="true"/>
                <table:data-pilot-member table:name="269.744454095572" table:display="true" table:show-details="true"/>
                <table:data-pilot-member table:name="269.843331135652" table:display="true" table:show-details="true"/>
                <table:data-pilot-member table:name="270.377653061225" table:display="true" table:show-details="true"/>
                <table:data-pilot-member table:name="271.120356719419" table:display="true" table:show-details="true"/>
                <table:data-pilot-member table:name="271.760059749464" table:display="true" table:show-details="true"/>
                <table:data-pilot-member table:name="271.884119149861" table:display="true" table:show-details="true"/>
                <table:data-pilot-member table:name="273.575059749464" table:display="true" table:show-details="true"/>
                <table:data-pilot-member table:name="275.110835201794" table:display="true" table:show-details="true"/>
                <table:data-pilot-member table:name="275.53398710766" table:display="true" table:show-details="true"/>
                <table:data-pilot-member table:name="275.968444086145" table:display="true" table:show-details="true"/>
                <table:data-pilot-member table:name="276.717908163265" table:display="true" table:show-details="true"/>
                <table:data-pilot-member table:name="276.752679058555" table:display="true" table:show-details="true"/>
                <table:data-pilot-member table:name="277.031890809287" table:display="true" table:show-details="true"/>
                <table:data-pilot-member table:name="277.184480999296" table:display="true" table:show-details="true"/>
                <table:data-pilot-member table:name="277.429876152074" table:display="true" table:show-details="true"/>
                <table:data-pilot-member table:name="278.127975411104" table:display="true" table:show-details="true"/>
                <table:data-pilot-member table:name="279.041589861751" table:display="true" table:show-details="true"/>
                <table:data-pilot-member table:name="280.83253828416" table:display="true" table:show-details="true"/>
                <table:data-pilot-member table:name="280.872884552986" table:display="true" table:show-details="true"/>
                <table:data-pilot-member table:name="282.002775097882" table:display="true" table:show-details="true"/>
                <table:data-pilot-member table:name="282.894593743327" table:display="true" table:show-details="true"/>
                <table:data-pilot-member table:name="283.888290642668" table:display="true" table:show-details="true"/>
                <table:data-pilot-member table:name="284.493352887199" table:display="true" table:show-details="true"/>
                <table:data-pilot-member table:name="285.366240413063" table:display="true" table:show-details="true"/>
                <table:data-pilot-member table:name="285.68473604506" table:display="true" table:show-details="true"/>
                <table:data-pilot-member table:name="288.136176977083" table:display="true" table:show-details="true"/>
                <table:data-pilot-member table:name="290.465395631937" table:display="true" table:show-details="true"/>
                <table:data-pilot-member table:name="290.859451722201" table:display="true" table:show-details="true"/>
                <table:data-pilot-member table:name="291.885245074848" table:display="true" table:show-details="true"/>
                <table:data-pilot-member table:name="292.444573363828" table:display="true" table:show-details="true"/>
                <table:data-pilot-member table:name="292.902788033427" table:display="true" table:show-details="true"/>
                <table:data-pilot-member table:name="292.955777944486" table:display="true" table:show-details="true"/>
                <table:data-pilot-member table:name="293.011158638646" table:display="true" table:show-details="true"/>
                <table:data-pilot-member table:name="294.372998963492" table:display="true" table:show-details="true"/>
                <table:data-pilot-member table:name="295.167270915805" table:display="true" table:show-details="true"/>
                <table:data-pilot-member table:name="297.020701740337" table:display="true" table:show-details="true"/>
                <table:data-pilot-member table:name="298.167203341014" table:display="true" table:show-details="true"/>
                <table:data-pilot-member table:name="298.630490746946" table:display="true" table:show-details="true"/>
                <table:data-pilot-member table:name="298.813065097854" table:display="true" table:show-details="true"/>
                <table:data-pilot-member table:name="298.828983971387" table:display="true" table:show-details="true"/>
                <table:data-pilot-member table:name="299.661754217382" table:display="true" table:show-details="true"/>
                <table:data-pilot-member table:name="302.450168691791" table:display="true" table:show-details="true"/>
                <table:data-pilot-member table:name="302.892744228061" table:display="true" table:show-details="true"/>
                <table:data-pilot-member table:name="303.008036081248" table:display="true" table:show-details="true"/>
                <table:data-pilot-member table:name="303.264357238613" table:display="true" table:show-details="true"/>
                <table:data-pilot-member table:name="303.940448001843" table:display="true" table:show-details="true"/>
                <table:data-pilot-member table:name="305.559984489081" table:display="true" table:show-details="true"/>
                <table:data-pilot-member table:name="306.407291350447" table:display="true" table:show-details="true"/>
                <table:data-pilot-member table:name="306.71404236306" table:display="true" table:show-details="true"/>
                <table:data-pilot-member table:name="308.245905516467" table:display="true" table:show-details="true"/>
                <table:data-pilot-member table:name="308.324311873776" table:display="true" table:show-details="true"/>
                <table:data-pilot-member table:name="308.863045250998" table:display="true" table:show-details="true"/>
                <table:data-pilot-member table:name="309.607547261815" table:display="true" table:show-details="true"/>
                <table:data-pilot-member table:name="311.506102444779" table:display="true" table:show-details="true"/>
                <table:data-pilot-member table:name="312.564559214805" table:display="true" table:show-details="true"/>
                <table:data-pilot-member table:name="312.783354071873" table:display="true" table:show-details="true"/>
                <table:data-pilot-member table:name="313.694866107535" table:display="true" table:show-details="true"/>
                <table:data-pilot-member table:name="314.667971974221" table:display="true" table:show-details="true"/>
                <table:data-pilot-member table:name="315.665344315821" table:display="true" table:show-details="true"/>
                <table:data-pilot-member table:name="315.670238906731" table:display="true" table:show-details="true"/>
                <table:data-pilot-member table:name="315.950588482556" table:display="true" table:show-details="true"/>
                <table:data-pilot-member table:name="317.028268551237" table:display="true" table:show-details="true"/>
                <table:data-pilot-member table:name="317.812006115734" table:display="true" table:show-details="true"/>
                <table:data-pilot-member table:name="320.20069491061" table:display="true" table:show-details="true"/>
                <table:data-pilot-member table:name="320.85356488824" table:display="true" table:show-details="true"/>
                <table:data-pilot-member table:name="320.926039454757" table:display="true" table:show-details="true"/>
                <table:data-pilot-member table:name="321.559648038893" table:display="true" table:show-details="true"/>
                <table:data-pilot-member table:name="321.579425356339" table:display="true" table:show-details="true"/>
                <table:data-pilot-member table:name="322.015133252855" table:display="true" table:show-details="true"/>
                <table:data-pilot-member table:name="322.232348169309" table:display="true" table:show-details="true"/>
                <table:data-pilot-member table:name="323.737505127491" table:display="true" table:show-details="true"/>
                <table:data-pilot-member table:name="324.024140019779" table:display="true" table:show-details="true"/>
                <table:data-pilot-member table:name="324.273081086654" table:display="true" table:show-details="true"/>
                <table:data-pilot-member table:name="325.113690021016" table:display="true" table:show-details="true"/>
                <table:data-pilot-member table:name="325.340976443358" table:display="true" table:show-details="true"/>
                <table:data-pilot-member table:name="325.798642683832" table:display="true" table:show-details="true"/>
                <table:data-pilot-member table:name="327.520089794848" table:display="true" table:show-details="true"/>
                <table:data-pilot-member table:name="327.958220950548" table:display="true" table:show-details="true"/>
                <table:data-pilot-member table:name="328.223465880996" table:display="true" table:show-details="true"/>
                <table:data-pilot-member table:name="328.607062123722" table:display="true" table:show-details="true"/>
                <table:data-pilot-member table:name="328.907281288426" table:display="true" table:show-details="true"/>
                <table:data-pilot-member table:name="329.520243530575" table:display="true" table:show-details="true"/>
                <table:data-pilot-member table:name="329.867391789479" table:display="true" table:show-details="true"/>
                <table:data-pilot-member table:name="331.345769139474" table:display="true" table:show-details="true"/>
                <table:data-pilot-member table:name="332.390266456607" table:display="true" table:show-details="true"/>
                <table:data-pilot-member table:name="332.821545244767" table:display="true" table:show-details="true"/>
                <table:data-pilot-member table:name="335.120379800492" table:display="true" table:show-details="true"/>
                <table:data-pilot-member table:name="336.073326206052" table:display="true" table:show-details="true"/>
                <table:data-pilot-member table:name="336.107048008172" table:display="true" table:show-details="true"/>
                <table:data-pilot-member table:name="336.966312763887" table:display="true" table:show-details="true"/>
                <table:data-pilot-member table:name="339.754412811388" table:display="true" table:show-details="true"/>
                <table:data-pilot-member table:name="339.893999703176" table:display="true" table:show-details="true"/>
                <table:data-pilot-member table:name="341.741225063828" table:display="true" table:show-details="true"/>
                <table:data-pilot-member table:name="343.665144709101" table:display="true" table:show-details="true"/>
                <table:data-pilot-member table:name="345.337650283924" table:display="true" table:show-details="true"/>
                <table:data-pilot-member table:name="345.599360457297" table:display="true" table:show-details="true"/>
                <table:data-pilot-member table:name="346.209842463301" table:display="true" table:show-details="true"/>
                <table:data-pilot-member table:name="347.182913919584" table:display="true" table:show-details="true"/>
                <table:data-pilot-member table:name="348.782819199945" table:display="true" table:show-details="true"/>
                <table:data-pilot-member table:name="350.003579045495" table:display="true" table:show-details="true"/>
                <table:data-pilot-member table:name="351.296841332027" table:display="true" table:show-details="true"/>
                <table:data-pilot-member table:name="351.976663840051" table:display="true" table:show-details="true"/>
                <table:data-pilot-member table:name="352.901149952458" table:display="true" table:show-details="true"/>
                <table:data-pilot-member table:name="354.690298946549" table:display="true" table:show-details="true"/>
                <table:data-pilot-member table:name="354.756696032638" table:display="true" table:show-details="true"/>
                <table:data-pilot-member table:name="355.91506024357" table:display="true" table:show-details="true"/>
                <table:data-pilot-member table:name="358.131646380525" table:display="true" table:show-details="true"/>
                <table:data-pilot-member table:name="358.862369912725" table:display="true" table:show-details="true"/>
                <table:data-pilot-member table:name="359.098315576928" table:display="true" table:show-details="true"/>
                <table:data-pilot-member table:name="360.478076664425" table:display="true" table:show-details="true"/>
                <table:data-pilot-member table:name="360.616551245552" table:display="true" table:show-details="true"/>
                <table:data-pilot-member table:name="361.912828178507" table:display="true" table:show-details="true"/>
                <table:data-pilot-member table:name="362.498367573404" table:display="true" table:show-details="true"/>
                <table:data-pilot-member table:name="363.424429978888" table:display="true" table:show-details="true"/>
                <table:data-pilot-member table:name="363.803342012275" table:display="true" table:show-details="true"/>
                <table:data-pilot-member table:name="364.28748817742" table:display="true" table:show-details="true"/>
                <table:data-pilot-member table:name="364.361233286418" table:display="true" table:show-details="true"/>
                <table:data-pilot-member table:name="364.4177091017" table:display="true" table:show-details="true"/>
                <table:data-pilot-member table:name="364.803596059113" table:display="true" table:show-details="true"/>
                <table:data-pilot-member table:name="364.866733956467" table:display="true" table:show-details="true"/>
                <table:data-pilot-member table:name="365.090480169875" table:display="true" table:show-details="true"/>
                <table:data-pilot-member table:name="365.124015658363" table:display="true" table:show-details="true"/>
                <table:data-pilot-member table:name="368.685492679066" table:display="true" table:show-details="true"/>
                <table:data-pilot-member table:name="368.797341557506" table:display="true" table:show-details="true"/>
                <table:data-pilot-member table:name="369.777658102026" table:display="true" table:show-details="true"/>
                <table:data-pilot-member table:name="371.359608377688" table:display="true" table:show-details="true"/>
                <table:data-pilot-member table:name="373.47637855022" table:display="true" table:show-details="true"/>
                <table:data-pilot-member table:name="374.100586605765" table:display="true" table:show-details="true"/>
                <table:data-pilot-member table:name="374.180396099529" table:display="true" table:show-details="true"/>
                <table:data-pilot-member table:name="374.194584473571" table:display="true" table:show-details="true"/>
                <table:data-pilot-member table:name="374.635706489122" table:display="true" table:show-details="true"/>
                <table:data-pilot-member table:name="375.929248271889" table:display="true" table:show-details="true"/>
                <table:data-pilot-member table:name="376.413972346786" table:display="true" table:show-details="true"/>
                <table:data-pilot-member table:name="377.741259581955" table:display="true" table:show-details="true"/>
                <table:data-pilot-member table:name="377.928307608588" table:display="true" table:show-details="true"/>
                <table:data-pilot-member table:name="378.399556650246" table:display="true" table:show-details="true"/>
                <table:data-pilot-member table:name="378.602054294438" table:display="true" table:show-details="true"/>
                <table:data-pilot-member table:name="379.41022166091" table:display="true" table:show-details="true"/>
                <table:data-pilot-member table:name="381.519249822064" table:display="true" table:show-details="true"/>
                <table:data-pilot-member table:name="381.712549428379" table:display="true" table:show-details="true"/>
                <table:data-pilot-member table:name="384.170497987489" table:display="true" table:show-details="true"/>
                <table:data-pilot-member table:name="388.375640160472" table:display="true" table:show-details="true"/>
                <table:data-pilot-member table:name="390.935315540577" table:display="true" table:show-details="true"/>
                <table:data-pilot-member table:name="392.631691244087" table:display="true" table:show-details="true"/>
                <table:data-pilot-member table:name="395.14722062212" table:display="true" table:show-details="true"/>
                <table:data-pilot-member table:name="396.202551516122" table:display="true" table:show-details="true"/>
                <table:data-pilot-member table:name="396.246361658236" table:display="true" table:show-details="true"/>
                <table:data-pilot-member table:name="398.712587966221" table:display="true" table:show-details="true"/>
                <table:data-pilot-member table:name="398.976763305706" table:display="true" table:show-details="true"/>
                <table:data-pilot-member table:name="401.251936820851" table:display="true" table:show-details="true"/>
                <table:data-pilot-member table:name="401.663894187969" table:display="true" table:show-details="true"/>
                <table:data-pilot-member table:name="404.322358265136" table:display="true" table:show-details="true"/>
                <table:data-pilot-member table:name="404.383611916363" table:display="true" table:show-details="true"/>
                <table:data-pilot-member table:name="405.835442819302" table:display="true" table:show-details="true"/>
                <table:data-pilot-member table:name="406.431575964353" table:display="true" table:show-details="true"/>
                <table:data-pilot-member table:name="406.797797648167" table:display="true" table:show-details="true"/>
                <table:data-pilot-member table:name="407.163550177936" table:display="true" table:show-details="true"/>
                <table:data-pilot-member table:name="407.802705215488" table:display="true" table:show-details="true"/>
                <table:data-pilot-member table:name="407.978014430337" table:display="true" table:show-details="true"/>
                <table:data-pilot-member table:name="409.867554513119" table:display="true" table:show-details="true"/>
                <table:data-pilot-member table:name="410.057494864982" table:display="true" table:show-details="true"/>
                <table:data-pilot-member table:name="417.268807885438" table:display="true" table:show-details="true"/>
                <table:data-pilot-member table:name="417.268983711112" table:display="true" table:show-details="true"/>
                <table:data-pilot-member table:name="417.791555904857" table:display="true" table:show-details="true"/>
                <table:data-pilot-member table:name="418.012118801161" table:display="true" table:show-details="true"/>
                <table:data-pilot-member table:name="420.751355780525" table:display="true" table:show-details="true"/>
                <table:data-pilot-member table:name="421.1245063377" table:display="true" table:show-details="true"/>
                <table:data-pilot-member table:name="421.974612093407" table:display="true" table:show-details="true"/>
                <table:data-pilot-member table:name="422.286056065484" table:display="true" table:show-details="true"/>
                <table:data-pilot-member table:name="423.726807502802" table:display="true" table:show-details="true"/>
                <table:data-pilot-member table:name="424.831257652123" table:display="true" table:show-details="true"/>
                <table:data-pilot-member table:name="427.332441158885" table:display="true" table:show-details="true"/>
                <table:data-pilot-member table:name="427.937735237856" table:display="true" table:show-details="true"/>
                <table:data-pilot-member table:name="430.110981615332" table:display="true" table:show-details="true"/>
                <table:data-pilot-member table:name="430.901802977195" table:display="true" table:show-details="true"/>
                <table:data-pilot-member table:name="433.419930476069" table:display="true" table:show-details="true"/>
                <table:data-pilot-member table:name="437.245830771365" table:display="true" table:show-details="true"/>
                <table:data-pilot-member table:name="437.313264278082" table:display="true" table:show-details="true"/>
                <table:data-pilot-member table:name="437.871827665662" table:display="true" table:show-details="true"/>
                <table:data-pilot-member table:name="440.491908659919" table:display="true" table:show-details="true"/>
                <table:data-pilot-member table:name="443.317646023927" table:display="true" table:show-details="true"/>
                <table:data-pilot-member table:name="444.472412281658" table:display="true" table:show-details="true"/>
                <table:data-pilot-member table:name="445.007622983745" table:display="true" table:show-details="true"/>
                <table:data-pilot-member table:name="445.517852340714" table:display="true" table:show-details="true"/>
                <table:data-pilot-member table:name="446.202775550484" table:display="true" table:show-details="true"/>
                <table:data-pilot-member table:name="446.831419217082" table:display="true" table:show-details="true"/>
                <table:data-pilot-member table:name="447.602010738856" table:display="true" table:show-details="true"/>
                <table:data-pilot-member table:name="449.693918490783" table:display="true" table:show-details="true"/>
                <table:data-pilot-member table:name="450.443689294982" table:display="true" table:show-details="true"/>
                <table:data-pilot-member table:name="452.231200719115" table:display="true" table:show-details="true"/>
                <table:data-pilot-member table:name="453.264246624781" table:display="true" table:show-details="true"/>
                <table:data-pilot-member table:name="453.973591459075" table:display="true" table:show-details="true"/>
                <table:data-pilot-member table:name="459.023643302801" table:display="true" table:show-details="true"/>
                <table:data-pilot-member table:name="460.433475605995" table:display="true" table:show-details="true"/>
                <table:data-pilot-member table:name="462.604014327295" table:display="true" table:show-details="true"/>
                <table:data-pilot-member table:name="462.66842641731" table:display="true" table:show-details="true"/>
                <table:data-pilot-member table:name="463.142644291092" table:display="true" table:show-details="true"/>
                <table:data-pilot-member table:name="464.126861370194" table:display="true" table:show-details="true"/>
                <table:data-pilot-member table:name="465.277219748689" table:display="true" table:show-details="true"/>
                <table:data-pilot-member table:name="465.641951586309" table:display="true" table:show-details="true"/>
                <table:data-pilot-member table:name="467.090149474869" table:display="true" table:show-details="true"/>
                <table:data-pilot-member table:name="470.199574824045" table:display="true" table:show-details="true"/>
                <table:data-pilot-member table:name="470.859224588939" table:display="true" table:show-details="true"/>
                <table:data-pilot-member table:name="473.692126841275" table:display="true" table:show-details="true"/>
                <table:data-pilot-member table:name="473.85674031768" table:display="true" table:show-details="true"/>
                <table:data-pilot-member table:name="475.062404274265" table:display="true" table:show-details="true"/>
                <table:data-pilot-member table:name="475.230425688281" table:display="true" table:show-details="true"/>
                <table:data-pilot-member table:name="476.918197139939" table:display="true" table:show-details="true"/>
                <table:data-pilot-member table:name="486.081005055172" table:display="true" table:show-details="true"/>
                <table:data-pilot-member table:name="486.141442575176" table:display="true" table:show-details="true"/>
                <table:data-pilot-member table:name="491.887774386367" table:display="true" table:show-details="true"/>
                <table:data-pilot-member table:name="493.464838565703" table:display="true" table:show-details="true"/>
                <table:data-pilot-member table:name="493.925241511656" table:display="true" table:show-details="true"/>
                <table:data-pilot-member table:name="495.017823517348" table:display="true" table:show-details="true"/>
                <table:data-pilot-member table:name="497.019051224268" table:display="true" table:show-details="true"/>
                <table:data-pilot-member table:name="497.156309452363" table:display="true" table:show-details="true"/>
                <table:data-pilot-member table:name="498.715098637858" table:display="true" table:show-details="true"/>
                <table:data-pilot-member table:name="498.999871854397" table:display="true" table:show-details="true"/>
                <table:data-pilot-member table:name="499.020804643187" table:display="true" table:show-details="true"/>
                <table:data-pilot-member table:name="500.189203571217" table:display="true" table:show-details="true"/>
                <table:data-pilot-member table:name="502.722735165754" table:display="true" table:show-details="true"/>
                <table:data-pilot-member table:name="504.022357700841" table:display="true" table:show-details="true"/>
                <table:data-pilot-member table:name="504.207023223082" table:display="true" table:show-details="true"/>
                <table:data-pilot-member table:name="506.77637616035" table:display="true" table:show-details="true"/>
                <table:data-pilot-member table:name="508.405672378817" table:display="true" table:show-details="true"/>
                <table:data-pilot-member table:name="509.333755118398" table:display="true" table:show-details="true"/>
                <table:data-pilot-member table:name="512.353964613979" table:display="true" table:show-details="true"/>
                <table:data-pilot-member table:name="515.912093023256" table:display="true" table:show-details="true"/>
                <table:data-pilot-member table:name="516.603935638666" table:display="true" table:show-details="true"/>
                <table:data-pilot-member table:name="520.141772752804" table:display="true" table:show-details="true"/>
                <table:data-pilot-member table:name="520.493080843325" table:display="true" table:show-details="true"/>
                <table:data-pilot-member table:name="521.089116099226" table:display="true" table:show-details="true"/>
                <table:data-pilot-member table:name="521.17687265211" table:display="true" table:show-details="true"/>
                <table:data-pilot-member table:name="522.76396637107" table:display="true" table:show-details="true"/>
                <table:data-pilot-member table:name="522.79133018542" table:display="true" table:show-details="true"/>
                <table:data-pilot-member table:name="523.292950271144" table:display="true" table:show-details="true"/>
                <table:data-pilot-member table:name="523.379509942117" table:display="true" table:show-details="true"/>
                <table:data-pilot-member table:name="524.779308785712" table:display="true" table:show-details="true"/>
                <table:data-pilot-member table:name="526.67329609582" table:display="true" table:show-details="true"/>
                <table:data-pilot-member table:name="526.887345761772" table:display="true" table:show-details="true"/>
                <table:data-pilot-member table:name="528.797794855709" table:display="true" table:show-details="true"/>
                <table:data-pilot-member table:name="532.024831207802" table:display="true" table:show-details="true"/>
                <table:data-pilot-member table:name="535.593196109323" table:display="true" table:show-details="true"/>
                <table:data-pilot-member table:name="538.749930281009" table:display="true" table:show-details="true"/>
                <table:data-pilot-member table:name="538.772148760331" table:display="true" table:show-details="true"/>
                <table:data-pilot-member table:name="539.083609598548" table:display="true" table:show-details="true"/>
                <table:data-pilot-member table:name="546.147171810836" table:display="true" table:show-details="true"/>
                <table:data-pilot-member table:name="547.854044327145" table:display="true" table:show-details="true"/>
                <table:data-pilot-member table:name="550.800090181932" table:display="true" table:show-details="true"/>
                <table:data-pilot-member table:name="553.00500672495" table:display="true" table:show-details="true"/>
                <table:data-pilot-member table:name="553.195035186488" table:display="true" table:show-details="true"/>
                <table:data-pilot-member table:name="553.209717595558" table:display="true" table:show-details="true"/>
                <table:data-pilot-member table:name="554.521796698404" table:display="true" table:show-details="true"/>
                <table:data-pilot-member table:name="555.898327095096" table:display="true" table:show-details="true"/>
                <table:data-pilot-member table:name="557.64148071228" table:display="true" table:show-details="true"/>
                <table:data-pilot-member table:name="560.741228648285" table:display="true" table:show-details="true"/>
                <table:data-pilot-member table:name="561.097552779733" table:display="true" table:show-details="true"/>
                <table:data-pilot-member table:name="563.990855398875" table:display="true" table:show-details="true"/>
                <table:data-pilot-member table:name="567.493284974906" table:display="true" table:show-details="true"/>
                <table:data-pilot-member table:name="571.36864460618" table:display="true" table:show-details="true"/>
                <table:data-pilot-member table:name="575.910788978409" table:display="true" table:show-details="true"/>
                <table:data-pilot-member table:name="577.035754024182" table:display="true" table:show-details="true"/>
                <table:data-pilot-member table:name="577.836591663348" table:display="true" table:show-details="true"/>
                <table:data-pilot-member table:name="580.413228699552" table:display="true" table:show-details="true"/>
                <table:data-pilot-member table:name="581.721955545319" table:display="true" table:show-details="true"/>
                <table:data-pilot-member table:name="583.794905850706" table:display="true" table:show-details="true"/>
                <table:data-pilot-member table:name="591.590638070524" table:display="true" table:show-details="true"/>
                <table:data-pilot-member table:name="594.045829863336" table:display="true" table:show-details="true"/>
                <table:data-pilot-member table:name="597.860269408844" table:display="true" table:show-details="true"/>
                <table:data-pilot-member table:name="599.300809770344" table:display="true" table:show-details="true"/>
                <table:data-pilot-member table:name="600.705591133005" table:display="true" table:show-details="true"/>
                <table:data-pilot-member table:name="602.124121090286" table:display="true" table:show-details="true"/>
                <table:data-pilot-member table:name="609.045187053384" table:display="true" table:show-details="true"/>
                <table:data-pilot-member table:name="620.488805920616" table:display="true" table:show-details="true"/>
                <table:data-pilot-member table:name="623.215138722952" table:display="true" table:show-details="true"/>
                <table:data-pilot-member table:name="630.357355678628" table:display="true" table:show-details="true"/>
                <table:data-pilot-member table:name="633.169714861751" table:display="true" table:show-details="true"/>
                <table:data-pilot-member table:name="640.249830491909" table:display="true" table:show-details="true"/>
                <table:data-pilot-member table:name="645.096890894451" table:display="true" table:show-details="true"/>
                <table:data-pilot-member table:name="647.858654953917" table:display="true" table:show-details="true"/>
                <table:data-pilot-member table:name="655.200216370107" table:display="true" table:show-details="true"/>
                <table:data-pilot-member table:name="660.957288708304" table:display="true" table:show-details="true"/>
                <table:data-pilot-member table:name="667.591484433609" table:display="true" table:show-details="true"/>
                <table:data-pilot-member table:name="669.033154015056" table:display="true" table:show-details="true"/>
                <table:data-pilot-member table:name="671.437761184123" table:display="true" table:show-details="true"/>
                <table:data-pilot-member table:name="671.685447748065" table:display="true" table:show-details="true"/>
                <table:data-pilot-member table:name="672.158517117011" table:display="true" table:show-details="true"/>
                <table:data-pilot-member table:name="700.627264024933" table:display="true" table:show-details="true"/>
                <table:data-pilot-member table:name="703.48046818499" table:display="true" table:show-details="true"/>
                <table:data-pilot-member table:name="708.551161743277" table:display="true" table:show-details="true"/>
                <table:data-pilot-member table:name="709.990760364104" table:display="true" table:show-details="true"/>
                <table:data-pilot-member table:name="711.16989048188" table:display="true" table:show-details="true"/>
                <table:data-pilot-member table:name="711.709425974223" table:display="true" table:show-details="true"/>
                <table:data-pilot-member table:name="723.090350411168" table:display="true" table:show-details="true"/>
                <table:data-pilot-member table:name="725.175923153376" table:display="true" table:show-details="true"/>
                <table:data-pilot-member table:name="727.983037154378" table:display="true" table:show-details="true"/>
                <table:data-pilot-member table:name="732.634108588876" table:display="true" table:show-details="true"/>
                <table:data-pilot-member table:name="737.429154102213" table:display="true" table:show-details="true"/>
                <table:data-pilot-member table:name="739.805430785748" table:display="true" table:show-details="true"/>
                <table:data-pilot-member table:name="741.342873762515" table:display="true" table:show-details="true"/>
                <table:data-pilot-member table:name="741.820108623659" table:display="true" table:show-details="true"/>
                <table:data-pilot-member table:name="746.082674865488" table:display="true" table:show-details="true"/>
                <table:data-pilot-member table:name="746.479369621434" table:display="true" table:show-details="true"/>
                <table:data-pilot-member table:name="749.006207166634" table:display="true" table:show-details="true"/>
                <table:data-pilot-member table:name="756.994164262229" table:display="true" table:show-details="true"/>
                <table:data-pilot-member table:name="761.138352198058" table:display="true" table:show-details="true"/>
                <table:data-pilot-member table:name="761.647910956989" table:display="true" table:show-details="true"/>
                <table:data-pilot-member table:name="766.46313221824" table:display="true" table:show-details="true"/>
                <table:data-pilot-member table:name="770.844707908332" table:display="true" table:show-details="true"/>
                <table:data-pilot-member table:name="772.358364989231" table:display="true" table:show-details="true"/>
                <table:data-pilot-member table:name="776.012270499404" table:display="true" table:show-details="true"/>
                <table:data-pilot-member table:name="776.67419311548" table:display="true" table:show-details="true"/>
                <table:data-pilot-member table:name="786.308441355003" table:display="true" table:show-details="true"/>
                <table:data-pilot-member table:name="789.804726818302" table:display="true" table:show-details="true"/>
                <table:data-pilot-member table:name="797.041062139941" table:display="true" table:show-details="true"/>
                <table:data-pilot-member table:name="797.150988391599" table:display="true" table:show-details="true"/>
                <table:data-pilot-member table:name="798.564284011127" table:display="true" table:show-details="true"/>
                <table:data-pilot-member table:name="801.834850115296" table:display="true" table:show-details="true"/>
                <table:data-pilot-member table:name="805.247014316445" table:display="true" table:show-details="true"/>
                <table:data-pilot-member table:name="811.001224475005" table:display="true" table:show-details="true"/>
                <table:data-pilot-member table:name="813.363710675494" table:display="true" table:show-details="true"/>
                <table:data-pilot-member table:name="814.523177549872" table:display="true" table:show-details="true"/>
                <table:data-pilot-member table:name="828.002392344498" table:display="true" table:show-details="true"/>
                <table:data-pilot-member table:name="832.469685390313" table:display="true" table:show-details="true"/>
                <table:data-pilot-member table:name="833.826048018198" table:display="true" table:show-details="true"/>
                <table:data-pilot-member table:name="837.486335062832" table:display="true" table:show-details="true"/>
                <table:data-pilot-member table:name="838.556915094623" table:display="true" table:show-details="true"/>
                <table:data-pilot-member table:name="839.752655269762" table:display="true" table:show-details="true"/>
                <table:data-pilot-member table:name="840.23244510665" table:display="true" table:show-details="true"/>
                <table:data-pilot-member table:name="847.30870289274" table:display="true" table:show-details="true"/>
                <table:data-pilot-member table:name="847.923995729537" table:display="true" table:show-details="true"/>
                <table:data-pilot-member table:name="852.440585732661" table:display="true" table:show-details="true"/>
                <table:data-pilot-member table:name="855.359788877112" table:display="true" table:show-details="true"/>
                <table:data-pilot-member table:name="859.210546828287" table:display="true" table:show-details="true"/>
                <table:data-pilot-member table:name="863.801491781967" table:display="true" table:show-details="true"/>
                <table:data-pilot-member table:name="864.160776474822" table:display="true" table:show-details="true"/>
                <table:data-pilot-member table:name="865.771794132191" table:display="true" table:show-details="true"/>
                <table:data-pilot-member table:name="872.239206500956" table:display="true" table:show-details="true"/>
                <table:data-pilot-member table:name="874.576106338486" table:display="true" table:show-details="true"/>
                <table:data-pilot-member table:name="878.772616638879" table:display="true" table:show-details="true"/>
                <table:data-pilot-member table:name="881.172483738291" table:display="true" table:show-details="true"/>
                <table:data-pilot-member table:name="883.714755849774" table:display="true" table:show-details="true"/>
                <table:data-pilot-member table:name="887.333085363586" table:display="true" table:show-details="true"/>
                <table:data-pilot-member table:name="898.605320569902" table:display="true" table:show-details="true"/>
                <table:data-pilot-member table:name="904.38288425345" table:display="true" table:show-details="true"/>
                <table:data-pilot-member table:name="907.76275207206" table:display="true" table:show-details="true"/>
                <table:data-pilot-member table:name="909.506907750778" table:display="true" table:show-details="true"/>
                <table:data-pilot-member table:name="916.424907173256" table:display="true" table:show-details="true"/>
                <table:data-pilot-member table:name="916.980422664978" table:display="true" table:show-details="true"/>
                <table:data-pilot-member table:name="917.900944653598" table:display="true" table:show-details="true"/>
                <table:data-pilot-member table:name="921.221532616005" table:display="true" table:show-details="true"/>
                <table:data-pilot-member table:name="921.511056583693" table:display="true" table:show-details="true"/>
                <table:data-pilot-member table:name="921.61904221685" table:display="true" table:show-details="true"/>
                <table:data-pilot-member table:name="923.56173298646" table:display="true" table:show-details="true"/>
                <table:data-pilot-member table:name="924.842816882507" table:display="true" table:show-details="true"/>
                <table:data-pilot-member table:name="926.957514009601" table:display="true" table:show-details="true"/>
                <table:data-pilot-member table:name="931.146335190383" table:display="true" table:show-details="true"/>
                <table:data-pilot-member table:name="939.265224654378" table:display="true" table:show-details="true"/>
                <table:data-pilot-member table:name="940.159570424968" table:display="true" table:show-details="true"/>
                <table:data-pilot-member table:name="940.887286458065" table:display="true" table:show-details="true"/>
                <table:data-pilot-member table:name="942.630427599361" table:display="true" table:show-details="true"/>
                <table:data-pilot-member table:name="944.468679359431" table:display="true" table:show-details="true"/>
                <table:data-pilot-member table:name="949.38224346424" table:display="true" table:show-details="true"/>
                <table:data-pilot-member table:name="951.867806405694" table:display="true" table:show-details="true"/>
                <table:data-pilot-member table:name="953.186414724887" table:display="true" table:show-details="true"/>
                <table:data-pilot-member table:name="955.433441318871" table:display="true" table:show-details="true"/>
                <table:data-pilot-member table:name="955.946786532045" table:display="true" table:show-details="true"/>
                <table:data-pilot-member table:name="956.4853107488" table:display="true" table:show-details="true"/>
                <table:data-pilot-member table:name="963.681958656039" table:display="true" table:show-details="true"/>
                <table:data-pilot-member table:name="972.362398174864" table:display="true" table:show-details="true"/>
                <table:data-pilot-member table:name="972.606878237998" table:display="true" table:show-details="true"/>
                <table:data-pilot-member table:name="978.585577948557" table:display="true" table:show-details="true"/>
                <table:data-pilot-member table:name="985.819236439019" table:display="true" table:show-details="true"/>
                <table:data-pilot-member table:name="991.465507371393" table:display="true" table:show-details="true"/>
                <table:data-pilot-member table:name="994.800362961982" table:display="true" table:show-details="true"/>
                <table:data-pilot-member table:name="1001.92036373291" table:display="true" table:show-details="true"/>
                <table:data-pilot-member table:name="1003.49079465622" table:display="true" table:show-details="true"/>
                <table:data-pilot-member table:name="1003.75283013536" table:display="true" table:show-details="true"/>
                <table:data-pilot-member table:name="1004.80538869054" table:display="true" table:show-details="true"/>
                <table:data-pilot-member table:name="1008.54413695627" table:display="true" table:show-details="true"/>
                <table:data-pilot-member table:name="1011.13269886012" table:display="true" table:show-details="true"/>
                <table:data-pilot-member table:name="1012.70697865675" table:display="true" table:show-details="true"/>
                <table:data-pilot-member table:name="1013.0950174308" table:display="true" table:show-details="true"/>
                <table:data-pilot-member table:name="1013.82699817712" table:display="true" table:show-details="true"/>
                <table:data-pilot-member table:name="1017.01683385895" table:display="true" table:show-details="true"/>
                <table:data-pilot-member table:name="1021.31790427342" table:display="true" table:show-details="true"/>
                <table:data-pilot-member table:name="1028.06930984236" table:display="true" table:show-details="true"/>
                <table:data-pilot-member table:name="1029.02906367629" table:display="true" table:show-details="true"/>
                <table:data-pilot-member table:name="1032.01225362568" table:display="true" table:show-details="true"/>
                <table:data-pilot-member table:name="1032.60995154033" table:display="true" table:show-details="true"/>
                <table:data-pilot-member table:name="1038.91538285859" table:display="true" table:show-details="true"/>
                <table:data-pilot-member table:name="1053.80260444344" table:display="true" table:show-details="true"/>
                <table:data-pilot-member table:name="1054.49067873385" table:display="true" table:show-details="true"/>
                <table:data-pilot-member table:name="1054.78010997458" table:display="true" table:show-details="true"/>
                <table:data-pilot-member table:name="1055.03221625144" table:display="true" table:show-details="true"/>
                <table:data-pilot-member table:name="1060.87088621734" table:display="true" table:show-details="true"/>
                <table:data-pilot-member table:name="1065.0024407137" table:display="true" table:show-details="true"/>
                <table:data-pilot-member table:name="1065.0638935069" table:display="true" table:show-details="true"/>
                <table:data-pilot-member table:name="1065.15025249029" table:display="true" table:show-details="true"/>
                <table:data-pilot-member table:name="1065.67691886682" table:display="true" table:show-details="true"/>
                <table:data-pilot-member table:name="1067.4750700511" table:display="true" table:show-details="true"/>
                <table:data-pilot-member table:name="1068.33031602886" table:display="true" table:show-details="true"/>
                <table:data-pilot-member table:name="1068.75426761566" table:display="true" table:show-details="true"/>
                <table:data-pilot-member table:name="1068.96822064057" table:display="true" table:show-details="true"/>
                <table:data-pilot-member table:name="1069.87604199288" table:display="true" table:show-details="true"/>
                <table:data-pilot-member table:name="1076.5600789858" table:display="true" table:show-details="true"/>
                <table:data-pilot-member table:name="1079.78245445497" table:display="true" table:show-details="true"/>
                <table:data-pilot-member table:name="1080.3135261416" table:display="true" table:show-details="true"/>
                <table:data-pilot-member table:name="1083.41039093695" table:display="true" table:show-details="true"/>
                <table:data-pilot-member table:name="1083.99771436288" table:display="true" table:show-details="true"/>
                <table:data-pilot-member table:name="1084.83662734575" table:display="true" table:show-details="true"/>
                <table:data-pilot-member table:name="1091.00988661843" table:display="true" table:show-details="true"/>
                <table:data-pilot-member table:name="1091.31915882898" table:display="true" table:show-details="true"/>
                <table:data-pilot-member table:name="1103.61417249613" table:display="true" table:show-details="true"/>
                <table:data-pilot-member table:name="1107.58576476868" table:display="true" table:show-details="true"/>
                <table:data-pilot-member table:name="1116.08924873997" table:display="true" table:show-details="true"/>
                <table:data-pilot-member table:name="1118.34542319103" table:display="true" table:show-details="true"/>
                <table:data-pilot-member table:name="1126.10222057835" table:display="true" table:show-details="true"/>
                <table:data-pilot-member table:name="1126.96487731331" table:display="true" table:show-details="true"/>
                <table:data-pilot-member table:name="1126.98513786147" table:display="true" table:show-details="true"/>
                <table:data-pilot-member table:name="1131.18487018045" table:display="true" table:show-details="true"/>
                <table:data-pilot-member table:name="1132.71136928099" table:display="true" table:show-details="true"/>
                <table:data-pilot-member table:name="1138.75879468846" table:display="true" table:show-details="true"/>
                <table:data-pilot-member table:name="1144.20464789837" table:display="true" table:show-details="true"/>
                <table:data-pilot-member table:name="1145.41869090725" table:display="true" table:show-details="true"/>
                <table:data-pilot-member table:name="1161.24494069785" table:display="true" table:show-details="true"/>
                <table:data-pilot-member table:name="1163.7676072058" table:display="true" table:show-details="true"/>
                <table:data-pilot-member table:name="1164.6865944395" table:display="true" table:show-details="true"/>
                <table:data-pilot-member table:name="1172.7432643252" table:display="true" table:show-details="true"/>
                <table:data-pilot-member table:name="1178.30441118029" table:display="true" table:show-details="true"/>
                <table:data-pilot-member table:name="1180.00879757143" table:display="true" table:show-details="true"/>
                <table:data-pilot-member table:name="1180.54528767214" table:display="true" table:show-details="true"/>
                <table:data-pilot-member table:name="1181.2674618599" table:display="true" table:show-details="true"/>
                <table:data-pilot-member table:name="1182.71925846253" table:display="true" table:show-details="true"/>
                <table:data-pilot-member table:name="1198.32334919639" table:display="true" table:show-details="true"/>
                <table:data-pilot-member table:name="1199.15959397781" table:display="true" table:show-details="true"/>
                <table:data-pilot-member table:name="1204.55887682738" table:display="true" table:show-details="true"/>
                <table:data-pilot-member table:name="1229.58269585253" table:display="true" table:show-details="true"/>
                <table:data-pilot-member table:name="1235.49605307577" table:display="true" table:show-details="true"/>
                <table:data-pilot-member table:name="1239.53597015558" table:display="true" table:show-details="true"/>
                <table:data-pilot-member table:name="1239.58981189562" table:display="true" table:show-details="true"/>
                <table:data-pilot-member table:name="1249.57398106458" table:display="true" table:show-details="true"/>
                <table:data-pilot-member table:name="1249.86855208783" table:display="true" table:show-details="true"/>
                <table:data-pilot-member table:name="1250.95236134586" table:display="true" table:show-details="true"/>
                <table:data-pilot-member table:name="1262.67537883158" table:display="true" table:show-details="true"/>
                <table:data-pilot-member table:name="1263.55023056806" table:display="true" table:show-details="true"/>
                <table:data-pilot-member table:name="1288.98059798616" table:display="true" table:show-details="true"/>
                <table:data-pilot-member table:name="1294.44163396206" table:display="true" table:show-details="true"/>
                <table:data-pilot-member table:name="1295.00228843531" table:display="true" table:show-details="true"/>
                <table:data-pilot-member table:name="1295.79509936636" table:display="true" table:show-details="true"/>
                <table:data-pilot-member table:name="1307.51138282899" table:display="true" table:show-details="true"/>
                <table:data-pilot-member table:name="1310.13915505111" table:display="true" table:show-details="true"/>
                <table:data-pilot-member table:name="1310.41930857603" table:display="true" table:show-details="true"/>
                <table:data-pilot-member table:name="1312.99361129792" table:display="true" table:show-details="true"/>
                <table:data-pilot-member table:name="1313.14159299842" table:display="true" table:show-details="true"/>
                <table:data-pilot-member table:name="1315.99730320509" table:display="true" table:show-details="true"/>
                <table:data-pilot-member table:name="1325.99220585095" table:display="true" table:show-details="true"/>
                <table:data-pilot-member table:name="1330.58646413629" table:display="true" table:show-details="true"/>
                <table:data-pilot-member table:name="1331.75232824166" table:display="true" table:show-details="true"/>
                <table:data-pilot-member table:name="1341.00808887941" table:display="true" table:show-details="true"/>
                <table:data-pilot-member table:name="1341.48594085963" table:display="true" table:show-details="true"/>
                <table:data-pilot-member table:name="1353.76246915998" table:display="true" table:show-details="true"/>
                <table:data-pilot-member table:name="1353.87346059113" table:display="true" table:show-details="true"/>
                <table:data-pilot-member table:name="1358.348114673" table:display="true" table:show-details="true"/>
                <table:data-pilot-member table:name="1366.73914949728" table:display="true" table:show-details="true"/>
                <table:data-pilot-member table:name="1367.48302319127" table:display="true" table:show-details="true"/>
                <table:data-pilot-member table:name="1368.87069188678" table:display="true" table:show-details="true"/>
                <table:data-pilot-member table:name="1371.0374691358" table:display="true" table:show-details="true"/>
                <table:data-pilot-member table:name="1371.76350806452" table:display="true" table:show-details="true"/>
                <table:data-pilot-member table:name="1372.82192480909" table:display="true" table:show-details="true"/>
                <table:data-pilot-member table:name="1373.44019585253" table:display="true" table:show-details="true"/>
                <table:data-pilot-member table:name="1373.90345088968" table:display="true" table:show-details="true"/>
                <table:data-pilot-member table:name="1376.56086769741" table:display="true" table:show-details="true"/>
                <table:data-pilot-member table:name="1381.66162406548" table:display="true" table:show-details="true"/>
                <table:data-pilot-member table:name="1387.05308446605" table:display="true" table:show-details="true"/>
                <table:data-pilot-member table:name="1387.0851062542" table:display="true" table:show-details="true"/>
                <table:data-pilot-member table:name="1389.5249696495" table:display="true" table:show-details="true"/>
                <table:data-pilot-member table:name="1394.55065446868" table:display="true" table:show-details="true"/>
                <table:data-pilot-member table:name="1398.76086396206" table:display="true" table:show-details="true"/>
                <table:data-pilot-member table:name="1399.88383397785" table:display="true" table:show-details="true"/>
                <table:data-pilot-member table:name="1401.36948006058" table:display="true" table:show-details="true"/>
                <table:data-pilot-member table:name="1401.53065191051" table:display="true" table:show-details="true"/>
                <table:data-pilot-member table:name="1418.52578792533" table:display="true" table:show-details="true"/>
                <table:data-pilot-member table:name="1435.05816802521" table:display="true" table:show-details="true"/>
                <table:data-pilot-member table:name="1441.5084144001" table:display="true" table:show-details="true"/>
                <table:data-pilot-member table:name="1441.99089201315" table:display="true" table:show-details="true"/>
                <table:data-pilot-member table:name="1443.17442054958" table:display="true" table:show-details="true"/>
                <table:data-pilot-member table:name="1445.8011743013" table:display="true" table:show-details="true"/>
                <table:data-pilot-member table:name="1455.70205789171" table:display="true" table:show-details="true"/>
                <table:data-pilot-member table:name="1456.93891411893" table:display="true" table:show-details="true"/>
                <table:data-pilot-member table:name="1456.97876818047" table:display="true" table:show-details="true"/>
                <table:data-pilot-member table:name="1459.14679418199" table:display="true" table:show-details="true"/>
                <table:data-pilot-member table:name="1461.07609670602" table:display="true" table:show-details="true"/>
                <table:data-pilot-member table:name="1491.61746093633" table:display="true" table:show-details="true"/>
                <table:data-pilot-member table:name="1495.96312093294" table:display="true" table:show-details="true"/>
                <table:data-pilot-member table:name="1501.9505991776" table:display="true" table:show-details="true"/>
                <table:data-pilot-member table:name="1504.27401289622" table:display="true" table:show-details="true"/>
                <table:data-pilot-member table:name="1508.12327662119" table:display="true" table:show-details="true"/>
                <table:data-pilot-member table:name="1515.85349251766" table:display="true" table:show-details="true"/>
                <table:data-pilot-member table:name="1516.77036267193" table:display="true" table:show-details="true"/>
                <table:data-pilot-member table:name="1525.09307694829" table:display="true" table:show-details="true"/>
                <table:data-pilot-member table:name="1525.62650291669" table:display="true" table:show-details="true"/>
                <table:data-pilot-member table:name="1526.39622921292" table:display="true" table:show-details="true"/>
                <table:data-pilot-member table:name="1540.5286405423" table:display="true" table:show-details="true"/>
                <table:data-pilot-member table:name="1540.79441022104" table:display="true" table:show-details="true"/>
                <table:data-pilot-member table:name="1542.60539299376" table:display="true" table:show-details="true"/>
                <table:data-pilot-member table:name="1552.7349652139" table:display="true" table:show-details="true"/>
                <table:data-pilot-member table:name="1552.79005286642" table:display="true" table:show-details="true"/>
                <table:data-pilot-member table:name="1554.23365005164" table:display="true" table:show-details="true"/>
                <table:data-pilot-member table:name="1556.43077143152" table:display="true" table:show-details="true"/>
                <table:data-pilot-member table:name="1563.0412790506" table:display="true" table:show-details="true"/>
                <table:data-pilot-member table:name="1568.24579846539" table:display="true" table:show-details="true"/>
                <table:data-pilot-member table:name="1578.55634868828" table:display="true" table:show-details="true"/>
                <table:data-pilot-member table:name="1588.24965806743" table:display="true" table:show-details="true"/>
                <table:data-pilot-member table:name="1599.65148162041" table:display="true" table:show-details="true"/>
                <table:data-pilot-member table:name="1604.05943528495" table:display="true" table:show-details="true"/>
                <table:data-pilot-member table:name="1604.21078235263" table:display="true" table:show-details="true"/>
                <table:data-pilot-member table:name="1609.08192565771" table:display="true" table:show-details="true"/>
                <table:data-pilot-member table:name="1614.29381788691" table:display="true" table:show-details="true"/>
                <table:data-pilot-member table:name="1619.28291167079" table:display="true" table:show-details="true"/>
                <table:data-pilot-member table:name="1627.50340564987" table:display="true" table:show-details="true"/>
                <table:data-pilot-member table:name="1631.66754211182" table:display="true" table:show-details="true"/>
                <table:data-pilot-member table:name="1634.43105682671" table:display="true" table:show-details="true"/>
                <table:data-pilot-member table:name="1635.15672625128" table:display="true" table:show-details="true"/>
                <table:data-pilot-member table:name="1635.9682113488" table:display="true" table:show-details="true"/>
                <table:data-pilot-member table:name="1636.09591466617" table:display="true" table:show-details="true"/>
                <table:data-pilot-member table:name="1639.74899871376" table:display="true" table:show-details="true"/>
                <table:data-pilot-member table:name="1640.31420924674" table:display="true" table:show-details="true"/>
                <table:data-pilot-member table:name="1650.85101461638" table:display="true" table:show-details="true"/>
                <table:data-pilot-member table:name="1651.8188355794" table:display="true" table:show-details="true"/>
                <table:data-pilot-member table:name="1656.27334987116" table:display="true" table:show-details="true"/>
                <table:data-pilot-member table:name="1660.32450691801" table:display="true" table:show-details="true"/>
                <table:data-pilot-member table:name="1661.80973741794" table:display="true" table:show-details="true"/>
                <table:data-pilot-member table:name="1664.59153449717" table:display="true" table:show-details="true"/>
                <table:data-pilot-member table:name="1664.7860381651" table:display="true" table:show-details="true"/>
                <table:data-pilot-member table:name="1665.228487997" table:display="true" table:show-details="true"/>
                <table:data-pilot-member table:name="1668.6182233901" table:display="true" table:show-details="true"/>
                <table:data-pilot-member table:name="1681.29053007816" table:display="true" table:show-details="true"/>
                <table:data-pilot-member table:name="1682.33592502808" table:display="true" table:show-details="true"/>
                <table:data-pilot-member table:name="1682.74241923521" table:display="true" table:show-details="true"/>
                <table:data-pilot-member table:name="1688.31417872067" table:display="true" table:show-details="true"/>
                <table:data-pilot-member table:name="1690.76328951706" table:display="true" table:show-details="true"/>
                <table:data-pilot-member table:name="1691.3900012497" table:display="true" table:show-details="true"/>
                <table:data-pilot-member table:name="1696.24004197774" table:display="true" table:show-details="true"/>
                <table:data-pilot-member table:name="1697.08162703579" table:display="true" table:show-details="true"/>
                <table:data-pilot-member table:name="1698.97669306775" table:display="true" table:show-details="true"/>
                <table:data-pilot-member table:name="1708.20406309751" table:display="true" table:show-details="true"/>
                <table:data-pilot-member table:name="1708.74249346987" table:display="true" table:show-details="true"/>
                <table:data-pilot-member table:name="1709.85745391705" table:display="true" table:show-details="true"/>
                <table:data-pilot-member table:name="1710.72154934105" table:display="true" table:show-details="true"/>
                <table:data-pilot-member table:name="1711.15501467835" table:display="true" table:show-details="true"/>
                <table:data-pilot-member table:name="1711.71040482063" table:display="true" table:show-details="true"/>
                <table:data-pilot-member table:name="1715.74903865172" table:display="true" table:show-details="true"/>
                <table:data-pilot-member table:name="1717.96237912306" table:display="true" table:show-details="true"/>
                <table:data-pilot-member table:name="1721.31481450379" table:display="true" table:show-details="true"/>
                <table:data-pilot-member table:name="1721.53382400658" table:display="true" table:show-details="true"/>
                <table:data-pilot-member table:name="1722.00540177886" table:display="true" table:show-details="true"/>
                <table:data-pilot-member table:name="1722.20655473351" table:display="true" table:show-details="true"/>
                <table:data-pilot-member table:name="1726.22170637835" table:display="true" table:show-details="true"/>
                <table:data-pilot-member table:name="1734.52000213523" table:display="true" table:show-details="true"/>
                <table:data-pilot-member table:name="1750.34936404322" table:display="true" table:show-details="true"/>
                <table:data-pilot-member table:name="1755.23145796907" table:display="true" table:show-details="true"/>
                <table:data-pilot-member table:name="1762.11135696384" table:display="true" table:show-details="true"/>
                <table:data-pilot-member table:name="1763.30236899689" table:display="true" table:show-details="true"/>
                <table:data-pilot-member table:name="1766.10913303438" table:display="true" table:show-details="true"/>
                <table:data-pilot-member table:name="1767.6367816992" table:display="true" table:show-details="true"/>
                <table:data-pilot-member table:name="1767.7048638067" table:display="true" table:show-details="true"/>
                <table:data-pilot-member table:name="1772.8902602882" table:display="true" table:show-details="true"/>
                <table:data-pilot-member table:name="1773.39691365958" table:display="true" table:show-details="true"/>
                <table:data-pilot-member table:name="1773.69690450572" table:display="true" table:show-details="true"/>
                <table:data-pilot-member table:name="1775.17101403196" table:display="true" table:show-details="true"/>
                <table:data-pilot-member table:name="1776.43761495431" table:display="true" table:show-details="true"/>
                <table:data-pilot-member table:name="1786.26242211979" table:display="true" table:show-details="true"/>
                <table:data-pilot-member table:name="1787.31579373639" table:display="true" table:show-details="true"/>
                <table:data-pilot-member table:name="1789.74512022105" table:display="true" table:show-details="true"/>
                <table:data-pilot-member table:name="1793.24992782034" table:display="true" table:show-details="true"/>
                <table:data-pilot-member table:name="1799.60605878971" table:display="true" table:show-details="true"/>
                <table:data-pilot-member table:name="1801.26448400251" table:display="true" table:show-details="true"/>
                <table:data-pilot-member table:name="1802.65311016894" table:display="true" table:show-details="true"/>
                <table:data-pilot-member table:name="1805.96291819166" table:display="true" table:show-details="true"/>
                <table:data-pilot-member table:name="1805.98321909848" table:display="true" table:show-details="true"/>
                <table:data-pilot-member table:name="1807.94131052837" table:display="true" table:show-details="true"/>
                <table:data-pilot-member table:name="1818.63828794601" table:display="true" table:show-details="true"/>
                <table:data-pilot-member table:name="1819.22053136372" table:display="true" table:show-details="true"/>
                <table:data-pilot-member table:name="1819.432956683" table:display="true" table:show-details="true"/>
                <table:data-pilot-member table:name="1826.07566303945" table:display="true" table:show-details="true"/>
                <table:data-pilot-member table:name="1827.87704234875" table:display="true" table:show-details="true"/>
                <table:data-pilot-member table:name="1827.91649879726" table:display="true" table:show-details="true"/>
                <table:data-pilot-member table:name="1827.97163340683" table:display="true" table:show-details="true"/>
                <table:data-pilot-member table:name="1828.53793488453" table:display="true" table:show-details="true"/>
                <table:data-pilot-member table:name="1829.26363480433" table:display="true" table:show-details="true"/>
                <table:data-pilot-member table:name="1832.43245488771" table:display="true" table:show-details="true"/>
                <table:data-pilot-member table:name="1834.3556051558" table:display="true" table:show-details="true"/>
                <table:data-pilot-member table:name="1834.55874684262" table:display="true" table:show-details="true"/>
                <table:data-pilot-member table:name="1838.41661886121" table:display="true" table:show-details="true"/>
                <table:data-pilot-member table:name="1843.35704557745" table:display="true" table:show-details="true"/>
                <table:data-pilot-member table:name="1848.69012112526" table:display="true" table:show-details="true"/>
                <table:data-pilot-member table:name="1850.35474637579" table:display="true" table:show-details="true"/>
                <table:data-pilot-member table:name="1853.12335945799" table:display="true" table:show-details="true"/>
                <table:data-pilot-member table:name="1855.58823949756" table:display="true" table:show-details="true"/>
                <table:data-pilot-member table:name="1861.05360110282" table:display="true" table:show-details="true"/>
                <table:data-pilot-member table:name="1861.35224365555" table:display="true" table:show-details="true"/>
                <table:data-pilot-member table:name="1869.67961619818" table:display="true" table:show-details="true"/>
                <table:data-pilot-member table:name="1876.17713207047" table:display="true" table:show-details="true"/>
                <table:data-pilot-member table:name="1880.8595471328" table:display="true" table:show-details="true"/>
                <table:data-pilot-member table:name="1885.68398176632" table:display="true" table:show-details="true"/>
                <table:data-pilot-member table:name="1896.90570414031" table:display="true" table:show-details="true"/>
                <table:data-pilot-member table:name="1905.42783757487" table:display="true" table:show-details="true"/>
                <table:data-pilot-member table:name="1907.72761276354" table:display="true" table:show-details="true"/>
                <table:data-pilot-member table:name="1910.60056465141" table:display="true" table:show-details="true"/>
                <table:data-pilot-member table:name="1938.85166779745" table:display="true" table:show-details="true"/>
                <table:data-pilot-member table:name="1940.58088494018" table:display="true" table:show-details="true"/>
                <table:data-pilot-member table:name="1942.21703709909" table:display="true" table:show-details="true"/>
                <table:data-pilot-member table:name="1947.52599458103" table:display="true" table:show-details="true"/>
                <table:data-pilot-member table:name="1949.75895076036" table:display="true" table:show-details="true"/>
                <table:data-pilot-member table:name="1950.16339742247" table:display="true" table:show-details="true"/>
                <table:data-pilot-member table:name="1952.00591497541" table:display="true" table:show-details="true"/>
                <table:data-pilot-member table:name="1952.66288785874" table:display="true" table:show-details="true"/>
                <table:data-pilot-member table:name="1959.38477875983" table:display="true" table:show-details="true"/>
                <table:data-pilot-member table:name="1966.54076806001" table:display="true" table:show-details="true"/>
                <table:data-pilot-member table:name="1969.47578758927" table:display="true" table:show-details="true"/>
                <table:data-pilot-member table:name="1975.68457343162" table:display="true" table:show-details="true"/>
                <table:data-pilot-member table:name="1983.45265192668" table:display="true" table:show-details="true"/>
                <table:data-pilot-member table:name="1987.28733006912" table:display="true" table:show-details="true"/>
                <table:data-pilot-member table:name="1988.38128034012" table:display="true" table:show-details="true"/>
                <table:data-pilot-member table:name="2000.21172326084" table:display="true" table:show-details="true"/>
                <table:data-pilot-member table:name="2001.66572894146" table:display="true" table:show-details="true"/>
                <table:data-pilot-member table:name="2008.02465725806" table:display="true" table:show-details="true"/>
                <table:data-pilot-member table:name="2008.98459790008" table:display="true" table:show-details="true"/>
                <table:data-pilot-member table:name="2016.76687503905" table:display="true" table:show-details="true"/>
                <table:data-pilot-member table:name="2019.41157745686" table:display="true" table:show-details="true"/>
                <table:data-pilot-member table:name="2021.30904553299" table:display="true" table:show-details="true"/>
                <table:data-pilot-member table:name="2022.67047489627" table:display="true" table:show-details="true"/>
                <table:data-pilot-member table:name="2025.36312899545" table:display="true" table:show-details="true"/>
                <table:data-pilot-member table:name="2028.35631401359" table:display="true" table:show-details="true"/>
                <table:data-pilot-member table:name="2029.10366725979" table:display="true" table:show-details="true"/>
                <table:data-pilot-member table:name="2034.67425624227" table:display="true" table:show-details="true"/>
                <table:data-pilot-member table:name="2039.09155768151" table:display="true" table:show-details="true"/>
                <table:data-pilot-member table:name="2040.45772769661" table:display="true" table:show-details="true"/>
                <table:data-pilot-member table:name="2041.16256760384" table:display="true" table:show-details="true"/>
                <table:data-pilot-member table:name="2042.47523031993" table:display="true" table:show-details="true"/>
                <table:data-pilot-member table:name="2042.77326363998" table:display="true" table:show-details="true"/>
                <table:data-pilot-member table:name="2047.78135441724" table:display="true" table:show-details="true"/>
                <table:data-pilot-member table:name="2050.22209579222" table:display="true" table:show-details="true"/>
                <table:data-pilot-member table:name="2050.48491763134" table:display="true" table:show-details="true"/>
                <table:data-pilot-member table:name="2060.13357285175" table:display="true" table:show-details="true"/>
                <table:data-pilot-member table:name="2063.69630127951" table:display="true" table:show-details="true"/>
                <table:data-pilot-member table:name="2078.95689814866" table:display="true" table:show-details="true"/>
                <table:data-pilot-member table:name="2079.80420501003" table:display="true" table:show-details="true"/>
                <table:data-pilot-member table:name="2084.98510103432" table:display="true" table:show-details="true"/>
                <table:data-pilot-member table:name="2099.74666136081" table:display="true" table:show-details="true"/>
                <table:data-pilot-member table:name="2103.56071284562" table:display="true" table:show-details="true"/>
                <table:data-pilot-member table:name="2104.59340893861" table:display="true" table:show-details="true"/>
                <table:data-pilot-member table:name="2108.16935862463" table:display="true" table:show-details="true"/>
                <table:data-pilot-member table:name="2113.09063567176" table:display="true" table:show-details="true"/>
                <table:data-pilot-member table:name="2113.54453747103" table:display="true" table:show-details="true"/>
                <table:data-pilot-member table:name="2118.27139432745" table:display="true" table:show-details="true"/>
                <table:data-pilot-member table:name="2129.11751971928" table:display="true" table:show-details="true"/>
                <table:data-pilot-member table:name="2129.41185406859" table:display="true" table:show-details="true"/>
                <table:data-pilot-member table:name="2130.13009018884" table:display="true" table:show-details="true"/>
                <table:data-pilot-member table:name="2131.305311299" table:display="true" table:show-details="true"/>
                <table:data-pilot-member table:name="2134.92850426325" table:display="true" table:show-details="true"/>
                <table:data-pilot-member table:name="2153.95638913624" table:display="true" table:show-details="true"/>
                <table:data-pilot-member table:name="2160.2892639066" table:display="true" table:show-details="true"/>
                <table:data-pilot-member table:name="2164.74783777547" table:display="true" table:show-details="true"/>
                <table:data-pilot-member table:name="2166.47442401704" table:display="true" table:show-details="true"/>
                <table:data-pilot-member table:name="2169.13781181619" table:display="true" table:show-details="true"/>
                <table:data-pilot-member table:name="2183.68509504608" table:display="true" table:show-details="true"/>
                <table:data-pilot-member table:name="2184.60106760336" table:display="true" table:show-details="true"/>
                <table:data-pilot-member table:name="2184.8548398154" table:display="true" table:show-details="true"/>
                <table:data-pilot-member table:name="2185.47512617628" table:display="true" table:show-details="true"/>
                <table:data-pilot-member table:name="2187.35351792122" table:display="true" table:show-details="true"/>
                <table:data-pilot-member table:name="2189.11230118844" table:display="true" table:show-details="true"/>
                <table:data-pilot-member table:name="2195.1937006492" table:display="true" table:show-details="true"/>
                <table:data-pilot-member table:name="2196.59038495787" table:display="true" table:show-details="true"/>
                <table:data-pilot-member table:name="2197.31308264972" table:display="true" table:show-details="true"/>
                <table:data-pilot-member table:name="2199.95906674768" table:display="true" table:show-details="true"/>
                <table:data-pilot-member table:name="2204.27454092095" table:display="true" table:show-details="true"/>
                <table:data-pilot-member table:name="2205.22946904748" table:display="true" table:show-details="true"/>
                <table:data-pilot-member table:name="2214.72336769839" table:display="true" table:show-details="true"/>
                <table:data-pilot-member table:name="2223.24075760261" table:display="true" table:show-details="true"/>
                <table:data-pilot-member table:name="2226.46752601746" table:display="true" table:show-details="true"/>
                <table:data-pilot-member table:name="2229.50244307806" table:display="true" table:show-details="true"/>
                <table:data-pilot-member table:name="2243.53169296326" table:display="true" table:show-details="true"/>
                <table:data-pilot-member table:name="2260.1067105563" table:display="true" table:show-details="true"/>
                <table:data-pilot-member table:name="2260.20886146063" table:display="true" table:show-details="true"/>
                <table:data-pilot-member table:name="2269.16885883094" table:display="true" table:show-details="true"/>
                <table:data-pilot-member table:name="2269.33965978995" table:display="true" table:show-details="true"/>
                <table:data-pilot-member table:name="2285.93595189663" table:display="true" table:show-details="true"/>
                <table:data-pilot-member table:name="2286.63070554979" table:display="true" table:show-details="true"/>
                <table:data-pilot-member table:name="2304.00531491907" table:display="true" table:show-details="true"/>
                <table:data-pilot-member table:name="2315.97268661735" table:display="true" table:show-details="true"/>
                <table:data-pilot-member table:name="2316.20095603122" table:display="true" table:show-details="true"/>
                <table:data-pilot-member table:name="2320.12330549316" table:display="true" table:show-details="true"/>
                <table:data-pilot-member table:name="2322.76337985578" table:display="true" table:show-details="true"/>
                <table:data-pilot-member table:name="2326.70191123067" table:display="true" table:show-details="true"/>
                <table:data-pilot-member table:name="2331.03857036088" table:display="true" table:show-details="true"/>
                <table:data-pilot-member table:name="2359.05856175997" table:display="true" table:show-details="true"/>
                <table:data-pilot-member table:name="2371.51885954473" table:display="true" table:show-details="true"/>
                <table:data-pilot-member table:name="2373.33856570818" table:display="true" table:show-details="true"/>
                <table:data-pilot-member table:name="2394.04728394599" table:display="true" table:show-details="true"/>
                <table:data-pilot-member table:name="2396.84435144933" table:display="true" table:show-details="true"/>
                <table:data-pilot-member table:name="2409.31566328927" table:display="true" table:show-details="true"/>
                <table:data-pilot-member table:name="2437.93113235257" table:display="true" table:show-details="true"/>
                <table:data-pilot-member table:name="2438.81923997185" table:display="true" table:show-details="true"/>
                <table:data-pilot-member table:name="2470.29763801757" table:display="true" table:show-details="true"/>
                <table:data-pilot-member table:name="2508.46083406026" table:display="true" table:show-details="true"/>
                <table:data-pilot-member table:name="2512.49171688976" table:display="true" table:show-details="true"/>
                <table:data-pilot-member table:name="2541.28647607319" table:display="true" table:show-details="true"/>
                <table:data-pilot-member table:name="2547.8101433376" table:display="true" table:show-details="true"/>
                <table:data-pilot-member table:name="2578.94720705176" table:display="true" table:show-details="true"/>
                <table:data-pilot-member table:name="2612.26633268825" table:display="true" table:show-details="true"/>
                <table:data-pilot-member table:name="2617.99724069413" table:display="true" table:show-details="true"/>
                <table:data-pilot-member table:name="2687.00306189047" table:display="true" table:show-details="true"/>
                <table:data-pilot-member table:name="2702.71790288529" table:display="true" table:show-details="true"/>
                <table:data-pilot-member table:name="2705.64736825596" table:display="true" table:show-details="true"/>
                <table:data-pilot-member table:name="2712.76274208504" table:display="true" table:show-details="true"/>
                <table:data-pilot-member table:name="2725.45141357306" table:display="true" table:show-details="true"/>
                <table:data-pilot-member table:name="2746.03168896543" table:display="true" table:show-details="true"/>
                <table:data-pilot-member table:name="2766.49596924231" table:display="true" table:show-details="true"/>
                <table:data-pilot-member table:name="2767.30700909661" table:display="true" table:show-details="true"/>
                <table:data-pilot-member table:name="2786.33313981422" table:display="true" table:show-details="true"/>
                <table:data-pilot-member table:name="2843.18134096612" table:display="true" table:show-details="true"/>
                <table:data-pilot-member table:name="2847.7132517983" table:display="true" table:show-details="true"/>
                <table:data-pilot-member table:name="2893.48033846098" table:display="true" table:show-details="true"/>
                <table:data-pilot-member table:name="2959.00568644499" table:display="true" table:show-details="true"/>
                <table:data-pilot-member table:name="3021.03144679386" table:display="true" table:show-details="true"/>
                <table:data-pilot-member table:name="3083.35384155456" table:display="true" table:show-details="true"/>
                <table:data-pilot-member table:name="3127.2705109992" table:display="true" table:show-details="true"/>
                <table:data-pilot-member table:name="3184.33979018318" table:display="true" table:show-details="true"/>
                <table:data-pilot-member table:name="3291.70177717275" table:display="true" table:show-details="true"/>
                <table:data-pilot-member table:name="3291.92380979073" table:display="true" table:show-details="true"/>
                <table:data-pilot-member table:name="3325.41674941277" table:display="true" table:show-details="true"/>
                <table:data-pilot-member table:name="3339.54285740978" table:display="true" table:show-details="true"/>
                <table:data-pilot-member table:name="3590.35453118274" table:display="true" table:show-details="true"/>
                <table:data-pilot-member table:name="3596.26544729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ofgl-base-communes_3'.A1:'Table dynamique_ofgl-base-communes_3'.D43" table:buttons="'Table dynamique_ofgl-base-communes_3'.A2 'Table dynamique_ofgl-base-communes_3'.B1" table:show-filter-button="false" table:drill-down-on-double-click="false">
          <table:source-cell-range table:cell-range-address="'ofgl-base-communes'.A1:'ofgl-base-communes'.C1968"/>
          <table:data-pilot-field table:source-field-name="Agrégat" table:orientation="column" table:used-hierarchy="0" table:function="auto">
            <table:data-pilot-level table:show-empty="false" calcext:repeat-item-labels="false">
              <table:data-pilot-members>
                <table:data-pilot-member table:name="Achats et charges externes" table:display="false" table:show-details="true"/>
                <table:data-pilot-member table:name="Annuité de la dette" table:display="true" table:show-details="true"/>
                <table:data-pilot-member table:name="Autres dépenses d'investissement" table:display="false" table:show-details="true"/>
                <table:data-pilot-member table:name="Autres dépenses de fonctionnement" table:display="false" table:show-details="true"/>
                <table:data-pilot-member table:name="Autres dotations de fonctionnement" table:display="false" table:show-details="true"/>
                <table:data-pilot-member table:name="Autres dotations et subventions" table:display="false" table:show-details="true"/>
                <table:data-pilot-member table:name="Autres impôts et taxes" table:display="false" table:show-details="true"/>
                <table:data-pilot-member table:name="Autres recettes d'investissement" table:display="false" table:show-details="true"/>
                <table:data-pilot-member table:name="Autres recettes de fonctionnement" table:display="false" table:show-details="true"/>
                <table:data-pilot-member table:name="Capacité ou besoin de financement" table:display="false" table:show-details="true"/>
                <table:data-pilot-member table:name="Charges financières" table:display="false" table:show-details="true"/>
                <table:data-pilot-member table:name="Concours de l'Etat" table:display="false" table:show-details="true"/>
                <table:data-pilot-member table:name="Crédits de trésorerie" table:display="false" table:show-details="true"/>
                <table:data-pilot-member table:name="Dépenses d'équipement" table:display="false" table:show-details="true"/>
                <table:data-pilot-member table:name="Dépenses d'intervention" table:display="false" table:show-details="true"/>
                <table:data-pilot-member table:name="Dépenses d'investissement" table:display="false" table:show-details="true"/>
                <table:data-pilot-member table:name="Dépenses d'investissement hors remb" table:display="false" table:show-details="true"/>
                <table:data-pilot-member table:name="Dépenses de fonctionnement" table:display="false" table:show-details="true"/>
                <table:data-pilot-member table:name="Dépenses totales" table:display="false" table:show-details="true"/>
                <table:data-pilot-member table:name="Dépenses totales hors remb" table:display="false" table:show-details="true"/>
                <table:data-pilot-member table:name="Dépôts au Trésor" table:display="false" table:show-details="true"/>
                <table:data-pilot-member table:name="DETR" table:display="false" table:show-details="true"/>
                <table:data-pilot-member table:name="Dotation globale de fonctionnement" table:display="false" table:show-details="true"/>
                <table:data-pilot-member table:name="Emprunts hors GAD" table:display="false" table:show-details="true"/>
                <table:data-pilot-member table:name="Encours de dette" table:display="false" table:show-details="true"/>
                <table:data-pilot-member table:name="Encours de dette - Dépôts et cautionnements reçus" table:display="false" table:show-details="true"/>
                <table:data-pilot-member table:name="Encours de dette - Dettes bancaires et assimilées" table:display="false" table:show-details="true"/>
                <table:data-pilot-member table:name="Epargne brute" table:display="false" table:show-details="true"/>
                <table:data-pilot-member table:name="Epargne de gestion" table:display="false" table:show-details="true"/>
                <table:data-pilot-member table:name="Epargne nette" table:display="false" table:show-details="true"/>
                <table:data-pilot-member table:name="FCTVA" table:display="false" table:show-details="true"/>
                <table:data-pilot-member table:name="Fiscalité reversée" table:display="false" table:show-details="true"/>
                <table:data-pilot-member table:name="Flux net de dette" table:display="false" table:show-details="true"/>
                <table:data-pilot-member table:name="Fonds de roulement" table:display="false" table:show-details="true"/>
                <table:data-pilot-member table:name="Fonds de soutien aux emprunts à risque" table:display="false" table:show-details="true"/>
                <table:data-pilot-member table:name="Frais de personnel" table:display="true" table:show-details="true"/>
                <table:data-pilot-member table:name="Impôts et taxes" table:display="false" table:show-details="true"/>
                <table:data-pilot-member table:name="Impôts locaux" table:display="false" table:show-details="true"/>
                <table:data-pilot-member table:name="Péréquations et compensations fiscales" table:display="false" table:show-details="true"/>
                <table:data-pilot-member table:name="Produit des cessions d'immobilisations" table:display="false" table:show-details="true"/>
                <table:data-pilot-member table:name="Recettes d'investissement" table:display="false" table:show-details="true"/>
                <table:data-pilot-member table:name="Recettes d'investissement hors emprunts" table:display="false" table:show-details="true"/>
                <table:data-pilot-member table:name="Recettes de fonctionnement" table:display="false" table:show-details="true"/>
                <table:data-pilot-member table:name="Recettes totales" table:display="false" table:show-details="true"/>
                <table:data-pilot-member table:name="Recettes totales hors emprunts" table:display="false" table:show-details="true"/>
                <table:data-pilot-member table:name="Remboursements d'emprunts hors GAD" table:display="false" table:show-details="true"/>
                <table:data-pilot-member table:name="Subventions aux personnes de droit privé" table:display="false" table:show-details="true"/>
                <table:data-pilot-member table:name="Subventions d'équipement versées" table:display="false" table:show-details="true"/>
                <table:data-pilot-member table:name="Subventions reçues et participations" table:display="false" table:show-details="true"/>
                <table:data-pilot-member table:name="Taxe d'enlévement des ordures ménagères" table:display="false" table:show-details="true"/>
                <table:data-pilot-member table:name="TVA" table:display="false" table:show-details="true"/>
                <table:data-pilot-member table:name="Variation du fonds de roulement" table:display="false" table:show-details="true"/>
                <table:data-pilot-member table:name="Ventes de biens et services" table:display="false" table:show-details="true"/>
                <table:data-pilot-member table:name="Versement transport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 2024 Commune" table:orientation="row" table:used-hierarchy="0" table:function="auto">
            <table:data-pilot-level table:show-empty="false" calcext:repeat-item-labels="false">
              <table:data-pilot-members>
                <table:data-pilot-member table:name="Aubervilliers" table:display="true" table:show-details="true"/>
                <table:data-pilot-member table:name="Aulnay-sous-Bois" table:display="true" table:show-details="true"/>
                <table:data-pilot-member table:name="Bagnolet" table:display="true" table:show-details="true"/>
                <table:data-pilot-member table:name="Bobigny" table:display="true" table:show-details="true"/>
                <table:data-pilot-member table:name="Bondy" table:display="true" table:show-details="true"/>
                <table:data-pilot-member table:name="Clichy-sous-Bois" table:display="true" table:show-details="true"/>
                <table:data-pilot-member table:name="Coubron" table:display="true" table:show-details="true"/>
                <table:data-pilot-member table:name="Drancy" table:display="true" table:show-details="true"/>
                <table:data-pilot-member table:name="Dugny" table:display="true" table:show-details="true"/>
                <table:data-pilot-member table:name="Épinay-sur-Seine" table:display="true" table:show-details="true"/>
                <table:data-pilot-member table:name="Gagny" table:display="true" table:show-details="true"/>
                <table:data-pilot-member table:name="Gournay-sur-Marne" table:display="true" table:show-details="true"/>
                <table:data-pilot-member table:name="L'Île-Saint-Denis" table:display="true" table:show-details="true"/>
                <table:data-pilot-member table:name="La Courneuve" table:display="true" table:show-details="true"/>
                <table:data-pilot-member table:name="Le Blanc-Mesnil" table:display="true" table:show-details="true"/>
                <table:data-pilot-member table:name="Le Bourget" table:display="true" table:show-details="true"/>
                <table:data-pilot-member table:name="Le Pré-Saint-Gervais" table:display="true" table:show-details="true"/>
                <table:data-pilot-member table:name="Le Raincy" table:display="true" table:show-details="true"/>
                <table:data-pilot-member table:name="Les Lilas" table:display="true" table:show-details="true"/>
                <table:data-pilot-member table:name="Les Pavillons-sous-Bois" table:display="true" table:show-details="true"/>
                <table:data-pilot-member table:name="Livry-Gargan" table:display="true" table:show-details="true"/>
                <table:data-pilot-member table:name="Montfermeil" table:display="true" table:show-details="true"/>
                <table:data-pilot-member table:name="Montreuil" table:display="true" table:show-details="true"/>
                <table:data-pilot-member table:name="Neuilly-Plaisance" table:display="true" table:show-details="true"/>
                <table:data-pilot-member table:name="Neuilly-sur-Marne" table:display="true" table:show-details="true"/>
                <table:data-pilot-member table:name="Noisy-le-Grand" table:display="true" table:show-details="true"/>
                <table:data-pilot-member table:name="Noisy-le-Sec" table:display="true" table:show-details="true"/>
                <table:data-pilot-member table:name="Pantin" table:display="true" table:show-details="true"/>
                <table:data-pilot-member table:name="Pierrefitte-sur-Seine" table:display="true" table:show-details="true"/>
                <table:data-pilot-member table:name="Romainville" table:display="true" table:show-details="true"/>
                <table:data-pilot-member table:name="Rosny-sous-Bois" table:display="true" table:show-details="true"/>
                <table:data-pilot-member table:name="Saint-Denis" table:display="true" table:show-details="true"/>
                <table:data-pilot-member table:name="Saint-Ouen-sur-Seine" table:display="true" table:show-details="true"/>
                <table:data-pilot-member table:name="Sevran" table:display="true" table:show-details="true"/>
                <table:data-pilot-member table:name="Stains" table:display="true" table:show-details="true"/>
                <table:data-pilot-member table:name="Tremblay-en-France" table:display="true" table:show-details="true"/>
                <table:data-pilot-member table:name="Vaujours" table:display="true" table:show-details="true"/>
                <table:data-pilot-member table:name="Villemomble" table:display="true" table:show-details="true"/>
                <table:data-pilot-member table:name="Villepinte" table:display="true" table:show-details="true"/>
                <table:data-pilot-member table:name="Villetaneu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 en € par habitant" table:orientation="data" table:used-hierarchy="0" table:function="sum">
            <table:data-pilot-level table:show-empty="false" calcext:repeat-item-labels="false">
              <table:data-pilot-members>
                <table:data-pilot-member table:name="-836.585610014571" table:display="true" table:show-details="true"/>
                <table:data-pilot-member table:name="-578.134624983406" table:display="true" table:show-details="true"/>
                <table:data-pilot-member table:name="-562.161334995653" table:display="true" table:show-details="true"/>
                <table:data-pilot-member table:name="-401.819097426139" table:display="true" table:show-details="true"/>
                <table:data-pilot-member table:name="-348.17157015366" table:display="true" table:show-details="true"/>
                <table:data-pilot-member table:name="-297.009371079046" table:display="true" table:show-details="true"/>
                <table:data-pilot-member table:name="-296.949706143203" table:display="true" table:show-details="true"/>
                <table:data-pilot-member table:name="-249.026399382675" table:display="true" table:show-details="true"/>
                <table:data-pilot-member table:name="-227.968739161396" table:display="true" table:show-details="true"/>
                <table:data-pilot-member table:name="-224.311761897695" table:display="true" table:show-details="true"/>
                <table:data-pilot-member table:name="-216.635195827923" table:display="true" table:show-details="true"/>
                <table:data-pilot-member table:name="-216.454294670409" table:display="true" table:show-details="true"/>
                <table:data-pilot-member table:name="-201.226624911032" table:display="true" table:show-details="true"/>
                <table:data-pilot-member table:name="-190.687048398576" table:display="true" table:show-details="true"/>
                <table:data-pilot-member table:name="-186.560832548756" table:display="true" table:show-details="true"/>
                <table:data-pilot-member table:name="-182.810084594835" table:display="true" table:show-details="true"/>
                <table:data-pilot-member table:name="-175.660437788018" table:display="true" table:show-details="true"/>
                <table:data-pilot-member table:name="-173.583435583689" table:display="true" table:show-details="true"/>
                <table:data-pilot-member table:name="-168.095386012105" table:display="true" table:show-details="true"/>
                <table:data-pilot-member table:name="-159.501339051064" table:display="true" table:show-details="true"/>
                <table:data-pilot-member table:name="-152.885482189501" table:display="true" table:show-details="true"/>
                <table:data-pilot-member table:name="-137.533972710163" table:display="true" table:show-details="true"/>
                <table:data-pilot-member table:name="-136.336019502354" table:display="true" table:show-details="true"/>
                <table:data-pilot-member table:name="-128.034448271294" table:display="true" table:show-details="true"/>
                <table:data-pilot-member table:name="-127.610117993773" table:display="true" table:show-details="true"/>
                <table:data-pilot-member table:name="-123.916680649552" table:display="true" table:show-details="true"/>
                <table:data-pilot-member table:name="-121.882867774317" table:display="true" table:show-details="true"/>
                <table:data-pilot-member table:name="-121.823221570875" table:display="true" table:show-details="true"/>
                <table:data-pilot-member table:name="-121.556660910226" table:display="true" table:show-details="true"/>
                <table:data-pilot-member table:name="-121.145492288759" table:display="true" table:show-details="true"/>
                <table:data-pilot-member table:name="-119.712435699747" table:display="true" table:show-details="true"/>
                <table:data-pilot-member table:name="-119.631136433726" table:display="true" table:show-details="true"/>
                <table:data-pilot-member table:name="-117.979117959618" table:display="true" table:show-details="true"/>
                <table:data-pilot-member table:name="-116.273382776498" table:display="true" table:show-details="true"/>
                <table:data-pilot-member table:name="-106.041039195124" table:display="true" table:show-details="true"/>
                <table:data-pilot-member table:name="-105.407015753938" table:display="true" table:show-details="true"/>
                <table:data-pilot-member table:name="-103.278225761527" table:display="true" table:show-details="true"/>
                <table:data-pilot-member table:name="-102.467236101337" table:display="true" table:show-details="true"/>
                <table:data-pilot-member table:name="-102.41032870158" table:display="true" table:show-details="true"/>
                <table:data-pilot-member table:name="-99.1451707709857" table:display="true" table:show-details="true"/>
                <table:data-pilot-member table:name="-96.3310172046658" table:display="true" table:show-details="true"/>
                <table:data-pilot-member table:name="-93.5050782433112" table:display="true" table:show-details="true"/>
                <table:data-pilot-member table:name="-89.2328351012536" table:display="true" table:show-details="true"/>
                <table:data-pilot-member table:name="-87.0243420245723" table:display="true" table:show-details="true"/>
                <table:data-pilot-member table:name="-83.1850058594955" table:display="true" table:show-details="true"/>
                <table:data-pilot-member table:name="-80.0582371112377" table:display="true" table:show-details="true"/>
                <table:data-pilot-member table:name="-78.8702812287638" table:display="true" table:show-details="true"/>
                <table:data-pilot-member table:name="-77.1341792246044" table:display="true" table:show-details="true"/>
                <table:data-pilot-member table:name="-74.3938811470686" table:display="true" table:show-details="true"/>
                <table:data-pilot-member table:name="-66.4122728078391" table:display="true" table:show-details="true"/>
                <table:data-pilot-member table:name="-61.6268531051328" table:display="true" table:show-details="true"/>
                <table:data-pilot-member table:name="-61.1798554675668" table:display="true" table:show-details="true"/>
                <table:data-pilot-member table:name="-59.921849590911" table:display="true" table:show-details="true"/>
                <table:data-pilot-member table:name="-59.3870550115207" table:display="true" table:show-details="true"/>
                <table:data-pilot-member table:name="-58.9306253598987" table:display="true" table:show-details="true"/>
                <table:data-pilot-member table:name="-58.4678439102972" table:display="true" table:show-details="true"/>
                <table:data-pilot-member table:name="-56.4335088185665" table:display="true" table:show-details="true"/>
                <table:data-pilot-member table:name="-56.3522648544848" table:display="true" table:show-details="true"/>
                <table:data-pilot-member table:name="-49.6050203990807" table:display="true" table:show-details="true"/>
                <table:data-pilot-member table:name="-47.6190476190476" table:display="true" table:show-details="true"/>
                <table:data-pilot-member table:name="-46.3659315319577" table:display="true" table:show-details="true"/>
                <table:data-pilot-member table:name="-43.0276956114027" table:display="true" table:show-details="true"/>
                <table:data-pilot-member table:name="-42.7013328134844" table:display="true" table:show-details="true"/>
                <table:data-pilot-member table:name="-42.6339958216318" table:display="true" table:show-details="true"/>
                <table:data-pilot-member table:name="-41.5016773028594" table:display="true" table:show-details="true"/>
                <table:data-pilot-member table:name="-40.8552857590909" table:display="true" table:show-details="true"/>
                <table:data-pilot-member table:name="-40.7039354085096" table:display="true" table:show-details="true"/>
                <table:data-pilot-member table:name="-38.014995469673" table:display="true" table:show-details="true"/>
                <table:data-pilot-member table:name="-37.087319527452" table:display="true" table:show-details="true"/>
                <table:data-pilot-member table:name="-35.7625004895242" table:display="true" table:show-details="true"/>
                <table:data-pilot-member table:name="-35.1088601241256" table:display="true" table:show-details="true"/>
                <table:data-pilot-member table:name="-33.9910985831912" table:display="true" table:show-details="true"/>
                <table:data-pilot-member table:name="-33.7149722400171" table:display="true" table:show-details="true"/>
                <table:data-pilot-member table:name="-32.9020267677585" table:display="true" table:show-details="true"/>
                <table:data-pilot-member table:name="-28.0515826669146" table:display="true" table:show-details="true"/>
                <table:data-pilot-member table:name="-24.9732769987928" table:display="true" table:show-details="true"/>
                <table:data-pilot-member table:name="-24.5872745279028" table:display="true" table:show-details="true"/>
                <table:data-pilot-member table:name="-24.4911443593403" table:display="true" table:show-details="true"/>
                <table:data-pilot-member table:name="-17.4424608537992" table:display="true" table:show-details="true"/>
                <table:data-pilot-member table:name="-16.1171678590431" table:display="true" table:show-details="true"/>
                <table:data-pilot-member table:name="-15.4632557871702" table:display="true" table:show-details="true"/>
                <table:data-pilot-member table:name="-14.082096532625" table:display="true" table:show-details="true"/>
                <table:data-pilot-member table:name="-13.9040753790305" table:display="true" table:show-details="true"/>
                <table:data-pilot-member table:name="-11.5894389745327" table:display="true" table:show-details="true"/>
                <table:data-pilot-member table:name="-7.22994912092263" table:display="true" table:show-details="true"/>
                <table:data-pilot-member table:name="-3.63071049354395" table:display="true" table:show-details="true"/>
                <table:data-pilot-member table:name="-1.45400568061381" table:display="true" table:show-details="true"/>
                <table:data-pilot-member table:name="-0.737375485558248" table:display="true" table:show-details="true"/>
                <table:data-pilot-member table:name="-0.641327523635622" table:display="true" table:show-details="true"/>
                <table:data-pilot-member table:name="-0.298033320058528" table:display="true" table:show-details="true"/>
                <table:data-pilot-member table:name="-2.35819657816696E-14" table:display="true" table:show-details="true"/>
                <table:data-pilot-member table:name="0" table:display="true" table:show-details="true"/>
                <table:data-pilot-member table:name="0.000888155807904587" table:display="true" table:show-details="true"/>
                <table:data-pilot-member table:name="0.00879662209711471" table:display="true" table:show-details="true"/>
                <table:data-pilot-member table:name="0.0187723137164574" table:display="true" table:show-details="true"/>
                <table:data-pilot-member table:name="0.0201301751325237" table:display="true" table:show-details="true"/>
                <table:data-pilot-member table:name="0.0271559146906875" table:display="true" table:show-details="true"/>
                <table:data-pilot-member table:name="0.0272175445467006" table:display="true" table:show-details="true"/>
                <table:data-pilot-member table:name="0.0273638143498791" table:display="true" table:show-details="true"/>
                <table:data-pilot-member table:name="0.0274021352313167" table:display="true" table:show-details="true"/>
                <table:data-pilot-member table:name="0.0343046777411811" table:display="true" table:show-details="true"/>
                <table:data-pilot-member table:name="0.0344168260038241" table:display="true" table:show-details="true"/>
                <table:data-pilot-member table:name="0.0398540615415059" table:display="true" table:show-details="true"/>
                <table:data-pilot-member table:name="0.0425875471602563" table:display="true" table:show-details="true"/>
                <table:data-pilot-member table:name="0.0550876525196134" table:display="true" table:show-details="true"/>
                <table:data-pilot-member table:name="0.0585012535982914" table:display="true" table:show-details="true"/>
                <table:data-pilot-member table:name="0.0680821075004195" table:display="true" table:show-details="true"/>
                <table:data-pilot-member table:name="0.081299266021093" table:display="true" table:show-details="true"/>
                <table:data-pilot-member table:name="0.091625599257661" table:display="true" table:show-details="true"/>
                <table:data-pilot-member table:name="0.194503667935742" table:display="true" table:show-details="true"/>
                <table:data-pilot-member table:name="0.222032617979927" table:display="true" table:show-details="true"/>
                <table:data-pilot-member table:name="0.256569951101303" table:display="true" table:show-details="true"/>
                <table:data-pilot-member table:name="0.270439845607048" table:display="true" table:show-details="true"/>
                <table:data-pilot-member table:name="0.294571023252945" table:display="true" table:show-details="true"/>
                <table:data-pilot-member table:name="0.298274068630218" table:display="true" table:show-details="true"/>
                <table:data-pilot-member table:name="0.314088559129551" table:display="true" table:show-details="true"/>
                <table:data-pilot-member table:name="0.345730960854094" table:display="true" table:show-details="true"/>
                <table:data-pilot-member table:name="0.413587532711535" table:display="true" table:show-details="true"/>
                <table:data-pilot-member table:name="0.452972404921092" table:display="true" table:show-details="true"/>
                <table:data-pilot-member table:name="0.466572836030964" table:display="true" table:show-details="true"/>
                <table:data-pilot-member table:name="0.479789836888331" table:display="true" table:show-details="true"/>
                <table:data-pilot-member table:name="0.486800227933899" table:display="true" table:show-details="true"/>
                <table:data-pilot-member table:name="0.496685138409196" table:display="true" table:show-details="true"/>
                <table:data-pilot-member table:name="0.506418859038311" table:display="true" table:show-details="true"/>
                <table:data-pilot-member table:name="0.533425968407944" table:display="true" table:show-details="true"/>
                <table:data-pilot-member table:name="0.536490100710178" table:display="true" table:show-details="true"/>
                <table:data-pilot-member table:name="0.573491286469552" table:display="true" table:show-details="true"/>
                <table:data-pilot-member table:name="0.736011176223327" table:display="true" table:show-details="true"/>
                <table:data-pilot-member table:name="0.836244781414264" table:display="true" table:show-details="true"/>
                <table:data-pilot-member table:name="0.838912982871879" table:display="true" table:show-details="true"/>
                <table:data-pilot-member table:name="0.841585058051489" table:display="true" table:show-details="true"/>
                <table:data-pilot-member table:name="0.847306861365626" table:display="true" table:show-details="true"/>
                <table:data-pilot-member table:name="0.874851736471674" table:display="true" table:show-details="true"/>
                <table:data-pilot-member table:name="0.882917283120377" table:display="true" table:show-details="true"/>
                <table:data-pilot-member table:name="0.930056961186912" table:display="true" table:show-details="true"/>
                <table:data-pilot-member table:name="0.94622992724651" table:display="true" table:show-details="true"/>
                <table:data-pilot-member table:name="1.03023142216528" table:display="true" table:show-details="true"/>
                <table:data-pilot-member table:name="1.07058003179078" table:display="true" table:show-details="true"/>
                <table:data-pilot-member table:name="1.1217743772242" table:display="true" table:show-details="true"/>
                <table:data-pilot-member table:name="1.123261848224" table:display="true" table:show-details="true"/>
                <table:data-pilot-member table:name="1.15946687437795" table:display="true" table:show-details="true"/>
                <table:data-pilot-member table:name="1.29677764957969" table:display="true" table:show-details="true"/>
                <table:data-pilot-member table:name="1.31459403431994" table:display="true" table:show-details="true"/>
                <table:data-pilot-member table:name="1.32555573350416" table:display="true" table:show-details="true"/>
                <table:data-pilot-member table:name="1.34234103278906" table:display="true" table:show-details="true"/>
                <table:data-pilot-member table:name="1.45179660262592" table:display="true" table:show-details="true"/>
                <table:data-pilot-member table:name="1.49177057853636" table:display="true" table:show-details="true"/>
                <table:data-pilot-member table:name="1.522832868711" table:display="true" table:show-details="true"/>
                <table:data-pilot-member table:name="1.5464384659843" table:display="true" table:show-details="true"/>
                <table:data-pilot-member table:name="1.59395342194292" table:display="true" table:show-details="true"/>
                <table:data-pilot-member table:name="1.59417451722177" table:display="true" table:show-details="true"/>
                <table:data-pilot-member table:name="1.64446931005665" table:display="true" table:show-details="true"/>
                <table:data-pilot-member table:name="1.65184959115513" table:display="true" table:show-details="true"/>
                <table:data-pilot-member table:name="1.66485783945987" table:display="true" table:show-details="true"/>
                <table:data-pilot-member table:name="1.67668778801843" table:display="true" table:show-details="true"/>
                <table:data-pilot-member table:name="1.68490783410138" table:display="true" table:show-details="true"/>
                <table:data-pilot-member table:name="1.71817245326211" table:display="true" table:show-details="true"/>
                <table:data-pilot-member table:name="1.7660870906063" table:display="true" table:show-details="true"/>
                <table:data-pilot-member table:name="1.78942845906797" table:display="true" table:show-details="true"/>
                <table:data-pilot-member table:name="1.815" table:display="true" table:show-details="true"/>
                <table:data-pilot-member table:name="1.87645051711457" table:display="true" table:show-details="true"/>
                <table:data-pilot-member table:name="1.8998835282731" table:display="true" table:show-details="true"/>
                <table:data-pilot-member table:name="1.90313966390051" table:display="true" table:show-details="true"/>
                <table:data-pilot-member table:name="1.92673832296406" table:display="true" table:show-details="true"/>
                <table:data-pilot-member table:name="1.93283728216174" table:display="true" table:show-details="true"/>
                <table:data-pilot-member table:name="1.94107816575089" table:display="true" table:show-details="true"/>
                <table:data-pilot-member table:name="1.9634251759002" table:display="true" table:show-details="true"/>
                <table:data-pilot-member table:name="1.98746818092814" table:display="true" table:show-details="true"/>
                <table:data-pilot-member table:name="2.02029057942791" table:display="true" table:show-details="true"/>
                <table:data-pilot-member table:name="2.02993528345845" table:display="true" table:show-details="true"/>
                <table:data-pilot-member table:name="2.0506764027671" table:display="true" table:show-details="true"/>
                <table:data-pilot-member table:name="2.09395494283793" table:display="true" table:show-details="true"/>
                <table:data-pilot-member table:name="2.2469642150489" table:display="true" table:show-details="true"/>
                <table:data-pilot-member table:name="2.41252120847877" table:display="true" table:show-details="true"/>
                <table:data-pilot-member table:name="2.41794419264173" table:display="true" table:show-details="true"/>
                <table:data-pilot-member table:name="2.46227184508363" table:display="true" table:show-details="true"/>
                <table:data-pilot-member table:name="2.48892823932622" table:display="true" table:show-details="true"/>
                <table:data-pilot-member table:name="2.5598755812803" table:display="true" table:show-details="true"/>
                <table:data-pilot-member table:name="2.65956221198157" table:display="true" table:show-details="true"/>
                <table:data-pilot-member table:name="2.69167618693377" table:display="true" table:show-details="true"/>
                <table:data-pilot-member table:name="2.72633280233639" table:display="true" table:show-details="true"/>
                <table:data-pilot-member table:name="2.74293826460519" table:display="true" table:show-details="true"/>
                <table:data-pilot-member table:name="2.7742133673974" table:display="true" table:show-details="true"/>
                <table:data-pilot-member table:name="2.81500535684852" table:display="true" table:show-details="true"/>
                <table:data-pilot-member table:name="2.8622999971741" table:display="true" table:show-details="true"/>
                <table:data-pilot-member table:name="2.8710470751125" table:display="true" table:show-details="true"/>
                <table:data-pilot-member table:name="2.92224394925471" table:display="true" table:show-details="true"/>
                <table:data-pilot-member table:name="3.02416036107792" table:display="true" table:show-details="true"/>
                <table:data-pilot-member table:name="3.03588131987731" table:display="true" table:show-details="true"/>
                <table:data-pilot-member table:name="3.12248664292075" table:display="true" table:show-details="true"/>
                <table:data-pilot-member table:name="3.18730726923579" table:display="true" table:show-details="true"/>
                <table:data-pilot-member table:name="3.26642252195733" table:display="true" table:show-details="true"/>
                <table:data-pilot-member table:name="3.32353800140746" table:display="true" table:show-details="true"/>
                <table:data-pilot-member table:name="3.42220956914857" table:display="true" table:show-details="true"/>
                <table:data-pilot-member table:name="3.4848669652036" table:display="true" table:show-details="true"/>
                <table:data-pilot-member table:name="3.50818417104276" table:display="true" table:show-details="true"/>
                <table:data-pilot-member table:name="3.65716549363486" table:display="true" table:show-details="true"/>
                <table:data-pilot-member table:name="3.68155496205859" table:display="true" table:show-details="true"/>
                <table:data-pilot-member table:name="3.77726094470046" table:display="true" table:show-details="true"/>
                <table:data-pilot-member table:name="3.95640529896169" table:display="true" table:show-details="true"/>
                <table:data-pilot-member table:name="3.96693094317464" table:display="true" table:show-details="true"/>
                <table:data-pilot-member table:name="4.06461719208929" table:display="true" table:show-details="true"/>
                <table:data-pilot-member table:name="4.16413646195189" table:display="true" table:show-details="true"/>
                <table:data-pilot-member table:name="4.1965103003928" table:display="true" table:show-details="true"/>
                <table:data-pilot-member table:name="4.2293303939344" table:display="true" table:show-details="true"/>
                <table:data-pilot-member table:name="4.43626845575262" table:display="true" table:show-details="true"/>
                <table:data-pilot-member table:name="4.4586412818542" table:display="true" table:show-details="true"/>
                <table:data-pilot-member table:name="4.46153124709785" table:display="true" table:show-details="true"/>
                <table:data-pilot-member table:name="4.47258384179324" table:display="true" table:show-details="true"/>
                <table:data-pilot-member table:name="4.70343428419833" table:display="true" table:show-details="true"/>
                <table:data-pilot-member table:name="4.73250681552642" table:display="true" table:show-details="true"/>
                <table:data-pilot-member table:name="4.93091695615127" table:display="true" table:show-details="true"/>
                <table:data-pilot-member table:name="5.06600445607735" table:display="true" table:show-details="true"/>
                <table:data-pilot-member table:name="5.16756259107167" table:display="true" table:show-details="true"/>
                <table:data-pilot-member table:name="5.35514093529789" table:display="true" table:show-details="true"/>
                <table:data-pilot-member table:name="5.45327544483986" table:display="true" table:show-details="true"/>
                <table:data-pilot-member table:name="5.49476427228653" table:display="true" table:show-details="true"/>
                <table:data-pilot-member table:name="5.50496755246503" table:display="true" table:show-details="true"/>
                <table:data-pilot-member table:name="5.66203918674092" table:display="true" table:show-details="true"/>
                <table:data-pilot-member table:name="5.69633852261356" table:display="true" table:show-details="true"/>
                <table:data-pilot-member table:name="5.80184061092618" table:display="true" table:show-details="true"/>
                <table:data-pilot-member table:name="5.83301177394735" table:display="true" table:show-details="true"/>
                <table:data-pilot-member table:name="5.8674453676057" table:display="true" table:show-details="true"/>
                <table:data-pilot-member table:name="5.94015762233375" table:display="true" table:show-details="true"/>
                <table:data-pilot-member table:name="5.9546316136476" table:display="true" table:show-details="true"/>
                <table:data-pilot-member table:name="6.11560962020615" table:display="true" table:show-details="true"/>
                <table:data-pilot-member table:name="6.12145449308756" table:display="true" table:show-details="true"/>
                <table:data-pilot-member table:name="6.30099342414279" table:display="true" table:show-details="true"/>
                <table:data-pilot-member table:name="6.39920352231127" table:display="true" table:show-details="true"/>
                <table:data-pilot-member table:name="6.41130396663036" table:display="true" table:show-details="true"/>
                <table:data-pilot-member table:name="6.4858329324184" table:display="true" table:show-details="true"/>
                <table:data-pilot-member table:name="6.74930320569897" table:display="true" table:show-details="true"/>
                <table:data-pilot-member table:name="6.7877612528132" table:display="true" table:show-details="true"/>
                <table:data-pilot-member table:name="6.85411594356914" table:display="true" table:show-details="true"/>
                <table:data-pilot-member table:name="6.88870815796934" table:display="true" table:show-details="true"/>
                <table:data-pilot-member table:name="6.91599309242745" table:display="true" table:show-details="true"/>
                <table:data-pilot-member table:name="6.97297831043775" table:display="true" table:show-details="true"/>
                <table:data-pilot-member table:name="7.13716628090597" table:display="true" table:show-details="true"/>
                <table:data-pilot-member table:name="7.14217224199285" table:display="true" table:show-details="true"/>
                <table:data-pilot-member table:name="7.16938248157377" table:display="true" table:show-details="true"/>
                <table:data-pilot-member table:name="7.21796617398579" table:display="true" table:show-details="true"/>
                <table:data-pilot-member table:name="7.24033259330625" table:display="true" table:show-details="true"/>
                <table:data-pilot-member table:name="7.32642259358644" table:display="true" table:show-details="true"/>
                <table:data-pilot-member table:name="7.44979890175126" table:display="true" table:show-details="true"/>
                <table:data-pilot-member table:name="7.5329333986288" table:display="true" table:show-details="true"/>
                <table:data-pilot-member table:name="7.62678676326611" table:display="true" table:show-details="true"/>
                <table:data-pilot-member table:name="7.65120669056153" table:display="true" table:show-details="true"/>
                <table:data-pilot-member table:name="7.67796778934109" table:display="true" table:show-details="true"/>
                <table:data-pilot-member table:name="8.03921708185053" table:display="true" table:show-details="true"/>
                <table:data-pilot-member table:name="8.14846316543769" table:display="true" table:show-details="true"/>
                <table:data-pilot-member table:name="8.17021760503375" table:display="true" table:show-details="true"/>
                <table:data-pilot-member table:name="8.25013433126395" table:display="true" table:show-details="true"/>
                <table:data-pilot-member table:name="8.31072813206384" table:display="true" table:show-details="true"/>
                <table:data-pilot-member table:name="8.53123222127548" table:display="true" table:show-details="true"/>
                <table:data-pilot-member table:name="8.54578717544527" table:display="true" table:show-details="true"/>
                <table:data-pilot-member table:name="8.61386917631103" table:display="true" table:show-details="true"/>
                <table:data-pilot-member table:name="9.15836077018668" table:display="true" table:show-details="true"/>
                <table:data-pilot-member table:name="9.17327792738416" table:display="true" table:show-details="true"/>
                <table:data-pilot-member table:name="9.57652169292489" table:display="true" table:show-details="true"/>
                <table:data-pilot-member table:name="9.58842348732499" table:display="true" table:show-details="true"/>
                <table:data-pilot-member table:name="9.59844009908302" table:display="true" table:show-details="true"/>
                <table:data-pilot-member table:name="9.81381648245679" table:display="true" table:show-details="true"/>
                <table:data-pilot-member table:name="10.4302057613167" table:display="true" table:show-details="true"/>
                <table:data-pilot-member table:name="10.502593675597" table:display="true" table:show-details="true"/>
                <table:data-pilot-member table:name="10.5395765124556" table:display="true" table:show-details="true"/>
                <table:data-pilot-member table:name="10.6656510796132" table:display="true" table:show-details="true"/>
                <table:data-pilot-member table:name="10.6819149377204" table:display="true" table:show-details="true"/>
                <table:data-pilot-member table:name="10.7292246133159" table:display="true" table:show-details="true"/>
                <table:data-pilot-member table:name="10.7661198016024" table:display="true" table:show-details="true"/>
                <table:data-pilot-member table:name="10.796810316576" table:display="true" table:show-details="true"/>
                <table:data-pilot-member table:name="11.0145258910558" table:display="true" table:show-details="true"/>
                <table:data-pilot-member table:name="11.3648003171229" table:display="true" table:show-details="true"/>
                <table:data-pilot-member table:name="11.4438481362417" table:display="true" table:show-details="true"/>
                <table:data-pilot-member table:name="11.514444490987" table:display="true" table:show-details="true"/>
                <table:data-pilot-member table:name="11.5607505541523" table:display="true" table:show-details="true"/>
                <table:data-pilot-member table:name="11.562246948385" table:display="true" table:show-details="true"/>
                <table:data-pilot-member table:name="11.9679502616513" table:display="true" table:show-details="true"/>
                <table:data-pilot-member table:name="11.9784047626188" table:display="true" table:show-details="true"/>
                <table:data-pilot-member table:name="12.4582428343169" table:display="true" table:show-details="true"/>
                <table:data-pilot-member table:name="12.7027444839858" table:display="true" table:show-details="true"/>
                <table:data-pilot-member table:name="12.9271850309631" table:display="true" table:show-details="true"/>
                <table:data-pilot-member table:name="12.9448777610277" table:display="true" table:show-details="true"/>
                <table:data-pilot-member table:name="13.0610249839847" table:display="true" table:show-details="true"/>
                <table:data-pilot-member table:name="13.192299345601" table:display="true" table:show-details="true"/>
                <table:data-pilot-member table:name="13.4234717842045" table:display="true" table:show-details="true"/>
                <table:data-pilot-member table:name="13.5237795676885" table:display="true" table:show-details="true"/>
                <table:data-pilot-member table:name="13.8706169529137" table:display="true" table:show-details="true"/>
                <table:data-pilot-member table:name="13.8911076882742" table:display="true" table:show-details="true"/>
                <table:data-pilot-member table:name="13.9328871282445" table:display="true" table:show-details="true"/>
                <table:data-pilot-member table:name="14.0169869763539" table:display="true" table:show-details="true"/>
                <table:data-pilot-member table:name="14.1261079970105" table:display="true" table:show-details="true"/>
                <table:data-pilot-member table:name="14.1488338273953" table:display="true" table:show-details="true"/>
                <table:data-pilot-member table:name="14.230700055511" table:display="true" table:show-details="true"/>
                <table:data-pilot-member table:name="14.34794561103" table:display="true" table:show-details="true"/>
                <table:data-pilot-member table:name="14.5692813159747" table:display="true" table:show-details="true"/>
                <table:data-pilot-member table:name="14.5827963968738" table:display="true" table:show-details="true"/>
                <table:data-pilot-member table:name="14.6589825766247" table:display="true" table:show-details="true"/>
                <table:data-pilot-member table:name="14.6889400921659" table:display="true" table:show-details="true"/>
                <table:data-pilot-member table:name="14.7790753796722" table:display="true" table:show-details="true"/>
                <table:data-pilot-member table:name="15.2670173395233" table:display="true" table:show-details="true"/>
                <table:data-pilot-member table:name="15.4516637305146" table:display="true" table:show-details="true"/>
                <table:data-pilot-member table:name="15.4733660062274" table:display="true" table:show-details="true"/>
                <table:data-pilot-member table:name="15.8061139461607" table:display="true" table:show-details="true"/>
                <table:data-pilot-member table:name="15.8733617413336" table:display="true" table:show-details="true"/>
                <table:data-pilot-member table:name="16.0040239321969" table:display="true" table:show-details="true"/>
                <table:data-pilot-member table:name="16.0174873273409" table:display="true" table:show-details="true"/>
                <table:data-pilot-member table:name="16.2159392410041" table:display="true" table:show-details="true"/>
                <table:data-pilot-member table:name="16.3590025094103" table:display="true" table:show-details="true"/>
                <table:data-pilot-member table:name="16.5017730295378" table:display="true" table:show-details="true"/>
                <table:data-pilot-member table:name="16.6883266958715" table:display="true" table:show-details="true"/>
                <table:data-pilot-member table:name="16.8174006444683" table:display="true" table:show-details="true"/>
                <table:data-pilot-member table:name="16.8765743796259" table:display="true" table:show-details="true"/>
                <table:data-pilot-member table:name="17.1077406122604" table:display="true" table:show-details="true"/>
                <table:data-pilot-member table:name="17.3226238496182" table:display="true" table:show-details="true"/>
                <table:data-pilot-member table:name="17.6169122357463" table:display="true" table:show-details="true"/>
                <table:data-pilot-member table:name="17.6174020847469" table:display="true" table:show-details="true"/>
                <table:data-pilot-member table:name="17.8751771812373" table:display="true" table:show-details="true"/>
                <table:data-pilot-member table:name="18.0839806641446" table:display="true" table:show-details="true"/>
                <table:data-pilot-member table:name="18.165455174801" table:display="true" table:show-details="true"/>
                <table:data-pilot-member table:name="18.2508057382408" table:display="true" table:show-details="true"/>
                <table:data-pilot-member table:name="18.2896860599078" table:display="true" table:show-details="true"/>
                <table:data-pilot-member table:name="18.4108529144489" table:display="true" table:show-details="true"/>
                <table:data-pilot-member table:name="18.465446536651" table:display="true" table:show-details="true"/>
                <table:data-pilot-member table:name="19.2239146423241" table:display="true" table:show-details="true"/>
                <table:data-pilot-member table:name="19.2803417216083" table:display="true" table:show-details="true"/>
                <table:data-pilot-member table:name="19.4000886643642" table:display="true" table:show-details="true"/>
                <table:data-pilot-member table:name="19.4932820773739" table:display="true" table:show-details="true"/>
                <table:data-pilot-member table:name="19.5460516131242" table:display="true" table:show-details="true"/>
                <table:data-pilot-member table:name="19.5486607497682" table:display="true" table:show-details="true"/>
                <table:data-pilot-member table:name="19.6204257565095" table:display="true" table:show-details="true"/>
                <table:data-pilot-member table:name="19.6597200886644" table:display="true" table:show-details="true"/>
                <table:data-pilot-member table:name="19.872375088968" table:display="true" table:show-details="true"/>
                <table:data-pilot-member table:name="19.9163274021352" table:display="true" table:show-details="true"/>
                <table:data-pilot-member table:name="20.2155006449703" table:display="true" table:show-details="true"/>
                <table:data-pilot-member table:name="20.3823019778995" table:display="true" table:show-details="true"/>
                <table:data-pilot-member table:name="20.4767952761189" table:display="true" table:show-details="true"/>
                <table:data-pilot-member table:name="20.7373271889401" table:display="true" table:show-details="true"/>
                <table:data-pilot-member table:name="20.8163632134323" table:display="true" table:show-details="true"/>
                <table:data-pilot-member table:name="20.9814797265135" table:display="true" table:show-details="true"/>
                <table:data-pilot-member table:name="21.1307047997032" table:display="true" table:show-details="true"/>
                <table:data-pilot-member table:name="21.1647654834597" table:display="true" table:show-details="true"/>
                <table:data-pilot-member table:name="21.2692700934057" table:display="true" table:show-details="true"/>
                <table:data-pilot-member table:name="21.4566467911945" table:display="true" table:show-details="true"/>
                <table:data-pilot-member table:name="21.4642181069959" table:display="true" table:show-details="true"/>
                <table:data-pilot-member table:name="21.5089645050824" table:display="true" table:show-details="true"/>
                <table:data-pilot-member table:name="21.6900166924045" table:display="true" table:show-details="true"/>
                <table:data-pilot-member table:name="21.7304690639715" table:display="true" table:show-details="true"/>
                <table:data-pilot-member table:name="21.8378685914909" table:display="true" table:show-details="true"/>
                <table:data-pilot-member table:name="21.8551621082462" table:display="true" table:show-details="true"/>
                <table:data-pilot-member table:name="22.0811395444418" table:display="true" table:show-details="true"/>
                <table:data-pilot-member table:name="22.0833699088711" table:display="true" table:show-details="true"/>
                <table:data-pilot-member table:name="22.094675390754" table:display="true" table:show-details="true"/>
                <table:data-pilot-member table:name="22.2706130232772" table:display="true" table:show-details="true"/>
                <table:data-pilot-member table:name="22.3958704400883" table:display="true" table:show-details="true"/>
                <table:data-pilot-member table:name="22.4040414757046" table:display="true" table:show-details="true"/>
                <table:data-pilot-member table:name="22.5489144445103" table:display="true" table:show-details="true"/>
                <table:data-pilot-member table:name="22.7682559983274" table:display="true" table:show-details="true"/>
                <table:data-pilot-member table:name="22.7966033632441" table:display="true" table:show-details="true"/>
                <table:data-pilot-member table:name="22.8065591397849" table:display="true" table:show-details="true"/>
                <table:data-pilot-member table:name="23.200144375096" table:display="true" table:show-details="true"/>
                <table:data-pilot-member table:name="23.5139537920991" table:display="true" table:show-details="true"/>
                <table:data-pilot-member table:name="23.8936821234589" table:display="true" table:show-details="true"/>
                <table:data-pilot-member table:name="24.0476818088497" table:display="true" table:show-details="true"/>
                <table:data-pilot-member table:name="24.1150049764161" table:display="true" table:show-details="true"/>
                <table:data-pilot-member table:name="24.2265223645455" table:display="true" table:show-details="true"/>
                <table:data-pilot-member table:name="24.2839829046424" table:display="true" table:show-details="true"/>
                <table:data-pilot-member table:name="24.4337786062358" table:display="true" table:show-details="true"/>
                <table:data-pilot-member table:name="24.9281887755101" table:display="true" table:show-details="true"/>
                <table:data-pilot-member table:name="24.9305036082156" table:display="true" table:show-details="true"/>
                <table:data-pilot-member table:name="24.9857491346628" table:display="true" table:show-details="true"/>
                <table:data-pilot-member table:name="25.0703866845998" table:display="true" table:show-details="true"/>
                <table:data-pilot-member table:name="25.1627189156546" table:display="true" table:show-details="true"/>
                <table:data-pilot-member table:name="25.1677806667286" table:display="true" table:show-details="true"/>
                <table:data-pilot-member table:name="25.2610358895524" table:display="true" table:show-details="true"/>
                <table:data-pilot-member table:name="25.480431467361" table:display="true" table:show-details="true"/>
                <table:data-pilot-member table:name="25.5080793441346" table:display="true" table:show-details="true"/>
                <table:data-pilot-member table:name="25.5235540711736" table:display="true" table:show-details="true"/>
                <table:data-pilot-member table:name="25.6586659058039" table:display="true" table:show-details="true"/>
                <table:data-pilot-member table:name="25.6846748976716" table:display="true" table:show-details="true"/>
                <table:data-pilot-member table:name="25.7819843824921" table:display="true" table:show-details="true"/>
                <table:data-pilot-member table:name="25.8002879165042" table:display="true" table:show-details="true"/>
                <table:data-pilot-member table:name="25.8712153970068" table:display="true" table:show-details="true"/>
                <table:data-pilot-member table:name="25.9587976916227" table:display="true" table:show-details="true"/>
                <table:data-pilot-member table:name="26.2294420680677" table:display="true" table:show-details="true"/>
                <table:data-pilot-member table:name="26.254463615904" table:display="true" table:show-details="true"/>
                <table:data-pilot-member table:name="26.3802855871226" table:display="true" table:show-details="true"/>
                <table:data-pilot-member table:name="26.4134590652447" table:display="true" table:show-details="true"/>
                <table:data-pilot-member table:name="26.4383486438004" table:display="true" table:show-details="true"/>
                <table:data-pilot-member table:name="26.4713782576743" table:display="true" table:show-details="true"/>
                <table:data-pilot-member table:name="26.5385031226157" table:display="true" table:show-details="true"/>
                <table:data-pilot-member table:name="26.648358875926" table:display="true" table:show-details="true"/>
                <table:data-pilot-member table:name="26.6886381298958" table:display="true" table:show-details="true"/>
                <table:data-pilot-member table:name="26.8163502805899" table:display="true" table:show-details="true"/>
                <table:data-pilot-member table:name="27.0171942875252" table:display="true" table:show-details="true"/>
                <table:data-pilot-member table:name="27.3878059251491" table:display="true" table:show-details="true"/>
                <table:data-pilot-member table:name="27.408001015035" table:display="true" table:show-details="true"/>
                <table:data-pilot-member table:name="27.4506223855378" table:display="true" table:show-details="true"/>
                <table:data-pilot-member table:name="27.4975909418626" table:display="true" table:show-details="true"/>
                <table:data-pilot-member table:name="27.5267377620109" table:display="true" table:show-details="true"/>
                <table:data-pilot-member table:name="27.6812654847568" table:display="true" table:show-details="true"/>
                <table:data-pilot-member table:name="27.8659907311257" table:display="true" table:show-details="true"/>
                <table:data-pilot-member table:name="28.098779064015" table:display="true" table:show-details="true"/>
                <table:data-pilot-member table:name="28.5790337017531" table:display="true" table:show-details="true"/>
                <table:data-pilot-member table:name="28.5810356422327" table:display="true" table:show-details="true"/>
                <table:data-pilot-member table:name="28.7265328104665" table:display="true" table:show-details="true"/>
                <table:data-pilot-member table:name="28.7871658986175" table:display="true" table:show-details="true"/>
                <table:data-pilot-member table:name="28.8011298809918" table:display="true" table:show-details="true"/>
                <table:data-pilot-member table:name="28.8450444213684" table:display="true" table:show-details="true"/>
                <table:data-pilot-member table:name="28.8486048581966" table:display="true" table:show-details="true"/>
                <table:data-pilot-member table:name="28.8511515996283" table:display="true" table:show-details="true"/>
                <table:data-pilot-member table:name="28.8931677249661" table:display="true" table:show-details="true"/>
                <table:data-pilot-member table:name="29.219387671007" table:display="true" table:show-details="true"/>
                <table:data-pilot-member table:name="29.2687315270937" table:display="true" table:show-details="true"/>
                <table:data-pilot-member table:name="29.3445851884832" table:display="true" table:show-details="true"/>
                <table:data-pilot-member table:name="29.4348082458909" table:display="true" table:show-details="true"/>
                <table:data-pilot-member table:name="29.5277967391994" table:display="true" table:show-details="true"/>
                <table:data-pilot-member table:name="29.6018664723804" table:display="true" table:show-details="true"/>
                <table:data-pilot-member table:name="29.7639553553946" table:display="true" table:show-details="true"/>
                <table:data-pilot-member table:name="30.0683404932726" table:display="true" table:show-details="true"/>
                <table:data-pilot-member table:name="30.1001519541181" table:display="true" table:show-details="true"/>
                <table:data-pilot-member table:name="30.1486982858085" table:display="true" table:show-details="true"/>
                <table:data-pilot-member table:name="30.1562936578609" table:display="true" table:show-details="true"/>
                <table:data-pilot-member table:name="30.2580222546034" table:display="true" table:show-details="true"/>
                <table:data-pilot-member table:name="30.3504842428901" table:display="true" table:show-details="true"/>
                <table:data-pilot-member table:name="30.5214151068632" table:display="true" table:show-details="true"/>
                <table:data-pilot-member table:name="30.6820519767908" table:display="true" table:show-details="true"/>
                <table:data-pilot-member table:name="31.005994722725" table:display="true" table:show-details="true"/>
                <table:data-pilot-member table:name="31.0545955906405" table:display="true" table:show-details="true"/>
                <table:data-pilot-member table:name="31.2734218529783" table:display="true" table:show-details="true"/>
                <table:data-pilot-member table:name="31.4168321814398" table:display="true" table:show-details="true"/>
                <table:data-pilot-member table:name="31.4774833660244" table:display="true" table:show-details="true"/>
                <table:data-pilot-member table:name="31.4931192480911" table:display="true" table:show-details="true"/>
                <table:data-pilot-member table:name="31.5528961768145" table:display="true" table:show-details="true"/>
                <table:data-pilot-member table:name="31.7288667793105" table:display="true" table:show-details="true"/>
                <table:data-pilot-member table:name="31.7923336502787" table:display="true" table:show-details="true"/>
                <table:data-pilot-member table:name="31.7925481197342" table:display="true" table:show-details="true"/>
                <table:data-pilot-member table:name="31.8286213684609" table:display="true" table:show-details="true"/>
                <table:data-pilot-member table:name="31.9150599976924" table:display="true" table:show-details="true"/>
                <table:data-pilot-member table:name="32.0414171859765" table:display="true" table:show-details="true"/>
                <table:data-pilot-member table:name="32.3370954739145" table:display="true" table:show-details="true"/>
                <table:data-pilot-member table:name="32.4018207992629" table:display="true" table:show-details="true"/>
                <table:data-pilot-member table:name="32.4150543225927" table:display="true" table:show-details="true"/>
                <table:data-pilot-member table:name="32.5403009499635" table:display="true" table:show-details="true"/>
                <table:data-pilot-member table:name="32.549759959142" table:display="true" table:show-details="true"/>
                <table:data-pilot-member table:name="32.6896950133571" table:display="true" table:show-details="true"/>
                <table:data-pilot-member table:name="32.7098994633936" table:display="true" table:show-details="true"/>
                <table:data-pilot-member table:name="32.8933878175329" table:display="true" table:show-details="true"/>
                <table:data-pilot-member table:name="32.9235351942562" table:display="true" table:show-details="true"/>
                <table:data-pilot-member table:name="33.0066194165156" table:display="true" table:show-details="true"/>
                <table:data-pilot-member table:name="33.2689468803815" table:display="true" table:show-details="true"/>
                <table:data-pilot-member table:name="33.2810867436851" table:display="true" table:show-details="true"/>
                <table:data-pilot-member table:name="33.3093801116448" table:display="true" table:show-details="true"/>
                <table:data-pilot-member table:name="33.5562755294542" table:display="true" table:show-details="true"/>
                <table:data-pilot-member table:name="33.6646652411394" table:display="true" table:show-details="true"/>
                <table:data-pilot-member table:name="33.6851008064516" table:display="true" table:show-details="true"/>
                <table:data-pilot-member table:name="33.6911857797584" table:display="true" table:show-details="true"/>
                <table:data-pilot-member table:name="33.7792875921439" table:display="true" table:show-details="true"/>
                <table:data-pilot-member table:name="33.9142236146466" table:display="true" table:show-details="true"/>
                <table:data-pilot-member table:name="34.1373881759513" table:display="true" table:show-details="true"/>
                <table:data-pilot-member table:name="34.2859568532639" table:display="true" table:show-details="true"/>
                <table:data-pilot-member table:name="34.5001834029726" table:display="true" table:show-details="true"/>
                <table:data-pilot-member table:name="35.0749268377783" table:display="true" table:show-details="true"/>
                <table:data-pilot-member table:name="35.2872986833818" table:display="true" table:show-details="true"/>
                <table:data-pilot-member table:name="35.3583439688971" table:display="true" table:show-details="true"/>
                <table:data-pilot-member table:name="35.3902620967742" table:display="true" table:show-details="true"/>
                <table:data-pilot-member table:name="35.3931511829521" table:display="true" table:show-details="true"/>
                <table:data-pilot-member table:name="35.5841757009778" table:display="true" table:show-details="true"/>
                <table:data-pilot-member table:name="35.7625004895242" table:display="true" table:show-details="true"/>
                <table:data-pilot-member table:name="35.775722598369" table:display="true" table:show-details="true"/>
                <table:data-pilot-member table:name="35.8048398497658" table:display="true" table:show-details="true"/>
                <table:data-pilot-member table:name="36.1543529233026" table:display="true" table:show-details="true"/>
                <table:data-pilot-member table:name="36.2502381836754" table:display="true" table:show-details="true"/>
                <table:data-pilot-member table:name="36.3407355708908" table:display="true" table:show-details="true"/>
                <table:data-pilot-member table:name="36.4138958594731" table:display="true" table:show-details="true"/>
                <table:data-pilot-member table:name="36.5113876899427" table:display="true" table:show-details="true"/>
                <table:data-pilot-member table:name="36.6887111082262" table:display="true" table:show-details="true"/>
                <table:data-pilot-member table:name="36.781588246234" table:display="true" table:show-details="true"/>
                <table:data-pilot-member table:name="36.8659529536883" table:display="true" table:show-details="true"/>
                <table:data-pilot-member table:name="36.959947857052" table:display="true" table:show-details="true"/>
                <table:data-pilot-member table:name="36.9788569636354" table:display="true" table:show-details="true"/>
                <table:data-pilot-member table:name="37.1990250213448" table:display="true" table:show-details="true"/>
                <table:data-pilot-member table:name="37.356904297754" table:display="true" table:show-details="true"/>
                <table:data-pilot-member table:name="37.3584647452239" table:display="true" table:show-details="true"/>
                <table:data-pilot-member table:name="37.4239848619769" table:display="true" table:show-details="true"/>
                <table:data-pilot-member table:name="38.076575441045" table:display="true" table:show-details="true"/>
                <table:data-pilot-member table:name="38.1653019502354" table:display="true" table:show-details="true"/>
                <table:data-pilot-member table:name="38.1909316980812" table:display="true" table:show-details="true"/>
                <table:data-pilot-member table:name="38.3521704804786" table:display="true" table:show-details="true"/>
                <table:data-pilot-member table:name="38.3882263345196" table:display="true" table:show-details="true"/>
                <table:data-pilot-member table:name="38.469689417891" table:display="true" table:show-details="true"/>
                <table:data-pilot-member table:name="38.6175441281139" table:display="true" table:show-details="true"/>
                <table:data-pilot-member table:name="38.6644615432061" table:display="true" table:show-details="true"/>
                <table:data-pilot-member table:name="38.9252549901927" table:display="true" table:show-details="true"/>
                <table:data-pilot-member table:name="39.211546613163" table:display="true" table:show-details="true"/>
                <table:data-pilot-member table:name="39.3681533337445" table:display="true" table:show-details="true"/>
                <table:data-pilot-member table:name="39.4296924642433" table:display="true" table:show-details="true"/>
                <table:data-pilot-member table:name="39.4340959776979" table:display="true" table:show-details="true"/>
                <table:data-pilot-member table:name="39.498086175654" table:display="true" table:show-details="true"/>
                <table:data-pilot-member table:name="39.6278147021732" table:display="true" table:show-details="true"/>
                <table:data-pilot-member table:name="39.6839117838349" table:display="true" table:show-details="true"/>
                <table:data-pilot-member table:name="39.7915513071516" table:display="true" table:show-details="true"/>
                <table:data-pilot-member table:name="40.4632028590156" table:display="true" table:show-details="true"/>
                <table:data-pilot-member table:name="40.677193877551" table:display="true" table:show-details="true"/>
                <table:data-pilot-member table:name="40.7075870126444" table:display="true" table:show-details="true"/>
                <table:data-pilot-member table:name="40.7285679715302" table:display="true" table:show-details="true"/>
                <table:data-pilot-member table:name="40.9342493055167" table:display="true" table:show-details="true"/>
                <table:data-pilot-member table:name="41.0697625240542" table:display="true" table:show-details="true"/>
                <table:data-pilot-member table:name="41.1644169802567" table:display="true" table:show-details="true"/>
                <table:data-pilot-member table:name="41.5363355519511" table:display="true" table:show-details="true"/>
                <table:data-pilot-member table:name="41.5415313644009" table:display="true" table:show-details="true"/>
                <table:data-pilot-member table:name="41.6289760731879" table:display="true" table:show-details="true"/>
                <table:data-pilot-member table:name="41.7367408090032" table:display="true" table:show-details="true"/>
                <table:data-pilot-member table:name="41.8023948547841" table:display="true" table:show-details="true"/>
                <table:data-pilot-member table:name="41.8575421056163" table:display="true" table:show-details="true"/>
                <table:data-pilot-member table:name="42.0722017484869" table:display="true" table:show-details="true"/>
                <table:data-pilot-member table:name="42.2826708306638" table:display="true" table:show-details="true"/>
                <table:data-pilot-member table:name="42.4282099884622" table:display="true" table:show-details="true"/>
                <table:data-pilot-member table:name="42.5620062190489" table:display="true" table:show-details="true"/>
                <table:data-pilot-member table:name="42.7432862787808" table:display="true" table:show-details="true"/>
                <table:data-pilot-member table:name="42.771730255497" table:display="true" table:show-details="true"/>
                <table:data-pilot-member table:name="42.940411167943" table:display="true" table:show-details="true"/>
                <table:data-pilot-member table:name="42.9469001461064" table:display="true" table:show-details="true"/>
                <table:data-pilot-member table:name="43.8515363260643" table:display="true" table:show-details="true"/>
                <table:data-pilot-member table:name="43.9946314525475" table:display="true" table:show-details="true"/>
                <table:data-pilot-member table:name="44.1504945026224" table:display="true" table:show-details="true"/>
                <table:data-pilot-member table:name="44.2024802892196" table:display="true" table:show-details="true"/>
                <table:data-pilot-member table:name="44.2814316461145" table:display="true" table:show-details="true"/>
                <table:data-pilot-member table:name="44.2918611730173" table:display="true" table:show-details="true"/>
                <table:data-pilot-member table:name="44.3673503644896" table:display="true" table:show-details="true"/>
                <table:data-pilot-member table:name="44.6339881659037" table:display="true" table:show-details="true"/>
                <table:data-pilot-member table:name="44.7960868168271" table:display="true" table:show-details="true"/>
                <table:data-pilot-member table:name="45.0797622397766" table:display="true" table:show-details="true"/>
                <table:data-pilot-member table:name="45.2536503060849" table:display="true" table:show-details="true"/>
                <table:data-pilot-member table:name="45.364248921159" table:display="true" table:show-details="true"/>
                <table:data-pilot-member table:name="45.5500826446281" table:display="true" table:show-details="true"/>
                <table:data-pilot-member table:name="45.5768737988469" table:display="true" table:show-details="true"/>
                <table:data-pilot-member table:name="45.7670866626805" table:display="true" table:show-details="true"/>
                <table:data-pilot-member table:name="46.1103734304506" table:display="true" table:show-details="true"/>
                <table:data-pilot-member table:name="46.1647348372415" table:display="true" table:show-details="true"/>
                <table:data-pilot-member table:name="46.3934845184785" table:display="true" table:show-details="true"/>
                <table:data-pilot-member table:name="46.3990997749437" table:display="true" table:show-details="true"/>
                <table:data-pilot-member table:name="47.0362956366875" table:display="true" table:show-details="true"/>
                <table:data-pilot-member table:name="47.111847538511" table:display="true" table:show-details="true"/>
                <table:data-pilot-member table:name="47.1540292013667" table:display="true" table:show-details="true"/>
                <table:data-pilot-member table:name="47.1917988708386" table:display="true" table:show-details="true"/>
                <table:data-pilot-member table:name="47.1918742427614" table:display="true" table:show-details="true"/>
                <table:data-pilot-member table:name="47.5017593244194" table:display="true" table:show-details="true"/>
                <table:data-pilot-member table:name="47.699016607762" table:display="true" table:show-details="true"/>
                <table:data-pilot-member table:name="48.1148064260887" table:display="true" table:show-details="true"/>
                <table:data-pilot-member table:name="48.1470173790512" table:display="true" table:show-details="true"/>
                <table:data-pilot-member table:name="48.273618324154" table:display="true" table:show-details="true"/>
                <table:data-pilot-member table:name="48.7452386029955" table:display="true" table:show-details="true"/>
                <table:data-pilot-member table:name="48.7849405761389" table:display="true" table:show-details="true"/>
                <table:data-pilot-member table:name="49.1769492847074" table:display="true" table:show-details="true"/>
                <table:data-pilot-member table:name="49.4523156046782" table:display="true" table:show-details="true"/>
                <table:data-pilot-member table:name="49.6683222313857" table:display="true" table:show-details="true"/>
                <table:data-pilot-member table:name="49.7620845329955" table:display="true" table:show-details="true"/>
                <table:data-pilot-member table:name="50.1871527823294" table:display="true" table:show-details="true"/>
                <table:data-pilot-member table:name="50.443485727729" table:display="true" table:show-details="true"/>
                <table:data-pilot-member table:name="50.4490802703148" table:display="true" table:show-details="true"/>
                <table:data-pilot-member table:name="50.5815371748184" table:display="true" table:show-details="true"/>
                <table:data-pilot-member table:name="50.7425137494712" table:display="true" table:show-details="true"/>
                <table:data-pilot-member table:name="50.8023226462634" table:display="true" table:show-details="true"/>
                <table:data-pilot-member table:name="50.8703531399374" table:display="true" table:show-details="true"/>
                <table:data-pilot-member table:name="51.090331300478" table:display="true" table:show-details="true"/>
                <table:data-pilot-member table:name="51.0973758955445" table:display="true" table:show-details="true"/>
                <table:data-pilot-member table:name="51.2004788597051" table:display="true" table:show-details="true"/>
                <table:data-pilot-member table:name="51.4024157254749" table:display="true" table:show-details="true"/>
                <table:data-pilot-member table:name="51.5794504364796" table:display="true" table:show-details="true"/>
                <table:data-pilot-member table:name="52.2142497119816" table:display="true" table:show-details="true"/>
                <table:data-pilot-member table:name="52.4153938142088" table:display="true" table:show-details="true"/>
                <table:data-pilot-member table:name="52.7149198148024" table:display="true" table:show-details="true"/>
                <table:data-pilot-member table:name="52.7886233904155" table:display="true" table:show-details="true"/>
                <table:data-pilot-member table:name="52.8176076301497" table:display="true" table:show-details="true"/>
                <table:data-pilot-member table:name="52.8231712210699" table:display="true" table:show-details="true"/>
                <table:data-pilot-member table:name="52.842390944932" table:display="true" table:show-details="true"/>
                <table:data-pilot-member table:name="53.0296907888279" table:display="true" table:show-details="true"/>
                <table:data-pilot-member table:name="53.0851243391424" table:display="true" table:show-details="true"/>
                <table:data-pilot-member table:name="53.2774133184768" table:display="true" table:show-details="true"/>
                <table:data-pilot-member table:name="53.8140605245461" table:display="true" table:show-details="true"/>
                <table:data-pilot-member table:name="53.9431670192117" table:display="true" table:show-details="true"/>
                <table:data-pilot-member table:name="54.4136521886569" table:display="true" table:show-details="true"/>
                <table:data-pilot-member table:name="54.4410760145804" table:display="true" table:show-details="true"/>
                <table:data-pilot-member table:name="54.6784106642492" table:display="true" table:show-details="true"/>
                <table:data-pilot-member table:name="54.9356683544023" table:display="true" table:show-details="true"/>
                <table:data-pilot-member table:name="54.9939049137282" table:display="true" table:show-details="true"/>
                <table:data-pilot-member table:name="55.2870400146947" table:display="true" table:show-details="true"/>
                <table:data-pilot-member table:name="55.348403751509" table:display="true" table:show-details="true"/>
                <table:data-pilot-member table:name="55.633855055263" table:display="true" table:show-details="true"/>
                <table:data-pilot-member table:name="55.6492705901389" table:display="true" table:show-details="true"/>
                <table:data-pilot-member table:name="55.7123635052763" table:display="true" table:show-details="true"/>
                <table:data-pilot-member table:name="55.7399695860611" table:display="true" table:show-details="true"/>
                <table:data-pilot-member table:name="55.8141184262816" table:display="true" table:show-details="true"/>
                <table:data-pilot-member table:name="56.0086186953598" table:display="true" table:show-details="true"/>
                <table:data-pilot-member table:name="56.4203469619852" table:display="true" table:show-details="true"/>
                <table:data-pilot-member table:name="56.4795651825753" table:display="true" table:show-details="true"/>
                <table:data-pilot-member table:name="56.7441753874685" table:display="true" table:show-details="true"/>
                <table:data-pilot-member table:name="57.1489380560387" table:display="true" table:show-details="true"/>
                <table:data-pilot-member table:name="57.430349749059" table:display="true" table:show-details="true"/>
                <table:data-pilot-member table:name="57.5393105233562" table:display="true" table:show-details="true"/>
                <table:data-pilot-member table:name="57.6914658966142" table:display="true" table:show-details="true"/>
                <table:data-pilot-member table:name="57.98857227664" table:display="true" table:show-details="true"/>
                <table:data-pilot-member table:name="58.4678439102972" table:display="true" table:show-details="true"/>
                <table:data-pilot-member table:name="58.7223491404177" table:display="true" table:show-details="true"/>
                <table:data-pilot-member table:name="58.7480898352502" table:display="true" table:show-details="true"/>
                <table:data-pilot-member table:name="58.9306253598987" table:display="true" table:show-details="true"/>
                <table:data-pilot-member table:name="59.1317312795662" table:display="true" table:show-details="true"/>
                <table:data-pilot-member table:name="59.204196797153" table:display="true" table:show-details="true"/>
                <table:data-pilot-member table:name="59.2840323601651" table:display="true" table:show-details="true"/>
                <table:data-pilot-member table:name="59.451407804526" table:display="true" table:show-details="true"/>
                <table:data-pilot-member table:name="59.5205639318582" table:display="true" table:show-details="true"/>
                <table:data-pilot-member table:name="59.5252033111472" table:display="true" table:show-details="true"/>
                <table:data-pilot-member table:name="59.5421945995067" table:display="true" table:show-details="true"/>
                <table:data-pilot-member table:name="59.6246566735926" table:display="true" table:show-details="true"/>
                <table:data-pilot-member table:name="59.9144440325359" table:display="true" table:show-details="true"/>
                <table:data-pilot-member table:name="59.9931020004199" table:display="true" table:show-details="true"/>
                <table:data-pilot-member table:name="60.1793699255184" table:display="true" table:show-details="true"/>
                <table:data-pilot-member table:name="60.2372086698533" table:display="true" table:show-details="true"/>
                <table:data-pilot-member table:name="60.4356969077909" table:display="true" table:show-details="true"/>
                <table:data-pilot-member table:name="60.5553035587189" table:display="true" table:show-details="true"/>
                <table:data-pilot-member table:name="60.6843994497752" table:display="true" table:show-details="true"/>
                <table:data-pilot-member table:name="60.7752178090967" table:display="true" table:show-details="true"/>
                <table:data-pilot-member table:name="60.8983140846938" table:display="true" table:show-details="true"/>
                <table:data-pilot-member table:name="60.9320200752824" table:display="true" table:show-details="true"/>
                <table:data-pilot-member table:name="61.0180079308563" table:display="true" table:show-details="true"/>
                <table:data-pilot-member table:name="61.2854007153265" table:display="true" table:show-details="true"/>
                <table:data-pilot-member table:name="61.2959055606643" table:display="true" table:show-details="true"/>
                <table:data-pilot-member table:name="61.7964153556941" table:display="true" table:show-details="true"/>
                <table:data-pilot-member table:name="62.0351853225527" table:display="true" table:show-details="true"/>
                <table:data-pilot-member table:name="62.3152327439559" table:display="true" table:show-details="true"/>
                <table:data-pilot-member table:name="62.5527980990783" table:display="true" table:show-details="true"/>
                <table:data-pilot-member table:name="62.8223177935943" table:display="true" table:show-details="true"/>
                <table:data-pilot-member table:name="62.8840391459075" table:display="true" table:show-details="true"/>
                <table:data-pilot-member table:name="63.3438428778714" table:display="true" table:show-details="true"/>
                <table:data-pilot-member table:name="63.9215342626288" table:display="true" table:show-details="true"/>
                <table:data-pilot-member table:name="64.0820689801338" table:display="true" table:show-details="true"/>
                <table:data-pilot-member table:name="64.3546797205027" table:display="true" table:show-details="true"/>
                <table:data-pilot-member table:name="64.4857447232178" table:display="true" table:show-details="true"/>
                <table:data-pilot-member table:name="64.8285677096758" table:display="true" table:show-details="true"/>
                <table:data-pilot-member table:name="65.1259731806776" table:display="true" table:show-details="true"/>
                <table:data-pilot-member table:name="65.5770063765941" table:display="true" table:show-details="true"/>
                <table:data-pilot-member table:name="66.1608488702868" table:display="true" table:show-details="true"/>
                <table:data-pilot-member table:name="66.2124035138249" table:display="true" table:show-details="true"/>
                <table:data-pilot-member table:name="66.3898536424437" table:display="true" table:show-details="true"/>
                <table:data-pilot-member table:name="66.3916463128229" table:display="true" table:show-details="true"/>
                <table:data-pilot-member table:name="66.4908579668349" table:display="true" table:show-details="true"/>
                <table:data-pilot-member table:name="66.7617344559405" table:display="true" table:show-details="true"/>
                <table:data-pilot-member table:name="67.1368550799891" table:display="true" table:show-details="true"/>
                <table:data-pilot-member table:name="68.0855819006959" table:display="true" table:show-details="true"/>
                <table:data-pilot-member table:name="68.2016306795603" table:display="true" table:show-details="true"/>
                <table:data-pilot-member table:name="68.6625172784003" table:display="true" table:show-details="true"/>
                <table:data-pilot-member table:name="68.9712881019248" table:display="true" table:show-details="true"/>
                <table:data-pilot-member table:name="69.1058304551781" table:display="true" table:show-details="true"/>
                <table:data-pilot-member table:name="69.6126463075862" table:display="true" table:show-details="true"/>
                <table:data-pilot-member table:name="70.2320193061634" table:display="true" table:show-details="true"/>
                <table:data-pilot-member table:name="70.6983198492869" table:display="true" table:show-details="true"/>
                <table:data-pilot-member table:name="70.8833384204502" table:display="true" table:show-details="true"/>
                <table:data-pilot-member table:name="70.9798566150598" table:display="true" table:show-details="true"/>
                <table:data-pilot-member table:name="71.3555401171279" table:display="true" table:show-details="true"/>
                <table:data-pilot-member table:name="71.4572992167795" table:display="true" table:show-details="true"/>
                <table:data-pilot-member table:name="71.5807673150223" table:display="true" table:show-details="true"/>
                <table:data-pilot-member table:name="71.6946177794449" table:display="true" table:show-details="true"/>
                <table:data-pilot-member table:name="71.8834032722727" table:display="true" table:show-details="true"/>
                <table:data-pilot-member table:name="71.9760905812097" table:display="true" table:show-details="true"/>
                <table:data-pilot-member table:name="72.1338245680814" table:display="true" table:show-details="true"/>
                <table:data-pilot-member table:name="72.1369514137794" table:display="true" table:show-details="true"/>
                <table:data-pilot-member table:name="72.1847673387335" table:display="true" table:show-details="true"/>
                <table:data-pilot-member table:name="72.20953017602" table:display="true" table:show-details="true"/>
                <table:data-pilot-member table:name="72.4651389069194" table:display="true" table:show-details="true"/>
                <table:data-pilot-member table:name="72.5041179628263" table:display="true" table:show-details="true"/>
                <table:data-pilot-member table:name="72.6377225133227" table:display="true" table:show-details="true"/>
                <table:data-pilot-member table:name="72.7048730307577" table:display="true" table:show-details="true"/>
                <table:data-pilot-member table:name="73.0846563550773" table:display="true" table:show-details="true"/>
                <table:data-pilot-member table:name="73.1688659209238" table:display="true" table:show-details="true"/>
                <table:data-pilot-member table:name="73.9064808338938" table:display="true" table:show-details="true"/>
                <table:data-pilot-member table:name="73.9241577484775" table:display="true" table:show-details="true"/>
                <table:data-pilot-member table:name="74.0914949562878" table:display="true" table:show-details="true"/>
                <table:data-pilot-member table:name="74.6397152528873" table:display="true" table:show-details="true"/>
                <table:data-pilot-member table:name="75.0951168815148" table:display="true" table:show-details="true"/>
                <table:data-pilot-member table:name="75.603083460531" table:display="true" table:show-details="true"/>
                <table:data-pilot-member table:name="75.8743318695107" table:display="true" table:show-details="true"/>
                <table:data-pilot-member table:name="75.9716195303362" table:display="true" table:show-details="true"/>
                <table:data-pilot-member table:name="76.0877378907832" table:display="true" table:show-details="true"/>
                <table:data-pilot-member table:name="76.7260945881658" table:display="true" table:show-details="true"/>
                <table:data-pilot-member table:name="76.8218801575394" table:display="true" table:show-details="true"/>
                <table:data-pilot-member table:name="77.1495169854116" table:display="true" table:show-details="true"/>
                <table:data-pilot-member table:name="77.9530475139556" table:display="true" table:show-details="true"/>
                <table:data-pilot-member table:name="78.0598134913255" table:display="true" table:show-details="true"/>
                <table:data-pilot-member table:name="78.8447797141179" table:display="true" table:show-details="true"/>
                <table:data-pilot-member table:name="79.1535722932078" table:display="true" table:show-details="true"/>
                <table:data-pilot-member table:name="79.4235235817434" table:display="true" table:show-details="true"/>
                <table:data-pilot-member table:name="79.4493867485777" table:display="true" table:show-details="true"/>
                <table:data-pilot-member table:name="79.4929073518378" table:display="true" table:show-details="true"/>
                <table:data-pilot-member table:name="79.7223943108082" table:display="true" table:show-details="true"/>
                <table:data-pilot-member table:name="80.1243822004608" table:display="true" table:show-details="true"/>
                <table:data-pilot-member table:name="80.1732109388522" table:display="true" table:show-details="true"/>
                <table:data-pilot-member table:name="80.8868087557604" table:display="true" table:show-details="true"/>
                <table:data-pilot-member table:name="81.1192861623656" table:display="true" table:show-details="true"/>
                <table:data-pilot-member table:name="81.5213486113617" table:display="true" table:show-details="true"/>
                <table:data-pilot-member table:name="81.5592281325038" table:display="true" table:show-details="true"/>
                <table:data-pilot-member table:name="81.5807865231293" table:display="true" table:show-details="true"/>
                <table:data-pilot-member table:name="81.7172882685069" table:display="true" table:show-details="true"/>
                <table:data-pilot-member table:name="82.0343267847917" table:display="true" table:show-details="true"/>
                <table:data-pilot-member table:name="82.139948946699" table:display="true" table:show-details="true"/>
                <table:data-pilot-member table:name="82.8661579110973" table:display="true" table:show-details="true"/>
                <table:data-pilot-member table:name="83.0648784164646" table:display="true" table:show-details="true"/>
                <table:data-pilot-member table:name="83.3675352588145" table:display="true" table:show-details="true"/>
                <table:data-pilot-member table:name="83.7470104301931" table:display="true" table:show-details="true"/>
                <table:data-pilot-member table:name="83.8865307727601" table:display="true" table:show-details="true"/>
                <table:data-pilot-member table:name="84.4541794310722" table:display="true" table:show-details="true"/>
                <table:data-pilot-member table:name="84.506911000565" table:display="true" table:show-details="true"/>
                <table:data-pilot-member table:name="85.0244660450387" table:display="true" table:show-details="true"/>
                <table:data-pilot-member table:name="85.5050098747984" table:display="true" table:show-details="true"/>
                <table:data-pilot-member table:name="85.5491379310345" table:display="true" table:show-details="true"/>
                <table:data-pilot-member table:name="86.1681864611385" table:display="true" table:show-details="true"/>
                <table:data-pilot-member table:name="86.1855038919532" table:display="true" table:show-details="true"/>
                <table:data-pilot-member table:name="86.2648302174743" table:display="true" table:show-details="true"/>
                <table:data-pilot-member table:name="86.26686402133" table:display="true" table:show-details="true"/>
                <table:data-pilot-member table:name="86.3455413020239" table:display="true" table:show-details="true"/>
                <table:data-pilot-member table:name="86.5505624003144" table:display="true" table:show-details="true"/>
                <table:data-pilot-member table:name="86.7374365419482" table:display="true" table:show-details="true"/>
                <table:data-pilot-member table:name="86.8934780605781" table:display="true" table:show-details="true"/>
                <table:data-pilot-member table:name="87.1482616612361" table:display="true" table:show-details="true"/>
                <table:data-pilot-member table:name="87.3164487684938" table:display="true" table:show-details="true"/>
                <table:data-pilot-member table:name="87.6174541648163" table:display="true" table:show-details="true"/>
                <table:data-pilot-member table:name="87.857044876722" table:display="true" table:show-details="true"/>
                <table:data-pilot-member table:name="88.3071653177999" table:display="true" table:show-details="true"/>
                <table:data-pilot-member table:name="88.3884863912277" table:display="true" table:show-details="true"/>
                <table:data-pilot-member table:name="88.4868988134147" table:display="true" table:show-details="true"/>
                <table:data-pilot-member table:name="88.4876214341602" table:display="true" table:show-details="true"/>
                <table:data-pilot-member table:name="89.3379646429402" table:display="true" table:show-details="true"/>
                <table:data-pilot-member table:name="89.8270884443511" table:display="true" table:show-details="true"/>
                <table:data-pilot-member table:name="90.2973790322581" table:display="true" table:show-details="true"/>
                <table:data-pilot-member table:name="90.4515701970443" table:display="true" table:show-details="true"/>
                <table:data-pilot-member table:name="90.6221572894001" table:display="true" table:show-details="true"/>
                <table:data-pilot-member table:name="90.6950947145317" table:display="true" table:show-details="true"/>
                <table:data-pilot-member table:name="90.7307203210219" table:display="true" table:show-details="true"/>
                <table:data-pilot-member table:name="90.9391093145675" table:display="true" table:show-details="true"/>
                <table:data-pilot-member table:name="91.2641914442572" table:display="true" table:show-details="true"/>
                <table:data-pilot-member table:name="91.5087533661436" table:display="true" table:show-details="true"/>
                <table:data-pilot-member table:name="91.5690439307042" table:display="true" table:show-details="true"/>
                <table:data-pilot-member table:name="91.734732974246" table:display="true" table:show-details="true"/>
                <table:data-pilot-member table:name="92.8285860095881" table:display="true" table:show-details="true"/>
                <table:data-pilot-member table:name="92.8439436497012" table:display="true" table:show-details="true"/>
                <table:data-pilot-member table:name="93.1849489795918" table:display="true" table:show-details="true"/>
                <table:data-pilot-member table:name="93.2279735663761" table:display="true" table:show-details="true"/>
                <table:data-pilot-member table:name="93.2284331400501" table:display="true" table:show-details="true"/>
                <table:data-pilot-member table:name="93.2857307382241" table:display="true" table:show-details="true"/>
                <table:data-pilot-member table:name="93.8601194439005" table:display="true" table:show-details="true"/>
                <table:data-pilot-member table:name="94.1142936973024" table:display="true" table:show-details="true"/>
                <table:data-pilot-member table:name="94.2205136902406" table:display="true" table:show-details="true"/>
                <table:data-pilot-member table:name="94.3270422653207" table:display="true" table:show-details="true"/>
                <table:data-pilot-member table:name="94.4855590169609" table:display="true" table:show-details="true"/>
                <table:data-pilot-member table:name="94.6645211722626" table:display="true" table:show-details="true"/>
                <table:data-pilot-member table:name="94.8147095181563" table:display="true" table:show-details="true"/>
                <table:data-pilot-member table:name="95.5890821144766" table:display="true" table:show-details="true"/>
                <table:data-pilot-member table:name="95.7814445775029" table:display="true" table:show-details="true"/>
                <table:data-pilot-member table:name="96.2309057077329" table:display="true" table:show-details="true"/>
                <table:data-pilot-member table:name="96.4519733709348" table:display="true" table:show-details="true"/>
                <table:data-pilot-member table:name="96.8780105737223" table:display="true" table:show-details="true"/>
                <table:data-pilot-member table:name="97.7893671457797" table:display="true" table:show-details="true"/>
                <table:data-pilot-member table:name="97.9195457867005" table:display="true" table:show-details="true"/>
                <table:data-pilot-member table:name="98.2078009414929" table:display="true" table:show-details="true"/>
                <table:data-pilot-member table:name="98.2549441942432" table:display="true" table:show-details="true"/>
                <table:data-pilot-member table:name="98.4943717524014" table:display="true" table:show-details="true"/>
                <table:data-pilot-member table:name="98.5907994459286" table:display="true" table:show-details="true"/>
                <table:data-pilot-member table:name="98.6306535074701" table:display="true" table:show-details="true"/>
                <table:data-pilot-member table:name="98.8581800152893" table:display="true" table:show-details="true"/>
                <table:data-pilot-member table:name="98.8920736922401" table:display="true" table:show-details="true"/>
                <table:data-pilot-member table:name="99.0663286763647" table:display="true" table:show-details="true"/>
                <table:data-pilot-member table:name="99.0783957373272" table:display="true" table:show-details="true"/>
                <table:data-pilot-member table:name="99.1451707709857" table:display="true" table:show-details="true"/>
                <table:data-pilot-member table:name="99.6954680537689" table:display="true" table:show-details="true"/>
                <table:data-pilot-member table:name="100.039913668861" table:display="true" table:show-details="true"/>
                <table:data-pilot-member table:name="100.158314774153" table:display="true" table:show-details="true"/>
                <table:data-pilot-member table:name="100.846030473929" table:display="true" table:show-details="true"/>
                <table:data-pilot-member table:name="101.081758838548" table:display="true" table:show-details="true"/>
                <table:data-pilot-member table:name="101.470577559942" table:display="true" table:show-details="true"/>
                <table:data-pilot-member table:name="101.492631578947" table:display="true" table:show-details="true"/>
                <table:data-pilot-member table:name="101.677440199862" table:display="true" table:show-details="true"/>
                <table:data-pilot-member table:name="101.815931154352" table:display="true" table:show-details="true"/>
                <table:data-pilot-member table:name="102.260110614883" table:display="true" table:show-details="true"/>
                <table:data-pilot-member table:name="102.287790934755" table:display="true" table:show-details="true"/>
                <table:data-pilot-member table:name="102.561324409482" table:display="true" table:show-details="true"/>
                <table:data-pilot-member table:name="102.695477679589" table:display="true" table:show-details="true"/>
                <table:data-pilot-member table:name="103.07296031995" table:display="true" table:show-details="true"/>
                <table:data-pilot-member table:name="103.578457514706" table:display="true" table:show-details="true"/>
                <table:data-pilot-member table:name="103.896616725979" table:display="true" table:show-details="true"/>
                <table:data-pilot-member table:name="104.869334102522" table:display="true" table:show-details="true"/>
                <table:data-pilot-member table:name="106.267126326184" table:display="true" table:show-details="true"/>
                <table:data-pilot-member table:name="106.291496636771" table:display="true" table:show-details="true"/>
                <table:data-pilot-member table:name="106.300784863998" table:display="true" table:show-details="true"/>
                <table:data-pilot-member table:name="106.869273288938" table:display="true" table:show-details="true"/>
                <table:data-pilot-member table:name="107.134334185805" table:display="true" table:show-details="true"/>
                <table:data-pilot-member table:name="107.650969535679" table:display="true" table:show-details="true"/>
                <table:data-pilot-member table:name="107.757798016689" table:display="true" table:show-details="true"/>
                <table:data-pilot-member table:name="107.990383910306" table:display="true" table:show-details="true"/>
                <table:data-pilot-member table:name="108.339780293171" table:display="true" table:show-details="true"/>
                <table:data-pilot-member table:name="108.831968968357" table:display="true" table:show-details="true"/>
                <table:data-pilot-member table:name="108.990797199778" table:display="true" table:show-details="true"/>
                <table:data-pilot-member table:name="109.011365164761" table:display="true" table:show-details="true"/>
                <table:data-pilot-member table:name="109.56842230759" table:display="true" table:show-details="true"/>
                <table:data-pilot-member table:name="109.573240560238" table:display="true" table:show-details="true"/>
                <table:data-pilot-member table:name="109.757830032391" table:display="true" table:show-details="true"/>
                <table:data-pilot-member table:name="109.767489711934" table:display="true" table:show-details="true"/>
                <table:data-pilot-member table:name="109.986245283819" table:display="true" table:show-details="true"/>
                <table:data-pilot-member table:name="110.028750449365" table:display="true" table:show-details="true"/>
                <table:data-pilot-member table:name="110.935169000185" table:display="true" table:show-details="true"/>
                <table:data-pilot-member table:name="111.016468266206" table:display="true" table:show-details="true"/>
                <table:data-pilot-member table:name="111.03341342077" table:display="true" table:show-details="true"/>
                <table:data-pilot-member table:name="111.226790297298" table:display="true" table:show-details="true"/>
                <table:data-pilot-member table:name="111.339037464183" table:display="true" table:show-details="true"/>
                <table:data-pilot-member table:name="111.412148988428" table:display="true" table:show-details="true"/>
                <table:data-pilot-member table:name="111.469826083195" table:display="true" table:show-details="true"/>
                <table:data-pilot-member table:name="112.029639531587" table:display="true" table:show-details="true"/>
                <table:data-pilot-member table:name="112.357601376807" table:display="true" table:show-details="true"/>
                <table:data-pilot-member table:name="112.359340398498" table:display="true" table:show-details="true"/>
                <table:data-pilot-member table:name="112.425629528099" table:display="true" table:show-details="true"/>
                <table:data-pilot-member table:name="113.267846200593" table:display="true" table:show-details="true"/>
                <table:data-pilot-member table:name="113.598179083567" table:display="true" table:show-details="true"/>
                <table:data-pilot-member table:name="113.809483006912" table:display="true" table:show-details="true"/>
                <table:data-pilot-member table:name="114.041648609874" table:display="true" table:show-details="true"/>
                <table:data-pilot-member table:name="114.456368754398" table:display="true" table:show-details="true"/>
                <table:data-pilot-member table:name="114.761887596453" table:display="true" table:show-details="true"/>
                <table:data-pilot-member table:name="115.466724329621" table:display="true" table:show-details="true"/>
                <table:data-pilot-member table:name="115.736601275319" table:display="true" table:show-details="true"/>
                <table:data-pilot-member table:name="116.252328224815" table:display="true" table:show-details="true"/>
                <table:data-pilot-member table:name="116.640747980655" table:display="true" table:show-details="true"/>
                <table:data-pilot-member table:name="116.678133640553" table:display="true" table:show-details="true"/>
                <table:data-pilot-member table:name="116.916550866339" table:display="true" table:show-details="true"/>
                <table:data-pilot-member table:name="117.531422953398" table:display="true" table:show-details="true"/>
                <table:data-pilot-member table:name="117.54125672664" table:display="true" table:show-details="true"/>
                <table:data-pilot-member table:name="117.669040377816" table:display="true" table:show-details="true"/>
                <table:data-pilot-member table:name="118.065393788679" table:display="true" table:show-details="true"/>
                <table:data-pilot-member table:name="118.088672365119" table:display="true" table:show-details="true"/>
                <table:data-pilot-member table:name="119.105230386052" table:display="true" table:show-details="true"/>
                <table:data-pilot-member table:name="119.126696302758" table:display="true" table:show-details="true"/>
                <table:data-pilot-member table:name="119.701140184605" table:display="true" table:show-details="true"/>
                <table:data-pilot-member table:name="120.640938922722" table:display="true" table:show-details="true"/>
                <table:data-pilot-member table:name="121.042482448006" table:display="true" table:show-details="true"/>
                <table:data-pilot-member table:name="121.823221570875" table:display="true" table:show-details="true"/>
                <table:data-pilot-member table:name="122.119845998655" table:display="true" table:show-details="true"/>
                <table:data-pilot-member table:name="122.176328207052" table:display="true" table:show-details="true"/>
                <table:data-pilot-member table:name="122.537879006358" table:display="true" table:show-details="true"/>
                <table:data-pilot-member table:name="122.993448268403" table:display="true" table:show-details="true"/>
                <table:data-pilot-member table:name="123.357799296861" table:display="true" table:show-details="true"/>
                <table:data-pilot-member table:name="124.06289395487" table:display="true" table:show-details="true"/>
                <table:data-pilot-member table:name="124.178452544824" table:display="true" table:show-details="true"/>
                <table:data-pilot-member table:name="124.257397622806" table:display="true" table:show-details="true"/>
                <table:data-pilot-member table:name="124.376431514752" table:display="true" table:show-details="true"/>
                <table:data-pilot-member table:name="124.829845668657" table:display="true" table:show-details="true"/>
                <table:data-pilot-member table:name="125.163257130909" table:display="true" table:show-details="true"/>
                <table:data-pilot-member table:name="125.20924297044" table:display="true" table:show-details="true"/>
                <table:data-pilot-member table:name="125.742668938848" table:display="true" table:show-details="true"/>
                <table:data-pilot-member table:name="125.98559315326" table:display="true" table:show-details="true"/>
                <table:data-pilot-member table:name="127.108855001484" table:display="true" table:show-details="true"/>
                <table:data-pilot-member table:name="127.217383512545" table:display="true" table:show-details="true"/>
                <table:data-pilot-member table:name="127.477749336952" table:display="true" table:show-details="true"/>
                <table:data-pilot-member table:name="127.569679206581" table:display="true" table:show-details="true"/>
                <table:data-pilot-member table:name="127.978649276517" table:display="true" table:show-details="true"/>
                <table:data-pilot-member table:name="128.125050767278" table:display="true" table:show-details="true"/>
                <table:data-pilot-member table:name="128.457424855139" table:display="true" table:show-details="true"/>
                <table:data-pilot-member table:name="128.509937078063" table:display="true" table:show-details="true"/>
                <table:data-pilot-member table:name="128.847438109999" table:display="true" table:show-details="true"/>
                <table:data-pilot-member table:name="128.908835506985" table:display="true" table:show-details="true"/>
                <table:data-pilot-member table:name="128.918817245326" table:display="true" table:show-details="true"/>
                <table:data-pilot-member table:name="129.096009890473" table:display="true" table:show-details="true"/>
                <table:data-pilot-member table:name="129.128674368514" table:display="true" table:show-details="true"/>
                <table:data-pilot-member table:name="129.244487120666" table:display="true" table:show-details="true"/>
                <table:data-pilot-member table:name="129.54023324246" table:display="true" table:show-details="true"/>
                <table:data-pilot-member table:name="129.66176551883" table:display="true" table:show-details="true"/>
                <table:data-pilot-member table:name="130.087474375216" table:display="true" table:show-details="true"/>
                <table:data-pilot-member table:name="130.409307559599" table:display="true" table:show-details="true"/>
                <table:data-pilot-member table:name="130.562002952425" table:display="true" table:show-details="true"/>
                <table:data-pilot-member table:name="130.571026135549" table:display="true" table:show-details="true"/>
                <table:data-pilot-member table:name="131.167671713775" table:display="true" table:show-details="true"/>
                <table:data-pilot-member table:name="131.194241030586" table:display="true" table:show-details="true"/>
                <table:data-pilot-member table:name="131.783952016277" table:display="true" table:show-details="true"/>
                <table:data-pilot-member table:name="131.871507906228" table:display="true" table:show-details="true"/>
                <table:data-pilot-member table:name="132.165200652771" table:display="true" table:show-details="true"/>
                <table:data-pilot-member table:name="132.170631436486" table:display="true" table:show-details="true"/>
                <table:data-pilot-member table:name="132.199662457053" table:display="true" table:show-details="true"/>
                <table:data-pilot-member table:name="132.215597469402" table:display="true" table:show-details="true"/>
                <table:data-pilot-member table:name="132.685506002683" table:display="true" table:show-details="true"/>
                <table:data-pilot-member table:name="132.896145258911" table:display="true" table:show-details="true"/>
                <table:data-pilot-member table:name="133.376378055974" table:display="true" table:show-details="true"/>
                <table:data-pilot-member table:name="134.697092055382" table:display="true" table:show-details="true"/>
                <table:data-pilot-member table:name="134.762530801415" table:display="true" table:show-details="true"/>
                <table:data-pilot-member table:name="134.81392505278" table:display="true" table:show-details="true"/>
                <table:data-pilot-member table:name="134.959791995543" table:display="true" table:show-details="true"/>
                <table:data-pilot-member table:name="135.281270931366" table:display="true" table:show-details="true"/>
                <table:data-pilot-member table:name="135.537302026845" table:display="true" table:show-details="true"/>
                <table:data-pilot-member table:name="136.187646286572" table:display="true" table:show-details="true"/>
                <table:data-pilot-member table:name="136.195750736352" table:display="true" table:show-details="true"/>
                <table:data-pilot-member table:name="136.383119330077" table:display="true" table:show-details="true"/>
                <table:data-pilot-member table:name="137.058450820027" table:display="true" table:show-details="true"/>
                <table:data-pilot-member table:name="138.111705213922" table:display="true" table:show-details="true"/>
                <table:data-pilot-member table:name="138.336743718361" table:display="true" table:show-details="true"/>
                <table:data-pilot-member table:name="139.721985765125" table:display="true" table:show-details="true"/>
                <table:data-pilot-member table:name="139.892914276992" table:display="true" table:show-details="true"/>
                <table:data-pilot-member table:name="140.051339111658" table:display="true" table:show-details="true"/>
                <table:data-pilot-member table:name="140.3162086818" table:display="true" table:show-details="true"/>
                <table:data-pilot-member table:name="140.361882600986" table:display="true" table:show-details="true"/>
                <table:data-pilot-member table:name="140.66547590822" table:display="true" table:show-details="true"/>
                <table:data-pilot-member table:name="141.125826589" table:display="true" table:show-details="true"/>
                <table:data-pilot-member table:name="141.504154182449" table:display="true" table:show-details="true"/>
                <table:data-pilot-member table:name="141.843872036031" table:display="true" table:show-details="true"/>
                <table:data-pilot-member table:name="142.157326803975" table:display="true" table:show-details="true"/>
                <table:data-pilot-member table:name="142.459559500185" table:display="true" table:show-details="true"/>
                <table:data-pilot-member table:name="142.587765249858" table:display="true" table:show-details="true"/>
                <table:data-pilot-member table:name="142.986588774936" table:display="true" table:show-details="true"/>
                <table:data-pilot-member table:name="143.834682200113" table:display="true" table:show-details="true"/>
                <table:data-pilot-member table:name="144.355800161092" table:display="true" table:show-details="true"/>
                <table:data-pilot-member table:name="144.421091654491" table:display="true" table:show-details="true"/>
                <table:data-pilot-member table:name="144.516983308327" table:display="true" table:show-details="true"/>
                <table:data-pilot-member table:name="144.866690156517" table:display="true" table:show-details="true"/>
                <table:data-pilot-member table:name="145.017398479668" table:display="true" table:show-details="true"/>
                <table:data-pilot-member table:name="145.511670071502" table:display="true" table:show-details="true"/>
                <table:data-pilot-member table:name="145.520470788278" table:display="true" table:show-details="true"/>
                <table:data-pilot-member table:name="145.853049283006" table:display="true" table:show-details="true"/>
                <table:data-pilot-member table:name="145.971933430667" table:display="true" table:show-details="true"/>
                <table:data-pilot-member table:name="146.105467326529" table:display="true" table:show-details="true"/>
                <table:data-pilot-member table:name="146.158415910677" table:display="true" table:show-details="true"/>
                <table:data-pilot-member table:name="146.744631801703" table:display="true" table:show-details="true"/>
                <table:data-pilot-member table:name="147.118225788865" table:display="true" table:show-details="true"/>
                <table:data-pilot-member table:name="147.919935791326" table:display="true" table:show-details="true"/>
                <table:data-pilot-member table:name="148.188130017623" table:display="true" table:show-details="true"/>
                <table:data-pilot-member table:name="148.232689422356" table:display="true" table:show-details="true"/>
                <table:data-pilot-member table:name="148.457371656281" table:display="true" table:show-details="true"/>
                <table:data-pilot-member table:name="148.968278161294" table:display="true" table:show-details="true"/>
                <table:data-pilot-member table:name="148.999585052858" table:display="true" table:show-details="true"/>
                <table:data-pilot-member table:name="149.264973097617" table:display="true" table:show-details="true"/>
                <table:data-pilot-member table:name="149.287339480664" table:display="true" table:show-details="true"/>
                <table:data-pilot-member table:name="149.599630543391" table:display="true" table:show-details="true"/>
                <table:data-pilot-member table:name="150.017782801594" table:display="true" table:show-details="true"/>
                <table:data-pilot-member table:name="150.834274589543" table:display="true" table:show-details="true"/>
                <table:data-pilot-member table:name="151.522102995888" table:display="true" table:show-details="true"/>
                <table:data-pilot-member table:name="151.556236970332" table:display="true" table:show-details="true"/>
                <table:data-pilot-member table:name="151.557987458314" table:display="true" table:show-details="true"/>
                <table:data-pilot-member table:name="152.019680127712" table:display="true" table:show-details="true"/>
                <table:data-pilot-member table:name="152.119988869101" table:display="true" table:show-details="true"/>
                <table:data-pilot-member table:name="152.689446080396" table:display="true" table:show-details="true"/>
                <table:data-pilot-member table:name="152.707759601121" table:display="true" table:show-details="true"/>
                <table:data-pilot-member table:name="152.873005131643" table:display="true" table:show-details="true"/>
                <table:data-pilot-member table:name="153.342963812294" table:display="true" table:show-details="true"/>
                <table:data-pilot-member table:name="153.411045919794" table:display="true" table:show-details="true"/>
                <table:data-pilot-member table:name="153.96723469982" table:display="true" table:show-details="true"/>
                <table:data-pilot-member table:name="154.23086644873" table:display="true" table:show-details="true"/>
                <table:data-pilot-member table:name="154.558603357999" table:display="true" table:show-details="true"/>
                <table:data-pilot-member table:name="155.428867591898" table:display="true" table:show-details="true"/>
                <table:data-pilot-member table:name="155.630913960771" table:display="true" table:show-details="true"/>
                <table:data-pilot-member table:name="155.763239875389" table:display="true" table:show-details="true"/>
                <table:data-pilot-member table:name="155.794780589366" table:display="true" table:show-details="true"/>
                <table:data-pilot-member table:name="156.498525801816" table:display="true" table:show-details="true"/>
                <table:data-pilot-member table:name="156.500615360948" table:display="true" table:show-details="true"/>
                <table:data-pilot-member table:name="156.749857746762" table:display="true" table:show-details="true"/>
                <table:data-pilot-member table:name="156.954439333349" table:display="true" table:show-details="true"/>
                <table:data-pilot-member table:name="157.1942965944" table:display="true" table:show-details="true"/>
                <table:data-pilot-member table:name="157.195420937433" table:display="true" table:show-details="true"/>
                <table:data-pilot-member table:name="157.56726906609" table:display="true" table:show-details="true"/>
                <table:data-pilot-member table:name="157.780982259059" table:display="true" table:show-details="true"/>
                <table:data-pilot-member table:name="157.921233905827" table:display="true" table:show-details="true"/>
                <table:data-pilot-member table:name="157.961703964223" table:display="true" table:show-details="true"/>
                <table:data-pilot-member table:name="157.987010281889" table:display="true" table:show-details="true"/>
                <table:data-pilot-member table:name="158.201999260304" table:display="true" table:show-details="true"/>
                <table:data-pilot-member table:name="159.099495012293" table:display="true" table:show-details="true"/>
                <table:data-pilot-member table:name="159.38992633452" table:display="true" table:show-details="true"/>
                <table:data-pilot-member table:name="159.475398368883" table:display="true" table:show-details="true"/>
                <table:data-pilot-member table:name="159.906700712639" table:display="true" table:show-details="true"/>
                <table:data-pilot-member table:name="160.31574351072" table:display="true" table:show-details="true"/>
                <table:data-pilot-member table:name="160.342237569514" table:display="true" table:show-details="true"/>
                <table:data-pilot-member table:name="160.721001055595" table:display="true" table:show-details="true"/>
                <table:data-pilot-member table:name="162.11776555056" table:display="true" table:show-details="true"/>
                <table:data-pilot-member table:name="162.362282152254" table:display="true" table:show-details="true"/>
                <table:data-pilot-member table:name="162.70791783955" table:display="true" table:show-details="true"/>
                <table:data-pilot-member table:name="162.928366152894" table:display="true" table:show-details="true"/>
                <table:data-pilot-member table:name="163.308343389321" table:display="true" table:show-details="true"/>
                <table:data-pilot-member table:name="165.039207100334" table:display="true" table:show-details="true"/>
                <table:data-pilot-member table:name="165.515084734365" table:display="true" table:show-details="true"/>
                <table:data-pilot-member table:name="165.750165584846" table:display="true" table:show-details="true"/>
                <table:data-pilot-member table:name="167.664557569173" table:display="true" table:show-details="true"/>
                <table:data-pilot-member table:name="167.794248777533" table:display="true" table:show-details="true"/>
                <table:data-pilot-member table:name="168.032882065596" table:display="true" table:show-details="true"/>
                <table:data-pilot-member table:name="168.264824554209" table:display="true" table:show-details="true"/>
                <table:data-pilot-member table:name="169.015020441714" table:display="true" table:show-details="true"/>
                <table:data-pilot-member table:name="169.192451980395" table:display="true" table:show-details="true"/>
                <table:data-pilot-member table:name="169.518659274194" table:display="true" table:show-details="true"/>
                <table:data-pilot-member table:name="169.721655239961" table:display="true" table:show-details="true"/>
                <table:data-pilot-member table:name="170.003629134787" table:display="true" table:show-details="true"/>
                <table:data-pilot-member table:name="170.071656962538" table:display="true" table:show-details="true"/>
                <table:data-pilot-member table:name="171.368800289216" table:display="true" table:show-details="true"/>
                <table:data-pilot-member table:name="172.327061303499" table:display="true" table:show-details="true"/>
                <table:data-pilot-member table:name="172.842069562546" table:display="true" table:show-details="true"/>
                <table:data-pilot-member table:name="172.944726929191" table:display="true" table:show-details="true"/>
                <table:data-pilot-member table:name="173.291817113766" table:display="true" table:show-details="true"/>
                <table:data-pilot-member table:name="173.318194995561" table:display="true" table:show-details="true"/>
                <table:data-pilot-member table:name="173.537187094916" table:display="true" table:show-details="true"/>
                <table:data-pilot-member table:name="174.031013824885" table:display="true" table:show-details="true"/>
                <table:data-pilot-member table:name="175.743334378921" table:display="true" table:show-details="true"/>
                <table:data-pilot-member table:name="175.92353909465" table:display="true" table:show-details="true"/>
                <table:data-pilot-member table:name="176.211846859444" table:display="true" table:show-details="true"/>
                <table:data-pilot-member table:name="176.245430225235" table:display="true" table:show-details="true"/>
                <table:data-pilot-member table:name="176.363280839219" table:display="true" table:show-details="true"/>
                <table:data-pilot-member table:name="176.59992161808" table:display="true" table:show-details="true"/>
                <table:data-pilot-member table:name="177.238001437967" table:display="true" table:show-details="true"/>
                <table:data-pilot-member table:name="177.560808244499" table:display="true" table:show-details="true"/>
                <table:data-pilot-member table:name="177.79475957869" table:display="true" table:show-details="true"/>
                <table:data-pilot-member table:name="177.898015446263" table:display="true" table:show-details="true"/>
                <table:data-pilot-member table:name="178.5462759176" table:display="true" table:show-details="true"/>
                <table:data-pilot-member table:name="180.546207610665" table:display="true" table:show-details="true"/>
                <table:data-pilot-member table:name="180.556141803487" table:display="true" table:show-details="true"/>
                <table:data-pilot-member table:name="181.274914291073" table:display="true" table:show-details="true"/>
                <table:data-pilot-member table:name="181.86514751672" table:display="true" table:show-details="true"/>
                <table:data-pilot-member table:name="181.930920417919" table:display="true" table:show-details="true"/>
                <table:data-pilot-member table:name="182.051194008354" table:display="true" table:show-details="true"/>
                <table:data-pilot-member table:name="182.112741058184" table:display="true" table:show-details="true"/>
                <table:data-pilot-member table:name="184.039854651163" table:display="true" table:show-details="true"/>
                <table:data-pilot-member table:name="184.899923105776" table:display="true" table:show-details="true"/>
                <table:data-pilot-member table:name="185.19480122991" table:display="true" table:show-details="true"/>
                <table:data-pilot-member table:name="186.114416819122" table:display="true" table:show-details="true"/>
                <table:data-pilot-member table:name="186.560832548756" table:display="true" table:show-details="true"/>
                <table:data-pilot-member table:name="186.880178006855" table:display="true" table:show-details="true"/>
                <table:data-pilot-member table:name="187.272897057916" table:display="true" table:show-details="true"/>
                <table:data-pilot-member table:name="187.517507841907" table:display="true" table:show-details="true"/>
                <table:data-pilot-member table:name="187.548762190548" table:display="true" table:show-details="true"/>
                <table:data-pilot-member table:name="188.062024672019" table:display="true" table:show-details="true"/>
                <table:data-pilot-member table:name="188.855942176769" table:display="true" table:show-details="true"/>
                <table:data-pilot-member table:name="189.728337033983" table:display="true" table:show-details="true"/>
                <table:data-pilot-member table:name="189.921314663358" table:display="true" table:show-details="true"/>
                <table:data-pilot-member table:name="189.994861954181" table:display="true" table:show-details="true"/>
                <table:data-pilot-member table:name="190.102981320824" table:display="true" table:show-details="true"/>
                <table:data-pilot-member table:name="190.551530894906" table:display="true" table:show-details="true"/>
                <table:data-pilot-member table:name="190.889377614942" table:display="true" table:show-details="true"/>
                <table:data-pilot-member table:name="191.433700425584" table:display="true" table:show-details="true"/>
                <table:data-pilot-member table:name="192.058564399278" table:display="true" table:show-details="true"/>
                <table:data-pilot-member table:name="192.569810528388" table:display="true" table:show-details="true"/>
                <table:data-pilot-member table:name="192.918806298381" table:display="true" table:show-details="true"/>
                <table:data-pilot-member table:name="193.661520233502" table:display="true" table:show-details="true"/>
                <table:data-pilot-member table:name="194.91919706915" table:display="true" table:show-details="true"/>
                <table:data-pilot-member table:name="195.395276437072" table:display="true" table:show-details="true"/>
                <table:data-pilot-member table:name="195.609172565939" table:display="true" table:show-details="true"/>
                <table:data-pilot-member table:name="195.903166365004" table:display="true" table:show-details="true"/>
                <table:data-pilot-member table:name="196.302129553321" table:display="true" table:show-details="true"/>
                <table:data-pilot-member table:name="196.865796175061" table:display="true" table:show-details="true"/>
                <table:data-pilot-member table:name="197.290057162072" table:display="true" table:show-details="true"/>
                <table:data-pilot-member table:name="199.233309587415" table:display="true" table:show-details="true"/>
                <table:data-pilot-member table:name="199.769915513165" table:display="true" table:show-details="true"/>
                <table:data-pilot-member table:name="200.703095650167" table:display="true" table:show-details="true"/>
                <table:data-pilot-member table:name="201.061392808077" table:display="true" table:show-details="true"/>
                <table:data-pilot-member table:name="201.101293472886" table:display="true" table:show-details="true"/>
                <table:data-pilot-member table:name="201.226624911032" table:display="true" table:show-details="true"/>
                <table:data-pilot-member table:name="202.219266877147" table:display="true" table:show-details="true"/>
                <table:data-pilot-member table:name="202.528783374443" table:display="true" table:show-details="true"/>
                <table:data-pilot-member table:name="203.623168523106" table:display="true" table:show-details="true"/>
                <table:data-pilot-member table:name="203.881875243412" table:display="true" table:show-details="true"/>
                <table:data-pilot-member table:name="204.542791420578" table:display="true" table:show-details="true"/>
                <table:data-pilot-member table:name="204.77214412597" table:display="true" table:show-details="true"/>
                <table:data-pilot-member table:name="206.925215566578" table:display="true" table:show-details="true"/>
                <table:data-pilot-member table:name="207.364430625436" table:display="true" table:show-details="true"/>
                <table:data-pilot-member table:name="208.347935618193" table:display="true" table:show-details="true"/>
                <table:data-pilot-member table:name="208.569968236173" table:display="true" table:show-details="true"/>
                <table:data-pilot-member table:name="209.05431760329" table:display="true" table:show-details="true"/>
                <table:data-pilot-member table:name="210.496751028022" table:display="true" table:show-details="true"/>
                <table:data-pilot-member table:name="211.991208975729" table:display="true" table:show-details="true"/>
                <table:data-pilot-member table:name="212.325356139063" table:display="true" table:show-details="true"/>
                <table:data-pilot-member table:name="212.941299865211" table:display="true" table:show-details="true"/>
                <table:data-pilot-member table:name="213.192170218894" table:display="true" table:show-details="true"/>
                <table:data-pilot-member table:name="214.037836325172" table:display="true" table:show-details="true"/>
                <table:data-pilot-member table:name="214.386535026987" table:display="true" table:show-details="true"/>
                <table:data-pilot-member table:name="214.690374749956" table:display="true" table:show-details="true"/>
                <table:data-pilot-member table:name="215.251284602484" table:display="true" table:show-details="true"/>
                <table:data-pilot-member table:name="216.189978219036" table:display="true" table:show-details="true"/>
                <table:data-pilot-member table:name="216.771572976724" table:display="true" table:show-details="true"/>
                <table:data-pilot-member table:name="217.285083219111" table:display="true" table:show-details="true"/>
                <table:data-pilot-member table:name="217.906911452954" table:display="true" table:show-details="true"/>
                <table:data-pilot-member table:name="217.907163822453" table:display="true" table:show-details="true"/>
                <table:data-pilot-member table:name="218.674649270847" table:display="true" table:show-details="true"/>
                <table:data-pilot-member table:name="218.703732937134" table:display="true" table:show-details="true"/>
                <table:data-pilot-member table:name="218.985012843345" table:display="true" table:show-details="true"/>
                <table:data-pilot-member table:name="219.290582634897" table:display="true" table:show-details="true"/>
                <table:data-pilot-member table:name="219.505963970076" table:display="true" table:show-details="true"/>
                <table:data-pilot-member table:name="221.099" table:display="true" table:show-details="true"/>
                <table:data-pilot-member table:name="223.189130846095" table:display="true" table:show-details="true"/>
                <table:data-pilot-member table:name="223.313828159312" table:display="true" table:show-details="true"/>
                <table:data-pilot-member table:name="223.367061037445" table:display="true" table:show-details="true"/>
                <table:data-pilot-member table:name="223.893109498246" table:display="true" table:show-details="true"/>
                <table:data-pilot-member table:name="223.931499931502" table:display="true" table:show-details="true"/>
                <table:data-pilot-member table:name="224.586197261644" table:display="true" table:show-details="true"/>
                <table:data-pilot-member table:name="224.726134498991" table:display="true" table:show-details="true"/>
                <table:data-pilot-member table:name="225.040709228878" table:display="true" table:show-details="true"/>
                <table:data-pilot-member table:name="225.757362443705" table:display="true" table:show-details="true"/>
                <table:data-pilot-member table:name="225.900608632015" table:display="true" table:show-details="true"/>
                <table:data-pilot-member table:name="226.610539009752" table:display="true" table:show-details="true"/>
                <table:data-pilot-member table:name="227.387047543876" table:display="true" table:show-details="true"/>
                <table:data-pilot-member table:name="227.942187815066" table:display="true" table:show-details="true"/>
                <table:data-pilot-member table:name="231.270715771711" table:display="true" table:show-details="true"/>
                <table:data-pilot-member table:name="232.256331948591" table:display="true" table:show-details="true"/>
                <table:data-pilot-member table:name="232.632193821429" table:display="true" table:show-details="true"/>
                <table:data-pilot-member table:name="232.804676316587" table:display="true" table:show-details="true"/>
                <table:data-pilot-member table:name="233.29304765407" table:display="true" table:show-details="true"/>
                <table:data-pilot-member table:name="233.479602652606" table:display="true" table:show-details="true"/>
                <table:data-pilot-member table:name="233.908140856477" table:display="true" table:show-details="true"/>
                <table:data-pilot-member table:name="234.148779374576" table:display="true" table:show-details="true"/>
                <table:data-pilot-member table:name="235.068197452562" table:display="true" table:show-details="true"/>
                <table:data-pilot-member table:name="235.28501671364" table:display="true" table:show-details="true"/>
                <table:data-pilot-member table:name="235.349730238394" table:display="true" table:show-details="true"/>
                <table:data-pilot-member table:name="235.724667872689" table:display="true" table:show-details="true"/>
                <table:data-pilot-member table:name="236.34526129351" table:display="true" table:show-details="true"/>
                <table:data-pilot-member table:name="237.271954118134" table:display="true" table:show-details="true"/>
                <table:data-pilot-member table:name="237.379376980969" table:display="true" table:show-details="true"/>
                <table:data-pilot-member table:name="238.632172549241" table:display="true" table:show-details="true"/>
                <table:data-pilot-member table:name="242.005362128859" table:display="true" table:show-details="true"/>
                <table:data-pilot-member table:name="242.355037143653" table:display="true" table:show-details="true"/>
                <table:data-pilot-member table:name="244.764586271568" table:display="true" table:show-details="true"/>
                <table:data-pilot-member table:name="245.208062573681" table:display="true" table:show-details="true"/>
                <table:data-pilot-member table:name="245.734981635811" table:display="true" table:show-details="true"/>
                <table:data-pilot-member table:name="246.049791151384" table:display="true" table:show-details="true"/>
                <table:data-pilot-member table:name="246.961116058178" table:display="true" table:show-details="true"/>
                <table:data-pilot-member table:name="249.532146760142" table:display="true" table:show-details="true"/>
                <table:data-pilot-member table:name="249.747294246953" table:display="true" table:show-details="true"/>
                <table:data-pilot-member table:name="249.771032775803" table:display="true" table:show-details="true"/>
                <table:data-pilot-member table:name="249.928082333083" table:display="true" table:show-details="true"/>
                <table:data-pilot-member table:name="250.248494725565" table:display="true" table:show-details="true"/>
                <table:data-pilot-member table:name="251.112125594605" table:display="true" table:show-details="true"/>
                <table:data-pilot-member table:name="252.741718577304" table:display="true" table:show-details="true"/>
                <table:data-pilot-member table:name="253.895373772778" table:display="true" table:show-details="true"/>
                <table:data-pilot-member table:name="254.155396025346" table:display="true" table:show-details="true"/>
                <table:data-pilot-member table:name="255.920195161769" table:display="true" table:show-details="true"/>
                <table:data-pilot-member table:name="257.348726625277" table:display="true" table:show-details="true"/>
                <table:data-pilot-member table:name="260.848238817428" table:display="true" table:show-details="true"/>
                <table:data-pilot-member table:name="263.898662913441" table:display="true" table:show-details="true"/>
                <table:data-pilot-member table:name="265.248888065072" table:display="true" table:show-details="true"/>
                <table:data-pilot-member table:name="268.857435483251" table:display="true" table:show-details="true"/>
                <table:data-pilot-member table:name="269.122900763359" table:display="true" table:show-details="true"/>
                <table:data-pilot-member table:name="269.581273202191" table:display="true" table:show-details="true"/>
                <table:data-pilot-member table:name="269.744454095572" table:display="true" table:show-details="true"/>
                <table:data-pilot-member table:name="269.843331135652" table:display="true" table:show-details="true"/>
                <table:data-pilot-member table:name="270.377653061225" table:display="true" table:show-details="true"/>
                <table:data-pilot-member table:name="271.120356719419" table:display="true" table:show-details="true"/>
                <table:data-pilot-member table:name="271.760059749464" table:display="true" table:show-details="true"/>
                <table:data-pilot-member table:name="271.884119149861" table:display="true" table:show-details="true"/>
                <table:data-pilot-member table:name="273.575059749464" table:display="true" table:show-details="true"/>
                <table:data-pilot-member table:name="275.110835201794" table:display="true" table:show-details="true"/>
                <table:data-pilot-member table:name="275.53398710766" table:display="true" table:show-details="true"/>
                <table:data-pilot-member table:name="275.968444086145" table:display="true" table:show-details="true"/>
                <table:data-pilot-member table:name="276.717908163265" table:display="true" table:show-details="true"/>
                <table:data-pilot-member table:name="276.752679058555" table:display="true" table:show-details="true"/>
                <table:data-pilot-member table:name="277.031890809287" table:display="true" table:show-details="true"/>
                <table:data-pilot-member table:name="277.184480999296" table:display="true" table:show-details="true"/>
                <table:data-pilot-member table:name="277.429876152074" table:display="true" table:show-details="true"/>
                <table:data-pilot-member table:name="278.127975411104" table:display="true" table:show-details="true"/>
                <table:data-pilot-member table:name="279.041589861751" table:display="true" table:show-details="true"/>
                <table:data-pilot-member table:name="280.83253828416" table:display="true" table:show-details="true"/>
                <table:data-pilot-member table:name="280.872884552986" table:display="true" table:show-details="true"/>
                <table:data-pilot-member table:name="282.002775097882" table:display="true" table:show-details="true"/>
                <table:data-pilot-member table:name="282.894593743327" table:display="true" table:show-details="true"/>
                <table:data-pilot-member table:name="283.888290642668" table:display="true" table:show-details="true"/>
                <table:data-pilot-member table:name="284.493352887199" table:display="true" table:show-details="true"/>
                <table:data-pilot-member table:name="285.366240413063" table:display="true" table:show-details="true"/>
                <table:data-pilot-member table:name="285.68473604506" table:display="true" table:show-details="true"/>
                <table:data-pilot-member table:name="288.136176977083" table:display="true" table:show-details="true"/>
                <table:data-pilot-member table:name="290.465395631937" table:display="true" table:show-details="true"/>
                <table:data-pilot-member table:name="290.859451722201" table:display="true" table:show-details="true"/>
                <table:data-pilot-member table:name="291.885245074848" table:display="true" table:show-details="true"/>
                <table:data-pilot-member table:name="292.444573363828" table:display="true" table:show-details="true"/>
                <table:data-pilot-member table:name="292.902788033427" table:display="true" table:show-details="true"/>
                <table:data-pilot-member table:name="292.955777944486" table:display="true" table:show-details="true"/>
                <table:data-pilot-member table:name="293.011158638646" table:display="true" table:show-details="true"/>
                <table:data-pilot-member table:name="294.372998963492" table:display="true" table:show-details="true"/>
                <table:data-pilot-member table:name="295.167270915805" table:display="true" table:show-details="true"/>
                <table:data-pilot-member table:name="297.020701740337" table:display="true" table:show-details="true"/>
                <table:data-pilot-member table:name="298.167203341014" table:display="true" table:show-details="true"/>
                <table:data-pilot-member table:name="298.630490746946" table:display="true" table:show-details="true"/>
                <table:data-pilot-member table:name="298.813065097854" table:display="true" table:show-details="true"/>
                <table:data-pilot-member table:name="298.828983971387" table:display="true" table:show-details="true"/>
                <table:data-pilot-member table:name="299.661754217382" table:display="true" table:show-details="true"/>
                <table:data-pilot-member table:name="302.450168691791" table:display="true" table:show-details="true"/>
                <table:data-pilot-member table:name="302.892744228061" table:display="true" table:show-details="true"/>
                <table:data-pilot-member table:name="303.008036081248" table:display="true" table:show-details="true"/>
                <table:data-pilot-member table:name="303.264357238613" table:display="true" table:show-details="true"/>
                <table:data-pilot-member table:name="303.940448001843" table:display="true" table:show-details="true"/>
                <table:data-pilot-member table:name="305.559984489081" table:display="true" table:show-details="true"/>
                <table:data-pilot-member table:name="306.407291350447" table:display="true" table:show-details="true"/>
                <table:data-pilot-member table:name="306.71404236306" table:display="true" table:show-details="true"/>
                <table:data-pilot-member table:name="308.245905516467" table:display="true" table:show-details="true"/>
                <table:data-pilot-member table:name="308.324311873776" table:display="true" table:show-details="true"/>
                <table:data-pilot-member table:name="308.863045250998" table:display="true" table:show-details="true"/>
                <table:data-pilot-member table:name="309.607547261815" table:display="true" table:show-details="true"/>
                <table:data-pilot-member table:name="311.506102444779" table:display="true" table:show-details="true"/>
                <table:data-pilot-member table:name="312.564559214805" table:display="true" table:show-details="true"/>
                <table:data-pilot-member table:name="312.783354071873" table:display="true" table:show-details="true"/>
                <table:data-pilot-member table:name="313.694866107535" table:display="true" table:show-details="true"/>
                <table:data-pilot-member table:name="314.667971974221" table:display="true" table:show-details="true"/>
                <table:data-pilot-member table:name="315.665344315821" table:display="true" table:show-details="true"/>
                <table:data-pilot-member table:name="315.670238906731" table:display="true" table:show-details="true"/>
                <table:data-pilot-member table:name="315.950588482556" table:display="true" table:show-details="true"/>
                <table:data-pilot-member table:name="317.028268551237" table:display="true" table:show-details="true"/>
                <table:data-pilot-member table:name="317.812006115734" table:display="true" table:show-details="true"/>
                <table:data-pilot-member table:name="320.20069491061" table:display="true" table:show-details="true"/>
                <table:data-pilot-member table:name="320.85356488824" table:display="true" table:show-details="true"/>
                <table:data-pilot-member table:name="320.926039454757" table:display="true" table:show-details="true"/>
                <table:data-pilot-member table:name="321.559648038893" table:display="true" table:show-details="true"/>
                <table:data-pilot-member table:name="321.579425356339" table:display="true" table:show-details="true"/>
                <table:data-pilot-member table:name="322.015133252855" table:display="true" table:show-details="true"/>
                <table:data-pilot-member table:name="322.232348169309" table:display="true" table:show-details="true"/>
                <table:data-pilot-member table:name="323.737505127491" table:display="true" table:show-details="true"/>
                <table:data-pilot-member table:name="324.024140019779" table:display="true" table:show-details="true"/>
                <table:data-pilot-member table:name="324.273081086654" table:display="true" table:show-details="true"/>
                <table:data-pilot-member table:name="325.113690021016" table:display="true" table:show-details="true"/>
                <table:data-pilot-member table:name="325.340976443358" table:display="true" table:show-details="true"/>
                <table:data-pilot-member table:name="325.798642683832" table:display="true" table:show-details="true"/>
                <table:data-pilot-member table:name="327.520089794848" table:display="true" table:show-details="true"/>
                <table:data-pilot-member table:name="327.958220950548" table:display="true" table:show-details="true"/>
                <table:data-pilot-member table:name="328.223465880996" table:display="true" table:show-details="true"/>
                <table:data-pilot-member table:name="328.607062123722" table:display="true" table:show-details="true"/>
                <table:data-pilot-member table:name="328.907281288426" table:display="true" table:show-details="true"/>
                <table:data-pilot-member table:name="329.520243530575" table:display="true" table:show-details="true"/>
                <table:data-pilot-member table:name="329.867391789479" table:display="true" table:show-details="true"/>
                <table:data-pilot-member table:name="331.345769139474" table:display="true" table:show-details="true"/>
                <table:data-pilot-member table:name="332.390266456607" table:display="true" table:show-details="true"/>
                <table:data-pilot-member table:name="332.821545244767" table:display="true" table:show-details="true"/>
                <table:data-pilot-member table:name="335.120379800492" table:display="true" table:show-details="true"/>
                <table:data-pilot-member table:name="336.073326206052" table:display="true" table:show-details="true"/>
                <table:data-pilot-member table:name="336.107048008172" table:display="true" table:show-details="true"/>
                <table:data-pilot-member table:name="336.966312763887" table:display="true" table:show-details="true"/>
                <table:data-pilot-member table:name="339.754412811388" table:display="true" table:show-details="true"/>
                <table:data-pilot-member table:name="339.893999703176" table:display="true" table:show-details="true"/>
                <table:data-pilot-member table:name="341.741225063828" table:display="true" table:show-details="true"/>
                <table:data-pilot-member table:name="343.665144709101" table:display="true" table:show-details="true"/>
                <table:data-pilot-member table:name="345.337650283924" table:display="true" table:show-details="true"/>
                <table:data-pilot-member table:name="345.599360457297" table:display="true" table:show-details="true"/>
                <table:data-pilot-member table:name="346.209842463301" table:display="true" table:show-details="true"/>
                <table:data-pilot-member table:name="347.182913919584" table:display="true" table:show-details="true"/>
                <table:data-pilot-member table:name="348.782819199945" table:display="true" table:show-details="true"/>
                <table:data-pilot-member table:name="350.003579045495" table:display="true" table:show-details="true"/>
                <table:data-pilot-member table:name="351.296841332027" table:display="true" table:show-details="true"/>
                <table:data-pilot-member table:name="351.976663840051" table:display="true" table:show-details="true"/>
                <table:data-pilot-member table:name="352.901149952458" table:display="true" table:show-details="true"/>
                <table:data-pilot-member table:name="354.690298946549" table:display="true" table:show-details="true"/>
                <table:data-pilot-member table:name="354.756696032638" table:display="true" table:show-details="true"/>
                <table:data-pilot-member table:name="355.91506024357" table:display="true" table:show-details="true"/>
                <table:data-pilot-member table:name="358.131646380525" table:display="true" table:show-details="true"/>
                <table:data-pilot-member table:name="358.862369912725" table:display="true" table:show-details="true"/>
                <table:data-pilot-member table:name="359.098315576928" table:display="true" table:show-details="true"/>
                <table:data-pilot-member table:name="360.478076664425" table:display="true" table:show-details="true"/>
                <table:data-pilot-member table:name="360.616551245552" table:display="true" table:show-details="true"/>
                <table:data-pilot-member table:name="361.912828178507" table:display="true" table:show-details="true"/>
                <table:data-pilot-member table:name="362.498367573404" table:display="true" table:show-details="true"/>
                <table:data-pilot-member table:name="363.424429978888" table:display="true" table:show-details="true"/>
                <table:data-pilot-member table:name="363.803342012275" table:display="true" table:show-details="true"/>
                <table:data-pilot-member table:name="364.28748817742" table:display="true" table:show-details="true"/>
                <table:data-pilot-member table:name="364.361233286418" table:display="true" table:show-details="true"/>
                <table:data-pilot-member table:name="364.4177091017" table:display="true" table:show-details="true"/>
                <table:data-pilot-member table:name="364.803596059113" table:display="true" table:show-details="true"/>
                <table:data-pilot-member table:name="364.866733956467" table:display="true" table:show-details="true"/>
                <table:data-pilot-member table:name="365.090480169875" table:display="true" table:show-details="true"/>
                <table:data-pilot-member table:name="365.124015658363" table:display="true" table:show-details="true"/>
                <table:data-pilot-member table:name="368.685492679066" table:display="true" table:show-details="true"/>
                <table:data-pilot-member table:name="368.797341557506" table:display="true" table:show-details="true"/>
                <table:data-pilot-member table:name="369.777658102026" table:display="true" table:show-details="true"/>
                <table:data-pilot-member table:name="371.359608377688" table:display="true" table:show-details="true"/>
                <table:data-pilot-member table:name="373.47637855022" table:display="true" table:show-details="true"/>
                <table:data-pilot-member table:name="374.100586605765" table:display="true" table:show-details="true"/>
                <table:data-pilot-member table:name="374.180396099529" table:display="true" table:show-details="true"/>
                <table:data-pilot-member table:name="374.194584473571" table:display="true" table:show-details="true"/>
                <table:data-pilot-member table:name="374.635706489122" table:display="true" table:show-details="true"/>
                <table:data-pilot-member table:name="375.929248271889" table:display="true" table:show-details="true"/>
                <table:data-pilot-member table:name="376.413972346786" table:display="true" table:show-details="true"/>
                <table:data-pilot-member table:name="377.741259581955" table:display="true" table:show-details="true"/>
                <table:data-pilot-member table:name="377.928307608588" table:display="true" table:show-details="true"/>
                <table:data-pilot-member table:name="378.399556650246" table:display="true" table:show-details="true"/>
                <table:data-pilot-member table:name="378.602054294438" table:display="true" table:show-details="true"/>
                <table:data-pilot-member table:name="379.41022166091" table:display="true" table:show-details="true"/>
                <table:data-pilot-member table:name="381.519249822064" table:display="true" table:show-details="true"/>
                <table:data-pilot-member table:name="381.712549428379" table:display="true" table:show-details="true"/>
                <table:data-pilot-member table:name="384.170497987489" table:display="true" table:show-details="true"/>
                <table:data-pilot-member table:name="388.375640160472" table:display="true" table:show-details="true"/>
                <table:data-pilot-member table:name="390.935315540577" table:display="true" table:show-details="true"/>
                <table:data-pilot-member table:name="392.631691244087" table:display="true" table:show-details="true"/>
                <table:data-pilot-member table:name="395.14722062212" table:display="true" table:show-details="true"/>
                <table:data-pilot-member table:name="396.202551516122" table:display="true" table:show-details="true"/>
                <table:data-pilot-member table:name="396.246361658236" table:display="true" table:show-details="true"/>
                <table:data-pilot-member table:name="398.712587966221" table:display="true" table:show-details="true"/>
                <table:data-pilot-member table:name="398.976763305706" table:display="true" table:show-details="true"/>
                <table:data-pilot-member table:name="401.251936820851" table:display="true" table:show-details="true"/>
                <table:data-pilot-member table:name="401.663894187969" table:display="true" table:show-details="true"/>
                <table:data-pilot-member table:name="404.322358265136" table:display="true" table:show-details="true"/>
                <table:data-pilot-member table:name="404.383611916363" table:display="true" table:show-details="true"/>
                <table:data-pilot-member table:name="405.835442819302" table:display="true" table:show-details="true"/>
                <table:data-pilot-member table:name="406.431575964353" table:display="true" table:show-details="true"/>
                <table:data-pilot-member table:name="406.797797648167" table:display="true" table:show-details="true"/>
                <table:data-pilot-member table:name="407.163550177936" table:display="true" table:show-details="true"/>
                <table:data-pilot-member table:name="407.802705215488" table:display="true" table:show-details="true"/>
                <table:data-pilot-member table:name="407.978014430337" table:display="true" table:show-details="true"/>
                <table:data-pilot-member table:name="409.867554513119" table:display="true" table:show-details="true"/>
                <table:data-pilot-member table:name="410.057494864982" table:display="true" table:show-details="true"/>
                <table:data-pilot-member table:name="417.268807885438" table:display="true" table:show-details="true"/>
                <table:data-pilot-member table:name="417.268983711112" table:display="true" table:show-details="true"/>
                <table:data-pilot-member table:name="417.791555904857" table:display="true" table:show-details="true"/>
                <table:data-pilot-member table:name="418.012118801161" table:display="true" table:show-details="true"/>
                <table:data-pilot-member table:name="420.751355780525" table:display="true" table:show-details="true"/>
                <table:data-pilot-member table:name="421.1245063377" table:display="true" table:show-details="true"/>
                <table:data-pilot-member table:name="421.974612093407" table:display="true" table:show-details="true"/>
                <table:data-pilot-member table:name="422.286056065484" table:display="true" table:show-details="true"/>
                <table:data-pilot-member table:name="423.726807502802" table:display="true" table:show-details="true"/>
                <table:data-pilot-member table:name="424.831257652123" table:display="true" table:show-details="true"/>
                <table:data-pilot-member table:name="427.332441158885" table:display="true" table:show-details="true"/>
                <table:data-pilot-member table:name="427.937735237856" table:display="true" table:show-details="true"/>
                <table:data-pilot-member table:name="430.110981615332" table:display="true" table:show-details="true"/>
                <table:data-pilot-member table:name="430.901802977195" table:display="true" table:show-details="true"/>
                <table:data-pilot-member table:name="433.419930476069" table:display="true" table:show-details="true"/>
                <table:data-pilot-member table:name="437.245830771365" table:display="true" table:show-details="true"/>
                <table:data-pilot-member table:name="437.313264278082" table:display="true" table:show-details="true"/>
                <table:data-pilot-member table:name="437.871827665662" table:display="true" table:show-details="true"/>
                <table:data-pilot-member table:name="440.491908659919" table:display="true" table:show-details="true"/>
                <table:data-pilot-member table:name="443.317646023927" table:display="true" table:show-details="true"/>
                <table:data-pilot-member table:name="444.472412281658" table:display="true" table:show-details="true"/>
                <table:data-pilot-member table:name="445.007622983745" table:display="true" table:show-details="true"/>
                <table:data-pilot-member table:name="445.517852340714" table:display="true" table:show-details="true"/>
                <table:data-pilot-member table:name="446.202775550484" table:display="true" table:show-details="true"/>
                <table:data-pilot-member table:name="446.831419217082" table:display="true" table:show-details="true"/>
                <table:data-pilot-member table:name="447.602010738856" table:display="true" table:show-details="true"/>
                <table:data-pilot-member table:name="449.693918490783" table:display="true" table:show-details="true"/>
                <table:data-pilot-member table:name="450.443689294982" table:display="true" table:show-details="true"/>
                <table:data-pilot-member table:name="452.231200719115" table:display="true" table:show-details="true"/>
                <table:data-pilot-member table:name="453.264246624781" table:display="true" table:show-details="true"/>
                <table:data-pilot-member table:name="453.973591459075" table:display="true" table:show-details="true"/>
                <table:data-pilot-member table:name="459.023643302801" table:display="true" table:show-details="true"/>
                <table:data-pilot-member table:name="460.433475605995" table:display="true" table:show-details="true"/>
                <table:data-pilot-member table:name="462.604014327295" table:display="true" table:show-details="true"/>
                <table:data-pilot-member table:name="462.66842641731" table:display="true" table:show-details="true"/>
                <table:data-pilot-member table:name="463.142644291092" table:display="true" table:show-details="true"/>
                <table:data-pilot-member table:name="464.126861370194" table:display="true" table:show-details="true"/>
                <table:data-pilot-member table:name="465.277219748689" table:display="true" table:show-details="true"/>
                <table:data-pilot-member table:name="465.641951586309" table:display="true" table:show-details="true"/>
                <table:data-pilot-member table:name="467.090149474869" table:display="true" table:show-details="true"/>
                <table:data-pilot-member table:name="470.199574824045" table:display="true" table:show-details="true"/>
                <table:data-pilot-member table:name="470.859224588939" table:display="true" table:show-details="true"/>
                <table:data-pilot-member table:name="473.692126841275" table:display="true" table:show-details="true"/>
                <table:data-pilot-member table:name="473.85674031768" table:display="true" table:show-details="true"/>
                <table:data-pilot-member table:name="475.062404274265" table:display="true" table:show-details="true"/>
                <table:data-pilot-member table:name="475.230425688281" table:display="true" table:show-details="true"/>
                <table:data-pilot-member table:name="476.918197139939" table:display="true" table:show-details="true"/>
                <table:data-pilot-member table:name="486.081005055172" table:display="true" table:show-details="true"/>
                <table:data-pilot-member table:name="486.141442575176" table:display="true" table:show-details="true"/>
                <table:data-pilot-member table:name="491.887774386367" table:display="true" table:show-details="true"/>
                <table:data-pilot-member table:name="493.464838565703" table:display="true" table:show-details="true"/>
                <table:data-pilot-member table:name="493.925241511656" table:display="true" table:show-details="true"/>
                <table:data-pilot-member table:name="495.017823517348" table:display="true" table:show-details="true"/>
                <table:data-pilot-member table:name="497.019051224268" table:display="true" table:show-details="true"/>
                <table:data-pilot-member table:name="497.156309452363" table:display="true" table:show-details="true"/>
                <table:data-pilot-member table:name="498.715098637858" table:display="true" table:show-details="true"/>
                <table:data-pilot-member table:name="498.999871854397" table:display="true" table:show-details="true"/>
                <table:data-pilot-member table:name="499.020804643187" table:display="true" table:show-details="true"/>
                <table:data-pilot-member table:name="500.189203571217" table:display="true" table:show-details="true"/>
                <table:data-pilot-member table:name="502.722735165754" table:display="true" table:show-details="true"/>
                <table:data-pilot-member table:name="504.022357700841" table:display="true" table:show-details="true"/>
                <table:data-pilot-member table:name="504.207023223082" table:display="true" table:show-details="true"/>
                <table:data-pilot-member table:name="506.77637616035" table:display="true" table:show-details="true"/>
                <table:data-pilot-member table:name="508.405672378817" table:display="true" table:show-details="true"/>
                <table:data-pilot-member table:name="509.333755118398" table:display="true" table:show-details="true"/>
                <table:data-pilot-member table:name="512.353964613979" table:display="true" table:show-details="true"/>
                <table:data-pilot-member table:name="515.912093023256" table:display="true" table:show-details="true"/>
                <table:data-pilot-member table:name="516.603935638666" table:display="true" table:show-details="true"/>
                <table:data-pilot-member table:name="520.141772752804" table:display="true" table:show-details="true"/>
                <table:data-pilot-member table:name="520.493080843325" table:display="true" table:show-details="true"/>
                <table:data-pilot-member table:name="521.089116099226" table:display="true" table:show-details="true"/>
                <table:data-pilot-member table:name="521.17687265211" table:display="true" table:show-details="true"/>
                <table:data-pilot-member table:name="522.76396637107" table:display="true" table:show-details="true"/>
                <table:data-pilot-member table:name="522.79133018542" table:display="true" table:show-details="true"/>
                <table:data-pilot-member table:name="523.292950271144" table:display="true" table:show-details="true"/>
                <table:data-pilot-member table:name="523.379509942117" table:display="true" table:show-details="true"/>
                <table:data-pilot-member table:name="524.779308785712" table:display="true" table:show-details="true"/>
                <table:data-pilot-member table:name="526.67329609582" table:display="true" table:show-details="true"/>
                <table:data-pilot-member table:name="526.887345761772" table:display="true" table:show-details="true"/>
                <table:data-pilot-member table:name="528.797794855709" table:display="true" table:show-details="true"/>
                <table:data-pilot-member table:name="532.024831207802" table:display="true" table:show-details="true"/>
                <table:data-pilot-member table:name="535.593196109323" table:display="true" table:show-details="true"/>
                <table:data-pilot-member table:name="538.749930281009" table:display="true" table:show-details="true"/>
                <table:data-pilot-member table:name="538.772148760331" table:display="true" table:show-details="true"/>
                <table:data-pilot-member table:name="539.083609598548" table:display="true" table:show-details="true"/>
                <table:data-pilot-member table:name="546.147171810836" table:display="true" table:show-details="true"/>
                <table:data-pilot-member table:name="547.854044327145" table:display="true" table:show-details="true"/>
                <table:data-pilot-member table:name="550.800090181932" table:display="true" table:show-details="true"/>
                <table:data-pilot-member table:name="553.00500672495" table:display="true" table:show-details="true"/>
                <table:data-pilot-member table:name="553.195035186488" table:display="true" table:show-details="true"/>
                <table:data-pilot-member table:name="553.209717595558" table:display="true" table:show-details="true"/>
                <table:data-pilot-member table:name="554.521796698404" table:display="true" table:show-details="true"/>
                <table:data-pilot-member table:name="555.898327095096" table:display="true" table:show-details="true"/>
                <table:data-pilot-member table:name="557.64148071228" table:display="true" table:show-details="true"/>
                <table:data-pilot-member table:name="560.741228648285" table:display="true" table:show-details="true"/>
                <table:data-pilot-member table:name="561.097552779733" table:display="true" table:show-details="true"/>
                <table:data-pilot-member table:name="563.990855398875" table:display="true" table:show-details="true"/>
                <table:data-pilot-member table:name="567.493284974906" table:display="true" table:show-details="true"/>
                <table:data-pilot-member table:name="571.36864460618" table:display="true" table:show-details="true"/>
                <table:data-pilot-member table:name="575.910788978409" table:display="true" table:show-details="true"/>
                <table:data-pilot-member table:name="577.035754024182" table:display="true" table:show-details="true"/>
                <table:data-pilot-member table:name="577.836591663348" table:display="true" table:show-details="true"/>
                <table:data-pilot-member table:name="580.413228699552" table:display="true" table:show-details="true"/>
                <table:data-pilot-member table:name="581.721955545319" table:display="true" table:show-details="true"/>
                <table:data-pilot-member table:name="583.794905850706" table:display="true" table:show-details="true"/>
                <table:data-pilot-member table:name="591.590638070524" table:display="true" table:show-details="true"/>
                <table:data-pilot-member table:name="594.045829863336" table:display="true" table:show-details="true"/>
                <table:data-pilot-member table:name="597.860269408844" table:display="true" table:show-details="true"/>
                <table:data-pilot-member table:name="599.300809770344" table:display="true" table:show-details="true"/>
                <table:data-pilot-member table:name="600.705591133005" table:display="true" table:show-details="true"/>
                <table:data-pilot-member table:name="602.124121090286" table:display="true" table:show-details="true"/>
                <table:data-pilot-member table:name="609.045187053384" table:display="true" table:show-details="true"/>
                <table:data-pilot-member table:name="620.488805920616" table:display="true" table:show-details="true"/>
                <table:data-pilot-member table:name="623.215138722952" table:display="true" table:show-details="true"/>
                <table:data-pilot-member table:name="630.357355678628" table:display="true" table:show-details="true"/>
                <table:data-pilot-member table:name="633.169714861751" table:display="true" table:show-details="true"/>
                <table:data-pilot-member table:name="640.249830491909" table:display="true" table:show-details="true"/>
                <table:data-pilot-member table:name="645.096890894451" table:display="true" table:show-details="true"/>
                <table:data-pilot-member table:name="647.858654953917" table:display="true" table:show-details="true"/>
                <table:data-pilot-member table:name="655.200216370107" table:display="true" table:show-details="true"/>
                <table:data-pilot-member table:name="660.957288708304" table:display="true" table:show-details="true"/>
                <table:data-pilot-member table:name="667.591484433609" table:display="true" table:show-details="true"/>
                <table:data-pilot-member table:name="669.033154015056" table:display="true" table:show-details="true"/>
                <table:data-pilot-member table:name="671.437761184123" table:display="true" table:show-details="true"/>
                <table:data-pilot-member table:name="671.685447748065" table:display="true" table:show-details="true"/>
                <table:data-pilot-member table:name="672.158517117011" table:display="true" table:show-details="true"/>
                <table:data-pilot-member table:name="700.627264024933" table:display="true" table:show-details="true"/>
                <table:data-pilot-member table:name="703.48046818499" table:display="true" table:show-details="true"/>
                <table:data-pilot-member table:name="708.551161743277" table:display="true" table:show-details="true"/>
                <table:data-pilot-member table:name="709.990760364104" table:display="true" table:show-details="true"/>
                <table:data-pilot-member table:name="711.16989048188" table:display="true" table:show-details="true"/>
                <table:data-pilot-member table:name="711.709425974223" table:display="true" table:show-details="true"/>
                <table:data-pilot-member table:name="723.090350411168" table:display="true" table:show-details="true"/>
                <table:data-pilot-member table:name="725.175923153376" table:display="true" table:show-details="true"/>
                <table:data-pilot-member table:name="727.983037154378" table:display="true" table:show-details="true"/>
                <table:data-pilot-member table:name="732.634108588876" table:display="true" table:show-details="true"/>
                <table:data-pilot-member table:name="737.429154102213" table:display="true" table:show-details="true"/>
                <table:data-pilot-member table:name="739.805430785748" table:display="true" table:show-details="true"/>
                <table:data-pilot-member table:name="741.342873762515" table:display="true" table:show-details="true"/>
                <table:data-pilot-member table:name="741.820108623659" table:display="true" table:show-details="true"/>
                <table:data-pilot-member table:name="746.082674865488" table:display="true" table:show-details="true"/>
                <table:data-pilot-member table:name="746.479369621434" table:display="true" table:show-details="true"/>
                <table:data-pilot-member table:name="749.006207166634" table:display="true" table:show-details="true"/>
                <table:data-pilot-member table:name="756.994164262229" table:display="true" table:show-details="true"/>
                <table:data-pilot-member table:name="761.138352198058" table:display="true" table:show-details="true"/>
                <table:data-pilot-member table:name="761.647910956989" table:display="true" table:show-details="true"/>
                <table:data-pilot-member table:name="766.46313221824" table:display="true" table:show-details="true"/>
                <table:data-pilot-member table:name="770.844707908332" table:display="true" table:show-details="true"/>
                <table:data-pilot-member table:name="772.358364989231" table:display="true" table:show-details="true"/>
                <table:data-pilot-member table:name="776.012270499404" table:display="true" table:show-details="true"/>
                <table:data-pilot-member table:name="776.67419311548" table:display="true" table:show-details="true"/>
                <table:data-pilot-member table:name="786.308441355003" table:display="true" table:show-details="true"/>
                <table:data-pilot-member table:name="789.804726818302" table:display="true" table:show-details="true"/>
                <table:data-pilot-member table:name="797.041062139941" table:display="true" table:show-details="true"/>
                <table:data-pilot-member table:name="797.150988391599" table:display="true" table:show-details="true"/>
                <table:data-pilot-member table:name="798.564284011127" table:display="true" table:show-details="true"/>
                <table:data-pilot-member table:name="801.834850115296" table:display="true" table:show-details="true"/>
                <table:data-pilot-member table:name="805.247014316445" table:display="true" table:show-details="true"/>
                <table:data-pilot-member table:name="811.001224475005" table:display="true" table:show-details="true"/>
                <table:data-pilot-member table:name="813.363710675494" table:display="true" table:show-details="true"/>
                <table:data-pilot-member table:name="814.523177549872" table:display="true" table:show-details="true"/>
                <table:data-pilot-member table:name="828.002392344498" table:display="true" table:show-details="true"/>
                <table:data-pilot-member table:name="832.469685390313" table:display="true" table:show-details="true"/>
                <table:data-pilot-member table:name="833.826048018198" table:display="true" table:show-details="true"/>
                <table:data-pilot-member table:name="837.486335062832" table:display="true" table:show-details="true"/>
                <table:data-pilot-member table:name="838.556915094623" table:display="true" table:show-details="true"/>
                <table:data-pilot-member table:name="839.752655269762" table:display="true" table:show-details="true"/>
                <table:data-pilot-member table:name="840.23244510665" table:display="true" table:show-details="true"/>
                <table:data-pilot-member table:name="847.30870289274" table:display="true" table:show-details="true"/>
                <table:data-pilot-member table:name="847.923995729537" table:display="true" table:show-details="true"/>
                <table:data-pilot-member table:name="852.440585732661" table:display="true" table:show-details="true"/>
                <table:data-pilot-member table:name="855.359788877112" table:display="true" table:show-details="true"/>
                <table:data-pilot-member table:name="859.210546828287" table:display="true" table:show-details="true"/>
                <table:data-pilot-member table:name="863.801491781967" table:display="true" table:show-details="true"/>
                <table:data-pilot-member table:name="864.160776474822" table:display="true" table:show-details="true"/>
                <table:data-pilot-member table:name="865.771794132191" table:display="true" table:show-details="true"/>
                <table:data-pilot-member table:name="872.239206500956" table:display="true" table:show-details="true"/>
                <table:data-pilot-member table:name="874.576106338486" table:display="true" table:show-details="true"/>
                <table:data-pilot-member table:name="878.772616638879" table:display="true" table:show-details="true"/>
                <table:data-pilot-member table:name="881.172483738291" table:display="true" table:show-details="true"/>
                <table:data-pilot-member table:name="883.714755849774" table:display="true" table:show-details="true"/>
                <table:data-pilot-member table:name="887.333085363586" table:display="true" table:show-details="true"/>
                <table:data-pilot-member table:name="898.605320569902" table:display="true" table:show-details="true"/>
                <table:data-pilot-member table:name="904.38288425345" table:display="true" table:show-details="true"/>
                <table:data-pilot-member table:name="907.76275207206" table:display="true" table:show-details="true"/>
                <table:data-pilot-member table:name="909.506907750778" table:display="true" table:show-details="true"/>
                <table:data-pilot-member table:name="916.424907173256" table:display="true" table:show-details="true"/>
                <table:data-pilot-member table:name="916.980422664978" table:display="true" table:show-details="true"/>
                <table:data-pilot-member table:name="917.900944653598" table:display="true" table:show-details="true"/>
                <table:data-pilot-member table:name="921.221532616005" table:display="true" table:show-details="true"/>
                <table:data-pilot-member table:name="921.511056583693" table:display="true" table:show-details="true"/>
                <table:data-pilot-member table:name="921.61904221685" table:display="true" table:show-details="true"/>
                <table:data-pilot-member table:name="923.56173298646" table:display="true" table:show-details="true"/>
                <table:data-pilot-member table:name="924.842816882507" table:display="true" table:show-details="true"/>
                <table:data-pilot-member table:name="926.957514009601" table:display="true" table:show-details="true"/>
                <table:data-pilot-member table:name="931.146335190383" table:display="true" table:show-details="true"/>
                <table:data-pilot-member table:name="939.265224654378" table:display="true" table:show-details="true"/>
                <table:data-pilot-member table:name="940.159570424968" table:display="true" table:show-details="true"/>
                <table:data-pilot-member table:name="940.887286458065" table:display="true" table:show-details="true"/>
                <table:data-pilot-member table:name="942.630427599361" table:display="true" table:show-details="true"/>
                <table:data-pilot-member table:name="944.468679359431" table:display="true" table:show-details="true"/>
                <table:data-pilot-member table:name="949.38224346424" table:display="true" table:show-details="true"/>
                <table:data-pilot-member table:name="951.867806405694" table:display="true" table:show-details="true"/>
                <table:data-pilot-member table:name="953.186414724887" table:display="true" table:show-details="true"/>
                <table:data-pilot-member table:name="955.433441318871" table:display="true" table:show-details="true"/>
                <table:data-pilot-member table:name="955.946786532045" table:display="true" table:show-details="true"/>
                <table:data-pilot-member table:name="956.4853107488" table:display="true" table:show-details="true"/>
                <table:data-pilot-member table:name="963.681958656039" table:display="true" table:show-details="true"/>
                <table:data-pilot-member table:name="972.362398174864" table:display="true" table:show-details="true"/>
                <table:data-pilot-member table:name="972.606878237998" table:display="true" table:show-details="true"/>
                <table:data-pilot-member table:name="978.585577948557" table:display="true" table:show-details="true"/>
                <table:data-pilot-member table:name="985.819236439019" table:display="true" table:show-details="true"/>
                <table:data-pilot-member table:name="991.465507371393" table:display="true" table:show-details="true"/>
                <table:data-pilot-member table:name="994.800362961982" table:display="true" table:show-details="true"/>
                <table:data-pilot-member table:name="1001.92036373291" table:display="true" table:show-details="true"/>
                <table:data-pilot-member table:name="1003.49079465622" table:display="true" table:show-details="true"/>
                <table:data-pilot-member table:name="1003.75283013536" table:display="true" table:show-details="true"/>
                <table:data-pilot-member table:name="1004.80538869054" table:display="true" table:show-details="true"/>
                <table:data-pilot-member table:name="1008.54413695627" table:display="true" table:show-details="true"/>
                <table:data-pilot-member table:name="1011.13269886012" table:display="true" table:show-details="true"/>
                <table:data-pilot-member table:name="1012.70697865675" table:display="true" table:show-details="true"/>
                <table:data-pilot-member table:name="1013.0950174308" table:display="true" table:show-details="true"/>
                <table:data-pilot-member table:name="1013.82699817712" table:display="true" table:show-details="true"/>
                <table:data-pilot-member table:name="1017.01683385895" table:display="true" table:show-details="true"/>
                <table:data-pilot-member table:name="1021.31790427342" table:display="true" table:show-details="true"/>
                <table:data-pilot-member table:name="1028.06930984236" table:display="true" table:show-details="true"/>
                <table:data-pilot-member table:name="1029.02906367629" table:display="true" table:show-details="true"/>
                <table:data-pilot-member table:name="1032.01225362568" table:display="true" table:show-details="true"/>
                <table:data-pilot-member table:name="1032.60995154033" table:display="true" table:show-details="true"/>
                <table:data-pilot-member table:name="1038.91538285859" table:display="true" table:show-details="true"/>
                <table:data-pilot-member table:name="1053.80260444344" table:display="true" table:show-details="true"/>
                <table:data-pilot-member table:name="1054.49067873385" table:display="true" table:show-details="true"/>
                <table:data-pilot-member table:name="1054.78010997458" table:display="true" table:show-details="true"/>
                <table:data-pilot-member table:name="1055.03221625144" table:display="true" table:show-details="true"/>
                <table:data-pilot-member table:name="1060.87088621734" table:display="true" table:show-details="true"/>
                <table:data-pilot-member table:name="1065.0024407137" table:display="true" table:show-details="true"/>
                <table:data-pilot-member table:name="1065.0638935069" table:display="true" table:show-details="true"/>
                <table:data-pilot-member table:name="1065.15025249029" table:display="true" table:show-details="true"/>
                <table:data-pilot-member table:name="1065.67691886682" table:display="true" table:show-details="true"/>
                <table:data-pilot-member table:name="1067.4750700511" table:display="true" table:show-details="true"/>
                <table:data-pilot-member table:name="1068.33031602886" table:display="true" table:show-details="true"/>
                <table:data-pilot-member table:name="1068.75426761566" table:display="true" table:show-details="true"/>
                <table:data-pilot-member table:name="1068.96822064057" table:display="true" table:show-details="true"/>
                <table:data-pilot-member table:name="1069.87604199288" table:display="true" table:show-details="true"/>
                <table:data-pilot-member table:name="1076.5600789858" table:display="true" table:show-details="true"/>
                <table:data-pilot-member table:name="1079.78245445497" table:display="true" table:show-details="true"/>
                <table:data-pilot-member table:name="1080.3135261416" table:display="true" table:show-details="true"/>
                <table:data-pilot-member table:name="1083.41039093695" table:display="true" table:show-details="true"/>
                <table:data-pilot-member table:name="1083.99771436288" table:display="true" table:show-details="true"/>
                <table:data-pilot-member table:name="1084.83662734575" table:display="true" table:show-details="true"/>
                <table:data-pilot-member table:name="1091.00988661843" table:display="true" table:show-details="true"/>
                <table:data-pilot-member table:name="1091.31915882898" table:display="true" table:show-details="true"/>
                <table:data-pilot-member table:name="1103.61417249613" table:display="true" table:show-details="true"/>
                <table:data-pilot-member table:name="1107.58576476868" table:display="true" table:show-details="true"/>
                <table:data-pilot-member table:name="1116.08924873997" table:display="true" table:show-details="true"/>
                <table:data-pilot-member table:name="1118.34542319103" table:display="true" table:show-details="true"/>
                <table:data-pilot-member table:name="1126.10222057835" table:display="true" table:show-details="true"/>
                <table:data-pilot-member table:name="1126.96487731331" table:display="true" table:show-details="true"/>
                <table:data-pilot-member table:name="1126.98513786147" table:display="true" table:show-details="true"/>
                <table:data-pilot-member table:name="1131.18487018045" table:display="true" table:show-details="true"/>
                <table:data-pilot-member table:name="1132.71136928099" table:display="true" table:show-details="true"/>
                <table:data-pilot-member table:name="1138.75879468846" table:display="true" table:show-details="true"/>
                <table:data-pilot-member table:name="1144.20464789837" table:display="true" table:show-details="true"/>
                <table:data-pilot-member table:name="1145.41869090725" table:display="true" table:show-details="true"/>
                <table:data-pilot-member table:name="1161.24494069785" table:display="true" table:show-details="true"/>
                <table:data-pilot-member table:name="1163.7676072058" table:display="true" table:show-details="true"/>
                <table:data-pilot-member table:name="1164.6865944395" table:display="true" table:show-details="true"/>
                <table:data-pilot-member table:name="1172.7432643252" table:display="true" table:show-details="true"/>
                <table:data-pilot-member table:name="1178.30441118029" table:display="true" table:show-details="true"/>
                <table:data-pilot-member table:name="1180.00879757143" table:display="true" table:show-details="true"/>
                <table:data-pilot-member table:name="1180.54528767214" table:display="true" table:show-details="true"/>
                <table:data-pilot-member table:name="1181.2674618599" table:display="true" table:show-details="true"/>
                <table:data-pilot-member table:name="1182.71925846253" table:display="true" table:show-details="true"/>
                <table:data-pilot-member table:name="1198.32334919639" table:display="true" table:show-details="true"/>
                <table:data-pilot-member table:name="1199.15959397781" table:display="true" table:show-details="true"/>
                <table:data-pilot-member table:name="1204.55887682738" table:display="true" table:show-details="true"/>
                <table:data-pilot-member table:name="1229.58269585253" table:display="true" table:show-details="true"/>
                <table:data-pilot-member table:name="1235.49605307577" table:display="true" table:show-details="true"/>
                <table:data-pilot-member table:name="1239.53597015558" table:display="true" table:show-details="true"/>
                <table:data-pilot-member table:name="1239.58981189562" table:display="true" table:show-details="true"/>
                <table:data-pilot-member table:name="1249.57398106458" table:display="true" table:show-details="true"/>
                <table:data-pilot-member table:name="1249.86855208783" table:display="true" table:show-details="true"/>
                <table:data-pilot-member table:name="1250.95236134586" table:display="true" table:show-details="true"/>
                <table:data-pilot-member table:name="1262.67537883158" table:display="true" table:show-details="true"/>
                <table:data-pilot-member table:name="1263.55023056806" table:display="true" table:show-details="true"/>
                <table:data-pilot-member table:name="1288.98059798616" table:display="true" table:show-details="true"/>
                <table:data-pilot-member table:name="1294.44163396206" table:display="true" table:show-details="true"/>
                <table:data-pilot-member table:name="1295.00228843531" table:display="true" table:show-details="true"/>
                <table:data-pilot-member table:name="1295.79509936636" table:display="true" table:show-details="true"/>
                <table:data-pilot-member table:name="1307.51138282899" table:display="true" table:show-details="true"/>
                <table:data-pilot-member table:name="1310.13915505111" table:display="true" table:show-details="true"/>
                <table:data-pilot-member table:name="1310.41930857603" table:display="true" table:show-details="true"/>
                <table:data-pilot-member table:name="1312.99361129792" table:display="true" table:show-details="true"/>
                <table:data-pilot-member table:name="1313.14159299842" table:display="true" table:show-details="true"/>
                <table:data-pilot-member table:name="1315.99730320509" table:display="true" table:show-details="true"/>
                <table:data-pilot-member table:name="1325.99220585095" table:display="true" table:show-details="true"/>
                <table:data-pilot-member table:name="1330.58646413629" table:display="true" table:show-details="true"/>
                <table:data-pilot-member table:name="1331.75232824166" table:display="true" table:show-details="true"/>
                <table:data-pilot-member table:name="1341.00808887941" table:display="true" table:show-details="true"/>
                <table:data-pilot-member table:name="1341.48594085963" table:display="true" table:show-details="true"/>
                <table:data-pilot-member table:name="1353.76246915998" table:display="true" table:show-details="true"/>
                <table:data-pilot-member table:name="1353.87346059113" table:display="true" table:show-details="true"/>
                <table:data-pilot-member table:name="1358.348114673" table:display="true" table:show-details="true"/>
                <table:data-pilot-member table:name="1366.73914949728" table:display="true" table:show-details="true"/>
                <table:data-pilot-member table:name="1367.48302319127" table:display="true" table:show-details="true"/>
                <table:data-pilot-member table:name="1368.87069188678" table:display="true" table:show-details="true"/>
                <table:data-pilot-member table:name="1371.0374691358" table:display="true" table:show-details="true"/>
                <table:data-pilot-member table:name="1371.76350806452" table:display="true" table:show-details="true"/>
                <table:data-pilot-member table:name="1372.82192480909" table:display="true" table:show-details="true"/>
                <table:data-pilot-member table:name="1373.44019585253" table:display="true" table:show-details="true"/>
                <table:data-pilot-member table:name="1373.90345088968" table:display="true" table:show-details="true"/>
                <table:data-pilot-member table:name="1376.56086769741" table:display="true" table:show-details="true"/>
                <table:data-pilot-member table:name="1381.66162406548" table:display="true" table:show-details="true"/>
                <table:data-pilot-member table:name="1387.05308446605" table:display="true" table:show-details="true"/>
                <table:data-pilot-member table:name="1387.0851062542" table:display="true" table:show-details="true"/>
                <table:data-pilot-member table:name="1389.5249696495" table:display="true" table:show-details="true"/>
                <table:data-pilot-member table:name="1394.55065446868" table:display="true" table:show-details="true"/>
                <table:data-pilot-member table:name="1398.76086396206" table:display="true" table:show-details="true"/>
                <table:data-pilot-member table:name="1399.88383397785" table:display="true" table:show-details="true"/>
                <table:data-pilot-member table:name="1401.36948006058" table:display="true" table:show-details="true"/>
                <table:data-pilot-member table:name="1401.53065191051" table:display="true" table:show-details="true"/>
                <table:data-pilot-member table:name="1418.52578792533" table:display="true" table:show-details="true"/>
                <table:data-pilot-member table:name="1435.05816802521" table:display="true" table:show-details="true"/>
                <table:data-pilot-member table:name="1441.5084144001" table:display="true" table:show-details="true"/>
                <table:data-pilot-member table:name="1441.99089201315" table:display="true" table:show-details="true"/>
                <table:data-pilot-member table:name="1443.17442054958" table:display="true" table:show-details="true"/>
                <table:data-pilot-member table:name="1445.8011743013" table:display="true" table:show-details="true"/>
                <table:data-pilot-member table:name="1455.70205789171" table:display="true" table:show-details="true"/>
                <table:data-pilot-member table:name="1456.93891411893" table:display="true" table:show-details="true"/>
                <table:data-pilot-member table:name="1456.97876818047" table:display="true" table:show-details="true"/>
                <table:data-pilot-member table:name="1459.14679418199" table:display="true" table:show-details="true"/>
                <table:data-pilot-member table:name="1461.07609670602" table:display="true" table:show-details="true"/>
                <table:data-pilot-member table:name="1491.61746093633" table:display="true" table:show-details="true"/>
                <table:data-pilot-member table:name="1495.96312093294" table:display="true" table:show-details="true"/>
                <table:data-pilot-member table:name="1501.9505991776" table:display="true" table:show-details="true"/>
                <table:data-pilot-member table:name="1504.27401289622" table:display="true" table:show-details="true"/>
                <table:data-pilot-member table:name="1508.12327662119" table:display="true" table:show-details="true"/>
                <table:data-pilot-member table:name="1515.85349251766" table:display="true" table:show-details="true"/>
                <table:data-pilot-member table:name="1516.77036267193" table:display="true" table:show-details="true"/>
                <table:data-pilot-member table:name="1525.09307694829" table:display="true" table:show-details="true"/>
                <table:data-pilot-member table:name="1525.62650291669" table:display="true" table:show-details="true"/>
                <table:data-pilot-member table:name="1526.39622921292" table:display="true" table:show-details="true"/>
                <table:data-pilot-member table:name="1540.5286405423" table:display="true" table:show-details="true"/>
                <table:data-pilot-member table:name="1540.79441022104" table:display="true" table:show-details="true"/>
                <table:data-pilot-member table:name="1542.60539299376" table:display="true" table:show-details="true"/>
                <table:data-pilot-member table:name="1552.7349652139" table:display="true" table:show-details="true"/>
                <table:data-pilot-member table:name="1552.79005286642" table:display="true" table:show-details="true"/>
                <table:data-pilot-member table:name="1554.23365005164" table:display="true" table:show-details="true"/>
                <table:data-pilot-member table:name="1556.43077143152" table:display="true" table:show-details="true"/>
                <table:data-pilot-member table:name="1563.0412790506" table:display="true" table:show-details="true"/>
                <table:data-pilot-member table:name="1568.24579846539" table:display="true" table:show-details="true"/>
                <table:data-pilot-member table:name="1578.55634868828" table:display="true" table:show-details="true"/>
                <table:data-pilot-member table:name="1588.24965806743" table:display="true" table:show-details="true"/>
                <table:data-pilot-member table:name="1599.65148162041" table:display="true" table:show-details="true"/>
                <table:data-pilot-member table:name="1604.05943528495" table:display="true" table:show-details="true"/>
                <table:data-pilot-member table:name="1604.21078235263" table:display="true" table:show-details="true"/>
                <table:data-pilot-member table:name="1609.08192565771" table:display="true" table:show-details="true"/>
                <table:data-pilot-member table:name="1614.29381788691" table:display="true" table:show-details="true"/>
                <table:data-pilot-member table:name="1619.28291167079" table:display="true" table:show-details="true"/>
                <table:data-pilot-member table:name="1627.50340564987" table:display="true" table:show-details="true"/>
                <table:data-pilot-member table:name="1631.66754211182" table:display="true" table:show-details="true"/>
                <table:data-pilot-member table:name="1634.43105682671" table:display="true" table:show-details="true"/>
                <table:data-pilot-member table:name="1635.15672625128" table:display="true" table:show-details="true"/>
                <table:data-pilot-member table:name="1635.9682113488" table:display="true" table:show-details="true"/>
                <table:data-pilot-member table:name="1636.09591466617" table:display="true" table:show-details="true"/>
                <table:data-pilot-member table:name="1639.74899871376" table:display="true" table:show-details="true"/>
                <table:data-pilot-member table:name="1640.31420924674" table:display="true" table:show-details="true"/>
                <table:data-pilot-member table:name="1650.85101461638" table:display="true" table:show-details="true"/>
                <table:data-pilot-member table:name="1651.8188355794" table:display="true" table:show-details="true"/>
                <table:data-pilot-member table:name="1656.27334987116" table:display="true" table:show-details="true"/>
                <table:data-pilot-member table:name="1660.32450691801" table:display="true" table:show-details="true"/>
                <table:data-pilot-member table:name="1661.80973741794" table:display="true" table:show-details="true"/>
                <table:data-pilot-member table:name="1664.59153449717" table:display="true" table:show-details="true"/>
                <table:data-pilot-member table:name="1664.7860381651" table:display="true" table:show-details="true"/>
                <table:data-pilot-member table:name="1665.228487997" table:display="true" table:show-details="true"/>
                <table:data-pilot-member table:name="1668.6182233901" table:display="true" table:show-details="true"/>
                <table:data-pilot-member table:name="1681.29053007816" table:display="true" table:show-details="true"/>
                <table:data-pilot-member table:name="1682.33592502808" table:display="true" table:show-details="true"/>
                <table:data-pilot-member table:name="1682.74241923521" table:display="true" table:show-details="true"/>
                <table:data-pilot-member table:name="1688.31417872067" table:display="true" table:show-details="true"/>
                <table:data-pilot-member table:name="1690.76328951706" table:display="true" table:show-details="true"/>
                <table:data-pilot-member table:name="1691.3900012497" table:display="true" table:show-details="true"/>
                <table:data-pilot-member table:name="1696.24004197774" table:display="true" table:show-details="true"/>
                <table:data-pilot-member table:name="1697.08162703579" table:display="true" table:show-details="true"/>
                <table:data-pilot-member table:name="1698.97669306775" table:display="true" table:show-details="true"/>
                <table:data-pilot-member table:name="1708.20406309751" table:display="true" table:show-details="true"/>
                <table:data-pilot-member table:name="1708.74249346987" table:display="true" table:show-details="true"/>
                <table:data-pilot-member table:name="1709.85745391705" table:display="true" table:show-details="true"/>
                <table:data-pilot-member table:name="1710.72154934105" table:display="true" table:show-details="true"/>
                <table:data-pilot-member table:name="1711.15501467835" table:display="true" table:show-details="true"/>
                <table:data-pilot-member table:name="1711.71040482063" table:display="true" table:show-details="true"/>
                <table:data-pilot-member table:name="1715.74903865172" table:display="true" table:show-details="true"/>
                <table:data-pilot-member table:name="1717.96237912306" table:display="true" table:show-details="true"/>
                <table:data-pilot-member table:name="1721.31481450379" table:display="true" table:show-details="true"/>
                <table:data-pilot-member table:name="1721.53382400658" table:display="true" table:show-details="true"/>
                <table:data-pilot-member table:name="1722.00540177886" table:display="true" table:show-details="true"/>
                <table:data-pilot-member table:name="1722.20655473351" table:display="true" table:show-details="true"/>
                <table:data-pilot-member table:name="1726.22170637835" table:display="true" table:show-details="true"/>
                <table:data-pilot-member table:name="1734.52000213523" table:display="true" table:show-details="true"/>
                <table:data-pilot-member table:name="1750.34936404322" table:display="true" table:show-details="true"/>
                <table:data-pilot-member table:name="1755.23145796907" table:display="true" table:show-details="true"/>
                <table:data-pilot-member table:name="1762.11135696384" table:display="true" table:show-details="true"/>
                <table:data-pilot-member table:name="1763.30236899689" table:display="true" table:show-details="true"/>
                <table:data-pilot-member table:name="1766.10913303438" table:display="true" table:show-details="true"/>
                <table:data-pilot-member table:name="1767.6367816992" table:display="true" table:show-details="true"/>
                <table:data-pilot-member table:name="1767.7048638067" table:display="true" table:show-details="true"/>
                <table:data-pilot-member table:name="1772.8902602882" table:display="true" table:show-details="true"/>
                <table:data-pilot-member table:name="1773.39691365958" table:display="true" table:show-details="true"/>
                <table:data-pilot-member table:name="1773.69690450572" table:display="true" table:show-details="true"/>
                <table:data-pilot-member table:name="1775.17101403196" table:display="true" table:show-details="true"/>
                <table:data-pilot-member table:name="1776.43761495431" table:display="true" table:show-details="true"/>
                <table:data-pilot-member table:name="1786.26242211979" table:display="true" table:show-details="true"/>
                <table:data-pilot-member table:name="1787.31579373639" table:display="true" table:show-details="true"/>
                <table:data-pilot-member table:name="1789.74512022105" table:display="true" table:show-details="true"/>
                <table:data-pilot-member table:name="1793.24992782034" table:display="true" table:show-details="true"/>
                <table:data-pilot-member table:name="1799.60605878971" table:display="true" table:show-details="true"/>
                <table:data-pilot-member table:name="1801.26448400251" table:display="true" table:show-details="true"/>
                <table:data-pilot-member table:name="1802.65311016894" table:display="true" table:show-details="true"/>
                <table:data-pilot-member table:name="1805.96291819166" table:display="true" table:show-details="true"/>
                <table:data-pilot-member table:name="1805.98321909848" table:display="true" table:show-details="true"/>
                <table:data-pilot-member table:name="1807.94131052837" table:display="true" table:show-details="true"/>
                <table:data-pilot-member table:name="1818.63828794601" table:display="true" table:show-details="true"/>
                <table:data-pilot-member table:name="1819.22053136372" table:display="true" table:show-details="true"/>
                <table:data-pilot-member table:name="1819.432956683" table:display="true" table:show-details="true"/>
                <table:data-pilot-member table:name="1826.07566303945" table:display="true" table:show-details="true"/>
                <table:data-pilot-member table:name="1827.87704234875" table:display="true" table:show-details="true"/>
                <table:data-pilot-member table:name="1827.91649879726" table:display="true" table:show-details="true"/>
                <table:data-pilot-member table:name="1827.97163340683" table:display="true" table:show-details="true"/>
                <table:data-pilot-member table:name="1828.53793488453" table:display="true" table:show-details="true"/>
                <table:data-pilot-member table:name="1829.26363480433" table:display="true" table:show-details="true"/>
                <table:data-pilot-member table:name="1832.43245488771" table:display="true" table:show-details="true"/>
                <table:data-pilot-member table:name="1834.3556051558" table:display="true" table:show-details="true"/>
                <table:data-pilot-member table:name="1834.55874684262" table:display="true" table:show-details="true"/>
                <table:data-pilot-member table:name="1838.41661886121" table:display="true" table:show-details="true"/>
                <table:data-pilot-member table:name="1843.35704557745" table:display="true" table:show-details="true"/>
                <table:data-pilot-member table:name="1848.69012112526" table:display="true" table:show-details="true"/>
                <table:data-pilot-member table:name="1850.35474637579" table:display="true" table:show-details="true"/>
                <table:data-pilot-member table:name="1853.12335945799" table:display="true" table:show-details="true"/>
                <table:data-pilot-member table:name="1855.58823949756" table:display="true" table:show-details="true"/>
                <table:data-pilot-member table:name="1861.05360110282" table:display="true" table:show-details="true"/>
                <table:data-pilot-member table:name="1861.35224365555" table:display="true" table:show-details="true"/>
                <table:data-pilot-member table:name="1869.67961619818" table:display="true" table:show-details="true"/>
                <table:data-pilot-member table:name="1876.17713207047" table:display="true" table:show-details="true"/>
                <table:data-pilot-member table:name="1880.8595471328" table:display="true" table:show-details="true"/>
                <table:data-pilot-member table:name="1885.68398176632" table:display="true" table:show-details="true"/>
                <table:data-pilot-member table:name="1896.90570414031" table:display="true" table:show-details="true"/>
                <table:data-pilot-member table:name="1905.42783757487" table:display="true" table:show-details="true"/>
                <table:data-pilot-member table:name="1907.72761276354" table:display="true" table:show-details="true"/>
                <table:data-pilot-member table:name="1910.60056465141" table:display="true" table:show-details="true"/>
                <table:data-pilot-member table:name="1938.85166779745" table:display="true" table:show-details="true"/>
                <table:data-pilot-member table:name="1940.58088494018" table:display="true" table:show-details="true"/>
                <table:data-pilot-member table:name="1942.21703709909" table:display="true" table:show-details="true"/>
                <table:data-pilot-member table:name="1947.52599458103" table:display="true" table:show-details="true"/>
                <table:data-pilot-member table:name="1949.75895076036" table:display="true" table:show-details="true"/>
                <table:data-pilot-member table:name="1950.16339742247" table:display="true" table:show-details="true"/>
                <table:data-pilot-member table:name="1952.00591497541" table:display="true" table:show-details="true"/>
                <table:data-pilot-member table:name="1952.66288785874" table:display="true" table:show-details="true"/>
                <table:data-pilot-member table:name="1959.38477875983" table:display="true" table:show-details="true"/>
                <table:data-pilot-member table:name="1966.54076806001" table:display="true" table:show-details="true"/>
                <table:data-pilot-member table:name="1969.47578758927" table:display="true" table:show-details="true"/>
                <table:data-pilot-member table:name="1975.68457343162" table:display="true" table:show-details="true"/>
                <table:data-pilot-member table:name="1983.45265192668" table:display="true" table:show-details="true"/>
                <table:data-pilot-member table:name="1987.28733006912" table:display="true" table:show-details="true"/>
                <table:data-pilot-member table:name="1988.38128034012" table:display="true" table:show-details="true"/>
                <table:data-pilot-member table:name="2000.21172326084" table:display="true" table:show-details="true"/>
                <table:data-pilot-member table:name="2001.66572894146" table:display="true" table:show-details="true"/>
                <table:data-pilot-member table:name="2008.02465725806" table:display="true" table:show-details="true"/>
                <table:data-pilot-member table:name="2008.98459790008" table:display="true" table:show-details="true"/>
                <table:data-pilot-member table:name="2016.76687503905" table:display="true" table:show-details="true"/>
                <table:data-pilot-member table:name="2019.41157745686" table:display="true" table:show-details="true"/>
                <table:data-pilot-member table:name="2021.30904553299" table:display="true" table:show-details="true"/>
                <table:data-pilot-member table:name="2022.67047489627" table:display="true" table:show-details="true"/>
                <table:data-pilot-member table:name="2025.36312899545" table:display="true" table:show-details="true"/>
                <table:data-pilot-member table:name="2028.35631401359" table:display="true" table:show-details="true"/>
                <table:data-pilot-member table:name="2029.10366725979" table:display="true" table:show-details="true"/>
                <table:data-pilot-member table:name="2034.67425624227" table:display="true" table:show-details="true"/>
                <table:data-pilot-member table:name="2039.09155768151" table:display="true" table:show-details="true"/>
                <table:data-pilot-member table:name="2040.45772769661" table:display="true" table:show-details="true"/>
                <table:data-pilot-member table:name="2041.16256760384" table:display="true" table:show-details="true"/>
                <table:data-pilot-member table:name="2042.47523031993" table:display="true" table:show-details="true"/>
                <table:data-pilot-member table:name="2042.77326363998" table:display="true" table:show-details="true"/>
                <table:data-pilot-member table:name="2047.78135441724" table:display="true" table:show-details="true"/>
                <table:data-pilot-member table:name="2050.22209579222" table:display="true" table:show-details="true"/>
                <table:data-pilot-member table:name="2050.48491763134" table:display="true" table:show-details="true"/>
                <table:data-pilot-member table:name="2060.13357285175" table:display="true" table:show-details="true"/>
                <table:data-pilot-member table:name="2063.69630127951" table:display="true" table:show-details="true"/>
                <table:data-pilot-member table:name="2078.95689814866" table:display="true" table:show-details="true"/>
                <table:data-pilot-member table:name="2079.80420501003" table:display="true" table:show-details="true"/>
                <table:data-pilot-member table:name="2084.98510103432" table:display="true" table:show-details="true"/>
                <table:data-pilot-member table:name="2099.74666136081" table:display="true" table:show-details="true"/>
                <table:data-pilot-member table:name="2103.56071284562" table:display="true" table:show-details="true"/>
                <table:data-pilot-member table:name="2104.59340893861" table:display="true" table:show-details="true"/>
                <table:data-pilot-member table:name="2108.16935862463" table:display="true" table:show-details="true"/>
                <table:data-pilot-member table:name="2113.09063567176" table:display="true" table:show-details="true"/>
                <table:data-pilot-member table:name="2113.54453747103" table:display="true" table:show-details="true"/>
                <table:data-pilot-member table:name="2118.27139432745" table:display="true" table:show-details="true"/>
                <table:data-pilot-member table:name="2129.11751971928" table:display="true" table:show-details="true"/>
                <table:data-pilot-member table:name="2129.41185406859" table:display="true" table:show-details="true"/>
                <table:data-pilot-member table:name="2130.13009018884" table:display="true" table:show-details="true"/>
                <table:data-pilot-member table:name="2131.305311299" table:display="true" table:show-details="true"/>
                <table:data-pilot-member table:name="2134.92850426325" table:display="true" table:show-details="true"/>
                <table:data-pilot-member table:name="2153.95638913624" table:display="true" table:show-details="true"/>
                <table:data-pilot-member table:name="2160.2892639066" table:display="true" table:show-details="true"/>
                <table:data-pilot-member table:name="2164.74783777547" table:display="true" table:show-details="true"/>
                <table:data-pilot-member table:name="2166.47442401704" table:display="true" table:show-details="true"/>
                <table:data-pilot-member table:name="2169.13781181619" table:display="true" table:show-details="true"/>
                <table:data-pilot-member table:name="2183.68509504608" table:display="true" table:show-details="true"/>
                <table:data-pilot-member table:name="2184.60106760336" table:display="true" table:show-details="true"/>
                <table:data-pilot-member table:name="2184.8548398154" table:display="true" table:show-details="true"/>
                <table:data-pilot-member table:name="2185.47512617628" table:display="true" table:show-details="true"/>
                <table:data-pilot-member table:name="2187.35351792122" table:display="true" table:show-details="true"/>
                <table:data-pilot-member table:name="2189.11230118844" table:display="true" table:show-details="true"/>
                <table:data-pilot-member table:name="2195.1937006492" table:display="true" table:show-details="true"/>
                <table:data-pilot-member table:name="2196.59038495787" table:display="true" table:show-details="true"/>
                <table:data-pilot-member table:name="2197.31308264972" table:display="true" table:show-details="true"/>
                <table:data-pilot-member table:name="2199.95906674768" table:display="true" table:show-details="true"/>
                <table:data-pilot-member table:name="2204.27454092095" table:display="true" table:show-details="true"/>
                <table:data-pilot-member table:name="2205.22946904748" table:display="true" table:show-details="true"/>
                <table:data-pilot-member table:name="2214.72336769839" table:display="true" table:show-details="true"/>
                <table:data-pilot-member table:name="2223.24075760261" table:display="true" table:show-details="true"/>
                <table:data-pilot-member table:name="2226.46752601746" table:display="true" table:show-details="true"/>
                <table:data-pilot-member table:name="2229.50244307806" table:display="true" table:show-details="true"/>
                <table:data-pilot-member table:name="2243.53169296326" table:display="true" table:show-details="true"/>
                <table:data-pilot-member table:name="2260.1067105563" table:display="true" table:show-details="true"/>
                <table:data-pilot-member table:name="2260.20886146063" table:display="true" table:show-details="true"/>
                <table:data-pilot-member table:name="2269.16885883094" table:display="true" table:show-details="true"/>
                <table:data-pilot-member table:name="2269.33965978995" table:display="true" table:show-details="true"/>
                <table:data-pilot-member table:name="2285.93595189663" table:display="true" table:show-details="true"/>
                <table:data-pilot-member table:name="2286.63070554979" table:display="true" table:show-details="true"/>
                <table:data-pilot-member table:name="2304.00531491907" table:display="true" table:show-details="true"/>
                <table:data-pilot-member table:name="2315.97268661735" table:display="true" table:show-details="true"/>
                <table:data-pilot-member table:name="2316.20095603122" table:display="true" table:show-details="true"/>
                <table:data-pilot-member table:name="2320.12330549316" table:display="true" table:show-details="true"/>
                <table:data-pilot-member table:name="2322.76337985578" table:display="true" table:show-details="true"/>
                <table:data-pilot-member table:name="2326.70191123067" table:display="true" table:show-details="true"/>
                <table:data-pilot-member table:name="2331.03857036088" table:display="true" table:show-details="true"/>
                <table:data-pilot-member table:name="2359.05856175997" table:display="true" table:show-details="true"/>
                <table:data-pilot-member table:name="2371.51885954473" table:display="true" table:show-details="true"/>
                <table:data-pilot-member table:name="2373.33856570818" table:display="true" table:show-details="true"/>
                <table:data-pilot-member table:name="2394.04728394599" table:display="true" table:show-details="true"/>
                <table:data-pilot-member table:name="2396.84435144933" table:display="true" table:show-details="true"/>
                <table:data-pilot-member table:name="2409.31566328927" table:display="true" table:show-details="true"/>
                <table:data-pilot-member table:name="2437.93113235257" table:display="true" table:show-details="true"/>
                <table:data-pilot-member table:name="2438.81923997185" table:display="true" table:show-details="true"/>
                <table:data-pilot-member table:name="2470.29763801757" table:display="true" table:show-details="true"/>
                <table:data-pilot-member table:name="2508.46083406026" table:display="true" table:show-details="true"/>
                <table:data-pilot-member table:name="2512.49171688976" table:display="true" table:show-details="true"/>
                <table:data-pilot-member table:name="2541.28647607319" table:display="true" table:show-details="true"/>
                <table:data-pilot-member table:name="2547.8101433376" table:display="true" table:show-details="true"/>
                <table:data-pilot-member table:name="2578.94720705176" table:display="true" table:show-details="true"/>
                <table:data-pilot-member table:name="2612.26633268825" table:display="true" table:show-details="true"/>
                <table:data-pilot-member table:name="2617.99724069413" table:display="true" table:show-details="true"/>
                <table:data-pilot-member table:name="2687.00306189047" table:display="true" table:show-details="true"/>
                <table:data-pilot-member table:name="2702.71790288529" table:display="true" table:show-details="true"/>
                <table:data-pilot-member table:name="2705.64736825596" table:display="true" table:show-details="true"/>
                <table:data-pilot-member table:name="2712.76274208504" table:display="true" table:show-details="true"/>
                <table:data-pilot-member table:name="2725.45141357306" table:display="true" table:show-details="true"/>
                <table:data-pilot-member table:name="2746.03168896543" table:display="true" table:show-details="true"/>
                <table:data-pilot-member table:name="2766.49596924231" table:display="true" table:show-details="true"/>
                <table:data-pilot-member table:name="2767.30700909661" table:display="true" table:show-details="true"/>
                <table:data-pilot-member table:name="2786.33313981422" table:display="true" table:show-details="true"/>
                <table:data-pilot-member table:name="2843.18134096612" table:display="true" table:show-details="true"/>
                <table:data-pilot-member table:name="2847.7132517983" table:display="true" table:show-details="true"/>
                <table:data-pilot-member table:name="2893.48033846098" table:display="true" table:show-details="true"/>
                <table:data-pilot-member table:name="2959.00568644499" table:display="true" table:show-details="true"/>
                <table:data-pilot-member table:name="3021.03144679386" table:display="true" table:show-details="true"/>
                <table:data-pilot-member table:name="3083.35384155456" table:display="true" table:show-details="true"/>
                <table:data-pilot-member table:name="3127.2705109992" table:display="true" table:show-details="true"/>
                <table:data-pilot-member table:name="3184.33979018318" table:display="true" table:show-details="true"/>
                <table:data-pilot-member table:name="3291.70177717275" table:display="true" table:show-details="true"/>
                <table:data-pilot-member table:name="3291.92380979073" table:display="true" table:show-details="true"/>
                <table:data-pilot-member table:name="3325.41674941277" table:display="true" table:show-details="true"/>
                <table:data-pilot-member table:name="3339.54285740978" table:display="true" table:show-details="true"/>
                <table:data-pilot-member table:name="3590.35453118274" table:display="true" table:show-details="true"/>
                <table:data-pilot-member table:name="3596.265447294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.00.0000</text:date>, <text:time style:data-style-name="N2" text:time-value="08:57:05.99398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6T11:22:11.091311300</dc:date>
    <meta:editing-duration>PT56M29S</meta:editing-duration>
    <meta:editing-cycles>4</meta:editing-cycles>
    <meta:generator>LibreOffice/25.2.5.2$Windows_X86_64 LibreOffice_project/03d19516eb2e1dd5d4ccd751a0d6f35f35e08022</meta:generator>
    <meta:document-statistic meta:table-count="4" meta:cell-count="6913" meta:object-count="0"/>
  </office:meta>
</office:document-meta>
</file>